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ECF00002B20000052C95AC1C0F6.svg" manifest:media-type="image/svg+xml"/>
  <manifest:file-entry manifest:full-path="Pictures/10000F2100001746000052C95D586DE1.svg" manifest:media-type="image/svg+xml"/>
  <manifest:file-entry manifest:full-path="Pictures/10000A620000378A000052C9610A8251.svg" manifest:media-type="image/svg+xml"/>
  <manifest:file-entry manifest:full-path="Pictures/10000DE000003211000052C9E527E66E.svg" manifest:media-type="image/svg+xml"/>
  <manifest:file-entry manifest:full-path="Pictures/100000010000019D0000017D2CB01E49.png" manifest:media-type="image/png"/>
  <manifest:file-entry manifest:full-path="Pictures/100000010000029A000002EF4418FAA1.png" manifest:media-type="image/png"/>
  <manifest:file-entry manifest:full-path="Pictures/10000001000001E40000032116698AEB.png" manifest:media-type="image/png"/>
  <manifest:file-entry manifest:full-path="Pictures/10000001000000D4000000F5FB948E3F.png" manifest:media-type="image/png"/>
  <manifest:file-entry manifest:full-path="Pictures/10000001000001DC000001BB9CE3D603.png" manifest:media-type="image/png"/>
  <manifest:file-entry manifest:full-path="Pictures/1000102F00001965000052C908D6986E.svg" manifest:media-type="image/svg+xml"/>
  <manifest:file-entry manifest:full-path="Pictures/100000010000006000000059CF4E7C8B.png" manifest:media-type="image/png"/>
  <manifest:file-entry manifest:full-path="Pictures/1000134F00009C5F0000B07EA5AF4334.svg" manifest:media-type="image/svg+xml"/>
  <manifest:file-entry manifest:full-path="Pictures/10004DAC0000A3430000B07E619FD5D7.svg" manifest:media-type="image/svg+xml"/>
  <manifest:file-entry manifest:full-path="Pictures/10000001000002A8000002DFD43DAFB5.png" manifest:media-type="image/png"/>
  <manifest:file-entry manifest:full-path="Pictures/10000001000000F600000321A86E48E3.png" manifest:media-type="image/png"/>
  <manifest:file-entry manifest:full-path="Pictures/10000001000001A10000032185550645.png" manifest:media-type="image/png"/>
  <manifest:file-entry manifest:full-path="Pictures/100000010000021900000321920E9CED.png" manifest:media-type="image/png"/>
  <manifest:file-entry manifest:full-path="Pictures/10000001000001900000018654583F0D.png" manifest:media-type="image/png"/>
  <manifest:file-entry manifest:full-path="Pictures/10000001000002C8000002BEB5655DD0.png" manifest:media-type="image/png"/>
  <manifest:file-entry manifest:full-path="Pictures/10000001000000E10000032189EAE4D3.png" manifest:media-type="image/png"/>
  <manifest:file-entry manifest:full-path="Pictures/10000D97000052C9000051AD30647A29.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laSuko Gothic One" svg:font-family="'DelaSuko Gothic One'" style:font-family-generic="swiss" style:font-pitch="variable"/>
    <style:font-face style:name="Higure Gothic Black" svg:font-family="'Higure Gothic Black'" style:font-family-generic="swiss" style:font-pitch="variable"/>
    <style:font-face style:name="IPAexゴシック" svg:font-family="IPAexゴシック"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swiss" style:font-pitch="variable"/>
    <style:font-face style:name="Noto Sans CJK JP2" svg:font-family="'Noto Sans CJK JP'"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しっぽり太ゴシックB2" svg:font-family="しっぽり太ゴシックB2" style:font-pitch="variable"/>
    <style:font-face style:name="しっぽり太ゴシックB2 OTF" svg:font-family="'しっぽり太ゴシックB2 OTF'" style:font-adornments="Bold" style:font-pitch="variable"/>
    <style:font-face style:name="しっぽり明朝B1 OTF" svg:font-family="'しっぽり明朝B1 OTF'" style:font-pitch="variable"/>
    <style:font-face style:name="しっぽり明朝B1 OTF ExtraBold" svg:font-family="'しっぽり明朝B1 OTF ExtraBold'" style:font-pitch="variable"/>
    <style:font-face style:name="はんなり明朝" svg:font-family="はんなり明朝" style:font-pitch="variable"/>
    <style:font-face style:name="コーポレートやわ明 ver3 Medium" svg:font-family="'コーポレートやわ明 ver3 Medium'" style:font-adornments="Medium" style:font-pitch="variable"/>
    <style:font-face style:name="コーポレートやわ明 ver3 Medium1" svg:font-family="'コーポレートやわ明 ver3 Medium'" style:font-pitch="variable"/>
    <style:font-face style:name="新レトロ丸ゴシック" svg:font-family="新レトロ丸ゴシック" style:font-pitch="variable"/>
    <style:font-face style:name="新レトロ丸ゴシック1" svg:font-family="新レトロ丸ゴシック" style:font-adornments="Bold" style:font-pitch="variable"/>
    <style:font-face style:name="玉ねぎ楷書激無料版v7改" svg:font-family="玉ねぎ楷書激無料版v7改"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694cm" fo:min-width="27.095cm"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2.452cm" fo:min-width="27.095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textarea-vertical-align="top" draw:auto-grow-height="true" draw:auto-grow-width="true" fo:min-height="2.452cm" fo:min-width="27.095cm" loext:decorative="false"/>
      <style:paragraph-properties style:writing-mode="lr-tb"/>
    </style:style>
    <style:style style:name="gr4" style:family="graphic" style:parent-style-name="standard">
      <style:graphic-properties svg:stroke-width="0.106cm" svg:stroke-color="#333333" draw:marker-start-width="0.359cm" draw:marker-end-width="0.359cm" draw:fill-color="#ffffff" draw:textarea-horizontal-align="justify" draw:textarea-vertical-align="middle" draw:auto-grow-height="false" fo:min-height="5.001cm" fo:min-width="17.251cm" fo:padding-top="0.178cm" fo:padding-bottom="0.178cm" fo:padding-left="0.303cm" fo:padding-right="0.303cm" fo:wrap-option="wrap" loext:decorative="false"/>
    </style:style>
    <style:style style:name="gr5" style:family="graphic" style:parent-style-name="standard">
      <style:graphic-properties draw:stroke="none" svg:stroke-color="#000000" draw:fill="none" draw:fill-color="#ffffff" draw:textarea-horizontal-align="left" draw:textarea-vertical-align="top" draw:auto-grow-height="true" draw:auto-grow-width="true" fo:min-height="2.452cm" fo:min-width="14.148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textarea-vertical-align="middle" draw:auto-grow-height="true" draw:auto-grow-width="true" fo:min-height="1.525cm" fo:min-width="8.405cm" loext:decorative="false"/>
      <style:paragraph-properties style:writing-mode="lr-tb"/>
    </style:style>
    <style:style style:name="gr7" style:family="graphic" style:parent-style-name="standard">
      <style:graphic-properties svg:stroke-width="0.035cm" svg:stroke-color="#333333" draw:marker-start-width="0.252cm" draw:marker-end-width="0.252cm" draw:fill-color="#ffffff" draw:textarea-horizontal-align="justify" draw:textarea-vertical-align="middle" draw:auto-grow-height="false" fo:min-height="18cm" fo:min-width="27.5cm" fo:padding-top="0.142cm" fo:padding-bottom="0.142cm" fo:padding-left="0.267cm" fo:padding-right="0.267cm" loext:decorative="false"/>
    </style:style>
    <style:style style:name="gr8"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323cm" fo:min-width="1.918cm" fo:padding-top="0.151cm" fo:padding-bottom="0.151cm" fo:padding-left="0.276cm" fo:padding-right="0.276cm" fo:wrap-option="wrap" style:writing-mode="lr-tb" loext:decorative="false"/>
      <style:paragraph-properties style:writing-mode="lr-tb"/>
    </style:style>
    <style:style style:name="gr1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1.97cm, 0cm)" draw:image-opacity="100%" style:mirror="none" loext:decorative="false"/>
    </style:style>
    <style:style style:name="gr1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271cm" fo:min-width="2.422cm" fo:padding-top="0.151cm" fo:padding-bottom="0.151cm" fo:padding-left="0.276cm" fo:padding-right="0.276cm" fo:wrap-option="wrap" style:writing-mode="lr-tb" loext:decorative="false"/>
      <style:paragraph-properties style:writing-mode="lr-tb"/>
    </style:style>
    <style:style style:name="gr13" style:family="graphic" style:parent-style-name="standard">
      <style:graphic-properties svg:stroke-width="0.106cm" draw:marker-start-width="0.359cm" draw:marker-end-width="0.359cm" draw:fill-color="#ffffff" draw:textarea-horizontal-align="justify" draw:textarea-vertical-align="middle" draw:auto-grow-height="false" fo:min-height="1.212cm" fo:min-width="2.815cm" fo:padding-top="0.178cm" fo:padding-bottom="0.178cm" fo:padding-left="0.303cm" fo:padding-right="0.303cm" style:writing-mode="lr-tb" loext:decorative="false"/>
      <style:paragraph-properties style:writing-mode="lr-tb"/>
    </style:style>
    <style:style style:name="gr14" style:family="graphic" style:parent-style-name="objectwithoutfill">
      <style:graphic-properties svg:stroke-width="0.053cm" draw:marker-start-width="0.28cm" draw:marker-end="線の終点_20_1" draw:marker-end-width="0.38cm" draw:fill="none" draw:textarea-vertical-align="middle" fo:padding-top="0.152cm" fo:padding-bottom="0.152cm" fo:padding-left="0.277cm" fo:padding-right="0.277cm" loext:decorative="false"/>
    </style:style>
    <style:style style:name="gr15" style:family="graphic" style:parent-style-name="standard">
      <style:graphic-properties svg:stroke-width="0.053cm" draw:marker-start-width="0.28cm" draw:marker-end-width="0.28cm" draw:fill-color="#ffffff" draw:textarea-horizontal-align="justify" draw:textarea-vertical-align="middle" draw:auto-grow-height="false" fo:min-height="1.055cm" fo:min-width="1.505cm" fo:padding-top="0.152cm" fo:padding-bottom="0.152cm" fo:padding-left="0.277cm" fo:padding-right="0.277cm" style:writing-mode="lr-tb" loext:decorative="false"/>
      <style:paragraph-properties style:writing-mode="lr-tb"/>
    </style:style>
    <style:style style:name="gr16" style:family="graphic" style:parent-style-name="standard">
      <style:graphic-properties svg:stroke-width="0.053cm" draw:marker-start-width="0.28cm" draw:marker-end-width="0.28cm" draw:fill-color="#ffffff" draw:textarea-horizontal-align="justify" draw:textarea-vertical-align="middle" draw:auto-grow-height="false" fo:min-height="0.949cm" fo:min-width="1.399cm" fo:padding-top="0.152cm" fo:padding-bottom="0.152cm" fo:padding-left="0.277cm" fo:padding-right="0.277cm" style:writing-mode="lr-tb" loext:decorative="false"/>
      <style:paragraph-properties style:writing-mode="lr-tb"/>
    </style:style>
    <style:style style:name="gr17" style:family="graphic" style:parent-style-name="objectwithoutfill">
      <style:graphic-properties svg:stroke-width="0.053cm" draw:marker-start-width="0.28cm" draw:marker-end="線の終点_20_2" draw:marker-end-width="0.38cm" draw:fill="none" draw:textarea-vertical-align="middle" fo:padding-top="0.152cm" fo:padding-bottom="0.152cm" fo:padding-left="0.277cm" fo:padding-right="0.277cm" loext:decorative="false"/>
    </style:style>
    <style:style style:name="gr18" style:family="graphic" style:parent-style-name="standard">
      <style:graphic-properties svg:stroke-width="0.106cm" draw:marker-start-width="0.359cm" draw:marker-end-width="0.359cm" draw:fill-color="#ffffff" draw:textarea-horizontal-align="justify" draw:textarea-vertical-align="middle" draw:auto-grow-height="false" fo:min-height="0.962cm" fo:min-width="2.815cm" fo:padding-top="0.178cm" fo:padding-bottom="0.178cm" fo:padding-left="0.303cm" fo:padding-right="0.303cm" style:writing-mode="lr-tb"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111cm" fo:min-width="1.348cm" loext:decorative="false"/>
      <style:paragraph-properties style:writing-mode="lr-tb"/>
    </style:style>
    <style:style style:name="gr20" style:family="graphic" style:parent-style-name="standard">
      <style:graphic-properties draw:stroke="solid" svg:stroke-color="#ff0000" draw:fill-color="#ffff00" draw:textarea-vertical-align="middle" draw:auto-grow-height="false" fo:min-height="0.5cm" fo:min-width="0.25cm" fo:wrap-option="wrap" loext:decorative="false"/>
    </style:style>
    <style:style style:name="gr21" style:family="graphic" style:parent-style-name="objectwithoutfill">
      <style:graphic-properties draw:stroke="dash" draw:stroke-dash="Double_20_Dash" svg:stroke-color="#b2b2b2" svg:stroke-linecap="butt" draw:fill="none" draw:textarea-vertical-align="middle" loext:decorative="false"/>
    </style:style>
    <style:style style:name="gr22" style:family="graphic" style:parent-style-name="standard">
      <style:graphic-properties svg:stroke-width="0.028cm" svg:stroke-color="#333333" draw:marker-start-width="0.242cm" draw:marker-end-width="0.242cm" draw:fill-color="#ffffff" draw:textarea-horizontal-align="justify" draw:textarea-vertical-align="middle" draw:auto-grow-height="false" fo:min-height="2.001cm" fo:min-width="3.5cm" fo:padding-top="0.139cm" fo:padding-bottom="0.139cm" fo:padding-left="0.264cm" fo:padding-right="0.264cm" fo:wrap-option="wrap" loext:decorative="false"/>
      <style:paragraph-properties style:writing-mode="lr-tb"/>
    </style:style>
    <style:style style:name="gr23" style:family="graphic" style:parent-style-name="standard">
      <style:graphic-properties svg:stroke-width="0.028cm" svg:stroke-color="#333333" draw:marker-start-width="0.242cm" draw:marker-end-width="0.242cm" draw:fill-color="#ffffff" draw:textarea-horizontal-align="justify" draw:textarea-vertical-align="middle" draw:auto-grow-height="false" fo:min-height="1.973cm" fo:min-width="4.473cm" fo:padding-top="0.139cm" fo:padding-bottom="0.139cm" fo:padding-left="0.264cm" fo:padding-right="0.264cm" fo:wrap-option="wrap" loext:decorative="false"/>
      <style:paragraph-properties style:writing-mode="lr-tb"/>
    </style:style>
    <style:style style:name="gr24" style:family="graphic" style:parent-style-name="standard">
      <style:graphic-properties svg:stroke-width="0.081cm" svg:stroke-color="#000000" draw:marker-start-width="0.321cm" draw:marker-end-width="0.321cm" draw:fill="none" loext:fill-use-slide-background="false" draw:textarea-horizontal-align="justify" draw:textarea-vertical-align="middle" draw:auto-grow-height="false" fo:min-height="3.054cm" fo:min-width="5.185cm" fo:padding-top="0.165cm" fo:padding-bottom="0.165cm" fo:padding-left="0.29cm" fo:padding-right="0.29cm" loext:decorative="false"/>
    </style:style>
    <style:style style:name="gr25" style:family="graphic" style:parent-style-name="standard">
      <style:graphic-properties svg:stroke-width="0.081cm" svg:stroke-color="#000000" draw:marker-start-width="0.321cm" draw:marker-end-width="0.321cm" draw:fill="none" loext:fill-use-slide-background="false" draw:textarea-horizontal-align="justify" draw:textarea-vertical-align="middle" draw:auto-grow-height="false" fo:min-height="7.684cm" fo:min-width="12.328cm" fo:padding-top="0.165cm" fo:padding-bottom="0.165cm" fo:padding-left="0.29cm" fo:padding-right="0.29cm" loext:decorative="false"/>
    </style:style>
    <style:style style:name="gr26" style:family="graphic" style:parent-style-name="standard">
      <style:graphic-properties svg:stroke-width="0.081cm" svg:stroke-color="#000000" draw:marker-start-width="0.321cm" draw:marker-end-width="0.321cm" draw:fill="none" loext:fill-use-slide-background="false" draw:textarea-horizontal-align="justify" draw:textarea-vertical-align="middle" draw:auto-grow-height="false" fo:min-height="1.24cm" fo:min-width="2.596cm" fo:padding-top="0.165cm" fo:padding-bottom="0.165cm" fo:padding-left="0.29cm" fo:padding-right="0.29cm" loext:decorative="false"/>
    </style:style>
    <style:style style:name="gr27" style:family="graphic" style:parent-style-name="塗りつぶしなし線なしオブジェクト">
      <style:graphic-properties draw:stroke="none" draw:fill="none" style:mirror="none" loext:decorative="false"/>
    </style:style>
    <style:style style:name="gr28" style:family="graphic">
      <style:graphic-properties loext:decorative="false"/>
    </style:style>
    <style:style style:name="gr29" style:family="graphic" style:parent-style-name="standard">
      <style:graphic-properties draw:stroke="solid" draw:stroke-dash="Dash_20_Dot_20_1" svg:stroke-width="0.106cm" svg:stroke-color="#000000" draw:marker-start-width="0.359cm" draw:marker-end-width="0.359cm" draw:stroke-linejoin="none" svg:stroke-linecap="butt" draw:fill="solid" draw:fill-color="#ffffff" draw:textarea-horizontal-align="center" draw:textarea-vertical-align="middle" fo:padding-top="0.178cm" fo:padding-bottom="0.178cm" fo:padding-left="0.303cm" fo:padding-right="0.303cm" loext:decorative="false"/>
    </style:style>
    <style:style style:name="gr30" style:family="graphic" style:parent-style-name="standard">
      <style:graphic-properties draw:stroke="none" draw:stroke-dash="Dash_20_Dot_20_1" svg:stroke-width="0.053cm" draw:marker-start-width="0.279cm" draw:marker-end-width="0.279cm" draw:stroke-linejoin="none" svg:stroke-linecap="butt" draw:fill="solid" draw:fill-color="#ffffff" draw:textarea-horizontal-align="center" draw:textarea-vertical-align="middle" loext:decorative="false"/>
    </style:style>
    <style:style style:name="gr31" style:family="graphic" style:parent-style-name="standard">
      <style:graphic-properties draw:stroke="none" draw:stroke-dash="Dash_20_Dot_20_1" svg:stroke-width="0.053cm" svg:stroke-color="#444444" draw:marker-start-width="0.279cm" draw:marker-end-width="0.279cm" draw:stroke-linejoin="none" svg:stroke-linecap="butt" draw:fill="solid" draw:fill-color="#ffffff" draw:textarea-horizontal-align="center" draw:textarea-vertical-align="middle" loext:decorative="false"/>
    </style:style>
    <style:style style:name="gr32" style:family="graphic" style:parent-style-name="standard">
      <style:graphic-properties draw:stroke="solid" draw:stroke-dash="Dash_20_Dot_20_1" svg:stroke-width="0.053cm" svg:stroke-color="#444444" draw:marker-start-width="0.279cm" draw:marker-end-width="0.279cm" draw:stroke-linejoin="round" svg:stroke-linecap="butt" draw:fill="none" draw:fill-color="#ffffff" draw:textarea-horizontal-align="center" draw:textarea-vertical-align="middle" fo:padding-top="0.151cm" fo:padding-bottom="0.151cm" fo:padding-left="0.276cm" fo:padding-right="0.276cm" loext:decorative="false"/>
    </style:style>
    <style:style style:name="gr33" style:family="graphic" style:parent-style-name="standard">
      <style:graphic-properties draw:stroke="solid" draw:stroke-dash="Dash_20_Dot_20_1" svg:stroke-width="0.053cm" svg:stroke-color="#444444" draw:marker-start-width="0.279cm" draw:marker-end-width="0.279cm" draw:stroke-linejoin="round" svg:stroke-linecap="round" draw:textarea-horizontal-align="center" draw:textarea-vertical-align="middle" fo:padding-top="0.151cm" fo:padding-bottom="0.151cm" fo:padding-left="0.276cm" fo:padding-right="0.276cm" loext:decorative="false"/>
    </style:style>
    <style:style style:name="gr34" style:family="graphic" style:parent-style-name="standard">
      <style:graphic-properties draw:stroke="none" draw:stroke-dash="Dash_20_Dot_20_1" svg:stroke-width="0.053cm" svg:stroke-color="#444444" draw:marker-start-width="0.279cm" draw:marker-end-width="0.279cm" draw:stroke-linejoin="none" svg:stroke-linecap="round" draw:fill="solid" draw:fill-color="#ffffff" draw:textarea-horizontal-align="center" draw:textarea-vertical-align="middle" loext:decorative="false"/>
    </style:style>
    <style:style style:name="gr35" style:family="graphic" style:parent-style-name="standard">
      <style:graphic-properties svg:stroke-width="0.053cm" draw:marker-start-width="0.28cm" draw:marker-end-width="0.28cm" draw:fill-color="#ffffff" draw:textarea-horizontal-align="justify" draw:textarea-vertical-align="middle" draw:auto-grow-height="false" fo:min-height="1.464cm" fo:min-width="1.451cm" fo:padding-top="0.152cm" fo:padding-bottom="0.152cm" fo:padding-left="0.277cm" fo:padding-right="0.277cm" style:writing-mode="lr-tb" loext:decorative="false"/>
      <style:paragraph-properties style:writing-mode="lr-tb"/>
    </style:style>
    <style:style style:name="gr36" style:family="graphic" style:parent-style-name="standard">
      <style:graphic-properties svg:stroke-width="0.053cm" draw:marker-start-width="0.28cm" draw:marker-end-width="0.28cm" draw:fill-color="#ffffff" draw:textarea-horizontal-align="justify" draw:textarea-vertical-align="middle" draw:auto-grow-height="false" fo:min-height="1.394cm" fo:min-width="1.392cm" fo:padding-top="0.152cm" fo:padding-bottom="0.152cm" fo:padding-left="0.277cm" fo:padding-right="0.277cm" style:writing-mode="lr-tb" loext:decorative="false"/>
      <style:paragraph-properties style:writing-mode="lr-tb"/>
    </style:style>
    <style:style style:name="gr37" style:family="graphic" style:parent-style-name="standard">
      <style:graphic-properties svg:stroke-width="0.053cm" draw:marker-start-width="0.28cm" draw:marker-end-width="0.28cm" draw:fill-color="#ffffff" draw:textarea-horizontal-align="justify" draw:textarea-vertical-align="middle" draw:auto-grow-height="false" fo:min-height="1.179cm" fo:min-width="1.392cm" fo:padding-top="0.152cm" fo:padding-bottom="0.152cm" fo:padding-left="0.277cm" fo:padding-right="0.277cm" style:writing-mode="lr-tb" loext:decorative="false"/>
      <style:paragraph-properties style:writing-mode="lr-tb"/>
    </style:style>
    <style:style style:name="gr38" style:family="graphic" style:parent-style-name="standard">
      <style:graphic-properties draw:fill-color="#ffffff" draw:textarea-horizontal-align="justify" draw:textarea-vertical-align="middle" draw:auto-grow-height="false" fo:min-height="4.291cm" fo:min-width="5.707cm" fo:wrap-option="wrap" loext:decorative="false"/>
    </style:style>
    <style:style style:name="gr39" style:family="graphic" style:parent-style-name="standard">
      <style:graphic-properties svg:stroke-color="#000000" draw:fill-color="#ffffff" draw:textarea-vertical-align="middle" draw:auto-grow-height="false" fo:min-height="0.251cm" fo:min-width="0.066cm" fo:wrap-option="wrap" loext:decorative="false"/>
    </style:style>
    <style:style style:name="gr40" style:family="graphic" style:parent-style-name="standard">
      <style:graphic-properties svg:stroke-color="#000000" draw:fill-color="#ffffff" draw:textarea-vertical-align="middle" draw:auto-grow-height="false" fo:min-height="0cm" fo:min-width="0cm" fo:wrap-option="wrap" loext:decorative="false"/>
    </style:style>
    <style:style style:name="gr41" style:family="graphic" style:parent-style-name="standard">
      <style:graphic-properties svg:stroke-color="#000000" draw:fill-color="#ffffff" draw:textarea-vertical-align="middle" draw:auto-grow-height="false" fo:min-height="0.167cm" fo:min-width="0cm" fo:wrap-option="wrap" loext:decorative="false"/>
    </style:style>
    <style:style style:name="gr42" style:family="graphic" style:parent-style-name="standard">
      <style:graphic-properties svg:stroke-color="#000000" draw:fill-color="#ffffff" draw:textarea-vertical-align="middle" draw:auto-grow-height="false" fo:min-height="0.749cm" fo:min-width="0.499cm" fo:wrap-option="wrap" loext:decorative="false"/>
    </style:style>
    <style:style style:name="gr43" style:family="graphic" style:parent-style-name="standard">
      <style:graphic-properties svg:stroke-color="#000000" draw:fill-color="#ffffff" draw:textarea-vertical-align="middle" draw:auto-grow-height="false" fo:min-height="0.499cm" fo:min-width="0.25cm" fo:wrap-option="wrap" loext:decorative="false"/>
    </style:style>
    <style:style style:name="gr44" style:family="graphic" style:parent-style-name="standard">
      <style:graphic-properties svg:stroke-color="#000000" draw:fill-color="#ffffff" draw:textarea-horizontal-align="justify" draw:textarea-vertical-align="middle" draw:auto-grow-height="false" fo:min-height="0cm" fo:min-width="0cm" loext:decorative="false"/>
    </style:style>
    <style:style style:name="gr45" style:family="graphic" style:parent-style-name="standard">
      <style:graphic-properties svg:stroke-color="#000000" draw:fill-color="#ffffff" draw:textarea-horizontal-align="justify" draw:textarea-vertical-align="middle" draw:auto-grow-height="false" fo:min-height="0.293cm" fo:min-width="0.043cm" loext:decorative="false"/>
    </style:style>
    <style:style style:name="gr46" style:family="graphic" style:parent-style-name="standard">
      <style:graphic-properties svg:stroke-color="#000000" draw:fill-color="#ffffff" draw:textarea-horizontal-align="justify" draw:textarea-vertical-align="middle" draw:auto-grow-height="false" fo:min-height="0.566cm" fo:min-width="0.315cm" loext:decorative="false"/>
    </style:style>
    <style:style style:name="gr47" style:family="graphic" style:parent-style-name="objectwithoutfill">
      <style:graphic-properties svg:stroke-width="0.053cm" draw:marker-start-width="0.279cm" draw:marker-end="線の終点_20_3" draw:marker-end-width="0.379cm" draw:fill="none" draw:textarea-vertical-align="middle" fo:padding-top="0.151cm" fo:padding-bottom="0.151cm" fo:padding-left="0.276cm" fo:padding-right="0.276cm" loext:decorative="false"/>
    </style:style>
    <style:style style:name="gr48" style:family="graphic" style:parent-style-name="standard">
      <style:graphic-properties svg:stroke-width="0.053cm" draw:marker-start-width="0.28cm" draw:marker-end-width="0.28cm" draw:fill-color="#ffffff" draw:textarea-horizontal-align="justify" draw:textarea-vertical-align="middle" draw:auto-grow-height="false" fo:min-height="1.001cm" fo:min-width="1.451cm" fo:padding-top="0.152cm" fo:padding-bottom="0.152cm" fo:padding-left="0.277cm" fo:padding-right="0.277cm" style:writing-mode="lr-tb" loext:decorative="false"/>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348cm" loext:decorative="false"/>
      <style:paragraph-properties style:writing-mode="lr-tb"/>
    </style:style>
    <style:style style:name="gr50" style:family="graphic" style:parent-style-name="objectwithoutfill">
      <style:graphic-properties svg:stroke-width="0.053cm" draw:marker-start-width="0.28cm" draw:marker-end="" draw:marker-end-width="0.38cm" draw:fill="none" draw:textarea-vertical-align="middle" fo:padding-top="0.152cm" fo:padding-bottom="0.152cm" fo:padding-left="0.277cm" fo:padding-right="0.277cm" loext:decorative="false"/>
    </style:style>
    <style:style style:name="gr51" style:family="graphic" style:parent-style-name="standard">
      <style:graphic-properties draw:stroke="none" draw:fill-color="#ffffff" draw:textarea-horizontal-align="justify" draw:textarea-vertical-align="middle" draw:auto-grow-height="false" fo:min-height="11cm" fo:min-width="26.25cm" loext:decorative="false"/>
    </style:style>
    <style:style style:name="gr52" style:family="graphic" style:parent-style-name="standard">
      <style:graphic-properties draw:stroke="solid" draw:stroke-dash="Dash_20_Dot_20_1" svg:stroke-width="0cm" svg:stroke-color="#ffffff" draw:stroke-linejoin="none" svg:stroke-linecap="butt" draw:fill="solid" draw:fill-color="#808080" draw:textarea-horizontal-align="center" draw:textarea-vertical-align="middle" loext:decorative="false"/>
    </style:style>
    <style:style style:name="gr53" style:family="graphic" style:parent-style-name="standard">
      <style:graphic-properties draw:stroke="none" draw:stroke-dash="Dash_20_Dot_20_1" svg:stroke-width="0.106cm" svg:stroke-color="#111111" draw:marker-start-width="0.358cm" draw:marker-end-width="0.358cm" draw:stroke-linejoin="none" svg:stroke-linecap="butt" draw:fill="solid" draw:fill-color="#ffffff" draw:textarea-horizontal-align="center" draw:textarea-vertical-align="middle" loext:decorative="false"/>
    </style:style>
    <style:style style:name="gr54" style:family="graphic" style:parent-style-name="standard">
      <style:graphic-properties draw:stroke="solid" draw:stroke-dash="Dash_20_Dot_20_1" svg:stroke-width="0.106cm" svg:stroke-color="#111111" draw:marker-start-width="0.358cm" draw:marker-end-width="0.358cm" draw:stroke-linejoin="round" svg:stroke-linecap="butt" draw:fill="none" draw:fill-color="#ffffff" draw:textarea-horizontal-align="center" draw:textarea-vertical-align="middle" fo:padding-top="0.177cm" fo:padding-bottom="0.177cm" fo:padding-left="0.302cm" fo:padding-right="0.302cm" loext:decorative="false"/>
    </style:style>
    <style:style style:name="gr55" style:family="graphic" style:parent-style-name="standard">
      <style:graphic-properties draw:stroke="solid" draw:stroke-dash="Dash_20_Dot_20_1" svg:stroke-width="0.106cm" svg:stroke-color="#111111" draw:marker-start-width="0.358cm" draw:marker-end-width="0.358cm" draw:stroke-linejoin="round" svg:stroke-linecap="round" draw:textarea-horizontal-align="center" draw:textarea-vertical-align="middle" fo:padding-top="0.177cm" fo:padding-bottom="0.177cm" fo:padding-left="0.302cm" fo:padding-right="0.302cm" loext:decorative="false"/>
    </style:style>
    <style:style style:name="gr56" style:family="graphic" style:parent-style-name="standard">
      <style:graphic-properties draw:stroke="none" draw:stroke-dash="Dash_20_Dot_20_1" svg:stroke-width="0.106cm" svg:stroke-color="#111111" draw:marker-start-width="0.358cm" draw:marker-end-width="0.358cm" draw:stroke-linejoin="none" svg:stroke-linecap="round" draw:fill="solid" draw:fill-color="#ffffff" draw:textarea-horizontal-align="center" draw:textarea-vertical-align="middle" loext:decorative="false"/>
    </style:style>
    <style:style style:name="gr57" style:family="graphic" style:parent-style-name="standard">
      <style:graphic-properties svg:stroke-color="#111111" draw:fill-color="#ffffff" draw:textarea-horizontal-align="justify" draw:textarea-vertical-align="middle" draw:auto-grow-height="false" fo:min-height="4.291cm" fo:min-width="5.707cm" fo:wrap-option="wrap" loext:decorative="false"/>
    </style:style>
    <style:style style:name="gr58" style:family="graphic" style:parent-style-name="standard">
      <style:graphic-properties svg:stroke-color="#000000" draw:fill-color="#ffffa6" draw:textarea-vertical-align="middle" draw:auto-grow-height="false" fo:min-height="0.251cm" fo:min-width="0.066cm" fo:wrap-option="wrap" loext:decorative="false"/>
    </style:style>
    <style:style style:name="gr59" style:family="graphic" style:parent-style-name="standard">
      <style:graphic-properties svg:stroke-color="#000000" draw:fill-color="#ffd7d7" draw:textarea-vertical-align="middle" draw:auto-grow-height="false" fo:min-height="0cm" fo:min-width="0cm" fo:wrap-option="wrap" loext:decorative="false"/>
    </style:style>
    <style:style style:name="gr60" style:family="graphic" style:parent-style-name="standard">
      <style:graphic-properties svg:stroke-color="#000000" draw:fill-color="#dee7e5" draw:textarea-vertical-align="middle" draw:auto-grow-height="false" fo:min-height="0cm" fo:min-width="0cm" fo:wrap-option="wrap" loext:decorative="false"/>
    </style:style>
    <style:style style:name="gr61" style:family="graphic" style:parent-style-name="standard">
      <style:graphic-properties svg:stroke-color="#000000" draw:fill-color="#dedce6" draw:textarea-vertical-align="middle" draw:auto-grow-height="false" fo:min-height="0.167cm" fo:min-width="0cm" fo:wrap-option="wrap" loext:decorative="false"/>
    </style:style>
    <style:style style:name="gr62" style:family="graphic" style:parent-style-name="standard">
      <style:graphic-properties svg:stroke-color="#000000" draw:fill-color="#ffdbb6" draw:textarea-vertical-align="middle" draw:auto-grow-height="false" fo:min-height="0.749cm" fo:min-width="0.499cm" fo:wrap-option="wrap" loext:decorative="false"/>
    </style:style>
    <style:style style:name="gr63" style:family="graphic" style:parent-style-name="standard">
      <style:graphic-properties svg:stroke-color="#000000" draw:fill-color="#dedce6" draw:textarea-vertical-align="middle" draw:auto-grow-height="false" fo:min-height="0.499cm" fo:min-width="0.25cm" fo:wrap-option="wrap" loext:decorative="false"/>
    </style:style>
    <style:style style:name="gr64" style:family="graphic" style:parent-style-name="standard">
      <style:graphic-properties svg:stroke-color="#000000" draw:fill-color="#b3cac7" draw:textarea-vertical-align="middle" draw:auto-grow-height="false" fo:min-height="0.749cm" fo:min-width="0.499cm" fo:wrap-option="wrap" loext:decorative="false"/>
    </style:style>
    <style:style style:name="gr65" style:family="graphic" style:parent-style-name="standard">
      <style:graphic-properties svg:stroke-color="#000000" draw:fill-color="#ffb66c" draw:textarea-horizontal-align="justify" draw:textarea-vertical-align="middle" draw:auto-grow-height="false" fo:min-height="0cm" fo:min-width="0cm" loext:decorative="false"/>
    </style:style>
    <style:style style:name="gr66" style:family="graphic" style:parent-style-name="standard">
      <style:graphic-properties svg:stroke-color="#000000" draw:fill-color="#bf819e" draw:textarea-horizontal-align="justify" draw:textarea-vertical-align="middle" draw:auto-grow-height="false" fo:min-height="0cm" fo:min-width="0cm" loext:decorative="false"/>
    </style:style>
    <style:style style:name="gr67" style:family="graphic" style:parent-style-name="standard">
      <style:graphic-properties svg:stroke-color="#000000" draw:fill-color="#dde8cb" draw:textarea-horizontal-align="justify" draw:textarea-vertical-align="middle" draw:auto-grow-height="false" fo:min-height="0cm" fo:min-width="0cm" loext:decorative="false"/>
    </style:style>
    <style:style style:name="gr68" style:family="graphic" style:parent-style-name="standard">
      <style:graphic-properties svg:stroke-color="#000000" draw:fill-color="#ffa6a6" draw:textarea-horizontal-align="justify" draw:textarea-vertical-align="middle" draw:auto-grow-height="false" fo:min-height="0.293cm" fo:min-width="0.043cm" loext:decorative="false"/>
    </style:style>
    <style:style style:name="gr69" style:family="graphic" style:parent-style-name="standard">
      <style:graphic-properties svg:stroke-color="#000000" draw:fill-color="#ffffa6" draw:textarea-horizontal-align="justify" draw:textarea-vertical-align="middle" draw:auto-grow-height="false" fo:min-height="0.566cm" fo:min-width="0.315cm" loext:decorative="false"/>
    </style:style>
    <style:style style:name="gr70" style:family="graphic" style:parent-style-name="standard">
      <style:graphic-properties svg:stroke-color="#000000" draw:fill-color="#ffb66c" draw:textarea-horizontal-align="justify" draw:textarea-vertical-align="middle" draw:auto-grow-height="false" fo:min-height="0.293cm" fo:min-width="0.043cm" loext:decorative="false"/>
    </style:style>
    <style:style style:name="gr71" style:family="graphic" style:parent-style-name="objectwithoutfill">
      <style:graphic-properties svg:stroke-width="0.106cm" draw:marker-start-width="0.359cm" draw:marker-end="線の終点_20_5" draw:marker-end-width="0.459cm" draw:fill="none" draw:textarea-vertical-align="middle" fo:padding-top="0.178cm" fo:padding-bottom="0.178cm" fo:padding-left="0.303cm" fo:padding-right="0.303cm" loext:decorative="false"/>
    </style:style>
    <style:style style:name="gr72" style:family="graphic" style:parent-style-name="standard">
      <style:graphic-properties draw:stroke="none" svg:stroke-color="#000000" draw:fill="none" draw:fill-color="#ffffff" draw:textarea-horizontal-align="left" draw:auto-grow-height="true" draw:auto-grow-width="false" fo:min-height="1cm" fo:min-width="0cm" loext:decorative="false"/>
      <style:paragraph-properties style:writing-mode="lr-tb"/>
    </style:style>
    <style:style style:name="gr73" style:family="graphic" style:parent-style-name="objectwithoutfill">
      <style:graphic-properties svg:stroke-width="0.081cm" svg:stroke-color="#5983b0" draw:marker-start-width="0.321cm" draw:marker-end-width="0.321cm" draw:fill="none" draw:textarea-vertical-align="middle" fo:padding-top="0.165cm" fo:padding-bottom="0.165cm" fo:padding-left="0.29cm" fo:padding-right="0.29cm" loext:decorative="false"/>
    </style:style>
    <style:style style:name="gr74" style:family="graphic" style:parent-style-name="standard">
      <style:graphic-properties svg:stroke-width="0.106cm" svg:stroke-color="#1c1c1c" draw:marker-start-width="0.359cm" draw:marker-end-width="0.359cm" draw:fill-color="#ffffff" draw:opacity="42%" draw:textarea-horizontal-align="justify" draw:textarea-vertical-align="top" draw:auto-grow-height="false" fo:min-height="5.764cm" fo:min-width="9.346cm" fo:padding-top="0.178cm" fo:padding-bottom="0.178cm" fo:padding-left="0.303cm" fo:padding-right="0.303cm" style:writing-mode="lr-tb" loext:decorative="false"/>
      <style:paragraph-properties style:writing-mode="lr-tb"/>
    </style:style>
    <style:style style:name="gr75" style:family="graphic" style:parent-style-name="standard">
      <style:graphic-properties draw:stroke="none" draw:fill-color="#ffffff" draw:textarea-horizontal-align="justify" draw:textarea-vertical-align="middle" draw:auto-grow-height="false" fo:min-height="14.262cm" fo:min-width="22.076cm" loext:decorative="false"/>
    </style:style>
    <style:style style:name="gr76" style:family="graphic" style:parent-style-name="objectwithoutfill">
      <style:graphic-properties draw:stroke="solid" draw:stroke-dash="Dot" svg:stroke-width="0.081cm" svg:stroke-color="#333333" draw:marker-start-width="0.321cm" draw:marker-end-width="0.321cm" svg:stroke-opacity="100%" svg:stroke-linecap="butt" draw:fill="none" draw:textarea-vertical-align="middle" fo:padding-top="0.165cm" fo:padding-bottom="0.165cm" fo:padding-left="0.29cm" fo:padding-right="0.29cm" loext:decorative="false"/>
    </style:style>
    <style:style style:name="gr77" style:family="graphic" style:parent-style-name="standard">
      <style:graphic-properties svg:stroke-color="#e6e905" draw:fill-color="#ffff6d" draw:opacity="27%" draw:textarea-vertical-align="middle" loext:decorative="false"/>
    </style:style>
    <style:style style:name="gr78" style:family="graphic" style:parent-style-name="standard">
      <style:graphic-properties draw:opacity="27%" draw:textarea-vertical-align="middle" loext:decorative="false"/>
    </style:style>
    <style:style style:name="gr79" style:family="graphic" style:parent-style-name="standard">
      <style:graphic-properties svg:stroke-color="#f10d0c" draw:fill-color="#e16173" draw:opacity="27%" draw:textarea-vertical-align="middle" loext:decorative="false"/>
    </style:style>
    <style:style style:name="gr80" style:family="graphic" style:parent-style-name="standard">
      <style:graphic-properties draw:stroke="dash" draw:stroke-dash="Dot" svg:stroke-color="#666666" svg:stroke-linecap="butt" draw:fill-color="#afd095" draw:opacity="27%" draw:textarea-vertical-align="middle" loext:decorative="false"/>
    </style:style>
    <style:style style:name="gr81" style:family="graphic" style:parent-style-name="standard">
      <style:graphic-properties draw:stroke="none" svg:stroke-color="#000000" draw:fill="none" draw:fill-color="#ffffff" draw:textarea-horizontal-align="left" draw:auto-grow-height="true" draw:auto-grow-width="false" fo:min-height="0.712cm" fo:min-width="2.466cm"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0.712cm" fo:min-width="2.504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false" fo:min-height="0.75cm" fo:min-width="0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85" style:family="graphic">
      <style:graphic-properties style:writing-mode="lr-tb" loext:decorative="false"/>
    </style:style>
    <style:style style:name="gr86" style:family="graphic" style:parent-style-name="standard">
      <style:graphic-properties draw:stroke="none" draw:stroke-dash="Dash_20_Dot_20_1" svg:stroke-width="0.018cm" svg:stroke-color="#333333" draw:marker-start-width="0.226cm" draw:marker-end-width="0.226cm" draw:stroke-linejoin="none" svg:stroke-linecap="butt" draw:fill="solid" draw:fill-color="#ffffff" draw:textarea-horizontal-align="center" draw:textarea-vertical-align="middle" loext:decorative="false"/>
    </style:style>
    <style:style style:name="gr87" style:family="graphic" style:parent-style-name="standard">
      <style:graphic-properties draw:stroke="solid" draw:stroke-dash="Dash_20_Dot_20_1" svg:stroke-width="0.018cm" svg:stroke-color="#333333" draw:marker-start-width="0.226cm" draw:marker-end-width="0.226cm" draw:stroke-linejoin="round" svg:stroke-linecap="butt" draw:fill="none" draw:fill-color="#ffffff" draw:textarea-horizontal-align="center" draw:textarea-vertical-align="middle" fo:padding-top="0.133cm" fo:padding-bottom="0.133cm" fo:padding-left="0.258cm" fo:padding-right="0.258cm" loext:decorative="false"/>
    </style:style>
    <style:style style:name="gr88" style:family="graphic" style:parent-style-name="standard">
      <style:graphic-properties draw:stroke="solid" draw:stroke-dash="Dash_20_Dot_20_1" svg:stroke-width="0.018cm" svg:stroke-color="#333333" draw:marker-start-width="0.226cm" draw:marker-end-width="0.226cm" draw:stroke-linejoin="round" svg:stroke-linecap="round" draw:textarea-horizontal-align="center" draw:textarea-vertical-align="middle" fo:padding-top="0.133cm" fo:padding-bottom="0.133cm" fo:padding-left="0.258cm" fo:padding-right="0.258cm" loext:decorative="false"/>
    </style:style>
    <style:style style:name="gr89" style:family="graphic" style:parent-style-name="standard">
      <style:graphic-properties draw:stroke="none" draw:stroke-dash="Dash_20_Dot_20_1" svg:stroke-width="0.018cm" svg:stroke-color="#333333" draw:marker-start-width="0.226cm" draw:marker-end-width="0.226cm" draw:stroke-linejoin="none" svg:stroke-linecap="round" draw:fill="solid" draw:fill-color="#ffffff" draw:textarea-horizontal-align="center" draw:textarea-vertical-align="middle" loext:decorative="false"/>
    </style:style>
    <style:style style:name="gr90" style:family="graphic" style:parent-style-name="standard">
      <style:graphic-properties svg:stroke-width="0.053cm" svg:stroke-color="#ff5429" draw:marker-start-width="0.279cm" draw:marker-end-width="0.279cm" draw:fill-color="#ffd8ce" draw:textarea-vertical-align="middle" draw:auto-grow-height="false" fo:min-height="0cm" fo:min-width="0cm" fo:padding-top="0.151cm" fo:padding-bottom="0.151cm" fo:padding-left="0.276cm" fo:padding-right="0.276cm" fo:wrap-option="wrap" loext:decorative="false"/>
    </style:style>
    <style:style style:name="gr91" style:family="graphic" style:parent-style-name="standard">
      <style:graphic-properties svg:stroke-width="0.053cm" svg:stroke-color="#e6e905" draw:marker-start-width="0.279cm" draw:marker-end-width="0.279cm" draw:fill-color="#f6f9d4" draw:textarea-horizontal-align="justify" draw:textarea-vertical-align="middle" draw:auto-grow-height="false" fo:min-height="0cm" fo:min-width="0cm" fo:padding-top="0.151cm" fo:padding-bottom="0.151cm" fo:padding-left="0.276cm" fo:padding-right="0.276cm" loext:decorative="false"/>
    </style:style>
    <style:style style:name="gr92" style:family="graphic" style:parent-style-name="standard">
      <style:graphic-properties svg:stroke-width="0.053cm" svg:stroke-color="#355269" draw:marker-start-width="0.279cm" draw:marker-end-width="0.279cm" draw:fill-color="#b4c7dc" draw:textarea-horizontal-align="justify" draw:textarea-vertical-align="middle" draw:auto-grow-height="false" fo:min-height="0cm" fo:min-width="0cm" fo:padding-top="0.151cm" fo:padding-bottom="0.151cm" fo:padding-left="0.276cm" fo:padding-right="0.276cm" loext:decorative="false"/>
    </style:style>
    <style:style style:name="gr93" style:family="graphic" style:parent-style-name="standard">
      <style:graphic-properties svg:stroke-width="0.053cm" svg:stroke-color="#168253" draw:marker-start-width="0.279cm" draw:marker-end-width="0.279cm" draw:fill-color="#afd095" draw:textarea-horizontal-align="justify" draw:textarea-vertical-align="middle" draw:auto-grow-height="false" fo:min-height="0cm" fo:min-width="0cm" fo:padding-top="0.151cm" fo:padding-bottom="0.151cm" fo:padding-left="0.276cm" fo:padding-right="0.276cm" loext:decorative="false"/>
    </style:style>
    <style:style style:name="gr94" style:family="graphic" style:parent-style-name="standard">
      <style:graphic-properties draw:stroke="none" draw:fill-color="#ffffff" draw:textarea-horizontal-align="justify" draw:textarea-vertical-align="middle" draw:auto-grow-height="false" fo:min-height="10.012cm" fo:min-width="24.25cm" loext:decorative="false"/>
    </style:style>
    <style:style style:name="gr95" style:family="graphic" style:parent-style-name="objectwithoutfill">
      <style:graphic-properties draw:stroke="solid" draw:stroke-dash="Dot" svg:stroke-width="0.081cm" svg:stroke-color="#808080" draw:marker-start-width="0.321cm" draw:marker-end-width="0.321cm" svg:stroke-opacity="100%" svg:stroke-linecap="butt" draw:fill="none" draw:textarea-vertical-align="middle" fo:padding-top="0.165cm" fo:padding-bottom="0.165cm" fo:padding-left="0.29cm" fo:padding-right="0.29cm" loext:decorative="false"/>
    </style:style>
    <style:style style:name="gr96" style:family="graphic" style:parent-style-name="objectwithoutfill">
      <style:graphic-properties svg:stroke-width="0.081cm" svg:stroke-color="#ff7b59" draw:marker-start-width="0.321cm" draw:marker-end-width="0.321cm" draw:fill="none" draw:textarea-vertical-align="middle" fo:padding-top="0.165cm" fo:padding-bottom="0.165cm" fo:padding-left="0.29cm" fo:padding-right="0.29cm" loext:decorative="false"/>
    </style:style>
    <style:style style:name="gr97" style:family="graphic" style:parent-style-name="standard">
      <style:graphic-properties draw:stroke="solid" draw:stroke-dash="Dash_20_Dot_20_1" svg:stroke-width="0.053cm" svg:stroke-color="#ffaa95" draw:marker-start-width="0.226cm" draw:marker-end-width="0.226cm" draw:stroke-linejoin="round" svg:stroke-linecap="butt" draw:fill="none" draw:fill-color="#ffffff" draw:textarea-horizontal-align="center" draw:textarea-vertical-align="middle" fo:padding-top="0.151cm" fo:padding-bottom="0.151cm" fo:padding-left="0.276cm" fo:padding-right="0.276cm" loext:decorative="false"/>
    </style:style>
    <style:style style:name="gr98" style:family="graphic" style:parent-style-name="standard">
      <style:graphic-properties draw:stroke="none" draw:stroke-dash="Dash_20_Dot_20_1" svg:stroke-width="0.053cm" svg:stroke-color="#ffaa95" draw:marker-start-width="0.226cm" draw:marker-end-width="0.226cm" draw:stroke-linejoin="none" svg:stroke-linecap="butt" draw:fill="solid" draw:fill-color="#ffffff" draw:textarea-horizontal-align="center" draw:textarea-vertical-align="middle" loext:decorative="false"/>
    </style:style>
    <style:style style:name="gr99" style:family="graphic" style:parent-style-name="standard">
      <style:graphic-properties draw:stroke="solid" draw:stroke-dash="Dash_20_Dot_20_1" svg:stroke-width="0.053cm" svg:stroke-color="#ffaa95" draw:marker-start-width="0.226cm" draw:marker-end-width="0.226cm" draw:stroke-linejoin="round" svg:stroke-linecap="round" draw:textarea-horizontal-align="center" draw:textarea-vertical-align="middle" fo:padding-top="0.151cm" fo:padding-bottom="0.151cm" fo:padding-left="0.276cm" fo:padding-right="0.276cm" loext:decorative="false"/>
    </style:style>
    <style:style style:name="gr100" style:family="graphic" style:parent-style-name="standard">
      <style:graphic-properties draw:stroke="none" draw:stroke-dash="Dash_20_Dot_20_1" svg:stroke-width="0.053cm" svg:stroke-color="#ffaa95" draw:marker-start-width="0.226cm" draw:marker-end-width="0.226cm" draw:stroke-linejoin="none" svg:stroke-linecap="round" draw:fill="solid" draw:fill-color="#ffffff" draw:textarea-horizontal-align="center" draw:textarea-vertical-align="middle" loext:decorative="false"/>
    </style:style>
    <style:style style:name="gr101" style:family="graphic" style:parent-style-name="standard">
      <style:graphic-properties draw:stroke="none" svg:stroke-width="0.053cm" svg:stroke-color="#ff6d6d" draw:fill="none" draw:fill-color="#ffffff" draw:textarea-horizontal-align="left" draw:auto-grow-height="true" draw:auto-grow-width="true" fo:min-height="0.814cm" fo:min-width="2.254cm" loext:decorative="false"/>
      <style:paragraph-properties style:writing-mode="lr-tb"/>
    </style:style>
    <style:style style:name="gr102" style:family="graphic" style:parent-style-name="standard">
      <style:graphic-properties draw:stroke="none" draw:stroke-dash="Dash_20_Dot_20_1" svg:stroke-width="0.018cm" svg:stroke-color="#808080" draw:marker-start-width="0.226cm" draw:marker-end-width="0.226cm" draw:stroke-linejoin="none" svg:stroke-linecap="butt" draw:fill="solid" draw:fill-color="#ffffff" draw:textarea-horizontal-align="center" draw:textarea-vertical-align="middle" loext:decorative="false"/>
    </style:style>
    <style:style style:name="gr103" style:family="graphic" style:parent-style-name="standard">
      <style:graphic-properties draw:stroke="solid" draw:stroke-dash="Dash_20_Dot_20_1" svg:stroke-width="0.018cm" svg:stroke-color="#808080" draw:marker-start-width="0.226cm" draw:marker-end-width="0.226cm" draw:stroke-linejoin="round" svg:stroke-linecap="butt" draw:fill="none" draw:fill-color="#ffffff" draw:textarea-horizontal-align="center" draw:textarea-vertical-align="middle" fo:padding-top="0.133cm" fo:padding-bottom="0.133cm" fo:padding-left="0.258cm" fo:padding-right="0.258cm" loext:decorative="false"/>
    </style:style>
    <style:style style:name="gr104" style:family="graphic" style:parent-style-name="standard">
      <style:graphic-properties draw:stroke="solid" draw:stroke-dash="Dash_20_Dot_20_1" svg:stroke-width="0.018cm" svg:stroke-color="#808080" draw:marker-start-width="0.226cm" draw:marker-end-width="0.226cm" draw:stroke-linejoin="round" svg:stroke-linecap="round" draw:textarea-horizontal-align="center" draw:textarea-vertical-align="middle" fo:padding-top="0.133cm" fo:padding-bottom="0.133cm" fo:padding-left="0.258cm" fo:padding-right="0.258cm" loext:decorative="false"/>
    </style:style>
    <style:style style:name="gr105" style:family="graphic" style:parent-style-name="standard">
      <style:graphic-properties draw:stroke="none" draw:stroke-dash="Dash_20_Dot_20_1" svg:stroke-width="0.018cm" svg:stroke-color="#808080" draw:marker-start-width="0.226cm" draw:marker-end-width="0.226cm" draw:stroke-linejoin="none" svg:stroke-linecap="round" draw:fill="solid" draw:fill-color="#ffffff" draw:textarea-horizontal-align="center" draw:textarea-vertical-align="middle" loext:decorative="false"/>
    </style:style>
    <style:style style:name="gr106" style:family="graphic" style:parent-style-name="standard">
      <style:graphic-properties draw:stroke="none" draw:fill="gradient" draw:fill-color="#ff6d6d" draw:fill-gradient-name="Gradient_20_51" draw:textarea-vertical-align="middle" draw:auto-grow-height="false" fo:min-height="2.923cm" fo:min-width="4.951cm" fo:wrap-option="wrap" loext:decorative="false"/>
    </style:style>
    <style:style style:name="gr107" style:family="graphic" style:parent-style-name="objectwithoutfill">
      <style:graphic-properties draw:stroke="dash" draw:stroke-dash="Dot" svg:stroke-width="0.106cm" svg:stroke-color="#729fcf" draw:marker-start-width="0.359cm" draw:marker-end-width="0.359cm" svg:stroke-linecap="butt" draw:fill="none" draw:textarea-vertical-align="middle" fo:padding-top="0.178cm" fo:padding-bottom="0.178cm" fo:padding-left="0.303cm" fo:padding-right="0.303cm" loext:decorative="false"/>
    </style:style>
    <style:style style:name="gr108" style:family="graphic" style:parent-style-name="standard">
      <style:graphic-properties svg:stroke-color="#ff5429" draw:fill-color="#ffd8ce" draw:textarea-horizontal-align="justify" draw:textarea-vertical-align="middle" draw:auto-grow-height="false" fo:min-height="1.16cm" fo:min-width="1.12cm" loext:decorative="false"/>
    </style:style>
    <style:style style:name="gr109" style:family="graphic" style:parent-style-name="standard">
      <style:graphic-properties svg:stroke-width="0.106cm" svg:stroke-color="#b85c00" draw:marker-start-width="0.359cm" draw:marker-end-width="0.359cm" draw:fill-color="#ed4c05" draw:textarea-vertical-align="middle" draw:auto-grow-height="false" fo:min-height="1.144cm" fo:min-width="0.644cm" fo:padding-top="0.178cm" fo:padding-bottom="0.178cm" fo:padding-left="0.303cm" fo:padding-right="0.303cm" fo:wrap-option="wrap" loext:decorative="false"/>
    </style:style>
    <style:style style:name="gr110" style:family="graphic" style:parent-style-name="standard">
      <style:graphic-properties svg:stroke-width="0.106cm" svg:stroke-color="#ff6d6d" draw:marker-start-width="0.359cm" draw:marker-end-width="0.359cm" draw:fill-color="#ffaa95" draw:textarea-vertical-align="middle" draw:auto-grow-height="false" fo:min-height="1.144cm" fo:min-width="0.644cm" fo:padding-top="0.178cm" fo:padding-bottom="0.178cm" fo:padding-left="0.303cm" fo:padding-right="0.303cm" fo:wrap-option="wrap" loext:decorative="false"/>
    </style:style>
    <style:style style:name="gr111" style:family="graphic" style:parent-style-name="standard">
      <style:graphic-properties svg:stroke-width="0.106cm" svg:stroke-color="#523636" draw:marker-start-width="0.359cm" draw:marker-end-width="0.359cm" draw:fill-color="#fee9e4" draw:textarea-vertical-align="middle" draw:auto-grow-height="false" fo:min-height="1.144cm" fo:min-width="0.644cm" fo:padding-top="0.178cm" fo:padding-bottom="0.178cm" fo:padding-left="0.303cm" fo:padding-right="0.303cm" fo:wrap-option="wrap" loext:decorative="false"/>
    </style:style>
    <style:style style:name="gr112" style:family="graphic" style:parent-style-name="standard">
      <style:graphic-properties svg:stroke-width="0.106cm" svg:stroke-color="#666666" draw:marker-start-width="0.359cm" draw:marker-end-width="0.359cm" draw:fill-color="#ffffff" draw:textarea-horizontal-align="justify" draw:textarea-vertical-align="middle" draw:auto-grow-height="false" fo:min-height="0.351cm" fo:min-width="0.101cm" fo:padding-top="0.178cm" fo:padding-bottom="0.178cm" fo:padding-left="0.303cm" fo:padding-right="0.303cm" loext:decorative="false"/>
    </style:style>
    <style:style style:name="gr113" style:family="graphic" style:parent-style-name="standard">
      <style:graphic-properties draw:stroke="none" draw:fill-color="#ffffff" draw:textarea-horizontal-align="justify" draw:textarea-vertical-align="middle" draw:auto-grow-height="false" fo:min-height="11.762cm" fo:min-width="20.25cm" loext:decorative="false"/>
    </style:style>
    <style:style style:name="gr114" style:family="graphic" style:parent-style-name="standard">
      <style:graphic-properties svg:stroke-color="#333333" draw:fill="solid" draw:fill-color="#ffffff" draw:textarea-horizontal-align="justify" draw:textarea-vertical-align="middle" draw:auto-grow-height="false" fo:min-height="5.303cm" fo:min-width="5.694cm" fo:wrap-option="wrap" loext:decorative="false"/>
    </style:style>
    <style:style style:name="gr115" style:family="graphic" style:parent-style-name="standard">
      <style:graphic-properties svg:stroke-width="0.106cm" svg:stroke-color="#1c1c1c" draw:marker-start-width="0.359cm" draw:marker-end-width="0.359cm" draw:fill-color="#ffffff" draw:textarea-horizontal-align="justify" draw:textarea-vertical-align="top" draw:auto-grow-height="false" fo:min-height="3.888cm" fo:min-width="3.638cm" fo:padding-top="0.178cm" fo:padding-bottom="0.178cm" fo:padding-left="0.303cm" fo:padding-right="0.303cm" style:writing-mode="lr-tb" loext:decorative="false"/>
      <style:paragraph-properties style:writing-mode="lr-tb"/>
    </style:style>
    <style:style style:name="gr116" style:family="graphic" style:parent-style-name="standard">
      <style:graphic-properties draw:stroke="none" draw:fill="gradient" draw:fill-color="#ffb66c" draw:fill-gradient-name="Gradient_20_16" draw:opacity="72%" draw:textarea-horizontal-align="justify" draw:textarea-vertical-align="middle" draw:auto-grow-height="false" fo:min-height="6.019cm" fo:min-width="0.452cm" style:writing-mode="lr-tb" loext:decorative="false"/>
      <style:paragraph-properties style:writing-mode="lr-tb"/>
    </style:style>
    <style:style style:name="gr117" style:family="graphic" style:parent-style-name="standard">
      <style:graphic-properties svg:stroke-color="#000000" draw:fill-color="#ffffff" draw:textarea-vertical-align="middle" draw:auto-grow-height="false" fo:min-height="0.25cm" fo:min-width="0cm" fo:wrap-option="wrap" loext:decorative="false"/>
    </style:style>
    <style:style style:name="gr118" style:family="graphic" style:parent-style-name="standard">
      <style:graphic-properties svg:stroke-color="#000000" draw:fill-color="#eeeeee" draw:textarea-horizontal-align="justify" draw:textarea-vertical-align="middle" draw:auto-grow-height="false" fo:min-height="0cm" fo:min-width="0cm" loext:decorative="false"/>
    </style:style>
    <style:style style:name="gr119" style:family="graphic" style:parent-style-name="standard">
      <style:graphic-properties svg:stroke-color="#000000" draw:fill-color="#ffffff" draw:textarea-horizontal-align="justify" draw:textarea-vertical-align="middle" draw:auto-grow-height="false" fo:min-height="0.022cm" fo:min-width="0cm" loext:decorative="false"/>
    </style:style>
    <style:style style:name="gr120" style:family="graphic" style:parent-style-name="standard">
      <style:graphic-properties svg:stroke-color="#000000" draw:fill-color="#ffffff" draw:textarea-horizontal-align="justify" draw:textarea-vertical-align="middle" draw:auto-grow-height="false" fo:min-height="0.282cm" fo:min-width="0.032cm" loext:decorative="false"/>
    </style:style>
    <style:style style:name="gr121" style:family="graphic" style:parent-style-name="standard">
      <style:graphic-properties draw:textarea-horizontal-align="justify" draw:textarea-vertical-align="middle" draw:auto-grow-height="false" fo:min-height="2.157cm" fo:min-width="0cm" loext:decorative="false"/>
    </style:style>
    <style:style style:name="gr122" style:family="graphic" style:parent-style-name="standard">
      <style:graphic-properties svg:stroke-width="0.081cm" draw:marker-start-width="0.321cm" draw:marker-end-width="0.321cm" draw:fill-color="#ffffff" draw:textarea-horizontal-align="justify" draw:textarea-vertical-align="middle" draw:auto-grow-height="false" fo:min-height="1.121cm" fo:min-width="5.421cm" fo:padding-top="0.165cm" fo:padding-bottom="0.165cm" fo:padding-left="0.29cm" fo:padding-right="0.29cm" fo:wrap-option="wrap" style:writing-mode="lr-tb" loext:decorative="false"/>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92cm" fo:min-width="3.177cm" loext:decorative="false"/>
      <style:paragraph-properties style:writing-mode="lr-tb"/>
    </style:style>
    <style:style style:name="gr124" style:family="graphic" style:parent-style-name="standard">
      <style:graphic-properties draw:stroke="none" draw:fill="gradient" draw:fill-gradient-name="Gradient_20_23" draw:opacity="57%" draw:textarea-horizontal-align="justify" draw:textarea-vertical-align="middle" draw:auto-grow-height="false" fo:min-height="5.448cm" fo:min-width="4.678cm" loext:decorative="false"/>
    </style:style>
    <style:style style:name="gr125" style:family="graphic" style:parent-style-name="standard">
      <style:graphic-properties svg:stroke-color="#000000" draw:fill-color="#ff4000" draw:textarea-vertical-align="middle" draw:auto-grow-height="false" fo:min-height="0.334cm" fo:min-width="0.162cm" fo:wrap-option="wrap" loext:decorative="false"/>
    </style:style>
    <style:style style:name="gr126" style:family="graphic" style:parent-style-name="standard">
      <style:graphic-properties svg:stroke-color="#000000" draw:fill-color="#eeeeee" draw:textarea-vertical-align="middle" draw:auto-grow-height="false" fo:min-height="0cm" fo:min-width="0cm" fo:wrap-option="wrap" loext:decorative="false"/>
    </style:style>
    <style:style style:name="gr127" style:family="graphic" style:parent-style-name="standard">
      <style:graphic-properties svg:stroke-color="#000000" draw:fill-color="#fff5ce" draw:textarea-vertical-align="middle" draw:auto-grow-height="false" fo:min-height="0.749cm" fo:min-width="0.499cm" fo:wrap-option="wrap" loext:decorative="false"/>
    </style:style>
    <style:style style:name="gr128" style:family="graphic" style:parent-style-name="standard">
      <style:graphic-properties svg:stroke-color="#000000" draw:fill-color="#ff860d" draw:textarea-horizontal-align="justify" draw:textarea-vertical-align="middle" draw:auto-grow-height="false" fo:min-height="0.43cm" fo:min-width="0.18cm" loext:decorative="false"/>
    </style:style>
    <style:style style:name="gr129" style:family="graphic" style:parent-style-name="standard">
      <style:graphic-properties svg:stroke-color="#000000" draw:fill-color="#f7d1d5" draw:textarea-horizontal-align="justify" draw:textarea-vertical-align="middle" draw:auto-grow-height="false" fo:min-height="0.293cm" fo:min-width="0.043cm" loext:decorative="false"/>
    </style:style>
    <style:style style:name="gr130" style:family="graphic" style:parent-style-name="standard">
      <style:graphic-properties draw:stroke="none" svg:stroke-color="#000000" draw:fill="none" draw:fill-color="#ffffff" draw:textarea-horizontal-align="left" draw:auto-grow-height="true" draw:auto-grow-width="false" fo:min-height="0.92cm" fo:min-width="1.502cm" loext:decorative="false"/>
      <style:paragraph-properties style:writing-mode="lr-tb"/>
    </style:style>
    <style:style style:name="gr131" style:family="graphic" style:parent-style-name="standard">
      <style:graphic-properties svg:stroke-width="0.081cm" draw:marker-start-width="0.321cm" draw:marker-end-width="0.321cm" draw:fill-color="#ffffff" draw:textarea-horizontal-align="justify" draw:textarea-vertical-align="middle" draw:auto-grow-height="false" fo:min-height="1.215cm" fo:min-width="5.184cm" fo:padding-top="0.165cm" fo:padding-bottom="0.165cm" fo:padding-left="0.29cm" fo:padding-right="0.29cm" fo:wrap-option="wrap" style:writing-mode="lr-tb" loext:decorative="false"/>
      <style:paragraph-properties style:writing-mode="lr-tb"/>
    </style:style>
    <style:style style:name="P1" style:family="paragraph">
      <loext:graphic-properties draw:fill="none" draw:fill-color="#ffffff"/>
      <style:text-properties style:font-name="Higure Gothic Black" fo:font-size="48pt" style:font-name-asian="Higure Gothic Black" style:font-size-asian="48pt" style:font-size-complex="48pt"/>
    </style:style>
    <style:style style:name="P2" style:family="paragraph">
      <loext:graphic-properties draw:fill="none" draw:fill-color="#ffffff"/>
      <style:text-properties style:font-name="DelaSuko Gothic One" fo:font-size="48pt" style:font-name-asian="DelaSuko Gothic One" style:font-size-asian="48pt" style:font-size-complex="48pt"/>
    </style:style>
    <style:style style:name="P3" style:family="paragraph">
      <loext:graphic-properties draw:fill="none" draw:fill-color="#ffffff"/>
      <style:text-properties style:font-name="玉ねぎ楷書激無料版v7改" fo:font-size="48pt" style:font-name-asian="玉ねぎ楷書激無料版v7改" style:font-size-asian="48pt" style:font-size-complex="48pt"/>
    </style:style>
    <style:style style:name="P4" style:family="paragraph">
      <loext:graphic-properties draw:fill="none" draw:fill-color="#ffffff"/>
      <style:text-properties style:font-name="しっぽり太ゴシックB2" fo:font-size="48pt" style:font-name-asian="しっぽり太ゴシックB2" style:font-size-asian="48pt" style:font-size-complex="48pt"/>
    </style:style>
    <style:style style:name="P5" style:family="paragraph">
      <loext:graphic-properties draw:fill="none" draw:fill-color="#ffffff"/>
      <style:text-properties style:font-name="新レトロ丸ゴシック" fo:font-size="48pt" style:font-name-asian="新レトロ丸ゴシック" style:font-size-asian="48pt" style:font-size-complex="48pt"/>
    </style:style>
    <style:style style:name="P6" style:family="paragraph">
      <loext:graphic-properties draw:fill-color="#ffffff"/>
      <style:paragraph-properties fo:text-align="center"/>
    </style:style>
    <style:style style:name="P7" style:family="paragraph">
      <loext:graphic-properties draw:fill="none" draw:fill-color="#ffffff"/>
      <style:text-properties style:font-name="はんなり明朝" fo:font-size="48pt" style:font-name-asian="はんなり明朝" style:font-size-asian="48pt" style:font-size-complex="48pt"/>
    </style:style>
    <style:style style:name="P8" style:family="paragraph">
      <style:paragraph-properties fo:text-align="end"/>
    </style:style>
    <style:style style:name="P9" style:family="paragraph">
      <loext:graphic-properties draw:fill="none" draw:fill-color="#ffffff"/>
      <style:paragraph-properties fo:text-align="end"/>
      <style:text-properties style:font-name="はんなり明朝" fo:font-size="36pt" style:font-name-asian="はんなり明朝" style:font-size-asian="36pt" style:font-size-complex="36pt"/>
    </style:style>
    <style:style style:name="P10" style:family="paragraph">
      <style:paragraph-properties fo:text-align="end"/>
      <style:text-properties style:font-name="しっぽり明朝B1 OTF" style:font-name-asian="しっぽり明朝B1 OTF"/>
    </style:style>
    <style:style style:name="P11" style:family="paragraph">
      <loext:graphic-properties draw:fill="none" draw:fill-color="#ffffff"/>
      <style:paragraph-properties fo:text-align="end"/>
      <style:text-properties style:font-name="しっぽり明朝B1 OTF" fo:font-size="48pt" style:font-name-asian="しっぽり明朝B1 OTF" style:font-size-asian="48pt" style:font-size-complex="48pt"/>
    </style:style>
    <style:style style:name="P12" style:family="paragraph">
      <loext:graphic-properties draw:fill="none" draw:fill-color="#ffffff"/>
      <style:paragraph-properties fo:text-align="end"/>
      <style:text-properties style:font-name="しっぽり明朝B1 OTF" fo:font-size="36pt" style:font-name-asian="しっぽり明朝B1 OTF" style:font-size-asian="36pt" style:font-size-complex="36pt"/>
    </style:style>
    <style:style style:name="P13" style:family="paragraph">
      <loext:graphic-properties draw:fill="none"/>
      <style:paragraph-properties fo:text-align="center"/>
    </style:style>
    <style:style style:name="P14" style:family="paragraph">
      <style:paragraph-properties fo:text-align="center"/>
    </style:style>
    <style:style style:name="P15" style:family="paragraph">
      <loext:graphic-properties draw:fill-color="#ffffff"/>
      <style:paragraph-properties fo:text-align="center" style:writing-mode="lr-tb"/>
    </style:style>
    <style:style style:name="P16" style:family="paragraph">
      <loext:graphic-properties draw:fill="none" draw:fill-color="#ffffff"/>
      <style:text-properties fo:color="#3465a4" loext:opacity="100%" fo:font-size="14pt" fo:font-weight="bold" style:font-size-asian="14pt" style:font-weight-asian="bold" style:font-size-complex="14pt" style:font-weight-complex="bold"/>
    </style:style>
    <style:style style:name="P17" style:family="paragraph">
      <loext:graphic-properties draw:fill-color="#ffff00"/>
      <style:paragraph-properties fo:text-align="center"/>
    </style:style>
    <style:style style:name="P18" style:family="paragraph">
      <loext:graphic-properties draw:fill="none"/>
      <style:paragraph-properties fo:text-align="center"/>
      <style:text-properties style:font-name="Higure Gothic Black"/>
    </style:style>
    <style:style style:name="P19" style:family="paragraph">
      <loext:graphic-properties draw:fill="none"/>
    </style:style>
    <style:style style:name="P20" style:family="paragraph">
      <loext:graphic-properties draw:fill="solid" draw:fill-color="#ffffff"/>
      <style:paragraph-properties fo:text-align="center"/>
    </style:style>
    <style:style style:name="P21" style:family="paragraph">
      <loext:graphic-properties draw:fill="none" draw:fill-color="#ffffff"/>
      <style:paragraph-properties fo:text-align="center"/>
    </style:style>
    <style:style style:name="P22" style:family="paragraph">
      <loext:graphic-properties draw:fill="none" draw:fill-color="#ffffff"/>
      <style:text-properties fo:color="#3465a4" loext:opacity="100%" fo:font-weight="bold" style:font-weight-asian="bold" style:font-weight-complex="bold"/>
    </style:style>
    <style:style style:name="P23" style:family="paragraph">
      <loext:graphic-properties draw:fill="solid" draw:fill-color="#808080"/>
      <style:paragraph-properties fo:text-align="center"/>
    </style:style>
    <style:style style:name="P24" style:family="paragraph">
      <loext:graphic-properties draw:fill-color="#ffffa6"/>
      <style:paragraph-properties fo:text-align="center"/>
    </style:style>
    <style:style style:name="P25" style:family="paragraph">
      <loext:graphic-properties draw:fill-color="#ffd7d7"/>
      <style:paragraph-properties fo:text-align="center"/>
    </style:style>
    <style:style style:name="P26" style:family="paragraph">
      <loext:graphic-properties draw:fill-color="#dee7e5"/>
      <style:paragraph-properties fo:text-align="center"/>
    </style:style>
    <style:style style:name="P27" style:family="paragraph">
      <loext:graphic-properties draw:fill-color="#dedce6"/>
      <style:paragraph-properties fo:text-align="center"/>
    </style:style>
    <style:style style:name="P28" style:family="paragraph">
      <loext:graphic-properties draw:fill-color="#ffdbb6"/>
      <style:paragraph-properties fo:text-align="center"/>
    </style:style>
    <style:style style:name="P29" style:family="paragraph">
      <loext:graphic-properties draw:fill-color="#b3cac7"/>
      <style:paragraph-properties fo:text-align="center"/>
    </style:style>
    <style:style style:name="P30" style:family="paragraph">
      <loext:graphic-properties draw:fill-color="#ffb66c"/>
      <style:paragraph-properties fo:text-align="center"/>
    </style:style>
    <style:style style:name="P31" style:family="paragraph">
      <loext:graphic-properties draw:fill-color="#bf819e"/>
      <style:paragraph-properties fo:text-align="center"/>
    </style:style>
    <style:style style:name="P32" style:family="paragraph">
      <loext:graphic-properties draw:fill-color="#dde8cb"/>
      <style:paragraph-properties fo:text-align="center"/>
    </style:style>
    <style:style style:name="P33" style:family="paragraph">
      <loext:graphic-properties draw:fill-color="#ffa6a6"/>
      <style:paragraph-properties fo:text-align="center"/>
    </style:style>
    <style:style style:name="P34" style:family="paragraph">
      <loext:graphic-properties draw:fill="none" draw:fill-color="#ffffff"/>
    </style:style>
    <style:style style:name="P35" style:family="paragraph">
      <loext:graphic-properties draw:fill-color="#ffffff" draw:opacity="42%"/>
      <style:paragraph-properties fo:text-align="center" style:writing-mode="lr-tb"/>
    </style:style>
    <style:style style:name="P36" style:family="paragraph">
      <loext:graphic-properties draw:fill-color="#ffff6d" draw:opacity="27%"/>
      <style:paragraph-properties fo:text-align="center"/>
    </style:style>
    <style:style style:name="P37" style:family="paragraph">
      <loext:graphic-properties draw:opacity="27%"/>
      <style:paragraph-properties fo:text-align="center"/>
    </style:style>
    <style:style style:name="P38" style:family="paragraph">
      <loext:graphic-properties draw:fill-color="#e16173" draw:opacity="27%"/>
      <style:paragraph-properties fo:text-align="center"/>
    </style:style>
    <style:style style:name="P39" style:family="paragraph">
      <loext:graphic-properties draw:fill-color="#afd095" draw:opacity="27%"/>
      <style:paragraph-properties fo:text-align="center"/>
    </style:style>
    <style:style style:name="P40" style:family="paragraph">
      <loext:graphic-properties draw:fill-color="#ffd8ce"/>
      <style:paragraph-properties fo:text-align="center"/>
    </style:style>
    <style:style style:name="P41" style:family="paragraph">
      <loext:graphic-properties draw:fill-color="#f6f9d4"/>
      <style:paragraph-properties fo:text-align="center"/>
    </style:style>
    <style:style style:name="P42" style:family="paragraph">
      <loext:graphic-properties draw:fill-color="#b4c7dc"/>
      <style:paragraph-properties fo:text-align="center"/>
    </style:style>
    <style:style style:name="P43" style:family="paragraph">
      <loext:graphic-properties draw:fill-color="#afd095"/>
      <style:paragraph-properties fo:text-align="center"/>
    </style:style>
    <style:style style:name="P44" style:family="paragraph">
      <loext:graphic-properties draw:fill="none" draw:fill-color="#ffffff"/>
      <style:text-properties fo:color="#333333" loext:opacity="100%" fo:font-size="11pt" fo:font-weight="bold" style:font-size-asian="11pt" style:font-weight-asian="bold" style:font-size-complex="11pt" style:font-weight-complex="bold"/>
    </style:style>
    <style:style style:name="P45" style:family="paragraph">
      <loext:graphic-properties draw:fill="gradient" draw:fill-color="#ff6d6d" draw:fill-gradient-name="Gradient_20_51"/>
      <style:paragraph-properties fo:text-align="center"/>
    </style:style>
    <style:style style:name="P46" style:family="paragraph">
      <loext:graphic-properties draw:fill-color="#ed4c05"/>
      <style:paragraph-properties fo:text-align="center"/>
    </style:style>
    <style:style style:name="P47" style:family="paragraph">
      <loext:graphic-properties draw:fill-color="#ffaa95"/>
      <style:paragraph-properties fo:text-align="center"/>
    </style:style>
    <style:style style:name="P48" style:family="paragraph">
      <loext:graphic-properties draw:fill-color="#fee9e4"/>
      <style:paragraph-properties fo:text-align="center"/>
    </style:style>
    <style:style style:name="P49" style:family="paragraph">
      <loext:graphic-properties draw:fill="gradient" draw:fill-color="#ffb66c" draw:fill-gradient-name="Gradient_20_16" draw:opacity="72%"/>
      <style:paragraph-properties fo:text-align="center" style:writing-mode="lr-tb"/>
    </style:style>
    <style:style style:name="P50" style:family="paragraph">
      <loext:graphic-properties draw:fill-color="#eeeeee"/>
      <style:paragraph-properties fo:text-align="center"/>
    </style:style>
    <style:style style:name="P51" style:family="paragraph">
      <loext:graphic-properties draw:fill="gradient" draw:fill-gradient-name="Gradient_20_23" draw:opacity="57%"/>
      <style:paragraph-properties fo:text-align="center"/>
    </style:style>
    <style:style style:name="P52" style:family="paragraph">
      <loext:graphic-properties draw:fill-color="#ff4000"/>
      <style:paragraph-properties fo:text-align="center"/>
    </style:style>
    <style:style style:name="P53" style:family="paragraph">
      <loext:graphic-properties draw:fill-color="#fff5ce"/>
      <style:paragraph-properties fo:text-align="center"/>
    </style:style>
    <style:style style:name="P54" style:family="paragraph">
      <loext:graphic-properties draw:fill-color="#ff860d"/>
      <style:paragraph-properties fo:text-align="center"/>
    </style:style>
    <style:style style:name="P55" style:family="paragraph">
      <loext:graphic-properties draw:fill-color="#f7d1d5"/>
      <style:paragraph-properties fo:text-align="center"/>
    </style:style>
    <style:style style:name="T1" style:family="text">
      <style:text-properties style:font-name="Higure Gothic Black" fo:font-size="48pt" style:font-name-asian="Higure Gothic Black" style:font-size-asian="48pt" style:font-size-complex="48pt"/>
    </style:style>
    <style:style style:name="T2" style:family="text">
      <style:text-properties style:font-name="DelaSuko Gothic One" fo:font-size="48pt" style:font-name-asian="DelaSuko Gothic One" style:font-size-asian="48pt" style:font-size-complex="48pt"/>
    </style:style>
    <style:style style:name="T3" style:family="text">
      <style:text-properties style:font-name="玉ねぎ楷書激無料版v7改" fo:font-size="48pt" style:font-name-asian="玉ねぎ楷書激無料版v7改" style:font-size-asian="48pt" style:font-size-complex="48pt"/>
    </style:style>
    <style:style style:name="T4" style:family="text">
      <style:text-properties style:font-name="しっぽり太ゴシックB2" fo:font-size="48pt" style:font-name-asian="しっぽり太ゴシックB2" style:font-size-asian="48pt" style:font-size-complex="48pt"/>
    </style:style>
    <style:style style:name="T5" style:family="text">
      <style:text-properties style:font-name="新レトロ丸ゴシック" fo:font-size="48pt" style:font-name-asian="新レトロ丸ゴシック" style:font-size-asian="48pt" style:font-size-complex="48pt"/>
    </style:style>
    <style:style style:name="T6" style:family="text">
      <style:text-properties fo:font-variant="normal" fo:text-transform="none" style:use-window-font-color="true" loext:opacity="0%" style:text-outline="false" style:text-line-through-style="none" style:text-line-through-type="none" style:font-name="DelaSuko Gothic One" fo:font-size="48pt" fo:font-style="normal" fo:text-shadow="none" style:text-underline-style="none" fo:font-weight="normal" style:letter-kerning="true" style:font-name-asian="DelaSuko Gothic One" style:font-size-asian="48pt" style:font-style-asian="normal" style:font-weight-asian="normal" style:font-name-complex="Noto Sans Devanagari" style:font-size-complex="4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新レトロ丸ゴシック" fo:font-size="48pt" fo:font-style="normal" fo:text-shadow="none" style:text-underline-style="none" fo:font-weight="normal" style:letter-kerning="true" style:font-name-asian="新レトロ丸ゴシック" style:font-size-asian="48pt" style:font-style-asian="normal" style:font-weight-asian="normal" style:font-name-complex="Noto Sans Devanagari" style:font-size-complex="4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コーポレートやわ明 ver3 Medium" fo:font-size="48pt" fo:font-style="normal" fo:text-shadow="none" style:text-underline-style="none" fo:font-weight="normal" style:letter-kerning="true" style:font-name-asian="コーポレートやわ明 ver3 Medium" style:font-size-asian="48pt" style:font-style-asian="normal" style:font-weight-asian="normal" style:font-name-complex="Noto Sans Devanagari" style:font-size-complex="4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はんなり明朝" fo:font-size="26pt" fo:font-style="normal" fo:text-shadow="none" style:text-underline-style="none" fo:font-weight="normal" style:letter-kerning="true" style:font-name-asian="はんなり明朝"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はんなり明朝" fo:font-size="36pt" fo:font-style="normal" fo:text-shadow="none" style:text-underline-style="none" fo:font-weight="normal" style:letter-kerning="true" style:font-name-asian="はんなり明朝"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しっぽり明朝B1 OTF" fo:font-size="48pt" fo:font-style="normal" fo:text-shadow="none" style:text-underline-style="none" fo:font-weight="normal" style:letter-kerning="true" style:font-name-asian="しっぽり明朝B1 OTF" style:font-size-asian="48pt" style:font-style-asian="normal" style:font-weight-asian="normal" style:font-name-complex="Noto Sans Devanagari" style:font-size-complex="48pt" style:font-style-complex="normal" style:font-weight-complex="normal" style:text-emphasize="none" style:font-relief="none" style:text-overline-style="none" style:text-overline-color="font-color"/>
    </style:style>
    <style:style style:name="T12" style:family="text">
      <style:text-properties fo:color="#3465a4" loext:opacity="100%"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fo:color="#3465a4" loext:opacity="100%" fo:font-weight="bold" style:font-weight-asian="bold" style:font-weight-complex="bold"/>
    </style:style>
    <style:style style:name="T15" style:family="text">
      <style:text-properties fo:color="#333333" loext:opacity="100%"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標準">
        <draw:frame draw:style-name="gr1" draw:text-style-name="P1" draw:layer="layout" svg:width="27.595cm" svg:height="1.944cm" svg:x="0.801cm" svg:y="3.234cm">
          <draw:text-box>
            <text:p><text:span text:style-name="T1">生</text:span><text:span text:style-name="T1">知</text:span><text:span text:style-name="T1">能</text:span><text:span text:style-name="T1">と</text:span><text:span text:style-name="T1">生</text:span><text:span text:style-name="T1">知</text:span><text:span text:style-name="T1">能</text:span><text:span text:style-name="T1">と</text:span><text:span text:style-name="T1">人</text:span><text:span text:style-name="T1">工</text:span><text:span text:style-name="T1">知</text:span><text:span text:style-name="T1">能</text:span><text:span text:style-name="T1">と</text:span><text:span text:style-name="T1">生</text:span><text:span text:style-name="T1">知</text:span><text:span text:style-name="T1">能</text:span></text:p>
          </draw:text-box>
        </draw:frame>
        <draw:frame draw:style-name="gr2" draw:text-style-name="P2" draw:layer="layout" svg:width="27.595cm" svg:height="2.702cm" svg:x="0.774cm" svg:y="4.891cm">
          <draw:text-box>
            <text:p><text:span text:style-name="T2">生</text:span><text:span text:style-name="T2">知</text:span><text:span text:style-name="T2">能</text:span><text:span text:style-name="T2">と</text:span><text:span text:style-name="T2">生</text:span><text:span text:style-name="T2">知</text:span><text:span text:style-name="T2">能</text:span><text:span text:style-name="T2">と</text:span><text:span text:style-name="T2">人</text:span><text:span text:style-name="T2">工</text:span><text:span text:style-name="T2">知</text:span><text:span text:style-name="T2">能</text:span><text:span text:style-name="T2">と</text:span><text:span text:style-name="T2">生</text:span><text:span text:style-name="T2">知</text:span><text:span text:style-name="T2">能</text:span></text:p>
          </draw:text-box>
        </draw:frame>
        <draw:frame draw:style-name="gr1" draw:text-style-name="P3" draw:layer="layout" svg:width="27.595cm" svg:height="1.944cm" svg:x="0.854cm" svg:y="7.19cm">
          <draw:text-box>
            <text:p><text:span text:style-name="T3">生</text:span><text:span text:style-name="T3">知</text:span><text:span text:style-name="T3">能</text:span><text:span text:style-name="T3">と</text:span><text:span text:style-name="T3">生</text:span><text:span text:style-name="T3">知</text:span><text:span text:style-name="T3">能</text:span><text:span text:style-name="T3">と</text:span><text:span text:style-name="T3">人</text:span><text:span text:style-name="T3">工</text:span><text:span text:style-name="T3">知</text:span><text:span text:style-name="T3">能</text:span><text:span text:style-name="T3">と</text:span><text:span text:style-name="T3">生</text:span><text:span text:style-name="T3">知</text:span><text:span text:style-name="T3">能</text:span></text:p>
          </draw:text-box>
        </draw:frame>
        <draw:frame draw:style-name="gr1" draw:text-style-name="P4" draw:layer="layout" svg:width="27.595cm" svg:height="1.944cm" svg:x="0.961cm" svg:y="9.222cm">
          <draw:text-box>
            <text:p><text:span text:style-name="T4">生</text:span><text:span text:style-name="T4">知</text:span><text:span text:style-name="T4">能</text:span><text:span text:style-name="T4">と</text:span><text:span text:style-name="T4">生</text:span><text:span text:style-name="T4">知</text:span><text:span text:style-name="T4">能</text:span><text:span text:style-name="T4">と</text:span><text:span text:style-name="T4">人</text:span><text:span text:style-name="T4">工</text:span><text:span text:style-name="T4">知</text:span><text:span text:style-name="T4">能</text:span><text:span text:style-name="T4">と</text:span><text:span text:style-name="T4">生</text:span><text:span text:style-name="T4">知</text:span><text:span text:style-name="T4">能</text:span></text:p>
          </draw:text-box>
        </draw:frame>
        <draw:frame draw:style-name="gr2" draw:text-style-name="P5" draw:layer="layout" svg:width="27.595cm" svg:height="2.702cm" svg:x="0.827cm" svg:y="11.066cm">
          <draw:text-box>
            <text:p><text:span text:style-name="T5">生</text:span><text:span text:style-name="T5">知</text:span><text:span text:style-name="T5">能</text:span><text:span text:style-name="T5">と</text:span><text:span text:style-name="T5">生</text:span><text:span text:style-name="T5">知</text:span><text:span text:style-name="T5">能</text:span><text:span text:style-name="T5">と</text:span><text:span text:style-name="T5">人</text:span><text:span text:style-name="T5">工</text:span><text:span text:style-name="T5">知</text:span><text:span text:style-name="T5">能</text:span><text:span text:style-name="T5">と</text:span><text:span text:style-name="T5">生</text:span><text:span text:style-name="T5">知</text:span><text:span text:style-name="T5">能</text:span></text:p>
          </draw:text-box>
        </draw:frame>
        <draw:frame draw:style-name="gr3" draw:text-style-name="P5" draw:layer="layout" svg:width="27.595cm" svg:height="2.702cm" svg:x="1cm" svg:y="14.621cm">
          <draw:text-box>
            <text:p><text:span text:style-name="T6">生</text:span><text:span text:style-name="T7">知</text:span><text:span text:style-name="T7">能</text:span><text:span text:style-name="T7">と</text:span><text:span text:style-name="T2">生</text:span><text:span text:style-name="T5">知</text:span><text:span text:style-name="T5">能</text:span><text:span text:style-name="T5">と</text:span><text:span text:style-name="T2">人</text:span><text:span text:style-name="T2">工</text:span><text:span text:style-name="T5">知</text:span><text:span text:style-name="T5">能</text:span><text:span text:style-name="T5">と</text:span><text:span text:style-name="T2">生</text:span><text:span text:style-name="T5">知</text:span><text:span text:style-name="T5">能</text:span></text:p>
          </draw:text-box>
        </draw:frame>
        <draw:frame draw:style-name="gr3" draw:text-style-name="P5" draw:layer="layout" svg:width="27.595cm" svg:height="2.702cm" svg:x="1.001cm" svg:y="14.621cm">
          <draw:text-box>
            <text:p><text:span text:style-name="T6">生</text:span><text:span text:style-name="T7">知</text:span><text:span text:style-name="T7">能</text:span><text:span text:style-name="T7">と</text:span><text:span text:style-name="T2">生</text:span><text:span text:style-name="T5">知</text:span><text:span text:style-name="T5">能</text:span><text:span text:style-name="T5">と</text:span><text:span text:style-name="T2">人</text:span><text:span text:style-name="T2">工</text:span><text:span text:style-name="T5">知</text:span><text:span text:style-name="T5">能</text:span><text:span text:style-name="T5">と</text:span><text:span text:style-name="T2">生</text:span><text:span text:style-name="T5">知</text:span><text:span text:style-name="T5">能</text:span></text:p>
          </draw:text-box>
        </draw:frame>
      </draw:page>
      <draw:page draw:name="page2" draw:style-name="dp1" draw:master-page-name="標準">
        <draw:custom-shape draw:style-name="gr4" draw:text-style-name="P6" draw:layer="layout" svg:width="17.75cm" svg:height="5.25cm" svg:x="9.75cm" svg:y="11.5cm">
          <text:p/>
          <draw:enhanced-geometry svg:viewBox="0 0 21600 21600" draw:glue-points="10800 0 0 10800 10800 21600 21600 10800 ?f40 ?f41" draw:text-areas="0 0 21600 21600" draw:type="rectangular-callout" draw:modifiers="1619.60452932229 26861.1693010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5" draw:layer="layout" svg:width="27.595cm" svg:height="2.702cm" svg:x="0.905cm" svg:y="0.048cm">
          <draw:text-box>
            <text:p><text:span text:style-name="T7">お</text:span><text:span text:style-name="T7">前</text:span><text:span text:style-name="T7">は</text:span><text:span text:style-name="T7">だ</text:span><text:span text:style-name="T7">い</text:span><text:span text:style-name="T7">た</text:span><text:span text:style-name="T7">い</text:span><text:span text:style-name="T7">A</text:span><text:span text:style-name="T7">I</text:span><text:span text:style-name="T7">と</text:span><text:span text:style-name="T7">同</text:span><text:span text:style-name="T7">じ</text:span></text:p>
          </draw:text-box>
        </draw:frame>
        <draw:frame draw:style-name="gr5" draw:text-style-name="P7" draw:layer="layout" svg:width="14.648cm" svg:height="2.702cm" svg:x="11.352cm" svg:y="13cm">
          <draw:text-box>
            <text:p><text:span text:style-name="T8">お</text:span><text:span text:style-name="T8">前</text:span><text:span text:style-name="T8">の</text:span><text:span text:style-name="T8">思</text:span><text:span text:style-name="T8">考</text:span><text:span text:style-name="T8">、</text:span><text:span text:style-name="T8">ほ</text:span><text:span text:style-name="T8">ぼ</text:span><text:span text:style-name="T8">A</text:span><text:span text:style-name="T8">I</text:span></text:p>
          </draw:text-box>
        </draw:frame>
        <draw:frame draw:style-name="gr6" draw:text-style-name="P9" draw:layer="layout" svg:width="8.905cm" svg:height="1.775cm" svg:x="18.695cm" svg:y="16.825cm">
          <draw:text-box>
            <text:p text:style-name="P8"><text:span text:style-name="T9">か</text:span><text:span text:style-name="T9">ら</text:span><text:span text:style-name="T9">始</text:span><text:span text:style-name="T9">め</text:span><text:span text:style-name="T9">る</text:span><text:span text:style-name="T10">自</text:span><text:span text:style-name="T10">由</text:span><text:span text:style-name="T10">論</text:span></text:p>
          </draw:text-box>
        </draw:frame>
        <draw:frame draw:style-name="gr6" draw:text-style-name="P11" draw:layer="layout" svg:width="12.355cm" svg:height="1.944cm" svg:x="1.25cm" svg:y="5.39cm">
          <draw:text-box>
            <text:p text:style-name="P10"><text:span text:style-name="T11">生</text:span><text:span text:style-name="T11">知</text:span><text:span text:style-name="T11">能</text:span><text:span text:style-name="T11">の</text:span><text:span text:style-name="T11">自</text:span><text:span text:style-name="T11">由</text:span><text:span text:style-name="T11">論</text:span></text:p>
          </draw:text-box>
        </draw:frame>
        <draw:frame draw:style-name="gr6" draw:text-style-name="P12" draw:layer="layout" svg:width="17.139cm" svg:height="1.775cm" svg:x="1.108cm" svg:y="7.725cm">
          <draw:text-box>
            <text:p text:style-name="P10"><text:span text:style-name="T10">A</text:span><text:span text:style-name="T10">I</text:span><text:span text:style-name="T10">は</text:span><text:span text:style-name="T10">あ</text:span><text:span text:style-name="T10">な</text:span><text:span text:style-name="T10">た</text:span><text:span text:style-name="T10">を</text:span><text:span text:style-name="T10">自</text:span><text:span text:style-name="T10">由</text:span><text:span text:style-name="T10">に</text:span><text:span text:style-name="T10">す</text:span><text:span text:style-name="T10">る</text:span><text:span text:style-name="T10">か</text:span><text:span text:style-name="T10">？</text:span></text:p>
          </draw:text-box>
        </draw:frame>
      </draw:page>
      <draw:page draw:name="page3" draw:style-name="dp1" draw:master-page-name="標準">
        <draw:custom-shape draw:style-name="gr7" draw:text-style-name="P6" draw:layer="layout" svg:width="28cm" svg:height="18.25cm" svg:x="0.75cm" svg:y="0.5cm">
          <text:p/>
          <draw:enhanced-geometry svg:viewBox="0 0 21600 21600" draw:type="rectangle" draw:enhanced-path="M 0 0 L 21600 0 21600 21600 0 21600 0 0 Z N"/>
        </draw:custom-shape>
        <draw:frame draw:style-name="gr8" draw:text-style-name="P13" draw:layer="layout" svg:width="10.926cm" svg:height="10.08cm" svg:x="1.872cm" svg:y="2.506cm">
          <draw:image xlink:href="Pictures/100000010000019D0000017D2CB01E49.png" xlink:type="simple" xlink:show="embed" xlink:actuate="onLoad" draw:mime-type="image/png">
            <text:p/>
          </draw:image>
        </draw:frame>
        <draw:custom-shape draw:style-name="gr9" draw:text-style-name="P15" draw:layer="layout" svg:width="3.436cm" svg:height="2.233cm" svg:x="10.874cm" svg:y="1.464cm">
          <text:p text:style-name="P14">Dog!</text:p>
          <draw:enhanced-geometry svg:viewBox="0 0 21600 21600" draw:glue-points="10800 0 3160 3160 0 10800 3160 18440 10800 21600 18440 18440 21600 10800 18440 3160 ?f14 ?f15" draw:text-areas="3200 3200 18400 18400" draw:type="round-callout" draw:modifiers="-433.633983124818 28580.84153983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0" draw:text-style-name="P13" draw:layer="layout" svg:width="1.27cm" svg:height="1.468cm" svg:x="2.533cm" svg:y="3.629cm">
          <draw:image xlink:href="Pictures/10000001000000D4000000F5FB948E3F.png" xlink:type="simple" xlink:show="embed" xlink:actuate="onLoad" draw:mime-type="image/png">
            <text:p/>
          </draw:image>
        </draw:frame>
        <draw:frame draw:style-name="gr11" draw:text-style-name="P13" draw:layer="layout" svg:width="12.593cm" svg:height="9.749cm" svg:x="15.39cm" svg:y="2.516cm">
          <draw:image xlink:href="Pictures/10000001000001DC000001BB9CE3D603.png" xlink:type="simple" xlink:show="embed" xlink:actuate="onLoad" draw:mime-type="image/png">
            <text:p/>
          </draw:image>
        </draw:frame>
        <draw:custom-shape draw:style-name="gr12" draw:text-style-name="P15" draw:layer="layout" svg:width="4.226cm" svg:height="2.233cm" svg:x="19.763cm" svg:y="1.438cm">
          <text:p text:style-name="P14">Seagull!</text:p>
          <draw:enhanced-geometry svg:viewBox="0 0 21600 21600" draw:glue-points="10800 0 3160 3160 0 10800 3160 18440 10800 21600 18440 18440 21600 10800 18440 3160 ?f14 ?f15" draw:text-areas="3200 3200 18400 18400" draw:type="round-callout" draw:modifiers="3684.31511710433 28580.84153983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5" draw:layer="layout" svg:width="3.421cm" svg:height="1.568cm" svg:x="5.7cm" svg:y="15.982cm">
          <text:p text:style-name="P14">知能</text:p>
          <draw:enhanced-geometry svg:viewBox="0 0 21600 21600" draw:type="rectangle" draw:enhanced-path="M 0 0 L 21600 0 21600 21600 0 21600 0 0 Z N"/>
        </draw:custom-shape>
        <draw:line draw:style-name="gr14" draw:text-style-name="P13" draw:layer="layout" svg:x1="4.2cm" svg:y1="16.8cm" svg:x2="5.7cm" svg:y2="16.8cm">
          <text:p/>
        </draw:line>
        <draw:line draw:style-name="gr14" draw:text-style-name="P13" draw:layer="layout" svg:x1="9.121cm" svg:y1="16.8cm" svg:x2="11.417cm" svg:y2="16.8cm">
          <text:p/>
        </draw:line>
        <draw:custom-shape draw:style-name="gr15" draw:text-style-name="P15" draw:layer="layout" svg:width="2.833cm" svg:height="1.845cm" svg:x="1.367cm" svg:y="15.8cm">
          <text:p text:style-name="P14">入力</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5" xml:id="id1" draw:id="id1" draw:layer="layout" svg:width="2.833cm" svg:height="1.845cm" svg:x="11.417cm" svg:y="15.8cm">
          <text:p text:style-name="P14">出力</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3" draw:layer="layout" draw:line-skew="-1.498cm" svg:x1="12.834cm" svg:y1="15.8cm" svg:x2="7.475cm" svg:y2="15.5cm" draw:start-shape="id1" draw:start-glue-point="4" draw:end-shape="id2" draw:end-glue-point="0" svg:d="M12834 15800v-2299h-5359v1999" svg:viewBox="0 0 5360 2300">
          <text:p/>
        </draw:connector>
        <draw:custom-shape draw:style-name="gr18" draw:text-style-name="P15" draw:layer="layout" svg:width="3.421cm" svg:height="1.318cm" svg:x="8.529cm" svg:y="12.932cm">
          <text:p text:style-name="P14">教師</text:p>
          <draw:enhanced-geometry svg:viewBox="0 0 21600 21600" draw:type="rectangle" draw:enhanced-path="M 0 0 L 21600 0 21600 21600 0 21600 0 0 Z N"/>
        </draw:custom-shape>
        <draw:frame draw:style-name="gr8" draw:text-style-name="P13" draw:layer="layout" svg:width="1.618cm" svg:height="1.5cm" draw:transform="rotate (0.521329847570706) translate (9.084cm 15.153cm)">
          <draw:image xlink:href="Pictures/100000010000006000000059CF4E7C8B.png" xlink:type="simple" xlink:show="embed" xlink:actuate="onLoad" draw:mime-type="image/png">
            <text:p/>
          </draw:image>
        </draw:frame>
        <draw:frame draw:style-name="gr19" draw:text-style-name="P16" draw:layer="layout" svg:width="1.848cm" svg:height="1.361cm" svg:x="10.952cm" svg:y="14.447cm">
          <draw:text-box>
            <text:p><text:span text:style-name="T12">f</text:span><text:span text:style-name="T12">e</text:span><text:span text:style-name="T12">e</text:span><text:span text:style-name="T12">d</text:span><text:span text:style-name="T12"><text:line-break/></text:span><text:span text:style-name="T12">b</text:span><text:span text:style-name="T12">a</text:span><text:span text:style-name="T12">c</text:span><text:span text:style-name="T12">k</text:span></text:p>
          </draw:text-box>
        </draw:frame>
        <draw:custom-shape draw:style-name="gr13" draw:text-style-name="P15" draw:layer="layout" svg:width="3.421cm" svg:height="1.568cm" svg:x="20.083cm" svg:y="15.932cm">
          <text:p text:style-name="P14">知能</text:p>
          <draw:enhanced-geometry svg:viewBox="0 0 21600 21600" draw:type="rectangle" draw:enhanced-path="M 0 0 L 21600 0 21600 21600 0 21600 0 0 Z N"/>
        </draw:custom-shape>
        <draw:line draw:style-name="gr14" draw:text-style-name="P13" draw:layer="layout" svg:x1="18.583cm" svg:y1="16.75cm" svg:x2="20.083cm" svg:y2="16.75cm">
          <text:p/>
        </draw:line>
        <draw:line draw:style-name="gr14" draw:text-style-name="P13" draw:layer="layout" svg:x1="23.504cm" svg:y1="16.75cm" svg:x2="25.25cm" svg:y2="16.75cm">
          <text:p/>
        </draw:line>
        <draw:custom-shape draw:style-name="gr16" draw:text-style-name="P15" draw:layer="layout" svg:width="2.833cm" svg:height="1.845cm" svg:x="15.75cm" svg:y="15.75cm">
          <text:p text:style-name="P14">入力</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5" draw:layer="layout" svg:width="2.833cm" svg:height="1.845cm" svg:x="25.205cm" svg:y="15.784cm">
          <text:p text:style-name="P14">出力</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7" xml:id="id2" draw:id="id2" draw:layer="layout" svg:width="0.75cm" svg:height="0.75cm" svg:x="7.1cm" svg:y="15.5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line draw:style-name="gr21" draw:text-style-name="P13" draw:layer="layout" svg:x1="14.95cm" svg:y1="1.25cm" svg:x2="14.95cm" svg:y2="18cm">
          <text:p/>
        </draw:line>
        <draw:custom-shape draw:style-name="gr22" draw:text-style-name="P6" draw:layer="layout" svg:width="4cm" svg:height="2.25cm" svg:x="10.25cm" svg:y="8.4cm">
          <text:p text:style-name="P14"><text:span text:style-name="T13">モデル</text:span>を</text:p>
          <text:p text:style-name="P14">調整</text:p>
          <draw:enhanced-geometry svg:viewBox="0 0 21600 21600" draw:glue-points="10800 0 0 10800 10800 21600 21600 10800 ?f40 ?f41" draw:text-areas="0 0 21600 21600" draw:type="rectangular-callout" draw:modifiers="-626.243439140215 -10277.03243003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6" draw:layer="layout" svg:width="5cm" svg:height="2.25cm" svg:x="20.25cm" svg:y="9.5cm">
          <text:p text:style-name="P14">学習済みの</text:p>
          <text:p text:style-name="P14"><text:span text:style-name="T13">モデル</text:span>を使用</text:p>
          <draw:enhanced-geometry svg:viewBox="0 0 21600 21600" draw:glue-points="10800 0 0 10800 10800 21600 21600 10800 ?f40 ?f41" draw:text-areas="0 0 21600 21600" draw:type="rectangular-callout" draw:modifiers="-4267.30653869226 -17790.49311417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標準">
        <draw:custom-shape draw:style-name="gr24" draw:text-style-name="P18" draw:layer="layout" svg:width="8.151cm" svg:height="4.784cm" svg:x="8.152cm" svg:y="6.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8.151cm" svg:height="4.784cm" svg:x="11.225cm" svg:y="4.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8.151cm" svg:height="4.784cm" svg:x="12.267cm" svg:y="8.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18.254cm" svg:height="11.332cm" svg:x="4.49cm" svg:y="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49cm" svg:height="2.218cm" svg:x="4.731cm" svg:y="10.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8.151cm" svg:height="4.784cm" svg:x="16.597cm" svg:y="10.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標準">
        <draw:frame draw:style-name="gr27" draw:text-style-name="P19" draw:layer="layout" svg:width="7.723cm" svg:height="7.53cm" svg:x="19.501cm" svg:y="11.25cm">
          <draw:image xlink:href="Pictures/10000001000001900000018654583F0D.png" xlink:type="simple" xlink:show="embed" xlink:actuate="onLoad" draw:mime-type="image/png">
            <text:p/>
          </draw:image>
        </draw:frame>
      </draw:page>
      <draw:page draw:name="page6" draw:style-name="dp1" draw:master-page-name="標準">
        <draw:g draw:style-name="gr28">
          <draw:path draw:style-name="gr29" draw:text-style-name="P20" draw:layer="layout" svg:width="9.203cm" svg:height="8.749cm" svg:x="9.75cm" svg:y="8.1cm" svg:viewBox="0 0 9204 8750" svg:d="M5644 4c749 37 1592 249 2138 538 302 160 612 431 870 761 397 508 550 938 552 1542 2 494-93 849-382 1437-87 176-118 236-321 619-434 815-598 1140-661 1306-67 178-97 274-88 282 6 5 4 10-5 18-10 8-27 55-47 131-110 422-159 833-148 1268 7 267 28 486 74 749 8 51 14 94 13 94-4 4-4533-11-4538-16-2-1-9-88-15-192-17-307-26-340-113-446-156-186-271-226-822-277-1077-104-1425-212-1546-482-67-148-69-378-7-833 2-16 4-33 7-49-23-26-46-52-68-77-79-90-112-146-124-203-10-49 0-89 29-120 27-29 26-39-2-67-18-18-24-30-26-66-4-53 2-82 62-248 66-183 89-277 102-413 6-69-8-175-29-213-25-45-99-84-251-131-172-53-242-91-278-150-17-28-20-43-20-105 0-81 7-98 65-166 70-84 290-292 609-576 309-277 400-370 436-448 21-43 34-268 34-586 1-320 12-628 29-728 29-176 143-457 278-682 141-237 285-405 492-578 334-278 770-488 1396-673 420-124 771-184 1254-213 159-10 895-15 1051-7z">
            <text:p/>
          </draw:path>
        </draw:g>
        <draw:path draw:style-name="gr30" draw:text-style-name="P20" draw:layer="layout" svg:width="0.642cm" svg:height="0.914cm" svg:x="14.957cm" svg:y="11.097cm" svg:viewBox="0 0 643 915" svg:d="M424 68c73 282 146 564 219 847-127 0-255 0-382 0-87-305-174-610-261-915 141 23 283 45 424 68z">
          <text:p/>
        </draw:path>
        <draw:path draw:style-name="gr31" draw:text-style-name="P20" draw:layer="layout" svg:width="1.871cm" svg:height="1.148cm" svg:x="14.581cm" svg:y="10.399cm" svg:viewBox="0 0 1872 1149" svg:d="M1843 0c261 1400-1304 1440-1843 554 614-185 1228-369 1843-554z">
          <text:p/>
        </draw:path>
        <draw:g draw:style-name="gr28">
          <draw:path draw:style-name="gr31" draw:text-style-name="P20" draw:layer="layout" svg:width="1.881cm" svg:height="1.656cm" svg:x="14.401cm" svg:y="8.859cm" svg:viewBox="0 0 1882 1657" svg:d="M1882 722c-229 311-458 623-686 935-360-23-720-45-1080-67-39-297-77-594-116-890 153-233 306-467 459-700 865 56 1259 412 1423 722z">
            <text:p/>
          </draw:path>
          <draw:path draw:style-name="gr32" draw:text-style-name="P21" draw:layer="layout" svg:width="1.881cm" svg:height="1.656cm" svg:x="14.401cm" svg:y="8.859cm" svg:viewBox="0 0 1882 1657" svg:d="M1882 722c-229 311-458 623-686 935-360-23-720-45-1080-67-39-297-77-594-116-890 153-233 306-467 459-700 865 56 1259 412 1423 722z">
            <text:p/>
          </draw:path>
          <draw:path draw:style-name="gr33" draw:text-style-name="P14" draw:layer="layout" svg:width="0.139cm" svg:height="0.433cm" svg:x="15.444cm" svg:y="9.5cm" svg:viewBox="0 0 140 434" svg:d="M0 0c187 117 173 289 36 434">
            <text:p/>
          </draw:path>
          <draw:path draw:style-name="gr33" draw:text-style-name="P14" draw:layer="layout" svg:width="0.326cm" svg:height="0.292cm" svg:x="15.601cm" svg:y="9.232cm" svg:viewBox="0 0 327 293" svg:d="M327 293c-45-115-199-218-327-293">
            <text:p/>
          </draw:path>
          <draw:path draw:style-name="gr33" draw:text-style-name="P14" draw:layer="layout" svg:width="0.397cm" svg:height="0.093cm" svg:x="14.831cm" svg:y="9.044cm" svg:viewBox="0 0 398 94" svg:d="M0 0c140 79 274 113 398 83">
            <text:p/>
          </draw:path>
          <draw:path draw:style-name="gr33" draw:text-style-name="P14" draw:layer="layout" svg:width="0.681cm" svg:height="0.273cm" svg:x="15.095cm" svg:y="9.093cm" svg:viewBox="0 0 682 274" svg:d="M682 0c-158 188-433 238-682 274">
            <text:p/>
          </draw:path>
          <draw:path draw:style-name="gr33" draw:text-style-name="P14" draw:layer="layout" svg:width="0.545cm" svg:height="0.087cm" svg:x="14.707cm" svg:y="9.61cm" svg:viewBox="0 0 546 88" svg:d="M0 88c150-68 298-104 546-81">
            <text:p/>
          </draw:path>
          <draw:path draw:style-name="gr34" draw:text-style-name="P20" draw:layer="layout" svg:width="1.859cm" svg:height="2.007cm" svg:x="13cm" svg:y="8.85cm" svg:viewBox="0 0 1860 2008" svg:d="M1167 2008c-389-215-1165 90-1167-646-2-822 775-1442 1860-1354-95 639-290 1744-693 2000z">
            <text:p/>
          </draw:path>
          <draw:path draw:style-name="gr33" draw:text-style-name="P14" draw:layer="layout" svg:width="0.073cm" svg:height="0.265cm" svg:x="14.084cm" svg:y="8.925cm" svg:viewBox="0 0 74 266" svg:d="M0 0c59 90 84 169 70 266">
            <text:p/>
          </draw:path>
          <draw:path draw:style-name="gr33" draw:text-style-name="P14" draw:layer="layout" svg:width="0.315cm" svg:height="0.731cm" svg:x="14.13cm" svg:y="9.231cm" svg:viewBox="0 0 316 732" svg:d="M0 732c388-173 337-380 267-732">
            <text:p/>
          </draw:path>
          <draw:path draw:style-name="gr33" draw:text-style-name="P14" draw:layer="layout" svg:width="0.372cm" svg:height="0.065cm" svg:x="13.703cm" svg:y="9.653cm" svg:viewBox="0 0 373 66" svg:d="M0 66c81-74 266-81 373-46">
            <text:p/>
          </draw:path>
          <draw:path draw:style-name="gr33" draw:text-style-name="P14" draw:layer="layout" svg:width="0.365cm" svg:height="0.126cm" svg:x="13.117cm" svg:y="9.683cm" svg:viewBox="0 0 366 127" svg:d="M0 0c130 4 271 53 366 127">
            <text:p/>
          </draw:path>
          <draw:path draw:style-name="gr33" draw:text-style-name="P14" draw:layer="layout" svg:width="0.098cm" svg:height="0.317cm" svg:x="13.428cm" svg:y="10.136cm" svg:viewBox="0 0 99 318" svg:d="M12 0c-27 118-14 238 87 318">
            <text:p/>
          </draw:path>
          <draw:path draw:style-name="gr33" draw:text-style-name="P14" draw:layer="layout" svg:width="0.42cm" svg:height="0.662cm" svg:x="13.419cm" svg:y="10.098cm" svg:viewBox="0 0 421 663" svg:d="M421 0c-37 324-163 559-421 663">
            <text:p/>
          </draw:path>
          <draw:path draw:style-name="gr33" draw:text-style-name="P14" draw:layer="layout" svg:width="0.958cm" svg:height="0.273cm" svg:x="13.838cm" svg:y="9.169cm" svg:viewBox="0 0 959 274" svg:d="M959 82c-449-310-523 378-959 142">
            <text:p/>
          </draw:path>
          <draw:path draw:style-name="gr33" draw:text-style-name="P14" draw:layer="layout" svg:width="0.441cm" svg:height="0.93cm" svg:x="13.263cm" svg:y="9.235cm" svg:viewBox="0 0 442 931" svg:d="M207 0c357 390 321 914-207 931">
            <text:p/>
          </draw:path>
          <draw:path draw:style-name="gr32" draw:text-style-name="P21" draw:layer="layout" svg:width="1.859cm" svg:height="2.007cm" svg:x="13cm" svg:y="8.85cm" svg:viewBox="0 0 1860 2008" svg:d="M1167 2008c-389-215-1165 90-1167-646-2-822 775-1442 1860-1354-95 639-290 1744-693 2000z">
            <text:p/>
          </draw:path>
          <draw:path draw:style-name="gr31" draw:text-style-name="P20" draw:layer="layout" svg:width="1.932cm" svg:height="1.211cm" svg:x="14.002cm" svg:y="9.899cm" svg:viewBox="0 0 1933 1212" svg:d="M1113 5c-582 51-1074 333-1110 698-84 864 1820 450 1909 68 118-505-277-812-799-766z">
            <text:p/>
          </draw:path>
          <draw:path draw:style-name="gr33" draw:text-style-name="P14" draw:layer="layout" svg:width="0.032cm" svg:height="0.252cm" svg:x="14.855cm" svg:y="9.943cm" svg:viewBox="0 0 33 253" svg:d="M0 0c27 69 46 144 23 253">
            <text:p/>
          </draw:path>
          <draw:path draw:style-name="gr33" draw:text-style-name="P14" draw:layer="layout" svg:width="0.031cm" svg:height="0.31cm" svg:x="15.391cm" svg:y="10.694cm" svg:viewBox="0 0 32 311" svg:d="M17 0c28 104 14 207-17 311">
            <text:p/>
          </draw:path>
          <draw:path draw:style-name="gr33" draw:text-style-name="P14" draw:layer="layout" svg:width="0.748cm" svg:height="0.434cm" svg:x="15.011cm" svg:y="10.449cm" svg:viewBox="0 0 749 435" svg:d="M749 5c-218-6-642-61-749 430">
            <text:p/>
          </draw:path>
          <draw:path draw:style-name="gr33" draw:text-style-name="P14" draw:layer="layout" svg:width="0.144cm" svg:height="0.486cm" svg:x="14.364cm" svg:y="10.394cm" svg:viewBox="0 0 145 487" svg:d="M130 0c23 189 42 376-130 487">
            <text:p/>
          </draw:path>
          <draw:path draw:style-name="gr33" draw:text-style-name="P14" draw:layer="layout" svg:width="0.119cm" svg:height="0.523cm" svg:x="14.696cm" svg:y="10.588cm" svg:viewBox="0 0 120 524" svg:d="M0 524c147-152 128-364 104-524">
            <text:p/>
          </draw:path>
          <draw:path draw:style-name="gr33" draw:text-style-name="P14" draw:layer="layout" svg:width="1.181cm" svg:height="0.214cm" svg:x="14.257cm" svg:y="10.185cm" svg:viewBox="0 0 1182 215" svg:d="M0 18c259 471 766-56 1182-16">
            <text:p/>
          </draw:path>
          <draw:path draw:style-name="gr32" draw:text-style-name="P21" draw:layer="layout" svg:width="1.932cm" svg:height="1.211cm" svg:x="14.002cm" svg:y="9.899cm" svg:viewBox="0 0 1933 1212" svg:d="M1113 5c-582 51-1074 333-1110 698-84 864 1820 450 1909 68 118-505-277-812-799-766z">
            <text:p/>
          </draw:path>
          <draw:path draw:style-name="gr31" draw:text-style-name="P20" draw:layer="layout" svg:width="0.738cm" svg:height="1.193cm" svg:x="15.752cm" svg:y="9.581cm" svg:viewBox="0 0 739 1194" svg:d="M530 0c112 176 244 548 200 699-94 317-423 330-635 495-187-450-126-992 435-1194z">
            <text:p/>
          </draw:path>
          <draw:path draw:style-name="gr32" draw:text-style-name="P21" draw:layer="layout" svg:width="0.738cm" svg:height="1.193cm" svg:x="15.752cm" svg:y="9.581cm" svg:viewBox="0 0 739 1194" svg:d="M530 0c112 176 244 548 200 699-94 317-423 330-635 495-187-450-126-992 435-1194z">
            <text:p/>
          </draw:path>
          <draw:path draw:style-name="gr33" draw:text-style-name="P14" draw:layer="layout" svg:width="0.185cm" svg:height="0.272cm" svg:x="16.045cm" svg:y="9.865cm" svg:viewBox="0 0 186 273" svg:d="M0 273c14-119 62-219 186-273">
            <text:p/>
          </draw:path>
          <draw:path draw:style-name="gr33" draw:text-style-name="P14" draw:layer="layout" svg:width="0.516cm" svg:height="0.14cm" svg:x="15.756cm" svg:y="10.134cm" svg:viewBox="0 0 517 141" svg:d="M0 106c147-171 428-117 517 35">
            <text:p/>
          </draw:path>
          <draw:path draw:style-name="gr33" draw:text-style-name="P14" draw:layer="layout" svg:width="0.231cm" svg:height="0.283cm" svg:x="15.918cm" svg:y="10.349cm" svg:viewBox="0 0 232 284" svg:d="M0 0c193 70 189 182 232 284">
            <text:p/>
          </draw:path>
        </draw:g>
        <draw:custom-shape draw:style-name="gr35" draw:text-style-name="P15" draw:layer="layout" svg:width="2.833cm" svg:height="2.5cm" svg:x="7.75cm" svg:y="8.75cm">
          <text:p text:style-name="P14">外部環境</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5" draw:layer="layout" svg:width="2.75cm" svg:height="2.4cm" svg:x="10.75cm" svg:y="12.85cm">
          <text:p text:style-name="P14">体内</text:p>
          <text:p text:style-name="P14">環境</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5" draw:layer="layout" svg:width="2.75cm" svg:height="2.095cm" svg:x="14.5cm" svg:y="12.75cm">
          <text:p text:style-name="P14">制御</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6" draw:layer="layout" svg:width="9.5cm" svg:height="7cm" svg:x="17cm" svg:y="3.25cm">
          <text:p/>
          <draw:enhanced-geometry svg:viewBox="0 0 21600 21600" draw:text-areas="3000 3320 17110 17330" draw:type="cloud-callout" draw:modifiers="-1748.27912851279 19045.39351521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9" draw:text-style-name="P6" draw:layer="layout" svg:width="1.5cm" svg:height="1.5cm" svg:x="19cm" svg:y="7.7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6" draw:layer="layout" svg:width="0.75cm" svg:height="0.749cm" svg:x="23.5cm" svg:y="7.7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6" draw:layer="layout" svg:width="0.75cm" svg:height="0.75cm" svg:x="24cm" svg:y="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1" draw:text-style-name="P6" draw:layer="layout" svg:width="1.249cm" svg:height="1.25cm" svg:x="19.25cm" svg:y="4.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2" draw:text-style-name="P6" draw:layer="layout" svg:width="0.999cm" svg:height="0.999cm" svg:x="21.25cm" svg:y="7.5cm">
          <text:p/>
          <draw:enhanced-geometry svg:viewBox="0 0 780 907" draw:type="non-primitive" draw:enhanced-path="M 390 0 L 492 276 780 228 594 457 780 679 492 631 390 907 288 631 0 679 186 457 0 228 288 276 390 0 Z N"/>
        </draw:custom-shape>
        <draw:custom-shape draw:style-name="gr43" draw:text-style-name="P6" draw:layer="layout" svg:width="0.75cm" svg:height="0.749cm" svg:x="22.5cm" svg:y="4.75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2" draw:text-style-name="P6" draw:layer="layout" svg:width="0.999cm" svg:height="0.999cm" svg:x="18.25cm" svg:y="6.25cm">
          <text:p/>
          <draw:enhanced-geometry svg:viewBox="0 0 780 907" draw:type="non-primitive" draw:enhanced-path="M 390 0 L 492 276 780 228 594 457 780 679 492 631 390 907 288 631 0 679 186 457 0 228 288 276 390 0 Z N"/>
        </draw:custom-shape>
        <draw:custom-shape draw:style-name="gr44" draw:text-style-name="P6" draw:layer="layout" svg:width="0.999cm" svg:height="0.999cm" svg:x="20cm" svg:y="6.5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4" draw:text-style-name="P6" draw:layer="layout" svg:width="0.999cm" svg:height="0.999cm" svg:x="24.25cm" svg:y="3.75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4" draw:text-style-name="P6" draw:layer="layout" svg:width="1.25cm" svg:height="1.249cm" svg:x="24.5cm" svg:y="6.0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5" draw:text-style-name="P6" draw:layer="layout" svg:width="0.999cm" svg:height="0.999cm" svg:x="20.75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6" draw:text-style-name="P6" draw:layer="layout" svg:width="1.499cm" svg:height="1.5cm" svg:x="21.751cm" svg:y="5.75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5" draw:text-style-name="P6" draw:layer="layout" svg:width="0.999cm" svg:height="0.999cm" svg:x="21.25cm" svg:y="8.7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47" draw:text-style-name="P13" draw:layer="layout" svg:x1="10.583cm" svg:y1="10cm" svg:x2="13cm" svg:y2="10cm">
          <text:p/>
        </draw:line>
        <draw:line draw:style-name="gr47" draw:text-style-name="P13" draw:layer="layout" svg:x1="12.5cm" svg:y1="12.85cm" svg:x2="13.84cm" svg:y2="10.858cm">
          <text:p/>
        </draw:line>
        <draw:line draw:style-name="gr47" draw:text-style-name="P13" draw:layer="layout" svg:x1="15.381cm" svg:y1="11.165cm" svg:x2="15.645cm" svg:y2="12.75cm">
          <text:p/>
        </draw:line>
        <draw:custom-shape draw:style-name="gr13" draw:text-style-name="P15" draw:layer="layout" svg:width="3.421cm" svg:height="1.568cm" svg:x="5.833cm" svg:y="5.087cm">
          <text:p text:style-name="P14">知能</text:p>
          <draw:enhanced-geometry svg:viewBox="0 0 21600 21600" draw:type="rectangle" draw:enhanced-path="M 0 0 L 21600 0 21600 21600 0 21600 0 0 Z N"/>
        </draw:custom-shape>
        <draw:line draw:style-name="gr14" draw:text-style-name="P13" draw:layer="layout" svg:x1="4.333cm" svg:y1="5.905cm" svg:x2="5.833cm" svg:y2="5.905cm">
          <text:p/>
        </draw:line>
        <draw:line draw:style-name="gr14" draw:text-style-name="P13" draw:layer="layout" svg:x1="9.254cm" svg:y1="5.905cm" svg:x2="11.55cm" svg:y2="5.905cm">
          <text:p/>
        </draw:line>
        <draw:custom-shape draw:style-name="gr48" draw:text-style-name="P15" xml:id="id3" draw:id="id3" draw:layer="layout" svg:width="2.833cm" svg:height="1.845cm" svg:x="1.5cm" svg:y="4.905cm">
          <text:p text:style-name="P14">入力</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5" draw:layer="layout" svg:width="2.833cm" svg:height="1.845cm" svg:x="11.55cm" svg:y="4.905cm">
          <text:p text:style-name="P14">出力</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3" draw:layer="layout" svg:width="1.618cm" svg:height="1.5cm" draw:transform="rotate (0.521329847570706) translate (9.317cm 4.358cm)">
          <draw:image xlink:href="Pictures/100000010000006000000059CF4E7C8B.png" xlink:type="simple" xlink:show="embed" xlink:actuate="onLoad" draw:mime-type="image/png">
            <text:p/>
          </draw:image>
        </draw:frame>
        <draw:frame draw:style-name="gr49" draw:text-style-name="P22" draw:layer="layout" svg:width="1.848cm" svg:height="0.962cm" svg:x="10.985cm" svg:y="3.552cm">
          <draw:text-box>
            <text:p><text:span text:style-name="T14">l</text:span><text:span text:style-name="T14">o</text:span><text:span text:style-name="T14">o</text:span><text:span text:style-name="T14">p</text:span></text:p>
          </draw:text-box>
        </draw:frame>
        <draw:custom-shape draw:style-name="gr20" draw:text-style-name="P17" draw:layer="layout" svg:width="0.75cm" svg:height="0.75cm" svg:x="7.233cm" svg:y="4.605cm">
          <text:p/>
          <draw:enhanced-geometry svg:viewBox="0 0 858 864" draw:mirror-horizontal="false" draw:mirror-vertical="false"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50" draw:text-style-name="P13" draw:layer="layout" draw:line-skew="-1.877cm" svg:x1="12.886cm" svg:y1="4.906cm" svg:x2="2.917cm" svg:y2="4.905cm" draw:end-shape="id3" draw:end-glue-point="4" svg:d="M12886 4906v-2406h-9969v2405" svg:viewBox="0 0 9970 2407">
          <text:p/>
        </draw:connector>
        <draw:line draw:style-name="gr14" draw:text-style-name="P13" draw:layer="layout" svg:x1="7.65cm" svg:y1="3.25cm" svg:x2="7.65cm" svg:y2="4.605cm">
          <text:p/>
        </draw:line>
        <draw:custom-shape draw:style-name="gr18" draw:text-style-name="P15" draw:layer="layout" svg:width="3.421cm" svg:height="1.318cm" svg:x="5.829cm" svg:y="1.932cm">
          <text:p text:style-name="P14">教師</text:p>
          <draw:enhanced-geometry svg:viewBox="0 0 21600 21600" draw:type="rectangle" draw:enhanced-path="M 0 0 L 21600 0 21600 21600 0 21600 0 0 Z N"/>
        </draw:custom-shape>
      </draw:page>
      <draw:page draw:name="page7" draw:style-name="dp1" draw:master-page-name="標準">
        <draw:custom-shape draw:style-name="gr51" draw:text-style-name="P6" draw:layer="layout" svg:width="26.75cm" svg:height="11.25cm" svg:x="0.5cm" svg:y="1cm">
          <text:p/>
          <draw:enhanced-geometry svg:viewBox="0 0 21600 21600" draw:type="rectangle" draw:enhanced-path="M 0 0 L 21600 0 21600 21600 0 21600 0 0 Z N"/>
        </draw:custom-shape>
        <draw:g draw:style-name="gr28">
          <draw:polygon draw:style-name="gr52" draw:text-style-name="P23" draw:layer="layout" svg:width="9.951cm" svg:height="5.188cm" svg:x="0.548cm" svg:y="2cm" svg:viewBox="0 0 9952 5189" draw:points="9952,3738 9930,3733 9861,3814 9861,2706 9785,2673 9785,2530 9684,2530 9684,2150 9675,2150 9661,2150 9648,2185 9648,2530 9483,2530 9483,2673 9421,2673 9262,2785 9262,4271 9126,4403 9126,4262 9045,4229 9045,2841 8818,2698 8396,2867 8396,4192 8264,4248 8264,3427 8198,3342 8141,3434 8141,3544 8105,3546 8105,1937 8062,1868 8062,1853 8062,1730 8018,1681 7980,1755 7980,1849 7932,1856 7932,772 7889,738 7889,574 7869,539 7845,581 7845,618 7815,623 7815,696 7782,702 7782,432 7688,282 7688,254 7705,250 7705,210 7688,213 7688,194 7705,191 7705,150 7688,154 7688,0 7671,3 7655,5 7655,161 7638,164 7638,203 7655,199 7655,220 7638,222 7638,262 7655,259 7655,287 7562,472 7562,738 7529,745 7529,672 7499,677 7499,640 7477,607 7458,647 7458,810 7416,857 7416,1919 7371,1926 7371,1833 7334,1770 7292,1830 7292,1949 7292,1965 7252,2040 7252,3599 7218,3600 7218,3496 7165,3413 7105,3503 7105,4566 7028,4538 6939,4603 6939,4722 6884,4697 6875,4706 6875,4486 6773,4440 6732,4477 6732,3994 6683,3936 6683,3840 6590,3733 6439,3767 6439,3854 6418,3859 6418,3035 6247,2936 6247,1356 6247,880 6248,856 6248,794 6246,752 6242,706 6237,656 6228,604 6216,553 6200,503 6181,457 6169,435 6156,415 6142,396 6126,380 6109,365 6090,353 6070,343 6048,335 6025,330 6000,329 5961,332 5925,342 5893,358 5864,379 5839,406 5816,436 5796,470 5779,508 5764,548 5752,590 5741,633 5734,678 5728,723 5724,768 5721,812 5721,856 5721,2183 5658,2214 5593,2251 5519,2299 5446,2358 5412,2391 5381,2426 5355,2463 5345,2482 5336,2502 5328,2522 5323,2542 5319,2563 5318,2584 5318,3984 5181,3921 5181,1086 4906,959 4426,1190 4426,2572 4309,2523 4309,2346 4080,2246 3938,2442 3938,2640 3869,2734 3869,2379 3659,2168 3659,2161 3655,2162 3652,2159 3652,2164 3517,2231 3517,1809 3282,1655 3282,915 3029,674 2509,964 2509,3882 2399,3875 2399,3434 2277,3300 2118,3368 2118,3863 1997,3856 1997,1555 1929,1496 1929,1421 1809,1338 1809,1067 1659,922 1441,1011 1441,1372 1291,1457 1290,1596 1287,1597 1241,1545 1177,1582 1177,1659 1114,1683 1114,3697 1053,3635 948,3679 948,2603 876,2490 876,1903 637,1688 384,1657 290,1851 290,2497 203,2598 203,4239 137,4174 0,4234 0,5189 203,5189 243,5189 852,5189 948,5189 1114,5189 1209,5189 1541,5189 1541,5189 1948,5189 1997,5189 2118,5189 2157,5189 2381,5189 2399,5189 2509,5189 2680,5189 3437,5189 3517,5189 3596,5189 3652,5189 3659,5189 3848,5189 3862,5189 3869,5189 4426,5189 4576,5189 4605,5189 4877,5189 5027,5189 5181,5189 5318,5189 5339,5189 6007,5189 6244,5189 6257,5189 6418,5189 6693,5189 6732,5189 6832,5189 6875,5189 6939,5189 6952,5189 7105,5189 7141,5189 7671,5189 7910,5189 8185,5189 8264,5189 8302,5189 9081,5189 9126,5189 9262,5189 9449,5189 9789,5189 9861,5189 9952,5189">
            <text:p/>
          </draw:polygon>
          <draw:polygon draw:style-name="gr52" draw:text-style-name="P23" draw:layer="layout" svg:width="0.026cm" svg:height="0.055cm" svg:x="10.005cm" svg:y="4.813cm" svg:viewBox="0 0 27 56" draw:points="0,0 27,0 27,56 0,56">
            <text:p/>
          </draw:polygon>
          <draw:polygon draw:style-name="gr52" draw:text-style-name="P23" draw:layer="layout" svg:width="0.026cm" svg:height="0.055cm" svg:x="10.086cm" svg:y="4.813cm" svg:viewBox="0 0 27 56" draw:points="0,0 27,0 27,56 0,56">
            <text:p/>
          </draw:polygon>
          <draw:polygon draw:style-name="gr52" draw:text-style-name="P23" draw:layer="layout" svg:width="0.025cm" svg:height="0.055cm" svg:x="10.167cm" svg:y="4.813cm" svg:viewBox="0 0 26 56" draw:points="0,0 26,0 26,56 0,56">
            <text:p/>
          </draw:polygon>
          <draw:polygon draw:style-name="gr52" draw:text-style-name="P23" draw:layer="layout" svg:width="0.025cm" svg:height="0.055cm" svg:x="10.243cm" svg:y="4.813cm" svg:viewBox="0 0 26 56" draw:points="0,0 26,0 26,56 0,56">
            <text:p/>
          </draw:polygon>
          <draw:polygon draw:style-name="gr52" draw:text-style-name="P23" draw:layer="layout" svg:width="0.026cm" svg:height="0.055cm" svg:x="10.005cm" svg:y="4.979cm" svg:viewBox="0 0 27 56" draw:points="0,0 27,0 27,56 0,56">
            <text:p/>
          </draw:polygon>
          <draw:polygon draw:style-name="gr52" draw:text-style-name="P23" draw:layer="layout" svg:width="0.026cm" svg:height="0.055cm" svg:x="10.086cm" svg:y="4.979cm" svg:viewBox="0 0 27 56" draw:points="0,0 27,0 27,56 0,56">
            <text:p/>
          </draw:polygon>
          <draw:polygon draw:style-name="gr52" draw:text-style-name="P23" draw:layer="layout" svg:width="0.025cm" svg:height="0.055cm" svg:x="10.167cm" svg:y="4.979cm" svg:viewBox="0 0 26 56" draw:points="0,0 26,0 26,56 0,56">
            <text:p/>
          </draw:polygon>
          <draw:polygon draw:style-name="gr52" draw:text-style-name="P23" draw:layer="layout" svg:width="0.025cm" svg:height="0.055cm" svg:x="10.243cm" svg:y="4.979cm" svg:viewBox="0 0 26 56" draw:points="0,0 26,0 26,56 0,56">
            <text:p/>
          </draw:polygon>
          <draw:polygon draw:style-name="gr52" draw:text-style-name="P23" draw:layer="layout" svg:width="0.026cm" svg:height="0.055cm" svg:x="10.005cm" svg:y="5.147cm" svg:viewBox="0 0 27 56" draw:points="0,0 27,0 27,56 0,56">
            <text:p/>
          </draw:polygon>
          <draw:polygon draw:style-name="gr52" draw:text-style-name="P23" draw:layer="layout" svg:width="0.026cm" svg:height="0.055cm" svg:x="10.086cm" svg:y="5.147cm" svg:viewBox="0 0 27 56" draw:points="0,0 27,0 27,56 0,56">
            <text:p/>
          </draw:polygon>
          <draw:polygon draw:style-name="gr52" draw:text-style-name="P23" draw:layer="layout" svg:width="0.025cm" svg:height="0.055cm" svg:x="10.167cm" svg:y="5.147cm" svg:viewBox="0 0 26 56" draw:points="0,0 26,0 26,56 0,56">
            <text:p/>
          </draw:polygon>
          <draw:polygon draw:style-name="gr52" draw:text-style-name="P23" draw:layer="layout" svg:width="0.025cm" svg:height="0.055cm" svg:x="10.243cm" svg:y="5.147cm" svg:viewBox="0 0 26 56" draw:points="0,0 26,0 26,56 0,56">
            <text:p/>
          </draw:polygon>
          <draw:polygon draw:style-name="gr52" draw:text-style-name="P23" draw:layer="layout" svg:width="0.026cm" svg:height="0.055cm" svg:x="10.005cm" svg:y="5.314cm" svg:viewBox="0 0 27 56" draw:points="0,0 27,0 27,56 0,56">
            <text:p/>
          </draw:polygon>
          <draw:polygon draw:style-name="gr52" draw:text-style-name="P23" draw:layer="layout" svg:width="0.026cm" svg:height="0.055cm" svg:x="10.086cm" svg:y="5.314cm" svg:viewBox="0 0 27 56" draw:points="0,0 27,0 27,56 0,56">
            <text:p/>
          </draw:polygon>
          <draw:polygon draw:style-name="gr52" draw:text-style-name="P23" draw:layer="layout" svg:width="0.025cm" svg:height="0.055cm" svg:x="10.167cm" svg:y="5.314cm" svg:viewBox="0 0 26 56" draw:points="0,0 26,0 26,56 0,56">
            <text:p/>
          </draw:polygon>
          <draw:polygon draw:style-name="gr52" draw:text-style-name="P23" draw:layer="layout" svg:width="0.025cm" svg:height="0.055cm" svg:x="10.243cm" svg:y="5.314cm" svg:viewBox="0 0 26 56" draw:points="0,0 26,0 26,56 0,56">
            <text:p/>
          </draw:polygon>
          <draw:polygon draw:style-name="gr52" draw:text-style-name="P23" draw:layer="layout" svg:width="0.026cm" svg:height="0.053cm" svg:x="10.005cm" svg:y="5.481cm" svg:viewBox="0 0 27 54" draw:points="0,0 27,0 27,54 0,54">
            <text:p/>
          </draw:polygon>
          <draw:polygon draw:style-name="gr52" draw:text-style-name="P23" draw:layer="layout" svg:width="0.026cm" svg:height="0.053cm" svg:x="10.086cm" svg:y="5.481cm" svg:viewBox="0 0 27 54" draw:points="0,0 27,0 27,54 0,54">
            <text:p/>
          </draw:polygon>
          <draw:polygon draw:style-name="gr52" draw:text-style-name="P23" draw:layer="layout" svg:width="0.025cm" svg:height="0.053cm" svg:x="10.167cm" svg:y="5.481cm" svg:viewBox="0 0 26 54" draw:points="0,0 26,0 26,54 0,54">
            <text:p/>
          </draw:polygon>
          <draw:polygon draw:style-name="gr52" draw:text-style-name="P23" draw:layer="layout" svg:width="0.025cm" svg:height="0.053cm" svg:x="10.243cm" svg:y="5.481cm" svg:viewBox="0 0 26 54" draw:points="0,0 26,0 26,54 0,54">
            <text:p/>
          </draw:polygon>
          <draw:polygon draw:style-name="gr52" draw:text-style-name="P23" draw:layer="layout" svg:width="0.026cm" svg:height="0.055cm" svg:x="10.005cm" svg:y="5.648cm" svg:viewBox="0 0 27 56" draw:points="0,0 27,0 27,56 0,56">
            <text:p/>
          </draw:polygon>
          <draw:polygon draw:style-name="gr52" draw:text-style-name="P23" draw:layer="layout" svg:width="0.026cm" svg:height="0.055cm" svg:x="10.086cm" svg:y="5.648cm" svg:viewBox="0 0 27 56" draw:points="0,0 27,0 27,56 0,56">
            <text:p/>
          </draw:polygon>
          <draw:polygon draw:style-name="gr52" draw:text-style-name="P23" draw:layer="layout" svg:width="0.025cm" svg:height="0.055cm" svg:x="10.167cm" svg:y="5.648cm" svg:viewBox="0 0 26 56" draw:points="0,0 26,0 26,56 0,56">
            <text:p/>
          </draw:polygon>
          <draw:polygon draw:style-name="gr52" draw:text-style-name="P23" draw:layer="layout" svg:width="0.025cm" svg:height="0.055cm" svg:x="10.243cm" svg:y="5.648cm" svg:viewBox="0 0 26 56" draw:points="0,0 26,0 26,56 0,56">
            <text:p/>
          </draw:polygon>
          <draw:polygon draw:style-name="gr52" draw:text-style-name="P23" draw:layer="layout" svg:width="0.026cm" svg:height="0.055cm" svg:x="10.005cm" svg:y="5.814cm" svg:viewBox="0 0 27 56" draw:points="0,0 27,0 27,56 0,56">
            <text:p/>
          </draw:polygon>
          <draw:polygon draw:style-name="gr52" draw:text-style-name="P23" draw:layer="layout" svg:width="0.026cm" svg:height="0.055cm" svg:x="10.086cm" svg:y="5.814cm" svg:viewBox="0 0 27 56" draw:points="0,0 27,0 27,56 0,56">
            <text:p/>
          </draw:polygon>
          <draw:polygon draw:style-name="gr52" draw:text-style-name="P23" draw:layer="layout" svg:width="0.025cm" svg:height="0.055cm" svg:x="10.167cm" svg:y="5.814cm" svg:viewBox="0 0 26 56" draw:points="0,0 26,0 26,56 0,56">
            <text:p/>
          </draw:polygon>
          <draw:polygon draw:style-name="gr52" draw:text-style-name="P23" draw:layer="layout" svg:width="0.025cm" svg:height="0.055cm" svg:x="10.243cm" svg:y="5.814cm" svg:viewBox="0 0 26 56" draw:points="0,0 26,0 26,56 0,56">
            <text:p/>
          </draw:polygon>
          <draw:polygon draw:style-name="gr52" draw:text-style-name="P23" draw:layer="layout" svg:width="0.026cm" svg:height="0.055cm" svg:x="10.005cm" svg:y="5.982cm" svg:viewBox="0 0 27 56" draw:points="0,0 27,0 27,56 0,56">
            <text:p/>
          </draw:polygon>
          <draw:polygon draw:style-name="gr52" draw:text-style-name="P23" draw:layer="layout" svg:width="0.026cm" svg:height="0.055cm" svg:x="10.086cm" svg:y="5.982cm" svg:viewBox="0 0 27 56" draw:points="0,0 27,0 27,56 0,56">
            <text:p/>
          </draw:polygon>
          <draw:polygon draw:style-name="gr52" draw:text-style-name="P23" draw:layer="layout" svg:width="0.025cm" svg:height="0.055cm" svg:x="10.167cm" svg:y="5.982cm" svg:viewBox="0 0 26 56" draw:points="0,0 26,0 26,56 0,56">
            <text:p/>
          </draw:polygon>
          <draw:polygon draw:style-name="gr52" draw:text-style-name="P23" draw:layer="layout" svg:width="0.025cm" svg:height="0.055cm" svg:x="10.243cm" svg:y="5.982cm" svg:viewBox="0 0 26 56" draw:points="0,0 26,0 26,56 0,56">
            <text:p/>
          </draw:polygon>
          <draw:polygon draw:style-name="gr52" draw:text-style-name="P23" draw:layer="layout" svg:width="0.026cm" svg:height="0.055cm" svg:x="10.005cm" svg:y="6.148cm" svg:viewBox="0 0 27 56" draw:points="0,0 27,0 27,56 0,56">
            <text:p/>
          </draw:polygon>
          <draw:polygon draw:style-name="gr52" draw:text-style-name="P23" draw:layer="layout" svg:width="0.026cm" svg:height="0.055cm" svg:x="10.086cm" svg:y="6.148cm" svg:viewBox="0 0 27 56" draw:points="0,0 27,0 27,56 0,56">
            <text:p/>
          </draw:polygon>
          <draw:polygon draw:style-name="gr52" draw:text-style-name="P23" draw:layer="layout" svg:width="0.025cm" svg:height="0.055cm" svg:x="10.167cm" svg:y="6.148cm" svg:viewBox="0 0 26 56" draw:points="0,0 26,0 26,56 0,56">
            <text:p/>
          </draw:polygon>
          <draw:polygon draw:style-name="gr52" draw:text-style-name="P23" draw:layer="layout" svg:width="0.025cm" svg:height="0.055cm" svg:x="10.243cm" svg:y="6.148cm" svg:viewBox="0 0 26 56" draw:points="0,0 26,0 26,56 0,56">
            <text:p/>
          </draw:polygon>
          <draw:polygon draw:style-name="gr52" draw:text-style-name="P23" draw:layer="layout" svg:width="0.026cm" svg:height="0.055cm" svg:x="10.005cm" svg:y="6.316cm" svg:viewBox="0 0 27 56" draw:points="0,0 27,0 27,56 0,56">
            <text:p/>
          </draw:polygon>
          <draw:polygon draw:style-name="gr52" draw:text-style-name="P23" draw:layer="layout" svg:width="0.026cm" svg:height="0.055cm" svg:x="10.086cm" svg:y="6.316cm" svg:viewBox="0 0 27 56" draw:points="0,0 27,0 27,56 0,56">
            <text:p/>
          </draw:polygon>
          <draw:polygon draw:style-name="gr52" draw:text-style-name="P23" draw:layer="layout" svg:width="0.025cm" svg:height="0.055cm" svg:x="10.167cm" svg:y="6.316cm" svg:viewBox="0 0 26 56" draw:points="0,0 26,0 26,56 0,56">
            <text:p/>
          </draw:polygon>
          <draw:polygon draw:style-name="gr52" draw:text-style-name="P23" draw:layer="layout" svg:width="0.025cm" svg:height="0.055cm" svg:x="10.243cm" svg:y="6.316cm" svg:viewBox="0 0 26 56" draw:points="0,0 26,0 26,56 0,56">
            <text:p/>
          </draw:polygon>
          <draw:polygon draw:style-name="gr52" draw:text-style-name="P23" draw:layer="layout" svg:width="0.026cm" svg:height="0.055cm" svg:x="10.005cm" svg:y="6.482cm" svg:viewBox="0 0 27 56" draw:points="0,0 27,0 27,56 0,56">
            <text:p/>
          </draw:polygon>
          <draw:polygon draw:style-name="gr52" draw:text-style-name="P23" draw:layer="layout" svg:width="0.026cm" svg:height="0.055cm" svg:x="10.086cm" svg:y="6.482cm" svg:viewBox="0 0 27 56" draw:points="0,0 27,0 27,56 0,56">
            <text:p/>
          </draw:polygon>
          <draw:polygon draw:style-name="gr52" draw:text-style-name="P23" draw:layer="layout" svg:width="0.025cm" svg:height="0.055cm" svg:x="10.167cm" svg:y="6.482cm" svg:viewBox="0 0 26 56" draw:points="0,0 26,0 26,56 0,56">
            <text:p/>
          </draw:polygon>
          <draw:polygon draw:style-name="gr52" draw:text-style-name="P23" draw:layer="layout" svg:width="0.025cm" svg:height="0.055cm" svg:x="10.243cm" svg:y="6.482cm" svg:viewBox="0 0 26 56" draw:points="0,0 26,0 26,56 0,56">
            <text:p/>
          </draw:polygon>
          <draw:polygon draw:style-name="gr52" draw:text-style-name="P23" draw:layer="layout" svg:width="0.026cm" svg:height="0.055cm" svg:x="10.005cm" svg:y="6.65cm" svg:viewBox="0 0 27 56" draw:points="0,0 27,0 27,56 0,56">
            <text:p/>
          </draw:polygon>
          <draw:polygon draw:style-name="gr52" draw:text-style-name="P23" draw:layer="layout" svg:width="0.026cm" svg:height="0.055cm" svg:x="10.086cm" svg:y="6.65cm" svg:viewBox="0 0 27 56" draw:points="0,0 27,0 27,56 0,56">
            <text:p/>
          </draw:polygon>
          <draw:polygon draw:style-name="gr52" draw:text-style-name="P23" draw:layer="layout" svg:width="0.025cm" svg:height="0.055cm" svg:x="10.167cm" svg:y="6.65cm" svg:viewBox="0 0 26 56" draw:points="0,0 26,0 26,56 0,56">
            <text:p/>
          </draw:polygon>
          <draw:polygon draw:style-name="gr52" draw:text-style-name="P23" draw:layer="layout" svg:width="0.025cm" svg:height="0.055cm" svg:x="10.243cm" svg:y="6.65cm" svg:viewBox="0 0 26 56" draw:points="0,0 26,0 26,56 0,56">
            <text:p/>
          </draw:polygon>
          <draw:polygon draw:style-name="gr52" draw:text-style-name="P23" draw:layer="layout" svg:width="0.026cm" svg:height="0.055cm" svg:x="10.005cm" svg:y="6.816cm" svg:viewBox="0 0 27 56" draw:points="0,0 27,0 27,56 0,56">
            <text:p/>
          </draw:polygon>
          <draw:polygon draw:style-name="gr52" draw:text-style-name="P23" draw:layer="layout" svg:width="0.026cm" svg:height="0.055cm" svg:x="10.086cm" svg:y="6.816cm" svg:viewBox="0 0 27 56" draw:points="0,0 27,0 27,56 0,56">
            <text:p/>
          </draw:polygon>
          <draw:polygon draw:style-name="gr52" draw:text-style-name="P23" draw:layer="layout" svg:width="0.025cm" svg:height="0.055cm" svg:x="10.167cm" svg:y="6.816cm" svg:viewBox="0 0 26 56" draw:points="0,0 26,0 26,56 0,56">
            <text:p/>
          </draw:polygon>
          <draw:polygon draw:style-name="gr52" draw:text-style-name="P23" draw:layer="layout" svg:width="0.025cm" svg:height="0.055cm" svg:x="10.243cm" svg:y="6.816cm" svg:viewBox="0 0 26 56" draw:points="0,0 26,0 26,56 0,56">
            <text:p/>
          </draw:polygon>
          <draw:polygon draw:style-name="gr52" draw:text-style-name="P23" draw:layer="layout" svg:width="0.026cm" svg:height="0.053cm" svg:x="10.005cm" svg:y="6.984cm" svg:viewBox="0 0 27 54" draw:points="0,0 27,0 27,54 0,54">
            <text:p/>
          </draw:polygon>
          <draw:polygon draw:style-name="gr52" draw:text-style-name="P23" draw:layer="layout" svg:width="0.026cm" svg:height="0.053cm" svg:x="10.086cm" svg:y="6.984cm" svg:viewBox="0 0 27 54" draw:points="0,0 27,0 27,54 0,54">
            <text:p/>
          </draw:polygon>
          <draw:polygon draw:style-name="gr52" draw:text-style-name="P23" draw:layer="layout" svg:width="0.025cm" svg:height="0.053cm" svg:x="10.167cm" svg:y="6.984cm" svg:viewBox="0 0 26 54" draw:points="0,0 26,0 26,54 0,54">
            <text:p/>
          </draw:polygon>
          <draw:polygon draw:style-name="gr52" draw:text-style-name="P23" draw:layer="layout" svg:width="0.025cm" svg:height="0.053cm" svg:x="10.243cm" svg:y="6.984cm" svg:viewBox="0 0 26 54" draw:points="0,0 26,0 26,54 0,54">
            <text:p/>
          </draw:polygon>
          <draw:polygon draw:style-name="gr52" draw:text-style-name="P23" draw:layer="layout" svg:width="0.027cm" svg:height="0.069cm" svg:x="9.886cm" svg:y="4.831cm" svg:viewBox="0 0 28 70" draw:points="28,54 0,70 0,16 28,0">
            <text:p/>
          </draw:polygon>
          <draw:polygon draw:style-name="gr52" draw:text-style-name="P23" draw:layer="layout" svg:width="0.027cm" svg:height="0.069cm" svg:x="9.886cm" svg:y="4.995cm" svg:viewBox="0 0 28 70" draw:points="28,56 0,70 0,16 28,0">
            <text:p/>
          </draw:polygon>
          <draw:polygon draw:style-name="gr52" draw:text-style-name="P23" draw:layer="layout" svg:width="0.027cm" svg:height="0.067cm" svg:x="9.886cm" svg:y="5.161cm" svg:viewBox="0 0 28 68" draw:points="28,54 0,68 0,14 28,0">
            <text:p/>
          </draw:polygon>
          <draw:polygon draw:style-name="gr52" draw:text-style-name="P23" draw:layer="layout" svg:width="0.027cm" svg:height="0.067cm" svg:x="9.886cm" svg:y="5.326cm" svg:viewBox="0 0 28 68" draw:points="28,54 0,68 0,12 28,0">
            <text:p/>
          </draw:polygon>
          <draw:polygon draw:style-name="gr52" draw:text-style-name="P23" draw:layer="layout" svg:width="0.027cm" svg:height="0.065cm" svg:x="9.886cm" svg:y="5.49cm" svg:viewBox="0 0 28 66" draw:points="28,56 0,66 0,12 28,0">
            <text:p/>
          </draw:polygon>
          <draw:polygon draw:style-name="gr52" draw:text-style-name="P23" draw:layer="layout" svg:width="0.027cm" svg:height="0.064cm" svg:x="9.886cm" svg:y="5.656cm" svg:viewBox="0 0 28 65" draw:points="28,54 0,65 0,10 28,0">
            <text:p/>
          </draw:polygon>
          <draw:polygon draw:style-name="gr52" draw:text-style-name="P23" draw:layer="layout" svg:width="0.027cm" svg:height="0.064cm" svg:x="9.886cm" svg:y="5.821cm" svg:viewBox="0 0 28 65" draw:points="28,56 0,65 0,9 28,0">
            <text:p/>
          </draw:polygon>
          <draw:polygon draw:style-name="gr52" draw:text-style-name="P23" draw:layer="layout" svg:width="0.027cm" svg:height="0.06cm" svg:x="9.886cm" svg:y="5.987cm" svg:viewBox="0 0 28 61" draw:points="28,54 0,61 0,7 28,0">
            <text:p/>
          </draw:polygon>
          <draw:polygon draw:style-name="gr52" draw:text-style-name="P23" draw:layer="layout" svg:width="0.027cm" svg:height="0.06cm" svg:x="9.886cm" svg:y="6.152cm" svg:viewBox="0 0 28 61" draw:points="28,56 0,61 0,7 28,0">
            <text:p/>
          </draw:polygon>
          <draw:polygon draw:style-name="gr52" draw:text-style-name="P23" draw:layer="layout" svg:width="0.027cm" svg:height="0.06cm" svg:x="9.886cm" svg:y="6.316cm" svg:viewBox="0 0 28 61" draw:points="28,56 0,61 0,7 28,0">
            <text:p/>
          </draw:polygon>
          <draw:polygon draw:style-name="gr52" draw:text-style-name="P23" draw:layer="layout" svg:width="0.027cm" svg:height="0.058cm" svg:x="9.886cm" svg:y="6.482cm" svg:viewBox="0 0 28 59" draw:points="28,56 0,59 0,3 28,0">
            <text:p/>
          </draw:polygon>
          <draw:polygon draw:style-name="gr52" draw:text-style-name="P23" draw:layer="layout" svg:width="0.027cm" svg:height="0.057cm" svg:x="9.886cm" svg:y="6.647cm" svg:viewBox="0 0 28 58" draw:points="28,56 0,58 0,3 28,0">
            <text:p/>
          </draw:polygon>
          <draw:polygon draw:style-name="gr52" draw:text-style-name="P23" draw:layer="layout" svg:width="0.027cm" svg:height="0.055cm" svg:x="9.886cm" svg:y="6.813cm" svg:viewBox="0 0 28 56" draw:points="28,54 0,56 0,2 28,0">
            <text:p/>
          </draw:polygon>
          <draw:polygon draw:style-name="gr52" draw:text-style-name="P23" draw:layer="layout" svg:width="0.027cm" svg:height="0.055cm" svg:x="9.886cm" svg:y="6.977cm" svg:viewBox="0 0 28 56" draw:points="28,56 0,56 0,2 28,0">
            <text:p/>
          </draw:polygon>
          <draw:polygon draw:style-name="gr52" draw:text-style-name="P23" draw:layer="layout" svg:width="0.024cm" svg:height="0.065cm" svg:x="9.036cm" svg:y="4.936cm" svg:viewBox="0 0 25 66" draw:points="25,56 0,66 0,10 25,0">
            <text:p/>
          </draw:polygon>
          <draw:polygon draw:style-name="gr52" draw:text-style-name="P23" draw:layer="layout" svg:width="0.024cm" svg:height="0.064cm" svg:x="9.036cm" svg:y="5.072cm" svg:viewBox="0 0 25 65" draw:points="25,56 0,65 0,10 25,0">
            <text:p/>
          </draw:polygon>
          <draw:polygon draw:style-name="gr52" draw:text-style-name="P23" draw:layer="layout" svg:width="0.024cm" svg:height="0.064cm" svg:x="9.036cm" svg:y="5.209cm" svg:viewBox="0 0 25 65" draw:points="25,54 0,65 0,9 25,0">
            <text:p/>
          </draw:polygon>
          <draw:polygon draw:style-name="gr52" draw:text-style-name="P23" draw:layer="layout" svg:width="0.024cm" svg:height="0.065cm" svg:x="9.036cm" svg:y="5.343cm" svg:viewBox="0 0 25 66" draw:points="25,56 0,66 0,10 25,0">
            <text:p/>
          </draw:polygon>
          <draw:polygon draw:style-name="gr52" draw:text-style-name="P23" draw:layer="layout" svg:width="0.024cm" svg:height="0.065cm" svg:x="9.036cm" svg:y="5.48cm" svg:viewBox="0 0 25 66" draw:points="25,56 0,66 0,10 25,0">
            <text:p/>
          </draw:polygon>
          <draw:polygon draw:style-name="gr52" draw:text-style-name="P23" draw:layer="layout" svg:width="0.024cm" svg:height="0.065cm" svg:x="9.036cm" svg:y="5.616cm" svg:viewBox="0 0 25 66" draw:points="25,56 0,66 0,10 25,0">
            <text:p/>
          </draw:polygon>
          <draw:polygon draw:style-name="gr52" draw:text-style-name="P23" draw:layer="layout" svg:width="0.024cm" svg:height="0.065cm" svg:x="9.036cm" svg:y="5.753cm" svg:viewBox="0 0 25 66" draw:points="25,56 0,66 0,10 25,0">
            <text:p/>
          </draw:polygon>
          <draw:polygon draw:style-name="gr52" draw:text-style-name="P23" draw:layer="layout" svg:width="0.024cm" svg:height="0.064cm" svg:x="9.036cm" svg:y="5.889cm" svg:viewBox="0 0 25 65" draw:points="25,56 0,65 0,9 25,0">
            <text:p/>
          </draw:polygon>
          <draw:polygon draw:style-name="gr52" draw:text-style-name="P23" draw:layer="layout" svg:width="0.024cm" svg:height="0.065cm" svg:x="9.036cm" svg:y="6.024cm" svg:viewBox="0 0 25 66" draw:points="25,56 0,66 0,10 25,0">
            <text:p/>
          </draw:polygon>
          <draw:polygon draw:style-name="gr52" draw:text-style-name="P23" draw:layer="layout" svg:width="0.024cm" svg:height="0.065cm" svg:x="9.094cm" svg:y="4.911cm" svg:viewBox="0 0 25 66" draw:points="25,56 0,66 0,10 25,0">
            <text:p/>
          </draw:polygon>
          <draw:polygon draw:style-name="gr52" draw:text-style-name="P23" draw:layer="layout" svg:width="0.024cm" svg:height="0.065cm" svg:x="9.094cm" svg:y="5.048cm" svg:viewBox="0 0 25 66" draw:points="25,56 0,66 0,10 25,0">
            <text:p/>
          </draw:polygon>
          <draw:polygon draw:style-name="gr52" draw:text-style-name="P23" draw:layer="layout" svg:width="0.024cm" svg:height="0.065cm" svg:x="9.094cm" svg:y="5.184cm" svg:viewBox="0 0 25 66" draw:points="25,56 0,66 0,10 25,0">
            <text:p/>
          </draw:polygon>
          <draw:polygon draw:style-name="gr52" draw:text-style-name="P23" draw:layer="layout" svg:width="0.024cm" svg:height="0.064cm" svg:x="9.094cm" svg:y="5.321cm" svg:viewBox="0 0 25 65" draw:points="25,56 0,65 0,10 25,0">
            <text:p/>
          </draw:polygon>
          <draw:polygon draw:style-name="gr52" draw:text-style-name="P23" draw:layer="layout" svg:width="0.024cm" svg:height="0.064cm" svg:x="9.094cm" svg:y="5.457cm" svg:viewBox="0 0 25 65" draw:points="25,54 0,65 0,9 25,0">
            <text:p/>
          </draw:polygon>
          <draw:polygon draw:style-name="gr52" draw:text-style-name="P23" draw:layer="layout" svg:width="0.024cm" svg:height="0.065cm" svg:x="9.094cm" svg:y="5.592cm" svg:viewBox="0 0 25 66" draw:points="25,56 0,66 0,10 25,0">
            <text:p/>
          </draw:polygon>
          <draw:polygon draw:style-name="gr52" draw:text-style-name="P23" draw:layer="layout" svg:width="0.024cm" svg:height="0.065cm" svg:x="9.094cm" svg:y="5.728cm" svg:viewBox="0 0 25 66" draw:points="25,56 0,66 0,10 25,0">
            <text:p/>
          </draw:polygon>
          <draw:polygon draw:style-name="gr52" draw:text-style-name="P23" draw:layer="layout" svg:width="0.024cm" svg:height="0.065cm" svg:x="9.094cm" svg:y="5.865cm" svg:viewBox="0 0 25 66" draw:points="25,56 0,66 0,10 25,0">
            <text:p/>
          </draw:polygon>
          <draw:polygon draw:style-name="gr52" draw:text-style-name="P23" draw:layer="layout" svg:width="0.024cm" svg:height="0.065cm" svg:x="9.094cm" svg:y="6.001cm" svg:viewBox="0 0 25 66" draw:points="25,56 0,66 0,10 25,0">
            <text:p/>
          </draw:polygon>
          <draw:polygon draw:style-name="gr52" draw:text-style-name="P23" draw:layer="layout" svg:width="0.024cm" svg:height="0.064cm" svg:x="9.154cm" svg:y="4.888cm" svg:viewBox="0 0 25 65" draw:points="25,56 0,65 0,10 25,0">
            <text:p/>
          </draw:polygon>
          <draw:polygon draw:style-name="gr52" draw:text-style-name="P23" draw:layer="layout" svg:width="0.024cm" svg:height="0.064cm" svg:x="9.154cm" svg:y="5.025cm" svg:viewBox="0 0 25 65" draw:points="25,54 0,65 0,9 25,0">
            <text:p/>
          </draw:polygon>
          <draw:polygon draw:style-name="gr52" draw:text-style-name="P23" draw:layer="layout" svg:width="0.024cm" svg:height="0.065cm" svg:x="9.154cm" svg:y="5.16cm" svg:viewBox="0 0 25 66" draw:points="25,56 0,66 0,10 25,0">
            <text:p/>
          </draw:polygon>
          <draw:polygon draw:style-name="gr52" draw:text-style-name="P23" draw:layer="layout" svg:width="0.024cm" svg:height="0.065cm" svg:x="9.154cm" svg:y="5.296cm" svg:viewBox="0 0 25 66" draw:points="25,56 0,66 0,10 25,0">
            <text:p/>
          </draw:polygon>
          <draw:polygon draw:style-name="gr52" draw:text-style-name="P23" draw:layer="layout" svg:width="0.024cm" svg:height="0.065cm" svg:x="9.154cm" svg:y="5.433cm" svg:viewBox="0 0 25 66" draw:points="25,56 0,66 0,10 25,0">
            <text:p/>
          </draw:polygon>
          <draw:polygon draw:style-name="gr52" draw:text-style-name="P23" draw:layer="layout" svg:width="0.024cm" svg:height="0.065cm" svg:x="9.154cm" svg:y="5.569cm" svg:viewBox="0 0 25 66" draw:points="25,56 0,66 0,10 25,0">
            <text:p/>
          </draw:polygon>
          <draw:polygon draw:style-name="gr52" draw:text-style-name="P23" draw:layer="layout" svg:width="0.024cm" svg:height="0.064cm" svg:x="9.154cm" svg:y="5.705cm" svg:viewBox="0 0 25 65" draw:points="25,56 0,65 0,9 25,0">
            <text:p/>
          </draw:polygon>
          <draw:polygon draw:style-name="gr52" draw:text-style-name="P23" draw:layer="layout" svg:width="0.024cm" svg:height="0.064cm" svg:x="9.154cm" svg:y="5.842cm" svg:viewBox="0 0 25 65" draw:points="25,54 0,65 0,9 25,0">
            <text:p/>
          </draw:polygon>
          <draw:polygon draw:style-name="gr52" draw:text-style-name="P23" draw:layer="layout" svg:width="0.024cm" svg:height="0.065cm" svg:x="9.154cm" svg:y="5.977cm" svg:viewBox="0 0 25 66" draw:points="25,56 0,66 0,10 25,0">
            <text:p/>
          </draw:polygon>
          <draw:polygon draw:style-name="gr52" draw:text-style-name="P23" draw:layer="layout" svg:width="0.024cm" svg:height="0.065cm" svg:x="9.212cm" svg:y="4.864cm" svg:viewBox="0 0 25 66" draw:points="25,56 0,66 0,10 25,0">
            <text:p/>
          </draw:polygon>
          <draw:polygon draw:style-name="gr52" draw:text-style-name="P23" draw:layer="layout" svg:width="0.024cm" svg:height="0.065cm" svg:x="9.212cm" svg:y="5cm" svg:viewBox="0 0 25 66" draw:points="25,56 0,66 0,10 25,0">
            <text:p/>
          </draw:polygon>
          <draw:polygon draw:style-name="gr52" draw:text-style-name="P23" draw:layer="layout" svg:width="0.024cm" svg:height="0.064cm" svg:x="9.212cm" svg:y="5.137cm" svg:viewBox="0 0 25 65" draw:points="25,56 0,65 0,10 25,0">
            <text:p/>
          </draw:polygon>
          <draw:polygon draw:style-name="gr52" draw:text-style-name="P23" draw:layer="layout" svg:width="0.024cm" svg:height="0.064cm" svg:x="9.212cm" svg:y="5.273cm" svg:viewBox="0 0 25 65" draw:points="25,56 0,65 0,9 25,0">
            <text:p/>
          </draw:polygon>
          <draw:polygon draw:style-name="gr52" draw:text-style-name="P23" draw:layer="layout" svg:width="0.024cm" svg:height="0.065cm" svg:x="9.212cm" svg:y="5.408cm" svg:viewBox="0 0 25 66" draw:points="25,56 0,66 0,10 25,0">
            <text:p/>
          </draw:polygon>
          <draw:polygon draw:style-name="gr52" draw:text-style-name="P23" draw:layer="layout" svg:width="0.024cm" svg:height="0.065cm" svg:x="9.212cm" svg:y="5.544cm" svg:viewBox="0 0 25 66" draw:points="25,56 0,66 0,10 25,0">
            <text:p/>
          </draw:polygon>
          <draw:polygon draw:style-name="gr52" draw:text-style-name="P23" draw:layer="layout" svg:width="0.024cm" svg:height="0.065cm" svg:x="9.212cm" svg:y="5.681cm" svg:viewBox="0 0 25 66" draw:points="25,56 0,66 0,10 25,0">
            <text:p/>
          </draw:polygon>
          <draw:polygon draw:style-name="gr52" draw:text-style-name="P23" draw:layer="layout" svg:width="0.024cm" svg:height="0.065cm" svg:x="9.212cm" svg:y="5.817cm" svg:viewBox="0 0 25 66" draw:points="25,56 0,66 0,10 25,0">
            <text:p/>
          </draw:polygon>
          <draw:polygon draw:style-name="gr52" draw:text-style-name="P23" draw:layer="layout" svg:width="0.024cm" svg:height="0.064cm" svg:x="9.212cm" svg:y="5.954cm" svg:viewBox="0 0 25 65" draw:points="25,56 0,65 0,9 25,0">
            <text:p/>
          </draw:polygon>
          <draw:polygon draw:style-name="gr52" draw:text-style-name="P23" draw:layer="layout" svg:width="0.024cm" svg:height="0.064cm" svg:x="9.27cm" svg:y="4.841cm" svg:viewBox="0 0 25 65" draw:points="25,54 0,65 0,9 25,0">
            <text:p/>
          </draw:polygon>
          <draw:polygon draw:style-name="gr52" draw:text-style-name="P23" draw:layer="layout" svg:width="0.024cm" svg:height="0.065cm" svg:x="9.27cm" svg:y="4.976cm" svg:viewBox="0 0 25 66" draw:points="25,56 0,66 0,10 25,0">
            <text:p/>
          </draw:polygon>
          <draw:polygon draw:style-name="gr52" draw:text-style-name="P23" draw:layer="layout" svg:width="0.024cm" svg:height="0.065cm" svg:x="9.27cm" svg:y="5.112cm" svg:viewBox="0 0 25 66" draw:points="25,56 0,66 0,10 25,0">
            <text:p/>
          </draw:polygon>
          <draw:polygon draw:style-name="gr52" draw:text-style-name="P23" draw:layer="layout" svg:width="0.024cm" svg:height="0.065cm" svg:x="9.27cm" svg:y="5.249cm" svg:viewBox="0 0 25 66" draw:points="25,56 0,66 0,10 25,0">
            <text:p/>
          </draw:polygon>
          <draw:polygon draw:style-name="gr52" draw:text-style-name="P23" draw:layer="layout" svg:width="0.024cm" svg:height="0.065cm" svg:x="9.27cm" svg:y="5.385cm" svg:viewBox="0 0 25 66" draw:points="25,56 0,66 0,10 25,0">
            <text:p/>
          </draw:polygon>
          <draw:polygon draw:style-name="gr52" draw:text-style-name="P23" draw:layer="layout" svg:width="0.024cm" svg:height="0.064cm" svg:x="9.27cm" svg:y="5.522cm" svg:viewBox="0 0 25 65" draw:points="25,56 0,65 0,9 25,0">
            <text:p/>
          </draw:polygon>
          <draw:polygon draw:style-name="gr52" draw:text-style-name="P23" draw:layer="layout" svg:width="0.024cm" svg:height="0.065cm" svg:x="9.27cm" svg:y="5.656cm" svg:viewBox="0 0 25 66" draw:points="25,56 0,66 0,10 25,0">
            <text:p/>
          </draw:polygon>
          <draw:polygon draw:style-name="gr52" draw:text-style-name="P23" draw:layer="layout" svg:width="0.024cm" svg:height="0.065cm" svg:x="9.27cm" svg:y="5.793cm" svg:viewBox="0 0 25 66" draw:points="25,56 0,66 0,10 25,0">
            <text:p/>
          </draw:polygon>
          <draw:polygon draw:style-name="gr52" draw:text-style-name="P23" draw:layer="layout" svg:width="0.024cm" svg:height="0.065cm" svg:x="9.27cm" svg:y="5.929cm" svg:viewBox="0 0 25 66" draw:points="25,56 0,66 0,10 25,0">
            <text:p/>
          </draw:polygon>
          <draw:polygon draw:style-name="gr52" draw:text-style-name="P23" draw:layer="layout" svg:width="0.022cm" svg:height="0.057cm" svg:x="8.85cm" svg:y="6.368cm" svg:viewBox="0 0 23 58" draw:points="23,49 0,58 0,7 23,0">
            <text:p/>
          </draw:polygon>
          <draw:polygon draw:style-name="gr52" draw:text-style-name="P23" draw:layer="layout" svg:width="0.022cm" svg:height="0.055cm" svg:x="8.85cm" svg:y="6.491cm" svg:viewBox="0 0 23 56" draw:points="23,51 0,56 0,7 23,0">
            <text:p/>
          </draw:polygon>
          <draw:polygon draw:style-name="gr52" draw:text-style-name="P23" draw:layer="layout" svg:width="0.022cm" svg:height="0.055cm" svg:x="8.85cm" svg:y="6.613cm" svg:viewBox="0 0 23 56" draw:points="23,51 0,56 0,5 23,0">
            <text:p/>
          </draw:polygon>
          <draw:polygon draw:style-name="gr52" draw:text-style-name="P23" draw:layer="layout" svg:width="0.022cm" svg:height="0.053cm" svg:x="8.85cm" svg:y="6.736cm" svg:viewBox="0 0 23 54" draw:points="23,51 0,54 0,5 23,0">
            <text:p/>
          </draw:polygon>
          <draw:polygon draw:style-name="gr52" draw:text-style-name="P23" draw:layer="layout" svg:width="0.022cm" svg:height="0.053cm" svg:x="8.85cm" svg:y="6.858cm" svg:viewBox="0 0 23 54" draw:points="23,51 0,54 0,3 23,0">
            <text:p/>
          </draw:polygon>
          <draw:polygon draw:style-name="gr52" draw:text-style-name="P23" draw:layer="layout" svg:width="0.022cm" svg:height="0.05cm" svg:x="8.85cm" svg:y="6.983cm" svg:viewBox="0 0 23 51" draw:points="23,49 0,51 0,2 23,0">
            <text:p/>
          </draw:polygon>
          <draw:polygon draw:style-name="gr52" draw:text-style-name="P23" draw:layer="layout" svg:width="0.023cm" svg:height="0.058cm" svg:x="8.903cm" svg:y="6.348cm" svg:viewBox="0 0 24 59" draw:points="24,52 0,59 0,9 24,0">
            <text:p/>
          </draw:polygon>
          <draw:polygon draw:style-name="gr52" draw:text-style-name="P23" draw:layer="layout" svg:width="0.023cm" svg:height="0.057cm" svg:x="8.903cm" svg:y="6.473cm" svg:viewBox="0 0 24 58" draw:points="24,52 0,58 0,7 24,0">
            <text:p/>
          </draw:polygon>
          <draw:polygon draw:style-name="gr52" draw:text-style-name="P23" draw:layer="layout" svg:width="0.023cm" svg:height="0.057cm" svg:x="8.903cm" svg:y="6.599cm" svg:viewBox="0 0 24 58" draw:points="24,52 0,58 0,7 24,0">
            <text:p/>
          </draw:polygon>
          <draw:polygon draw:style-name="gr52" draw:text-style-name="P23" draw:layer="layout" svg:width="0.023cm" svg:height="0.055cm" svg:x="8.903cm" svg:y="6.725cm" svg:viewBox="0 0 24 56" draw:points="24,52 0,56 0,5 24,0">
            <text:p/>
          </draw:polygon>
          <draw:polygon draw:style-name="gr52" draw:text-style-name="P23" draw:layer="layout" svg:width="0.023cm" svg:height="0.053cm" svg:x="8.903cm" svg:y="6.851cm" svg:viewBox="0 0 24 54" draw:points="24,52 0,54 0,3 24,0">
            <text:p/>
          </draw:polygon>
          <draw:polygon draw:style-name="gr52" draw:text-style-name="P23" draw:layer="layout" svg:width="0.023cm" svg:height="0.051cm" svg:x="8.903cm" svg:y="6.977cm" svg:viewBox="0 0 24 52" draw:points="24,51 0,52 0,2 24,0">
            <text:p/>
          </draw:polygon>
          <draw:polygon draw:style-name="gr52" draw:text-style-name="P23" draw:layer="layout" svg:width="0.024cm" svg:height="0.06cm" svg:x="8.96cm" svg:y="6.327cm" svg:viewBox="0 0 25 61" draw:points="25,54 0,61 0,10 25,0">
            <text:p/>
          </draw:polygon>
          <draw:polygon draw:style-name="gr52" draw:text-style-name="P23" draw:layer="layout" svg:width="0.024cm" svg:height="0.058cm" svg:x="8.96cm" svg:y="6.456cm" svg:viewBox="0 0 25 59" draw:points="25,52 0,59 0,9 25,0">
            <text:p/>
          </draw:polygon>
          <draw:polygon draw:style-name="gr52" draw:text-style-name="P23" draw:layer="layout" svg:width="0.024cm" svg:height="0.057cm" svg:x="8.96cm" svg:y="6.585cm" svg:viewBox="0 0 25 58" draw:points="25,52 0,58 0,7 25,0">
            <text:p/>
          </draw:polygon>
          <draw:polygon draw:style-name="gr52" draw:text-style-name="P23" draw:layer="layout" svg:width="0.024cm" svg:height="0.055cm" svg:x="8.96cm" svg:y="6.715cm" svg:viewBox="0 0 25 56" draw:points="25,52 0,56 0,5 25,0">
            <text:p/>
          </draw:polygon>
          <draw:polygon draw:style-name="gr52" draw:text-style-name="P23" draw:layer="layout" svg:width="0.024cm" svg:height="0.053cm" svg:x="8.96cm" svg:y="6.844cm" svg:viewBox="0 0 25 54" draw:points="25,52 0,54 0,3 25,0">
            <text:p/>
          </draw:polygon>
          <draw:polygon draw:style-name="gr52" draw:text-style-name="P23" draw:layer="layout" svg:width="0.024cm" svg:height="0.053cm" svg:x="8.96cm" svg:y="6.972cm" svg:viewBox="0 0 25 54" draw:points="25,54 0,54 0,3 25,0">
            <text:p/>
          </draw:polygon>
          <draw:polygon draw:style-name="gr52" draw:text-style-name="P23" draw:layer="layout" svg:width="0.025cm" svg:height="0.062cm" svg:x="9.02cm" svg:y="6.306cm" svg:viewBox="0 0 26 63" draw:points="26,54 0,63 0,9 26,0">
            <text:p/>
          </draw:polygon>
          <draw:polygon draw:style-name="gr52" draw:text-style-name="P23" draw:layer="layout" svg:width="0.025cm" svg:height="0.06cm" svg:x="9.02cm" svg:y="6.438cm" svg:viewBox="0 0 26 61" draw:points="26,54 0,61 0,7 26,0">
            <text:p/>
          </draw:polygon>
          <draw:polygon draw:style-name="gr52" draw:text-style-name="P23" draw:layer="layout" svg:width="0.025cm" svg:height="0.06cm" svg:x="9.02cm" svg:y="6.57cm" svg:viewBox="0 0 26 61" draw:points="26,54 0,61 0,7 26,0">
            <text:p/>
          </draw:polygon>
          <draw:polygon draw:style-name="gr52" draw:text-style-name="P23" draw:layer="layout" svg:width="0.025cm" svg:height="0.058cm" svg:x="9.02cm" svg:y="6.703cm" svg:viewBox="0 0 26 59" draw:points="26,54 0,59 0,5 26,0">
            <text:p/>
          </draw:polygon>
          <draw:polygon draw:style-name="gr52" draw:text-style-name="P23" draw:layer="layout" svg:width="0.025cm" svg:height="0.057cm" svg:x="9.02cm" svg:y="6.836cm" svg:viewBox="0 0 26 58" draw:points="26,54 0,58 0,3 26,0">
            <text:p/>
          </draw:polygon>
          <draw:polygon draw:style-name="gr52" draw:text-style-name="P23" draw:layer="layout" svg:width="0.025cm" svg:height="0.055cm" svg:x="9.02cm" svg:y="6.967cm" svg:viewBox="0 0 26 56" draw:points="26,54 0,56 0,3 26,0">
            <text:p/>
          </draw:polygon>
          <draw:polygon draw:style-name="gr52" draw:text-style-name="P23" draw:layer="layout" svg:width="0.026cm" svg:height="0.064cm" svg:x="9.082cm" svg:y="6.283cm" svg:viewBox="0 0 27 65" draw:points="27,56 0,65 0,9 27,0">
            <text:p/>
          </draw:polygon>
          <draw:polygon draw:style-name="gr52" draw:text-style-name="P23" draw:layer="layout" svg:width="0.026cm" svg:height="0.062cm" svg:x="9.082cm" svg:y="6.419cm" svg:viewBox="0 0 27 63" draw:points="27,54 0,63 0,7 27,0">
            <text:p/>
          </draw:polygon>
          <draw:polygon draw:style-name="gr52" draw:text-style-name="P23" draw:layer="layout" svg:width="0.026cm" svg:height="0.062cm" svg:x="9.082cm" svg:y="6.554cm" svg:viewBox="0 0 27 63" draw:points="27,56 0,63 0,7 27,0">
            <text:p/>
          </draw:polygon>
          <draw:polygon draw:style-name="gr52" draw:text-style-name="P23" draw:layer="layout" svg:width="0.026cm" svg:height="0.06cm" svg:x="9.082cm" svg:y="6.69cm" svg:viewBox="0 0 27 61" draw:points="27,56 0,61 0,5 27,0">
            <text:p/>
          </draw:polygon>
          <draw:polygon draw:style-name="gr52" draw:text-style-name="P23" draw:layer="layout" svg:width="0.026cm" svg:height="0.057cm" svg:x="9.082cm" svg:y="6.827cm" svg:viewBox="0 0 27 58" draw:points="27,56 0,58 0,3 27,0">
            <text:p/>
          </draw:polygon>
          <draw:polygon draw:style-name="gr52" draw:text-style-name="P23" draw:layer="layout" svg:width="0.026cm" svg:height="0.055cm" svg:x="9.082cm" svg:y="6.963cm" svg:viewBox="0 0 27 56" draw:points="27,54 0,56 0,2 27,0">
            <text:p/>
          </draw:polygon>
          <draw:polygon draw:style-name="gr52" draw:text-style-name="P23" draw:layer="layout" svg:width="0.027cm" svg:height="0.064cm" svg:x="9.15cm" svg:y="6.26cm" svg:viewBox="0 0 28 65" draw:points="28,56 0,65 0,10 28,0">
            <text:p/>
          </draw:polygon>
          <draw:polygon draw:style-name="gr52" draw:text-style-name="P23" draw:layer="layout" svg:width="0.027cm" svg:height="0.062cm" svg:x="9.15cm" svg:y="6.396cm" svg:viewBox="0 0 28 63" draw:points="28,56 0,63 0,9 28,0">
            <text:p/>
          </draw:polygon>
          <draw:polygon draw:style-name="gr52" draw:text-style-name="P23" draw:layer="layout" svg:width="0.027cm" svg:height="0.06cm" svg:x="9.15cm" svg:y="6.533cm" svg:viewBox="0 0 28 61" draw:points="28,54 0,61 0,5 28,0">
            <text:p/>
          </draw:polygon>
          <draw:polygon draw:style-name="gr52" draw:text-style-name="P23" draw:layer="layout" svg:width="0.027cm" svg:height="0.058cm" svg:x="9.15cm" svg:y="6.678cm" svg:viewBox="0 0 28 59" draw:points="28,56 0,59 0,5 28,0">
            <text:p/>
          </draw:polygon>
          <draw:polygon draw:style-name="gr52" draw:text-style-name="P23" draw:layer="layout" svg:width="0.027cm" svg:height="0.058cm" svg:x="9.15cm" svg:y="6.818cm" svg:viewBox="0 0 28 59" draw:points="28,56 0,59 0,5 28,0">
            <text:p/>
          </draw:polygon>
          <draw:polygon draw:style-name="gr52" draw:text-style-name="P23" draw:layer="layout" svg:width="0.027cm" svg:height="0.057cm" svg:x="9.15cm" svg:y="6.96cm" svg:viewBox="0 0 28 58" draw:points="28,56 0,58 0,2 28,0">
            <text:p/>
          </draw:polygon>
          <draw:polygon draw:style-name="gr52" draw:text-style-name="P23" draw:layer="layout" svg:width="0.017cm" svg:height="0.099cm" svg:x="7.797cm" svg:y="5.879cm" svg:viewBox="0 0 18 100" draw:points="18,0 18,79 18,80 18,81 18,82 18,83 18,84 18,85 17,85 17,86 17,87 16,88 16,89 15,90 14,91 13,93 11,94 10,95 8,96 6,97 3,98 0,100 0,19 2,19 3,19 5,19 6,18 8,17 10,16 11,15 13,14 14,13 15,11 16,10 16,9 17,9 17,8 17,7 18,6 18,5 18,4 18,3 18,2 18,1">
            <text:p/>
          </draw:polygon>
          <draw:polygon draw:style-name="gr52" draw:text-style-name="P23" draw:layer="layout" svg:width="0.021cm" svg:height="0.076cm" svg:x="8.172cm" svg:y="2.542cm" svg:viewBox="0 0 22 77" draw:points="22,73 0,77 0,5 22,0">
            <text:p/>
          </draw:polygon>
          <draw:polygon draw:style-name="gr52" draw:text-style-name="P23" draw:layer="layout" svg:width="0.021cm" svg:height="0.069cm" svg:x="8.172cm" svg:y="2.833cm" svg:viewBox="0 0 22 70" draw:points="22,66 0,70 0,3 22,0">
            <text:p/>
          </draw:polygon>
          <draw:polygon draw:style-name="gr52" draw:text-style-name="P23" draw:layer="layout" svg:width="0.02cm" svg:height="0.065cm" svg:x="7.744cm" svg:y="5.826cm" svg:viewBox="0 0 21 66" draw:points="0,0 21,0 21,66 0,66">
            <text:p/>
          </draw:polygon>
          <draw:polygon draw:style-name="gr52" draw:text-style-name="P23" draw:layer="layout" svg:width="0.02cm" svg:height="0.067cm" svg:x="7.788cm" svg:y="5.823cm" svg:viewBox="0 0 21 68" draw:points="21,68 0,68 0,2 21,0">
            <text:p/>
          </draw:polygon>
          <draw:polygon draw:style-name="gr52" draw:text-style-name="P23" draw:layer="layout" svg:width="0.02cm" svg:height="0.067cm" svg:x="7.869cm" svg:y="5.819cm" svg:viewBox="0 0 21 68" draw:points="21,66 0,68 0,2 21,0">
            <text:p/>
          </draw:polygon>
          <draw:polygon draw:style-name="gr52" draw:text-style-name="P23" draw:layer="layout" svg:width="0.02cm" svg:height="0.067cm" svg:x="7.913cm" svg:y="5.817cm" svg:viewBox="0 0 21 68" draw:points="21,66 0,68 0,0 21,0">
            <text:p/>
          </draw:polygon>
          <draw:polygon draw:style-name="gr52" draw:text-style-name="P23" draw:layer="layout" svg:width="0.021cm" svg:height="0.067cm" svg:x="7.994cm" svg:y="5.812cm" svg:viewBox="0 0 22 68" draw:points="22,68 0,68 0,2 22,0">
            <text:p/>
          </draw:polygon>
          <draw:polygon draw:style-name="gr52" draw:text-style-name="P23" draw:layer="layout" svg:width="0.02cm" svg:height="0.067cm" svg:x="8.04cm" svg:y="5.81cm" svg:viewBox="0 0 21 68" draw:points="21,66 0,68 0,0 21,0">
            <text:p/>
          </draw:polygon>
          <draw:polygon draw:style-name="gr52" draw:text-style-name="P23" draw:layer="layout" svg:width="0.021cm" svg:height="0.069cm" svg:x="8.122cm" svg:y="5.805cm" svg:viewBox="0 0 22 70" draw:points="22,68 0,70 0,2 22,0">
            <text:p/>
          </draw:polygon>
          <draw:polygon draw:style-name="gr52" draw:text-style-name="P23" draw:layer="layout" svg:width="0.021cm" svg:height="0.067cm" svg:x="8.167cm" svg:y="5.803cm" svg:viewBox="0 0 22 68" draw:points="22,68 0,68 0,2 22,0">
            <text:p/>
          </draw:polygon>
          <draw:polygon draw:style-name="gr52" draw:text-style-name="P23" draw:layer="layout" svg:width="0.021cm" svg:height="0.067cm" svg:x="8.251cm" svg:y="5.8cm" svg:viewBox="0 0 22 68" draw:points="22,66 0,68 0,0 22,0">
            <text:p/>
          </draw:polygon>
          <draw:polygon draw:style-name="gr52" draw:text-style-name="P23" draw:layer="layout" svg:width="0.021cm" svg:height="0.069cm" svg:x="8.296cm" svg:y="5.796cm" svg:viewBox="0 0 22 70" draw:points="22,68 0,70 0,2 22,0">
            <text:p/>
          </draw:polygon>
          <draw:polygon draw:style-name="gr52" draw:text-style-name="P23" draw:layer="layout" svg:width="0.021cm" svg:height="0.067cm" svg:x="8.38cm" svg:y="5.793cm" svg:viewBox="0 0 22 68" draw:points="0,0 22,0 22,68 0,68">
            <text:p/>
          </draw:polygon>
          <draw:polygon draw:style-name="gr52" draw:text-style-name="P23" draw:layer="layout" svg:width="0.021cm" svg:height="0.069cm" svg:x="8.427cm" svg:y="5.789cm" svg:viewBox="0 0 22 70" draw:points="22,68 0,70 0,2 22,0">
            <text:p/>
          </draw:polygon>
          <draw:polygon draw:style-name="gr52" draw:text-style-name="P23" draw:layer="layout" svg:width="0.021cm" svg:height="0.069cm" svg:x="8.511cm" svg:y="5.786cm" svg:viewBox="0 0 22 70" draw:points="22,68 0,70 0,0 22,0">
            <text:p/>
          </draw:polygon>
          <draw:polygon draw:style-name="gr52" draw:text-style-name="P23" draw:layer="layout" svg:width="0.022cm" svg:height="0.069cm" svg:x="8.558cm" svg:y="5.782cm" svg:viewBox="0 0 23 70" draw:points="23,70 0,70 0,2 23,0">
            <text:p/>
          </draw:polygon>
          <draw:polygon draw:style-name="gr52" draw:text-style-name="P23" draw:layer="layout" svg:width="0.022cm" svg:height="0.069cm" svg:x="8.643cm" svg:y="5.779cm" svg:viewBox="0 0 23 70" draw:points="23,68 0,70 0,0 23,0">
            <text:p/>
          </draw:polygon>
          <draw:polygon draw:style-name="gr52" draw:text-style-name="P23" draw:layer="layout" svg:width="0.022cm" svg:height="0.069cm" svg:x="8.691cm" svg:y="5.775cm" svg:viewBox="0 0 23 70" draw:points="23,70 0,70 0,2 23,0">
            <text:p/>
          </draw:polygon>
          <draw:polygon draw:style-name="gr52" draw:text-style-name="P23" draw:layer="layout" svg:width="0.02cm" svg:height="0.067cm" svg:x="7.744cm" svg:y="5.98cm" svg:viewBox="0 0 21 68" draw:points="21,66 0,68 0,2 21,0">
            <text:p/>
          </draw:polygon>
          <draw:polygon draw:style-name="gr52" draw:text-style-name="P23" draw:layer="layout" svg:width="0.02cm" svg:height="0.067cm" svg:x="7.788cm" svg:y="5.978cm" svg:viewBox="0 0 21 68" draw:points="21,66 0,68 0,2 21,0">
            <text:p/>
          </draw:polygon>
          <draw:polygon draw:style-name="gr52" draw:text-style-name="P23" draw:layer="layout" svg:width="0.02cm" svg:height="0.067cm" svg:x="7.869cm" svg:y="5.975cm" svg:viewBox="0 0 21 68" draw:points="21,66 0,68 0,2 21,0">
            <text:p/>
          </draw:polygon>
          <draw:polygon draw:style-name="gr52" draw:text-style-name="P23" draw:layer="layout" svg:width="0.02cm" svg:height="0.067cm" svg:x="7.913cm" svg:y="5.973cm" svg:viewBox="0 0 21 68" draw:points="21,66 0,68 0,2 21,0">
            <text:p/>
          </draw:polygon>
          <draw:polygon draw:style-name="gr52" draw:text-style-name="P23" draw:layer="layout" svg:width="0.021cm" svg:height="0.067cm" svg:x="7.994cm" svg:y="5.97cm" svg:viewBox="0 0 22 68" draw:points="22,66 0,68 0,0 22,0">
            <text:p/>
          </draw:polygon>
          <draw:polygon draw:style-name="gr52" draw:text-style-name="P23" draw:layer="layout" svg:width="0.02cm" svg:height="0.067cm" svg:x="8.04cm" svg:y="5.968cm" svg:viewBox="0 0 21 68" draw:points="21,66 0,68 0,0 21,0">
            <text:p/>
          </draw:polygon>
          <draw:polygon draw:style-name="gr52" draw:text-style-name="P23" draw:layer="layout" svg:width="0.021cm" svg:height="0.067cm" svg:x="8.122cm" svg:y="5.963cm" svg:viewBox="0 0 22 68" draw:points="22,68 0,68 0,2 22,0">
            <text:p/>
          </draw:polygon>
          <draw:polygon draw:style-name="gr52" draw:text-style-name="P23" draw:layer="layout" svg:width="0.021cm" svg:height="0.067cm" svg:x="8.167cm" svg:y="5.961cm" svg:viewBox="0 0 22 68" draw:points="22,68 0,68 0,2 22,0">
            <text:p/>
          </draw:polygon>
          <draw:polygon draw:style-name="gr52" draw:text-style-name="P23" draw:layer="layout" svg:width="0.021cm" svg:height="0.067cm" svg:x="8.251cm" svg:y="5.957cm" svg:viewBox="0 0 22 68" draw:points="22,68 0,68 0,2 22,0">
            <text:p/>
          </draw:polygon>
          <draw:polygon draw:style-name="gr52" draw:text-style-name="P23" draw:layer="layout" svg:width="0.021cm" svg:height="0.067cm" svg:x="8.296cm" svg:y="5.956cm" svg:viewBox="0 0 22 68" draw:points="0,0 22,0 22,68 0,68">
            <text:p/>
          </draw:polygon>
          <draw:polygon draw:style-name="gr52" draw:text-style-name="P23" draw:layer="layout" svg:width="0.021cm" svg:height="0.069cm" svg:x="8.38cm" svg:y="5.95cm" svg:viewBox="0 0 22 70" draw:points="22,70 0,70 0,2 22,0">
            <text:p/>
          </draw:polygon>
          <draw:polygon draw:style-name="gr52" draw:text-style-name="P23" draw:layer="layout" svg:width="0.021cm" svg:height="0.069cm" svg:x="8.427cm" svg:y="5.949cm" svg:viewBox="0 0 22 70" draw:points="22,68 0,70 0,2 22,0">
            <text:p/>
          </draw:polygon>
          <draw:polygon draw:style-name="gr52" draw:text-style-name="P23" draw:layer="layout" svg:width="0.021cm" svg:height="0.069cm" svg:x="8.511cm" svg:y="5.945cm" svg:viewBox="0 0 22 70" draw:points="22,68 0,70 0,2 22,0">
            <text:p/>
          </draw:polygon>
          <draw:polygon draw:style-name="gr52" draw:text-style-name="P23" draw:layer="layout" svg:width="0.022cm" svg:height="0.069cm" svg:x="8.558cm" svg:y="5.943cm" svg:viewBox="0 0 23 70" draw:points="23,68 0,70 0,0 23,0">
            <text:p/>
          </draw:polygon>
          <draw:polygon draw:style-name="gr52" draw:text-style-name="P23" draw:layer="layout" svg:width="0.022cm" svg:height="0.067cm" svg:x="8.643cm" svg:y="5.94cm" svg:viewBox="0 0 23 68" draw:points="0,0 23,0 23,68 0,68">
            <text:p/>
          </draw:polygon>
          <draw:polygon draw:style-name="gr52" draw:text-style-name="P23" draw:layer="layout" svg:width="0.022cm" svg:height="0.069cm" svg:x="8.691cm" svg:y="5.936cm" svg:viewBox="0 0 23 70" draw:points="23,70 0,70 0,2 23,0">
            <text:p/>
          </draw:polygon>
          <draw:polygon draw:style-name="gr52" draw:text-style-name="P23" draw:layer="layout" svg:width="0.02cm" svg:height="0.067cm" svg:x="7.744cm" svg:y="6.136cm" svg:viewBox="0 0 21 68" draw:points="21,66 0,68 0,2 21,0">
            <text:p/>
          </draw:polygon>
          <draw:polygon draw:style-name="gr52" draw:text-style-name="P23" draw:layer="layout" svg:width="0.02cm" svg:height="0.067cm" svg:x="7.788cm" svg:y="6.134cm" svg:viewBox="0 0 21 68" draw:points="21,66 0,68 0,2 21,0">
            <text:p/>
          </draw:polygon>
          <draw:polygon draw:style-name="gr52" draw:text-style-name="P23" draw:layer="layout" svg:width="0.02cm" svg:height="0.067cm" svg:x="7.869cm" svg:y="6.131cm" svg:viewBox="0 0 21 68" draw:points="21,68 0,68 0,2 21,0">
            <text:p/>
          </draw:polygon>
          <draw:polygon draw:style-name="gr52" draw:text-style-name="P23" draw:layer="layout" svg:width="0.02cm" svg:height="0.067cm" svg:x="7.913cm" svg:y="6.129cm" svg:viewBox="0 0 21 68" draw:points="21,68 0,68 0,2 21,0">
            <text:p/>
          </draw:polygon>
          <draw:polygon draw:style-name="gr52" draw:text-style-name="P23" draw:layer="layout" svg:width="0.021cm" svg:height="0.067cm" svg:x="7.994cm" svg:y="6.125cm" svg:viewBox="0 0 22 68" draw:points="22,68 0,68 0,2 22,0">
            <text:p/>
          </draw:polygon>
          <draw:polygon draw:style-name="gr52" draw:text-style-name="P23" draw:layer="layout" svg:width="0.02cm" svg:height="0.067cm" svg:x="8.04cm" svg:y="6.124cm" svg:viewBox="0 0 21 68" draw:points="21,68 0,68 0,2 21,0">
            <text:p/>
          </draw:polygon>
          <draw:polygon draw:style-name="gr52" draw:text-style-name="P23" draw:layer="layout" svg:width="0.021cm" svg:height="0.067cm" svg:x="8.122cm" svg:y="6.12cm" svg:viewBox="0 0 22 68" draw:points="22,68 0,68 0,2 22,0">
            <text:p/>
          </draw:polygon>
          <draw:polygon draw:style-name="gr52" draw:text-style-name="P23" draw:layer="layout" svg:width="0.021cm" svg:height="0.067cm" svg:x="8.167cm" svg:y="6.118cm" svg:viewBox="0 0 22 68" draw:points="22,68 0,68 0,2 22,0">
            <text:p/>
          </draw:polygon>
          <draw:polygon draw:style-name="gr52" draw:text-style-name="P23" draw:layer="layout" svg:width="0.021cm" svg:height="0.069cm" svg:x="8.251cm" svg:y="6.115cm" svg:viewBox="0 0 22 70" draw:points="22,68 0,70 0,2 22,0">
            <text:p/>
          </draw:polygon>
          <draw:polygon draw:style-name="gr52" draw:text-style-name="P23" draw:layer="layout" svg:width="0.021cm" svg:height="0.069cm" svg:x="8.296cm" svg:y="6.113cm" svg:viewBox="0 0 22 70" draw:points="22,68 0,70 0,2 22,0">
            <text:p/>
          </draw:polygon>
          <draw:polygon draw:style-name="gr52" draw:text-style-name="P23" draw:layer="layout" svg:width="0.021cm" svg:height="0.069cm" svg:x="8.38cm" svg:y="6.11cm" svg:viewBox="0 0 22 70" draw:points="22,68 0,70 0,2 22,0">
            <text:p/>
          </draw:polygon>
          <draw:polygon draw:style-name="gr52" draw:text-style-name="P23" draw:layer="layout" svg:width="0.021cm" svg:height="0.069cm" svg:x="8.427cm" svg:y="6.108cm" svg:viewBox="0 0 22 70" draw:points="22,68 0,70 0,2 22,0">
            <text:p/>
          </draw:polygon>
          <draw:polygon draw:style-name="gr52" draw:text-style-name="P23" draw:layer="layout" svg:width="0.021cm" svg:height="0.069cm" svg:x="8.511cm" svg:y="6.104cm" svg:viewBox="0 0 22 70" draw:points="22,70 0,70 0,2 22,0">
            <text:p/>
          </draw:polygon>
          <draw:polygon draw:style-name="gr52" draw:text-style-name="P23" draw:layer="layout" svg:width="0.022cm" svg:height="0.069cm" svg:x="8.558cm" svg:y="6.103cm" svg:viewBox="0 0 23 70" draw:points="23,70 0,70 0,2 23,0">
            <text:p/>
          </draw:polygon>
          <draw:polygon draw:style-name="gr52" draw:text-style-name="P23" draw:layer="layout" svg:width="0.022cm" svg:height="0.069cm" svg:x="8.643cm" svg:y="6.099cm" svg:viewBox="0 0 23 70" draw:points="23,70 0,70 0,2 23,0">
            <text:p/>
          </draw:polygon>
          <draw:polygon draw:style-name="gr52" draw:text-style-name="P23" draw:layer="layout" svg:width="0.022cm" svg:height="0.069cm" svg:x="8.691cm" svg:y="6.097cm" svg:viewBox="0 0 23 70" draw:points="23,70 0,70 0,2 23,0">
            <text:p/>
          </draw:polygon>
          <draw:polygon draw:style-name="gr52" draw:text-style-name="P23" draw:layer="layout" svg:width="0.02cm" svg:height="0.065cm" svg:x="7.744cm" svg:y="6.292cm" svg:viewBox="0 0 21 66" draw:points="0,0 21,0 21,66 0,66">
            <text:p/>
          </draw:polygon>
          <draw:polygon draw:style-name="gr52" draw:text-style-name="P23" draw:layer="layout" svg:width="0.02cm" svg:height="0.065cm" svg:x="7.788cm" svg:y="6.29cm" svg:viewBox="0 0 21 66" draw:points="0,0 21,0 21,66 0,66">
            <text:p/>
          </draw:polygon>
          <draw:polygon draw:style-name="gr52" draw:text-style-name="P23" draw:layer="layout" svg:width="0.02cm" svg:height="0.067cm" svg:x="7.869cm" svg:y="6.286cm" svg:viewBox="0 0 21 68" draw:points="21,68 0,68 0,2 21,0">
            <text:p/>
          </draw:polygon>
          <draw:polygon draw:style-name="gr52" draw:text-style-name="P23" draw:layer="layout" svg:width="0.02cm" svg:height="0.067cm" svg:x="7.913cm" svg:y="6.285cm" svg:viewBox="0 0 21 68" draw:points="21,68 0,68 0,2 21,0">
            <text:p/>
          </draw:polygon>
          <draw:polygon draw:style-name="gr52" draw:text-style-name="P23" draw:layer="layout" svg:width="0.021cm" svg:height="0.067cm" svg:x="7.994cm" svg:y="6.283cm" svg:viewBox="0 0 22 68" draw:points="22,66 0,68 0,0 22,0">
            <text:p/>
          </draw:polygon>
          <draw:polygon draw:style-name="gr52" draw:text-style-name="P23" draw:layer="layout" svg:width="0.02cm" svg:height="0.067cm" svg:x="8.04cm" svg:y="6.281cm" svg:viewBox="0 0 21 68" draw:points="21,66 0,68 0,0 21,0">
            <text:p/>
          </draw:polygon>
          <draw:polygon draw:style-name="gr52" draw:text-style-name="P23" draw:layer="layout" svg:width="0.021cm" svg:height="0.067cm" svg:x="8.122cm" svg:y="6.278cm" svg:viewBox="0 0 22 68" draw:points="22,68 0,68 0,2 22,0">
            <text:p/>
          </draw:polygon>
          <draw:polygon draw:style-name="gr52" draw:text-style-name="P23" draw:layer="layout" svg:width="0.021cm" svg:height="0.065cm" svg:x="8.167cm" svg:y="6.278cm" svg:viewBox="0 0 22 66" draw:points="0,0 22,0 22,66 0,66">
            <text:p/>
          </draw:polygon>
          <draw:polygon draw:style-name="gr52" draw:text-style-name="P23" draw:layer="layout" svg:width="0.021cm" svg:height="0.067cm" svg:x="8.251cm" svg:y="6.274cm" svg:viewBox="0 0 22 68" draw:points="0,0 22,0 22,68 0,68">
            <text:p/>
          </draw:polygon>
          <draw:polygon draw:style-name="gr52" draw:text-style-name="P23" draw:layer="layout" svg:width="0.021cm" svg:height="0.067cm" svg:x="8.296cm" svg:y="6.272cm" svg:viewBox="0 0 22 68" draw:points="0,0 22,0 22,68 0,68">
            <text:p/>
          </draw:polygon>
          <draw:polygon draw:style-name="gr52" draw:text-style-name="P23" draw:layer="layout" svg:width="0.021cm" svg:height="0.069cm" svg:x="8.38cm" svg:y="6.269cm" svg:viewBox="0 0 22 70" draw:points="22,68 0,70 0,2 22,0">
            <text:p/>
          </draw:polygon>
          <draw:polygon draw:style-name="gr52" draw:text-style-name="P23" draw:layer="layout" svg:width="0.021cm" svg:height="0.069cm" svg:x="8.427cm" svg:y="6.267cm" svg:viewBox="0 0 22 70" draw:points="22,68 0,70 0,2 22,0">
            <text:p/>
          </draw:polygon>
          <draw:polygon draw:style-name="gr52" draw:text-style-name="P23" draw:layer="layout" svg:width="0.021cm" svg:height="0.067cm" svg:x="8.511cm" svg:y="6.265cm" svg:viewBox="0 0 22 68" draw:points="0,0 22,0 22,68 0,68">
            <text:p/>
          </draw:polygon>
          <draw:polygon draw:style-name="gr52" draw:text-style-name="P23" draw:layer="layout" svg:width="0.022cm" svg:height="0.067cm" svg:x="8.558cm" svg:y="6.264cm" svg:viewBox="0 0 23 68" draw:points="0,0 23,0 23,68 0,68">
            <text:p/>
          </draw:polygon>
          <draw:polygon draw:style-name="gr52" draw:text-style-name="P23" draw:layer="layout" svg:width="0.022cm" svg:height="0.069cm" svg:x="8.643cm" svg:y="6.26cm" svg:viewBox="0 0 23 70" draw:points="23,68 0,70 0,2 23,0">
            <text:p/>
          </draw:polygon>
          <draw:polygon draw:style-name="gr52" draw:text-style-name="P23" draw:layer="layout" svg:width="0.022cm" svg:height="0.069cm" svg:x="8.691cm" svg:y="6.258cm" svg:viewBox="0 0 23 70" draw:points="23,70 0,70 0,2 23,0">
            <text:p/>
          </draw:polygon>
          <draw:polygon draw:style-name="gr52" draw:text-style-name="P23" draw:layer="layout" svg:width="0.02cm" svg:height="0.065cm" svg:x="7.744cm" svg:y="6.447cm" svg:viewBox="0 0 21 66" draw:points="0,0 21,0 21,66 0,66">
            <text:p/>
          </draw:polygon>
          <draw:polygon draw:style-name="gr52" draw:text-style-name="P23" draw:layer="layout" svg:width="0.02cm" svg:height="0.065cm" svg:x="7.788cm" svg:y="6.445cm" svg:viewBox="0 0 21 66" draw:points="0,0 21,0 21,66 0,66">
            <text:p/>
          </draw:polygon>
          <draw:polygon draw:style-name="gr52" draw:text-style-name="P23" draw:layer="layout" svg:width="0.02cm" svg:height="0.065cm" svg:x="7.869cm" svg:y="6.444cm" svg:viewBox="0 0 21 66" draw:points="0,0 21,0 21,66 0,66">
            <text:p/>
          </draw:polygon>
          <draw:polygon draw:style-name="gr52" draw:text-style-name="P23" draw:layer="layout" svg:width="0.02cm" svg:height="0.065cm" svg:x="7.913cm" svg:y="6.442cm" svg:viewBox="0 0 21 66" draw:points="0,0 21,0 21,66 0,66">
            <text:p/>
          </draw:polygon>
          <draw:polygon draw:style-name="gr52" draw:text-style-name="P23" draw:layer="layout" svg:width="0.021cm" svg:height="0.065cm" svg:x="7.994cm" svg:y="6.44cm" svg:viewBox="0 0 22 66" draw:points="0,0 22,0 22,66 0,66">
            <text:p/>
          </draw:polygon>
          <draw:polygon draw:style-name="gr52" draw:text-style-name="P23" draw:layer="layout" svg:width="0.02cm" svg:height="0.067cm" svg:x="8.04cm" svg:y="6.438cm" svg:viewBox="0 0 21 68" draw:points="21,66 0,68 0,0 21,0">
            <text:p/>
          </draw:polygon>
          <draw:polygon draw:style-name="gr52" draw:text-style-name="P23" draw:layer="layout" svg:width="0.021cm" svg:height="0.067cm" svg:x="8.122cm" svg:y="6.435cm" svg:viewBox="0 0 22 68" draw:points="22,68 0,68 0,2 22,0">
            <text:p/>
          </draw:polygon>
          <draw:polygon draw:style-name="gr52" draw:text-style-name="P23" draw:layer="layout" svg:width="0.021cm" svg:height="0.067cm" svg:x="8.167cm" svg:y="6.435cm" svg:viewBox="0 0 22 68" draw:points="22,66 0,68 0,0 22,0">
            <text:p/>
          </draw:polygon>
          <draw:polygon draw:style-name="gr52" draw:text-style-name="P23" draw:layer="layout" svg:width="0.021cm" svg:height="0.067cm" svg:x="8.251cm" svg:y="6.431cm" svg:viewBox="0 0 22 68" draw:points="22,68 0,68 0,2 22,0">
            <text:p/>
          </draw:polygon>
          <draw:polygon draw:style-name="gr52" draw:text-style-name="P23" draw:layer="layout" svg:width="0.021cm" svg:height="0.067cm" svg:x="8.296cm" svg:y="6.431cm" svg:viewBox="0 0 22 68" draw:points="22,66 0,68 0,0 22,0">
            <text:p/>
          </draw:polygon>
          <draw:polygon draw:style-name="gr52" draw:text-style-name="P23" draw:layer="layout" svg:width="0.021cm" svg:height="0.069cm" svg:x="8.38cm" svg:y="6.428cm" svg:viewBox="0 0 22 70" draw:points="22,68 0,70 0,2 22,0">
            <text:p/>
          </draw:polygon>
          <draw:polygon draw:style-name="gr52" draw:text-style-name="P23" draw:layer="layout" svg:width="0.021cm" svg:height="0.069cm" svg:x="8.427cm" svg:y="6.426cm" svg:viewBox="0 0 22 70" draw:points="22,68 0,70 0,2 22,0">
            <text:p/>
          </draw:polygon>
          <draw:polygon draw:style-name="gr52" draw:text-style-name="P23" draw:layer="layout" svg:width="0.021cm" svg:height="0.069cm" svg:x="8.511cm" svg:y="6.424cm" svg:viewBox="0 0 22 70" draw:points="22,68 0,70 0,0 22,0">
            <text:p/>
          </draw:polygon>
          <draw:polygon draw:style-name="gr52" draw:text-style-name="P23" draw:layer="layout" svg:width="0.022cm" svg:height="0.069cm" svg:x="8.558cm" svg:y="6.423cm" svg:viewBox="0 0 23 70" draw:points="23,70 0,70 0,2 23,0">
            <text:p/>
          </draw:polygon>
          <draw:polygon draw:style-name="gr52" draw:text-style-name="P23" draw:layer="layout" svg:width="0.022cm" svg:height="0.069cm" svg:x="8.643cm" svg:y="6.421cm" svg:viewBox="0 0 23 70" draw:points="23,68 0,70 0,0 23,0">
            <text:p/>
          </draw:polygon>
          <draw:polygon draw:style-name="gr52" draw:text-style-name="P23" draw:layer="layout" svg:width="0.022cm" svg:height="0.069cm" svg:x="8.691cm" svg:y="6.419cm" svg:viewBox="0 0 23 70" draw:points="0,0 23,0 23,70 0,70">
            <text:p/>
          </draw:polygon>
          <draw:polygon draw:style-name="gr52" draw:text-style-name="P23" draw:layer="layout" svg:width="0.02cm" svg:height="0.067cm" svg:x="7.744cm" svg:y="6.601cm" svg:viewBox="0 0 21 68" draw:points="21,66 0,68 0,2 21,0">
            <text:p/>
          </draw:polygon>
          <draw:polygon draw:style-name="gr52" draw:text-style-name="P23" draw:layer="layout" svg:width="0.02cm" svg:height="0.065cm" svg:x="7.788cm" svg:y="6.601cm" svg:viewBox="0 0 21 66" draw:points="0,0 21,0 21,66 0,66">
            <text:p/>
          </draw:polygon>
          <draw:polygon draw:style-name="gr52" draw:text-style-name="P23" draw:layer="layout" svg:width="0.02cm" svg:height="0.065cm" svg:x="7.869cm" svg:y="6.599cm" svg:viewBox="0 0 21 66" draw:points="0,0 21,0 21,66 0,66">
            <text:p/>
          </draw:polygon>
          <draw:polygon draw:style-name="gr52" draw:text-style-name="P23" draw:layer="layout" svg:width="0.02cm" svg:height="0.067cm" svg:x="7.913cm" svg:y="6.598cm" svg:viewBox="0 0 21 68" draw:points="21,66 0,68 0,0 21,0">
            <text:p/>
          </draw:polygon>
          <draw:polygon draw:style-name="gr52" draw:text-style-name="P23" draw:layer="layout" svg:width="0.021cm" svg:height="0.067cm" svg:x="7.994cm" svg:y="6.596cm" svg:viewBox="0 0 22 68" draw:points="22,66 0,68 0,0 22,0">
            <text:p/>
          </draw:polygon>
          <draw:polygon draw:style-name="gr52" draw:text-style-name="P23" draw:layer="layout" svg:width="0.02cm" svg:height="0.067cm" svg:x="8.04cm" svg:y="6.594cm" svg:viewBox="0 0 21 68" draw:points="21,68 0,68 0,2 21,0">
            <text:p/>
          </draw:polygon>
          <draw:polygon draw:style-name="gr52" draw:text-style-name="P23" draw:layer="layout" svg:width="0.021cm" svg:height="0.065cm" svg:x="8.122cm" svg:y="6.594cm" svg:viewBox="0 0 22 66" draw:points="0,0 22,0 22,66 0,66">
            <text:p/>
          </draw:polygon>
          <draw:polygon draw:style-name="gr52" draw:text-style-name="P23" draw:layer="layout" svg:width="0.021cm" svg:height="0.067cm" svg:x="8.167cm" svg:y="6.592cm" svg:viewBox="0 0 22 68" draw:points="0,0 22,0 22,68 0,68">
            <text:p/>
          </draw:polygon>
          <draw:polygon draw:style-name="gr52" draw:text-style-name="P23" draw:layer="layout" svg:width="0.021cm" svg:height="0.067cm" svg:x="8.251cm" svg:y="6.591cm" svg:viewBox="0 0 22 68" draw:points="0,0 22,0 22,68 0,68">
            <text:p/>
          </draw:polygon>
          <draw:polygon draw:style-name="gr52" draw:text-style-name="P23" draw:layer="layout" svg:width="0.021cm" svg:height="0.067cm" svg:x="8.296cm" svg:y="6.589cm" svg:viewBox="0 0 22 68" draw:points="0,0 22,0 22,68 0,68">
            <text:p/>
          </draw:polygon>
          <draw:polygon draw:style-name="gr52" draw:text-style-name="P23" draw:layer="layout" svg:width="0.021cm" svg:height="0.067cm" svg:x="8.38cm" svg:y="6.587cm" svg:viewBox="0 0 22 68" draw:points="0,0 22,0 22,68 0,68">
            <text:p/>
          </draw:polygon>
          <draw:polygon draw:style-name="gr52" draw:text-style-name="P23" draw:layer="layout" svg:width="0.021cm" svg:height="0.067cm" svg:x="8.427cm" svg:y="6.587cm" svg:viewBox="0 0 22 68" draw:points="0,0 22,0 22,68 0,68">
            <text:p/>
          </draw:polygon>
          <draw:polygon draw:style-name="gr52" draw:text-style-name="P23" draw:layer="layout" svg:width="0.021cm" svg:height="0.069cm" svg:x="8.511cm" svg:y="6.584cm" svg:viewBox="0 0 22 70" draw:points="22,70 0,70 0,2 22,0">
            <text:p/>
          </draw:polygon>
          <draw:polygon draw:style-name="gr52" draw:text-style-name="P23" draw:layer="layout" svg:width="0.022cm" svg:height="0.067cm" svg:x="8.558cm" svg:y="6.584cm" svg:viewBox="0 0 23 68" draw:points="0,0 23,0 23,68 0,68">
            <text:p/>
          </draw:polygon>
          <draw:polygon draw:style-name="gr52" draw:text-style-name="P23" draw:layer="layout" svg:width="0.022cm" svg:height="0.067cm" svg:x="8.643cm" svg:y="6.582cm" svg:viewBox="0 0 23 68" draw:points="0,0 23,0 23,68 0,68">
            <text:p/>
          </draw:polygon>
          <draw:polygon draw:style-name="gr52" draw:text-style-name="P23" draw:layer="layout" svg:width="0.022cm" svg:height="0.069cm" svg:x="8.691cm" svg:y="6.58cm" svg:viewBox="0 0 23 70" draw:points="0,0 23,0 23,70 0,70">
            <text:p/>
          </draw:polygon>
          <draw:polygon draw:style-name="gr52" draw:text-style-name="P23" draw:layer="layout" svg:width="0.02cm" svg:height="0.065cm" svg:x="7.744cm" svg:y="6.757cm" svg:viewBox="0 0 21 66" draw:points="0,0 21,0 21,66 0,66">
            <text:p/>
          </draw:polygon>
          <draw:polygon draw:style-name="gr52" draw:text-style-name="P23" draw:layer="layout" svg:width="0.02cm" svg:height="0.065cm" svg:x="7.788cm" svg:y="6.757cm" svg:viewBox="0 0 21 66" draw:points="0,0 21,0 21,66 0,66">
            <text:p/>
          </draw:polygon>
          <draw:polygon draw:style-name="gr52" draw:text-style-name="P23" draw:layer="layout" svg:width="0.02cm" svg:height="0.065cm" svg:x="7.869cm" svg:y="6.755cm" svg:viewBox="0 0 21 66" draw:points="0,0 21,0 21,66 0,66">
            <text:p/>
          </draw:polygon>
          <draw:polygon draw:style-name="gr52" draw:text-style-name="P23" draw:layer="layout" svg:width="0.02cm" svg:height="0.067cm" svg:x="7.913cm" svg:y="6.753cm" svg:viewBox="0 0 21 68" draw:points="21,68 0,68 0,2 21,0">
            <text:p/>
          </draw:polygon>
          <draw:polygon draw:style-name="gr52" draw:text-style-name="P23" draw:layer="layout" svg:width="0.021cm" svg:height="0.065cm" svg:x="7.994cm" svg:y="6.753cm" svg:viewBox="0 0 22 66" draw:points="0,0 22,0 22,66 0,66">
            <text:p/>
          </draw:polygon>
          <draw:polygon draw:style-name="gr52" draw:text-style-name="P23" draw:layer="layout" svg:width="0.02cm" svg:height="0.067cm" svg:x="8.04cm" svg:y="6.752cm" svg:viewBox="0 0 21 68" draw:points="0,0 21,0 21,68 0,68">
            <text:p/>
          </draw:polygon>
          <draw:polygon draw:style-name="gr52" draw:text-style-name="P23" draw:layer="layout" svg:width="0.021cm" svg:height="0.067cm" svg:x="8.122cm" svg:y="6.75cm" svg:viewBox="0 0 22 68" draw:points="22,68 0,68 0,2 22,0">
            <text:p/>
          </draw:polygon>
          <draw:polygon draw:style-name="gr52" draw:text-style-name="P23" draw:layer="layout" svg:width="0.021cm" svg:height="0.067cm" svg:x="8.167cm" svg:y="6.75cm" svg:viewBox="0 0 22 68" draw:points="0,0 22,0 22,68 0,68">
            <text:p/>
          </draw:polygon>
          <draw:polygon draw:style-name="gr52" draw:text-style-name="P23" draw:layer="layout" svg:width="0.021cm" svg:height="0.067cm" svg:x="8.251cm" svg:y="6.748cm" svg:viewBox="0 0 22 68" draw:points="0,0 22,0 22,68 0,68">
            <text:p/>
          </draw:polygon>
          <draw:polygon draw:style-name="gr52" draw:text-style-name="P23" draw:layer="layout" svg:width="0.021cm" svg:height="0.067cm" svg:x="8.296cm" svg:y="6.748cm" svg:viewBox="0 0 22 68" draw:points="0,0 22,0 22,68 0,68">
            <text:p/>
          </draw:polygon>
          <draw:polygon draw:style-name="gr52" draw:text-style-name="P23" draw:layer="layout" svg:width="0.021cm" svg:height="0.067cm" svg:x="8.38cm" svg:y="6.746cm" svg:viewBox="0 0 22 68" draw:points="0,0 22,0 22,68 0,68">
            <text:p/>
          </draw:polygon>
          <draw:polygon draw:style-name="gr52" draw:text-style-name="P23" draw:layer="layout" svg:width="0.021cm" svg:height="0.067cm" svg:x="8.427cm" svg:y="6.746cm" svg:viewBox="0 0 22 68" draw:points="0,0 22,0 22,68 0,68">
            <text:p/>
          </draw:polygon>
          <draw:polygon draw:style-name="gr52" draw:text-style-name="P23" draw:layer="layout" svg:width="0.021cm" svg:height="0.067cm" svg:x="8.511cm" svg:y="6.745cm" svg:viewBox="0 0 22 68" draw:points="0,0 22,0 22,68 0,68">
            <text:p/>
          </draw:polygon>
          <draw:polygon draw:style-name="gr52" draw:text-style-name="P23" draw:layer="layout" svg:width="0.022cm" svg:height="0.069cm" svg:x="8.558cm" svg:y="6.743cm" svg:viewBox="0 0 23 70" draw:points="23,70 0,70 0,2 23,0">
            <text:p/>
          </draw:polygon>
          <draw:polygon draw:style-name="gr52" draw:text-style-name="P23" draw:layer="layout" svg:width="0.022cm" svg:height="0.069cm" svg:x="8.643cm" svg:y="6.741cm" svg:viewBox="0 0 23 70" draw:points="23,70 0,70 0,2 23,0">
            <text:p/>
          </draw:polygon>
          <draw:polygon draw:style-name="gr52" draw:text-style-name="P23" draw:layer="layout" svg:width="0.022cm" svg:height="0.069cm" svg:x="8.691cm" svg:y="6.741cm" svg:viewBox="0 0 23 70" draw:points="23,68 0,70 0,0 23,0">
            <text:p/>
          </draw:polygon>
          <draw:polygon draw:style-name="gr52" draw:text-style-name="P23" draw:layer="layout" svg:width="0.02cm" svg:height="0.065cm" svg:x="7.744cm" svg:y="6.913cm" svg:viewBox="0 0 21 66" draw:points="0,0 21,0 21,66 0,66">
            <text:p/>
          </draw:polygon>
          <draw:polygon draw:style-name="gr52" draw:text-style-name="P23" draw:layer="layout" svg:width="0.02cm" svg:height="0.065cm" svg:x="7.788cm" svg:y="6.913cm" svg:viewBox="0 0 21 66" draw:points="0,0 21,0 21,66 0,66">
            <text:p/>
          </draw:polygon>
          <draw:polygon draw:style-name="gr52" draw:text-style-name="P23" draw:layer="layout" svg:width="0.02cm" svg:height="0.065cm" svg:x="7.869cm" svg:y="6.911cm" svg:viewBox="0 0 21 66" draw:points="0,0 21,0 21,66 0,66">
            <text:p/>
          </draw:polygon>
          <draw:polygon draw:style-name="gr52" draw:text-style-name="P23" draw:layer="layout" svg:width="0.02cm" svg:height="0.065cm" svg:x="7.913cm" svg:y="6.911cm" svg:viewBox="0 0 21 66" draw:points="0,0 21,0 21,66 0,66">
            <text:p/>
          </draw:polygon>
          <draw:polygon draw:style-name="gr52" draw:text-style-name="P23" draw:layer="layout" svg:width="0.021cm" svg:height="0.067cm" svg:x="7.994cm" svg:y="6.909cm" svg:viewBox="0 0 22 68" draw:points="0,0 22,0 22,68 0,68">
            <text:p/>
          </draw:polygon>
          <draw:polygon draw:style-name="gr52" draw:text-style-name="P23" draw:layer="layout" svg:width="0.02cm" svg:height="0.067cm" svg:x="8.04cm" svg:y="6.909cm" svg:viewBox="0 0 21 68" draw:points="21,66 0,68 0,0 21,0">
            <text:p/>
          </draw:polygon>
          <draw:polygon draw:style-name="gr52" draw:text-style-name="P23" draw:layer="layout" svg:width="0.021cm" svg:height="0.065cm" svg:x="8.122cm" svg:y="6.909cm" svg:viewBox="0 0 22 66" draw:points="0,0 22,0 22,66 0,66">
            <text:p/>
          </draw:polygon>
          <draw:polygon draw:style-name="gr52" draw:text-style-name="P23" draw:layer="layout" svg:width="0.021cm" svg:height="0.067cm" svg:x="8.167cm" svg:y="6.907cm" svg:viewBox="0 0 22 68" draw:points="0,0 22,0 22,68 0,68">
            <text:p/>
          </draw:polygon>
          <draw:polygon draw:style-name="gr52" draw:text-style-name="P23" draw:layer="layout" svg:width="0.021cm" svg:height="0.067cm" svg:x="8.251cm" svg:y="6.907cm" svg:viewBox="0 0 22 68" draw:points="22,66 0,68 0,0 22,0">
            <text:p/>
          </draw:polygon>
          <draw:polygon draw:style-name="gr52" draw:text-style-name="P23" draw:layer="layout" svg:width="0.021cm" svg:height="0.067cm" svg:x="8.296cm" svg:y="6.906cm" svg:viewBox="0 0 22 68" draw:points="22,68 0,68 0,2 22,0">
            <text:p/>
          </draw:polygon>
          <draw:polygon draw:style-name="gr52" draw:text-style-name="P23" draw:layer="layout" svg:width="0.021cm" svg:height="0.067cm" svg:x="8.38cm" svg:y="6.906cm" svg:viewBox="0 0 22 68" draw:points="0,0 22,0 22,68 0,68">
            <text:p/>
          </draw:polygon>
          <draw:polygon draw:style-name="gr52" draw:text-style-name="P23" draw:layer="layout" svg:width="0.021cm" svg:height="0.067cm" svg:x="8.427cm" svg:y="6.906cm" svg:viewBox="0 0 22 68" draw:points="0,0 22,0 22,68 0,68">
            <text:p/>
          </draw:polygon>
          <draw:polygon draw:style-name="gr52" draw:text-style-name="P23" draw:layer="layout" svg:width="0.021cm" svg:height="0.067cm" svg:x="8.511cm" svg:y="6.904cm" svg:viewBox="0 0 22 68" draw:points="0,0 22,0 22,68 0,68">
            <text:p/>
          </draw:polygon>
          <draw:polygon draw:style-name="gr52" draw:text-style-name="P23" draw:layer="layout" svg:width="0.022cm" svg:height="0.067cm" svg:x="8.558cm" svg:y="6.904cm" svg:viewBox="0 0 23 68" draw:points="0,0 23,0 23,68 0,68">
            <text:p/>
          </draw:polygon>
          <draw:polygon draw:style-name="gr52" draw:text-style-name="P23" draw:layer="layout" svg:width="0.022cm" svg:height="0.069cm" svg:x="8.643cm" svg:y="6.902cm" svg:viewBox="0 0 23 70" draw:points="0,0 23,0 23,70 0,70">
            <text:p/>
          </draw:polygon>
          <draw:polygon draw:style-name="gr52" draw:text-style-name="P23" draw:layer="layout" svg:width="0.022cm" svg:height="0.069cm" svg:x="8.691cm" svg:y="6.902cm" svg:viewBox="0 0 23 70" draw:points="23,68 0,70 0,0 23,0">
            <text:p/>
          </draw:polygon>
          <draw:polygon draw:style-name="gr52" draw:text-style-name="P23" draw:layer="layout" svg:width="0.02cm" svg:height="0.067cm" svg:x="7.744cm" svg:y="7.067cm" svg:viewBox="0 0 21 68" draw:points="0,0 21,0 21,68 0,68">
            <text:p/>
          </draw:polygon>
          <draw:polygon draw:style-name="gr52" draw:text-style-name="P23" draw:layer="layout" svg:width="0.02cm" svg:height="0.065cm" svg:x="7.788cm" svg:y="7.068cm" svg:viewBox="0 0 21 66" draw:points="0,0 21,0 21,66 0,66">
            <text:p/>
          </draw:polygon>
          <draw:polygon draw:style-name="gr52" draw:text-style-name="P23" draw:layer="layout" svg:width="0.02cm" svg:height="0.065cm" svg:x="7.869cm" svg:y="7.067cm" svg:viewBox="0 0 21 66" draw:points="0,0 21,0 21,66 0,66">
            <text:p/>
          </draw:polygon>
          <draw:polygon draw:style-name="gr52" draw:text-style-name="P23" draw:layer="layout" svg:width="0.02cm" svg:height="0.065cm" svg:x="7.913cm" svg:y="7.067cm" svg:viewBox="0 0 21 66" draw:points="0,0 21,0 21,66 0,66">
            <text:p/>
          </draw:polygon>
          <draw:polygon draw:style-name="gr52" draw:text-style-name="P23" draw:layer="layout" svg:width="0.021cm" svg:height="0.065cm" svg:x="7.994cm" svg:y="7.067cm" svg:viewBox="0 0 22 66" draw:points="0,0 22,0 22,66 0,66">
            <text:p/>
          </draw:polygon>
          <draw:polygon draw:style-name="gr52" draw:text-style-name="P23" draw:layer="layout" svg:width="0.02cm" svg:height="0.065cm" svg:x="8.04cm" svg:y="7.067cm" svg:viewBox="0 0 21 66" draw:points="0,0 21,0 21,66 0,66">
            <text:p/>
          </draw:polygon>
          <draw:polygon draw:style-name="gr52" draw:text-style-name="P23" draw:layer="layout" svg:width="0.021cm" svg:height="0.067cm" svg:x="8.122cm" svg:y="7.065cm" svg:viewBox="0 0 22 68" draw:points="0,0 22,0 22,68 0,68">
            <text:p/>
          </draw:polygon>
          <draw:polygon draw:style-name="gr52" draw:text-style-name="P23" draw:layer="layout" svg:width="0.021cm" svg:height="0.067cm" svg:x="8.167cm" svg:y="7.065cm" svg:viewBox="0 0 22 68" draw:points="0,0 22,0 22,68 0,68">
            <text:p/>
          </draw:polygon>
          <draw:polygon draw:style-name="gr52" draw:text-style-name="P23" draw:layer="layout" svg:width="0.021cm" svg:height="0.067cm" svg:x="8.251cm" svg:y="7.065cm" svg:viewBox="0 0 22 68" draw:points="0,0 22,0 22,68 0,68">
            <text:p/>
          </draw:polygon>
          <draw:polygon draw:style-name="gr52" draw:text-style-name="P23" draw:layer="layout" svg:width="0.021cm" svg:height="0.067cm" svg:x="8.296cm" svg:y="7.065cm" svg:viewBox="0 0 22 68" draw:points="0,0 22,0 22,68 0,68">
            <text:p/>
          </draw:polygon>
          <draw:polygon draw:style-name="gr52" draw:text-style-name="P23" draw:layer="layout" svg:width="0.021cm" svg:height="0.067cm" svg:x="8.38cm" svg:y="7.065cm" svg:viewBox="0 0 22 68" draw:points="0,0 22,0 22,68 0,68">
            <text:p/>
          </draw:polygon>
          <draw:polygon draw:style-name="gr52" draw:text-style-name="P23" draw:layer="layout" svg:width="0.021cm" svg:height="0.067cm" svg:x="8.427cm" svg:y="7.065cm" svg:viewBox="0 0 22 68" draw:points="0,0 22,0 22,68 0,68">
            <text:p/>
          </draw:polygon>
          <draw:polygon draw:style-name="gr52" draw:text-style-name="P23" draw:layer="layout" svg:width="0.021cm" svg:height="0.069cm" svg:x="8.511cm" svg:y="7.063cm" svg:viewBox="0 0 22 70" draw:points="0,0 22,0 22,70 0,70">
            <text:p/>
          </draw:polygon>
          <draw:polygon draw:style-name="gr52" draw:text-style-name="P23" draw:layer="layout" svg:width="0.022cm" svg:height="0.069cm" svg:x="8.558cm" svg:y="7.063cm" svg:viewBox="0 0 23 70" draw:points="0,0 23,0 23,70 0,70">
            <text:p/>
          </draw:polygon>
          <draw:polygon draw:style-name="gr52" draw:text-style-name="P23" draw:layer="layout" svg:width="0.022cm" svg:height="0.067cm" svg:x="8.643cm" svg:y="7.063cm" svg:viewBox="0 0 23 68" draw:points="0,0 23,0 23,68 0,68">
            <text:p/>
          </draw:polygon>
          <draw:polygon draw:style-name="gr52" draw:text-style-name="P23" draw:layer="layout" svg:width="0.022cm" svg:height="0.067cm" svg:x="8.691cm" svg:y="7.063cm" svg:viewBox="0 0 23 68" draw:points="0,0 23,0 23,68 0,68">
            <text:p/>
          </draw:polygon>
          <draw:polygon draw:style-name="gr52" draw:text-style-name="P23" draw:layer="layout" svg:width="0.021cm" svg:height="0.069cm" svg:x="8.172cm" svg:y="2.99cm" svg:viewBox="0 0 22 70" draw:points="22,66 0,70 0,3 22,0">
            <text:p/>
          </draw:polygon>
          <draw:polygon draw:style-name="gr52" draw:text-style-name="P23" draw:layer="layout" svg:width="0.021cm" svg:height="0.069cm" svg:x="8.172cm" svg:y="3.148cm" svg:viewBox="0 0 22 70" draw:points="22,68 0,70 0,3 22,0">
            <text:p/>
          </draw:polygon>
          <draw:polygon draw:style-name="gr52" draw:text-style-name="P23" draw:layer="layout" svg:width="0.021cm" svg:height="0.069cm" svg:x="8.172cm" svg:y="3.305cm" svg:viewBox="0 0 22 70" draw:points="22,68 0,70 0,3 22,0">
            <text:p/>
          </draw:polygon>
          <draw:polygon draw:style-name="gr52" draw:text-style-name="P23" draw:layer="layout" svg:width="0.021cm" svg:height="0.071cm" svg:x="8.172cm" svg:y="3.463cm" svg:viewBox="0 0 22 72" draw:points="22,68 0,72 0,3 22,0">
            <text:p/>
          </draw:polygon>
          <draw:polygon draw:style-name="gr52" draw:text-style-name="P23" draw:layer="layout" svg:width="0.021cm" svg:height="0.071cm" svg:x="8.172cm" svg:y="3.62cm" svg:viewBox="0 0 22 72" draw:points="22,68 0,72 0,3 22,0">
            <text:p/>
          </draw:polygon>
          <draw:polygon draw:style-name="gr52" draw:text-style-name="P23" draw:layer="layout" svg:width="0.021cm" svg:height="0.069cm" svg:x="8.172cm" svg:y="3.779cm" svg:viewBox="0 0 22 70" draw:points="22,66 0,70 0,2 22,0">
            <text:p/>
          </draw:polygon>
          <draw:polygon draw:style-name="gr52" draw:text-style-name="P23" draw:layer="layout" svg:width="0.021cm" svg:height="0.069cm" svg:x="8.172cm" svg:y="4.008cm" svg:viewBox="0 0 22 70" draw:points="22,68 0,70 0,3 22,0">
            <text:p/>
          </draw:polygon>
          <draw:polygon draw:style-name="gr52" draw:text-style-name="P23" draw:layer="layout" svg:width="0.021cm" svg:height="0.069cm" svg:x="8.172cm" svg:y="4.166cm" svg:viewBox="0 0 22 70" draw:points="22,68 0,70 0,3 22,0">
            <text:p/>
          </draw:polygon>
          <draw:polygon draw:style-name="gr52" draw:text-style-name="P23" draw:layer="layout" svg:width="0.021cm" svg:height="0.067cm" svg:x="8.172cm" svg:y="4.325cm" svg:viewBox="0 0 22 68" draw:points="22,66 0,68 0,2 22,0">
            <text:p/>
          </draw:polygon>
          <draw:polygon draw:style-name="gr52" draw:text-style-name="P23" draw:layer="layout" svg:width="0.021cm" svg:height="0.067cm" svg:x="8.172cm" svg:y="4.483cm" svg:viewBox="0 0 22 68" draw:points="22,66 0,68 0,2 22,0">
            <text:p/>
          </draw:polygon>
          <draw:polygon draw:style-name="gr52" draw:text-style-name="P23" draw:layer="layout" svg:width="0.021cm" svg:height="0.069cm" svg:x="8.172cm" svg:y="4.64cm" svg:viewBox="0 0 22 70" draw:points="22,66 0,70 0,2 22,0">
            <text:p/>
          </draw:polygon>
          <draw:polygon draw:style-name="gr52" draw:text-style-name="P23" draw:layer="layout" svg:width="0.021cm" svg:height="0.069cm" svg:x="8.172cm" svg:y="4.797cm" svg:viewBox="0 0 22 70" draw:points="22,68 0,70 0,2 22,0">
            <text:p/>
          </draw:polygon>
          <draw:polygon draw:style-name="gr52" draw:text-style-name="P23" draw:layer="layout" svg:width="0.021cm" svg:height="0.069cm" svg:x="8.172cm" svg:y="4.955cm" svg:viewBox="0 0 22 70" draw:points="22,68 0,70 0,2 22,0">
            <text:p/>
          </draw:polygon>
          <draw:polygon draw:style-name="gr52" draw:text-style-name="P23" draw:layer="layout" svg:width="0.021cm" svg:height="0.069cm" svg:x="8.172cm" svg:y="5.112cm" svg:viewBox="0 0 22 70" draw:points="22,68 0,70 0,2 22,0">
            <text:p/>
          </draw:polygon>
          <draw:polygon draw:style-name="gr52" draw:text-style-name="P23" draw:layer="layout" svg:width="0.021cm" svg:height="0.067cm" svg:x="8.172cm" svg:y="5.272cm" svg:viewBox="0 0 22 68" draw:points="22,66 0,68 0,0 22,0">
            <text:p/>
          </draw:polygon>
          <draw:polygon draw:style-name="gr52" draw:text-style-name="P23" draw:layer="layout" svg:width="0.021cm" svg:height="0.067cm" svg:x="8.172cm" svg:y="5.429cm" svg:viewBox="0 0 22 68" draw:points="22,66 0,68 0,2 22,0">
            <text:p/>
          </draw:polygon>
          <draw:polygon draw:style-name="gr52" draw:text-style-name="P23" draw:layer="layout" svg:width="0.021cm" svg:height="0.067cm" svg:x="8.172cm" svg:y="5.586cm" svg:viewBox="0 0 22 68" draw:points="22,68 0,68 0,2 22,0">
            <text:p/>
          </draw:polygon>
          <draw:polygon draw:style-name="gr52" draw:text-style-name="P23" draw:layer="layout" svg:width="0.021cm" svg:height="0.069cm" svg:x="8.097cm" svg:y="4.017cm" svg:viewBox="0 0 22 70" draw:points="22,68 0,70 0,3 22,0">
            <text:p/>
          </draw:polygon>
          <draw:polygon draw:style-name="gr52" draw:text-style-name="P23" draw:layer="layout" svg:width="0.021cm" svg:height="0.069cm" svg:x="8.097cm" svg:y="4.175cm" svg:viewBox="0 0 22 70" draw:points="22,68 0,70 0,3 22,0">
            <text:p/>
          </draw:polygon>
          <draw:polygon draw:style-name="gr52" draw:text-style-name="P23" draw:layer="layout" svg:width="0.021cm" svg:height="0.069cm" svg:x="8.097cm" svg:y="4.332cm" svg:viewBox="0 0 22 70" draw:points="22,68 0,70 0,2 22,0">
            <text:p/>
          </draw:polygon>
          <draw:polygon draw:style-name="gr52" draw:text-style-name="P23" draw:layer="layout" svg:width="0.021cm" svg:height="0.069cm" svg:x="8.097cm" svg:y="4.49cm" svg:viewBox="0 0 22 70" draw:points="22,68 0,70 0,2 22,0">
            <text:p/>
          </draw:polygon>
          <draw:polygon draw:style-name="gr52" draw:text-style-name="P23" draw:layer="layout" svg:width="0.021cm" svg:height="0.069cm" svg:x="8.097cm" svg:y="4.647cm" svg:viewBox="0 0 22 70" draw:points="22,66 0,70 0,2 22,0">
            <text:p/>
          </draw:polygon>
          <draw:polygon draw:style-name="gr52" draw:text-style-name="P23" draw:layer="layout" svg:width="0.021cm" svg:height="0.067cm" svg:x="8.097cm" svg:y="4.804cm" svg:viewBox="0 0 22 68" draw:points="22,66 0,68 0,2 22,0">
            <text:p/>
          </draw:polygon>
          <draw:polygon draw:style-name="gr52" draw:text-style-name="P23" draw:layer="layout" svg:width="0.021cm" svg:height="0.067cm" svg:x="8.097cm" svg:y="4.962cm" svg:viewBox="0 0 22 68" draw:points="22,66 0,68 0,2 22,0">
            <text:p/>
          </draw:polygon>
          <draw:polygon draw:style-name="gr52" draw:text-style-name="P23" draw:layer="layout" svg:width="0.021cm" svg:height="0.067cm" svg:x="8.097cm" svg:y="5.119cm" svg:viewBox="0 0 22 68" draw:points="22,66 0,68 0,2 22,0">
            <text:p/>
          </draw:polygon>
          <draw:polygon draw:style-name="gr52" draw:text-style-name="P23" draw:layer="layout" svg:width="0.021cm" svg:height="0.067cm" svg:x="8.097cm" svg:y="5.277cm" svg:viewBox="0 0 22 68" draw:points="22,66 0,68 0,0 22,0">
            <text:p/>
          </draw:polygon>
          <draw:polygon draw:style-name="gr52" draw:text-style-name="P23" draw:layer="layout" svg:width="0.021cm" svg:height="0.067cm" svg:x="8.097cm" svg:y="5.434cm" svg:viewBox="0 0 22 68" draw:points="22,66 0,68 0,0 22,0">
            <text:p/>
          </draw:polygon>
          <draw:polygon draw:style-name="gr52" draw:text-style-name="P23" draw:layer="layout" svg:width="0.021cm" svg:height="0.069cm" svg:x="8.097cm" svg:y="5.59cm" svg:viewBox="0 0 22 70" draw:points="22,68 0,70 0,2 22,0">
            <text:p/>
          </draw:polygon>
          <draw:polygon draw:style-name="gr52" draw:text-style-name="P23" draw:layer="layout" svg:width="0.021cm" svg:height="0.069cm" svg:x="8.011cm" svg:y="4.028cm" svg:viewBox="0 0 22 70" draw:points="22,68 0,70 0,3 22,0">
            <text:p/>
          </draw:polygon>
          <draw:polygon draw:style-name="gr52" draw:text-style-name="P23" draw:layer="layout" svg:width="0.021cm" svg:height="0.069cm" svg:x="8.011cm" svg:y="4.185cm" svg:viewBox="0 0 22 70" draw:points="22,66 0,70 0,2 22,0">
            <text:p/>
          </draw:polygon>
          <draw:polygon draw:style-name="gr52" draw:text-style-name="P23" draw:layer="layout" svg:width="0.021cm" svg:height="0.069cm" svg:x="8.011cm" svg:y="4.341cm" svg:viewBox="0 0 22 70" draw:points="22,68 0,70 0,3 22,0">
            <text:p/>
          </draw:polygon>
          <draw:polygon draw:style-name="gr52" draw:text-style-name="P23" draw:layer="layout" svg:width="0.021cm" svg:height="0.069cm" svg:x="8.011cm" svg:y="4.498cm" svg:viewBox="0 0 22 70" draw:points="22,68 0,70 0,2 22,0">
            <text:p/>
          </draw:polygon>
          <draw:polygon draw:style-name="gr52" draw:text-style-name="P23" draw:layer="layout" svg:width="0.021cm" svg:height="0.067cm" svg:x="8.011cm" svg:y="4.656cm" svg:viewBox="0 0 22 68" draw:points="22,66 0,68 0,2 22,0">
            <text:p/>
          </draw:polygon>
          <draw:polygon draw:style-name="gr52" draw:text-style-name="P23" draw:layer="layout" svg:width="0.021cm" svg:height="0.069cm" svg:x="8.011cm" svg:y="4.811cm" svg:viewBox="0 0 22 70" draw:points="22,68 0,70 0,2 22,0">
            <text:p/>
          </draw:polygon>
          <draw:polygon draw:style-name="gr52" draw:text-style-name="P23" draw:layer="layout" svg:width="0.021cm" svg:height="0.067cm" svg:x="8.011cm" svg:y="4.969cm" svg:viewBox="0 0 22 68" draw:points="22,66 0,68 0,2 22,0">
            <text:p/>
          </draw:polygon>
          <draw:polygon draw:style-name="gr52" draw:text-style-name="P23" draw:layer="layout" svg:width="0.021cm" svg:height="0.067cm" svg:x="8.011cm" svg:y="5.126cm" svg:viewBox="0 0 22 68" draw:points="22,66 0,68 0,0 22,0">
            <text:p/>
          </draw:polygon>
          <draw:polygon draw:style-name="gr52" draw:text-style-name="P23" draw:layer="layout" svg:width="0.021cm" svg:height="0.067cm" svg:x="8.011cm" svg:y="5.282cm" svg:viewBox="0 0 22 68" draw:points="22,68 0,68 0,2 22,0">
            <text:p/>
          </draw:polygon>
          <draw:polygon draw:style-name="gr52" draw:text-style-name="P23" draw:layer="layout" svg:width="0.021cm" svg:height="0.067cm" svg:x="8.011cm" svg:y="5.44cm" svg:viewBox="0 0 22 68" draw:points="22,66 0,68 0,2 22,0">
            <text:p/>
          </draw:polygon>
          <draw:polygon draw:style-name="gr52" draw:text-style-name="P23" draw:layer="layout" svg:width="0.021cm" svg:height="0.067cm" svg:x="8.011cm" svg:y="5.597cm" svg:viewBox="0 0 22 68" draw:points="22,66 0,68 0,0 22,0">
            <text:p/>
          </draw:polygon>
          <draw:polygon draw:style-name="gr52" draw:text-style-name="P23" draw:layer="layout" svg:width="0.021cm" svg:height="0.069cm" svg:x="7.941cm" svg:y="4.036cm" svg:viewBox="0 0 22 70" draw:points="22,66 0,70 0,2 22,0">
            <text:p/>
          </draw:polygon>
          <draw:polygon draw:style-name="gr52" draw:text-style-name="P23" draw:layer="layout" svg:width="0.021cm" svg:height="0.069cm" svg:x="7.941cm" svg:y="4.192cm" svg:viewBox="0 0 22 70" draw:points="22,68 0,70 0,3 22,0">
            <text:p/>
          </draw:polygon>
          <draw:polygon draw:style-name="gr52" draw:text-style-name="P23" draw:layer="layout" svg:width="0.021cm" svg:height="0.067cm" svg:x="7.941cm" svg:y="4.35cm" svg:viewBox="0 0 22 68" draw:points="22,66 0,68 0,2 22,0">
            <text:p/>
          </draw:polygon>
          <draw:polygon draw:style-name="gr52" draw:text-style-name="P23" draw:layer="layout" svg:width="0.021cm" svg:height="0.069cm" svg:x="7.941cm" svg:y="4.505cm" svg:viewBox="0 0 22 70" draw:points="22,66 0,70 0,2 22,0">
            <text:p/>
          </draw:polygon>
          <draw:polygon draw:style-name="gr52" draw:text-style-name="P23" draw:layer="layout" svg:width="0.021cm" svg:height="0.069cm" svg:x="7.941cm" svg:y="4.661cm" svg:viewBox="0 0 22 70" draw:points="22,68 0,70 0,3 22,0">
            <text:p/>
          </draw:polygon>
          <draw:polygon draw:style-name="gr52" draw:text-style-name="P23" draw:layer="layout" svg:width="0.021cm" svg:height="0.067cm" svg:x="7.941cm" svg:y="4.818cm" svg:viewBox="0 0 22 68" draw:points="22,66 0,68 0,2 22,0">
            <text:p/>
          </draw:polygon>
          <draw:polygon draw:style-name="gr52" draw:text-style-name="P23" draw:layer="layout" svg:width="0.021cm" svg:height="0.069cm" svg:x="7.941cm" svg:y="4.974cm" svg:viewBox="0 0 22 70" draw:points="22,68 0,70 0,2 22,0">
            <text:p/>
          </draw:polygon>
          <draw:polygon draw:style-name="gr52" draw:text-style-name="P23" draw:layer="layout" svg:width="0.021cm" svg:height="0.067cm" svg:x="7.941cm" svg:y="5.132cm" svg:viewBox="0 0 22 68" draw:points="22,66 0,68 0,2 22,0">
            <text:p/>
          </draw:polygon>
          <draw:polygon draw:style-name="gr52" draw:text-style-name="P23" draw:layer="layout" svg:width="0.021cm" svg:height="0.067cm" svg:x="7.941cm" svg:y="5.287cm" svg:viewBox="0 0 22 68" draw:points="22,66 0,68 0,2 22,0">
            <text:p/>
          </draw:polygon>
          <draw:polygon draw:style-name="gr52" draw:text-style-name="P23" draw:layer="layout" svg:width="0.021cm" svg:height="0.067cm" svg:x="7.941cm" svg:y="5.445cm" svg:viewBox="0 0 22 68" draw:points="22,66 0,68 0,0 22,0">
            <text:p/>
          </draw:polygon>
          <draw:polygon draw:style-name="gr52" draw:text-style-name="P23" draw:layer="layout" svg:width="0.021cm" svg:height="0.067cm" svg:x="7.941cm" svg:y="5.6cm" svg:viewBox="0 0 22 68" draw:points="22,66 0,68 0,2 22,0">
            <text:p/>
          </draw:polygon>
          <draw:polygon draw:style-name="gr52" draw:text-style-name="P23" draw:layer="layout" svg:width="0.02cm" svg:height="0.069cm" svg:x="7.877cm" svg:y="4.043cm" svg:viewBox="0 0 21 70" draw:points="21,68 0,70 0,3 21,0">
            <text:p/>
          </draw:polygon>
          <draw:polygon draw:style-name="gr52" draw:text-style-name="P23" draw:layer="layout" svg:width="0.02cm" svg:height="0.067cm" svg:x="7.877cm" svg:y="4.201cm" svg:viewBox="0 0 21 68" draw:points="21,66 0,68 0,2 21,0">
            <text:p/>
          </draw:polygon>
          <draw:polygon draw:style-name="gr52" draw:text-style-name="P23" draw:layer="layout" svg:width="0.02cm" svg:height="0.067cm" svg:x="7.877cm" svg:y="4.357cm" svg:viewBox="0 0 21 68" draw:points="21,66 0,68 0,2 21,0">
            <text:p/>
          </draw:polygon>
          <draw:polygon draw:style-name="gr52" draw:text-style-name="P23" draw:layer="layout" svg:width="0.02cm" svg:height="0.067cm" svg:x="7.877cm" svg:y="4.512cm" svg:viewBox="0 0 21 68" draw:points="21,66 0,68 0,2 21,0">
            <text:p/>
          </draw:polygon>
          <draw:polygon draw:style-name="gr52" draw:text-style-name="P23" draw:layer="layout" svg:width="0.02cm" svg:height="0.067cm" svg:x="7.877cm" svg:y="4.668cm" svg:viewBox="0 0 21 68" draw:points="21,66 0,68 0,2 21,0">
            <text:p/>
          </draw:polygon>
          <draw:polygon draw:style-name="gr52" draw:text-style-name="P23" draw:layer="layout" svg:width="0.02cm" svg:height="0.067cm" svg:x="7.877cm" svg:y="4.824cm" svg:viewBox="0 0 21 68" draw:points="21,68 0,68 0,2 21,0">
            <text:p/>
          </draw:polygon>
          <draw:polygon draw:style-name="gr52" draw:text-style-name="P23" draw:layer="layout" svg:width="0.02cm" svg:height="0.069cm" svg:x="7.877cm" svg:y="4.979cm" svg:viewBox="0 0 21 70" draw:points="21,68 0,70 0,2 21,0">
            <text:p/>
          </draw:polygon>
          <draw:polygon draw:style-name="gr52" draw:text-style-name="P23" draw:layer="layout" svg:width="0.02cm" svg:height="0.067cm" svg:x="7.877cm" svg:y="5.137cm" svg:viewBox="0 0 21 68" draw:points="21,66 0,68 0,2 21,0">
            <text:p/>
          </draw:polygon>
          <draw:polygon draw:style-name="gr52" draw:text-style-name="P23" draw:layer="layout" svg:width="0.02cm" svg:height="0.067cm" svg:x="7.877cm" svg:y="5.293cm" svg:viewBox="0 0 21 68" draw:points="21,66 0,68 0,2 21,0">
            <text:p/>
          </draw:polygon>
          <draw:polygon draw:style-name="gr52" draw:text-style-name="P23" draw:layer="layout" svg:width="0.02cm" svg:height="0.067cm" svg:x="7.877cm" svg:y="5.448cm" svg:viewBox="0 0 21 68" draw:points="21,66 0,68 0,2 21,0">
            <text:p/>
          </draw:polygon>
          <draw:polygon draw:style-name="gr52" draw:text-style-name="P23" draw:layer="layout" svg:width="0.02cm" svg:height="0.067cm" svg:x="7.877cm" svg:y="5.604cm" svg:viewBox="0 0 21 68" draw:points="21,66 0,68 0,2 21,0">
            <text:p/>
          </draw:polygon>
          <draw:polygon draw:style-name="gr52" draw:text-style-name="P23" draw:layer="layout" svg:width="0.02cm" svg:height="0.069cm" svg:x="8.106cm" svg:y="2.843cm" svg:viewBox="0 0 21 70" draw:points="21,66 0,70 0,3 21,0">
            <text:p/>
          </draw:polygon>
          <draw:polygon draw:style-name="gr52" draw:text-style-name="P23" draw:layer="layout" svg:width="0.02cm" svg:height="0.069cm" svg:x="8.106cm" svg:y="3.001cm" svg:viewBox="0 0 21 70" draw:points="21,66 0,70 0,3 21,0">
            <text:p/>
          </draw:polygon>
          <draw:polygon draw:style-name="gr52" draw:text-style-name="P23" draw:layer="layout" svg:width="0.02cm" svg:height="0.069cm" svg:x="8.106cm" svg:y="3.158cm" svg:viewBox="0 0 21 70" draw:points="21,66 0,70 0,2 21,0">
            <text:p/>
          </draw:polygon>
          <draw:polygon draw:style-name="gr52" draw:text-style-name="P23" draw:layer="layout" svg:width="0.02cm" svg:height="0.069cm" svg:x="8.106cm" svg:y="3.316cm" svg:viewBox="0 0 21 70" draw:points="21,66 0,70 0,2 21,0">
            <text:p/>
          </draw:polygon>
          <draw:polygon draw:style-name="gr52" draw:text-style-name="P23" draw:layer="layout" svg:width="0.02cm" svg:height="0.069cm" svg:x="8.106cm" svg:y="3.473cm" svg:viewBox="0 0 21 70" draw:points="21,66 0,70 0,2 21,0">
            <text:p/>
          </draw:polygon>
          <draw:polygon draw:style-name="gr52" draw:text-style-name="P23" draw:layer="layout" svg:width="0.02cm" svg:height="0.071cm" svg:x="8.106cm" svg:y="3.629cm" svg:viewBox="0 0 21 72" draw:points="21,68 0,72 0,3 21,0">
            <text:p/>
          </draw:polygon>
          <draw:polygon draw:style-name="gr52" draw:text-style-name="P23" draw:layer="layout" svg:width="0.02cm" svg:height="0.069cm" svg:x="8.106cm" svg:y="3.788cm" svg:viewBox="0 0 21 70" draw:points="21,66 0,70 0,2 21,0">
            <text:p/>
          </draw:polygon>
          <draw:polygon draw:style-name="gr52" draw:text-style-name="P23" draw:layer="layout" svg:width="0.021cm" svg:height="0.069cm" svg:x="8.036cm" svg:y="3.011cm" svg:viewBox="0 0 22 70" draw:points="22,68 0,70 0,3 22,0">
            <text:p/>
          </draw:polygon>
          <draw:polygon draw:style-name="gr52" draw:text-style-name="P23" draw:layer="layout" svg:width="0.021cm" svg:height="0.069cm" svg:x="8.036cm" svg:y="3.169cm" svg:viewBox="0 0 22 70" draw:points="22,66 0,70 0,3 22,0">
            <text:p/>
          </draw:polygon>
          <draw:polygon draw:style-name="gr52" draw:text-style-name="P23" draw:layer="layout" svg:width="0.021cm" svg:height="0.071cm" svg:x="8.036cm" svg:y="3.324cm" svg:viewBox="0 0 22 72" draw:points="22,68 0,72 0,3 22,0">
            <text:p/>
          </draw:polygon>
          <draw:polygon draw:style-name="gr52" draw:text-style-name="P23" draw:layer="layout" svg:width="0.021cm" svg:height="0.069cm" svg:x="8.036cm" svg:y="3.482cm" svg:viewBox="0 0 22 70" draw:points="22,68 0,70 0,3 22,0">
            <text:p/>
          </draw:polygon>
          <draw:polygon draw:style-name="gr52" draw:text-style-name="P23" draw:layer="layout" svg:width="0.021cm" svg:height="0.069cm" svg:x="8.036cm" svg:y="3.639cm" svg:viewBox="0 0 22 70" draw:points="22,66 0,70 0,3 22,0">
            <text:p/>
          </draw:polygon>
          <draw:polygon draw:style-name="gr52" draw:text-style-name="P23" draw:layer="layout" svg:width="0.021cm" svg:height="0.069cm" svg:x="8.036cm" svg:y="3.797cm" svg:viewBox="0 0 22 70" draw:points="22,66 0,70 0,2 22,0">
            <text:p/>
          </draw:polygon>
          <draw:polygon draw:style-name="gr52" draw:text-style-name="P23" draw:layer="layout" svg:width="0.021cm" svg:height="0.071cm" svg:x="8.24cm" svg:y="2.821cm" svg:viewBox="0 0 22 72" draw:points="0,72 22,68 22,0 0,3">
            <text:p/>
          </draw:polygon>
          <draw:polygon draw:style-name="gr52" draw:text-style-name="P23" draw:layer="layout" svg:width="0.021cm" svg:height="0.071cm" svg:x="8.24cm" svg:y="2.978cm" svg:viewBox="0 0 22 72" draw:points="0,72 22,68 22,0 0,3">
            <text:p/>
          </draw:polygon>
          <draw:polygon draw:style-name="gr52" draw:text-style-name="P23" draw:layer="layout" svg:width="0.021cm" svg:height="0.071cm" svg:x="8.24cm" svg:y="3.137cm" svg:viewBox="0 0 22 72" draw:points="0,72 22,68 22,0 0,3">
            <text:p/>
          </draw:polygon>
          <draw:polygon draw:style-name="gr52" draw:text-style-name="P23" draw:layer="layout" svg:width="0.021cm" svg:height="0.071cm" svg:x="8.24cm" svg:y="3.295cm" svg:viewBox="0 0 22 72" draw:points="0,72 22,68 22,0 0,3">
            <text:p/>
          </draw:polygon>
          <draw:polygon draw:style-name="gr52" draw:text-style-name="P23" draw:layer="layout" svg:width="0.021cm" svg:height="0.069cm" svg:x="8.24cm" svg:y="3.454cm" svg:viewBox="0 0 22 70" draw:points="0,70 22,68 22,0 0,2">
            <text:p/>
          </draw:polygon>
          <draw:polygon draw:style-name="gr52" draw:text-style-name="P23" draw:layer="layout" svg:width="0.021cm" svg:height="0.071cm" svg:x="8.24cm" svg:y="3.611cm" svg:viewBox="0 0 22 72" draw:points="0,72 22,68 22,0 0,3">
            <text:p/>
          </draw:polygon>
          <draw:polygon draw:style-name="gr52" draw:text-style-name="P23" draw:layer="layout" svg:width="0.021cm" svg:height="0.069cm" svg:x="8.24cm" svg:y="3.77cm" svg:viewBox="0 0 22 70" draw:points="0,70 22,66 22,0 0,2">
            <text:p/>
          </draw:polygon>
          <draw:polygon draw:style-name="gr52" draw:text-style-name="P23" draw:layer="layout" svg:width="0.021cm" svg:height="0.071cm" svg:x="8.24cm" svg:y="4cm" svg:viewBox="0 0 22 72" draw:points="0,72 22,68 22,0 0,3">
            <text:p/>
          </draw:polygon>
          <draw:polygon draw:style-name="gr52" draw:text-style-name="P23" draw:layer="layout" svg:width="0.021cm" svg:height="0.069cm" svg:x="8.24cm" svg:y="4.159cm" svg:viewBox="0 0 22 70" draw:points="0,70 22,68 22,0 0,2">
            <text:p/>
          </draw:polygon>
          <draw:polygon draw:style-name="gr52" draw:text-style-name="P23" draw:layer="layout" svg:width="0.021cm" svg:height="0.069cm" svg:x="8.24cm" svg:y="4.316cm" svg:viewBox="0 0 22 70" draw:points="0,70 22,68 22,0 0,3">
            <text:p/>
          </draw:polygon>
          <draw:polygon draw:style-name="gr52" draw:text-style-name="P23" draw:layer="layout" svg:width="0.021cm" svg:height="0.069cm" svg:x="8.24cm" svg:y="4.476cm" svg:viewBox="0 0 22 70" draw:points="0,70 22,66 22,0 0,2">
            <text:p/>
          </draw:polygon>
          <draw:polygon draw:style-name="gr52" draw:text-style-name="P23" draw:layer="layout" svg:width="0.021cm" svg:height="0.069cm" svg:x="8.24cm" svg:y="4.633cm" svg:viewBox="0 0 22 70" draw:points="0,70 22,68 22,0 0,2">
            <text:p/>
          </draw:polygon>
          <draw:polygon draw:style-name="gr52" draw:text-style-name="P23" draw:layer="layout" svg:width="0.021cm" svg:height="0.069cm" svg:x="8.24cm" svg:y="4.79cm" svg:viewBox="0 0 22 70" draw:points="0,70 22,68 22,0 0,3">
            <text:p/>
          </draw:polygon>
          <draw:polygon draw:style-name="gr52" draw:text-style-name="P23" draw:layer="layout" svg:width="0.021cm" svg:height="0.069cm" svg:x="8.24cm" svg:y="4.95cm" svg:viewBox="0 0 22 70" draw:points="0,70 22,68 22,0 0,2">
            <text:p/>
          </draw:polygon>
          <draw:polygon draw:style-name="gr52" draw:text-style-name="P23" draw:layer="layout" svg:width="0.021cm" svg:height="0.069cm" svg:x="8.24cm" svg:y="5.107cm" svg:viewBox="0 0 22 70" draw:points="0,70 22,68 22,0 0,2">
            <text:p/>
          </draw:polygon>
          <draw:polygon draw:style-name="gr52" draw:text-style-name="P23" draw:layer="layout" svg:width="0.021cm" svg:height="0.067cm" svg:x="8.24cm" svg:y="5.266cm" svg:viewBox="0 0 22 68" draw:points="0,68 22,66 22,0 0,2">
            <text:p/>
          </draw:polygon>
          <draw:polygon draw:style-name="gr52" draw:text-style-name="P23" draw:layer="layout" svg:width="0.021cm" svg:height="0.069cm" svg:x="8.24cm" svg:y="5.424cm" svg:viewBox="0 0 22 70" draw:points="0,70 22,68 22,0 0,2">
            <text:p/>
          </draw:polygon>
          <draw:polygon draw:style-name="gr52" draw:text-style-name="P23" draw:layer="layout" svg:width="0.021cm" svg:height="0.067cm" svg:x="8.24cm" svg:y="5.583cm" svg:viewBox="0 0 22 68" draw:points="0,68 22,66 22,0 0,0">
            <text:p/>
          </draw:polygon>
          <draw:polygon draw:style-name="gr52" draw:text-style-name="P23" draw:layer="layout" svg:width="0.021cm" svg:height="0.071cm" svg:x="8.315cm" svg:y="3.991cm" svg:viewBox="0 0 22 72" draw:points="0,72 22,68 22,0 0,3">
            <text:p/>
          </draw:polygon>
          <draw:polygon draw:style-name="gr52" draw:text-style-name="P23" draw:layer="layout" svg:width="0.021cm" svg:height="0.069cm" svg:x="8.315cm" svg:y="4.15cm" svg:viewBox="0 0 22 70" draw:points="0,70 22,68 22,0 0,2">
            <text:p/>
          </draw:polygon>
          <draw:polygon draw:style-name="gr52" draw:text-style-name="P23" draw:layer="layout" svg:width="0.021cm" svg:height="0.069cm" svg:x="8.315cm" svg:y="4.309cm" svg:viewBox="0 0 22 70" draw:points="0,70 22,66 22,0 0,2">
            <text:p/>
          </draw:polygon>
          <draw:polygon draw:style-name="gr52" draw:text-style-name="P23" draw:layer="layout" svg:width="0.021cm" svg:height="0.069cm" svg:x="8.315cm" svg:y="4.467cm" svg:viewBox="0 0 22 70" draw:points="0,70 22,68 22,0 0,3">
            <text:p/>
          </draw:polygon>
          <draw:polygon draw:style-name="gr52" draw:text-style-name="P23" draw:layer="layout" svg:width="0.021cm" svg:height="0.069cm" svg:x="8.315cm" svg:y="4.626cm" svg:viewBox="0 0 22 70" draw:points="0,70 22,68 22,0 0,2">
            <text:p/>
          </draw:polygon>
          <draw:polygon draw:style-name="gr52" draw:text-style-name="P23" draw:layer="layout" svg:width="0.021cm" svg:height="0.069cm" svg:x="8.315cm" svg:y="4.785cm" svg:viewBox="0 0 22 70" draw:points="0,70 22,68 22,0 0,2">
            <text:p/>
          </draw:polygon>
          <draw:polygon draw:style-name="gr52" draw:text-style-name="P23" draw:layer="layout" svg:width="0.021cm" svg:height="0.069cm" svg:x="8.315cm" svg:y="4.943cm" svg:viewBox="0 0 22 70" draw:points="0,70 22,68 22,0 0,2">
            <text:p/>
          </draw:polygon>
          <draw:polygon draw:style-name="gr52" draw:text-style-name="P23" draw:layer="layout" svg:width="0.021cm" svg:height="0.069cm" svg:x="8.315cm" svg:y="5.102cm" svg:viewBox="0 0 22 70" draw:points="0,70 22,68 22,0 0,2">
            <text:p/>
          </draw:polygon>
          <draw:polygon draw:style-name="gr52" draw:text-style-name="P23" draw:layer="layout" svg:width="0.021cm" svg:height="0.067cm" svg:x="8.315cm" svg:y="5.261cm" svg:viewBox="0 0 22 68" draw:points="0,68 22,66 22,0 0,0">
            <text:p/>
          </draw:polygon>
          <draw:polygon draw:style-name="gr52" draw:text-style-name="P23" draw:layer="layout" svg:width="0.021cm" svg:height="0.069cm" svg:x="8.315cm" svg:y="5.419cm" svg:viewBox="0 0 22 70" draw:points="0,70 22,68 22,0 0,2">
            <text:p/>
          </draw:polygon>
          <draw:polygon draw:style-name="gr52" draw:text-style-name="P23" draw:layer="layout" svg:width="0.021cm" svg:height="0.069cm" svg:x="8.315cm" svg:y="5.578cm" svg:viewBox="0 0 22 70" draw:points="0,70 22,68 22,0 0,2">
            <text:p/>
          </draw:polygon>
          <draw:polygon draw:style-name="gr52" draw:text-style-name="P23" draw:layer="layout" svg:width="0.021cm" svg:height="0.071cm" svg:x="8.403cm" svg:y="3.98cm" svg:viewBox="0 0 22 72" draw:points="0,72 22,68 22,0 0,3">
            <text:p/>
          </draw:polygon>
          <draw:polygon draw:style-name="gr52" draw:text-style-name="P23" draw:layer="layout" svg:width="0.021cm" svg:height="0.071cm" svg:x="8.403cm" svg:y="4.14cm" svg:viewBox="0 0 22 72" draw:points="0,72 22,68 22,0 0,3">
            <text:p/>
          </draw:polygon>
          <draw:polygon draw:style-name="gr52" draw:text-style-name="P23" draw:layer="layout" svg:width="0.021cm" svg:height="0.069cm" svg:x="8.403cm" svg:y="4.299cm" svg:viewBox="0 0 22 70" draw:points="0,70 22,68 22,0 0,3">
            <text:p/>
          </draw:polygon>
          <draw:polygon draw:style-name="gr52" draw:text-style-name="P23" draw:layer="layout" svg:width="0.021cm" svg:height="0.069cm" svg:x="8.403cm" svg:y="4.458cm" svg:viewBox="0 0 22 70" draw:points="0,70 22,68 22,0 0,2">
            <text:p/>
          </draw:polygon>
          <draw:polygon draw:style-name="gr52" draw:text-style-name="P23" draw:layer="layout" svg:width="0.021cm" svg:height="0.069cm" svg:x="8.403cm" svg:y="4.617cm" svg:viewBox="0 0 22 70" draw:points="0,70 22,68 22,0 0,2">
            <text:p/>
          </draw:polygon>
          <draw:polygon draw:style-name="gr52" draw:text-style-name="P23" draw:layer="layout" svg:width="0.021cm" svg:height="0.069cm" svg:x="8.403cm" svg:y="4.776cm" svg:viewBox="0 0 22 70" draw:points="0,70 22,68 22,0 0,2">
            <text:p/>
          </draw:polygon>
          <draw:polygon draw:style-name="gr52" draw:text-style-name="P23" draw:layer="layout" svg:width="0.021cm" svg:height="0.069cm" svg:x="8.403cm" svg:y="4.936cm" svg:viewBox="0 0 22 70" draw:points="0,70 22,68 22,0 0,2">
            <text:p/>
          </draw:polygon>
          <draw:polygon draw:style-name="gr52" draw:text-style-name="P23" draw:layer="layout" svg:width="0.021cm" svg:height="0.069cm" svg:x="8.403cm" svg:y="5.095cm" svg:viewBox="0 0 22 70" draw:points="0,70 22,68 22,0 0,2">
            <text:p/>
          </draw:polygon>
          <draw:polygon draw:style-name="gr52" draw:text-style-name="P23" draw:layer="layout" svg:width="0.021cm" svg:height="0.069cm" svg:x="8.403cm" svg:y="5.254cm" svg:viewBox="0 0 22 70" draw:points="0,70 22,68 22,0 0,2">
            <text:p/>
          </draw:polygon>
          <draw:polygon draw:style-name="gr52" draw:text-style-name="P23" draw:layer="layout" svg:width="0.021cm" svg:height="0.069cm" svg:x="8.403cm" svg:y="5.413cm" svg:viewBox="0 0 22 70" draw:points="0,70 22,68 22,0 0,2">
            <text:p/>
          </draw:polygon>
          <draw:polygon draw:style-name="gr52" draw:text-style-name="P23" draw:layer="layout" svg:width="0.021cm" svg:height="0.069cm" svg:x="8.403cm" svg:y="5.572cm" svg:viewBox="0 0 22 70" draw:points="0,70 22,68 22,0 0,2">
            <text:p/>
          </draw:polygon>
          <draw:polygon draw:style-name="gr52" draw:text-style-name="P23" draw:layer="layout" svg:width="0.022cm" svg:height="0.071cm" svg:x="8.475cm" svg:y="3.972cm" svg:viewBox="0 0 23 72" draw:points="0,72 23,68 23,0 0,3">
            <text:p/>
          </draw:polygon>
          <draw:polygon draw:style-name="gr52" draw:text-style-name="P23" draw:layer="layout" svg:width="0.022cm" svg:height="0.071cm" svg:x="8.475cm" svg:y="4.131cm" svg:viewBox="0 0 23 72" draw:points="0,72 23,70 23,0 0,3">
            <text:p/>
          </draw:polygon>
          <draw:polygon draw:style-name="gr52" draw:text-style-name="P23" draw:layer="layout" svg:width="0.022cm" svg:height="0.069cm" svg:x="8.475cm" svg:y="4.292cm" svg:viewBox="0 0 23 70" draw:points="0,70 23,68 23,0 0,2">
            <text:p/>
          </draw:polygon>
          <draw:polygon draw:style-name="gr52" draw:text-style-name="P23" draw:layer="layout" svg:width="0.022cm" svg:height="0.069cm" svg:x="8.475cm" svg:y="4.451cm" svg:viewBox="0 0 23 70" draw:points="0,70 23,68 23,0 0,2">
            <text:p/>
          </draw:polygon>
          <draw:polygon draw:style-name="gr52" draw:text-style-name="P23" draw:layer="layout" svg:width="0.022cm" svg:height="0.069cm" svg:x="8.475cm" svg:y="4.61cm" svg:viewBox="0 0 23 70" draw:points="0,70 23,68 23,0 0,2">
            <text:p/>
          </draw:polygon>
          <draw:polygon draw:style-name="gr52" draw:text-style-name="P23" draw:layer="layout" svg:width="0.022cm" svg:height="0.071cm" svg:x="8.475cm" svg:y="4.769cm" svg:viewBox="0 0 23 72" draw:points="0,72 23,68 23,0 0,2">
            <text:p/>
          </draw:polygon>
          <draw:polygon draw:style-name="gr52" draw:text-style-name="P23" draw:layer="layout" svg:width="0.022cm" svg:height="0.069cm" svg:x="8.475cm" svg:y="4.93cm" svg:viewBox="0 0 23 70" draw:points="0,70 23,68 23,0 0,2">
            <text:p/>
          </draw:polygon>
          <draw:polygon draw:style-name="gr52" draw:text-style-name="P23" draw:layer="layout" svg:width="0.022cm" svg:height="0.069cm" svg:x="8.475cm" svg:y="5.09cm" svg:viewBox="0 0 23 70" draw:points="0,70 23,68 23,0 0,2">
            <text:p/>
          </draw:polygon>
          <draw:polygon draw:style-name="gr52" draw:text-style-name="P23" draw:layer="layout" svg:width="0.022cm" svg:height="0.069cm" svg:x="8.475cm" svg:y="5.249cm" svg:viewBox="0 0 23 70" draw:points="0,70 23,68 23,0 0,2">
            <text:p/>
          </draw:polygon>
          <draw:polygon draw:style-name="gr52" draw:text-style-name="P23" draw:layer="layout" svg:width="0.022cm" svg:height="0.069cm" svg:x="8.475cm" svg:y="5.408cm" svg:viewBox="0 0 23 70" draw:points="0,70 23,68 23,0 0,2">
            <text:p/>
          </draw:polygon>
          <draw:polygon draw:style-name="gr52" draw:text-style-name="P23" draw:layer="layout" svg:width="0.022cm" svg:height="0.069cm" svg:x="8.475cm" svg:y="5.567cm" svg:viewBox="0 0 23 70" draw:points="0,70 23,68 23,0 0,2">
            <text:p/>
          </draw:polygon>
          <draw:polygon draw:style-name="gr52" draw:text-style-name="P23" draw:layer="layout" svg:width="0.021cm" svg:height="0.069cm" svg:x="8.543cm" svg:y="3.965cm" svg:viewBox="0 0 22 70" draw:points="0,70 22,68 22,0 0,2">
            <text:p/>
          </draw:polygon>
          <draw:polygon draw:style-name="gr52" draw:text-style-name="P23" draw:layer="layout" svg:width="0.021cm" svg:height="0.071cm" svg:x="8.543cm" svg:y="4.124cm" svg:viewBox="0 0 22 72" draw:points="0,72 22,68 22,0 0,2">
            <text:p/>
          </draw:polygon>
          <draw:polygon draw:style-name="gr52" draw:text-style-name="P23" draw:layer="layout" svg:width="0.021cm" svg:height="0.071cm" svg:x="8.543cm" svg:y="4.283cm" svg:viewBox="0 0 22 72" draw:points="0,72 22,70 22,0 0,3">
            <text:p/>
          </draw:polygon>
          <draw:polygon draw:style-name="gr52" draw:text-style-name="P23" draw:layer="layout" svg:width="0.021cm" svg:height="0.069cm" svg:x="8.543cm" svg:y="4.444cm" svg:viewBox="0 0 22 70" draw:points="0,70 22,68 22,0 0,2">
            <text:p/>
          </draw:polygon>
          <draw:polygon draw:style-name="gr52" draw:text-style-name="P23" draw:layer="layout" svg:width="0.021cm" svg:height="0.071cm" svg:x="8.543cm" svg:y="4.603cm" svg:viewBox="0 0 22 72" draw:points="0,72 22,68 22,0 0,3">
            <text:p/>
          </draw:polygon>
          <draw:polygon draw:style-name="gr52" draw:text-style-name="P23" draw:layer="layout" svg:width="0.021cm" svg:height="0.069cm" svg:x="8.543cm" svg:y="4.764cm" svg:viewBox="0 0 22 70" draw:points="0,70 22,68 22,0 0,2">
            <text:p/>
          </draw:polygon>
          <draw:polygon draw:style-name="gr52" draw:text-style-name="P23" draw:layer="layout" svg:width="0.021cm" svg:height="0.069cm" svg:x="8.543cm" svg:y="4.923cm" svg:viewBox="0 0 22 70" draw:points="0,70 22,68 22,0 0,2">
            <text:p/>
          </draw:polygon>
          <draw:polygon draw:style-name="gr52" draw:text-style-name="P23" draw:layer="layout" svg:width="0.021cm" svg:height="0.069cm" svg:x="8.543cm" svg:y="5.084cm" svg:viewBox="0 0 22 70" draw:points="0,70 22,68 22,0 0,2">
            <text:p/>
          </draw:polygon>
          <draw:polygon draw:style-name="gr52" draw:text-style-name="P23" draw:layer="layout" svg:width="0.021cm" svg:height="0.069cm" svg:x="8.543cm" svg:y="5.244cm" svg:viewBox="0 0 22 70" draw:points="0,70 22,68 22,0 0,2">
            <text:p/>
          </draw:polygon>
          <draw:polygon draw:style-name="gr52" draw:text-style-name="P23" draw:layer="layout" svg:width="0.021cm" svg:height="0.069cm" svg:x="8.543cm" svg:y="5.405cm" svg:viewBox="0 0 22 70" draw:points="0,70 22,68 22,0 0,0">
            <text:p/>
          </draw:polygon>
          <draw:polygon draw:style-name="gr52" draw:text-style-name="P23" draw:layer="layout" svg:width="0.021cm" svg:height="0.069cm" svg:x="8.543cm" svg:y="5.564cm" svg:viewBox="0 0 22 70" draw:points="0,70 22,68 22,0 0,2">
            <text:p/>
          </draw:polygon>
          <draw:polygon draw:style-name="gr52" draw:text-style-name="P23" draw:layer="layout" svg:width="0.021cm" svg:height="0.071cm" svg:x="8.307cm" svg:y="2.81cm" svg:viewBox="0 0 22 72" draw:points="0,72 22,68 22,0 0,3">
            <text:p/>
          </draw:polygon>
          <draw:polygon draw:style-name="gr52" draw:text-style-name="P23" draw:layer="layout" svg:width="0.021cm" svg:height="0.071cm" svg:x="8.307cm" svg:y="2.967cm" svg:viewBox="0 0 22 72" draw:points="0,72 22,68 22,0 0,3">
            <text:p/>
          </draw:polygon>
          <draw:polygon draw:style-name="gr52" draw:text-style-name="P23" draw:layer="layout" svg:width="0.021cm" svg:height="0.071cm" svg:x="8.307cm" svg:y="3.127cm" svg:viewBox="0 0 22 72" draw:points="0,72 22,68 22,0 0,3">
            <text:p/>
          </draw:polygon>
          <draw:polygon draw:style-name="gr52" draw:text-style-name="P23" draw:layer="layout" svg:width="0.021cm" svg:height="0.069cm" svg:x="8.307cm" svg:y="3.286cm" svg:viewBox="0 0 22 70" draw:points="0,70 22,68 22,0 0,3">
            <text:p/>
          </draw:polygon>
          <draw:polygon draw:style-name="gr52" draw:text-style-name="P23" draw:layer="layout" svg:width="0.021cm" svg:height="0.071cm" svg:x="8.307cm" svg:y="3.443cm" svg:viewBox="0 0 22 72" draw:points="0,72 22,68 22,0 0,3">
            <text:p/>
          </draw:polygon>
          <draw:polygon draw:style-name="gr52" draw:text-style-name="P23" draw:layer="layout" svg:width="0.021cm" svg:height="0.071cm" svg:x="8.307cm" svg:y="3.603cm" svg:viewBox="0 0 22 72" draw:points="0,72 22,68 22,0 0,3">
            <text:p/>
          </draw:polygon>
          <draw:polygon draw:style-name="gr52" draw:text-style-name="P23" draw:layer="layout" svg:width="0.021cm" svg:height="0.069cm" svg:x="8.307cm" svg:y="3.762cm" svg:viewBox="0 0 22 70" draw:points="0,70 22,66 22,0 0,2">
            <text:p/>
          </draw:polygon>
          <draw:polygon draw:style-name="gr52" draw:text-style-name="P23" draw:layer="layout" svg:width="0.021cm" svg:height="0.071cm" svg:x="8.378cm" svg:y="2.957cm" svg:viewBox="0 0 22 72" draw:points="0,72 22,68 22,0 0,3">
            <text:p/>
          </draw:polygon>
          <draw:polygon draw:style-name="gr52" draw:text-style-name="P23" draw:layer="layout" svg:width="0.021cm" svg:height="0.071cm" svg:x="8.378cm" svg:y="3.116cm" svg:viewBox="0 0 22 72" draw:points="0,72 22,68 22,0 0,3">
            <text:p/>
          </draw:polygon>
          <draw:polygon draw:style-name="gr52" draw:text-style-name="P23" draw:layer="layout" svg:width="0.021cm" svg:height="0.069cm" svg:x="8.378cm" svg:y="3.275cm" svg:viewBox="0 0 22 70" draw:points="0,70 22,68 22,0 0,3">
            <text:p/>
          </draw:polygon>
          <draw:polygon draw:style-name="gr52" draw:text-style-name="P23" draw:layer="layout" svg:width="0.021cm" svg:height="0.069cm" svg:x="8.378cm" svg:y="3.435cm" svg:viewBox="0 0 22 70" draw:points="0,70 22,68 22,0 0,2">
            <text:p/>
          </draw:polygon>
          <draw:polygon draw:style-name="gr52" draw:text-style-name="P23" draw:layer="layout" svg:width="0.021cm" svg:height="0.069cm" svg:x="8.378cm" svg:y="3.594cm" svg:viewBox="0 0 22 70" draw:points="0,70 22,66 22,0 0,2">
            <text:p/>
          </draw:polygon>
          <draw:polygon draw:style-name="gr52" draw:text-style-name="P23" draw:layer="layout" svg:width="0.021cm" svg:height="0.071cm" svg:x="8.378cm" svg:y="3.751cm" svg:viewBox="0 0 22 72" draw:points="0,72 22,68 22,0 0,3">
            <text:p/>
          </draw:polygon>
          <draw:polygon draw:style-name="gr52" draw:text-style-name="P23" draw:layer="layout" svg:width="0.021cm" svg:height="0.076cm" svg:x="8.242cm" svg:y="2.53cm" svg:viewBox="0 0 22 77" draw:points="22,73 0,77 0,5 22,0">
            <text:p/>
          </draw:polygon>
          <draw:polygon draw:style-name="gr52" draw:text-style-name="P23" draw:layer="layout" svg:width="0.039cm" svg:height="0.079cm" svg:x="6.613cm" svg:y="2.959cm" svg:viewBox="0 0 40 80" draw:points="0,0 40,0 40,80 0,80">
            <text:p/>
          </draw:polygon>
          <draw:polygon draw:style-name="gr52" draw:text-style-name="P23" draw:layer="layout" svg:width="0.039cm" svg:height="0.078cm" svg:x="6.613cm" svg:y="3.204cm" svg:viewBox="0 0 40 79" draw:points="0,0 40,0 40,79 0,79">
            <text:p/>
          </draw:polygon>
          <draw:polygon draw:style-name="gr52" draw:text-style-name="P23" draw:layer="layout" svg:width="0.039cm" svg:height="0.078cm" svg:x="6.613cm" svg:y="3.449cm" svg:viewBox="0 0 40 79" draw:points="0,0 40,0 40,79 0,79">
            <text:p/>
          </draw:polygon>
          <draw:polygon draw:style-name="gr52" draw:text-style-name="P23" draw:layer="layout" svg:width="0.039cm" svg:height="0.079cm" svg:x="6.613cm" svg:y="3.692cm" svg:viewBox="0 0 40 80" draw:points="0,0 40,0 40,80 0,80">
            <text:p/>
          </draw:polygon>
          <draw:polygon draw:style-name="gr52" draw:text-style-name="P23" draw:layer="layout" svg:width="0.039cm" svg:height="0.078cm" svg:x="6.613cm" svg:y="3.937cm" svg:viewBox="0 0 40 79" draw:points="0,0 40,0 40,79 0,79">
            <text:p/>
          </draw:polygon>
          <draw:polygon draw:style-name="gr52" draw:text-style-name="P23" draw:layer="layout" svg:width="0.039cm" svg:height="0.079cm" svg:x="6.613cm" svg:y="4.18cm" svg:viewBox="0 0 40 80" draw:points="0,0 40,0 40,80 0,80">
            <text:p/>
          </draw:polygon>
          <draw:polygon draw:style-name="gr52" draw:text-style-name="P23" draw:layer="layout" svg:width="0.039cm" svg:height="0.079cm" svg:x="6.613cm" svg:y="4.425cm" svg:viewBox="0 0 40 80" draw:points="0,0 40,0 40,80 0,80">
            <text:p/>
          </draw:polygon>
          <draw:polygon draw:style-name="gr52" draw:text-style-name="P23" draw:layer="layout" svg:width="0.039cm" svg:height="0.078cm" svg:x="6.613cm" svg:y="4.67cm" svg:viewBox="0 0 40 79" draw:points="0,0 40,0 40,79 0,79">
            <text:p/>
          </draw:polygon>
          <draw:polygon draw:style-name="gr52" draw:text-style-name="P23" draw:layer="layout" svg:width="0.039cm" svg:height="0.079cm" svg:x="6.613cm" svg:y="4.913cm" svg:viewBox="0 0 40 80" draw:points="0,0 40,0 40,80 0,80">
            <text:p/>
          </draw:polygon>
          <draw:polygon draw:style-name="gr52" draw:text-style-name="P23" draw:layer="layout" svg:width="0.039cm" svg:height="0.079cm" svg:x="6.613cm" svg:y="5.158cm" svg:viewBox="0 0 40 80" draw:points="0,0 40,0 40,80 0,80">
            <text:p/>
          </draw:polygon>
          <draw:polygon draw:style-name="gr52" draw:text-style-name="P23" draw:layer="layout" svg:width="0.039cm" svg:height="0.078cm" svg:x="6.613cm" svg:y="5.403cm" svg:viewBox="0 0 40 79" draw:points="0,0 40,0 40,79 0,79">
            <text:p/>
          </draw:polygon>
          <draw:polygon draw:style-name="gr52" draw:text-style-name="P23" draw:layer="layout" svg:width="0.039cm" svg:height="0.079cm" svg:x="6.613cm" svg:y="5.646cm" svg:viewBox="0 0 40 80" draw:points="0,0 40,0 40,80 0,80">
            <text:p/>
          </draw:polygon>
          <draw:polygon draw:style-name="gr52" draw:text-style-name="P23" draw:layer="layout" svg:width="0.039cm" svg:height="0.078cm" svg:x="6.613cm" svg:y="5.891cm" svg:viewBox="0 0 40 79" draw:points="0,0 40,0 40,79 0,79">
            <text:p/>
          </draw:polygon>
          <draw:polygon draw:style-name="gr52" draw:text-style-name="P23" draw:layer="layout" svg:width="0.039cm" svg:height="0.079cm" svg:x="6.613cm" svg:y="6.134cm" svg:viewBox="0 0 40 80" draw:points="0,0 40,0 40,80 0,80">
            <text:p/>
          </draw:polygon>
          <draw:polygon draw:style-name="gr52" draw:text-style-name="P23" draw:layer="layout" svg:width="0.033cm" svg:height="0.067cm" svg:x="6.599cm" svg:y="6.419cm" svg:viewBox="0 0 34 68" draw:points="0,0 34,0 34,68 0,68">
            <text:p/>
          </draw:polygon>
          <draw:polygon draw:style-name="gr52" draw:text-style-name="P23" draw:layer="layout" svg:width="0.033cm" svg:height="0.067cm" svg:x="6.599cm" svg:y="6.629cm" svg:viewBox="0 0 34 68" draw:points="0,0 34,0 34,68 0,68">
            <text:p/>
          </draw:polygon>
          <draw:polygon draw:style-name="gr52" draw:text-style-name="P23" draw:layer="layout" svg:width="0.033cm" svg:height="0.067cm" svg:x="6.599cm" svg:y="6.839cm" svg:viewBox="0 0 34 68" draw:points="0,0 34,0 34,68 0,68">
            <text:p/>
          </draw:polygon>
          <draw:polygon draw:style-name="gr52" draw:text-style-name="P23" draw:layer="layout" svg:width="0.039cm" svg:height="0.079cm" svg:x="6.489cm" svg:y="2.959cm" svg:viewBox="0 0 40 80" draw:points="0,0 40,0 40,80 0,80">
            <text:p/>
          </draw:polygon>
          <draw:polygon draw:style-name="gr52" draw:text-style-name="P23" draw:layer="layout" svg:width="0.039cm" svg:height="0.078cm" svg:x="6.489cm" svg:y="3.204cm" svg:viewBox="0 0 40 79" draw:points="0,0 40,0 40,79 0,79">
            <text:p/>
          </draw:polygon>
          <draw:polygon draw:style-name="gr52" draw:text-style-name="P23" draw:layer="layout" svg:width="0.039cm" svg:height="0.078cm" svg:x="6.489cm" svg:y="3.449cm" svg:viewBox="0 0 40 79" draw:points="0,0 40,0 40,79 0,79">
            <text:p/>
          </draw:polygon>
          <draw:polygon draw:style-name="gr52" draw:text-style-name="P23" draw:layer="layout" svg:width="0.039cm" svg:height="0.079cm" svg:x="6.489cm" svg:y="3.692cm" svg:viewBox="0 0 40 80" draw:points="0,0 40,0 40,80 0,80">
            <text:p/>
          </draw:polygon>
          <draw:polygon draw:style-name="gr52" draw:text-style-name="P23" draw:layer="layout" svg:width="0.039cm" svg:height="0.078cm" svg:x="6.489cm" svg:y="3.937cm" svg:viewBox="0 0 40 79" draw:points="0,0 40,0 40,79 0,79">
            <text:p/>
          </draw:polygon>
          <draw:polygon draw:style-name="gr52" draw:text-style-name="P23" draw:layer="layout" svg:width="0.039cm" svg:height="0.079cm" svg:x="6.489cm" svg:y="4.18cm" svg:viewBox="0 0 40 80" draw:points="0,0 40,0 40,80 0,80">
            <text:p/>
          </draw:polygon>
          <draw:polygon draw:style-name="gr52" draw:text-style-name="P23" draw:layer="layout" svg:width="0.039cm" svg:height="0.079cm" svg:x="6.489cm" svg:y="4.425cm" svg:viewBox="0 0 40 80" draw:points="0,0 40,0 40,80 0,80">
            <text:p/>
          </draw:polygon>
          <draw:polygon draw:style-name="gr52" draw:text-style-name="P23" draw:layer="layout" svg:width="0.039cm" svg:height="0.078cm" svg:x="6.489cm" svg:y="4.67cm" svg:viewBox="0 0 40 79" draw:points="0,0 40,0 40,79 0,79">
            <text:p/>
          </draw:polygon>
          <draw:polygon draw:style-name="gr52" draw:text-style-name="P23" draw:layer="layout" svg:width="0.039cm" svg:height="0.079cm" svg:x="6.489cm" svg:y="4.913cm" svg:viewBox="0 0 40 80" draw:points="0,0 40,0 40,80 0,80">
            <text:p/>
          </draw:polygon>
          <draw:polygon draw:style-name="gr52" draw:text-style-name="P23" draw:layer="layout" svg:width="0.039cm" svg:height="0.079cm" svg:x="6.489cm" svg:y="5.158cm" svg:viewBox="0 0 40 80" draw:points="0,0 40,0 40,80 0,80">
            <text:p/>
          </draw:polygon>
          <draw:polygon draw:style-name="gr52" draw:text-style-name="P23" draw:layer="layout" svg:width="0.039cm" svg:height="0.078cm" svg:x="6.489cm" svg:y="5.403cm" svg:viewBox="0 0 40 79" draw:points="0,0 40,0 40,79 0,79">
            <text:p/>
          </draw:polygon>
          <draw:polygon draw:style-name="gr52" draw:text-style-name="P23" draw:layer="layout" svg:width="0.039cm" svg:height="0.079cm" svg:x="6.489cm" svg:y="5.646cm" svg:viewBox="0 0 40 80" draw:points="0,0 40,0 40,80 0,80">
            <text:p/>
          </draw:polygon>
          <draw:polygon draw:style-name="gr52" draw:text-style-name="P23" draw:layer="layout" svg:width="0.039cm" svg:height="0.078cm" svg:x="6.489cm" svg:y="5.891cm" svg:viewBox="0 0 40 79" draw:points="0,0 40,0 40,79 0,79">
            <text:p/>
          </draw:polygon>
          <draw:polygon draw:style-name="gr52" draw:text-style-name="P23" draw:layer="layout" svg:width="0.039cm" svg:height="0.079cm" svg:x="6.489cm" svg:y="6.134cm" svg:viewBox="0 0 40 80" draw:points="0,0 40,0 40,80 0,80">
            <text:p/>
          </draw:polygon>
          <draw:polygon draw:style-name="gr52" draw:text-style-name="P23" draw:layer="layout" svg:width="0.033cm" svg:height="0.067cm" svg:x="6.492cm" svg:y="6.419cm" svg:viewBox="0 0 34 68" draw:points="0,0 34,0 34,68 0,68">
            <text:p/>
          </draw:polygon>
          <draw:polygon draw:style-name="gr52" draw:text-style-name="P23" draw:layer="layout" svg:width="0.033cm" svg:height="0.067cm" svg:x="6.492cm" svg:y="6.629cm" svg:viewBox="0 0 34 68" draw:points="0,0 34,0 34,68 0,68">
            <text:p/>
          </draw:polygon>
          <draw:polygon draw:style-name="gr52" draw:text-style-name="P23" draw:layer="layout" svg:width="0.033cm" svg:height="0.067cm" svg:x="6.492cm" svg:y="6.839cm" svg:viewBox="0 0 34 68" draw:points="0,0 34,0 34,68 0,68">
            <text:p/>
          </draw:polygon>
          <draw:polygon draw:style-name="gr52" draw:text-style-name="P23" draw:layer="layout" svg:width="0.038cm" svg:height="0.079cm" svg:x="6.366cm" svg:y="2.959cm" svg:viewBox="0 0 39 80" draw:points="0,0 39,0 39,80 0,80">
            <text:p/>
          </draw:polygon>
          <draw:polygon draw:style-name="gr52" draw:text-style-name="P23" draw:layer="layout" svg:width="0.038cm" svg:height="0.078cm" svg:x="6.366cm" svg:y="3.204cm" svg:viewBox="0 0 39 79" draw:points="0,0 39,0 39,79 0,79">
            <text:p/>
          </draw:polygon>
          <draw:polygon draw:style-name="gr52" draw:text-style-name="P23" draw:layer="layout" svg:width="0.038cm" svg:height="0.078cm" svg:x="6.366cm" svg:y="3.449cm" svg:viewBox="0 0 39 79" draw:points="0,0 39,0 39,79 0,79">
            <text:p/>
          </draw:polygon>
          <draw:polygon draw:style-name="gr52" draw:text-style-name="P23" draw:layer="layout" svg:width="0.038cm" svg:height="0.079cm" svg:x="6.366cm" svg:y="3.692cm" svg:viewBox="0 0 39 80" draw:points="0,0 39,0 39,80 0,80">
            <text:p/>
          </draw:polygon>
          <draw:polygon draw:style-name="gr52" draw:text-style-name="P23" draw:layer="layout" svg:width="0.038cm" svg:height="0.078cm" svg:x="6.366cm" svg:y="3.937cm" svg:viewBox="0 0 39 79" draw:points="0,0 39,0 39,79 0,79">
            <text:p/>
          </draw:polygon>
          <draw:polygon draw:style-name="gr52" draw:text-style-name="P23" draw:layer="layout" svg:width="0.038cm" svg:height="0.079cm" svg:x="6.366cm" svg:y="4.18cm" svg:viewBox="0 0 39 80" draw:points="0,0 39,0 39,80 0,80">
            <text:p/>
          </draw:polygon>
          <draw:polygon draw:style-name="gr52" draw:text-style-name="P23" draw:layer="layout" svg:width="0.038cm" svg:height="0.079cm" svg:x="6.366cm" svg:y="4.425cm" svg:viewBox="0 0 39 80" draw:points="0,0 39,0 39,80 0,80">
            <text:p/>
          </draw:polygon>
          <draw:polygon draw:style-name="gr52" draw:text-style-name="P23" draw:layer="layout" svg:width="0.038cm" svg:height="0.078cm" svg:x="6.366cm" svg:y="4.67cm" svg:viewBox="0 0 39 79" draw:points="0,0 39,0 39,79 0,79">
            <text:p/>
          </draw:polygon>
          <draw:polygon draw:style-name="gr52" draw:text-style-name="P23" draw:layer="layout" svg:width="0.038cm" svg:height="0.079cm" svg:x="6.366cm" svg:y="4.913cm" svg:viewBox="0 0 39 80" draw:points="0,0 39,0 39,80 0,80">
            <text:p/>
          </draw:polygon>
          <draw:polygon draw:style-name="gr52" draw:text-style-name="P23" draw:layer="layout" svg:width="0.038cm" svg:height="0.079cm" svg:x="6.366cm" svg:y="5.158cm" svg:viewBox="0 0 39 80" draw:points="0,0 39,0 39,80 0,80">
            <text:p/>
          </draw:polygon>
          <draw:polygon draw:style-name="gr52" draw:text-style-name="P23" draw:layer="layout" svg:width="0.038cm" svg:height="0.078cm" svg:x="6.366cm" svg:y="5.403cm" svg:viewBox="0 0 39 79" draw:points="0,0 39,0 39,79 0,79">
            <text:p/>
          </draw:polygon>
          <draw:polygon draw:style-name="gr52" draw:text-style-name="P23" draw:layer="layout" svg:width="0.038cm" svg:height="0.079cm" svg:x="6.366cm" svg:y="5.646cm" svg:viewBox="0 0 39 80" draw:points="0,0 39,0 39,80 0,80">
            <text:p/>
          </draw:polygon>
          <draw:polygon draw:style-name="gr52" draw:text-style-name="P23" draw:layer="layout" svg:width="0.038cm" svg:height="0.078cm" svg:x="6.366cm" svg:y="5.891cm" svg:viewBox="0 0 39 79" draw:points="0,0 39,0 39,79 0,79">
            <text:p/>
          </draw:polygon>
          <draw:polygon draw:style-name="gr52" draw:text-style-name="P23" draw:layer="layout" svg:width="0.038cm" svg:height="0.079cm" svg:x="6.366cm" svg:y="6.134cm" svg:viewBox="0 0 39 80" draw:points="0,0 39,0 39,80 0,80">
            <text:p/>
          </draw:polygon>
          <draw:polygon draw:style-name="gr52" draw:text-style-name="P23" draw:layer="layout" svg:width="0.033cm" svg:height="0.067cm" svg:x="6.386cm" svg:y="6.419cm" svg:viewBox="0 0 34 68" draw:points="0,0 34,0 34,68 0,68">
            <text:p/>
          </draw:polygon>
          <draw:polygon draw:style-name="gr52" draw:text-style-name="P23" draw:layer="layout" svg:width="0.033cm" svg:height="0.067cm" svg:x="6.386cm" svg:y="6.629cm" svg:viewBox="0 0 34 68" draw:points="0,0 34,0 34,68 0,68">
            <text:p/>
          </draw:polygon>
          <draw:polygon draw:style-name="gr52" draw:text-style-name="P23" draw:layer="layout" svg:width="0.033cm" svg:height="0.067cm" svg:x="6.386cm" svg:y="6.839cm" svg:viewBox="0 0 34 68" draw:points="0,0 34,0 34,68 0,68">
            <text:p/>
          </draw:polygon>
          <draw:polygon draw:style-name="gr52" draw:text-style-name="P23" draw:layer="layout" svg:width="0.034cm" svg:height="0.067cm" svg:x="6.198cm" svg:y="6.419cm" svg:viewBox="0 0 35 68" draw:points="0,0 35,0 35,68 0,68">
            <text:p/>
          </draw:polygon>
          <draw:polygon draw:style-name="gr52" draw:text-style-name="P23" draw:layer="layout" svg:width="0.034cm" svg:height="0.067cm" svg:x="6.198cm" svg:y="6.629cm" svg:viewBox="0 0 35 68" draw:points="0,0 35,0 35,68 0,68">
            <text:p/>
          </draw:polygon>
          <draw:polygon draw:style-name="gr52" draw:text-style-name="P23" draw:layer="layout" svg:width="0.034cm" svg:height="0.067cm" svg:x="6.198cm" svg:y="6.839cm" svg:viewBox="0 0 35 68" draw:points="0,0 35,0 35,68 0,68">
            <text:p/>
          </draw:polygon>
          <draw:polygon draw:style-name="gr52" draw:text-style-name="P23" draw:layer="layout" svg:width="0.033cm" svg:height="0.067cm" svg:x="6.092cm" svg:y="6.419cm" svg:viewBox="0 0 34 68" draw:points="0,0 34,0 34,68 0,68">
            <text:p/>
          </draw:polygon>
          <draw:polygon draw:style-name="gr52" draw:text-style-name="P23" draw:layer="layout" svg:width="0.033cm" svg:height="0.067cm" svg:x="6.092cm" svg:y="6.629cm" svg:viewBox="0 0 34 68" draw:points="0,0 34,0 34,68 0,68">
            <text:p/>
          </draw:polygon>
          <draw:polygon draw:style-name="gr52" draw:text-style-name="P23" draw:layer="layout" svg:width="0.033cm" svg:height="0.067cm" svg:x="6.092cm" svg:y="6.839cm" svg:viewBox="0 0 34 68" draw:points="0,0 34,0 34,68 0,68">
            <text:p/>
          </draw:polygon>
          <draw:polygon draw:style-name="gr52" draw:text-style-name="P23" draw:layer="layout" svg:width="0.033cm" svg:height="0.067cm" svg:x="5.986cm" svg:y="6.419cm" svg:viewBox="0 0 34 68" draw:points="0,0 34,0 34,68 0,68">
            <text:p/>
          </draw:polygon>
          <draw:polygon draw:style-name="gr52" draw:text-style-name="P23" draw:layer="layout" svg:width="0.033cm" svg:height="0.067cm" svg:x="5.986cm" svg:y="6.629cm" svg:viewBox="0 0 34 68" draw:points="0,0 34,0 34,68 0,68">
            <text:p/>
          </draw:polygon>
          <draw:polygon draw:style-name="gr52" draw:text-style-name="P23" draw:layer="layout" svg:width="0.033cm" svg:height="0.067cm" svg:x="5.986cm" svg:y="6.839cm" svg:viewBox="0 0 34 68" draw:points="0,0 34,0 34,68 0,68">
            <text:p/>
          </draw:polygon>
          <draw:polygon draw:style-name="gr52" draw:text-style-name="P23" draw:layer="layout" svg:width="0.037cm" svg:height="0.097cm" svg:x="5.995cm" svg:y="4.636cm" svg:viewBox="0 0 38 98" draw:points="38,86 0,98 0,14 38,0">
            <text:p/>
          </draw:polygon>
          <draw:polygon draw:style-name="gr52" draw:text-style-name="P23" draw:layer="layout" svg:width="0.037cm" svg:height="0.093cm" svg:x="5.995cm" svg:y="4.845cm" svg:viewBox="0 0 38 94" draw:points="38,84 0,94 0,10 38,0">
            <text:p/>
          </draw:polygon>
          <draw:polygon draw:style-name="gr52" draw:text-style-name="P23" draw:layer="layout" svg:width="0.037cm" svg:height="0.093cm" svg:x="5.995cm" svg:y="5.051cm" svg:viewBox="0 0 38 94" draw:points="38,86 0,94 0,10 38,0">
            <text:p/>
          </draw:polygon>
          <draw:polygon draw:style-name="gr52" draw:text-style-name="P23" draw:layer="layout" svg:width="0.037cm" svg:height="0.09cm" svg:x="5.995cm" svg:y="5.259cm" svg:viewBox="0 0 38 91" draw:points="38,84 0,91 0,7 38,0">
            <text:p/>
          </draw:polygon>
          <draw:polygon draw:style-name="gr52" draw:text-style-name="P23" draw:layer="layout" svg:width="0.037cm" svg:height="0.088cm" svg:x="5.995cm" svg:y="5.466cm" svg:viewBox="0 0 38 89" draw:points="38,86 0,89 0,5 38,0">
            <text:p/>
          </draw:polygon>
          <draw:polygon draw:style-name="gr52" draw:text-style-name="P23" draw:layer="layout" svg:width="0.037cm" svg:height="0.086cm" svg:x="5.995cm" svg:y="5.672cm" svg:viewBox="0 0 38 87" draw:points="38,86 0,87 0,3 38,0">
            <text:p/>
          </draw:polygon>
          <draw:polygon draw:style-name="gr52" draw:text-style-name="P23" draw:layer="layout" svg:width="0.039cm" svg:height="0.1cm" svg:x="6.086cm" svg:y="4.603cm" svg:viewBox="0 0 40 101" draw:points="40,87 0,101 0,16 40,0">
            <text:p/>
          </draw:polygon>
          <draw:polygon draw:style-name="gr52" draw:text-style-name="P23" draw:layer="layout" svg:width="0.039cm" svg:height="0.097cm" svg:x="6.086cm" svg:y="4.817cm" svg:viewBox="0 0 40 98" draw:points="40,86 0,98 0,12 40,0">
            <text:p/>
          </draw:polygon>
          <draw:polygon draw:style-name="gr52" draw:text-style-name="P23" draw:layer="layout" svg:width="0.039cm" svg:height="0.095cm" svg:x="6.086cm" svg:y="5.028cm" svg:viewBox="0 0 40 96" draw:points="40,87 0,96 0,10 40,0">
            <text:p/>
          </draw:polygon>
          <draw:polygon draw:style-name="gr52" draw:text-style-name="P23" draw:layer="layout" svg:width="0.039cm" svg:height="0.093cm" svg:x="6.086cm" svg:y="5.24cm" svg:viewBox="0 0 40 94" draw:points="40,87 0,94 0,9 40,0">
            <text:p/>
          </draw:polygon>
          <draw:polygon draw:style-name="gr52" draw:text-style-name="P23" draw:layer="layout" svg:width="0.039cm" svg:height="0.09cm" svg:x="6.086cm" svg:y="5.454cm" svg:viewBox="0 0 40 91" draw:points="40,86 0,91 0,5 40,0">
            <text:p/>
          </draw:polygon>
          <draw:polygon draw:style-name="gr52" draw:text-style-name="P23" draw:layer="layout" svg:width="0.039cm" svg:height="0.088cm" svg:x="6.086cm" svg:y="5.665cm" svg:viewBox="0 0 40 89" draw:points="40,87 0,89 0,3 40,0">
            <text:p/>
          </draw:polygon>
          <draw:polygon draw:style-name="gr52" draw:text-style-name="P23" draw:layer="layout" svg:width="0.011cm" svg:height="3.279cm" svg:x="0.984cm" svg:y="3.909cm" svg:viewBox="0 0 12 3280" draw:points="12,2 12,3280 0,3280 0,0">
            <text:p/>
          </draw:polygon>
          <draw:polygon draw:style-name="gr52" draw:text-style-name="P23" draw:layer="layout" svg:width="0.011cm" svg:height="3.265cm" svg:x="1.104cm" svg:y="3.923cm" svg:viewBox="0 0 12 3266" draw:points="12,2 12,3266 0,3266 0,0">
            <text:p/>
          </draw:polygon>
          <draw:polygon draw:style-name="gr52" draw:text-style-name="P23" draw:layer="layout" svg:width="0.011cm" svg:height="3.227cm" svg:x="1.235cm" svg:y="3.961cm" svg:viewBox="0 0 12 3228" draw:points="12,3 12,3228 0,3228 0,0">
            <text:p/>
          </draw:polygon>
          <draw:polygon draw:style-name="gr52" draw:text-style-name="P23" draw:layer="layout" svg:width="0.357cm" svg:height="0.085cm" svg:x="3.138cm" svg:y="5.968cm" svg:viewBox="0 0 358 86" draw:points="358,66 0,86 0,17 358,0">
            <text:p/>
          </draw:polygon>
          <draw:polygon draw:style-name="gr52" draw:text-style-name="P23" draw:layer="layout" svg:width="0.357cm" svg:height="0.106cm" svg:x="3.138cm" svg:y="5.378cm" svg:viewBox="0 0 358 107" draw:points="358,68 0,107 0,38 358,0">
            <text:p/>
          </draw:polygon>
          <draw:polygon draw:style-name="gr52" draw:text-style-name="P23" draw:layer="layout" svg:width="0.357cm" svg:height="0.093cm" svg:x="3.138cm" svg:y="5.674cm" svg:viewBox="0 0 358 94" draw:points="358,66 0,94 0,28 358,0">
            <text:p/>
          </draw:polygon>
          <draw:polygon draw:style-name="gr52" draw:text-style-name="P23" draw:layer="layout" svg:width="0.357cm" svg:height="0.074cm" svg:x="3.138cm" svg:y="6.262cm" svg:viewBox="0 0 358 75" draw:points="358,66 0,75 0,9 358,0">
            <text:p/>
          </draw:polygon>
          <draw:polygon draw:style-name="gr52" draw:text-style-name="P23" draw:layer="layout" svg:width="0.357cm" svg:height="0.274cm" svg:x="3.138cm" svg:y="2.925cm" svg:viewBox="0 0 358 275" draw:points="0,203 358,0 358,72 0,275">
            <text:p/>
          </draw:polygon>
          <draw:polygon draw:style-name="gr52" draw:text-style-name="P23" draw:layer="layout" svg:width="0.357cm" svg:height="0.071cm" svg:x="3.138cm" svg:y="6.839cm" svg:viewBox="0 0 358 72" draw:points="0,0 358,5 358,72 0,66">
            <text:p/>
          </draw:polygon>
          <draw:polygon draw:style-name="gr52" draw:text-style-name="P23" draw:layer="layout" svg:width="0.357cm" svg:height="0.069cm" svg:x="3.138cm" svg:y="6.552cm" svg:viewBox="0 0 358 70" draw:points="358,66 0,70 0,2 358,0">
            <text:p/>
          </draw:polygon>
          <draw:polygon draw:style-name="gr52" draw:text-style-name="P23" draw:layer="layout" svg:width="0.357cm" svg:height="0.24cm" svg:x="3.138cm" svg:y="3.246cm" svg:viewBox="0 0 358 241" draw:points="358,72 0,241 0,170 358,0">
            <text:p/>
          </draw:polygon>
          <draw:polygon draw:style-name="gr52" draw:text-style-name="P23" draw:layer="layout" svg:width="0.357cm" svg:height="0.116cm" svg:x="3.138cm" svg:y="5.083cm" svg:viewBox="0 0 358 117" draw:points="358,66 0,117 0,49 358,0">
            <text:p/>
          </draw:polygon>
          <draw:polygon draw:style-name="gr52" draw:text-style-name="P23" draw:layer="layout" svg:width="0.357cm" svg:height="0.165cm" svg:x="3.138cm" svg:y="4.178cm" svg:viewBox="0 0 358 166" draw:points="358,68 0,166 0,98 358,0">
            <text:p/>
          </draw:polygon>
          <draw:polygon draw:style-name="gr52" draw:text-style-name="P23" draw:layer="layout" svg:width="0.357cm" svg:height="0.212cm" svg:x="3.138cm" svg:y="3.561cm" svg:viewBox="0 0 358 213" draw:points="358,70 0,213 0,143 358,0">
            <text:p/>
          </draw:polygon>
          <draw:polygon draw:style-name="gr52" draw:text-style-name="P23" draw:layer="layout" svg:width="0.357cm" svg:height="0.186cm" svg:x="3.138cm" svg:y="3.872cm" svg:viewBox="0 0 358 187" draw:points="358,68 0,187 0,117 358,0">
            <text:p/>
          </draw:polygon>
          <draw:polygon draw:style-name="gr52" draw:text-style-name="P23" draw:layer="layout" svg:width="0.357cm" svg:height="0.13cm" svg:x="3.138cm" svg:y="4.783cm" svg:viewBox="0 0 358 131" draw:points="358,66 0,131 0,63 358,0">
            <text:p/>
          </draw:polygon>
          <draw:polygon draw:style-name="gr52" draw:text-style-name="P23" draw:layer="layout" svg:width="0.357cm" svg:height="0.146cm" svg:x="3.138cm" svg:y="4.483cm" svg:viewBox="0 0 358 147" draw:points="358,66 0,147 0,79 358,0">
            <text:p/>
          </draw:polygon>
          <draw:polygon draw:style-name="gr52" draw:text-style-name="P23" draw:layer="layout" svg:width="0.025cm" svg:height="0.097cm" svg:x="2.105cm" svg:y="3.708cm" svg:viewBox="0 0 26 98" draw:points="0,98 26,84 26,0 0,12">
            <text:p/>
          </draw:polygon>
          <draw:polygon draw:style-name="gr52" draw:text-style-name="P23" draw:layer="layout" svg:width="0.025cm" svg:height="0.095cm" svg:x="2.038cm" svg:y="3.741cm" svg:viewBox="0 0 26 96" draw:points="0,96 26,84 26,0 0,12">
            <text:p/>
          </draw:polygon>
          <draw:polygon draw:style-name="gr52" draw:text-style-name="P23" draw:layer="layout" svg:width="0.025cm" svg:height="0.095cm" svg:x="1.972cm" svg:y="3.772cm" svg:viewBox="0 0 26 96" draw:points="0,96 26,84 26,0 0,14">
            <text:p/>
          </draw:polygon>
          <draw:polygon draw:style-name="gr52" draw:text-style-name="P23" draw:layer="layout" svg:width="0.024cm" svg:height="0.093cm" svg:x="1.908cm" svg:y="3.805cm" svg:viewBox="0 0 25 94" draw:points="0,94 25,82 25,0 0,12">
            <text:p/>
          </draw:polygon>
          <draw:polygon draw:style-name="gr52" draw:text-style-name="P23" draw:layer="layout" svg:width="0.023cm" svg:height="0.093cm" svg:x="1.846cm" svg:y="3.837cm" svg:viewBox="0 0 24 94" draw:points="0,94 24,82 24,0 0,12">
            <text:p/>
          </draw:polygon>
          <draw:polygon draw:style-name="gr52" draw:text-style-name="P23" draw:layer="layout" svg:width="0.023cm" svg:height="0.092cm" svg:x="1.783cm" svg:y="3.868cm" svg:viewBox="0 0 24 93" draw:points="0,93 24,80 24,0 0,10">
            <text:p/>
          </draw:polygon>
          <draw:polygon draw:style-name="gr52" draw:text-style-name="P23" draw:layer="layout" svg:width="0.023cm" svg:height="0.09cm" svg:x="1.722cm" svg:y="3.898cm" svg:viewBox="0 0 24 91" draw:points="0,91 24,80 24,0 0,12">
            <text:p/>
          </draw:polygon>
          <draw:polygon draw:style-name="gr52" draw:text-style-name="P23" draw:layer="layout" svg:width="0.025cm" svg:height="0.095cm" svg:x="2.105cm" svg:y="3.919cm" svg:viewBox="0 0 26 96" draw:points="0,96 26,86 26,0 0,12">
            <text:p/>
          </draw:polygon>
          <draw:polygon draw:style-name="gr52" draw:text-style-name="P23" draw:layer="layout" svg:width="0.025cm" svg:height="0.095cm" svg:x="2.038cm" svg:y="3.951cm" svg:viewBox="0 0 26 96" draw:points="0,96 26,84 26,0 0,12">
            <text:p/>
          </draw:polygon>
          <draw:polygon draw:style-name="gr52" draw:text-style-name="P23" draw:layer="layout" svg:width="0.025cm" svg:height="0.093cm" svg:x="1.972cm" svg:y="3.982cm" svg:viewBox="0 0 26 94" draw:points="0,94 26,82 26,0 0,10">
            <text:p/>
          </draw:polygon>
          <draw:polygon draw:style-name="gr52" draw:text-style-name="P23" draw:layer="layout" svg:width="0.024cm" svg:height="0.092cm" svg:x="1.908cm" svg:y="4.012cm" svg:viewBox="0 0 25 93" draw:points="0,93 25,82 25,0 0,10">
            <text:p/>
          </draw:polygon>
          <draw:polygon draw:style-name="gr52" draw:text-style-name="P23" draw:layer="layout" svg:width="0.023cm" svg:height="0.092cm" svg:x="1.846cm" svg:y="4.042cm" svg:viewBox="0 0 24 93" draw:points="0,93 24,82 24,0 0,10">
            <text:p/>
          </draw:polygon>
          <draw:polygon draw:style-name="gr52" draw:text-style-name="P23" draw:layer="layout" svg:width="0.023cm" svg:height="0.092cm" svg:x="1.783cm" svg:y="4.07cm" svg:viewBox="0 0 24 93" draw:points="0,93 24,82 24,0 0,12">
            <text:p/>
          </draw:polygon>
          <draw:polygon draw:style-name="gr52" draw:text-style-name="P23" draw:layer="layout" svg:width="0.023cm" svg:height="0.088cm" svg:x="1.722cm" svg:y="4.099cm" svg:viewBox="0 0 24 89" draw:points="0,89 24,79 24,0 0,10">
            <text:p/>
          </draw:polygon>
          <draw:polygon draw:style-name="gr52" draw:text-style-name="P23" draw:layer="layout" svg:width="0.025cm" svg:height="0.095cm" svg:x="2.105cm" svg:y="4.131cm" svg:viewBox="0 0 26 96" draw:points="0,96 26,86 26,0 0,12">
            <text:p/>
          </draw:polygon>
          <draw:polygon draw:style-name="gr52" draw:text-style-name="P23" draw:layer="layout" svg:width="0.025cm" svg:height="0.093cm" svg:x="2.038cm" svg:y="4.161cm" svg:viewBox="0 0 26 94" draw:points="0,94 26,84 26,0 0,10">
            <text:p/>
          </draw:polygon>
          <draw:polygon draw:style-name="gr52" draw:text-style-name="P23" draw:layer="layout" svg:width="0.025cm" svg:height="0.092cm" svg:x="1.972cm" svg:y="4.19cm" svg:viewBox="0 0 26 93" draw:points="0,93 26,82 26,0 0,10">
            <text:p/>
          </draw:polygon>
          <draw:polygon draw:style-name="gr52" draw:text-style-name="P23" draw:layer="layout" svg:width="0.024cm" svg:height="0.092cm" svg:x="1.908cm" svg:y="4.218cm" svg:viewBox="0 0 25 93" draw:points="0,93 25,82 25,0 0,10">
            <text:p/>
          </draw:polygon>
          <draw:polygon draw:style-name="gr52" draw:text-style-name="P23" draw:layer="layout" svg:width="0.023cm" svg:height="0.092cm" svg:x="1.846cm" svg:y="4.245cm" svg:viewBox="0 0 24 93" draw:points="0,93 24,82 24,0 0,10">
            <text:p/>
          </draw:polygon>
          <draw:polygon draw:style-name="gr52" draw:text-style-name="P23" draw:layer="layout" svg:width="0.023cm" svg:height="0.09cm" svg:x="1.783cm" svg:y="4.273cm" svg:viewBox="0 0 24 91" draw:points="0,91 24,80 24,0 0,10">
            <text:p/>
          </draw:polygon>
          <draw:polygon draw:style-name="gr52" draw:text-style-name="P23" draw:layer="layout" svg:width="0.023cm" svg:height="0.09cm" svg:x="1.722cm" svg:y="4.299cm" svg:viewBox="0 0 24 91" draw:points="0,91 24,80 24,0 0,10">
            <text:p/>
          </draw:polygon>
          <draw:polygon draw:style-name="gr52" draw:text-style-name="P23" draw:layer="layout" svg:width="0.025cm" svg:height="0.093cm" svg:x="2.105cm" svg:y="4.344cm" svg:viewBox="0 0 26 94" draw:points="0,94 26,84 26,0 0,10">
            <text:p/>
          </draw:polygon>
          <draw:polygon draw:style-name="gr52" draw:text-style-name="P23" draw:layer="layout" svg:width="0.025cm" svg:height="0.093cm" svg:x="2.038cm" svg:y="4.371cm" svg:viewBox="0 0 26 94" draw:points="0,94 26,86 26,0 0,10">
            <text:p/>
          </draw:polygon>
          <draw:polygon draw:style-name="gr52" draw:text-style-name="P23" draw:layer="layout" svg:width="0.025cm" svg:height="0.093cm" svg:x="1.972cm" svg:y="4.397cm" svg:viewBox="0 0 26 94" draw:points="0,94 26,84 26,0 0,10">
            <text:p/>
          </draw:polygon>
          <draw:polygon draw:style-name="gr52" draw:text-style-name="P23" draw:layer="layout" svg:width="0.024cm" svg:height="0.092cm" svg:x="1.908cm" svg:y="4.423cm" svg:viewBox="0 0 25 93" draw:points="0,93 25,84 25,0 0,10">
            <text:p/>
          </draw:polygon>
          <draw:polygon draw:style-name="gr52" draw:text-style-name="P23" draw:layer="layout" svg:width="0.023cm" svg:height="0.09cm" svg:x="1.846cm" svg:y="4.449cm" svg:viewBox="0 0 24 91" draw:points="0,91 24,82 24,0 0,10">
            <text:p/>
          </draw:polygon>
          <draw:polygon draw:style-name="gr52" draw:text-style-name="P23" draw:layer="layout" svg:width="0.023cm" svg:height="0.09cm" svg:x="1.783cm" svg:y="4.474cm" svg:viewBox="0 0 24 91" draw:points="0,91 24,82 24,0 0,10">
            <text:p/>
          </draw:polygon>
          <draw:polygon draw:style-name="gr52" draw:text-style-name="P23" draw:layer="layout" svg:width="0.023cm" svg:height="0.09cm" svg:x="1.722cm" svg:y="4.498cm" svg:viewBox="0 0 24 91" draw:points="0,91 24,80 24,0 0,10">
            <text:p/>
          </draw:polygon>
          <draw:polygon draw:style-name="gr52" draw:text-style-name="P23" draw:layer="layout" svg:width="0.025cm" svg:height="0.093cm" svg:x="2.105cm" svg:y="4.556cm" svg:viewBox="0 0 26 94" draw:points="0,94 26,86 26,0 0,10">
            <text:p/>
          </draw:polygon>
          <draw:polygon draw:style-name="gr52" draw:text-style-name="P23" draw:layer="layout" svg:width="0.025cm" svg:height="0.093cm" svg:x="2.038cm" svg:y="4.581cm" svg:viewBox="0 0 26 94" draw:points="0,94 26,86 26,0 0,10">
            <text:p/>
          </draw:polygon>
          <draw:polygon draw:style-name="gr52" draw:text-style-name="P23" draw:layer="layout" svg:width="0.025cm" svg:height="0.092cm" svg:x="1.972cm" svg:y="4.605cm" svg:viewBox="0 0 26 93" draw:points="0,93 26,84 26,0 0,10">
            <text:p/>
          </draw:polygon>
          <draw:polygon draw:style-name="gr52" draw:text-style-name="P23" draw:layer="layout" svg:width="0.024cm" svg:height="0.092cm" svg:x="1.908cm" svg:y="4.629cm" svg:viewBox="0 0 25 93" draw:points="0,93 25,82 25,0 0,9">
            <text:p/>
          </draw:polygon>
          <draw:polygon draw:style-name="gr52" draw:text-style-name="P23" draw:layer="layout" svg:width="0.023cm" svg:height="0.09cm" svg:x="1.846cm" svg:y="4.654cm" svg:viewBox="0 0 24 91" draw:points="0,91 24,82 24,0 0,9">
            <text:p/>
          </draw:polygon>
          <draw:polygon draw:style-name="gr52" draw:text-style-name="P23" draw:layer="layout" svg:width="0.023cm" svg:height="0.088cm" svg:x="1.783cm" svg:y="4.677cm" svg:viewBox="0 0 24 89" draw:points="0,89 24,80 24,0 0,9">
            <text:p/>
          </draw:polygon>
          <draw:polygon draw:style-name="gr52" draw:text-style-name="P23" draw:layer="layout" svg:width="0.023cm" svg:height="0.088cm" svg:x="1.722cm" svg:y="4.699cm" svg:viewBox="0 0 24 89" draw:points="0,89 24,80 24,0 0,9">
            <text:p/>
          </draw:polygon>
          <draw:polygon draw:style-name="gr52" draw:text-style-name="P23" draw:layer="layout" svg:width="0.025cm" svg:height="0.093cm" svg:x="2.105cm" svg:y="4.768cm" svg:viewBox="0 0 26 94" draw:points="0,94 26,86 26,0 0,10">
            <text:p/>
          </draw:polygon>
          <draw:polygon draw:style-name="gr52" draw:text-style-name="P23" draw:layer="layout" svg:width="0.025cm" svg:height="0.092cm" svg:x="2.038cm" svg:y="4.792cm" svg:viewBox="0 0 26 93" draw:points="0,93 26,84 26,0 0,9">
            <text:p/>
          </draw:polygon>
          <draw:polygon draw:style-name="gr52" draw:text-style-name="P23" draw:layer="layout" svg:width="0.025cm" svg:height="0.092cm" svg:x="1.972cm" svg:y="4.813cm" svg:viewBox="0 0 26 93" draw:points="0,93 26,84 26,0 0,9">
            <text:p/>
          </draw:polygon>
          <draw:polygon draw:style-name="gr52" draw:text-style-name="P23" draw:layer="layout" svg:width="0.024cm" svg:height="0.09cm" svg:x="1.908cm" svg:y="4.836cm" svg:viewBox="0 0 25 91" draw:points="0,91 25,82 25,0 0,9">
            <text:p/>
          </draw:polygon>
          <draw:polygon draw:style-name="gr52" draw:text-style-name="P23" draw:layer="layout" svg:width="0.023cm" svg:height="0.09cm" svg:x="1.846cm" svg:y="4.857cm" svg:viewBox="0 0 24 91" draw:points="0,91 24,82 24,0 0,9">
            <text:p/>
          </draw:polygon>
          <draw:polygon draw:style-name="gr52" draw:text-style-name="P23" draw:layer="layout" svg:width="0.023cm" svg:height="0.086cm" svg:x="1.783cm" svg:y="4.88cm" svg:viewBox="0 0 24 87" draw:points="0,87 24,80 24,0 0,7">
            <text:p/>
          </draw:polygon>
          <draw:polygon draw:style-name="gr52" draw:text-style-name="P23" draw:layer="layout" svg:width="0.023cm" svg:height="0.088cm" svg:x="1.722cm" svg:y="4.899cm" svg:viewBox="0 0 24 89" draw:points="0,89 24,80 24,0 0,9">
            <text:p/>
          </draw:polygon>
          <draw:polygon draw:style-name="gr52" draw:text-style-name="P23" draw:layer="layout" svg:width="0.025cm" svg:height="0.092cm" svg:x="2.105cm" svg:y="4.981cm" svg:viewBox="0 0 26 93" draw:points="0,93 26,86 26,0 0,7">
            <text:p/>
          </draw:polygon>
          <draw:polygon draw:style-name="gr52" draw:text-style-name="P23" draw:layer="layout" svg:width="0.025cm" svg:height="0.09cm" svg:x="2.038cm" svg:y="5.002cm" svg:viewBox="0 0 26 91" draw:points="0,91 26,84 26,0 0,7">
            <text:p/>
          </draw:polygon>
          <draw:polygon draw:style-name="gr52" draw:text-style-name="P23" draw:layer="layout" svg:width="0.025cm" svg:height="0.09cm" svg:x="1.972cm" svg:y="5.021cm" svg:viewBox="0 0 26 91" draw:points="0,91 26,84 26,0 0,9">
            <text:p/>
          </draw:polygon>
          <draw:polygon draw:style-name="gr52" draw:text-style-name="P23" draw:layer="layout" svg:width="0.024cm" svg:height="0.088cm" svg:x="1.908cm" svg:y="5.042cm" svg:viewBox="0 0 25 89" draw:points="0,89 25,82 25,0 0,7">
            <text:p/>
          </draw:polygon>
          <draw:polygon draw:style-name="gr52" draw:text-style-name="P23" draw:layer="layout" svg:width="0.023cm" svg:height="0.088cm" svg:x="1.846cm" svg:y="5.062cm" svg:viewBox="0 0 24 89" draw:points="0,89 24,82 24,0 0,7">
            <text:p/>
          </draw:polygon>
          <draw:polygon draw:style-name="gr52" draw:text-style-name="P23" draw:layer="layout" svg:width="0.023cm" svg:height="0.086cm" svg:x="1.783cm" svg:y="5.081cm" svg:viewBox="0 0 24 87" draw:points="0,87 24,80 24,0 0,7">
            <text:p/>
          </draw:polygon>
          <draw:polygon draw:style-name="gr52" draw:text-style-name="P23" draw:layer="layout" svg:width="0.023cm" svg:height="0.086cm" svg:x="1.722cm" svg:y="5.1cm" svg:viewBox="0 0 24 87" draw:points="0,87 24,80 24,0 0,7">
            <text:p/>
          </draw:polygon>
          <draw:polygon draw:style-name="gr52" draw:text-style-name="P23" draw:layer="layout" svg:width="0.025cm" svg:height="0.092cm" svg:x="2.105cm" svg:y="5.193cm" svg:viewBox="0 0 26 93" draw:points="0,93 26,86 26,0 0,7">
            <text:p/>
          </draw:polygon>
          <draw:polygon draw:style-name="gr52" draw:text-style-name="P23" draw:layer="layout" svg:width="0.025cm" svg:height="0.09cm" svg:x="2.038cm" svg:y="5.212cm" svg:viewBox="0 0 26 91" draw:points="0,91 26,84 26,0 0,7">
            <text:p/>
          </draw:polygon>
          <draw:polygon draw:style-name="gr52" draw:text-style-name="P23" draw:layer="layout" svg:width="0.025cm" svg:height="0.09cm" svg:x="1.972cm" svg:y="5.23cm" svg:viewBox="0 0 26 91" draw:points="0,91 26,84 26,0 0,7">
            <text:p/>
          </draw:polygon>
          <draw:polygon draw:style-name="gr52" draw:text-style-name="P23" draw:layer="layout" svg:width="0.024cm" svg:height="0.088cm" svg:x="1.908cm" svg:y="5.249cm" svg:viewBox="0 0 25 89" draw:points="0,89 25,82 25,0 0,7">
            <text:p/>
          </draw:polygon>
          <draw:polygon draw:style-name="gr52" draw:text-style-name="P23" draw:layer="layout" svg:width="0.023cm" svg:height="0.086cm" svg:x="1.846cm" svg:y="5.266cm" svg:viewBox="0 0 24 87" draw:points="0,87 24,82 24,0 0,7">
            <text:p/>
          </draw:polygon>
          <draw:polygon draw:style-name="gr52" draw:text-style-name="P23" draw:layer="layout" svg:width="0.023cm" svg:height="0.086cm" svg:x="1.783cm" svg:y="5.284cm" svg:viewBox="0 0 24 87" draw:points="0,87 24,80 24,0 0,5">
            <text:p/>
          </draw:polygon>
          <draw:polygon draw:style-name="gr52" draw:text-style-name="P23" draw:layer="layout" svg:width="0.023cm" svg:height="0.086cm" svg:x="1.722cm" svg:y="5.3cm" svg:viewBox="0 0 24 87" draw:points="0,87 24,80 24,0 0,7">
            <text:p/>
          </draw:polygon>
          <draw:polygon draw:style-name="gr52" draw:text-style-name="P23" draw:layer="layout" svg:width="0.025cm" svg:height="0.09cm" svg:x="2.105cm" svg:y="5.406cm" svg:viewBox="0 0 26 91" draw:points="0,91 26,84 26,0 0,5">
            <text:p/>
          </draw:polygon>
          <draw:polygon draw:style-name="gr52" draw:text-style-name="P23" draw:layer="layout" svg:width="0.025cm" svg:height="0.09cm" svg:x="2.038cm" svg:y="5.422cm" svg:viewBox="0 0 26 91" draw:points="0,91 26,84 26,0 0,7">
            <text:p/>
          </draw:polygon>
          <draw:polygon draw:style-name="gr52" draw:text-style-name="P23" draw:layer="layout" svg:width="0.025cm" svg:height="0.088cm" svg:x="1.972cm" svg:y="5.438cm" svg:viewBox="0 0 26 89" draw:points="0,89 26,84 26,0 0,7">
            <text:p/>
          </draw:polygon>
          <draw:polygon draw:style-name="gr52" draw:text-style-name="P23" draw:layer="layout" svg:width="0.024cm" svg:height="0.086cm" svg:x="1.908cm" svg:y="5.455cm" svg:viewBox="0 0 25 87" draw:points="0,87 25,82 25,0 0,5">
            <text:p/>
          </draw:polygon>
          <draw:polygon draw:style-name="gr52" draw:text-style-name="P23" draw:layer="layout" svg:width="0.023cm" svg:height="0.088cm" svg:x="1.846cm" svg:y="5.469cm" svg:viewBox="0 0 24 89" draw:points="0,89 24,82 24,0 0,7">
            <text:p/>
          </draw:polygon>
          <draw:polygon draw:style-name="gr52" draw:text-style-name="P23" draw:layer="layout" svg:width="0.023cm" svg:height="0.086cm" svg:x="1.783cm" svg:y="5.485cm" svg:viewBox="0 0 24 87" draw:points="0,87 24,82 24,0 0,7">
            <text:p/>
          </draw:polygon>
          <draw:polygon draw:style-name="gr52" draw:text-style-name="P23" draw:layer="layout" svg:width="0.023cm" svg:height="0.085cm" svg:x="1.722cm" svg:y="5.501cm" svg:viewBox="0 0 24 86" draw:points="0,86 24,80 24,0 0,5">
            <text:p/>
          </draw:polygon>
          <draw:polygon draw:style-name="gr52" draw:text-style-name="P23" draw:layer="layout" svg:width="0.025cm" svg:height="0.09cm" svg:x="2.105cm" svg:y="5.618cm" svg:viewBox="0 0 26 91" draw:points="0,91 26,86 26,0 0,5">
            <text:p/>
          </draw:polygon>
          <draw:polygon draw:style-name="gr52" draw:text-style-name="P23" draw:layer="layout" svg:width="0.025cm" svg:height="0.088cm" svg:x="2.038cm" svg:y="5.632cm" svg:viewBox="0 0 26 89" draw:points="0,89 26,84 26,0 0,5">
            <text:p/>
          </draw:polygon>
          <draw:polygon draw:style-name="gr52" draw:text-style-name="P23" draw:layer="layout" svg:width="0.025cm" svg:height="0.088cm" svg:x="1.972cm" svg:y="5.646cm" svg:viewBox="0 0 26 89" draw:points="0,89 26,84 26,0 0,5">
            <text:p/>
          </draw:polygon>
          <draw:polygon draw:style-name="gr52" draw:text-style-name="P23" draw:layer="layout" svg:width="0.024cm" svg:height="0.086cm" svg:x="1.908cm" svg:y="5.66cm" svg:viewBox="0 0 25 87" draw:points="0,87 25,84 25,0 0,5">
            <text:p/>
          </draw:polygon>
          <draw:polygon draw:style-name="gr52" draw:text-style-name="P23" draw:layer="layout" svg:width="0.023cm" svg:height="0.086cm" svg:x="1.846cm" svg:y="5.674cm" svg:viewBox="0 0 24 87" draw:points="0,87 24,82 24,0 0,5">
            <text:p/>
          </draw:polygon>
          <draw:polygon draw:style-name="gr52" draw:text-style-name="P23" draw:layer="layout" svg:width="0.023cm" svg:height="0.085cm" svg:x="1.783cm" svg:y="5.688cm" svg:viewBox="0 0 24 86" draw:points="0,86 24,80 24,0 0,5">
            <text:p/>
          </draw:polygon>
          <draw:polygon draw:style-name="gr52" draw:text-style-name="P23" draw:layer="layout" svg:width="0.023cm" svg:height="0.085cm" svg:x="1.722cm" svg:y="5.7cm" svg:viewBox="0 0 24 86" draw:points="0,86 24,80 24,0 0,5">
            <text:p/>
          </draw:polygon>
          <draw:polygon draw:style-name="gr52" draw:text-style-name="P23" draw:layer="layout" svg:width="0.025cm" svg:height="0.09cm" svg:x="2.105cm" svg:y="5.83cm" svg:viewBox="0 0 26 91" draw:points="0,91 26,86 26,0 0,5">
            <text:p/>
          </draw:polygon>
          <draw:polygon draw:style-name="gr52" draw:text-style-name="P23" draw:layer="layout" svg:width="0.025cm" svg:height="0.088cm" svg:x="2.038cm" svg:y="5.842cm" svg:viewBox="0 0 26 89" draw:points="0,89 26,86 26,0 0,5">
            <text:p/>
          </draw:polygon>
          <draw:polygon draw:style-name="gr52" draw:text-style-name="P23" draw:layer="layout" svg:width="0.025cm" svg:height="0.088cm" svg:x="1.972cm" svg:y="5.854cm" svg:viewBox="0 0 26 89" draw:points="0,89 26,84 26,0 0,5">
            <text:p/>
          </draw:polygon>
          <draw:polygon draw:style-name="gr52" draw:text-style-name="P23" draw:layer="layout" svg:width="0.024cm" svg:height="0.086cm" svg:x="1.908cm" svg:y="5.866cm" svg:viewBox="0 0 25 87" draw:points="0,87 25,82 25,0 0,5">
            <text:p/>
          </draw:polygon>
          <draw:polygon draw:style-name="gr52" draw:text-style-name="P23" draw:layer="layout" svg:width="0.023cm" svg:height="0.085cm" svg:x="1.846cm" svg:y="5.879cm" svg:viewBox="0 0 24 86" draw:points="0,86 24,82 24,0 0,3">
            <text:p/>
          </draw:polygon>
          <draw:polygon draw:style-name="gr52" draw:text-style-name="P23" draw:layer="layout" svg:width="0.023cm" svg:height="0.085cm" svg:x="1.783cm" svg:y="5.889cm" svg:viewBox="0 0 24 86" draw:points="0,86 24,82 24,0 0,5">
            <text:p/>
          </draw:polygon>
          <draw:polygon draw:style-name="gr52" draw:text-style-name="P23" draw:layer="layout" svg:width="0.023cm" svg:height="0.083cm" svg:x="1.722cm" svg:y="5.901cm" svg:viewBox="0 0 24 84" draw:points="0,84 24,80 24,0 0,3">
            <text:p/>
          </draw:polygon>
          <draw:polygon draw:style-name="gr52" draw:text-style-name="P23" draw:layer="layout" svg:width="0.025cm" svg:height="0.088cm" svg:x="2.105cm" svg:y="6.043cm" svg:viewBox="0 0 26 89" draw:points="0,89 26,84 26,0 0,3">
            <text:p/>
          </draw:polygon>
          <draw:polygon draw:style-name="gr52" draw:text-style-name="P23" draw:layer="layout" svg:width="0.025cm" svg:height="0.086cm" svg:x="2.038cm" svg:y="6.054cm" svg:viewBox="0 0 26 87" draw:points="0,87 26,84 26,0 0,3">
            <text:p/>
          </draw:polygon>
          <draw:polygon draw:style-name="gr52" draw:text-style-name="P23" draw:layer="layout" svg:width="0.025cm" svg:height="0.086cm" svg:x="1.972cm" svg:y="6.062cm" svg:viewBox="0 0 26 87" draw:points="0,87 26,84 26,0 0,5">
            <text:p/>
          </draw:polygon>
          <draw:polygon draw:style-name="gr52" draw:text-style-name="P23" draw:layer="layout" svg:width="0.024cm" svg:height="0.085cm" svg:x="1.908cm" svg:y="6.073cm" svg:viewBox="0 0 25 86" draw:points="0,86 25,82 25,0 0,3">
            <text:p/>
          </draw:polygon>
          <draw:polygon draw:style-name="gr52" draw:text-style-name="P23" draw:layer="layout" svg:width="0.023cm" svg:height="0.085cm" svg:x="1.846cm" svg:y="6.082cm" svg:viewBox="0 0 24 86" draw:points="0,86 24,82 24,0 0,5">
            <text:p/>
          </draw:polygon>
          <draw:polygon draw:style-name="gr52" draw:text-style-name="P23" draw:layer="layout" svg:width="0.023cm" svg:height="0.083cm" svg:x="1.783cm" svg:y="6.092cm" svg:viewBox="0 0 24 84" draw:points="0,84 24,80 24,0 0,3">
            <text:p/>
          </draw:polygon>
          <draw:polygon draw:style-name="gr52" draw:text-style-name="P23" draw:layer="layout" svg:width="0.023cm" svg:height="0.083cm" svg:x="1.722cm" svg:y="6.101cm" svg:viewBox="0 0 24 84" draw:points="0,84 24,80 24,0 0,3">
            <text:p/>
          </draw:polygon>
          <draw:polygon draw:style-name="gr52" draw:text-style-name="P23" draw:layer="layout" svg:width="0.025cm" svg:height="0.086cm" svg:x="2.105cm" svg:y="6.255cm" svg:viewBox="0 0 26 87" draw:points="0,87 26,86 26,0 0,3">
            <text:p/>
          </draw:polygon>
          <draw:polygon draw:style-name="gr52" draw:text-style-name="P23" draw:layer="layout" svg:width="0.025cm" svg:height="0.086cm" svg:x="2.038cm" svg:y="6.264cm" svg:viewBox="0 0 26 87" draw:points="0,87 26,84 26,0 0,2">
            <text:p/>
          </draw:polygon>
          <draw:polygon draw:style-name="gr52" draw:text-style-name="P23" draw:layer="layout" svg:width="0.025cm" svg:height="0.086cm" svg:x="1.972cm" svg:y="6.271cm" svg:viewBox="0 0 26 87" draw:points="0,87 26,84 26,0 0,3">
            <text:p/>
          </draw:polygon>
          <draw:polygon draw:style-name="gr52" draw:text-style-name="P23" draw:layer="layout" svg:width="0.024cm" svg:height="0.085cm" svg:x="1.908cm" svg:y="6.279cm" svg:viewBox="0 0 25 86" draw:points="0,86 25,82 25,0 0,3">
            <text:p/>
          </draw:polygon>
          <draw:polygon draw:style-name="gr52" draw:text-style-name="P23" draw:layer="layout" svg:width="0.023cm" svg:height="0.085cm" svg:x="1.846cm" svg:y="6.286cm" svg:viewBox="0 0 24 86" draw:points="0,86 24,82 24,0 0,3">
            <text:p/>
          </draw:polygon>
          <draw:polygon draw:style-name="gr52" draw:text-style-name="P23" draw:layer="layout" svg:width="0.023cm" svg:height="0.081cm" svg:x="1.783cm" svg:y="6.295cm" svg:viewBox="0 0 24 82" draw:points="0,82 24,80 24,0 0,2">
            <text:p/>
          </draw:polygon>
          <draw:polygon draw:style-name="gr52" draw:text-style-name="P23" draw:layer="layout" svg:width="0.023cm" svg:height="0.081cm" svg:x="1.722cm" svg:y="6.302cm" svg:viewBox="0 0 24 82" draw:points="0,82 24,80 24,0 0,2">
            <text:p/>
          </draw:polygon>
          <draw:polygon draw:style-name="gr52" draw:text-style-name="P23" draw:layer="layout" svg:width="0.025cm" svg:height="0.085cm" svg:x="2.105cm" svg:y="6.468cm" svg:viewBox="0 0 26 86" draw:points="0,86 26,84 26,0 0,2">
            <text:p/>
          </draw:polygon>
          <draw:polygon draw:style-name="gr52" draw:text-style-name="P23" draw:layer="layout" svg:width="0.025cm" svg:height="0.085cm" svg:x="2.038cm" svg:y="6.473cm" svg:viewBox="0 0 26 86" draw:points="0,86 26,84 26,0 0,2">
            <text:p/>
          </draw:polygon>
          <draw:polygon draw:style-name="gr52" draw:text-style-name="P23" draw:layer="layout" svg:width="0.025cm" svg:height="0.085cm" svg:x="1.972cm" svg:y="6.479cm" svg:viewBox="0 0 26 86" draw:points="0,86 26,84 26,0 0,3">
            <text:p/>
          </draw:polygon>
          <draw:polygon draw:style-name="gr52" draw:text-style-name="P23" draw:layer="layout" svg:width="0.024cm" svg:height="0.083cm" svg:x="1.908cm" svg:y="6.486cm" svg:viewBox="0 0 25 84" draw:points="0,84 25,82 25,0 0,2">
            <text:p/>
          </draw:polygon>
          <draw:polygon draw:style-name="gr52" draw:text-style-name="P23" draw:layer="layout" svg:width="0.023cm" svg:height="0.083cm" svg:x="1.846cm" svg:y="6.491cm" svg:viewBox="0 0 24 84" draw:points="0,84 24,82 24,0 0,2">
            <text:p/>
          </draw:polygon>
          <draw:polygon draw:style-name="gr52" draw:text-style-name="P23" draw:layer="layout" svg:width="0.023cm" svg:height="0.083cm" svg:x="1.783cm" svg:y="6.496cm" svg:viewBox="0 0 24 84" draw:points="0,84 24,80 24,0 0,2">
            <text:p/>
          </draw:polygon>
          <draw:polygon draw:style-name="gr52" draw:text-style-name="P23" draw:layer="layout" svg:width="0.023cm" svg:height="0.081cm" svg:x="1.722cm" svg:y="6.501cm" svg:viewBox="0 0 24 82" draw:points="0,82 24,80 24,0 0,2">
            <text:p/>
          </draw:polygon>
          <draw:polygon draw:style-name="gr52" draw:text-style-name="P23" draw:layer="layout" svg:width="0.025cm" svg:height="0.085cm" svg:x="2.105cm" svg:y="6.68cm" svg:viewBox="0 0 26 86" draw:points="0,86 26,86 26,0 0,2">
            <text:p/>
          </draw:polygon>
          <draw:polygon draw:style-name="gr52" draw:text-style-name="P23" draw:layer="layout" svg:width="0.025cm" svg:height="0.085cm" svg:x="2.038cm" svg:y="6.683cm" svg:viewBox="0 0 26 86" draw:points="0,86 26,84 26,0 0,2">
            <text:p/>
          </draw:polygon>
          <draw:polygon draw:style-name="gr52" draw:text-style-name="P23" draw:layer="layout" svg:width="0.025cm" svg:height="0.085cm" svg:x="1.972cm" svg:y="6.687cm" svg:viewBox="0 0 26 86" draw:points="0,86 26,84 26,0 0,2">
            <text:p/>
          </draw:polygon>
          <draw:polygon draw:style-name="gr52" draw:text-style-name="P23" draw:layer="layout" svg:width="0.024cm" svg:height="0.083cm" svg:x="1.908cm" svg:y="6.69cm" svg:viewBox="0 0 25 84" draw:points="0,84 25,84 25,0 0,2">
            <text:p/>
          </draw:polygon>
          <draw:polygon draw:style-name="gr52" draw:text-style-name="P23" draw:layer="layout" svg:width="0.023cm" svg:height="0.081cm" svg:x="1.846cm" svg:y="6.696cm" svg:viewBox="0 0 24 82" draw:points="0,82 24,80 24,0 0,0">
            <text:p/>
          </draw:polygon>
          <draw:polygon draw:style-name="gr52" draw:text-style-name="P23" draw:layer="layout" svg:width="0.023cm" svg:height="0.081cm" svg:x="1.783cm" svg:y="6.699cm" svg:viewBox="0 0 24 82" draw:points="0,82 24,80 24,0 0,0">
            <text:p/>
          </draw:polygon>
          <draw:polygon draw:style-name="gr52" draw:text-style-name="P23" draw:layer="layout" svg:width="0.023cm" svg:height="0.079cm" svg:x="1.722cm" svg:y="6.703cm" svg:viewBox="0 0 24 80" draw:points="0,0 24,0 24,80 0,80">
            <text:p/>
          </draw:polygon>
          <draw:polygon draw:style-name="gr52" draw:text-style-name="P23" draw:layer="layout" svg:width="0.025cm" svg:height="0.085cm" svg:x="2.105cm" svg:y="6.892cm" svg:viewBox="0 0 26 86" draw:points="0,86 26,86 26,0 0,2">
            <text:p/>
          </draw:polygon>
          <draw:polygon draw:style-name="gr52" draw:text-style-name="P23" draw:layer="layout" svg:width="0.025cm" svg:height="0.085cm" svg:x="2.038cm" svg:y="6.893cm" svg:viewBox="0 0 26 86" draw:points="0,86 26,84 26,0 0,2">
            <text:p/>
          </draw:polygon>
          <draw:polygon draw:style-name="gr52" draw:text-style-name="P23" draw:layer="layout" svg:width="0.025cm" svg:height="0.083cm" svg:x="1.972cm" svg:y="6.895cm" svg:viewBox="0 0 26 84" draw:points="0,84 26,84 26,0 0,2">
            <text:p/>
          </draw:polygon>
          <draw:polygon draw:style-name="gr52" draw:text-style-name="P23" draw:layer="layout" svg:width="0.024cm" svg:height="0.083cm" svg:x="1.908cm" svg:y="6.897cm" svg:viewBox="0 0 25 84" draw:points="0,84 25,84 25,0 0,2">
            <text:p/>
          </draw:polygon>
          <draw:polygon draw:style-name="gr52" draw:text-style-name="P23" draw:layer="layout" svg:width="0.023cm" svg:height="0.081cm" svg:x="1.846cm" svg:y="6.899cm" svg:viewBox="0 0 24 82" draw:points="0,82 24,82 24,0 0,2">
            <text:p/>
          </draw:polygon>
          <draw:polygon draw:style-name="gr52" draw:text-style-name="P23" draw:layer="layout" svg:width="0.023cm" svg:height="0.081cm" svg:x="1.783cm" svg:y="6.9cm" svg:viewBox="0 0 24 82" draw:points="0,82 24,82 24,0 0,2">
            <text:p/>
          </draw:polygon>
          <draw:polygon draw:style-name="gr52" draw:text-style-name="P23" draw:layer="layout" svg:width="0.023cm" svg:height="0.079cm" svg:x="1.722cm" svg:y="6.902cm" svg:viewBox="0 0 24 80" draw:points="0,80 24,80 24,0 0,2">
            <text:p/>
          </draw:polygon>
          <draw:polygon draw:style-name="gr52" draw:text-style-name="P23" draw:layer="layout" svg:width="0.025cm" svg:height="0.083cm" svg:x="2.105cm" svg:y="7.105cm" svg:viewBox="0 0 26 84" draw:points="0,0 26,0 26,84 0,84">
            <text:p/>
          </draw:polygon>
          <draw:polygon draw:style-name="gr52" draw:text-style-name="P23" draw:layer="layout" svg:width="0.025cm" svg:height="0.085cm" svg:x="2.038cm" svg:y="7.103cm" svg:viewBox="0 0 26 86" draw:points="0,0 26,0 26,86 0,86">
            <text:p/>
          </draw:polygon>
          <draw:polygon draw:style-name="gr52" draw:text-style-name="P23" draw:layer="layout" svg:width="0.025cm" svg:height="0.085cm" svg:x="1.972cm" svg:y="7.103cm" svg:viewBox="0 0 26 86" draw:points="0,0 26,0 26,86 0,86">
            <text:p/>
          </draw:polygon>
          <draw:polygon draw:style-name="gr52" draw:text-style-name="P23" draw:layer="layout" svg:width="0.024cm" svg:height="0.085cm" svg:x="1.908cm" svg:y="7.103cm" svg:viewBox="0 0 25 86" draw:points="0,0 25,0 25,86 0,86">
            <text:p/>
          </draw:polygon>
          <draw:polygon draw:style-name="gr52" draw:text-style-name="P23" draw:layer="layout" svg:width="0.023cm" svg:height="0.085cm" svg:x="1.846cm" svg:y="7.103cm" svg:viewBox="0 0 24 86" draw:points="0,0 24,0 24,86 0,86">
            <text:p/>
          </draw:polygon>
          <draw:polygon draw:style-name="gr52" draw:text-style-name="P23" draw:layer="layout" svg:width="0.023cm" svg:height="0.085cm" svg:x="1.783cm" svg:y="7.103cm" svg:viewBox="0 0 24 86" draw:points="0,0 24,0 24,86 0,86">
            <text:p/>
          </draw:polygon>
          <draw:polygon draw:style-name="gr52" draw:text-style-name="P23" draw:layer="layout" svg:width="0.023cm" svg:height="0.085cm" svg:x="1.722cm" svg:y="7.103cm" svg:viewBox="0 0 24 86" draw:points="0,0 24,0 24,86 0,86">
            <text:p/>
          </draw:polygon>
          <draw:polygon draw:style-name="gr52" draw:text-style-name="P23" draw:layer="layout" svg:width="0.368cm" svg:height="0.172cm" svg:x="5.02cm" svg:y="3.422cm" svg:viewBox="0 0 369 173" draw:points="0,173 369,59 369,0 0,110">
            <text:p/>
          </draw:polygon>
          <draw:polygon draw:style-name="gr52" draw:text-style-name="P23" draw:layer="layout" svg:width="0.368cm" svg:height="0.162cm" svg:x="5.02cm" svg:y="3.685cm" svg:viewBox="0 0 369 163" draw:points="0,163 369,59 369,0 0,100">
            <text:p/>
          </draw:polygon>
          <draw:polygon draw:style-name="gr52" draw:text-style-name="P23" draw:layer="layout" svg:width="0.368cm" svg:height="0.151cm" svg:x="5.02cm" svg:y="3.947cm" svg:viewBox="0 0 369 152" draw:points="0,152 369,59 369,0 0,89">
            <text:p/>
          </draw:polygon>
          <draw:polygon draw:style-name="gr52" draw:text-style-name="P23" draw:layer="layout" svg:width="0.368cm" svg:height="0.141cm" svg:x="5.02cm" svg:y="4.21cm" svg:viewBox="0 0 369 142" draw:points="0,142 369,59 369,0 0,79">
            <text:p/>
          </draw:polygon>
          <draw:polygon draw:style-name="gr52" draw:text-style-name="P23" draw:layer="layout" svg:width="0.368cm" svg:height="0.13cm" svg:x="5.02cm" svg:y="4.472cm" svg:viewBox="0 0 369 131" draw:points="0,131 369,59 369,0 0,68">
            <text:p/>
          </draw:polygon>
          <draw:polygon draw:style-name="gr52" draw:text-style-name="P23" draw:layer="layout" svg:width="0.368cm" svg:height="0.12cm" svg:x="5.02cm" svg:y="4.734cm" svg:viewBox="0 0 369 121" draw:points="0,121 369,59 369,0 0,58">
            <text:p/>
          </draw:polygon>
          <draw:polygon draw:style-name="gr52" draw:text-style-name="P23" draw:layer="layout" svg:width="0.368cm" svg:height="0.111cm" svg:x="5.02cm" svg:y="4.997cm" svg:viewBox="0 0 369 112" draw:points="0,112 369,59 369,0 0,47">
            <text:p/>
          </draw:polygon>
          <draw:polygon draw:style-name="gr52" draw:text-style-name="P23" draw:layer="layout" svg:width="0.368cm" svg:height="0.1cm" svg:x="5.02cm" svg:y="5.259cm" svg:viewBox="0 0 369 101" draw:points="0,101 369,59 369,0 0,37">
            <text:p/>
          </draw:polygon>
          <draw:polygon draw:style-name="gr52" draw:text-style-name="P23" draw:layer="layout" svg:width="0.368cm" svg:height="0.09cm" svg:x="5.02cm" svg:y="5.522cm" svg:viewBox="0 0 369 91" draw:points="0,91 369,59 369,0 0,26">
            <text:p/>
          </draw:polygon>
          <draw:polygon draw:style-name="gr52" draw:text-style-name="P23" draw:layer="layout" svg:width="0.368cm" svg:height="0.079cm" svg:x="5.02cm" svg:y="5.784cm" svg:viewBox="0 0 369 80" draw:points="0,80 369,59 369,0 0,16">
            <text:p/>
          </draw:polygon>
          <draw:polygon draw:style-name="gr52" draw:text-style-name="P23" draw:layer="layout" svg:width="0.368cm" svg:height="0.069cm" svg:x="5.02cm" svg:y="6.047cm" svg:viewBox="0 0 369 70" draw:points="0,70 369,59 369,0 0,5">
            <text:p/>
          </draw:polygon>
          <draw:polygon draw:style-name="gr52" draw:text-style-name="P23" draw:layer="layout" svg:width="0.368cm" svg:height="0.062cm" svg:x="5.02cm" svg:y="6.306cm" svg:viewBox="0 0 369 63" draw:points="0,63 369,63 369,3 0,0">
            <text:p/>
          </draw:polygon>
          <draw:polygon draw:style-name="gr52" draw:text-style-name="P23" draw:layer="layout" svg:width="0.368cm" svg:height="0.072cm" svg:x="5.02cm" svg:y="6.557cm" svg:viewBox="0 0 369 73" draw:points="0,63 369,73 369,14 0,0">
            <text:p/>
          </draw:polygon>
          <draw:polygon draw:style-name="gr52" draw:text-style-name="P23" draw:layer="layout" svg:width="0.368cm" svg:height="0.083cm" svg:x="5.02cm" svg:y="6.809cm" svg:viewBox="0 0 369 84" draw:points="0,63 369,84 369,24 0,0">
            <text:p/>
          </draw:polygon>
        </draw:g>
        <draw:g draw:style-name="gr28" xml:id="id4" draw:id="id4">
          <draw:path draw:style-name="gr53" draw:text-style-name="P20" draw:layer="layout" svg:width="2.824cm" svg:height="2.461cm" svg:x="14.994cm" svg:y="8.801cm" svg:viewBox="0 0 2825 2462" svg:d="M2825 1073c-343 463-686 926-1030 1389-540-33-1080-66-1621-99-58-441-116-882-174-1323 230-347 459-693 689-1040 1298 83 1890 612 2136 1073z">
            <text:p/>
          </draw:path>
          <draw:path draw:style-name="gr54" draw:text-style-name="P21" draw:layer="layout" svg:width="2.824cm" svg:height="2.461cm" svg:x="14.994cm" svg:y="8.801cm" svg:viewBox="0 0 2825 2462" svg:d="M2825 1073c-343 463-686 926-1030 1389-540-33-1080-66-1621-99-58-441-116-882-174-1323 230-347 459-693 689-1040 1298 83 1890 612 2136 1073z">
            <text:p/>
          </draw:path>
          <draw:path draw:style-name="gr55" draw:text-style-name="P14" draw:layer="layout" svg:width="0.209cm" svg:height="0.644cm" svg:x="16.561cm" svg:y="9.753cm" svg:viewBox="0 0 210 645" svg:d="M0 0c281 174 260 429 54 645">
            <text:p/>
          </draw:path>
          <draw:path draw:style-name="gr55" draw:text-style-name="P14" draw:layer="layout" svg:width="0.49cm" svg:height="0.434cm" svg:x="16.797cm" svg:y="9.355cm" svg:viewBox="0 0 491 435" svg:d="M491 435c-68-171-299-324-491-435">
            <text:p/>
          </draw:path>
          <draw:path draw:style-name="gr55" draw:text-style-name="P14" draw:layer="layout" svg:width="0.596cm" svg:height="0.138cm" svg:x="15.641cm" svg:y="9.076cm" svg:viewBox="0 0 597 139" svg:d="M0 0c210 117 411 168 597 123">
            <text:p/>
          </draw:path>
          <draw:path draw:style-name="gr55" draw:text-style-name="P14" draw:layer="layout" svg:width="1.023cm" svg:height="0.406cm" svg:x="16.037cm" svg:y="9.148cm" svg:viewBox="0 0 1024 407" svg:d="M1024 0c-237 279-650 354-1024 407">
            <text:p/>
          </draw:path>
          <draw:path draw:style-name="gr55" draw:text-style-name="P14" draw:layer="layout" svg:width="0.819cm" svg:height="0.13cm" svg:x="15.453cm" svg:y="9.917cm" svg:viewBox="0 0 820 131" svg:d="M0 131c225-101 447-155 820-121">
            <text:p/>
          </draw:path>
          <draw:path draw:style-name="gr56" draw:text-style-name="P20" draw:layer="layout" svg:width="2.791cm" svg:height="2.983cm" svg:x="12.891cm" svg:y="8.788cm" svg:viewBox="0 0 2792 2984" svg:d="M1752 2984c-584-320-1749 134-1752-959-3-1222 1163-2145 2792-2012-143 949-435 2591-1040 2971z">
            <text:p/>
          </draw:path>
          <draw:path draw:style-name="gr55" draw:text-style-name="P14" draw:layer="layout" svg:width="0.11cm" svg:height="0.394cm" svg:x="14.518cm" svg:y="8.899cm" svg:viewBox="0 0 111 395" svg:d="M0 0c89 134 126 251 105 395">
            <text:p/>
          </draw:path>
          <draw:path draw:style-name="gr55" draw:text-style-name="P14" draw:layer="layout" svg:width="0.473cm" svg:height="1.087cm" svg:x="14.587cm" svg:y="9.354cm" svg:viewBox="0 0 474 1088" svg:d="M0 1088c582-257 506-565 401-1088">
            <text:p/>
          </draw:path>
          <draw:path draw:style-name="gr55" draw:text-style-name="P14" draw:layer="layout" svg:width="0.559cm" svg:height="0.098cm" svg:x="13.946cm" svg:y="9.982cm" svg:viewBox="0 0 560 99" svg:d="M0 99c122-110 399-121 560-69">
            <text:p/>
          </draw:path>
          <draw:path draw:style-name="gr55" draw:text-style-name="P14" draw:layer="layout" svg:width="0.548cm" svg:height="0.188cm" svg:x="13.066cm" svg:y="10.025cm" svg:viewBox="0 0 549 189" svg:d="M0 0c195 6 407 79 549 189">
            <text:p/>
          </draw:path>
          <draw:path draw:style-name="gr55" draw:text-style-name="P14" draw:layer="layout" svg:width="0.148cm" svg:height="0.472cm" svg:x="13.533cm" svg:y="10.698cm" svg:viewBox="0 0 149 473" svg:d="M18 0c-40 175-21 354 131 473">
            <text:p/>
          </draw:path>
          <draw:path draw:style-name="gr55" draw:text-style-name="P14" draw:layer="layout" svg:width="0.631cm" svg:height="0.984cm" svg:x="13.52cm" svg:y="10.642cm" svg:viewBox="0 0 632 985" svg:d="M632 0c-56 481-245 831-632 985">
            <text:p/>
          </draw:path>
          <draw:path draw:style-name="gr55" draw:text-style-name="P14" draw:layer="layout" svg:width="1.439cm" svg:height="0.406cm" svg:x="14.149cm" svg:y="9.262cm" svg:viewBox="0 0 1440 407" svg:d="M1440 122c-674-461-786 561-1440 211">
            <text:p/>
          </draw:path>
          <draw:path draw:style-name="gr55" draw:text-style-name="P14" draw:layer="layout" svg:width="0.662cm" svg:height="1.382cm" svg:x="13.286cm" svg:y="9.359cm" svg:viewBox="0 0 663 1383" svg:d="M311 0c536 579 482 1358-311 1383">
            <text:p/>
          </draw:path>
          <draw:path draw:style-name="gr54" draw:text-style-name="P21" draw:layer="layout" svg:width="2.791cm" svg:height="2.983cm" svg:x="12.891cm" svg:y="8.788cm" svg:viewBox="0 0 2792 2984" svg:d="M1752 2984c-584-320-1749 134-1752-959-3-1222 1163-2145 2792-2012-143 949-435 2591-1040 2971z">
            <text:p/>
          </draw:path>
          <draw:path draw:style-name="gr53" draw:text-style-name="P20" draw:layer="layout" svg:width="2.902cm" svg:height="1.802cm" svg:x="14.395cm" svg:y="10.347cm" svg:viewBox="0 0 2903 1803" svg:d="M1672 7c-875 76-1614 496-1668 1038-126 1284 2734 669 2867 101 177-750-416-1208-1199-1139z">
            <text:p/>
          </draw:path>
          <draw:path draw:style-name="gr55" draw:text-style-name="P14" draw:layer="layout" svg:width="0.049cm" svg:height="0.375cm" svg:x="15.677cm" svg:y="10.411cm" svg:viewBox="0 0 50 376" svg:d="M0 0c41 103 69 214 35 376">
            <text:p/>
          </draw:path>
          <draw:path draw:style-name="gr55" draw:text-style-name="P14" draw:layer="layout" svg:width="0.048cm" svg:height="0.461cm" svg:x="16.481cm" svg:y="11.529cm" svg:viewBox="0 0 49 462" svg:d="M26 0c42 155 21 308-26 462">
            <text:p/>
          </draw:path>
          <draw:path draw:style-name="gr55" draw:text-style-name="P14" draw:layer="layout" svg:width="1.123cm" svg:height="0.645cm" svg:x="15.911cm" svg:y="11.164cm" svg:viewBox="0 0 1124 646" svg:d="M1124 7c-327-9-963-91-1124 639">
            <text:p/>
          </draw:path>
          <draw:path draw:style-name="gr55" draw:text-style-name="P14" draw:layer="layout" svg:width="0.216cm" svg:height="0.723cm" svg:x="14.938cm" svg:y="11.083cm" svg:viewBox="0 0 217 724" svg:d="M195 0c35 281 63 559-195 724">
            <text:p/>
          </draw:path>
          <draw:path draw:style-name="gr55" draw:text-style-name="P14" draw:layer="layout" svg:width="0.18cm" svg:height="0.778cm" svg:x="15.437cm" svg:y="11.371cm" svg:viewBox="0 0 181 779" svg:d="M0 779c221-226 192-541 156-779">
            <text:p/>
          </draw:path>
          <draw:path draw:style-name="gr55" draw:text-style-name="P14" draw:layer="layout" svg:width="1.773cm" svg:height="0.319cm" svg:x="14.778cm" svg:y="10.772cm" svg:viewBox="0 0 1774 320" svg:d="M0 27c389 700 1150-83 1774-24">
            <text:p/>
          </draw:path>
          <draw:path draw:style-name="gr54" draw:text-style-name="P21" draw:layer="layout" svg:width="2.902cm" svg:height="1.802cm" svg:x="14.395cm" svg:y="10.347cm" svg:viewBox="0 0 2903 1803" svg:d="M1672 7c-875 76-1614 496-1668 1038-126 1284 2734 669 2867 101 177-750-416-1208-1199-1139z">
            <text:p/>
          </draw:path>
          <draw:path draw:style-name="gr53" draw:text-style-name="P20" draw:layer="layout" svg:width="1.108cm" svg:height="1.773cm" svg:x="17.023cm" svg:y="9.874cm" svg:viewBox="0 0 1109 1774" svg:d="M796 0c168 262 366 814 300 1039-141 471-636 490-953 735-281-668-189-1474 653-1774z">
            <text:p/>
          </draw:path>
          <draw:path draw:style-name="gr54" draw:text-style-name="P21" draw:layer="layout" svg:width="1.108cm" svg:height="1.773cm" svg:x="17.023cm" svg:y="9.874cm" svg:viewBox="0 0 1109 1774" svg:d="M796 0c168 262 366 814 300 1039-141 471-636 490-953 735-281-668-189-1474 653-1774z">
            <text:p/>
          </draw:path>
          <draw:path draw:style-name="gr55" draw:text-style-name="P14" draw:layer="layout" svg:width="0.278cm" svg:height="0.405cm" svg:x="17.463cm" svg:y="10.296cm" svg:viewBox="0 0 279 406" svg:d="M0 406c21-177 93-326 279-406">
            <text:p/>
          </draw:path>
          <draw:path draw:style-name="gr55" draw:text-style-name="P14" draw:layer="layout" svg:width="0.775cm" svg:height="0.208cm" svg:x="17.029cm" svg:y="10.695cm" svg:viewBox="0 0 776 209" svg:d="M0 157c221-254 642-174 776 52">
            <text:p/>
          </draw:path>
          <draw:path draw:style-name="gr55" draw:text-style-name="P14" draw:layer="layout" svg:width="0.347cm" svg:height="0.421cm" svg:x="17.272cm" svg:y="11.016cm" svg:viewBox="0 0 348 422" svg:d="M0 0c290 104 284 270 348 422">
            <text:p/>
          </draw:path>
        </draw:g>
        <draw:custom-shape draw:style-name="gr57" draw:text-style-name="P6" draw:layer="layout" svg:width="9.5cm" svg:height="7cm" svg:x="17.75cm" svg:y="3.316cm">
          <text:p/>
          <draw:enhanced-geometry svg:viewBox="0 0 21600 21600" draw:text-areas="3000 3320 17110 17330" draw:type="cloud-callout" draw:modifiers="-654.752131354594 20569.51864019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8" draw:text-style-name="P24" draw:layer="layout" svg:width="1.5cm" svg:height="1.5cm" svg:x="19.633cm" svg:y="7.61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9" draw:text-style-name="P25" draw:layer="layout" svg:width="0.75cm" svg:height="0.749cm" svg:x="23.833cm" svg:y="7.81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0" draw:text-style-name="P26" draw:layer="layout" svg:width="0.75cm" svg:height="0.75cm" svg:x="24.333cm" svg:y="5.0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1" draw:text-style-name="P27" draw:layer="layout" svg:width="1.249cm" svg:height="1.25cm" svg:x="19.583cm" svg:y="4.56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2" draw:text-style-name="P28" draw:layer="layout" svg:width="0.999cm" svg:height="0.999cm" svg:x="21.683cm" svg:y="7.266cm">
          <text:p/>
          <draw:enhanced-geometry svg:viewBox="0 0 780 907" draw:type="non-primitive" draw:enhanced-path="M 390 0 L 492 276 780 228 594 457 780 679 492 631 390 907 288 631 0 679 186 457 0 228 288 276 390 0 Z N"/>
        </draw:custom-shape>
        <draw:custom-shape draw:style-name="gr63" draw:text-style-name="P27" draw:layer="layout" svg:width="0.75cm" svg:height="0.749cm" svg:x="22.833cm" svg:y="4.516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64" draw:text-style-name="P29" draw:layer="layout" svg:width="0.999cm" svg:height="0.999cm" svg:x="18.583cm" svg:y="6.316cm">
          <text:p/>
          <draw:enhanced-geometry svg:viewBox="0 0 780 907" draw:type="non-primitive" draw:enhanced-path="M 390 0 L 492 276 780 228 594 457 780 679 492 631 390 907 288 631 0 679 186 457 0 228 288 276 390 0 Z N"/>
        </draw:custom-shape>
        <draw:custom-shape draw:style-name="gr65" draw:text-style-name="P30" draw:layer="layout" svg:width="0.999cm" svg:height="0.999cm" svg:x="20.533cm" svg:y="6.16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66" draw:text-style-name="P31" draw:layer="layout" svg:width="0.999cm" svg:height="0.999cm" svg:x="24.583cm" svg:y="3.81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67" draw:text-style-name="P32" draw:layer="layout" svg:width="1.25cm" svg:height="1.249cm" svg:x="24.833cm" svg:y="6.06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68" draw:text-style-name="P33" draw:layer="layout" svg:width="0.999cm" svg:height="0.999cm" svg:x="21.083cm" svg:y="4.06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9" draw:text-style-name="P24" draw:layer="layout" svg:width="1.499cm" svg:height="1.5cm" svg:x="22.584cm" svg:y="5.817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70" draw:text-style-name="P30" draw:layer="layout" svg:width="0.999cm" svg:height="0.999cm" svg:x="22.083cm" svg:y="8.81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71" draw:text-style-name="P13" draw:layer="layout" draw:type="curve" svg:x1="15.511cm" svg:y1="8.788cm" svg:x2="10.5cm" svg:y2="4.129cm" draw:start-shape="id4" draw:start-glue-point="0" draw:end-shape="id5" draw:end-glue-point="1" svg:d="M15511 8788c0-3106-1670-4659-5011-4659" svg:viewBox="0 0 5012 4660">
          <text:p/>
        </draw:connector>
        <draw:custom-shape draw:style-name="gr48" draw:text-style-name="P15" draw:layer="layout" svg:width="2.833cm" svg:height="1.845cm" svg:x="13.017cm" svg:y="4.65cm">
          <text:p text:style-name="P14">行動</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3" draw:layer="layout" draw:type="curve" svg:x1="5.524cm" svg:y1="7.189cm" svg:x2="12.891cm" svg:y2="10.469cm" draw:start-shape="id5" draw:start-glue-point="2" draw:end-shape="id4" draw:end-glue-point="3" svg:d="M5524 7189c0 2187 2455 3280 7367 3280" svg:viewBox="0 0 7368 3281">
          <text:p/>
        </draw:connector>
        <draw:custom-shape draw:style-name="gr48" draw:text-style-name="P15" draw:layer="layout" svg:width="2.833cm" svg:height="1.845cm" svg:x="7.25cm" svg:y="9.2cm">
          <text:p text:style-name="P14">感覚</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2" draw:text-style-name="P34" draw:layer="layout" svg:width="1.772cm" svg:height="1.25cm" svg:x="25.35cm" svg:y="9.4cm">
          <draw:text-box>
            <text:p>概念</text:p>
          </draw:text-box>
        </draw:frame>
        <draw:line draw:style-name="gr73" draw:text-style-name="P13" draw:layer="layout" svg:x1="24.583cm" svg:y1="8.565cm" svg:x2="25.5cm" svg:y2="9.83cm">
          <text:p/>
        </draw:line>
        <draw:line draw:style-name="gr73" draw:text-style-name="P13" draw:layer="layout" svg:x1="23.082cm" svg:y1="9.5cm" svg:x2="25.5cm" svg:y2="9.83cm">
          <text:p/>
        </draw:line>
        <draw:frame draw:style-name="gr8" draw:text-style-name="P13" draw:layer="layout" svg:width="1.01cm" svg:height="1.14cm" svg:x="9.295cm" svg:y="5.929cm">
          <draw:image xlink:href="Pictures/1000134F00009C5F0000B07EA5AF4334.svg" xlink:type="simple" xlink:show="embed" xlink:actuate="onLoad" draw:mime-type="image/svg+xml">
            <text:p/>
          </draw:image>
          <draw:image xlink:href="Pictures/100000010000029A000002EF4418FAA1.png" xlink:type="simple" xlink:show="embed" xlink:actuate="onLoad" draw:mime-type="image/png"/>
        </draw:frame>
        <draw:frame draw:style-name="gr8" draw:text-style-name="P13" draw:layer="layout" svg:width="3.319cm" svg:height="3.589cm" svg:x="7.181cm" svg:y="3.6cm">
          <draw:image xlink:href="Pictures/10004DAC0000A3430000B07E619FD5D7.svg" xlink:type="simple" xlink:show="embed" xlink:actuate="onLoad" draw:mime-type="image/svg+xml">
            <text:p/>
          </draw:image>
          <draw:image xlink:href="Pictures/10000001000002A8000002DFD43DAFB5.png" xlink:type="simple" xlink:show="embed" xlink:actuate="onLoad" draw:mime-type="image/png"/>
        </draw:frame>
        <draw:frame draw:style-name="gr8" draw:text-style-name="P13" draw:layer="layout" svg:width="0.813cm" svg:height="2.658cm" svg:x="4.933cm" svg:y="4.5cm">
          <draw:image xlink:href="Pictures/1000102F00001965000052C908D6986E.svg" xlink:type="simple" xlink:show="embed" xlink:actuate="onLoad" draw:mime-type="image/svg+xml">
            <text:p/>
          </draw:image>
          <draw:image xlink:href="Pictures/10000001000000F600000321A86E48E3.png" xlink:type="simple" xlink:show="embed" xlink:actuate="onLoad" draw:mime-type="image/png"/>
        </draw:frame>
        <draw:frame draw:style-name="gr8" draw:text-style-name="P13" draw:layer="layout" svg:width="2.033cm" svg:height="2.006cm" svg:x="6.179cm" svg:y="5.112cm">
          <draw:image xlink:href="Pictures/10000D97000052C9000051AD30647A29.svg" xlink:type="simple" xlink:show="embed" xlink:actuate="onLoad" draw:mime-type="image/svg+xml">
            <text:p/>
          </draw:image>
          <draw:image xlink:href="Pictures/10000001000002C8000002BEB5655DD0.png" xlink:type="simple" xlink:show="embed" xlink:actuate="onLoad" draw:mime-type="image/png"/>
        </draw:frame>
        <draw:frame draw:style-name="gr8" draw:text-style-name="P13" draw:layer="layout" svg:width="0.663cm" svg:height="1.097cm" svg:x="3.938cm" svg:y="5.8cm">
          <draw:image xlink:href="Pictures/10000DE000003211000052C9E527E66E.svg" xlink:type="simple" xlink:show="embed" xlink:actuate="onLoad" draw:mime-type="image/svg+xml">
            <text:p/>
          </draw:image>
          <draw:image xlink:href="Pictures/10000001000001E40000032116698AEB.png" xlink:type="simple" xlink:show="embed" xlink:actuate="onLoad" draw:mime-type="image/png"/>
        </draw:frame>
        <draw:frame draw:style-name="gr10" draw:text-style-name="P13" draw:layer="layout" svg:width="0.592cm" svg:height="2.106cm" svg:x="0.75cm" svg:y="4.894cm">
          <draw:image xlink:href="Pictures/10000F2100001746000052C95D586DE1.svg" xlink:type="simple" xlink:show="embed" xlink:actuate="onLoad" draw:mime-type="image/svg+xml">
            <text:p/>
          </draw:image>
          <draw:image xlink:href="Pictures/10000001000000E10000032189EAE4D3.png" xlink:type="simple" xlink:show="embed" xlink:actuate="onLoad" draw:mime-type="image/png"/>
        </draw:frame>
        <draw:frame draw:style-name="gr8" draw:text-style-name="P13" draw:layer="layout" svg:width="0.612cm" svg:height="0.913cm" svg:x="2.734cm" svg:y="5.968cm">
          <draw:image xlink:href="Pictures/10000A620000378A000052C9610A8251.svg" xlink:type="simple" xlink:show="embed" xlink:actuate="onLoad" draw:mime-type="image/svg+xml">
            <text:p/>
          </draw:image>
          <draw:image xlink:href="Pictures/100000010000021900000321920E9CED.png" xlink:type="simple" xlink:show="embed" xlink:actuate="onLoad" draw:mime-type="image/png"/>
        </draw:frame>
        <draw:frame draw:style-name="gr8" draw:text-style-name="P13" draw:layer="layout" svg:width="0.86cm" svg:height="1.652cm" svg:x="1.64cm" svg:y="5.331cm">
          <draw:image xlink:href="Pictures/10000ECF00002B20000052C95AC1C0F6.svg" xlink:type="simple" xlink:show="embed" xlink:actuate="onLoad" draw:mime-type="image/svg+xml">
            <text:p/>
          </draw:image>
          <draw:image xlink:href="Pictures/10000001000001A10000032185550645.png" xlink:type="simple" xlink:show="embed" xlink:actuate="onLoad" draw:mime-type="image/png"/>
        </draw:frame>
        <draw:custom-shape draw:style-name="gr74" draw:text-style-name="P35" xml:id="id5" draw:id="id5" draw:layer="layout" svg:width="9.952cm" svg:height="6.12cm" svg:x="0.548cm" svg:y="1.069cm">
          <text:p text:style-name="P14">外界</text:p>
          <draw:enhanced-geometry svg:viewBox="0 0 21600 21600" draw:type="rectangle" draw:enhanced-path="M 0 0 L 21600 0 21600 21600 0 21600 0 0 Z N"/>
        </draw:custom-shape>
      </draw:page>
      <draw:page draw:name="page8" draw:style-name="dp1" draw:master-page-name="標準">
        <draw:custom-shape draw:style-name="gr75" draw:text-style-name="P6" draw:layer="layout" svg:width="22.576cm" svg:height="14.512cm" svg:x="6.124cm" svg:y="4.488cm">
          <text:p/>
          <draw:enhanced-geometry svg:viewBox="0 0 21600 21600" draw:type="rectangle" draw:enhanced-path="M 0 0 L 21600 0 21600 21600 0 21600 0 0 Z N"/>
        </draw:custom-shape>
        <draw:polyline draw:style-name="gr76" draw:text-style-name="P13" draw:layer="layout" svg:width="11.249cm" svg:height="4.162cm" draw:transform="rotate (-0.594633676154469) translate (14.2370400857967cm 9.74370338565393cm)" svg:viewBox="0 0 11250 4163" draw:points="0,4163 4217,4163 8079,2294 11250,0 8638,86">
          <text:p/>
        </draw:polyline>
        <draw:polyline draw:style-name="gr76" draw:text-style-name="P13" draw:layer="layout" svg:width="9.435cm" svg:height="3.206cm" draw:transform="rotate (-1.29485977205459) translate (24.1943841425102cm 5.94489122620881cm)" svg:viewBox="0 0 9436 3207" draw:points="0,0 4587,0 9436,3207 6227,2364">
          <text:p/>
        </draw:polyline>
        <draw:polyline draw:style-name="gr76" draw:text-style-name="P13" draw:layer="layout" svg:width="8.101cm" svg:height="10.922cm" draw:transform="rotate (-0.639314105005523) translate (20.3183653332038cm 3.18160209756538cm)" svg:viewBox="0 0 8102 10923" draw:points="0,6388 5252,6388 4857,3213 2566,2702 4553,0 4911,3173 8102,2669 8082,5488 5266,6386 7732,8547 7302,10923">
          <text:p/>
        </draw:polyline>
        <draw:polyline draw:style-name="gr76" draw:text-style-name="P13" draw:layer="layout" svg:width="7.365cm" svg:height="7.288cm" draw:transform="rotate (1.42209427452498) translate (8.20717349580866cm 14.4742107745007cm)" svg:viewBox="0 0 7366 7289" draw:points="0,7288 7366,7289 4976,3383 6366,848 3711,0 4976,3383 1937,3373 3716,33">
          <text:p/>
        </draw:polyline>
        <draw:path draw:style-name="gr77" draw:text-style-name="P36" draw:layer="layout" svg:width="17.599cm" svg:height="17.448cm" draw:transform="skewX (-0.0712094334813687) rotate (-0.62796946486756) translate (17.5068490729357cm -1.72791426754955cm)" svg:viewBox="0 0 17600 17449" svg:d="M0 8035c-1 10484 3669 9380 3669 9380 0 0 11214-1111 13373-6000s-2516-10922-4362-11382-7897 3983-7897 3983z">
          <text:p/>
        </draw:path>
        <draw:path draw:style-name="gr78" draw:text-style-name="P37" draw:layer="layout" svg:width="7.999cm" svg:height="8.531cm" svg:x="18cm" svg:y="9.968cm" svg:viewBox="0 0 8000 8532" svg:d="M0 5032c-2 2670 2825 3500 2825 3500 0 0 6322-369 4991-3689s-1928-5165-4658-4796-3158 4985-3158 4985z">
          <text:p/>
        </draw:path>
        <draw:path draw:style-name="gr79" draw:text-style-name="P38" draw:layer="layout" svg:width="9.412cm" svg:height="9.78cm" draw:transform="skewX (0.128456232946783) rotate (-0.529183829204681) translate (22.6659404848802cm 3.16614503557285cm)" svg:viewBox="0 0 9413 9781" svg:d="M349 2453c-1666 2535 3174 7328 3174 7328 0 0 7014-1248 5734-4254s-2264-4314-3047-5005c-782-690-1667-785-3816 261z">
          <text:p/>
        </draw:path>
        <draw:path draw:style-name="gr80" draw:text-style-name="P39" draw:layer="layout" svg:width="9.499cm" svg:height="8.53cm" draw:transform="rotate (2.09718762919639) translate (9.19856441299457cm 17.2339440320678cm)" svg:viewBox="0 0 9500 8531" svg:d="M0 1522c0 5165 4325 7009 4325 7009 0 0 6322-369 4991-3689s-1928-5164-4658-4795c-2730 368-3660 368-3660 368z">
          <text:p/>
        </draw:path>
        <draw:frame draw:style-name="gr81" draw:text-style-name="P34" draw:layer="layout" svg:width="2.966cm" svg:height="0.962cm" svg:x="15cm" svg:y="6.038cm">
          <draw:text-box>
            <text:p>culture A</text:p>
          </draw:text-box>
        </draw:frame>
        <draw:frame draw:style-name="gr82" draw:text-style-name="P34" draw:layer="layout" svg:width="3.004cm" svg:height="0.962cm" svg:x="24.569cm" svg:y="6.747cm">
          <draw:text-box>
            <text:p>culture B</text:p>
          </draw:text-box>
        </draw:frame>
        <draw:frame draw:style-name="gr83" draw:text-style-name="P34" draw:layer="layout" svg:width="3.5cm" svg:height="1cm" svg:x="20.4cm" svg:y="16.95cm">
          <draw:text-box>
            <text:p>culture C</text:p>
          </draw:text-box>
        </draw:frame>
        <draw:frame draw:style-name="gr84" draw:text-style-name="P34" draw:layer="layout" svg:width="3.25cm" svg:height="1.673cm" svg:x="8.757cm" svg:y="14.25cm">
          <draw:text-box>
            <text:p>culure D</text:p>
          </draw:text-box>
        </draw:frame>
        <draw:g draw:style-name="gr85">
          <draw:g draw:style-name="gr28">
            <draw:path draw:style-name="gr86" draw:text-style-name="P20" draw:layer="layout" svg:width="0.984cm" svg:height="0.996cm" svg:x="20.783cm" svg:y="10.843cm" svg:viewBox="0 0 985 997" svg:d="M985 435c-119 187-239 375-359 562-188-13-377-26-565-40-21-178-41-357-61-536 80-140 160-281 240-421 453 34 659 248 745 435z">
              <text:p/>
            </draw:path>
            <draw:path draw:style-name="gr87" draw:text-style-name="P21" draw:layer="layout" svg:width="0.984cm" svg:height="0.996cm" svg:x="20.783cm" svg:y="10.843cm" svg:viewBox="0 0 985 997" svg:d="M985 435c-119 187-239 375-359 562-188-13-377-26-565-40-21-178-41-357-61-536 80-140 160-281 240-421 453 34 659 248 745 435z">
              <text:p/>
            </draw:path>
            <draw:path draw:style-name="gr88" draw:text-style-name="P14" draw:layer="layout" svg:width="0.072cm" svg:height="0.26cm" svg:x="21.33cm" svg:y="11.229cm" svg:viewBox="0 0 73 261" svg:d="M0 0c98 70 91 174 19 261">
              <text:p/>
            </draw:path>
            <draw:path draw:style-name="gr88" draw:text-style-name="P14" draw:layer="layout" svg:width="0.17cm" svg:height="0.175cm" svg:x="21.412cm" svg:y="11.068cm" svg:viewBox="0 0 171 176" svg:d="M171 176c-23-69-104-131-171-176">
              <text:p/>
            </draw:path>
            <draw:path draw:style-name="gr88" draw:text-style-name="P14" draw:layer="layout" svg:width="0.207cm" svg:height="0.056cm" svg:x="21.009cm" svg:y="10.955cm" svg:viewBox="0 0 208 57" svg:d="M0 0c73 48 143 68 208 50">
              <text:p/>
            </draw:path>
            <draw:path draw:style-name="gr88" draw:text-style-name="P14" draw:layer="layout" svg:width="0.356cm" svg:height="0.164cm" svg:x="21.147cm" svg:y="10.984cm" svg:viewBox="0 0 357 165" svg:d="M357 0c-83 113-227 143-357 165">
              <text:p/>
            </draw:path>
            <draw:path draw:style-name="gr88" draw:text-style-name="P14" draw:layer="layout" svg:width="0.285cm" svg:height="0.052cm" svg:x="20.944cm" svg:y="11.295cm" svg:viewBox="0 0 286 53" svg:d="M0 53c79-41 156-63 286-49">
              <text:p/>
            </draw:path>
            <draw:path draw:style-name="gr89" draw:text-style-name="P20" draw:layer="layout" svg:width="0.973cm" svg:height="1.208cm" svg:x="20.05cm" svg:y="10.838cm" svg:viewBox="0 0 974 1209" svg:d="M611 1209c-204-130-610 54-611-389-1-495 406-868 974-815-50 385-152 1050-363 1204z">
              <text:p/>
            </draw:path>
            <draw:path draw:style-name="gr88" draw:text-style-name="P14" draw:layer="layout" svg:width="0.038cm" svg:height="0.159cm" svg:x="20.617cm" svg:y="10.883cm" svg:viewBox="0 0 39 160" svg:d="M0 0c31 54 44 102 37 160">
              <text:p/>
            </draw:path>
            <draw:path draw:style-name="gr88" draw:text-style-name="P14" draw:layer="layout" svg:width="0.164cm" svg:height="0.44cm" svg:x="20.642cm" svg:y="11.067cm" svg:viewBox="0 0 165 441" svg:d="M0 441c203-105 176-229 140-441">
              <text:p/>
            </draw:path>
            <draw:path draw:style-name="gr88" draw:text-style-name="P14" draw:layer="layout" svg:width="0.194cm" svg:height="0.039cm" svg:x="20.418cm" svg:y="11.322cm" svg:viewBox="0 0 195 40" svg:d="M0 40c42-45 139-49 195-28">
              <text:p/>
            </draw:path>
            <draw:path draw:style-name="gr88" draw:text-style-name="P14" draw:layer="layout" svg:width="0.191cm" svg:height="0.075cm" svg:x="20.111cm" svg:y="11.339cm" svg:viewBox="0 0 192 76" svg:d="M0 0c68 2 142 32 192 76">
              <text:p/>
            </draw:path>
            <draw:path draw:style-name="gr88" draw:text-style-name="P14" draw:layer="layout" svg:width="0.051cm" svg:height="0.19cm" svg:x="20.274cm" svg:y="11.612cm" svg:viewBox="0 0 52 191" svg:d="M6 0c-14 71-7 143 46 191">
              <text:p/>
            </draw:path>
            <draw:path draw:style-name="gr88" draw:text-style-name="P14" draw:layer="layout" svg:width="0.219cm" svg:height="0.398cm" svg:x="20.269cm" svg:y="11.589cm" svg:viewBox="0 0 220 399" svg:d="M220 0c-19 195-85 336-220 399">
              <text:p/>
            </draw:path>
            <draw:path draw:style-name="gr88" draw:text-style-name="P14" draw:layer="layout" svg:width="0.501cm" svg:height="0.164cm" svg:x="20.489cm" svg:y="11.03cm" svg:viewBox="0 0 502 165" svg:d="M502 49c-235-186-274 228-502 86">
              <text:p/>
            </draw:path>
            <draw:path draw:style-name="gr88" draw:text-style-name="P14" draw:layer="layout" svg:width="0.23cm" svg:height="0.559cm" svg:x="20.188cm" svg:y="11.07cm" svg:viewBox="0 0 231 560" svg:d="M108 0c187 235 168 550-108 560">
              <text:p/>
            </draw:path>
            <draw:path draw:style-name="gr87" draw:text-style-name="P21" draw:layer="layout" svg:width="0.973cm" svg:height="1.208cm" svg:x="20.05cm" svg:y="10.838cm" svg:viewBox="0 0 974 1209" svg:d="M611 1209c-204-130-610 54-611-389-1-495 406-868 974-815-50 385-152 1050-363 1204z">
              <text:p/>
            </draw:path>
            <draw:path draw:style-name="gr86" draw:text-style-name="P20" draw:layer="layout" svg:width="1.011cm" svg:height="0.729cm" svg:x="20.575cm" svg:y="11.469cm" svg:viewBox="0 0 1012 730" svg:d="M583 3c-305 30-563 201-582 420-44 521 954 271 1000 41 62-304-145-489-418-461z">
              <text:p/>
            </draw:path>
            <draw:path draw:style-name="gr88" draw:text-style-name="P14" draw:layer="layout" svg:width="0.016cm" svg:height="0.151cm" svg:x="21.022cm" svg:y="11.496cm" svg:viewBox="0 0 17 152" svg:d="M0 0c14 42 24 87 12 152">
              <text:p/>
            </draw:path>
            <draw:path draw:style-name="gr88" draw:text-style-name="P14" draw:layer="layout" svg:width="0.016cm" svg:height="0.186cm" svg:x="21.302cm" svg:y="11.948cm" svg:viewBox="0 0 17 187" svg:d="M9 0c15 63 7 125-9 187">
              <text:p/>
            </draw:path>
            <draw:path draw:style-name="gr88" draw:text-style-name="P14" draw:layer="layout" svg:width="0.391cm" svg:height="0.261cm" svg:x="21.103cm" svg:y="11.8cm" svg:viewBox="0 0 392 262" svg:d="M392 3c-114-4-336-37-392 259">
              <text:p/>
            </draw:path>
            <draw:path draw:style-name="gr88" draw:text-style-name="P14" draw:layer="layout" svg:width="0.075cm" svg:height="0.292cm" svg:x="20.764cm" svg:y="11.768cm" svg:viewBox="0 0 76 293" svg:d="M68 0c12 114 22 226-68 293">
              <text:p/>
            </draw:path>
            <draw:path draw:style-name="gr88" draw:text-style-name="P14" draw:layer="layout" svg:width="0.062cm" svg:height="0.314cm" svg:x="20.938cm" svg:y="11.885cm" svg:viewBox="0 0 63 315" svg:d="M0 315c77-91 67-219 54-315">
              <text:p/>
            </draw:path>
            <draw:path draw:style-name="gr88" draw:text-style-name="P14" draw:layer="layout" svg:width="0.618cm" svg:height="0.129cm" svg:x="20.708cm" svg:y="11.642cm" svg:viewBox="0 0 619 130" svg:d="M0 11c136 283 401-34 619-10">
              <text:p/>
            </draw:path>
            <draw:path draw:style-name="gr87" draw:text-style-name="P21" draw:layer="layout" svg:width="1.011cm" svg:height="0.729cm" svg:x="20.575cm" svg:y="11.469cm" svg:viewBox="0 0 1012 730" svg:d="M583 3c-305 30-563 201-582 420-44 521 954 271 1000 41 62-304-145-489-418-461z">
              <text:p/>
            </draw:path>
            <draw:path draw:style-name="gr86" draw:text-style-name="P20" draw:layer="layout" svg:width="0.385cm" svg:height="0.718cm" svg:x="21.491cm" svg:y="11.278cm" svg:viewBox="0 0 386 719" svg:d="M278 0c58 106 127 330 104 421-49 191-221 198-332 298-98-271-66-597 228-719z">
              <text:p/>
            </draw:path>
            <draw:path draw:style-name="gr87" draw:text-style-name="P21" draw:layer="layout" svg:width="0.385cm" svg:height="0.718cm" svg:x="21.491cm" svg:y="11.278cm" svg:viewBox="0 0 386 719" svg:d="M278 0c58 106 127 330 104 421-49 191-221 198-332 298-98-271-66-597 228-719z">
              <text:p/>
            </draw:path>
            <draw:path draw:style-name="gr88" draw:text-style-name="P14" draw:layer="layout" svg:width="0.096cm" svg:height="0.163cm" svg:x="21.645cm" svg:y="11.449cm" svg:viewBox="0 0 97 164" svg:d="M0 164c7-71 32-131 97-164">
              <text:p/>
            </draw:path>
            <draw:path draw:style-name="gr88" draw:text-style-name="P14" draw:layer="layout" svg:width="0.27cm" svg:height="0.084cm" svg:x="21.493cm" svg:y="11.611cm" svg:viewBox="0 0 271 85" svg:d="M0 64c77-103 224-71 271 21">
              <text:p/>
            </draw:path>
            <draw:path draw:style-name="gr88" draw:text-style-name="P14" draw:layer="layout" svg:width="0.12cm" svg:height="0.17cm" svg:x="21.578cm" svg:y="11.741cm" svg:viewBox="0 0 121 171" svg:d="M0 0c101 42 99 110 121 171">
              <text:p/>
            </draw:path>
          </draw:g>
          <draw:custom-shape draw:style-name="gr90" draw:text-style-name="P40" draw:layer="layout" svg:width="0.5cm" svg:height="0.5cm" svg:x="20.316cm" svg:y="11.341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91" draw:text-style-name="P41" draw:layer="layout" svg:width="0.5cm" svg:height="0.5cm" svg:x="21.106cm" svg:y="11.341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2" draw:text-style-name="P42" draw:layer="layout" svg:width="0.4cm" svg:height="0.4cm" svg:x="20.694cm" svg:y="10.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g draw:style-name="gr28">
            <draw:path draw:style-name="gr86" draw:text-style-name="P20" draw:layer="layout" svg:width="0.984cm" svg:height="0.996cm" svg:x="23.455cm" svg:y="11.955cm" svg:viewBox="0 0 985 997" svg:d="M985 435c-119 187-239 375-359 562-188-13-377-26-565-40-21-178-41-357-61-536 80-140 160-281 240-421 453 34 659 248 745 435z">
              <text:p/>
            </draw:path>
            <draw:path draw:style-name="gr87" draw:text-style-name="P21" draw:layer="layout" svg:width="0.984cm" svg:height="0.996cm" svg:x="23.455cm" svg:y="11.955cm" svg:viewBox="0 0 985 997" svg:d="M985 435c-119 187-239 375-359 562-188-13-377-26-565-40-21-178-41-357-61-536 80-140 160-281 240-421 453 34 659 248 745 435z">
              <text:p/>
            </draw:path>
            <draw:path draw:style-name="gr88" draw:text-style-name="P14" draw:layer="layout" svg:width="0.072cm" svg:height="0.26cm" svg:x="24.002cm" svg:y="12.341cm" svg:viewBox="0 0 73 261" svg:d="M0 0c98 70 91 174 19 261">
              <text:p/>
            </draw:path>
            <draw:path draw:style-name="gr88" draw:text-style-name="P14" draw:layer="layout" svg:width="0.17cm" svg:height="0.175cm" svg:x="24.084cm" svg:y="12.18cm" svg:viewBox="0 0 171 176" svg:d="M171 176c-23-69-104-131-171-176">
              <text:p/>
            </draw:path>
            <draw:path draw:style-name="gr88" draw:text-style-name="P14" draw:layer="layout" svg:width="0.207cm" svg:height="0.056cm" svg:x="23.681cm" svg:y="12.067cm" svg:viewBox="0 0 208 57" svg:d="M0 0c73 48 143 68 208 50">
              <text:p/>
            </draw:path>
            <draw:path draw:style-name="gr88" draw:text-style-name="P14" draw:layer="layout" svg:width="0.356cm" svg:height="0.164cm" svg:x="23.819cm" svg:y="12.096cm" svg:viewBox="0 0 357 165" svg:d="M357 0c-83 113-227 143-357 165">
              <text:p/>
            </draw:path>
            <draw:path draw:style-name="gr88" draw:text-style-name="P14" draw:layer="layout" svg:width="0.285cm" svg:height="0.052cm" svg:x="23.616cm" svg:y="12.407cm" svg:viewBox="0 0 286 53" svg:d="M0 53c79-41 156-63 286-49">
              <text:p/>
            </draw:path>
            <draw:path draw:style-name="gr89" draw:text-style-name="P20" draw:layer="layout" svg:width="0.973cm" svg:height="1.208cm" svg:x="22.722cm" svg:y="11.95cm" svg:viewBox="0 0 974 1209" svg:d="M611 1209c-204-130-610 54-611-389-1-495 406-868 974-815-50 385-152 1050-363 1204z">
              <text:p/>
            </draw:path>
            <draw:path draw:style-name="gr88" draw:text-style-name="P14" draw:layer="layout" svg:width="0.038cm" svg:height="0.159cm" svg:x="23.289cm" svg:y="11.995cm" svg:viewBox="0 0 39 160" svg:d="M0 0c31 54 44 102 37 160">
              <text:p/>
            </draw:path>
            <draw:path draw:style-name="gr88" draw:text-style-name="P14" draw:layer="layout" svg:width="0.164cm" svg:height="0.44cm" svg:x="23.314cm" svg:y="12.179cm" svg:viewBox="0 0 165 441" svg:d="M0 441c203-105 176-229 140-441">
              <text:p/>
            </draw:path>
            <draw:path draw:style-name="gr88" draw:text-style-name="P14" draw:layer="layout" svg:width="0.194cm" svg:height="0.039cm" svg:x="23.09cm" svg:y="12.434cm" svg:viewBox="0 0 195 40" svg:d="M0 40c42-45 139-49 195-28">
              <text:p/>
            </draw:path>
            <draw:path draw:style-name="gr88" draw:text-style-name="P14" draw:layer="layout" svg:width="0.191cm" svg:height="0.075cm" svg:x="22.783cm" svg:y="12.451cm" svg:viewBox="0 0 192 76" svg:d="M0 0c68 2 142 32 192 76">
              <text:p/>
            </draw:path>
            <draw:path draw:style-name="gr88" draw:text-style-name="P14" draw:layer="layout" svg:width="0.051cm" svg:height="0.19cm" svg:x="22.946cm" svg:y="12.724cm" svg:viewBox="0 0 52 191" svg:d="M6 0c-14 71-7 143 46 191">
              <text:p/>
            </draw:path>
            <draw:path draw:style-name="gr88" draw:text-style-name="P14" draw:layer="layout" svg:width="0.219cm" svg:height="0.398cm" svg:x="22.941cm" svg:y="12.701cm" svg:viewBox="0 0 220 399" svg:d="M220 0c-19 195-85 336-220 399">
              <text:p/>
            </draw:path>
            <draw:path draw:style-name="gr88" draw:text-style-name="P14" draw:layer="layout" svg:width="0.501cm" svg:height="0.164cm" svg:x="23.161cm" svg:y="12.142cm" svg:viewBox="0 0 502 165" svg:d="M502 49c-235-186-274 228-502 86">
              <text:p/>
            </draw:path>
            <draw:path draw:style-name="gr88" draw:text-style-name="P14" draw:layer="layout" svg:width="0.23cm" svg:height="0.559cm" svg:x="22.86cm" svg:y="12.182cm" svg:viewBox="0 0 231 560" svg:d="M108 0c187 235 168 550-108 560">
              <text:p/>
            </draw:path>
            <draw:path draw:style-name="gr87" draw:text-style-name="P21" draw:layer="layout" svg:width="0.973cm" svg:height="1.208cm" svg:x="22.722cm" svg:y="11.95cm" svg:viewBox="0 0 974 1209" svg:d="M611 1209c-204-130-610 54-611-389-1-495 406-868 974-815-50 385-152 1050-363 1204z">
              <text:p/>
            </draw:path>
            <draw:path draw:style-name="gr86" draw:text-style-name="P20" draw:layer="layout" svg:width="1.011cm" svg:height="0.729cm" svg:x="23.247cm" svg:y="12.581cm" svg:viewBox="0 0 1012 730" svg:d="M583 3c-305 30-563 201-582 420-44 521 954 271 1000 41 62-304-145-489-418-461z">
              <text:p/>
            </draw:path>
            <draw:path draw:style-name="gr88" draw:text-style-name="P14" draw:layer="layout" svg:width="0.016cm" svg:height="0.151cm" svg:x="23.694cm" svg:y="12.608cm" svg:viewBox="0 0 17 152" svg:d="M0 0c14 42 24 87 12 152">
              <text:p/>
            </draw:path>
            <draw:path draw:style-name="gr88" draw:text-style-name="P14" draw:layer="layout" svg:width="0.016cm" svg:height="0.186cm" svg:x="23.974cm" svg:y="13.06cm" svg:viewBox="0 0 17 187" svg:d="M9 0c15 63 7 125-9 187">
              <text:p/>
            </draw:path>
            <draw:path draw:style-name="gr88" draw:text-style-name="P14" draw:layer="layout" svg:width="0.391cm" svg:height="0.261cm" svg:x="23.775cm" svg:y="12.912cm" svg:viewBox="0 0 392 262" svg:d="M392 3c-114-4-336-37-392 259">
              <text:p/>
            </draw:path>
            <draw:path draw:style-name="gr88" draw:text-style-name="P14" draw:layer="layout" svg:width="0.075cm" svg:height="0.292cm" svg:x="23.436cm" svg:y="12.88cm" svg:viewBox="0 0 76 293" svg:d="M68 0c12 114 22 226-68 293">
              <text:p/>
            </draw:path>
            <draw:path draw:style-name="gr88" draw:text-style-name="P14" draw:layer="layout" svg:width="0.062cm" svg:height="0.314cm" svg:x="23.61cm" svg:y="12.997cm" svg:viewBox="0 0 63 315" svg:d="M0 315c77-91 67-219 54-315">
              <text:p/>
            </draw:path>
            <draw:path draw:style-name="gr88" draw:text-style-name="P14" draw:layer="layout" svg:width="0.618cm" svg:height="0.129cm" svg:x="23.38cm" svg:y="12.754cm" svg:viewBox="0 0 619 130" svg:d="M0 11c136 283 401-34 619-10">
              <text:p/>
            </draw:path>
            <draw:path draw:style-name="gr87" draw:text-style-name="P21" draw:layer="layout" svg:width="1.011cm" svg:height="0.729cm" svg:x="23.247cm" svg:y="12.581cm" svg:viewBox="0 0 1012 730" svg:d="M583 3c-305 30-563 201-582 420-44 521 954 271 1000 41 62-304-145-489-418-461z">
              <text:p/>
            </draw:path>
            <draw:path draw:style-name="gr86" draw:text-style-name="P20" draw:layer="layout" svg:width="0.385cm" svg:height="0.718cm" svg:x="24.163cm" svg:y="12.39cm" svg:viewBox="0 0 386 719" svg:d="M278 0c58 106 127 330 104 421-49 191-221 198-332 298-98-271-66-597 228-719z">
              <text:p/>
            </draw:path>
            <draw:path draw:style-name="gr87" draw:text-style-name="P21" draw:layer="layout" svg:width="0.385cm" svg:height="0.718cm" svg:x="24.163cm" svg:y="12.39cm" svg:viewBox="0 0 386 719" svg:d="M278 0c58 106 127 330 104 421-49 191-221 198-332 298-98-271-66-597 228-719z">
              <text:p/>
            </draw:path>
            <draw:path draw:style-name="gr88" draw:text-style-name="P14" draw:layer="layout" svg:width="0.096cm" svg:height="0.163cm" svg:x="24.317cm" svg:y="12.561cm" svg:viewBox="0 0 97 164" svg:d="M0 164c7-71 32-131 97-164">
              <text:p/>
            </draw:path>
            <draw:path draw:style-name="gr88" draw:text-style-name="P14" draw:layer="layout" svg:width="0.27cm" svg:height="0.084cm" svg:x="24.165cm" svg:y="12.723cm" svg:viewBox="0 0 271 85" svg:d="M0 64c77-103 224-71 271 21">
              <text:p/>
            </draw:path>
            <draw:path draw:style-name="gr88" draw:text-style-name="P14" draw:layer="layout" svg:width="0.12cm" svg:height="0.17cm" svg:x="24.25cm" svg:y="12.853cm" svg:viewBox="0 0 121 171" svg:d="M0 0c101 42 99 110 121 171">
              <text:p/>
            </draw:path>
          </draw:g>
          <draw:custom-shape draw:style-name="gr90" draw:text-style-name="P40" draw:layer="layout" svg:width="0.5cm" svg:height="0.5cm" svg:x="22.988cm" svg:y="12.453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91" draw:text-style-name="P41" draw:layer="layout" svg:width="0.5cm" svg:height="0.5cm" svg:x="23.778cm" svg:y="12.453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2" draw:text-style-name="P42" draw:layer="layout" svg:width="0.4cm" svg:height="0.4cm" svg:x="23.366cm" svg:y="11.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g draw:style-name="gr28">
            <draw:path draw:style-name="gr86" draw:text-style-name="P20" draw:layer="layout" svg:width="0.984cm" svg:height="0.996cm" svg:x="12.233cm" svg:y="9.255cm" svg:viewBox="0 0 985 997" svg:d="M985 435c-119 187-239 375-359 562-188-13-377-26-565-40-21-178-41-357-61-536 80-140 160-281 240-421 453 34 659 248 745 435z">
              <text:p/>
            </draw:path>
            <draw:path draw:style-name="gr87" draw:text-style-name="P21" draw:layer="layout" svg:width="0.984cm" svg:height="0.996cm" svg:x="12.233cm" svg:y="9.255cm" svg:viewBox="0 0 985 997" svg:d="M985 435c-119 187-239 375-359 562-188-13-377-26-565-40-21-178-41-357-61-536 80-140 160-281 240-421 453 34 659 248 745 435z">
              <text:p/>
            </draw:path>
            <draw:path draw:style-name="gr88" draw:text-style-name="P14" draw:layer="layout" svg:width="0.072cm" svg:height="0.26cm" svg:x="12.78cm" svg:y="9.641cm" svg:viewBox="0 0 73 261" svg:d="M0 0c98 70 91 174 19 261">
              <text:p/>
            </draw:path>
            <draw:path draw:style-name="gr88" draw:text-style-name="P14" draw:layer="layout" svg:width="0.17cm" svg:height="0.175cm" svg:x="12.862cm" svg:y="9.48cm" svg:viewBox="0 0 171 176" svg:d="M171 176c-23-69-104-131-171-176">
              <text:p/>
            </draw:path>
            <draw:path draw:style-name="gr88" draw:text-style-name="P14" draw:layer="layout" svg:width="0.207cm" svg:height="0.056cm" svg:x="12.459cm" svg:y="9.367cm" svg:viewBox="0 0 208 57" svg:d="M0 0c73 48 143 68 208 50">
              <text:p/>
            </draw:path>
            <draw:path draw:style-name="gr88" draw:text-style-name="P14" draw:layer="layout" svg:width="0.356cm" svg:height="0.164cm" svg:x="12.597cm" svg:y="9.396cm" svg:viewBox="0 0 357 165" svg:d="M357 0c-83 113-227 143-357 165">
              <text:p/>
            </draw:path>
            <draw:path draw:style-name="gr88" draw:text-style-name="P14" draw:layer="layout" svg:width="0.285cm" svg:height="0.052cm" svg:x="12.394cm" svg:y="9.707cm" svg:viewBox="0 0 286 53" svg:d="M0 53c79-41 156-63 286-49">
              <text:p/>
            </draw:path>
            <draw:path draw:style-name="gr89" draw:text-style-name="P20" draw:layer="layout" svg:width="0.973cm" svg:height="1.208cm" svg:x="11.5cm" svg:y="9.25cm" svg:viewBox="0 0 974 1209" svg:d="M611 1209c-204-130-610 54-611-389-1-495 406-868 974-815-50 385-152 1050-363 1204z">
              <text:p/>
            </draw:path>
            <draw:path draw:style-name="gr88" draw:text-style-name="P14" draw:layer="layout" svg:width="0.038cm" svg:height="0.159cm" svg:x="12.067cm" svg:y="9.295cm" svg:viewBox="0 0 39 160" svg:d="M0 0c31 54 44 102 37 160">
              <text:p/>
            </draw:path>
            <draw:path draw:style-name="gr88" draw:text-style-name="P14" draw:layer="layout" svg:width="0.164cm" svg:height="0.44cm" svg:x="12.092cm" svg:y="9.479cm" svg:viewBox="0 0 165 441" svg:d="M0 441c203-105 176-229 140-441">
              <text:p/>
            </draw:path>
            <draw:path draw:style-name="gr88" draw:text-style-name="P14" draw:layer="layout" svg:width="0.194cm" svg:height="0.039cm" svg:x="11.868cm" svg:y="9.734cm" svg:viewBox="0 0 195 40" svg:d="M0 40c42-45 139-49 195-28">
              <text:p/>
            </draw:path>
            <draw:path draw:style-name="gr88" draw:text-style-name="P14" draw:layer="layout" svg:width="0.191cm" svg:height="0.075cm" svg:x="11.561cm" svg:y="9.751cm" svg:viewBox="0 0 192 76" svg:d="M0 0c68 2 142 32 192 76">
              <text:p/>
            </draw:path>
            <draw:path draw:style-name="gr88" draw:text-style-name="P14" draw:layer="layout" svg:width="0.051cm" svg:height="0.19cm" svg:x="11.724cm" svg:y="10.024cm" svg:viewBox="0 0 52 191" svg:d="M6 0c-14 71-7 143 46 191">
              <text:p/>
            </draw:path>
            <draw:path draw:style-name="gr88" draw:text-style-name="P14" draw:layer="layout" svg:width="0.219cm" svg:height="0.398cm" svg:x="11.719cm" svg:y="10.001cm" svg:viewBox="0 0 220 399" svg:d="M220 0c-19 195-85 336-220 399">
              <text:p/>
            </draw:path>
            <draw:path draw:style-name="gr88" draw:text-style-name="P14" draw:layer="layout" svg:width="0.501cm" svg:height="0.164cm" svg:x="11.939cm" svg:y="9.442cm" svg:viewBox="0 0 502 165" svg:d="M502 49c-235-186-274 228-502 86">
              <text:p/>
            </draw:path>
            <draw:path draw:style-name="gr88" draw:text-style-name="P14" draw:layer="layout" svg:width="0.23cm" svg:height="0.559cm" svg:x="11.638cm" svg:y="9.482cm" svg:viewBox="0 0 231 560" svg:d="M108 0c187 235 168 550-108 560">
              <text:p/>
            </draw:path>
            <draw:path draw:style-name="gr87" draw:text-style-name="P21" draw:layer="layout" svg:width="0.973cm" svg:height="1.208cm" svg:x="11.5cm" svg:y="9.25cm" svg:viewBox="0 0 974 1209" svg:d="M611 1209c-204-130-610 54-611-389-1-495 406-868 974-815-50 385-152 1050-363 1204z">
              <text:p/>
            </draw:path>
            <draw:path draw:style-name="gr86" draw:text-style-name="P20" draw:layer="layout" svg:width="1.011cm" svg:height="0.729cm" svg:x="12.025cm" svg:y="9.881cm" svg:viewBox="0 0 1012 730" svg:d="M583 3c-305 30-563 201-582 420-44 521 954 271 1000 41 62-304-145-489-418-461z">
              <text:p/>
            </draw:path>
            <draw:path draw:style-name="gr88" draw:text-style-name="P14" draw:layer="layout" svg:width="0.016cm" svg:height="0.151cm" svg:x="12.472cm" svg:y="9.908cm" svg:viewBox="0 0 17 152" svg:d="M0 0c14 42 24 87 12 152">
              <text:p/>
            </draw:path>
            <draw:path draw:style-name="gr88" draw:text-style-name="P14" draw:layer="layout" svg:width="0.016cm" svg:height="0.186cm" svg:x="12.752cm" svg:y="10.36cm" svg:viewBox="0 0 17 187" svg:d="M9 0c15 63 7 125-9 187">
              <text:p/>
            </draw:path>
            <draw:path draw:style-name="gr88" draw:text-style-name="P14" draw:layer="layout" svg:width="0.391cm" svg:height="0.261cm" svg:x="12.553cm" svg:y="10.212cm" svg:viewBox="0 0 392 262" svg:d="M392 3c-114-4-336-37-392 259">
              <text:p/>
            </draw:path>
            <draw:path draw:style-name="gr88" draw:text-style-name="P14" draw:layer="layout" svg:width="0.075cm" svg:height="0.292cm" svg:x="12.214cm" svg:y="10.18cm" svg:viewBox="0 0 76 293" svg:d="M68 0c12 114 22 226-68 293">
              <text:p/>
            </draw:path>
            <draw:path draw:style-name="gr88" draw:text-style-name="P14" draw:layer="layout" svg:width="0.062cm" svg:height="0.314cm" svg:x="12.388cm" svg:y="10.297cm" svg:viewBox="0 0 63 315" svg:d="M0 315c77-91 67-219 54-315">
              <text:p/>
            </draw:path>
            <draw:path draw:style-name="gr88" draw:text-style-name="P14" draw:layer="layout" svg:width="0.618cm" svg:height="0.129cm" svg:x="12.158cm" svg:y="10.054cm" svg:viewBox="0 0 619 130" svg:d="M0 11c136 283 401-34 619-10">
              <text:p/>
            </draw:path>
            <draw:path draw:style-name="gr87" draw:text-style-name="P21" draw:layer="layout" svg:width="1.011cm" svg:height="0.729cm" svg:x="12.025cm" svg:y="9.881cm" svg:viewBox="0 0 1012 730" svg:d="M583 3c-305 30-563 201-582 420-44 521 954 271 1000 41 62-304-145-489-418-461z">
              <text:p/>
            </draw:path>
            <draw:path draw:style-name="gr86" draw:text-style-name="P20" draw:layer="layout" svg:width="0.385cm" svg:height="0.718cm" svg:x="12.941cm" svg:y="9.69cm" svg:viewBox="0 0 386 719" svg:d="M278 0c58 106 127 330 104 421-49 191-221 198-332 298-98-271-66-597 228-719z">
              <text:p/>
            </draw:path>
            <draw:path draw:style-name="gr87" draw:text-style-name="P21" draw:layer="layout" svg:width="0.385cm" svg:height="0.718cm" svg:x="12.941cm" svg:y="9.69cm" svg:viewBox="0 0 386 719" svg:d="M278 0c58 106 127 330 104 421-49 191-221 198-332 298-98-271-66-597 228-719z">
              <text:p/>
            </draw:path>
            <draw:path draw:style-name="gr88" draw:text-style-name="P14" draw:layer="layout" svg:width="0.096cm" svg:height="0.163cm" svg:x="13.095cm" svg:y="9.861cm" svg:viewBox="0 0 97 164" svg:d="M0 164c7-71 32-131 97-164">
              <text:p/>
            </draw:path>
            <draw:path draw:style-name="gr88" draw:text-style-name="P14" draw:layer="layout" svg:width="0.27cm" svg:height="0.084cm" svg:x="12.943cm" svg:y="10.023cm" svg:viewBox="0 0 271 85" svg:d="M0 64c77-103 224-71 271 21">
              <text:p/>
            </draw:path>
            <draw:path draw:style-name="gr88" draw:text-style-name="P14" draw:layer="layout" svg:width="0.12cm" svg:height="0.17cm" svg:x="13.028cm" svg:y="10.153cm" svg:viewBox="0 0 121 171" svg:d="M0 0c101 42 99 110 121 171">
              <text:p/>
            </draw:path>
          </draw:g>
          <draw:custom-shape draw:style-name="gr91" draw:text-style-name="P41" draw:layer="layout" svg:width="0.5cm" svg:height="0.5cm" svg:x="12.556cm" svg:y="9.608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3" draw:text-style-name="P43" draw:layer="layout" svg:width="0.5cm" svg:height="0.5cm" svg:x="11.79cm" svg:y="9.6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85">
          <draw:g draw:style-name="gr28">
            <draw:path draw:style-name="gr86" draw:text-style-name="P20" draw:layer="layout" svg:width="0.984cm" svg:height="0.996cm" svg:x="23.233cm" svg:y="15.393cm" svg:viewBox="0 0 985 997" svg:d="M985 435c-119 187-239 375-359 562-188-13-377-26-565-40-21-178-41-357-61-536 80-140 160-281 240-421 453 34 659 248 745 435z">
              <text:p/>
            </draw:path>
            <draw:path draw:style-name="gr87" draw:text-style-name="P21" draw:layer="layout" svg:width="0.984cm" svg:height="0.996cm" svg:x="23.233cm" svg:y="15.393cm" svg:viewBox="0 0 985 997" svg:d="M985 435c-119 187-239 375-359 562-188-13-377-26-565-40-21-178-41-357-61-536 80-140 160-281 240-421 453 34 659 248 745 435z">
              <text:p/>
            </draw:path>
            <draw:path draw:style-name="gr88" draw:text-style-name="P14" draw:layer="layout" svg:width="0.072cm" svg:height="0.26cm" svg:x="23.78cm" svg:y="15.779cm" svg:viewBox="0 0 73 261" svg:d="M0 0c98 70 91 174 19 261">
              <text:p/>
            </draw:path>
            <draw:path draw:style-name="gr88" draw:text-style-name="P14" draw:layer="layout" svg:width="0.17cm" svg:height="0.175cm" svg:x="23.862cm" svg:y="15.618cm" svg:viewBox="0 0 171 176" svg:d="M171 176c-23-69-104-131-171-176">
              <text:p/>
            </draw:path>
            <draw:path draw:style-name="gr88" draw:text-style-name="P14" draw:layer="layout" svg:width="0.207cm" svg:height="0.056cm" svg:x="23.459cm" svg:y="15.505cm" svg:viewBox="0 0 208 57" svg:d="M0 0c73 48 143 68 208 50">
              <text:p/>
            </draw:path>
            <draw:path draw:style-name="gr88" draw:text-style-name="P14" draw:layer="layout" svg:width="0.356cm" svg:height="0.164cm" svg:x="23.597cm" svg:y="15.534cm" svg:viewBox="0 0 357 165" svg:d="M357 0c-83 113-227 143-357 165">
              <text:p/>
            </draw:path>
            <draw:path draw:style-name="gr88" draw:text-style-name="P14" draw:layer="layout" svg:width="0.285cm" svg:height="0.052cm" svg:x="23.394cm" svg:y="15.845cm" svg:viewBox="0 0 286 53" svg:d="M0 53c79-41 156-63 286-49">
              <text:p/>
            </draw:path>
            <draw:path draw:style-name="gr89" draw:text-style-name="P20" draw:layer="layout" svg:width="0.973cm" svg:height="1.208cm" svg:x="22.5cm" svg:y="15.388cm" svg:viewBox="0 0 974 1209" svg:d="M611 1209c-204-130-610 54-611-389-1-495 406-868 974-815-50 385-152 1050-363 1204z">
              <text:p/>
            </draw:path>
            <draw:path draw:style-name="gr88" draw:text-style-name="P14" draw:layer="layout" svg:width="0.038cm" svg:height="0.159cm" svg:x="23.067cm" svg:y="15.433cm" svg:viewBox="0 0 39 160" svg:d="M0 0c31 54 44 102 37 160">
              <text:p/>
            </draw:path>
            <draw:path draw:style-name="gr88" draw:text-style-name="P14" draw:layer="layout" svg:width="0.164cm" svg:height="0.44cm" svg:x="23.092cm" svg:y="15.617cm" svg:viewBox="0 0 165 441" svg:d="M0 441c203-105 176-229 140-441">
              <text:p/>
            </draw:path>
            <draw:path draw:style-name="gr88" draw:text-style-name="P14" draw:layer="layout" svg:width="0.194cm" svg:height="0.039cm" svg:x="22.868cm" svg:y="15.872cm" svg:viewBox="0 0 195 40" svg:d="M0 40c42-45 139-49 195-28">
              <text:p/>
            </draw:path>
            <draw:path draw:style-name="gr88" draw:text-style-name="P14" draw:layer="layout" svg:width="0.191cm" svg:height="0.075cm" svg:x="22.561cm" svg:y="15.889cm" svg:viewBox="0 0 192 76" svg:d="M0 0c68 2 142 32 192 76">
              <text:p/>
            </draw:path>
            <draw:path draw:style-name="gr88" draw:text-style-name="P14" draw:layer="layout" svg:width="0.051cm" svg:height="0.19cm" svg:x="22.724cm" svg:y="16.162cm" svg:viewBox="0 0 52 191" svg:d="M6 0c-14 71-7 143 46 191">
              <text:p/>
            </draw:path>
            <draw:path draw:style-name="gr88" draw:text-style-name="P14" draw:layer="layout" svg:width="0.219cm" svg:height="0.398cm" svg:x="22.719cm" svg:y="16.139cm" svg:viewBox="0 0 220 399" svg:d="M220 0c-19 195-85 336-220 399">
              <text:p/>
            </draw:path>
            <draw:path draw:style-name="gr88" draw:text-style-name="P14" draw:layer="layout" svg:width="0.501cm" svg:height="0.164cm" svg:x="22.939cm" svg:y="15.58cm" svg:viewBox="0 0 502 165" svg:d="M502 49c-235-186-274 228-502 86">
              <text:p/>
            </draw:path>
            <draw:path draw:style-name="gr88" draw:text-style-name="P14" draw:layer="layout" svg:width="0.23cm" svg:height="0.559cm" svg:x="22.638cm" svg:y="15.62cm" svg:viewBox="0 0 231 560" svg:d="M108 0c187 235 168 550-108 560">
              <text:p/>
            </draw:path>
            <draw:path draw:style-name="gr87" draw:text-style-name="P21" draw:layer="layout" svg:width="0.973cm" svg:height="1.208cm" svg:x="22.5cm" svg:y="15.388cm" svg:viewBox="0 0 974 1209" svg:d="M611 1209c-204-130-610 54-611-389-1-495 406-868 974-815-50 385-152 1050-363 1204z">
              <text:p/>
            </draw:path>
            <draw:path draw:style-name="gr86" draw:text-style-name="P20" draw:layer="layout" svg:width="1.011cm" svg:height="0.729cm" svg:x="23.025cm" svg:y="16.019cm" svg:viewBox="0 0 1012 730" svg:d="M583 3c-305 30-563 201-582 420-44 521 954 271 1000 41 62-304-145-489-418-461z">
              <text:p/>
            </draw:path>
            <draw:path draw:style-name="gr88" draw:text-style-name="P14" draw:layer="layout" svg:width="0.016cm" svg:height="0.151cm" svg:x="23.472cm" svg:y="16.046cm" svg:viewBox="0 0 17 152" svg:d="M0 0c14 42 24 87 12 152">
              <text:p/>
            </draw:path>
            <draw:path draw:style-name="gr88" draw:text-style-name="P14" draw:layer="layout" svg:width="0.016cm" svg:height="0.186cm" svg:x="23.752cm" svg:y="16.498cm" svg:viewBox="0 0 17 187" svg:d="M9 0c15 63 7 125-9 187">
              <text:p/>
            </draw:path>
            <draw:path draw:style-name="gr88" draw:text-style-name="P14" draw:layer="layout" svg:width="0.391cm" svg:height="0.261cm" svg:x="23.553cm" svg:y="16.35cm" svg:viewBox="0 0 392 262" svg:d="M392 3c-114-4-336-37-392 259">
              <text:p/>
            </draw:path>
            <draw:path draw:style-name="gr88" draw:text-style-name="P14" draw:layer="layout" svg:width="0.075cm" svg:height="0.292cm" svg:x="23.214cm" svg:y="16.318cm" svg:viewBox="0 0 76 293" svg:d="M68 0c12 114 22 226-68 293">
              <text:p/>
            </draw:path>
            <draw:path draw:style-name="gr88" draw:text-style-name="P14" draw:layer="layout" svg:width="0.062cm" svg:height="0.314cm" svg:x="23.388cm" svg:y="16.435cm" svg:viewBox="0 0 63 315" svg:d="M0 315c77-91 67-219 54-315">
              <text:p/>
            </draw:path>
            <draw:path draw:style-name="gr88" draw:text-style-name="P14" draw:layer="layout" svg:width="0.618cm" svg:height="0.129cm" svg:x="23.158cm" svg:y="16.192cm" svg:viewBox="0 0 619 130" svg:d="M0 11c136 283 401-34 619-10">
              <text:p/>
            </draw:path>
            <draw:path draw:style-name="gr87" draw:text-style-name="P21" draw:layer="layout" svg:width="1.011cm" svg:height="0.729cm" svg:x="23.025cm" svg:y="16.019cm" svg:viewBox="0 0 1012 730" svg:d="M583 3c-305 30-563 201-582 420-44 521 954 271 1000 41 62-304-145-489-418-461z">
              <text:p/>
            </draw:path>
            <draw:path draw:style-name="gr86" draw:text-style-name="P20" draw:layer="layout" svg:width="0.385cm" svg:height="0.718cm" svg:x="23.941cm" svg:y="15.828cm" svg:viewBox="0 0 386 719" svg:d="M278 0c58 106 127 330 104 421-49 191-221 198-332 298-98-271-66-597 228-719z">
              <text:p/>
            </draw:path>
            <draw:path draw:style-name="gr87" draw:text-style-name="P21" draw:layer="layout" svg:width="0.385cm" svg:height="0.718cm" svg:x="23.941cm" svg:y="15.828cm" svg:viewBox="0 0 386 719" svg:d="M278 0c58 106 127 330 104 421-49 191-221 198-332 298-98-271-66-597 228-719z">
              <text:p/>
            </draw:path>
            <draw:path draw:style-name="gr88" draw:text-style-name="P14" draw:layer="layout" svg:width="0.096cm" svg:height="0.163cm" svg:x="24.095cm" svg:y="15.999cm" svg:viewBox="0 0 97 164" svg:d="M0 164c7-71 32-131 97-164">
              <text:p/>
            </draw:path>
            <draw:path draw:style-name="gr88" draw:text-style-name="P14" draw:layer="layout" svg:width="0.27cm" svg:height="0.084cm" svg:x="23.943cm" svg:y="16.161cm" svg:viewBox="0 0 271 85" svg:d="M0 64c77-103 224-71 271 21">
              <text:p/>
            </draw:path>
            <draw:path draw:style-name="gr88" draw:text-style-name="P14" draw:layer="layout" svg:width="0.12cm" svg:height="0.17cm" svg:x="24.028cm" svg:y="16.291cm" svg:viewBox="0 0 121 171" svg:d="M0 0c101 42 99 110 121 171">
              <text:p/>
            </draw:path>
          </draw:g>
          <draw:custom-shape draw:style-name="gr91" draw:text-style-name="P41" draw:layer="layout" svg:width="0.5cm" svg:height="0.5cm" svg:x="23.556cm" svg:y="15.891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2" draw:text-style-name="P42" draw:layer="layout" svg:width="0.4cm" svg:height="0.4cm" svg:x="23.144cm" svg:y="15.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g draw:style-name="gr28">
            <draw:path draw:style-name="gr86" draw:text-style-name="P20" draw:layer="layout" svg:width="0.984cm" svg:height="0.996cm" svg:x="22.343cm" svg:y="8.205cm" svg:viewBox="0 0 985 997" svg:d="M985 435c-119 187-239 375-359 562-188-13-377-26-565-40-21-178-41-357-61-536 80-140 160-281 240-421 453 34 659 248 745 435z">
              <text:p/>
            </draw:path>
            <draw:path draw:style-name="gr87" draw:text-style-name="P21" draw:layer="layout" svg:width="0.984cm" svg:height="0.996cm" svg:x="22.343cm" svg:y="8.205cm" svg:viewBox="0 0 985 997" svg:d="M985 435c-119 187-239 375-359 562-188-13-377-26-565-40-21-178-41-357-61-536 80-140 160-281 240-421 453 34 659 248 745 435z">
              <text:p/>
            </draw:path>
            <draw:path draw:style-name="gr88" draw:text-style-name="P14" draw:layer="layout" svg:width="0.072cm" svg:height="0.26cm" svg:x="22.89cm" svg:y="8.591cm" svg:viewBox="0 0 73 261" svg:d="M0 0c98 70 91 174 19 261">
              <text:p/>
            </draw:path>
            <draw:path draw:style-name="gr88" draw:text-style-name="P14" draw:layer="layout" svg:width="0.17cm" svg:height="0.175cm" svg:x="22.972cm" svg:y="8.43cm" svg:viewBox="0 0 171 176" svg:d="M171 176c-23-69-104-131-171-176">
              <text:p/>
            </draw:path>
            <draw:path draw:style-name="gr88" draw:text-style-name="P14" draw:layer="layout" svg:width="0.207cm" svg:height="0.056cm" svg:x="22.569cm" svg:y="8.317cm" svg:viewBox="0 0 208 57" svg:d="M0 0c73 48 143 68 208 50">
              <text:p/>
            </draw:path>
            <draw:path draw:style-name="gr88" draw:text-style-name="P14" draw:layer="layout" svg:width="0.356cm" svg:height="0.164cm" svg:x="22.707cm" svg:y="8.346cm" svg:viewBox="0 0 357 165" svg:d="M357 0c-83 113-227 143-357 165">
              <text:p/>
            </draw:path>
            <draw:path draw:style-name="gr88" draw:text-style-name="P14" draw:layer="layout" svg:width="0.285cm" svg:height="0.052cm" svg:x="22.504cm" svg:y="8.657cm" svg:viewBox="0 0 286 53" svg:d="M0 53c79-41 156-63 286-49">
              <text:p/>
            </draw:path>
            <draw:path draw:style-name="gr89" draw:text-style-name="P20" draw:layer="layout" svg:width="0.973cm" svg:height="1.208cm" svg:x="21.61cm" svg:y="8.2cm" svg:viewBox="0 0 974 1209" svg:d="M611 1209c-204-130-610 54-611-389-1-495 406-868 974-815-50 385-152 1050-363 1204z">
              <text:p/>
            </draw:path>
            <draw:path draw:style-name="gr88" draw:text-style-name="P14" draw:layer="layout" svg:width="0.038cm" svg:height="0.159cm" svg:x="22.177cm" svg:y="8.245cm" svg:viewBox="0 0 39 160" svg:d="M0 0c31 54 44 102 37 160">
              <text:p/>
            </draw:path>
            <draw:path draw:style-name="gr88" draw:text-style-name="P14" draw:layer="layout" svg:width="0.164cm" svg:height="0.44cm" svg:x="22.202cm" svg:y="8.429cm" svg:viewBox="0 0 165 441" svg:d="M0 441c203-105 176-229 140-441">
              <text:p/>
            </draw:path>
            <draw:path draw:style-name="gr88" draw:text-style-name="P14" draw:layer="layout" svg:width="0.194cm" svg:height="0.039cm" svg:x="21.978cm" svg:y="8.684cm" svg:viewBox="0 0 195 40" svg:d="M0 40c42-45 139-49 195-28">
              <text:p/>
            </draw:path>
            <draw:path draw:style-name="gr88" draw:text-style-name="P14" draw:layer="layout" svg:width="0.191cm" svg:height="0.075cm" svg:x="21.671cm" svg:y="8.701cm" svg:viewBox="0 0 192 76" svg:d="M0 0c68 2 142 32 192 76">
              <text:p/>
            </draw:path>
            <draw:path draw:style-name="gr88" draw:text-style-name="P14" draw:layer="layout" svg:width="0.051cm" svg:height="0.19cm" svg:x="21.834cm" svg:y="8.974cm" svg:viewBox="0 0 52 191" svg:d="M6 0c-14 71-7 143 46 191">
              <text:p/>
            </draw:path>
            <draw:path draw:style-name="gr88" draw:text-style-name="P14" draw:layer="layout" svg:width="0.219cm" svg:height="0.398cm" svg:x="21.829cm" svg:y="8.951cm" svg:viewBox="0 0 220 399" svg:d="M220 0c-19 195-85 336-220 399">
              <text:p/>
            </draw:path>
            <draw:path draw:style-name="gr88" draw:text-style-name="P14" draw:layer="layout" svg:width="0.501cm" svg:height="0.164cm" svg:x="22.049cm" svg:y="8.392cm" svg:viewBox="0 0 502 165" svg:d="M502 49c-235-186-274 228-502 86">
              <text:p/>
            </draw:path>
            <draw:path draw:style-name="gr88" draw:text-style-name="P14" draw:layer="layout" svg:width="0.23cm" svg:height="0.559cm" svg:x="21.748cm" svg:y="8.432cm" svg:viewBox="0 0 231 560" svg:d="M108 0c187 235 168 550-108 560">
              <text:p/>
            </draw:path>
            <draw:path draw:style-name="gr87" draw:text-style-name="P21" draw:layer="layout" svg:width="0.973cm" svg:height="1.208cm" svg:x="21.61cm" svg:y="8.2cm" svg:viewBox="0 0 974 1209" svg:d="M611 1209c-204-130-610 54-611-389-1-495 406-868 974-815-50 385-152 1050-363 1204z">
              <text:p/>
            </draw:path>
            <draw:path draw:style-name="gr86" draw:text-style-name="P20" draw:layer="layout" svg:width="1.011cm" svg:height="0.729cm" svg:x="22.135cm" svg:y="8.831cm" svg:viewBox="0 0 1012 730" svg:d="M583 3c-305 30-563 201-582 420-44 521 954 271 1000 41 62-304-145-489-418-461z">
              <text:p/>
            </draw:path>
            <draw:path draw:style-name="gr88" draw:text-style-name="P14" draw:layer="layout" svg:width="0.016cm" svg:height="0.151cm" svg:x="22.582cm" svg:y="8.858cm" svg:viewBox="0 0 17 152" svg:d="M0 0c14 42 24 87 12 152">
              <text:p/>
            </draw:path>
            <draw:path draw:style-name="gr88" draw:text-style-name="P14" draw:layer="layout" svg:width="0.016cm" svg:height="0.186cm" svg:x="22.862cm" svg:y="9.31cm" svg:viewBox="0 0 17 187" svg:d="M9 0c15 63 7 125-9 187">
              <text:p/>
            </draw:path>
            <draw:path draw:style-name="gr88" draw:text-style-name="P14" draw:layer="layout" svg:width="0.391cm" svg:height="0.261cm" svg:x="22.663cm" svg:y="9.162cm" svg:viewBox="0 0 392 262" svg:d="M392 3c-114-4-336-37-392 259">
              <text:p/>
            </draw:path>
            <draw:path draw:style-name="gr88" draw:text-style-name="P14" draw:layer="layout" svg:width="0.075cm" svg:height="0.292cm" svg:x="22.324cm" svg:y="9.13cm" svg:viewBox="0 0 76 293" svg:d="M68 0c12 114 22 226-68 293">
              <text:p/>
            </draw:path>
            <draw:path draw:style-name="gr88" draw:text-style-name="P14" draw:layer="layout" svg:width="0.062cm" svg:height="0.314cm" svg:x="22.498cm" svg:y="9.247cm" svg:viewBox="0 0 63 315" svg:d="M0 315c77-91 67-219 54-315">
              <text:p/>
            </draw:path>
            <draw:path draw:style-name="gr88" draw:text-style-name="P14" draw:layer="layout" svg:width="0.618cm" svg:height="0.129cm" svg:x="22.268cm" svg:y="9.004cm" svg:viewBox="0 0 619 130" svg:d="M0 11c136 283 401-34 619-10">
              <text:p/>
            </draw:path>
            <draw:path draw:style-name="gr87" draw:text-style-name="P21" draw:layer="layout" svg:width="1.011cm" svg:height="0.729cm" svg:x="22.135cm" svg:y="8.831cm" svg:viewBox="0 0 1012 730" svg:d="M583 3c-305 30-563 201-582 420-44 521 954 271 1000 41 62-304-145-489-418-461z">
              <text:p/>
            </draw:path>
            <draw:path draw:style-name="gr86" draw:text-style-name="P20" draw:layer="layout" svg:width="0.385cm" svg:height="0.718cm" svg:x="23.051cm" svg:y="8.64cm" svg:viewBox="0 0 386 719" svg:d="M278 0c58 106 127 330 104 421-49 191-221 198-332 298-98-271-66-597 228-719z">
              <text:p/>
            </draw:path>
            <draw:path draw:style-name="gr87" draw:text-style-name="P21" draw:layer="layout" svg:width="0.385cm" svg:height="0.718cm" svg:x="23.051cm" svg:y="8.64cm" svg:viewBox="0 0 386 719" svg:d="M278 0c58 106 127 330 104 421-49 191-221 198-332 298-98-271-66-597 228-719z">
              <text:p/>
            </draw:path>
            <draw:path draw:style-name="gr88" draw:text-style-name="P14" draw:layer="layout" svg:width="0.096cm" svg:height="0.163cm" svg:x="23.205cm" svg:y="8.811cm" svg:viewBox="0 0 97 164" svg:d="M0 164c7-71 32-131 97-164">
              <text:p/>
            </draw:path>
            <draw:path draw:style-name="gr88" draw:text-style-name="P14" draw:layer="layout" svg:width="0.27cm" svg:height="0.084cm" svg:x="23.053cm" svg:y="8.973cm" svg:viewBox="0 0 271 85" svg:d="M0 64c77-103 224-71 271 21">
              <text:p/>
            </draw:path>
            <draw:path draw:style-name="gr88" draw:text-style-name="P14" draw:layer="layout" svg:width="0.12cm" svg:height="0.17cm" svg:x="23.138cm" svg:y="9.103cm" svg:viewBox="0 0 121 171" svg:d="M0 0c101 42 99 110 121 171">
              <text:p/>
            </draw:path>
          </draw:g>
          <draw:custom-shape draw:style-name="gr90" draw:text-style-name="P40" draw:layer="layout" svg:width="0.5cm" svg:height="0.5cm" svg:x="21.876cm" svg:y="8.703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91" draw:text-style-name="P41" draw:layer="layout" svg:width="0.5cm" svg:height="0.5cm" svg:x="22.666cm" svg:y="8.703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style-name="gr85">
          <draw:g draw:style-name="gr28">
            <draw:path draw:style-name="gr86" draw:text-style-name="P20" draw:layer="layout" svg:width="0.984cm" svg:height="0.996cm" svg:x="21.033cm" svg:y="6.455cm" svg:viewBox="0 0 985 997" svg:d="M985 435c-119 187-239 375-359 562-188-13-377-26-565-40-21-178-41-357-61-536 80-140 160-281 240-421 453 34 659 248 745 435z">
              <text:p/>
            </draw:path>
            <draw:path draw:style-name="gr87" draw:text-style-name="P21" draw:layer="layout" svg:width="0.984cm" svg:height="0.996cm" svg:x="21.033cm" svg:y="6.455cm" svg:viewBox="0 0 985 997" svg:d="M985 435c-119 187-239 375-359 562-188-13-377-26-565-40-21-178-41-357-61-536 80-140 160-281 240-421 453 34 659 248 745 435z">
              <text:p/>
            </draw:path>
            <draw:path draw:style-name="gr88" draw:text-style-name="P14" draw:layer="layout" svg:width="0.072cm" svg:height="0.26cm" svg:x="21.58cm" svg:y="6.841cm" svg:viewBox="0 0 73 261" svg:d="M0 0c98 70 91 174 19 261">
              <text:p/>
            </draw:path>
            <draw:path draw:style-name="gr88" draw:text-style-name="P14" draw:layer="layout" svg:width="0.17cm" svg:height="0.175cm" svg:x="21.662cm" svg:y="6.68cm" svg:viewBox="0 0 171 176" svg:d="M171 176c-23-69-104-131-171-176">
              <text:p/>
            </draw:path>
            <draw:path draw:style-name="gr88" draw:text-style-name="P14" draw:layer="layout" svg:width="0.207cm" svg:height="0.056cm" svg:x="21.259cm" svg:y="6.567cm" svg:viewBox="0 0 208 57" svg:d="M0 0c73 48 143 68 208 50">
              <text:p/>
            </draw:path>
            <draw:path draw:style-name="gr88" draw:text-style-name="P14" draw:layer="layout" svg:width="0.356cm" svg:height="0.164cm" svg:x="21.397cm" svg:y="6.596cm" svg:viewBox="0 0 357 165" svg:d="M357 0c-83 113-227 143-357 165">
              <text:p/>
            </draw:path>
            <draw:path draw:style-name="gr88" draw:text-style-name="P14" draw:layer="layout" svg:width="0.285cm" svg:height="0.052cm" svg:x="21.194cm" svg:y="6.907cm" svg:viewBox="0 0 286 53" svg:d="M0 53c79-41 156-63 286-49">
              <text:p/>
            </draw:path>
            <draw:path draw:style-name="gr89" draw:text-style-name="P20" draw:layer="layout" svg:width="0.973cm" svg:height="1.208cm" svg:x="20.3cm" svg:y="6.45cm" svg:viewBox="0 0 974 1209" svg:d="M611 1209c-204-130-610 54-611-389-1-495 406-868 974-815-50 385-152 1050-363 1204z">
              <text:p/>
            </draw:path>
            <draw:path draw:style-name="gr88" draw:text-style-name="P14" draw:layer="layout" svg:width="0.038cm" svg:height="0.159cm" svg:x="20.867cm" svg:y="6.495cm" svg:viewBox="0 0 39 160" svg:d="M0 0c31 54 44 102 37 160">
              <text:p/>
            </draw:path>
            <draw:path draw:style-name="gr88" draw:text-style-name="P14" draw:layer="layout" svg:width="0.164cm" svg:height="0.44cm" svg:x="20.892cm" svg:y="6.679cm" svg:viewBox="0 0 165 441" svg:d="M0 441c203-105 176-229 140-441">
              <text:p/>
            </draw:path>
            <draw:path draw:style-name="gr88" draw:text-style-name="P14" draw:layer="layout" svg:width="0.194cm" svg:height="0.039cm" svg:x="20.668cm" svg:y="6.934cm" svg:viewBox="0 0 195 40" svg:d="M0 40c42-45 139-49 195-28">
              <text:p/>
            </draw:path>
            <draw:path draw:style-name="gr88" draw:text-style-name="P14" draw:layer="layout" svg:width="0.191cm" svg:height="0.075cm" svg:x="20.361cm" svg:y="6.951cm" svg:viewBox="0 0 192 76" svg:d="M0 0c68 2 142 32 192 76">
              <text:p/>
            </draw:path>
            <draw:path draw:style-name="gr88" draw:text-style-name="P14" draw:layer="layout" svg:width="0.051cm" svg:height="0.19cm" svg:x="20.524cm" svg:y="7.224cm" svg:viewBox="0 0 52 191" svg:d="M6 0c-14 71-7 143 46 191">
              <text:p/>
            </draw:path>
            <draw:path draw:style-name="gr88" draw:text-style-name="P14" draw:layer="layout" svg:width="0.219cm" svg:height="0.398cm" svg:x="20.519cm" svg:y="7.201cm" svg:viewBox="0 0 220 399" svg:d="M220 0c-19 195-85 336-220 399">
              <text:p/>
            </draw:path>
            <draw:path draw:style-name="gr88" draw:text-style-name="P14" draw:layer="layout" svg:width="0.501cm" svg:height="0.164cm" svg:x="20.739cm" svg:y="6.642cm" svg:viewBox="0 0 502 165" svg:d="M502 49c-235-186-274 228-502 86">
              <text:p/>
            </draw:path>
            <draw:path draw:style-name="gr88" draw:text-style-name="P14" draw:layer="layout" svg:width="0.23cm" svg:height="0.559cm" svg:x="20.438cm" svg:y="6.682cm" svg:viewBox="0 0 231 560" svg:d="M108 0c187 235 168 550-108 560">
              <text:p/>
            </draw:path>
            <draw:path draw:style-name="gr87" draw:text-style-name="P21" draw:layer="layout" svg:width="0.973cm" svg:height="1.208cm" svg:x="20.3cm" svg:y="6.45cm" svg:viewBox="0 0 974 1209" svg:d="M611 1209c-204-130-610 54-611-389-1-495 406-868 974-815-50 385-152 1050-363 1204z">
              <text:p/>
            </draw:path>
            <draw:path draw:style-name="gr86" draw:text-style-name="P20" draw:layer="layout" svg:width="1.011cm" svg:height="0.729cm" svg:x="20.825cm" svg:y="7.081cm" svg:viewBox="0 0 1012 730" svg:d="M583 3c-305 30-563 201-582 420-44 521 954 271 1000 41 62-304-145-489-418-461z">
              <text:p/>
            </draw:path>
            <draw:path draw:style-name="gr88" draw:text-style-name="P14" draw:layer="layout" svg:width="0.016cm" svg:height="0.151cm" svg:x="21.272cm" svg:y="7.108cm" svg:viewBox="0 0 17 152" svg:d="M0 0c14 42 24 87 12 152">
              <text:p/>
            </draw:path>
            <draw:path draw:style-name="gr88" draw:text-style-name="P14" draw:layer="layout" svg:width="0.016cm" svg:height="0.186cm" svg:x="21.552cm" svg:y="7.56cm" svg:viewBox="0 0 17 187" svg:d="M9 0c15 63 7 125-9 187">
              <text:p/>
            </draw:path>
            <draw:path draw:style-name="gr88" draw:text-style-name="P14" draw:layer="layout" svg:width="0.391cm" svg:height="0.261cm" svg:x="21.353cm" svg:y="7.412cm" svg:viewBox="0 0 392 262" svg:d="M392 3c-114-4-336-37-392 259">
              <text:p/>
            </draw:path>
            <draw:path draw:style-name="gr88" draw:text-style-name="P14" draw:layer="layout" svg:width="0.075cm" svg:height="0.292cm" svg:x="21.014cm" svg:y="7.38cm" svg:viewBox="0 0 76 293" svg:d="M68 0c12 114 22 226-68 293">
              <text:p/>
            </draw:path>
            <draw:path draw:style-name="gr88" draw:text-style-name="P14" draw:layer="layout" svg:width="0.062cm" svg:height="0.314cm" svg:x="21.188cm" svg:y="7.497cm" svg:viewBox="0 0 63 315" svg:d="M0 315c77-91 67-219 54-315">
              <text:p/>
            </draw:path>
            <draw:path draw:style-name="gr88" draw:text-style-name="P14" draw:layer="layout" svg:width="0.618cm" svg:height="0.129cm" svg:x="20.958cm" svg:y="7.254cm" svg:viewBox="0 0 619 130" svg:d="M0 11c136 283 401-34 619-10">
              <text:p/>
            </draw:path>
            <draw:path draw:style-name="gr87" draw:text-style-name="P21" draw:layer="layout" svg:width="1.011cm" svg:height="0.729cm" svg:x="20.825cm" svg:y="7.081cm" svg:viewBox="0 0 1012 730" svg:d="M583 3c-305 30-563 201-582 420-44 521 954 271 1000 41 62-304-145-489-418-461z">
              <text:p/>
            </draw:path>
            <draw:path draw:style-name="gr86" draw:text-style-name="P20" draw:layer="layout" svg:width="0.385cm" svg:height="0.718cm" svg:x="21.741cm" svg:y="6.89cm" svg:viewBox="0 0 386 719" svg:d="M278 0c58 106 127 330 104 421-49 191-221 198-332 298-98-271-66-597 228-719z">
              <text:p/>
            </draw:path>
            <draw:path draw:style-name="gr87" draw:text-style-name="P21" draw:layer="layout" svg:width="0.385cm" svg:height="0.718cm" svg:x="21.741cm" svg:y="6.89cm" svg:viewBox="0 0 386 719" svg:d="M278 0c58 106 127 330 104 421-49 191-221 198-332 298-98-271-66-597 228-719z">
              <text:p/>
            </draw:path>
            <draw:path draw:style-name="gr88" draw:text-style-name="P14" draw:layer="layout" svg:width="0.096cm" svg:height="0.163cm" svg:x="21.895cm" svg:y="7.061cm" svg:viewBox="0 0 97 164" svg:d="M0 164c7-71 32-131 97-164">
              <text:p/>
            </draw:path>
            <draw:path draw:style-name="gr88" draw:text-style-name="P14" draw:layer="layout" svg:width="0.27cm" svg:height="0.084cm" svg:x="21.743cm" svg:y="7.223cm" svg:viewBox="0 0 271 85" svg:d="M0 64c77-103 224-71 271 21">
              <text:p/>
            </draw:path>
            <draw:path draw:style-name="gr88" draw:text-style-name="P14" draw:layer="layout" svg:width="0.12cm" svg:height="0.17cm" svg:x="21.828cm" svg:y="7.353cm" svg:viewBox="0 0 121 171" svg:d="M0 0c101 42 99 110 121 171">
              <text:p/>
            </draw:path>
          </draw:g>
          <draw:custom-shape draw:style-name="gr90" draw:text-style-name="P40" draw:layer="layout" svg:width="0.5cm" svg:height="0.5cm" svg:x="20.566cm" svg:y="6.953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91" draw:text-style-name="P41" draw:layer="layout" svg:width="0.5cm" svg:height="0.5cm" svg:x="21.356cm" svg:y="6.953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style-name="gr85">
          <draw:g draw:style-name="gr28">
            <draw:path draw:style-name="gr86" draw:text-style-name="P20" draw:layer="layout" svg:width="0.984cm" svg:height="0.996cm" svg:x="24.033cm" svg:y="5.593cm" svg:viewBox="0 0 985 997" svg:d="M985 435c-119 187-239 375-359 562-188-13-377-26-565-40-21-178-41-357-61-536 80-140 160-281 240-421 453 34 659 248 745 435z">
              <text:p/>
            </draw:path>
            <draw:path draw:style-name="gr87" draw:text-style-name="P21" draw:layer="layout" svg:width="0.984cm" svg:height="0.996cm" svg:x="24.033cm" svg:y="5.593cm" svg:viewBox="0 0 985 997" svg:d="M985 435c-119 187-239 375-359 562-188-13-377-26-565-40-21-178-41-357-61-536 80-140 160-281 240-421 453 34 659 248 745 435z">
              <text:p/>
            </draw:path>
            <draw:path draw:style-name="gr88" draw:text-style-name="P14" draw:layer="layout" svg:width="0.072cm" svg:height="0.26cm" svg:x="24.58cm" svg:y="5.979cm" svg:viewBox="0 0 73 261" svg:d="M0 0c98 70 91 174 19 261">
              <text:p/>
            </draw:path>
            <draw:path draw:style-name="gr88" draw:text-style-name="P14" draw:layer="layout" svg:width="0.17cm" svg:height="0.175cm" svg:x="24.662cm" svg:y="5.818cm" svg:viewBox="0 0 171 176" svg:d="M171 176c-23-69-104-131-171-176">
              <text:p/>
            </draw:path>
            <draw:path draw:style-name="gr88" draw:text-style-name="P14" draw:layer="layout" svg:width="0.207cm" svg:height="0.056cm" svg:x="24.259cm" svg:y="5.705cm" svg:viewBox="0 0 208 57" svg:d="M0 0c73 48 143 68 208 50">
              <text:p/>
            </draw:path>
            <draw:path draw:style-name="gr88" draw:text-style-name="P14" draw:layer="layout" svg:width="0.356cm" svg:height="0.164cm" svg:x="24.397cm" svg:y="5.734cm" svg:viewBox="0 0 357 165" svg:d="M357 0c-83 113-227 143-357 165">
              <text:p/>
            </draw:path>
            <draw:path draw:style-name="gr88" draw:text-style-name="P14" draw:layer="layout" svg:width="0.285cm" svg:height="0.052cm" svg:x="24.194cm" svg:y="6.045cm" svg:viewBox="0 0 286 53" svg:d="M0 53c79-41 156-63 286-49">
              <text:p/>
            </draw:path>
            <draw:path draw:style-name="gr89" draw:text-style-name="P20" draw:layer="layout" svg:width="0.973cm" svg:height="1.208cm" svg:x="23.3cm" svg:y="5.588cm" svg:viewBox="0 0 974 1209" svg:d="M611 1209c-204-130-610 54-611-389-1-495 406-868 974-815-50 385-152 1050-363 1204z">
              <text:p/>
            </draw:path>
            <draw:path draw:style-name="gr88" draw:text-style-name="P14" draw:layer="layout" svg:width="0.038cm" svg:height="0.159cm" svg:x="23.867cm" svg:y="5.633cm" svg:viewBox="0 0 39 160" svg:d="M0 0c31 54 44 102 37 160">
              <text:p/>
            </draw:path>
            <draw:path draw:style-name="gr88" draw:text-style-name="P14" draw:layer="layout" svg:width="0.164cm" svg:height="0.44cm" svg:x="23.892cm" svg:y="5.817cm" svg:viewBox="0 0 165 441" svg:d="M0 441c203-105 176-229 140-441">
              <text:p/>
            </draw:path>
            <draw:path draw:style-name="gr88" draw:text-style-name="P14" draw:layer="layout" svg:width="0.194cm" svg:height="0.039cm" svg:x="23.668cm" svg:y="6.072cm" svg:viewBox="0 0 195 40" svg:d="M0 40c42-45 139-49 195-28">
              <text:p/>
            </draw:path>
            <draw:path draw:style-name="gr88" draw:text-style-name="P14" draw:layer="layout" svg:width="0.191cm" svg:height="0.075cm" svg:x="23.361cm" svg:y="6.089cm" svg:viewBox="0 0 192 76" svg:d="M0 0c68 2 142 32 192 76">
              <text:p/>
            </draw:path>
            <draw:path draw:style-name="gr88" draw:text-style-name="P14" draw:layer="layout" svg:width="0.051cm" svg:height="0.19cm" svg:x="23.524cm" svg:y="6.362cm" svg:viewBox="0 0 52 191" svg:d="M6 0c-14 71-7 143 46 191">
              <text:p/>
            </draw:path>
            <draw:path draw:style-name="gr88" draw:text-style-name="P14" draw:layer="layout" svg:width="0.219cm" svg:height="0.398cm" svg:x="23.519cm" svg:y="6.339cm" svg:viewBox="0 0 220 399" svg:d="M220 0c-19 195-85 336-220 399">
              <text:p/>
            </draw:path>
            <draw:path draw:style-name="gr88" draw:text-style-name="P14" draw:layer="layout" svg:width="0.501cm" svg:height="0.164cm" svg:x="23.739cm" svg:y="5.78cm" svg:viewBox="0 0 502 165" svg:d="M502 49c-235-186-274 228-502 86">
              <text:p/>
            </draw:path>
            <draw:path draw:style-name="gr88" draw:text-style-name="P14" draw:layer="layout" svg:width="0.23cm" svg:height="0.559cm" svg:x="23.438cm" svg:y="5.82cm" svg:viewBox="0 0 231 560" svg:d="M108 0c187 235 168 550-108 560">
              <text:p/>
            </draw:path>
            <draw:path draw:style-name="gr87" draw:text-style-name="P21" draw:layer="layout" svg:width="0.973cm" svg:height="1.208cm" svg:x="23.3cm" svg:y="5.588cm" svg:viewBox="0 0 974 1209" svg:d="M611 1209c-204-130-610 54-611-389-1-495 406-868 974-815-50 385-152 1050-363 1204z">
              <text:p/>
            </draw:path>
            <draw:path draw:style-name="gr86" draw:text-style-name="P20" draw:layer="layout" svg:width="1.011cm" svg:height="0.729cm" svg:x="23.825cm" svg:y="6.219cm" svg:viewBox="0 0 1012 730" svg:d="M583 3c-305 30-563 201-582 420-44 521 954 271 1000 41 62-304-145-489-418-461z">
              <text:p/>
            </draw:path>
            <draw:path draw:style-name="gr88" draw:text-style-name="P14" draw:layer="layout" svg:width="0.016cm" svg:height="0.151cm" svg:x="24.272cm" svg:y="6.246cm" svg:viewBox="0 0 17 152" svg:d="M0 0c14 42 24 87 12 152">
              <text:p/>
            </draw:path>
            <draw:path draw:style-name="gr88" draw:text-style-name="P14" draw:layer="layout" svg:width="0.016cm" svg:height="0.186cm" svg:x="24.552cm" svg:y="6.698cm" svg:viewBox="0 0 17 187" svg:d="M9 0c15 63 7 125-9 187">
              <text:p/>
            </draw:path>
            <draw:path draw:style-name="gr88" draw:text-style-name="P14" draw:layer="layout" svg:width="0.391cm" svg:height="0.261cm" svg:x="24.353cm" svg:y="6.55cm" svg:viewBox="0 0 392 262" svg:d="M392 3c-114-4-336-37-392 259">
              <text:p/>
            </draw:path>
            <draw:path draw:style-name="gr88" draw:text-style-name="P14" draw:layer="layout" svg:width="0.075cm" svg:height="0.292cm" svg:x="24.014cm" svg:y="6.518cm" svg:viewBox="0 0 76 293" svg:d="M68 0c12 114 22 226-68 293">
              <text:p/>
            </draw:path>
            <draw:path draw:style-name="gr88" draw:text-style-name="P14" draw:layer="layout" svg:width="0.062cm" svg:height="0.314cm" svg:x="24.188cm" svg:y="6.635cm" svg:viewBox="0 0 63 315" svg:d="M0 315c77-91 67-219 54-315">
              <text:p/>
            </draw:path>
            <draw:path draw:style-name="gr88" draw:text-style-name="P14" draw:layer="layout" svg:width="0.618cm" svg:height="0.129cm" svg:x="23.958cm" svg:y="6.392cm" svg:viewBox="0 0 619 130" svg:d="M0 11c136 283 401-34 619-10">
              <text:p/>
            </draw:path>
            <draw:path draw:style-name="gr87" draw:text-style-name="P21" draw:layer="layout" svg:width="1.011cm" svg:height="0.729cm" svg:x="23.825cm" svg:y="6.219cm" svg:viewBox="0 0 1012 730" svg:d="M583 3c-305 30-563 201-582 420-44 521 954 271 1000 41 62-304-145-489-418-461z">
              <text:p/>
            </draw:path>
            <draw:path draw:style-name="gr86" draw:text-style-name="P20" draw:layer="layout" svg:width="0.385cm" svg:height="0.718cm" svg:x="24.741cm" svg:y="6.028cm" svg:viewBox="0 0 386 719" svg:d="M278 0c58 106 127 330 104 421-49 191-221 198-332 298-98-271-66-597 228-719z">
              <text:p/>
            </draw:path>
            <draw:path draw:style-name="gr87" draw:text-style-name="P21" draw:layer="layout" svg:width="0.385cm" svg:height="0.718cm" svg:x="24.741cm" svg:y="6.028cm" svg:viewBox="0 0 386 719" svg:d="M278 0c58 106 127 330 104 421-49 191-221 198-332 298-98-271-66-597 228-719z">
              <text:p/>
            </draw:path>
            <draw:path draw:style-name="gr88" draw:text-style-name="P14" draw:layer="layout" svg:width="0.096cm" svg:height="0.163cm" svg:x="24.895cm" svg:y="6.199cm" svg:viewBox="0 0 97 164" svg:d="M0 164c7-71 32-131 97-164">
              <text:p/>
            </draw:path>
            <draw:path draw:style-name="gr88" draw:text-style-name="P14" draw:layer="layout" svg:width="0.27cm" svg:height="0.084cm" svg:x="24.743cm" svg:y="6.361cm" svg:viewBox="0 0 271 85" svg:d="M0 64c77-103 224-71 271 21">
              <text:p/>
            </draw:path>
            <draw:path draw:style-name="gr88" draw:text-style-name="P14" draw:layer="layout" svg:width="0.12cm" svg:height="0.17cm" svg:x="24.828cm" svg:y="6.491cm" svg:viewBox="0 0 121 171" svg:d="M0 0c101 42 99 110 121 171">
              <text:p/>
            </draw:path>
          </draw:g>
          <draw:custom-shape draw:style-name="gr90" draw:text-style-name="P40" draw:layer="layout" svg:width="0.5cm" svg:height="0.5cm" svg:x="23.566cm" svg:y="6.091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91" draw:text-style-name="P41" draw:layer="layout" svg:width="0.5cm" svg:height="0.5cm" svg:x="24.356cm" svg:y="6.091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style-name="gr85">
          <draw:g draw:style-name="gr28">
            <draw:path draw:style-name="gr86" draw:text-style-name="P20" draw:layer="layout" svg:width="0.984cm" svg:height="0.996cm" svg:x="21.183cm" svg:y="14.001cm" svg:viewBox="0 0 985 997" svg:d="M985 435c-119 187-239 375-359 562-188-13-377-26-565-40-21-178-41-357-61-536 80-140 160-281 240-421 453 34 659 248 745 435z">
              <text:p/>
            </draw:path>
            <draw:path draw:style-name="gr87" draw:text-style-name="P21" draw:layer="layout" svg:width="0.984cm" svg:height="0.996cm" svg:x="21.183cm" svg:y="14.001cm" svg:viewBox="0 0 985 997" svg:d="M985 435c-119 187-239 375-359 562-188-13-377-26-565-40-21-178-41-357-61-536 80-140 160-281 240-421 453 34 659 248 745 435z">
              <text:p/>
            </draw:path>
            <draw:path draw:style-name="gr88" draw:text-style-name="P14" draw:layer="layout" svg:width="0.072cm" svg:height="0.26cm" svg:x="21.73cm" svg:y="14.387cm" svg:viewBox="0 0 73 261" svg:d="M0 0c98 70 91 174 19 261">
              <text:p/>
            </draw:path>
            <draw:path draw:style-name="gr88" draw:text-style-name="P14" draw:layer="layout" svg:width="0.17cm" svg:height="0.175cm" svg:x="21.812cm" svg:y="14.226cm" svg:viewBox="0 0 171 176" svg:d="M171 176c-23-69-104-131-171-176">
              <text:p/>
            </draw:path>
            <draw:path draw:style-name="gr88" draw:text-style-name="P14" draw:layer="layout" svg:width="0.207cm" svg:height="0.056cm" svg:x="21.409cm" svg:y="14.113cm" svg:viewBox="0 0 208 57" svg:d="M0 0c73 48 143 68 208 50">
              <text:p/>
            </draw:path>
            <draw:path draw:style-name="gr88" draw:text-style-name="P14" draw:layer="layout" svg:width="0.356cm" svg:height="0.164cm" svg:x="21.547cm" svg:y="14.142cm" svg:viewBox="0 0 357 165" svg:d="M357 0c-83 113-227 143-357 165">
              <text:p/>
            </draw:path>
            <draw:path draw:style-name="gr88" draw:text-style-name="P14" draw:layer="layout" svg:width="0.285cm" svg:height="0.052cm" svg:x="21.344cm" svg:y="14.453cm" svg:viewBox="0 0 286 53" svg:d="M0 53c79-41 156-63 286-49">
              <text:p/>
            </draw:path>
            <draw:path draw:style-name="gr89" draw:text-style-name="P20" draw:layer="layout" svg:width="0.973cm" svg:height="1.208cm" svg:x="20.45cm" svg:y="13.996cm" svg:viewBox="0 0 974 1209" svg:d="M611 1209c-204-130-610 54-611-389-1-495 406-868 974-815-50 385-152 1050-363 1204z">
              <text:p/>
            </draw:path>
            <draw:path draw:style-name="gr88" draw:text-style-name="P14" draw:layer="layout" svg:width="0.038cm" svg:height="0.159cm" svg:x="21.017cm" svg:y="14.041cm" svg:viewBox="0 0 39 160" svg:d="M0 0c31 54 44 102 37 160">
              <text:p/>
            </draw:path>
            <draw:path draw:style-name="gr88" draw:text-style-name="P14" draw:layer="layout" svg:width="0.164cm" svg:height="0.44cm" svg:x="21.042cm" svg:y="14.225cm" svg:viewBox="0 0 165 441" svg:d="M0 441c203-105 176-229 140-441">
              <text:p/>
            </draw:path>
            <draw:path draw:style-name="gr88" draw:text-style-name="P14" draw:layer="layout" svg:width="0.194cm" svg:height="0.039cm" svg:x="20.818cm" svg:y="14.48cm" svg:viewBox="0 0 195 40" svg:d="M0 40c42-45 139-49 195-28">
              <text:p/>
            </draw:path>
            <draw:path draw:style-name="gr88" draw:text-style-name="P14" draw:layer="layout" svg:width="0.191cm" svg:height="0.075cm" svg:x="20.511cm" svg:y="14.497cm" svg:viewBox="0 0 192 76" svg:d="M0 0c68 2 142 32 192 76">
              <text:p/>
            </draw:path>
            <draw:path draw:style-name="gr88" draw:text-style-name="P14" draw:layer="layout" svg:width="0.051cm" svg:height="0.19cm" svg:x="20.674cm" svg:y="14.77cm" svg:viewBox="0 0 52 191" svg:d="M6 0c-14 71-7 143 46 191">
              <text:p/>
            </draw:path>
            <draw:path draw:style-name="gr88" draw:text-style-name="P14" draw:layer="layout" svg:width="0.219cm" svg:height="0.398cm" svg:x="20.669cm" svg:y="14.747cm" svg:viewBox="0 0 220 399" svg:d="M220 0c-19 195-85 336-220 399">
              <text:p/>
            </draw:path>
            <draw:path draw:style-name="gr88" draw:text-style-name="P14" draw:layer="layout" svg:width="0.501cm" svg:height="0.164cm" svg:x="20.889cm" svg:y="14.188cm" svg:viewBox="0 0 502 165" svg:d="M502 49c-235-186-274 228-502 86">
              <text:p/>
            </draw:path>
            <draw:path draw:style-name="gr88" draw:text-style-name="P14" draw:layer="layout" svg:width="0.23cm" svg:height="0.559cm" svg:x="20.588cm" svg:y="14.228cm" svg:viewBox="0 0 231 560" svg:d="M108 0c187 235 168 550-108 560">
              <text:p/>
            </draw:path>
            <draw:path draw:style-name="gr87" draw:text-style-name="P21" draw:layer="layout" svg:width="0.973cm" svg:height="1.208cm" svg:x="20.45cm" svg:y="13.996cm" svg:viewBox="0 0 974 1209" svg:d="M611 1209c-204-130-610 54-611-389-1-495 406-868 974-815-50 385-152 1050-363 1204z">
              <text:p/>
            </draw:path>
            <draw:path draw:style-name="gr86" draw:text-style-name="P20" draw:layer="layout" svg:width="1.011cm" svg:height="0.729cm" svg:x="20.975cm" svg:y="14.627cm" svg:viewBox="0 0 1012 730" svg:d="M583 3c-305 30-563 201-582 420-44 521 954 271 1000 41 62-304-145-489-418-461z">
              <text:p/>
            </draw:path>
            <draw:path draw:style-name="gr88" draw:text-style-name="P14" draw:layer="layout" svg:width="0.016cm" svg:height="0.151cm" svg:x="21.422cm" svg:y="14.654cm" svg:viewBox="0 0 17 152" svg:d="M0 0c14 42 24 87 12 152">
              <text:p/>
            </draw:path>
            <draw:path draw:style-name="gr88" draw:text-style-name="P14" draw:layer="layout" svg:width="0.016cm" svg:height="0.186cm" svg:x="21.702cm" svg:y="15.106cm" svg:viewBox="0 0 17 187" svg:d="M9 0c15 63 7 125-9 187">
              <text:p/>
            </draw:path>
            <draw:path draw:style-name="gr88" draw:text-style-name="P14" draw:layer="layout" svg:width="0.391cm" svg:height="0.261cm" svg:x="21.503cm" svg:y="14.958cm" svg:viewBox="0 0 392 262" svg:d="M392 3c-114-4-336-37-392 259">
              <text:p/>
            </draw:path>
            <draw:path draw:style-name="gr88" draw:text-style-name="P14" draw:layer="layout" svg:width="0.075cm" svg:height="0.292cm" svg:x="21.164cm" svg:y="14.926cm" svg:viewBox="0 0 76 293" svg:d="M68 0c12 114 22 226-68 293">
              <text:p/>
            </draw:path>
            <draw:path draw:style-name="gr88" draw:text-style-name="P14" draw:layer="layout" svg:width="0.062cm" svg:height="0.314cm" svg:x="21.338cm" svg:y="15.043cm" svg:viewBox="0 0 63 315" svg:d="M0 315c77-91 67-219 54-315">
              <text:p/>
            </draw:path>
            <draw:path draw:style-name="gr88" draw:text-style-name="P14" draw:layer="layout" svg:width="0.618cm" svg:height="0.129cm" svg:x="21.108cm" svg:y="14.8cm" svg:viewBox="0 0 619 130" svg:d="M0 11c136 283 401-34 619-10">
              <text:p/>
            </draw:path>
            <draw:path draw:style-name="gr87" draw:text-style-name="P21" draw:layer="layout" svg:width="1.011cm" svg:height="0.729cm" svg:x="20.975cm" svg:y="14.627cm" svg:viewBox="0 0 1012 730" svg:d="M583 3c-305 30-563 201-582 420-44 521 954 271 1000 41 62-304-145-489-418-461z">
              <text:p/>
            </draw:path>
            <draw:path draw:style-name="gr86" draw:text-style-name="P20" draw:layer="layout" svg:width="0.385cm" svg:height="0.718cm" svg:x="21.891cm" svg:y="14.436cm" svg:viewBox="0 0 386 719" svg:d="M278 0c58 106 127 330 104 421-49 191-221 198-332 298-98-271-66-597 228-719z">
              <text:p/>
            </draw:path>
            <draw:path draw:style-name="gr87" draw:text-style-name="P21" draw:layer="layout" svg:width="0.385cm" svg:height="0.718cm" svg:x="21.891cm" svg:y="14.436cm" svg:viewBox="0 0 386 719" svg:d="M278 0c58 106 127 330 104 421-49 191-221 198-332 298-98-271-66-597 228-719z">
              <text:p/>
            </draw:path>
            <draw:path draw:style-name="gr88" draw:text-style-name="P14" draw:layer="layout" svg:width="0.096cm" svg:height="0.163cm" svg:x="22.045cm" svg:y="14.607cm" svg:viewBox="0 0 97 164" svg:d="M0 164c7-71 32-131 97-164">
              <text:p/>
            </draw:path>
            <draw:path draw:style-name="gr88" draw:text-style-name="P14" draw:layer="layout" svg:width="0.27cm" svg:height="0.084cm" svg:x="21.893cm" svg:y="14.769cm" svg:viewBox="0 0 271 85" svg:d="M0 64c77-103 224-71 271 21">
              <text:p/>
            </draw:path>
            <draw:path draw:style-name="gr88" draw:text-style-name="P14" draw:layer="layout" svg:width="0.12cm" svg:height="0.17cm" svg:x="21.978cm" svg:y="14.899cm" svg:viewBox="0 0 121 171" svg:d="M0 0c101 42 99 110 121 171">
              <text:p/>
            </draw:path>
          </draw:g>
          <draw:custom-shape draw:style-name="gr91" draw:text-style-name="P41" draw:layer="layout" svg:width="0.5cm" svg:height="0.5cm" svg:x="21.506cm" svg:y="14.499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2" draw:text-style-name="P42" draw:layer="layout" svg:width="0.4cm" svg:height="0.4cm" svg:x="21.094cm" svg:y="14.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g draw:style-name="gr28">
            <draw:path draw:style-name="gr86" draw:text-style-name="P20" draw:layer="layout" svg:width="0.984cm" svg:height="0.996cm" svg:x="16.483cm" svg:y="7.643cm" svg:viewBox="0 0 985 997" svg:d="M985 435c-119 187-239 375-359 562-188-13-377-26-565-40-21-178-41-357-61-536 80-140 160-281 240-421 453 34 659 248 745 435z">
              <text:p/>
            </draw:path>
            <draw:path draw:style-name="gr87" draw:text-style-name="P21" draw:layer="layout" svg:width="0.984cm" svg:height="0.996cm" svg:x="16.483cm" svg:y="7.643cm" svg:viewBox="0 0 985 997" svg:d="M985 435c-119 187-239 375-359 562-188-13-377-26-565-40-21-178-41-357-61-536 80-140 160-281 240-421 453 34 659 248 745 435z">
              <text:p/>
            </draw:path>
            <draw:path draw:style-name="gr88" draw:text-style-name="P14" draw:layer="layout" svg:width="0.072cm" svg:height="0.26cm" svg:x="17.03cm" svg:y="8.029cm" svg:viewBox="0 0 73 261" svg:d="M0 0c98 70 91 174 19 261">
              <text:p/>
            </draw:path>
            <draw:path draw:style-name="gr88" draw:text-style-name="P14" draw:layer="layout" svg:width="0.17cm" svg:height="0.175cm" svg:x="17.112cm" svg:y="7.868cm" svg:viewBox="0 0 171 176" svg:d="M171 176c-23-69-104-131-171-176">
              <text:p/>
            </draw:path>
            <draw:path draw:style-name="gr88" draw:text-style-name="P14" draw:layer="layout" svg:width="0.207cm" svg:height="0.056cm" svg:x="16.709cm" svg:y="7.755cm" svg:viewBox="0 0 208 57" svg:d="M0 0c73 48 143 68 208 50">
              <text:p/>
            </draw:path>
            <draw:path draw:style-name="gr88" draw:text-style-name="P14" draw:layer="layout" svg:width="0.356cm" svg:height="0.164cm" svg:x="16.847cm" svg:y="7.784cm" svg:viewBox="0 0 357 165" svg:d="M357 0c-83 113-227 143-357 165">
              <text:p/>
            </draw:path>
            <draw:path draw:style-name="gr88" draw:text-style-name="P14" draw:layer="layout" svg:width="0.285cm" svg:height="0.052cm" svg:x="16.644cm" svg:y="8.095cm" svg:viewBox="0 0 286 53" svg:d="M0 53c79-41 156-63 286-49">
              <text:p/>
            </draw:path>
            <draw:path draw:style-name="gr89" draw:text-style-name="P20" draw:layer="layout" svg:width="0.973cm" svg:height="1.208cm" svg:x="15.75cm" svg:y="7.638cm" svg:viewBox="0 0 974 1209" svg:d="M611 1209c-204-130-610 54-611-389-1-495 406-868 974-815-50 385-152 1050-363 1204z">
              <text:p/>
            </draw:path>
            <draw:path draw:style-name="gr88" draw:text-style-name="P14" draw:layer="layout" svg:width="0.038cm" svg:height="0.159cm" svg:x="16.317cm" svg:y="7.683cm" svg:viewBox="0 0 39 160" svg:d="M0 0c31 54 44 102 37 160">
              <text:p/>
            </draw:path>
            <draw:path draw:style-name="gr88" draw:text-style-name="P14" draw:layer="layout" svg:width="0.164cm" svg:height="0.44cm" svg:x="16.342cm" svg:y="7.867cm" svg:viewBox="0 0 165 441" svg:d="M0 441c203-105 176-229 140-441">
              <text:p/>
            </draw:path>
            <draw:path draw:style-name="gr88" draw:text-style-name="P14" draw:layer="layout" svg:width="0.194cm" svg:height="0.039cm" svg:x="16.118cm" svg:y="8.122cm" svg:viewBox="0 0 195 40" svg:d="M0 40c42-45 139-49 195-28">
              <text:p/>
            </draw:path>
            <draw:path draw:style-name="gr88" draw:text-style-name="P14" draw:layer="layout" svg:width="0.191cm" svg:height="0.075cm" svg:x="15.811cm" svg:y="8.139cm" svg:viewBox="0 0 192 76" svg:d="M0 0c68 2 142 32 192 76">
              <text:p/>
            </draw:path>
            <draw:path draw:style-name="gr88" draw:text-style-name="P14" draw:layer="layout" svg:width="0.051cm" svg:height="0.19cm" svg:x="15.974cm" svg:y="8.412cm" svg:viewBox="0 0 52 191" svg:d="M6 0c-14 71-7 143 46 191">
              <text:p/>
            </draw:path>
            <draw:path draw:style-name="gr88" draw:text-style-name="P14" draw:layer="layout" svg:width="0.219cm" svg:height="0.398cm" svg:x="15.969cm" svg:y="8.389cm" svg:viewBox="0 0 220 399" svg:d="M220 0c-19 195-85 336-220 399">
              <text:p/>
            </draw:path>
            <draw:path draw:style-name="gr88" draw:text-style-name="P14" draw:layer="layout" svg:width="0.501cm" svg:height="0.164cm" svg:x="16.189cm" svg:y="7.83cm" svg:viewBox="0 0 502 165" svg:d="M502 49c-235-186-274 228-502 86">
              <text:p/>
            </draw:path>
            <draw:path draw:style-name="gr88" draw:text-style-name="P14" draw:layer="layout" svg:width="0.23cm" svg:height="0.559cm" svg:x="15.888cm" svg:y="7.87cm" svg:viewBox="0 0 231 560" svg:d="M108 0c187 235 168 550-108 560">
              <text:p/>
            </draw:path>
            <draw:path draw:style-name="gr87" draw:text-style-name="P21" draw:layer="layout" svg:width="0.973cm" svg:height="1.208cm" svg:x="15.75cm" svg:y="7.638cm" svg:viewBox="0 0 974 1209" svg:d="M611 1209c-204-130-610 54-611-389-1-495 406-868 974-815-50 385-152 1050-363 1204z">
              <text:p/>
            </draw:path>
            <draw:path draw:style-name="gr86" draw:text-style-name="P20" draw:layer="layout" svg:width="1.011cm" svg:height="0.729cm" svg:x="16.275cm" svg:y="8.269cm" svg:viewBox="0 0 1012 730" svg:d="M583 3c-305 30-563 201-582 420-44 521 954 271 1000 41 62-304-145-489-418-461z">
              <text:p/>
            </draw:path>
            <draw:path draw:style-name="gr88" draw:text-style-name="P14" draw:layer="layout" svg:width="0.016cm" svg:height="0.151cm" svg:x="16.722cm" svg:y="8.296cm" svg:viewBox="0 0 17 152" svg:d="M0 0c14 42 24 87 12 152">
              <text:p/>
            </draw:path>
            <draw:path draw:style-name="gr88" draw:text-style-name="P14" draw:layer="layout" svg:width="0.016cm" svg:height="0.186cm" svg:x="17.002cm" svg:y="8.748cm" svg:viewBox="0 0 17 187" svg:d="M9 0c15 63 7 125-9 187">
              <text:p/>
            </draw:path>
            <draw:path draw:style-name="gr88" draw:text-style-name="P14" draw:layer="layout" svg:width="0.391cm" svg:height="0.261cm" svg:x="16.803cm" svg:y="8.6cm" svg:viewBox="0 0 392 262" svg:d="M392 3c-114-4-336-37-392 259">
              <text:p/>
            </draw:path>
            <draw:path draw:style-name="gr88" draw:text-style-name="P14" draw:layer="layout" svg:width="0.075cm" svg:height="0.292cm" svg:x="16.464cm" svg:y="8.568cm" svg:viewBox="0 0 76 293" svg:d="M68 0c12 114 22 226-68 293">
              <text:p/>
            </draw:path>
            <draw:path draw:style-name="gr88" draw:text-style-name="P14" draw:layer="layout" svg:width="0.062cm" svg:height="0.314cm" svg:x="16.638cm" svg:y="8.685cm" svg:viewBox="0 0 63 315" svg:d="M0 315c77-91 67-219 54-315">
              <text:p/>
            </draw:path>
            <draw:path draw:style-name="gr88" draw:text-style-name="P14" draw:layer="layout" svg:width="0.618cm" svg:height="0.129cm" svg:x="16.408cm" svg:y="8.442cm" svg:viewBox="0 0 619 130" svg:d="M0 11c136 283 401-34 619-10">
              <text:p/>
            </draw:path>
            <draw:path draw:style-name="gr87" draw:text-style-name="P21" draw:layer="layout" svg:width="1.011cm" svg:height="0.729cm" svg:x="16.275cm" svg:y="8.269cm" svg:viewBox="0 0 1012 730" svg:d="M583 3c-305 30-563 201-582 420-44 521 954 271 1000 41 62-304-145-489-418-461z">
              <text:p/>
            </draw:path>
            <draw:path draw:style-name="gr86" draw:text-style-name="P20" draw:layer="layout" svg:width="0.385cm" svg:height="0.718cm" svg:x="17.191cm" svg:y="8.078cm" svg:viewBox="0 0 386 719" svg:d="M278 0c58 106 127 330 104 421-49 191-221 198-332 298-98-271-66-597 228-719z">
              <text:p/>
            </draw:path>
            <draw:path draw:style-name="gr87" draw:text-style-name="P21" draw:layer="layout" svg:width="0.385cm" svg:height="0.718cm" svg:x="17.191cm" svg:y="8.078cm" svg:viewBox="0 0 386 719" svg:d="M278 0c58 106 127 330 104 421-49 191-221 198-332 298-98-271-66-597 228-719z">
              <text:p/>
            </draw:path>
            <draw:path draw:style-name="gr88" draw:text-style-name="P14" draw:layer="layout" svg:width="0.096cm" svg:height="0.163cm" svg:x="17.345cm" svg:y="8.249cm" svg:viewBox="0 0 97 164" svg:d="M0 164c7-71 32-131 97-164">
              <text:p/>
            </draw:path>
            <draw:path draw:style-name="gr88" draw:text-style-name="P14" draw:layer="layout" svg:width="0.27cm" svg:height="0.084cm" svg:x="17.193cm" svg:y="8.411cm" svg:viewBox="0 0 271 85" svg:d="M0 64c77-103 224-71 271 21">
              <text:p/>
            </draw:path>
            <draw:path draw:style-name="gr88" draw:text-style-name="P14" draw:layer="layout" svg:width="0.12cm" svg:height="0.17cm" svg:x="17.278cm" svg:y="8.541cm" svg:viewBox="0 0 121 171" svg:d="M0 0c101 42 99 110 121 171">
              <text:p/>
            </draw:path>
          </draw:g>
          <draw:custom-shape draw:style-name="gr91" draw:text-style-name="P41" draw:layer="layout" svg:width="0.5cm" svg:height="0.5cm" svg:x="16.308cm" svg:y="8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style-name="gr85">
          <draw:g draw:style-name="gr28">
            <draw:path draw:style-name="gr86" draw:text-style-name="P20" draw:layer="layout" svg:width="0.984cm" svg:height="0.996cm" svg:x="19.405cm" svg:y="15.505cm" svg:viewBox="0 0 985 997" svg:d="M985 435c-119 187-239 375-359 562-188-13-377-26-565-40-21-178-41-357-61-536 80-140 160-281 240-421 453 34 659 248 745 435z">
              <text:p/>
            </draw:path>
            <draw:path draw:style-name="gr87" draw:text-style-name="P21" draw:layer="layout" svg:width="0.984cm" svg:height="0.996cm" svg:x="19.405cm" svg:y="15.505cm" svg:viewBox="0 0 985 997" svg:d="M985 435c-119 187-239 375-359 562-188-13-377-26-565-40-21-178-41-357-61-536 80-140 160-281 240-421 453 34 659 248 745 435z">
              <text:p/>
            </draw:path>
            <draw:path draw:style-name="gr88" draw:text-style-name="P14" draw:layer="layout" svg:width="0.072cm" svg:height="0.26cm" svg:x="19.952cm" svg:y="15.891cm" svg:viewBox="0 0 73 261" svg:d="M0 0c98 70 91 174 19 261">
              <text:p/>
            </draw:path>
            <draw:path draw:style-name="gr88" draw:text-style-name="P14" draw:layer="layout" svg:width="0.17cm" svg:height="0.175cm" svg:x="20.034cm" svg:y="15.73cm" svg:viewBox="0 0 171 176" svg:d="M171 176c-23-69-104-131-171-176">
              <text:p/>
            </draw:path>
            <draw:path draw:style-name="gr88" draw:text-style-name="P14" draw:layer="layout" svg:width="0.207cm" svg:height="0.056cm" svg:x="19.631cm" svg:y="15.617cm" svg:viewBox="0 0 208 57" svg:d="M0 0c73 48 143 68 208 50">
              <text:p/>
            </draw:path>
            <draw:path draw:style-name="gr88" draw:text-style-name="P14" draw:layer="layout" svg:width="0.356cm" svg:height="0.164cm" svg:x="19.769cm" svg:y="15.646cm" svg:viewBox="0 0 357 165" svg:d="M357 0c-83 113-227 143-357 165">
              <text:p/>
            </draw:path>
            <draw:path draw:style-name="gr88" draw:text-style-name="P14" draw:layer="layout" svg:width="0.285cm" svg:height="0.052cm" svg:x="19.566cm" svg:y="15.957cm" svg:viewBox="0 0 286 53" svg:d="M0 53c79-41 156-63 286-49">
              <text:p/>
            </draw:path>
            <draw:path draw:style-name="gr89" draw:text-style-name="P20" draw:layer="layout" svg:width="0.973cm" svg:height="1.208cm" svg:x="18.672cm" svg:y="15.5cm" svg:viewBox="0 0 974 1209" svg:d="M611 1209c-204-130-610 54-611-389-1-495 406-868 974-815-50 385-152 1050-363 1204z">
              <text:p/>
            </draw:path>
            <draw:path draw:style-name="gr88" draw:text-style-name="P14" draw:layer="layout" svg:width="0.038cm" svg:height="0.159cm" svg:x="19.239cm" svg:y="15.545cm" svg:viewBox="0 0 39 160" svg:d="M0 0c31 54 44 102 37 160">
              <text:p/>
            </draw:path>
            <draw:path draw:style-name="gr88" draw:text-style-name="P14" draw:layer="layout" svg:width="0.164cm" svg:height="0.44cm" svg:x="19.264cm" svg:y="15.729cm" svg:viewBox="0 0 165 441" svg:d="M0 441c203-105 176-229 140-441">
              <text:p/>
            </draw:path>
            <draw:path draw:style-name="gr88" draw:text-style-name="P14" draw:layer="layout" svg:width="0.194cm" svg:height="0.039cm" svg:x="19.04cm" svg:y="15.984cm" svg:viewBox="0 0 195 40" svg:d="M0 40c42-45 139-49 195-28">
              <text:p/>
            </draw:path>
            <draw:path draw:style-name="gr88" draw:text-style-name="P14" draw:layer="layout" svg:width="0.191cm" svg:height="0.075cm" svg:x="18.733cm" svg:y="16.001cm" svg:viewBox="0 0 192 76" svg:d="M0 0c68 2 142 32 192 76">
              <text:p/>
            </draw:path>
            <draw:path draw:style-name="gr88" draw:text-style-name="P14" draw:layer="layout" svg:width="0.051cm" svg:height="0.19cm" svg:x="18.896cm" svg:y="16.274cm" svg:viewBox="0 0 52 191" svg:d="M6 0c-14 71-7 143 46 191">
              <text:p/>
            </draw:path>
            <draw:path draw:style-name="gr88" draw:text-style-name="P14" draw:layer="layout" svg:width="0.219cm" svg:height="0.398cm" svg:x="18.891cm" svg:y="16.251cm" svg:viewBox="0 0 220 399" svg:d="M220 0c-19 195-85 336-220 399">
              <text:p/>
            </draw:path>
            <draw:path draw:style-name="gr88" draw:text-style-name="P14" draw:layer="layout" svg:width="0.501cm" svg:height="0.164cm" svg:x="19.111cm" svg:y="15.692cm" svg:viewBox="0 0 502 165" svg:d="M502 49c-235-186-274 228-502 86">
              <text:p/>
            </draw:path>
            <draw:path draw:style-name="gr88" draw:text-style-name="P14" draw:layer="layout" svg:width="0.23cm" svg:height="0.559cm" svg:x="18.81cm" svg:y="15.732cm" svg:viewBox="0 0 231 560" svg:d="M108 0c187 235 168 550-108 560">
              <text:p/>
            </draw:path>
            <draw:path draw:style-name="gr87" draw:text-style-name="P21" draw:layer="layout" svg:width="0.973cm" svg:height="1.208cm" svg:x="18.672cm" svg:y="15.5cm" svg:viewBox="0 0 974 1209" svg:d="M611 1209c-204-130-610 54-611-389-1-495 406-868 974-815-50 385-152 1050-363 1204z">
              <text:p/>
            </draw:path>
            <draw:path draw:style-name="gr86" draw:text-style-name="P20" draw:layer="layout" svg:width="1.011cm" svg:height="0.729cm" svg:x="19.197cm" svg:y="16.131cm" svg:viewBox="0 0 1012 730" svg:d="M583 3c-305 30-563 201-582 420-44 521 954 271 1000 41 62-304-145-489-418-461z">
              <text:p/>
            </draw:path>
            <draw:path draw:style-name="gr88" draw:text-style-name="P14" draw:layer="layout" svg:width="0.016cm" svg:height="0.151cm" svg:x="19.644cm" svg:y="16.158cm" svg:viewBox="0 0 17 152" svg:d="M0 0c14 42 24 87 12 152">
              <text:p/>
            </draw:path>
            <draw:path draw:style-name="gr88" draw:text-style-name="P14" draw:layer="layout" svg:width="0.016cm" svg:height="0.186cm" svg:x="19.924cm" svg:y="16.61cm" svg:viewBox="0 0 17 187" svg:d="M9 0c15 63 7 125-9 187">
              <text:p/>
            </draw:path>
            <draw:path draw:style-name="gr88" draw:text-style-name="P14" draw:layer="layout" svg:width="0.391cm" svg:height="0.261cm" svg:x="19.725cm" svg:y="16.462cm" svg:viewBox="0 0 392 262" svg:d="M392 3c-114-4-336-37-392 259">
              <text:p/>
            </draw:path>
            <draw:path draw:style-name="gr88" draw:text-style-name="P14" draw:layer="layout" svg:width="0.075cm" svg:height="0.292cm" svg:x="19.386cm" svg:y="16.43cm" svg:viewBox="0 0 76 293" svg:d="M68 0c12 114 22 226-68 293">
              <text:p/>
            </draw:path>
            <draw:path draw:style-name="gr88" draw:text-style-name="P14" draw:layer="layout" svg:width="0.062cm" svg:height="0.314cm" svg:x="19.56cm" svg:y="16.547cm" svg:viewBox="0 0 63 315" svg:d="M0 315c77-91 67-219 54-315">
              <text:p/>
            </draw:path>
            <draw:path draw:style-name="gr88" draw:text-style-name="P14" draw:layer="layout" svg:width="0.618cm" svg:height="0.129cm" svg:x="19.33cm" svg:y="16.304cm" svg:viewBox="0 0 619 130" svg:d="M0 11c136 283 401-34 619-10">
              <text:p/>
            </draw:path>
            <draw:path draw:style-name="gr87" draw:text-style-name="P21" draw:layer="layout" svg:width="1.011cm" svg:height="0.729cm" svg:x="19.197cm" svg:y="16.131cm" svg:viewBox="0 0 1012 730" svg:d="M583 3c-305 30-563 201-582 420-44 521 954 271 1000 41 62-304-145-489-418-461z">
              <text:p/>
            </draw:path>
            <draw:path draw:style-name="gr86" draw:text-style-name="P20" draw:layer="layout" svg:width="0.385cm" svg:height="0.718cm" svg:x="20.113cm" svg:y="15.94cm" svg:viewBox="0 0 386 719" svg:d="M278 0c58 106 127 330 104 421-49 191-221 198-332 298-98-271-66-597 228-719z">
              <text:p/>
            </draw:path>
            <draw:path draw:style-name="gr87" draw:text-style-name="P21" draw:layer="layout" svg:width="0.385cm" svg:height="0.718cm" svg:x="20.113cm" svg:y="15.94cm" svg:viewBox="0 0 386 719" svg:d="M278 0c58 106 127 330 104 421-49 191-221 198-332 298-98-271-66-597 228-719z">
              <text:p/>
            </draw:path>
            <draw:path draw:style-name="gr88" draw:text-style-name="P14" draw:layer="layout" svg:width="0.096cm" svg:height="0.163cm" svg:x="20.267cm" svg:y="16.111cm" svg:viewBox="0 0 97 164" svg:d="M0 164c7-71 32-131 97-164">
              <text:p/>
            </draw:path>
            <draw:path draw:style-name="gr88" draw:text-style-name="P14" draw:layer="layout" svg:width="0.27cm" svg:height="0.084cm" svg:x="20.115cm" svg:y="16.273cm" svg:viewBox="0 0 271 85" svg:d="M0 64c77-103 224-71 271 21">
              <text:p/>
            </draw:path>
            <draw:path draw:style-name="gr88" draw:text-style-name="P14" draw:layer="layout" svg:width="0.12cm" svg:height="0.17cm" svg:x="20.2cm" svg:y="16.403cm" svg:viewBox="0 0 121 171" svg:d="M0 0c101 42 99 110 121 171">
              <text:p/>
            </draw:path>
          </draw:g>
          <draw:custom-shape draw:style-name="gr91" draw:text-style-name="P41" draw:layer="layout" svg:width="0.5cm" svg:height="0.5cm" svg:x="19.728cm" svg:y="16.003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2" draw:text-style-name="P42" draw:layer="layout" svg:width="0.4cm" svg:height="0.4cm" svg:x="19.316cm" svg:y="15.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g draw:style-name="gr28">
            <draw:path draw:style-name="gr86" draw:text-style-name="P20" draw:layer="layout" svg:width="0.984cm" svg:height="0.996cm" svg:x="25.205cm" svg:y="9.705cm" svg:viewBox="0 0 985 997" svg:d="M985 435c-119 187-239 375-359 562-188-13-377-26-565-40-21-178-41-357-61-536 80-140 160-281 240-421 453 34 659 248 745 435z">
              <text:p/>
            </draw:path>
            <draw:path draw:style-name="gr87" draw:text-style-name="P21" draw:layer="layout" svg:width="0.984cm" svg:height="0.996cm" svg:x="25.205cm" svg:y="9.705cm" svg:viewBox="0 0 985 997" svg:d="M985 435c-119 187-239 375-359 562-188-13-377-26-565-40-21-178-41-357-61-536 80-140 160-281 240-421 453 34 659 248 745 435z">
              <text:p/>
            </draw:path>
            <draw:path draw:style-name="gr88" draw:text-style-name="P14" draw:layer="layout" svg:width="0.072cm" svg:height="0.26cm" svg:x="25.752cm" svg:y="10.091cm" svg:viewBox="0 0 73 261" svg:d="M0 0c98 70 91 174 19 261">
              <text:p/>
            </draw:path>
            <draw:path draw:style-name="gr88" draw:text-style-name="P14" draw:layer="layout" svg:width="0.17cm" svg:height="0.175cm" svg:x="25.834cm" svg:y="9.93cm" svg:viewBox="0 0 171 176" svg:d="M171 176c-23-69-104-131-171-176">
              <text:p/>
            </draw:path>
            <draw:path draw:style-name="gr88" draw:text-style-name="P14" draw:layer="layout" svg:width="0.207cm" svg:height="0.056cm" svg:x="25.431cm" svg:y="9.817cm" svg:viewBox="0 0 208 57" svg:d="M0 0c73 48 143 68 208 50">
              <text:p/>
            </draw:path>
            <draw:path draw:style-name="gr88" draw:text-style-name="P14" draw:layer="layout" svg:width="0.356cm" svg:height="0.164cm" svg:x="25.569cm" svg:y="9.846cm" svg:viewBox="0 0 357 165" svg:d="M357 0c-83 113-227 143-357 165">
              <text:p/>
            </draw:path>
            <draw:path draw:style-name="gr88" draw:text-style-name="P14" draw:layer="layout" svg:width="0.285cm" svg:height="0.052cm" svg:x="25.366cm" svg:y="10.157cm" svg:viewBox="0 0 286 53" svg:d="M0 53c79-41 156-63 286-49">
              <text:p/>
            </draw:path>
            <draw:path draw:style-name="gr89" draw:text-style-name="P20" draw:layer="layout" svg:width="0.973cm" svg:height="1.208cm" svg:x="24.472cm" svg:y="9.7cm" svg:viewBox="0 0 974 1209" svg:d="M611 1209c-204-130-610 54-611-389-1-495 406-868 974-815-50 385-152 1050-363 1204z">
              <text:p/>
            </draw:path>
            <draw:path draw:style-name="gr88" draw:text-style-name="P14" draw:layer="layout" svg:width="0.038cm" svg:height="0.159cm" svg:x="25.039cm" svg:y="9.745cm" svg:viewBox="0 0 39 160" svg:d="M0 0c31 54 44 102 37 160">
              <text:p/>
            </draw:path>
            <draw:path draw:style-name="gr88" draw:text-style-name="P14" draw:layer="layout" svg:width="0.164cm" svg:height="0.44cm" svg:x="25.064cm" svg:y="9.929cm" svg:viewBox="0 0 165 441" svg:d="M0 441c203-105 176-229 140-441">
              <text:p/>
            </draw:path>
            <draw:path draw:style-name="gr88" draw:text-style-name="P14" draw:layer="layout" svg:width="0.194cm" svg:height="0.039cm" svg:x="24.84cm" svg:y="10.184cm" svg:viewBox="0 0 195 40" svg:d="M0 40c42-45 139-49 195-28">
              <text:p/>
            </draw:path>
            <draw:path draw:style-name="gr88" draw:text-style-name="P14" draw:layer="layout" svg:width="0.191cm" svg:height="0.075cm" svg:x="24.533cm" svg:y="10.201cm" svg:viewBox="0 0 192 76" svg:d="M0 0c68 2 142 32 192 76">
              <text:p/>
            </draw:path>
            <draw:path draw:style-name="gr88" draw:text-style-name="P14" draw:layer="layout" svg:width="0.051cm" svg:height="0.19cm" svg:x="24.696cm" svg:y="10.474cm" svg:viewBox="0 0 52 191" svg:d="M6 0c-14 71-7 143 46 191">
              <text:p/>
            </draw:path>
            <draw:path draw:style-name="gr88" draw:text-style-name="P14" draw:layer="layout" svg:width="0.219cm" svg:height="0.398cm" svg:x="24.691cm" svg:y="10.451cm" svg:viewBox="0 0 220 399" svg:d="M220 0c-19 195-85 336-220 399">
              <text:p/>
            </draw:path>
            <draw:path draw:style-name="gr88" draw:text-style-name="P14" draw:layer="layout" svg:width="0.501cm" svg:height="0.164cm" svg:x="24.911cm" svg:y="9.892cm" svg:viewBox="0 0 502 165" svg:d="M502 49c-235-186-274 228-502 86">
              <text:p/>
            </draw:path>
            <draw:path draw:style-name="gr88" draw:text-style-name="P14" draw:layer="layout" svg:width="0.23cm" svg:height="0.559cm" svg:x="24.61cm" svg:y="9.932cm" svg:viewBox="0 0 231 560" svg:d="M108 0c187 235 168 550-108 560">
              <text:p/>
            </draw:path>
            <draw:path draw:style-name="gr87" draw:text-style-name="P21" draw:layer="layout" svg:width="0.973cm" svg:height="1.208cm" svg:x="24.472cm" svg:y="9.7cm" svg:viewBox="0 0 974 1209" svg:d="M611 1209c-204-130-610 54-611-389-1-495 406-868 974-815-50 385-152 1050-363 1204z">
              <text:p/>
            </draw:path>
            <draw:path draw:style-name="gr86" draw:text-style-name="P20" draw:layer="layout" svg:width="1.011cm" svg:height="0.729cm" svg:x="24.997cm" svg:y="10.331cm" svg:viewBox="0 0 1012 730" svg:d="M583 3c-305 30-563 201-582 420-44 521 954 271 1000 41 62-304-145-489-418-461z">
              <text:p/>
            </draw:path>
            <draw:path draw:style-name="gr88" draw:text-style-name="P14" draw:layer="layout" svg:width="0.016cm" svg:height="0.151cm" svg:x="25.444cm" svg:y="10.358cm" svg:viewBox="0 0 17 152" svg:d="M0 0c14 42 24 87 12 152">
              <text:p/>
            </draw:path>
            <draw:path draw:style-name="gr88" draw:text-style-name="P14" draw:layer="layout" svg:width="0.016cm" svg:height="0.186cm" svg:x="25.724cm" svg:y="10.81cm" svg:viewBox="0 0 17 187" svg:d="M9 0c15 63 7 125-9 187">
              <text:p/>
            </draw:path>
            <draw:path draw:style-name="gr88" draw:text-style-name="P14" draw:layer="layout" svg:width="0.391cm" svg:height="0.261cm" svg:x="25.525cm" svg:y="10.662cm" svg:viewBox="0 0 392 262" svg:d="M392 3c-114-4-336-37-392 259">
              <text:p/>
            </draw:path>
            <draw:path draw:style-name="gr88" draw:text-style-name="P14" draw:layer="layout" svg:width="0.075cm" svg:height="0.292cm" svg:x="25.186cm" svg:y="10.63cm" svg:viewBox="0 0 76 293" svg:d="M68 0c12 114 22 226-68 293">
              <text:p/>
            </draw:path>
            <draw:path draw:style-name="gr88" draw:text-style-name="P14" draw:layer="layout" svg:width="0.062cm" svg:height="0.314cm" svg:x="25.36cm" svg:y="10.747cm" svg:viewBox="0 0 63 315" svg:d="M0 315c77-91 67-219 54-315">
              <text:p/>
            </draw:path>
            <draw:path draw:style-name="gr88" draw:text-style-name="P14" draw:layer="layout" svg:width="0.618cm" svg:height="0.129cm" svg:x="25.13cm" svg:y="10.504cm" svg:viewBox="0 0 619 130" svg:d="M0 11c136 283 401-34 619-10">
              <text:p/>
            </draw:path>
            <draw:path draw:style-name="gr87" draw:text-style-name="P21" draw:layer="layout" svg:width="1.011cm" svg:height="0.729cm" svg:x="24.997cm" svg:y="10.331cm" svg:viewBox="0 0 1012 730" svg:d="M583 3c-305 30-563 201-582 420-44 521 954 271 1000 41 62-304-145-489-418-461z">
              <text:p/>
            </draw:path>
            <draw:path draw:style-name="gr86" draw:text-style-name="P20" draw:layer="layout" svg:width="0.385cm" svg:height="0.718cm" svg:x="25.913cm" svg:y="10.14cm" svg:viewBox="0 0 386 719" svg:d="M278 0c58 106 127 330 104 421-49 191-221 198-332 298-98-271-66-597 228-719z">
              <text:p/>
            </draw:path>
            <draw:path draw:style-name="gr87" draw:text-style-name="P21" draw:layer="layout" svg:width="0.385cm" svg:height="0.718cm" svg:x="25.913cm" svg:y="10.14cm" svg:viewBox="0 0 386 719" svg:d="M278 0c58 106 127 330 104 421-49 191-221 198-332 298-98-271-66-597 228-719z">
              <text:p/>
            </draw:path>
            <draw:path draw:style-name="gr88" draw:text-style-name="P14" draw:layer="layout" svg:width="0.096cm" svg:height="0.163cm" svg:x="26.067cm" svg:y="10.311cm" svg:viewBox="0 0 97 164" svg:d="M0 164c7-71 32-131 97-164">
              <text:p/>
            </draw:path>
            <draw:path draw:style-name="gr88" draw:text-style-name="P14" draw:layer="layout" svg:width="0.27cm" svg:height="0.084cm" svg:x="25.915cm" svg:y="10.473cm" svg:viewBox="0 0 271 85" svg:d="M0 64c77-103 224-71 271 21">
              <text:p/>
            </draw:path>
            <draw:path draw:style-name="gr88" draw:text-style-name="P14" draw:layer="layout" svg:width="0.12cm" svg:height="0.17cm" svg:x="26cm" svg:y="10.603cm" svg:viewBox="0 0 121 171" svg:d="M0 0c101 42 99 110 121 171">
              <text:p/>
            </draw:path>
          </draw:g>
          <draw:custom-shape draw:style-name="gr90" draw:text-style-name="P40" draw:layer="layout" svg:width="0.5cm" svg:height="0.5cm" svg:x="24.738cm" svg:y="10.203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91" draw:text-style-name="P41" draw:layer="layout" svg:width="0.5cm" svg:height="0.5cm" svg:x="25.528cm" svg:y="10.203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style-name="gr85">
          <draw:g draw:style-name="gr28">
            <draw:path draw:style-name="gr86" draw:text-style-name="P20" draw:layer="layout" svg:width="0.984cm" svg:height="0.996cm" svg:x="15.159cm" svg:y="14.755cm" svg:viewBox="0 0 985 997" svg:d="M985 435c-119 187-239 375-359 562-188-13-377-26-565-40-21-178-41-357-61-536 80-140 160-281 240-421 453 34 659 248 745 435z">
              <text:p/>
            </draw:path>
            <draw:path draw:style-name="gr87" draw:text-style-name="P21" draw:layer="layout" svg:width="0.984cm" svg:height="0.996cm" svg:x="15.159cm" svg:y="14.755cm" svg:viewBox="0 0 985 997" svg:d="M985 435c-119 187-239 375-359 562-188-13-377-26-565-40-21-178-41-357-61-536 80-140 160-281 240-421 453 34 659 248 745 435z">
              <text:p/>
            </draw:path>
            <draw:path draw:style-name="gr88" draw:text-style-name="P14" draw:layer="layout" svg:width="0.072cm" svg:height="0.26cm" svg:x="15.706cm" svg:y="15.141cm" svg:viewBox="0 0 73 261" svg:d="M0 0c98 70 91 174 19 261">
              <text:p/>
            </draw:path>
            <draw:path draw:style-name="gr88" draw:text-style-name="P14" draw:layer="layout" svg:width="0.17cm" svg:height="0.175cm" svg:x="15.788cm" svg:y="14.98cm" svg:viewBox="0 0 171 176" svg:d="M171 176c-23-69-104-131-171-176">
              <text:p/>
            </draw:path>
            <draw:path draw:style-name="gr88" draw:text-style-name="P14" draw:layer="layout" svg:width="0.207cm" svg:height="0.056cm" svg:x="15.385cm" svg:y="14.867cm" svg:viewBox="0 0 208 57" svg:d="M0 0c73 48 143 68 208 50">
              <text:p/>
            </draw:path>
            <draw:path draw:style-name="gr88" draw:text-style-name="P14" draw:layer="layout" svg:width="0.356cm" svg:height="0.164cm" svg:x="15.523cm" svg:y="14.896cm" svg:viewBox="0 0 357 165" svg:d="M357 0c-83 113-227 143-357 165">
              <text:p/>
            </draw:path>
            <draw:path draw:style-name="gr88" draw:text-style-name="P14" draw:layer="layout" svg:width="0.285cm" svg:height="0.052cm" svg:x="15.32cm" svg:y="15.207cm" svg:viewBox="0 0 286 53" svg:d="M0 53c79-41 156-63 286-49">
              <text:p/>
            </draw:path>
            <draw:path draw:style-name="gr89" draw:text-style-name="P20" draw:layer="layout" svg:width="0.973cm" svg:height="1.208cm" svg:x="14.426cm" svg:y="14.75cm" svg:viewBox="0 0 974 1209" svg:d="M611 1209c-204-130-610 54-611-389-1-495 406-868 974-815-50 385-152 1050-363 1204z">
              <text:p/>
            </draw:path>
            <draw:path draw:style-name="gr88" draw:text-style-name="P14" draw:layer="layout" svg:width="0.038cm" svg:height="0.159cm" svg:x="14.993cm" svg:y="14.795cm" svg:viewBox="0 0 39 160" svg:d="M0 0c31 54 44 102 37 160">
              <text:p/>
            </draw:path>
            <draw:path draw:style-name="gr88" draw:text-style-name="P14" draw:layer="layout" svg:width="0.164cm" svg:height="0.44cm" svg:x="15.018cm" svg:y="14.979cm" svg:viewBox="0 0 165 441" svg:d="M0 441c203-105 176-229 140-441">
              <text:p/>
            </draw:path>
            <draw:path draw:style-name="gr88" draw:text-style-name="P14" draw:layer="layout" svg:width="0.194cm" svg:height="0.039cm" svg:x="14.794cm" svg:y="15.234cm" svg:viewBox="0 0 195 40" svg:d="M0 40c42-45 139-49 195-28">
              <text:p/>
            </draw:path>
            <draw:path draw:style-name="gr88" draw:text-style-name="P14" draw:layer="layout" svg:width="0.191cm" svg:height="0.075cm" svg:x="14.487cm" svg:y="15.251cm" svg:viewBox="0 0 192 76" svg:d="M0 0c68 2 142 32 192 76">
              <text:p/>
            </draw:path>
            <draw:path draw:style-name="gr88" draw:text-style-name="P14" draw:layer="layout" svg:width="0.051cm" svg:height="0.19cm" svg:x="14.65cm" svg:y="15.524cm" svg:viewBox="0 0 52 191" svg:d="M6 0c-14 71-7 143 46 191">
              <text:p/>
            </draw:path>
            <draw:path draw:style-name="gr88" draw:text-style-name="P14" draw:layer="layout" svg:width="0.219cm" svg:height="0.398cm" svg:x="14.645cm" svg:y="15.501cm" svg:viewBox="0 0 220 399" svg:d="M220 0c-19 195-85 336-220 399">
              <text:p/>
            </draw:path>
            <draw:path draw:style-name="gr88" draw:text-style-name="P14" draw:layer="layout" svg:width="0.501cm" svg:height="0.164cm" svg:x="14.865cm" svg:y="14.942cm" svg:viewBox="0 0 502 165" svg:d="M502 49c-235-186-274 228-502 86">
              <text:p/>
            </draw:path>
            <draw:path draw:style-name="gr88" draw:text-style-name="P14" draw:layer="layout" svg:width="0.23cm" svg:height="0.559cm" svg:x="14.564cm" svg:y="14.982cm" svg:viewBox="0 0 231 560" svg:d="M108 0c187 235 168 550-108 560">
              <text:p/>
            </draw:path>
            <draw:path draw:style-name="gr87" draw:text-style-name="P21" draw:layer="layout" svg:width="0.973cm" svg:height="1.208cm" svg:x="14.426cm" svg:y="14.75cm" svg:viewBox="0 0 974 1209" svg:d="M611 1209c-204-130-610 54-611-389-1-495 406-868 974-815-50 385-152 1050-363 1204z">
              <text:p/>
            </draw:path>
            <draw:path draw:style-name="gr86" draw:text-style-name="P20" draw:layer="layout" svg:width="1.011cm" svg:height="0.729cm" svg:x="14.951cm" svg:y="15.381cm" svg:viewBox="0 0 1012 730" svg:d="M583 3c-305 30-563 201-582 420-44 521 954 271 1000 41 62-304-145-489-418-461z">
              <text:p/>
            </draw:path>
            <draw:path draw:style-name="gr88" draw:text-style-name="P14" draw:layer="layout" svg:width="0.016cm" svg:height="0.151cm" svg:x="15.398cm" svg:y="15.408cm" svg:viewBox="0 0 17 152" svg:d="M0 0c14 42 24 87 12 152">
              <text:p/>
            </draw:path>
            <draw:path draw:style-name="gr88" draw:text-style-name="P14" draw:layer="layout" svg:width="0.016cm" svg:height="0.186cm" svg:x="15.678cm" svg:y="15.86cm" svg:viewBox="0 0 17 187" svg:d="M9 0c15 63 7 125-9 187">
              <text:p/>
            </draw:path>
            <draw:path draw:style-name="gr88" draw:text-style-name="P14" draw:layer="layout" svg:width="0.391cm" svg:height="0.261cm" svg:x="15.479cm" svg:y="15.712cm" svg:viewBox="0 0 392 262" svg:d="M392 3c-114-4-336-37-392 259">
              <text:p/>
            </draw:path>
            <draw:path draw:style-name="gr88" draw:text-style-name="P14" draw:layer="layout" svg:width="0.075cm" svg:height="0.292cm" svg:x="15.14cm" svg:y="15.68cm" svg:viewBox="0 0 76 293" svg:d="M68 0c12 114 22 226-68 293">
              <text:p/>
            </draw:path>
            <draw:path draw:style-name="gr88" draw:text-style-name="P14" draw:layer="layout" svg:width="0.062cm" svg:height="0.314cm" svg:x="15.314cm" svg:y="15.797cm" svg:viewBox="0 0 63 315" svg:d="M0 315c77-91 67-219 54-315">
              <text:p/>
            </draw:path>
            <draw:path draw:style-name="gr88" draw:text-style-name="P14" draw:layer="layout" svg:width="0.618cm" svg:height="0.129cm" svg:x="15.084cm" svg:y="15.554cm" svg:viewBox="0 0 619 130" svg:d="M0 11c136 283 401-34 619-10">
              <text:p/>
            </draw:path>
            <draw:path draw:style-name="gr87" draw:text-style-name="P21" draw:layer="layout" svg:width="1.011cm" svg:height="0.729cm" svg:x="14.951cm" svg:y="15.381cm" svg:viewBox="0 0 1012 730" svg:d="M583 3c-305 30-563 201-582 420-44 521 954 271 1000 41 62-304-145-489-418-461z">
              <text:p/>
            </draw:path>
            <draw:path draw:style-name="gr86" draw:text-style-name="P20" draw:layer="layout" svg:width="0.385cm" svg:height="0.718cm" svg:x="15.867cm" svg:y="15.19cm" svg:viewBox="0 0 386 719" svg:d="M278 0c58 106 127 330 104 421-49 191-221 198-332 298-98-271-66-597 228-719z">
              <text:p/>
            </draw:path>
            <draw:path draw:style-name="gr87" draw:text-style-name="P21" draw:layer="layout" svg:width="0.385cm" svg:height="0.718cm" svg:x="15.867cm" svg:y="15.19cm" svg:viewBox="0 0 386 719" svg:d="M278 0c58 106 127 330 104 421-49 191-221 198-332 298-98-271-66-597 228-719z">
              <text:p/>
            </draw:path>
            <draw:path draw:style-name="gr88" draw:text-style-name="P14" draw:layer="layout" svg:width="0.096cm" svg:height="0.163cm" svg:x="16.021cm" svg:y="15.361cm" svg:viewBox="0 0 97 164" svg:d="M0 164c7-71 32-131 97-164">
              <text:p/>
            </draw:path>
            <draw:path draw:style-name="gr88" draw:text-style-name="P14" draw:layer="layout" svg:width="0.27cm" svg:height="0.084cm" svg:x="15.869cm" svg:y="15.523cm" svg:viewBox="0 0 271 85" svg:d="M0 64c77-103 224-71 271 21">
              <text:p/>
            </draw:path>
            <draw:path draw:style-name="gr88" draw:text-style-name="P14" draw:layer="layout" svg:width="0.12cm" svg:height="0.17cm" svg:x="15.954cm" svg:y="15.653cm" svg:viewBox="0 0 121 171" svg:d="M0 0c101 42 99 110 121 171">
              <text:p/>
            </draw:path>
          </draw:g>
          <draw:custom-shape draw:style-name="gr91" draw:text-style-name="P41" draw:layer="layout" svg:width="0.5cm" svg:height="0.5cm" svg:x="14.984cm" svg:y="15.112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g draw:style-name="gr85">
          <draw:g draw:style-name="gr28">
            <draw:path draw:style-name="gr86" draw:text-style-name="P20" draw:layer="layout" svg:width="0.984cm" svg:height="0.996cm" svg:x="11.905cm" svg:y="12.393cm" svg:viewBox="0 0 985 997" svg:d="M985 435c-119 187-239 375-359 562-188-13-377-26-565-40-21-178-41-357-61-536 80-140 160-281 240-421 453 34 659 248 745 435z">
              <text:p/>
            </draw:path>
            <draw:path draw:style-name="gr87" draw:text-style-name="P21" draw:layer="layout" svg:width="0.984cm" svg:height="0.996cm" svg:x="11.905cm" svg:y="12.393cm" svg:viewBox="0 0 985 997" svg:d="M985 435c-119 187-239 375-359 562-188-13-377-26-565-40-21-178-41-357-61-536 80-140 160-281 240-421 453 34 659 248 745 435z">
              <text:p/>
            </draw:path>
            <draw:path draw:style-name="gr88" draw:text-style-name="P14" draw:layer="layout" svg:width="0.072cm" svg:height="0.26cm" svg:x="12.452cm" svg:y="12.779cm" svg:viewBox="0 0 73 261" svg:d="M0 0c98 70 91 174 19 261">
              <text:p/>
            </draw:path>
            <draw:path draw:style-name="gr88" draw:text-style-name="P14" draw:layer="layout" svg:width="0.17cm" svg:height="0.175cm" svg:x="12.534cm" svg:y="12.618cm" svg:viewBox="0 0 171 176" svg:d="M171 176c-23-69-104-131-171-176">
              <text:p/>
            </draw:path>
            <draw:path draw:style-name="gr88" draw:text-style-name="P14" draw:layer="layout" svg:width="0.207cm" svg:height="0.056cm" svg:x="12.131cm" svg:y="12.505cm" svg:viewBox="0 0 208 57" svg:d="M0 0c73 48 143 68 208 50">
              <text:p/>
            </draw:path>
            <draw:path draw:style-name="gr88" draw:text-style-name="P14" draw:layer="layout" svg:width="0.356cm" svg:height="0.164cm" svg:x="12.269cm" svg:y="12.534cm" svg:viewBox="0 0 357 165" svg:d="M357 0c-83 113-227 143-357 165">
              <text:p/>
            </draw:path>
            <draw:path draw:style-name="gr88" draw:text-style-name="P14" draw:layer="layout" svg:width="0.285cm" svg:height="0.052cm" svg:x="12.066cm" svg:y="12.845cm" svg:viewBox="0 0 286 53" svg:d="M0 53c79-41 156-63 286-49">
              <text:p/>
            </draw:path>
            <draw:path draw:style-name="gr89" draw:text-style-name="P20" draw:layer="layout" svg:width="0.973cm" svg:height="1.208cm" svg:x="11.172cm" svg:y="12.388cm" svg:viewBox="0 0 974 1209" svg:d="M611 1209c-204-130-610 54-611-389-1-495 406-868 974-815-50 385-152 1050-363 1204z">
              <text:p/>
            </draw:path>
            <draw:path draw:style-name="gr88" draw:text-style-name="P14" draw:layer="layout" svg:width="0.038cm" svg:height="0.159cm" svg:x="11.739cm" svg:y="12.433cm" svg:viewBox="0 0 39 160" svg:d="M0 0c31 54 44 102 37 160">
              <text:p/>
            </draw:path>
            <draw:path draw:style-name="gr88" draw:text-style-name="P14" draw:layer="layout" svg:width="0.164cm" svg:height="0.44cm" svg:x="11.764cm" svg:y="12.617cm" svg:viewBox="0 0 165 441" svg:d="M0 441c203-105 176-229 140-441">
              <text:p/>
            </draw:path>
            <draw:path draw:style-name="gr88" draw:text-style-name="P14" draw:layer="layout" svg:width="0.194cm" svg:height="0.039cm" svg:x="11.54cm" svg:y="12.872cm" svg:viewBox="0 0 195 40" svg:d="M0 40c42-45 139-49 195-28">
              <text:p/>
            </draw:path>
            <draw:path draw:style-name="gr88" draw:text-style-name="P14" draw:layer="layout" svg:width="0.191cm" svg:height="0.075cm" svg:x="11.233cm" svg:y="12.889cm" svg:viewBox="0 0 192 76" svg:d="M0 0c68 2 142 32 192 76">
              <text:p/>
            </draw:path>
            <draw:path draw:style-name="gr88" draw:text-style-name="P14" draw:layer="layout" svg:width="0.051cm" svg:height="0.19cm" svg:x="11.396cm" svg:y="13.162cm" svg:viewBox="0 0 52 191" svg:d="M6 0c-14 71-7 143 46 191">
              <text:p/>
            </draw:path>
            <draw:path draw:style-name="gr88" draw:text-style-name="P14" draw:layer="layout" svg:width="0.219cm" svg:height="0.398cm" svg:x="11.391cm" svg:y="13.139cm" svg:viewBox="0 0 220 399" svg:d="M220 0c-19 195-85 336-220 399">
              <text:p/>
            </draw:path>
            <draw:path draw:style-name="gr88" draw:text-style-name="P14" draw:layer="layout" svg:width="0.501cm" svg:height="0.164cm" svg:x="11.611cm" svg:y="12.58cm" svg:viewBox="0 0 502 165" svg:d="M502 49c-235-186-274 228-502 86">
              <text:p/>
            </draw:path>
            <draw:path draw:style-name="gr88" draw:text-style-name="P14" draw:layer="layout" svg:width="0.23cm" svg:height="0.559cm" svg:x="11.31cm" svg:y="12.62cm" svg:viewBox="0 0 231 560" svg:d="M108 0c187 235 168 550-108 560">
              <text:p/>
            </draw:path>
            <draw:path draw:style-name="gr87" draw:text-style-name="P21" draw:layer="layout" svg:width="0.973cm" svg:height="1.208cm" svg:x="11.172cm" svg:y="12.388cm" svg:viewBox="0 0 974 1209" svg:d="M611 1209c-204-130-610 54-611-389-1-495 406-868 974-815-50 385-152 1050-363 1204z">
              <text:p/>
            </draw:path>
            <draw:path draw:style-name="gr86" draw:text-style-name="P20" draw:layer="layout" svg:width="1.011cm" svg:height="0.729cm" svg:x="11.697cm" svg:y="13.019cm" svg:viewBox="0 0 1012 730" svg:d="M583 3c-305 30-563 201-582 420-44 521 954 271 1000 41 62-304-145-489-418-461z">
              <text:p/>
            </draw:path>
            <draw:path draw:style-name="gr88" draw:text-style-name="P14" draw:layer="layout" svg:width="0.016cm" svg:height="0.151cm" svg:x="12.144cm" svg:y="13.046cm" svg:viewBox="0 0 17 152" svg:d="M0 0c14 42 24 87 12 152">
              <text:p/>
            </draw:path>
            <draw:path draw:style-name="gr88" draw:text-style-name="P14" draw:layer="layout" svg:width="0.016cm" svg:height="0.186cm" svg:x="12.424cm" svg:y="13.498cm" svg:viewBox="0 0 17 187" svg:d="M9 0c15 63 7 125-9 187">
              <text:p/>
            </draw:path>
            <draw:path draw:style-name="gr88" draw:text-style-name="P14" draw:layer="layout" svg:width="0.391cm" svg:height="0.261cm" svg:x="12.225cm" svg:y="13.35cm" svg:viewBox="0 0 392 262" svg:d="M392 3c-114-4-336-37-392 259">
              <text:p/>
            </draw:path>
            <draw:path draw:style-name="gr88" draw:text-style-name="P14" draw:layer="layout" svg:width="0.075cm" svg:height="0.292cm" svg:x="11.886cm" svg:y="13.318cm" svg:viewBox="0 0 76 293" svg:d="M68 0c12 114 22 226-68 293">
              <text:p/>
            </draw:path>
            <draw:path draw:style-name="gr88" draw:text-style-name="P14" draw:layer="layout" svg:width="0.062cm" svg:height="0.314cm" svg:x="12.06cm" svg:y="13.435cm" svg:viewBox="0 0 63 315" svg:d="M0 315c77-91 67-219 54-315">
              <text:p/>
            </draw:path>
            <draw:path draw:style-name="gr88" draw:text-style-name="P14" draw:layer="layout" svg:width="0.618cm" svg:height="0.129cm" svg:x="11.83cm" svg:y="13.192cm" svg:viewBox="0 0 619 130" svg:d="M0 11c136 283 401-34 619-10">
              <text:p/>
            </draw:path>
            <draw:path draw:style-name="gr87" draw:text-style-name="P21" draw:layer="layout" svg:width="1.011cm" svg:height="0.729cm" svg:x="11.697cm" svg:y="13.019cm" svg:viewBox="0 0 1012 730" svg:d="M583 3c-305 30-563 201-582 420-44 521 954 271 1000 41 62-304-145-489-418-461z">
              <text:p/>
            </draw:path>
            <draw:path draw:style-name="gr86" draw:text-style-name="P20" draw:layer="layout" svg:width="0.385cm" svg:height="0.718cm" svg:x="12.613cm" svg:y="12.828cm" svg:viewBox="0 0 386 719" svg:d="M278 0c58 106 127 330 104 421-49 191-221 198-332 298-98-271-66-597 228-719z">
              <text:p/>
            </draw:path>
            <draw:path draw:style-name="gr87" draw:text-style-name="P21" draw:layer="layout" svg:width="0.385cm" svg:height="0.718cm" svg:x="12.613cm" svg:y="12.828cm" svg:viewBox="0 0 386 719" svg:d="M278 0c58 106 127 330 104 421-49 191-221 198-332 298-98-271-66-597 228-719z">
              <text:p/>
            </draw:path>
            <draw:path draw:style-name="gr88" draw:text-style-name="P14" draw:layer="layout" svg:width="0.096cm" svg:height="0.163cm" svg:x="12.767cm" svg:y="12.999cm" svg:viewBox="0 0 97 164" svg:d="M0 164c7-71 32-131 97-164">
              <text:p/>
            </draw:path>
            <draw:path draw:style-name="gr88" draw:text-style-name="P14" draw:layer="layout" svg:width="0.27cm" svg:height="0.084cm" svg:x="12.615cm" svg:y="13.161cm" svg:viewBox="0 0 271 85" svg:d="M0 64c77-103 224-71 271 21">
              <text:p/>
            </draw:path>
            <draw:path draw:style-name="gr88" draw:text-style-name="P14" draw:layer="layout" svg:width="0.12cm" svg:height="0.17cm" svg:x="12.7cm" svg:y="13.291cm" svg:viewBox="0 0 121 171" svg:d="M0 0c101 42 99 110 121 171">
              <text:p/>
            </draw:path>
          </draw:g>
          <draw:custom-shape draw:style-name="gr91" draw:text-style-name="P41" draw:layer="layout" svg:width="0.5cm" svg:height="0.5cm" svg:x="12.228cm" svg:y="12.746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3" draw:text-style-name="P43" draw:layer="layout" svg:width="0.5cm" svg:height="0.5cm" svg:x="11.462cm" svg:y="12.7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85">
          <draw:g draw:style-name="gr28">
            <draw:path draw:style-name="gr86" draw:text-style-name="P20" draw:layer="layout" svg:width="0.984cm" svg:height="0.996cm" svg:x="8.733cm" svg:y="10.005cm" svg:viewBox="0 0 985 997" svg:d="M985 435c-119 187-239 375-359 562-188-13-377-26-565-40-21-178-41-357-61-536 80-140 160-281 240-421 453 34 659 248 745 435z">
              <text:p/>
            </draw:path>
            <draw:path draw:style-name="gr87" draw:text-style-name="P21" draw:layer="layout" svg:width="0.984cm" svg:height="0.996cm" svg:x="8.733cm" svg:y="10.005cm" svg:viewBox="0 0 985 997" svg:d="M985 435c-119 187-239 375-359 562-188-13-377-26-565-40-21-178-41-357-61-536 80-140 160-281 240-421 453 34 659 248 745 435z">
              <text:p/>
            </draw:path>
            <draw:path draw:style-name="gr88" draw:text-style-name="P14" draw:layer="layout" svg:width="0.072cm" svg:height="0.26cm" svg:x="9.28cm" svg:y="10.391cm" svg:viewBox="0 0 73 261" svg:d="M0 0c98 70 91 174 19 261">
              <text:p/>
            </draw:path>
            <draw:path draw:style-name="gr88" draw:text-style-name="P14" draw:layer="layout" svg:width="0.17cm" svg:height="0.175cm" svg:x="9.362cm" svg:y="10.23cm" svg:viewBox="0 0 171 176" svg:d="M171 176c-23-69-104-131-171-176">
              <text:p/>
            </draw:path>
            <draw:path draw:style-name="gr88" draw:text-style-name="P14" draw:layer="layout" svg:width="0.207cm" svg:height="0.056cm" svg:x="8.959cm" svg:y="10.117cm" svg:viewBox="0 0 208 57" svg:d="M0 0c73 48 143 68 208 50">
              <text:p/>
            </draw:path>
            <draw:path draw:style-name="gr88" draw:text-style-name="P14" draw:layer="layout" svg:width="0.356cm" svg:height="0.164cm" svg:x="9.097cm" svg:y="10.146cm" svg:viewBox="0 0 357 165" svg:d="M357 0c-83 113-227 143-357 165">
              <text:p/>
            </draw:path>
            <draw:path draw:style-name="gr88" draw:text-style-name="P14" draw:layer="layout" svg:width="0.285cm" svg:height="0.052cm" svg:x="8.894cm" svg:y="10.457cm" svg:viewBox="0 0 286 53" svg:d="M0 53c79-41 156-63 286-49">
              <text:p/>
            </draw:path>
            <draw:path draw:style-name="gr89" draw:text-style-name="P20" draw:layer="layout" svg:width="0.973cm" svg:height="1.208cm" svg:x="8cm" svg:y="10cm" svg:viewBox="0 0 974 1209" svg:d="M611 1209c-204-130-610 54-611-389-1-495 406-868 974-815-50 385-152 1050-363 1204z">
              <text:p/>
            </draw:path>
            <draw:path draw:style-name="gr88" draw:text-style-name="P14" draw:layer="layout" svg:width="0.038cm" svg:height="0.159cm" svg:x="8.567cm" svg:y="10.045cm" svg:viewBox="0 0 39 160" svg:d="M0 0c31 54 44 102 37 160">
              <text:p/>
            </draw:path>
            <draw:path draw:style-name="gr88" draw:text-style-name="P14" draw:layer="layout" svg:width="0.164cm" svg:height="0.44cm" svg:x="8.592cm" svg:y="10.229cm" svg:viewBox="0 0 165 441" svg:d="M0 441c203-105 176-229 140-441">
              <text:p/>
            </draw:path>
            <draw:path draw:style-name="gr88" draw:text-style-name="P14" draw:layer="layout" svg:width="0.194cm" svg:height="0.039cm" svg:x="8.368cm" svg:y="10.484cm" svg:viewBox="0 0 195 40" svg:d="M0 40c42-45 139-49 195-28">
              <text:p/>
            </draw:path>
            <draw:path draw:style-name="gr88" draw:text-style-name="P14" draw:layer="layout" svg:width="0.191cm" svg:height="0.075cm" svg:x="8.061cm" svg:y="10.501cm" svg:viewBox="0 0 192 76" svg:d="M0 0c68 2 142 32 192 76">
              <text:p/>
            </draw:path>
            <draw:path draw:style-name="gr88" draw:text-style-name="P14" draw:layer="layout" svg:width="0.051cm" svg:height="0.19cm" svg:x="8.224cm" svg:y="10.774cm" svg:viewBox="0 0 52 191" svg:d="M6 0c-14 71-7 143 46 191">
              <text:p/>
            </draw:path>
            <draw:path draw:style-name="gr88" draw:text-style-name="P14" draw:layer="layout" svg:width="0.219cm" svg:height="0.398cm" svg:x="8.219cm" svg:y="10.751cm" svg:viewBox="0 0 220 399" svg:d="M220 0c-19 195-85 336-220 399">
              <text:p/>
            </draw:path>
            <draw:path draw:style-name="gr88" draw:text-style-name="P14" draw:layer="layout" svg:width="0.501cm" svg:height="0.164cm" svg:x="8.439cm" svg:y="10.192cm" svg:viewBox="0 0 502 165" svg:d="M502 49c-235-186-274 228-502 86">
              <text:p/>
            </draw:path>
            <draw:path draw:style-name="gr88" draw:text-style-name="P14" draw:layer="layout" svg:width="0.23cm" svg:height="0.559cm" svg:x="8.138cm" svg:y="10.232cm" svg:viewBox="0 0 231 560" svg:d="M108 0c187 235 168 550-108 560">
              <text:p/>
            </draw:path>
            <draw:path draw:style-name="gr87" draw:text-style-name="P21" draw:layer="layout" svg:width="0.973cm" svg:height="1.208cm" svg:x="8cm" svg:y="10cm" svg:viewBox="0 0 974 1209" svg:d="M611 1209c-204-130-610 54-611-389-1-495 406-868 974-815-50 385-152 1050-363 1204z">
              <text:p/>
            </draw:path>
            <draw:path draw:style-name="gr86" draw:text-style-name="P20" draw:layer="layout" svg:width="1.011cm" svg:height="0.729cm" svg:x="8.525cm" svg:y="10.631cm" svg:viewBox="0 0 1012 730" svg:d="M583 3c-305 30-563 201-582 420-44 521 954 271 1000 41 62-304-145-489-418-461z">
              <text:p/>
            </draw:path>
            <draw:path draw:style-name="gr88" draw:text-style-name="P14" draw:layer="layout" svg:width="0.016cm" svg:height="0.151cm" svg:x="8.972cm" svg:y="10.658cm" svg:viewBox="0 0 17 152" svg:d="M0 0c14 42 24 87 12 152">
              <text:p/>
            </draw:path>
            <draw:path draw:style-name="gr88" draw:text-style-name="P14" draw:layer="layout" svg:width="0.016cm" svg:height="0.186cm" svg:x="9.252cm" svg:y="11.11cm" svg:viewBox="0 0 17 187" svg:d="M9 0c15 63 7 125-9 187">
              <text:p/>
            </draw:path>
            <draw:path draw:style-name="gr88" draw:text-style-name="P14" draw:layer="layout" svg:width="0.391cm" svg:height="0.261cm" svg:x="9.053cm" svg:y="10.962cm" svg:viewBox="0 0 392 262" svg:d="M392 3c-114-4-336-37-392 259">
              <text:p/>
            </draw:path>
            <draw:path draw:style-name="gr88" draw:text-style-name="P14" draw:layer="layout" svg:width="0.075cm" svg:height="0.292cm" svg:x="8.714cm" svg:y="10.93cm" svg:viewBox="0 0 76 293" svg:d="M68 0c12 114 22 226-68 293">
              <text:p/>
            </draw:path>
            <draw:path draw:style-name="gr88" draw:text-style-name="P14" draw:layer="layout" svg:width="0.062cm" svg:height="0.314cm" svg:x="8.888cm" svg:y="11.047cm" svg:viewBox="0 0 63 315" svg:d="M0 315c77-91 67-219 54-315">
              <text:p/>
            </draw:path>
            <draw:path draw:style-name="gr88" draw:text-style-name="P14" draw:layer="layout" svg:width="0.618cm" svg:height="0.129cm" svg:x="8.658cm" svg:y="10.804cm" svg:viewBox="0 0 619 130" svg:d="M0 11c136 283 401-34 619-10">
              <text:p/>
            </draw:path>
            <draw:path draw:style-name="gr87" draw:text-style-name="P21" draw:layer="layout" svg:width="1.011cm" svg:height="0.729cm" svg:x="8.525cm" svg:y="10.631cm" svg:viewBox="0 0 1012 730" svg:d="M583 3c-305 30-563 201-582 420-44 521 954 271 1000 41 62-304-145-489-418-461z">
              <text:p/>
            </draw:path>
            <draw:path draw:style-name="gr86" draw:text-style-name="P20" draw:layer="layout" svg:width="0.385cm" svg:height="0.718cm" svg:x="9.441cm" svg:y="10.44cm" svg:viewBox="0 0 386 719" svg:d="M278 0c58 106 127 330 104 421-49 191-221 198-332 298-98-271-66-597 228-719z">
              <text:p/>
            </draw:path>
            <draw:path draw:style-name="gr87" draw:text-style-name="P21" draw:layer="layout" svg:width="0.385cm" svg:height="0.718cm" svg:x="9.441cm" svg:y="10.44cm" svg:viewBox="0 0 386 719" svg:d="M278 0c58 106 127 330 104 421-49 191-221 198-332 298-98-271-66-597 228-719z">
              <text:p/>
            </draw:path>
            <draw:path draw:style-name="gr88" draw:text-style-name="P14" draw:layer="layout" svg:width="0.096cm" svg:height="0.163cm" svg:x="9.595cm" svg:y="10.611cm" svg:viewBox="0 0 97 164" svg:d="M0 164c7-71 32-131 97-164">
              <text:p/>
            </draw:path>
            <draw:path draw:style-name="gr88" draw:text-style-name="P14" draw:layer="layout" svg:width="0.27cm" svg:height="0.084cm" svg:x="9.443cm" svg:y="10.773cm" svg:viewBox="0 0 271 85" svg:d="M0 64c77-103 224-71 271 21">
              <text:p/>
            </draw:path>
            <draw:path draw:style-name="gr88" draw:text-style-name="P14" draw:layer="layout" svg:width="0.12cm" svg:height="0.17cm" svg:x="9.528cm" svg:y="10.903cm" svg:viewBox="0 0 121 171" svg:d="M0 0c101 42 99 110 121 171">
              <text:p/>
            </draw:path>
          </draw:g>
          <draw:custom-shape draw:style-name="gr93" draw:text-style-name="P43" draw:layer="layout" svg:width="0.5cm" svg:height="0.5cm" svg:x="8.658cm" svg:y="10.3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85">
          <draw:g draw:style-name="gr28">
            <draw:path draw:style-name="gr86" draw:text-style-name="P20" draw:layer="layout" svg:width="0.984cm" svg:height="0.996cm" svg:x="9.733cm" svg:y="7.505cm" svg:viewBox="0 0 985 997" svg:d="M985 435c-119 187-239 375-359 562-188-13-377-26-565-40-21-178-41-357-61-536 80-140 160-281 240-421 453 34 659 248 745 435z">
              <text:p/>
            </draw:path>
            <draw:path draw:style-name="gr87" draw:text-style-name="P21" draw:layer="layout" svg:width="0.984cm" svg:height="0.996cm" svg:x="9.733cm" svg:y="7.505cm" svg:viewBox="0 0 985 997" svg:d="M985 435c-119 187-239 375-359 562-188-13-377-26-565-40-21-178-41-357-61-536 80-140 160-281 240-421 453 34 659 248 745 435z">
              <text:p/>
            </draw:path>
            <draw:path draw:style-name="gr88" draw:text-style-name="P14" draw:layer="layout" svg:width="0.072cm" svg:height="0.26cm" svg:x="10.28cm" svg:y="7.891cm" svg:viewBox="0 0 73 261" svg:d="M0 0c98 70 91 174 19 261">
              <text:p/>
            </draw:path>
            <draw:path draw:style-name="gr88" draw:text-style-name="P14" draw:layer="layout" svg:width="0.17cm" svg:height="0.175cm" svg:x="10.362cm" svg:y="7.73cm" svg:viewBox="0 0 171 176" svg:d="M171 176c-23-69-104-131-171-176">
              <text:p/>
            </draw:path>
            <draw:path draw:style-name="gr88" draw:text-style-name="P14" draw:layer="layout" svg:width="0.207cm" svg:height="0.056cm" svg:x="9.959cm" svg:y="7.617cm" svg:viewBox="0 0 208 57" svg:d="M0 0c73 48 143 68 208 50">
              <text:p/>
            </draw:path>
            <draw:path draw:style-name="gr88" draw:text-style-name="P14" draw:layer="layout" svg:width="0.356cm" svg:height="0.164cm" svg:x="10.097cm" svg:y="7.646cm" svg:viewBox="0 0 357 165" svg:d="M357 0c-83 113-227 143-357 165">
              <text:p/>
            </draw:path>
            <draw:path draw:style-name="gr88" draw:text-style-name="P14" draw:layer="layout" svg:width="0.285cm" svg:height="0.052cm" svg:x="9.894cm" svg:y="7.957cm" svg:viewBox="0 0 286 53" svg:d="M0 53c79-41 156-63 286-49">
              <text:p/>
            </draw:path>
            <draw:path draw:style-name="gr89" draw:text-style-name="P20" draw:layer="layout" svg:width="0.973cm" svg:height="1.208cm" svg:x="9cm" svg:y="7.5cm" svg:viewBox="0 0 974 1209" svg:d="M611 1209c-204-130-610 54-611-389-1-495 406-868 974-815-50 385-152 1050-363 1204z">
              <text:p/>
            </draw:path>
            <draw:path draw:style-name="gr88" draw:text-style-name="P14" draw:layer="layout" svg:width="0.038cm" svg:height="0.159cm" svg:x="9.567cm" svg:y="7.545cm" svg:viewBox="0 0 39 160" svg:d="M0 0c31 54 44 102 37 160">
              <text:p/>
            </draw:path>
            <draw:path draw:style-name="gr88" draw:text-style-name="P14" draw:layer="layout" svg:width="0.164cm" svg:height="0.44cm" svg:x="9.592cm" svg:y="7.729cm" svg:viewBox="0 0 165 441" svg:d="M0 441c203-105 176-229 140-441">
              <text:p/>
            </draw:path>
            <draw:path draw:style-name="gr88" draw:text-style-name="P14" draw:layer="layout" svg:width="0.194cm" svg:height="0.039cm" svg:x="9.368cm" svg:y="7.984cm" svg:viewBox="0 0 195 40" svg:d="M0 40c42-45 139-49 195-28">
              <text:p/>
            </draw:path>
            <draw:path draw:style-name="gr88" draw:text-style-name="P14" draw:layer="layout" svg:width="0.191cm" svg:height="0.075cm" svg:x="9.061cm" svg:y="8.001cm" svg:viewBox="0 0 192 76" svg:d="M0 0c68 2 142 32 192 76">
              <text:p/>
            </draw:path>
            <draw:path draw:style-name="gr88" draw:text-style-name="P14" draw:layer="layout" svg:width="0.051cm" svg:height="0.19cm" svg:x="9.224cm" svg:y="8.274cm" svg:viewBox="0 0 52 191" svg:d="M6 0c-14 71-7 143 46 191">
              <text:p/>
            </draw:path>
            <draw:path draw:style-name="gr88" draw:text-style-name="P14" draw:layer="layout" svg:width="0.219cm" svg:height="0.398cm" svg:x="9.219cm" svg:y="8.251cm" svg:viewBox="0 0 220 399" svg:d="M220 0c-19 195-85 336-220 399">
              <text:p/>
            </draw:path>
            <draw:path draw:style-name="gr88" draw:text-style-name="P14" draw:layer="layout" svg:width="0.501cm" svg:height="0.164cm" svg:x="9.439cm" svg:y="7.692cm" svg:viewBox="0 0 502 165" svg:d="M502 49c-235-186-274 228-502 86">
              <text:p/>
            </draw:path>
            <draw:path draw:style-name="gr88" draw:text-style-name="P14" draw:layer="layout" svg:width="0.23cm" svg:height="0.559cm" svg:x="9.138cm" svg:y="7.732cm" svg:viewBox="0 0 231 560" svg:d="M108 0c187 235 168 550-108 560">
              <text:p/>
            </draw:path>
            <draw:path draw:style-name="gr87" draw:text-style-name="P21" draw:layer="layout" svg:width="0.973cm" svg:height="1.208cm" svg:x="9cm" svg:y="7.5cm" svg:viewBox="0 0 974 1209" svg:d="M611 1209c-204-130-610 54-611-389-1-495 406-868 974-815-50 385-152 1050-363 1204z">
              <text:p/>
            </draw:path>
            <draw:path draw:style-name="gr86" draw:text-style-name="P20" draw:layer="layout" svg:width="1.011cm" svg:height="0.729cm" svg:x="9.525cm" svg:y="8.131cm" svg:viewBox="0 0 1012 730" svg:d="M583 3c-305 30-563 201-582 420-44 521 954 271 1000 41 62-304-145-489-418-461z">
              <text:p/>
            </draw:path>
            <draw:path draw:style-name="gr88" draw:text-style-name="P14" draw:layer="layout" svg:width="0.016cm" svg:height="0.151cm" svg:x="9.972cm" svg:y="8.158cm" svg:viewBox="0 0 17 152" svg:d="M0 0c14 42 24 87 12 152">
              <text:p/>
            </draw:path>
            <draw:path draw:style-name="gr88" draw:text-style-name="P14" draw:layer="layout" svg:width="0.016cm" svg:height="0.186cm" svg:x="10.252cm" svg:y="8.61cm" svg:viewBox="0 0 17 187" svg:d="M9 0c15 63 7 125-9 187">
              <text:p/>
            </draw:path>
            <draw:path draw:style-name="gr88" draw:text-style-name="P14" draw:layer="layout" svg:width="0.391cm" svg:height="0.261cm" svg:x="10.053cm" svg:y="8.462cm" svg:viewBox="0 0 392 262" svg:d="M392 3c-114-4-336-37-392 259">
              <text:p/>
            </draw:path>
            <draw:path draw:style-name="gr88" draw:text-style-name="P14" draw:layer="layout" svg:width="0.075cm" svg:height="0.292cm" svg:x="9.714cm" svg:y="8.43cm" svg:viewBox="0 0 76 293" svg:d="M68 0c12 114 22 226-68 293">
              <text:p/>
            </draw:path>
            <draw:path draw:style-name="gr88" draw:text-style-name="P14" draw:layer="layout" svg:width="0.062cm" svg:height="0.314cm" svg:x="9.888cm" svg:y="8.547cm" svg:viewBox="0 0 63 315" svg:d="M0 315c77-91 67-219 54-315">
              <text:p/>
            </draw:path>
            <draw:path draw:style-name="gr88" draw:text-style-name="P14" draw:layer="layout" svg:width="0.618cm" svg:height="0.129cm" svg:x="9.658cm" svg:y="8.304cm" svg:viewBox="0 0 619 130" svg:d="M0 11c136 283 401-34 619-10">
              <text:p/>
            </draw:path>
            <draw:path draw:style-name="gr87" draw:text-style-name="P21" draw:layer="layout" svg:width="1.011cm" svg:height="0.729cm" svg:x="9.525cm" svg:y="8.131cm" svg:viewBox="0 0 1012 730" svg:d="M583 3c-305 30-563 201-582 420-44 521 954 271 1000 41 62-304-145-489-418-461z">
              <text:p/>
            </draw:path>
            <draw:path draw:style-name="gr86" draw:text-style-name="P20" draw:layer="layout" svg:width="0.385cm" svg:height="0.718cm" svg:x="10.441cm" svg:y="7.94cm" svg:viewBox="0 0 386 719" svg:d="M278 0c58 106 127 330 104 421-49 191-221 198-332 298-98-271-66-597 228-719z">
              <text:p/>
            </draw:path>
            <draw:path draw:style-name="gr87" draw:text-style-name="P21" draw:layer="layout" svg:width="0.385cm" svg:height="0.718cm" svg:x="10.441cm" svg:y="7.94cm" svg:viewBox="0 0 386 719" svg:d="M278 0c58 106 127 330 104 421-49 191-221 198-332 298-98-271-66-597 228-719z">
              <text:p/>
            </draw:path>
            <draw:path draw:style-name="gr88" draw:text-style-name="P14" draw:layer="layout" svg:width="0.096cm" svg:height="0.163cm" svg:x="10.595cm" svg:y="8.111cm" svg:viewBox="0 0 97 164" svg:d="M0 164c7-71 32-131 97-164">
              <text:p/>
            </draw:path>
            <draw:path draw:style-name="gr88" draw:text-style-name="P14" draw:layer="layout" svg:width="0.27cm" svg:height="0.084cm" svg:x="10.443cm" svg:y="8.273cm" svg:viewBox="0 0 271 85" svg:d="M0 64c77-103 224-71 271 21">
              <text:p/>
            </draw:path>
            <draw:path draw:style-name="gr88" draw:text-style-name="P14" draw:layer="layout" svg:width="0.12cm" svg:height="0.17cm" svg:x="10.528cm" svg:y="8.403cm" svg:viewBox="0 0 121 171" svg:d="M0 0c101 42 99 110 121 171">
              <text:p/>
            </draw:path>
          </draw:g>
          <draw:custom-shape draw:style-name="gr93" draw:text-style-name="P43" draw:layer="layout" svg:width="0.5cm" svg:height="0.5cm" svg:x="9.658cm" svg:y="7.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ge>
      <draw:page draw:name="page9" draw:style-name="dp1" draw:master-page-name="標準">
        <draw:custom-shape draw:style-name="gr94" draw:text-style-name="P6" draw:layer="layout" svg:width="24.75cm" svg:height="10.262cm" svg:x="1.75cm" svg:y="7cm">
          <text:p/>
          <draw:enhanced-geometry svg:viewBox="0 0 21600 21600" draw:type="rectangle" draw:enhanced-path="M 0 0 L 21600 0 21600 21600 0 21600 0 0 Z N"/>
        </draw:custom-shape>
        <draw:polyline draw:style-name="gr95" draw:text-style-name="P13" draw:layer="layout" svg:width="6.204cm" svg:height="5.407cm" draw:transform="skewX (-0.0239110107523223) rotate (1.40970243683582) translate (15.0639746065448cm 15.8952264723936cm)" svg:viewBox="0 0 6205 5408" draw:points="6205,5408 4600,4492 3237,2085 4030,523 2515,0 3237,2085 1503,2079 0,2518">
          <text:p/>
        </draw:polyline>
        <draw:g draw:style-name="gr28">
          <draw:line draw:style-name="gr96" draw:text-style-name="P13" draw:layer="layout" svg:x1="17.446cm" svg:y1="14.776cm" svg:x2="19.974cm" svg:y2="13.832cm">
            <text:p/>
          </draw:line>
          <draw:line draw:style-name="gr96" draw:text-style-name="P13" draw:layer="layout" svg:x1="15.6cm" svg:y1="13.416cm" svg:x2="19.974cm" svg:y2="13.832cm">
            <text:p/>
          </draw:line>
          <draw:line draw:style-name="gr96" draw:text-style-name="P13" draw:layer="layout" svg:x1="16.218cm" svg:y1="11.89cm" svg:x2="19.975cm" svg:y2="13.831cm">
            <text:p/>
          </draw:line>
          <draw:line draw:style-name="gr96" draw:text-style-name="P13" draw:layer="layout" svg:x1="17.629cm" svg:y1="12.887cm" svg:x2="19.975cm" svg:y2="13.832cm">
            <text:p/>
          </draw:line>
          <draw:line draw:style-name="gr96" draw:text-style-name="P13" draw:layer="layout" svg:x1="22.992cm" svg:y1="13.807cm" svg:x2="19.974cm" svg:y2="13.833cm">
            <text:p/>
          </draw:line>
          <draw:line draw:style-name="gr96" draw:text-style-name="P13" draw:layer="layout" svg:x1="23.955cm" svg:y1="12.289cm" svg:x2="19.974cm" svg:y2="13.833cm">
            <text:p/>
          </draw:line>
          <draw:line draw:style-name="gr96" draw:text-style-name="P13" draw:layer="layout" svg:x1="23.147cm" svg:y1="11.293cm" svg:x2="19.974cm" svg:y2="13.834cm">
            <text:p/>
          </draw:line>
          <draw:line draw:style-name="gr96" draw:text-style-name="P13" draw:layer="layout" svg:x1="24.999cm" svg:y1="10.802cm" svg:x2="19.974cm" svg:y2="13.834cm">
            <text:p/>
          </draw:line>
          <draw:line draw:style-name="gr96" draw:text-style-name="P13" draw:layer="layout" svg:x1="25.781cm" svg:y1="13.242cm" svg:x2="19.974cm" svg:y2="13.834cm">
            <text:p/>
          </draw:line>
          <draw:line draw:style-name="gr96" draw:text-style-name="P13" draw:layer="layout" svg:x1="24.642cm" svg:y1="14.44cm" svg:x2="19.975cm" svg:y2="13.834cm">
            <text:p/>
          </draw:line>
          <draw:line draw:style-name="gr96" draw:text-style-name="P13" draw:layer="layout" svg:x1="24.554cm" svg:y1="16.404cm" svg:x2="19.976cm" svg:y2="13.834cm">
            <text:p/>
          </draw:line>
          <draw:line draw:style-name="gr96" draw:text-style-name="P13" draw:layer="layout" svg:x1="23.289cm" svg:y1="15.605cm" svg:x2="19.976cm" svg:y2="13.834cm">
            <text:p/>
          </draw:line>
          <draw:line draw:style-name="gr96" draw:text-style-name="P13" draw:layer="layout" svg:x1="22.142cm" svg:y1="16.404cm" svg:x2="19.976cm" svg:y2="13.834cm">
            <text:p/>
          </draw:line>
          <draw:line draw:style-name="gr96" draw:text-style-name="P13" draw:layer="layout" svg:x1="19.568cm" svg:y1="16.034cm" svg:x2="19.976cm" svg:y2="13.834cm">
            <text:p/>
          </draw:line>
          <draw:line draw:style-name="gr96" draw:text-style-name="P13" draw:layer="layout" svg:x1="19.568cm" svg:y1="16.034cm" svg:x2="19.976cm" svg:y2="13.834cm">
            <text:p/>
          </draw:line>
          <draw:line draw:style-name="gr96" draw:text-style-name="P13" draw:layer="layout" svg:x1="17.559cm" svg:y1="16.294cm" svg:x2="20.01cm" svg:y2="13.78cm">
            <text:p/>
          </draw:line>
          <draw:line draw:style-name="gr96" draw:text-style-name="P13" draw:layer="layout" svg:x1="20.094cm" svg:y1="13.78cm" svg:x2="18.394cm" svg:y2="11.012cm">
            <text:p/>
          </draw:line>
          <draw:line draw:style-name="gr96" draw:text-style-name="P13" draw:layer="layout" svg:x1="20.095cm" svg:y1="13.78cm" svg:x2="20.253cm" svg:y2="11.969cm">
            <text:p/>
          </draw:line>
          <draw:line draw:style-name="gr96" draw:text-style-name="P13" draw:layer="layout" svg:x1="20.095cm" svg:y1="13.781cm" svg:x2="21.418cm" svg:y2="10.609cm">
            <text:p/>
          </draw:line>
        </draw:g>
        <draw:polyline draw:style-name="gr95" draw:text-style-name="P13" draw:layer="layout" svg:width="6.782cm" svg:height="2.427cm" draw:transform="skewX (0.0747000919853573) rotate (-0.557632696012189) translate (18.8502604422167cm 12.8081970176595cm)" svg:viewBox="0 0 6783 2428" draw:points="0,2428 2542,2428 4870,1338 6783,0 5208,50">
          <text:p/>
        </draw:polyline>
        <draw:polyline draw:style-name="gr95" draw:text-style-name="P13" draw:layer="layout" svg:width="5.407cm" svg:height="1.969cm" draw:transform="skewX (0.0431096325242599) rotate (-1.27234502470387) translate (24.9994724534796cm 10.6456786761706cm)" svg:viewBox="0 0 5408 1970" draw:points="0,0 2629,1 5408,1970 3569,1452">
          <text:p/>
        </draw:polyline>
        <draw:polyline draw:style-name="gr95" draw:text-style-name="P13" draw:layer="layout" svg:width="4.867cm" svg:height="6.391cm" draw:transform="skewX (0.0774926187885481) rotate (-0.601091394386847) translate (22.6064959973794cm 9.07218017326758cm)" svg:viewBox="0 0 4868 6392" draw:points="0,3739 3155,3738 2918,1880 1542,1581 2735,0 2950,1857 4868,1562 4856,3211 3164,3737 4645,5002 4387,6392">
          <text:p/>
        </draw:polyline>
        <draw:polyline draw:style-name="gr95" draw:text-style-name="P13" draw:layer="layout" svg:width="3.738cm" svg:height="4.491cm" draw:transform="skewX (-0.0240855436775218) rotate (1.40970243683582) translate (15.3050083907442cm 14.411960147678cm)" svg:viewBox="0 0 3739 4492" draw:points="3739,2470 3097,4492 1734,2085 2527,523 1013,0 1734,2085 0,2079 1015,20">
          <text:p/>
        </draw:polyline>
        <draw:g draw:style-name="gr28">
          <draw:path draw:style-name="gr86" draw:text-style-name="P20" draw:layer="layout" svg:width="0.607cm" svg:height="0.567cm" svg:x="22.893cm" svg:y="13.435cm" svg:viewBox="0 0 608 568" svg:d="M608 248c-73 106-147 213-221 320-117-8-233-15-349-23-13-101-26-203-38-305 49-80 99-160 148-240 280 19 407 141 460 248z">
            <text:p/>
          </draw:path>
          <draw:path draw:style-name="gr87" draw:text-style-name="P21" draw:layer="layout" svg:width="0.607cm" svg:height="0.567cm" svg:x="22.893cm" svg:y="13.435cm" svg:viewBox="0 0 608 568" svg:d="M608 248c-73 106-147 213-221 320-117-8-233-15-349-23-13-101-26-203-38-305 49-80 99-160 148-240 280 19 407 141 460 248z">
            <text:p/>
          </draw:path>
          <draw:path draw:style-name="gr88" draw:text-style-name="P14" draw:layer="layout" svg:width="0.044cm" svg:height="0.148cm" svg:x="23.231cm" svg:y="13.655cm" svg:viewBox="0 0 45 149" svg:d="M0 0c61 40 56 99 12 149">
            <text:p/>
          </draw:path>
          <draw:path draw:style-name="gr88" draw:text-style-name="P14" draw:layer="layout" svg:width="0.105cm" svg:height="0.099cm" svg:x="23.281cm" svg:y="13.563cm" svg:viewBox="0 0 106 100" svg:d="M106 100c-15-39-65-74-106-100">
            <text:p/>
          </draw:path>
          <draw:path draw:style-name="gr88" draw:text-style-name="P14" draw:layer="layout" svg:width="0.127cm" svg:height="0.031cm" svg:x="23.033cm" svg:y="13.498cm" svg:viewBox="0 0 128 32" svg:d="M0 0c45 27 88 39 128 28">
            <text:p/>
          </draw:path>
          <draw:path draw:style-name="gr88" draw:text-style-name="P14" draw:layer="layout" svg:width="0.219cm" svg:height="0.093cm" svg:x="23.118cm" svg:y="13.515cm" svg:viewBox="0 0 220 94" svg:d="M220 0c-51 64-140 81-220 94">
            <text:p/>
          </draw:path>
          <draw:path draw:style-name="gr88" draw:text-style-name="P14" draw:layer="layout" svg:width="0.176cm" svg:height="0.029cm" svg:x="22.992cm" svg:y="13.692cm" svg:viewBox="0 0 177 30" svg:d="M0 30c49-23 96-36 177-28">
            <text:p/>
          </draw:path>
          <draw:path draw:style-name="gr89" draw:text-style-name="P20" draw:layer="layout" svg:width="0.6cm" svg:height="0.687cm" svg:x="22.44cm" svg:y="13.432cm" svg:viewBox="0 0 601 688" svg:d="M377 688c-126-74-376 31-377-221-1-282 251-494 601-464-30 219-93 598-224 685z">
            <text:p/>
          </draw:path>
          <draw:path draw:style-name="gr88" draw:text-style-name="P14" draw:layer="layout" svg:width="0.023cm" svg:height="0.09cm" svg:x="22.791cm" svg:y="13.457cm" svg:viewBox="0 0 24 91" svg:d="M0 0c19 31 27 58 23 91">
            <text:p/>
          </draw:path>
          <draw:path draw:style-name="gr88" draw:text-style-name="P14" draw:layer="layout" svg:width="0.101cm" svg:height="0.25cm" svg:x="22.806cm" svg:y="13.562cm" svg:viewBox="0 0 102 251" svg:d="M0 251c125-60 109-130 86-251">
            <text:p/>
          </draw:path>
          <draw:path draw:style-name="gr88" draw:text-style-name="P14" draw:layer="layout" svg:width="0.119cm" svg:height="0.022cm" svg:x="22.668cm" svg:y="13.707cm" svg:viewBox="0 0 120 23" svg:d="M0 23c26-26 86-28 120-16">
            <text:p/>
          </draw:path>
          <draw:path draw:style-name="gr88" draw:text-style-name="P14" draw:layer="layout" svg:width="0.118cm" svg:height="0.042cm" svg:x="22.478cm" svg:y="13.717cm" svg:viewBox="0 0 119 43" svg:d="M0 0c42 1 88 18 119 43">
            <text:p/>
          </draw:path>
          <draw:path draw:style-name="gr88" draw:text-style-name="P14" draw:layer="layout" svg:width="0.031cm" svg:height="0.108cm" svg:x="22.579cm" svg:y="13.873cm" svg:viewBox="0 0 32 109" svg:d="M4 0c-9 40-4 81 28 109">
            <text:p/>
          </draw:path>
          <draw:path draw:style-name="gr88" draw:text-style-name="P14" draw:layer="layout" svg:width="0.135cm" svg:height="0.226cm" svg:x="22.576cm" svg:y="13.859cm" svg:viewBox="0 0 136 227" svg:d="M136 0c-12 111-53 191-136 227">
            <text:p/>
          </draw:path>
          <draw:path draw:style-name="gr88" draw:text-style-name="P14" draw:layer="layout" svg:width="0.309cm" svg:height="0.093cm" svg:x="22.712cm" svg:y="13.541cm" svg:viewBox="0 0 310 94" svg:d="M310 28c-145-106-169 130-310 49">
            <text:p/>
          </draw:path>
          <draw:path draw:style-name="gr88" draw:text-style-name="P14" draw:layer="layout" svg:width="0.141cm" svg:height="0.318cm" svg:x="22.526cm" svg:y="13.564cm" svg:viewBox="0 0 142 319" svg:d="M67 0c115 134 103 313-67 319">
            <text:p/>
          </draw:path>
          <draw:path draw:style-name="gr87" draw:text-style-name="P21" draw:layer="layout" svg:width="0.6cm" svg:height="0.687cm" svg:x="22.44cm" svg:y="13.432cm" svg:viewBox="0 0 601 688" svg:d="M377 688c-126-74-376 31-377-221-1-282 251-494 601-464-30 219-93 598-224 685z">
            <text:p/>
          </draw:path>
          <draw:path draw:style-name="gr86" draw:text-style-name="P20" draw:layer="layout" svg:width="0.624cm" svg:height="0.414cm" svg:x="22.765cm" svg:y="13.791cm" svg:viewBox="0 0 625 415" svg:d="M360 2c-188 17-347 114-359 239-27 296 589 154 617 23 39-173-89-278-258-262z">
            <text:p/>
          </draw:path>
          <draw:path draw:style-name="gr88" draw:text-style-name="P14" draw:layer="layout" svg:width="0.01cm" svg:height="0.086cm" svg:x="23.041cm" svg:y="13.807cm" svg:viewBox="0 0 11 87" svg:d="M0 0c9 24 15 50 7 87">
            <text:p/>
          </draw:path>
          <draw:path draw:style-name="gr88" draw:text-style-name="P14" draw:layer="layout" svg:width="0.01cm" svg:height="0.105cm" svg:x="23.214cm" svg:y="14.064cm" svg:viewBox="0 0 11 106" svg:d="M6 0c9 36 4 71-6 106">
            <text:p/>
          </draw:path>
          <draw:path draw:style-name="gr88" draw:text-style-name="P14" draw:layer="layout" svg:width="0.241cm" svg:height="0.148cm" svg:x="23.091cm" svg:y="13.98cm" svg:viewBox="0 0 242 149" svg:d="M242 2c-70-3-207-21-242 147">
            <text:p/>
          </draw:path>
          <draw:path draw:style-name="gr88" draw:text-style-name="P14" draw:layer="layout" svg:width="0.046cm" svg:height="0.166cm" svg:x="22.881cm" svg:y="13.961cm" svg:viewBox="0 0 47 167" svg:d="M42 0c7 65 14 129-42 167">
            <text:p/>
          </draw:path>
          <draw:path draw:style-name="gr88" draw:text-style-name="P14" draw:layer="layout" svg:width="0.038cm" svg:height="0.178cm" svg:x="22.989cm" svg:y="14.028cm" svg:viewBox="0 0 39 179" svg:d="M0 179c48-51 41-124 33-179">
            <text:p/>
          </draw:path>
          <draw:path draw:style-name="gr88" draw:text-style-name="P14" draw:layer="layout" svg:width="0.381cm" svg:height="0.073cm" svg:x="22.847cm" svg:y="13.89cm" svg:viewBox="0 0 382 74" svg:d="M0 6c84 162 248-19 382-5">
            <text:p/>
          </draw:path>
          <draw:path draw:style-name="gr87" draw:text-style-name="P21" draw:layer="layout" svg:width="0.624cm" svg:height="0.414cm" svg:x="22.765cm" svg:y="13.791cm" svg:viewBox="0 0 625 415" svg:d="M360 2c-188 17-347 114-359 239-27 296 589 154 617 23 39-173-89-278-258-262z">
            <text:p/>
          </draw:path>
          <draw:path draw:style-name="gr86" draw:text-style-name="P20" draw:layer="layout" svg:width="0.238cm" svg:height="0.408cm" svg:x="23.33cm" svg:y="13.682cm" svg:viewBox="0 0 239 409" svg:d="M172 0c35 60 78 188 64 240-30 108-137 112-205 169-61-154-41-340 141-409z">
            <text:p/>
          </draw:path>
          <draw:path draw:style-name="gr87" draw:text-style-name="P21" draw:layer="layout" svg:width="0.238cm" svg:height="0.408cm" svg:x="23.33cm" svg:y="13.682cm" svg:viewBox="0 0 239 409" svg:d="M172 0c35 60 78 188 64 240-30 108-137 112-205 169-61-154-41-340 141-409z">
            <text:p/>
          </draw:path>
          <draw:path draw:style-name="gr88" draw:text-style-name="P14" draw:layer="layout" svg:width="0.059cm" svg:height="0.092cm" svg:x="23.425cm" svg:y="13.78cm" svg:viewBox="0 0 60 93" svg:d="M0 93c4-40 20-74 60-93">
            <text:p/>
          </draw:path>
          <draw:path draw:style-name="gr88" draw:text-style-name="P14" draw:layer="layout" svg:width="0.166cm" svg:height="0.047cm" svg:x="23.331cm" svg:y="13.872cm" svg:viewBox="0 0 167 48" svg:d="M0 36c48-58 138-40 167 12">
            <text:p/>
          </draw:path>
          <draw:path draw:style-name="gr88" draw:text-style-name="P14" draw:layer="layout" svg:width="0.074cm" svg:height="0.096cm" svg:x="23.384cm" svg:y="13.946cm" svg:viewBox="0 0 75 97" svg:d="M0 0c62 24 61 63 75 97">
            <text:p/>
          </draw:path>
        </draw:g>
        <draw:g draw:style-name="gr28">
          <draw:path draw:style-name="gr86" draw:text-style-name="P20" draw:layer="layout" svg:width="0.607cm" svg:height="0.567cm" svg:x="24.543cm" svg:y="14.068cm" svg:viewBox="0 0 608 568" svg:d="M608 248c-73 106-147 213-221 320-117-8-233-15-349-23-13-101-26-203-38-305 49-80 99-160 148-240 280 19 407 141 460 248z">
            <text:p/>
          </draw:path>
          <draw:path draw:style-name="gr87" draw:text-style-name="P21" draw:layer="layout" svg:width="0.607cm" svg:height="0.567cm" svg:x="24.543cm" svg:y="14.068cm" svg:viewBox="0 0 608 568" svg:d="M608 248c-73 106-147 213-221 320-117-8-233-15-349-23-13-101-26-203-38-305 49-80 99-160 148-240 280 19 407 141 460 248z">
            <text:p/>
          </draw:path>
          <draw:path draw:style-name="gr88" draw:text-style-name="P14" draw:layer="layout" svg:width="0.044cm" svg:height="0.148cm" svg:x="24.881cm" svg:y="14.288cm" svg:viewBox="0 0 45 149" svg:d="M0 0c61 40 56 99 12 149">
            <text:p/>
          </draw:path>
          <draw:path draw:style-name="gr88" draw:text-style-name="P14" draw:layer="layout" svg:width="0.105cm" svg:height="0.099cm" svg:x="24.931cm" svg:y="14.196cm" svg:viewBox="0 0 106 100" svg:d="M106 100c-15-39-65-74-106-100">
            <text:p/>
          </draw:path>
          <draw:path draw:style-name="gr88" draw:text-style-name="P14" draw:layer="layout" svg:width="0.127cm" svg:height="0.031cm" svg:x="24.682cm" svg:y="14.132cm" svg:viewBox="0 0 128 32" svg:d="M0 0c45 27 88 39 128 28">
            <text:p/>
          </draw:path>
          <draw:path draw:style-name="gr88" draw:text-style-name="P14" draw:layer="layout" svg:width="0.219cm" svg:height="0.093cm" svg:x="24.768cm" svg:y="14.148cm" svg:viewBox="0 0 220 94" svg:d="M220 0c-51 64-140 81-220 94">
            <text:p/>
          </draw:path>
          <draw:path draw:style-name="gr88" draw:text-style-name="P14" draw:layer="layout" svg:width="0.176cm" svg:height="0.029cm" svg:x="24.642cm" svg:y="14.325cm" svg:viewBox="0 0 177 30" svg:d="M0 30c49-23 96-36 177-28">
            <text:p/>
          </draw:path>
          <draw:path draw:style-name="gr89" draw:text-style-name="P20" draw:layer="layout" svg:width="0.6cm" svg:height="0.687cm" svg:x="24.09cm" svg:y="14.065cm" svg:viewBox="0 0 601 688" svg:d="M377 688c-126-74-376 31-377-221-1-282 251-494 601-464-30 219-93 598-224 685z">
            <text:p/>
          </draw:path>
          <draw:path draw:style-name="gr88" draw:text-style-name="P14" draw:layer="layout" svg:width="0.023cm" svg:height="0.09cm" svg:x="24.44cm" svg:y="14.091cm" svg:viewBox="0 0 24 91" svg:d="M0 0c19 31 27 58 23 91">
            <text:p/>
          </draw:path>
          <draw:path draw:style-name="gr88" draw:text-style-name="P14" draw:layer="layout" svg:width="0.101cm" svg:height="0.25cm" svg:x="24.456cm" svg:y="14.195cm" svg:viewBox="0 0 102 251" svg:d="M0 251c125-60 109-130 86-251">
            <text:p/>
          </draw:path>
          <draw:path draw:style-name="gr88" draw:text-style-name="P14" draw:layer="layout" svg:width="0.119cm" svg:height="0.022cm" svg:x="24.318cm" svg:y="14.341cm" svg:viewBox="0 0 120 23" svg:d="M0 23c26-26 86-28 120-16">
            <text:p/>
          </draw:path>
          <draw:path draw:style-name="gr88" draw:text-style-name="P14" draw:layer="layout" svg:width="0.118cm" svg:height="0.042cm" svg:x="24.128cm" svg:y="14.35cm" svg:viewBox="0 0 119 43" svg:d="M0 0c42 1 88 18 119 43">
            <text:p/>
          </draw:path>
          <draw:path draw:style-name="gr88" draw:text-style-name="P14" draw:layer="layout" svg:width="0.031cm" svg:height="0.108cm" svg:x="24.229cm" svg:y="14.506cm" svg:viewBox="0 0 32 109" svg:d="M4 0c-9 40-4 81 28 109">
            <text:p/>
          </draw:path>
          <draw:path draw:style-name="gr88" draw:text-style-name="P14" draw:layer="layout" svg:width="0.135cm" svg:height="0.226cm" svg:x="24.226cm" svg:y="14.493cm" svg:viewBox="0 0 136 227" svg:d="M136 0c-12 111-53 191-136 227">
            <text:p/>
          </draw:path>
          <draw:path draw:style-name="gr88" draw:text-style-name="P14" draw:layer="layout" svg:width="0.309cm" svg:height="0.093cm" svg:x="24.361cm" svg:y="14.174cm" svg:viewBox="0 0 310 94" svg:d="M310 28c-145-106-169 130-310 49">
            <text:p/>
          </draw:path>
          <draw:path draw:style-name="gr88" draw:text-style-name="P14" draw:layer="layout" svg:width="0.141cm" svg:height="0.318cm" svg:x="24.176cm" svg:y="14.197cm" svg:viewBox="0 0 142 319" svg:d="M67 0c115 134 103 313-67 319">
            <text:p/>
          </draw:path>
          <draw:path draw:style-name="gr87" draw:text-style-name="P21" draw:layer="layout" svg:width="0.6cm" svg:height="0.687cm" svg:x="24.09cm" svg:y="14.065cm" svg:viewBox="0 0 601 688" svg:d="M377 688c-126-74-376 31-377-221-1-282 251-494 601-464-30 219-93 598-224 685z">
            <text:p/>
          </draw:path>
          <draw:path draw:style-name="gr86" draw:text-style-name="P20" draw:layer="layout" svg:width="0.624cm" svg:height="0.414cm" svg:x="24.414cm" svg:y="14.424cm" svg:viewBox="0 0 625 415" svg:d="M360 2c-188 17-347 114-359 239-27 296 589 154 617 23 39-173-89-278-258-262z">
            <text:p/>
          </draw:path>
          <draw:path draw:style-name="gr88" draw:text-style-name="P14" draw:layer="layout" svg:width="0.01cm" svg:height="0.086cm" svg:x="24.691cm" svg:y="14.44cm" svg:viewBox="0 0 11 87" svg:d="M0 0c9 24 15 50 7 87">
            <text:p/>
          </draw:path>
          <draw:path draw:style-name="gr88" draw:text-style-name="P14" draw:layer="layout" svg:width="0.01cm" svg:height="0.105cm" svg:x="24.863cm" svg:y="14.697cm" svg:viewBox="0 0 11 106" svg:d="M6 0c9 36 4 71-6 106">
            <text:p/>
          </draw:path>
          <draw:path draw:style-name="gr88" draw:text-style-name="P14" draw:layer="layout" svg:width="0.241cm" svg:height="0.148cm" svg:x="24.741cm" svg:y="14.613cm" svg:viewBox="0 0 242 149" svg:d="M242 2c-70-3-207-21-242 147">
            <text:p/>
          </draw:path>
          <draw:path draw:style-name="gr88" draw:text-style-name="P14" draw:layer="layout" svg:width="0.046cm" svg:height="0.166cm" svg:x="24.531cm" svg:y="14.595cm" svg:viewBox="0 0 47 167" svg:d="M42 0c7 65 14 129-42 167">
            <text:p/>
          </draw:path>
          <draw:path draw:style-name="gr88" draw:text-style-name="P14" draw:layer="layout" svg:width="0.038cm" svg:height="0.178cm" svg:x="24.639cm" svg:y="14.661cm" svg:viewBox="0 0 39 179" svg:d="M0 179c48-51 41-124 33-179">
            <text:p/>
          </draw:path>
          <draw:path draw:style-name="gr88" draw:text-style-name="P14" draw:layer="layout" svg:width="0.381cm" svg:height="0.073cm" svg:x="24.497cm" svg:y="14.523cm" svg:viewBox="0 0 382 74" svg:d="M0 6c84 162 248-19 382-5">
            <text:p/>
          </draw:path>
          <draw:path draw:style-name="gr87" draw:text-style-name="P21" draw:layer="layout" svg:width="0.624cm" svg:height="0.414cm" svg:x="24.414cm" svg:y="14.424cm" svg:viewBox="0 0 625 415" svg:d="M360 2c-188 17-347 114-359 239-27 296 589 154 617 23 39-173-89-278-258-262z">
            <text:p/>
          </draw:path>
          <draw:path draw:style-name="gr86" draw:text-style-name="P20" draw:layer="layout" svg:width="0.238cm" svg:height="0.408cm" svg:x="24.98cm" svg:y="14.316cm" svg:viewBox="0 0 239 409" svg:d="M172 0c35 60 78 188 64 240-30 108-137 112-205 169-61-154-41-340 141-409z">
            <text:p/>
          </draw:path>
          <draw:path draw:style-name="gr87" draw:text-style-name="P21" draw:layer="layout" svg:width="0.238cm" svg:height="0.408cm" svg:x="24.98cm" svg:y="14.316cm" svg:viewBox="0 0 239 409" svg:d="M172 0c35 60 78 188 64 240-30 108-137 112-205 169-61-154-41-340 141-409z">
            <text:p/>
          </draw:path>
          <draw:path draw:style-name="gr88" draw:text-style-name="P14" draw:layer="layout" svg:width="0.059cm" svg:height="0.092cm" svg:x="25.075cm" svg:y="14.413cm" svg:viewBox="0 0 60 93" svg:d="M0 93c4-40 20-74 60-93">
            <text:p/>
          </draw:path>
          <draw:path draw:style-name="gr88" draw:text-style-name="P14" draw:layer="layout" svg:width="0.166cm" svg:height="0.047cm" svg:x="24.981cm" svg:y="14.505cm" svg:viewBox="0 0 167 48" svg:d="M0 36c48-58 138-40 167 12">
            <text:p/>
          </draw:path>
          <draw:path draw:style-name="gr88" draw:text-style-name="P14" draw:layer="layout" svg:width="0.074cm" svg:height="0.096cm" svg:x="25.034cm" svg:y="14.579cm" svg:viewBox="0 0 75 97" svg:d="M0 0c62 24 61 63 75 97">
            <text:p/>
          </draw:path>
        </draw:g>
        <draw:g draw:style-name="gr28">
          <draw:path draw:style-name="gr86" draw:text-style-name="P20" draw:layer="layout" svg:width="0.607cm" svg:height="0.567cm" svg:x="17.614cm" svg:y="12.53cm" svg:viewBox="0 0 608 568" svg:d="M608 248c-73 106-147 213-221 320-117-8-233-15-349-23-13-101-26-203-38-305 49-80 99-160 148-240 280 19 407 141 460 248z">
            <text:p/>
          </draw:path>
          <draw:path draw:style-name="gr87" draw:text-style-name="P21" draw:layer="layout" svg:width="0.607cm" svg:height="0.567cm" svg:x="17.614cm" svg:y="12.53cm" svg:viewBox="0 0 608 568" svg:d="M608 248c-73 106-147 213-221 320-117-8-233-15-349-23-13-101-26-203-38-305 49-80 99-160 148-240 280 19 407 141 460 248z">
            <text:p/>
          </draw:path>
          <draw:path draw:style-name="gr88" draw:text-style-name="P14" draw:layer="layout" svg:width="0.044cm" svg:height="0.148cm" svg:x="17.951cm" svg:y="12.75cm" svg:viewBox="0 0 45 149" svg:d="M0 0c61 40 56 99 12 149">
            <text:p/>
          </draw:path>
          <draw:path draw:style-name="gr88" draw:text-style-name="P14" draw:layer="layout" svg:width="0.105cm" svg:height="0.099cm" svg:x="18.002cm" svg:y="12.659cm" svg:viewBox="0 0 106 100" svg:d="M106 100c-15-39-65-74-106-100">
            <text:p/>
          </draw:path>
          <draw:path draw:style-name="gr88" draw:text-style-name="P14" draw:layer="layout" svg:width="0.127cm" svg:height="0.031cm" svg:x="17.753cm" svg:y="12.594cm" svg:viewBox="0 0 128 32" svg:d="M0 0c45 27 88 39 128 28">
            <text:p/>
          </draw:path>
          <draw:path draw:style-name="gr88" draw:text-style-name="P14" draw:layer="layout" svg:width="0.219cm" svg:height="0.093cm" svg:x="17.838cm" svg:y="12.611cm" svg:viewBox="0 0 220 94" svg:d="M220 0c-51 64-140 81-220 94">
            <text:p/>
          </draw:path>
          <draw:path draw:style-name="gr88" draw:text-style-name="P14" draw:layer="layout" svg:width="0.176cm" svg:height="0.029cm" svg:x="17.713cm" svg:y="12.788cm" svg:viewBox="0 0 177 30" svg:d="M0 30c49-23 96-36 177-28">
            <text:p/>
          </draw:path>
          <draw:path draw:style-name="gr89" draw:text-style-name="P20" draw:layer="layout" svg:width="0.6cm" svg:height="0.687cm" svg:x="17.161cm" svg:y="12.528cm" svg:viewBox="0 0 601 688" svg:d="M377 688c-126-74-376 31-377-221-1-282 251-494 601-464-30 219-93 598-224 685z">
            <text:p/>
          </draw:path>
          <draw:path draw:style-name="gr88" draw:text-style-name="P14" draw:layer="layout" svg:width="0.023cm" svg:height="0.09cm" svg:x="17.511cm" svg:y="12.553cm" svg:viewBox="0 0 24 91" svg:d="M0 0c19 31 27 58 23 91">
            <text:p/>
          </draw:path>
          <draw:path draw:style-name="gr88" draw:text-style-name="P14" draw:layer="layout" svg:width="0.101cm" svg:height="0.25cm" svg:x="17.527cm" svg:y="12.658cm" svg:viewBox="0 0 102 251" svg:d="M0 251c125-60 109-130 86-251">
            <text:p/>
          </draw:path>
          <draw:path draw:style-name="gr88" draw:text-style-name="P14" draw:layer="layout" svg:width="0.119cm" svg:height="0.022cm" svg:x="17.388cm" svg:y="12.803cm" svg:viewBox="0 0 120 23" svg:d="M0 23c26-26 86-28 120-16">
            <text:p/>
          </draw:path>
          <draw:path draw:style-name="gr88" draw:text-style-name="P14" draw:layer="layout" svg:width="0.118cm" svg:height="0.042cm" svg:x="17.199cm" svg:y="12.813cm" svg:viewBox="0 0 119 43" svg:d="M0 0c42 1 88 18 119 43">
            <text:p/>
          </draw:path>
          <draw:path draw:style-name="gr88" draw:text-style-name="P14" draw:layer="layout" svg:width="0.031cm" svg:height="0.108cm" svg:x="17.299cm" svg:y="12.968cm" svg:viewBox="0 0 32 109" svg:d="M4 0c-9 40-4 81 28 109">
            <text:p/>
          </draw:path>
          <draw:path draw:style-name="gr88" draw:text-style-name="P14" draw:layer="layout" svg:width="0.135cm" svg:height="0.226cm" svg:x="17.296cm" svg:y="12.955cm" svg:viewBox="0 0 136 227" svg:d="M136 0c-12 111-53 191-136 227">
            <text:p/>
          </draw:path>
          <draw:path draw:style-name="gr88" draw:text-style-name="P14" draw:layer="layout" svg:width="0.309cm" svg:height="0.093cm" svg:x="17.432cm" svg:y="12.637cm" svg:viewBox="0 0 310 94" svg:d="M310 28c-145-106-169 130-310 49">
            <text:p/>
          </draw:path>
          <draw:path draw:style-name="gr88" draw:text-style-name="P14" draw:layer="layout" svg:width="0.141cm" svg:height="0.318cm" svg:x="17.246cm" svg:y="12.66cm" svg:viewBox="0 0 142 319" svg:d="M67 0c115 134 103 313-67 319">
            <text:p/>
          </draw:path>
          <draw:path draw:style-name="gr87" draw:text-style-name="P21" draw:layer="layout" svg:width="0.6cm" svg:height="0.687cm" svg:x="17.161cm" svg:y="12.528cm" svg:viewBox="0 0 601 688" svg:d="M377 688c-126-74-376 31-377-221-1-282 251-494 601-464-30 219-93 598-224 685z">
            <text:p/>
          </draw:path>
          <draw:path draw:style-name="gr86" draw:text-style-name="P20" draw:layer="layout" svg:width="0.624cm" svg:height="0.414cm" svg:x="17.485cm" svg:y="12.887cm" svg:viewBox="0 0 625 415" svg:d="M360 2c-188 17-347 114-359 239-27 296 589 154 617 23 39-173-89-278-258-262z">
            <text:p/>
          </draw:path>
          <draw:path draw:style-name="gr88" draw:text-style-name="P14" draw:layer="layout" svg:width="0.01cm" svg:height="0.086cm" svg:x="17.761cm" svg:y="12.902cm" svg:viewBox="0 0 11 87" svg:d="M0 0c9 24 15 50 7 87">
            <text:p/>
          </draw:path>
          <draw:path draw:style-name="gr88" draw:text-style-name="P14" draw:layer="layout" svg:width="0.01cm" svg:height="0.105cm" svg:x="17.934cm" svg:y="13.16cm" svg:viewBox="0 0 11 106" svg:d="M6 0c9 36 4 71-6 106">
            <text:p/>
          </draw:path>
          <draw:path draw:style-name="gr88" draw:text-style-name="P14" draw:layer="layout" svg:width="0.241cm" svg:height="0.148cm" svg:x="17.811cm" svg:y="13.075cm" svg:viewBox="0 0 242 149" svg:d="M242 2c-70-3-207-21-242 147">
            <text:p/>
          </draw:path>
          <draw:path draw:style-name="gr88" draw:text-style-name="P14" draw:layer="layout" svg:width="0.046cm" svg:height="0.166cm" svg:x="17.602cm" svg:y="13.057cm" svg:viewBox="0 0 47 167" svg:d="M42 0c7 65 14 129-42 167">
            <text:p/>
          </draw:path>
          <draw:path draw:style-name="gr88" draw:text-style-name="P14" draw:layer="layout" svg:width="0.038cm" svg:height="0.178cm" svg:x="17.709cm" svg:y="13.124cm" svg:viewBox="0 0 39 179" svg:d="M0 179c48-51 41-124 33-179">
            <text:p/>
          </draw:path>
          <draw:path draw:style-name="gr88" draw:text-style-name="P14" draw:layer="layout" svg:width="0.381cm" svg:height="0.073cm" svg:x="17.567cm" svg:y="12.985cm" svg:viewBox="0 0 382 74" svg:d="M0 6c84 162 248-19 382-5">
            <text:p/>
          </draw:path>
          <draw:path draw:style-name="gr87" draw:text-style-name="P21" draw:layer="layout" svg:width="0.624cm" svg:height="0.414cm" svg:x="17.485cm" svg:y="12.887cm" svg:viewBox="0 0 625 415" svg:d="M360 2c-188 17-347 114-359 239-27 296 589 154 617 23 39-173-89-278-258-262z">
            <text:p/>
          </draw:path>
          <draw:path draw:style-name="gr86" draw:text-style-name="P20" draw:layer="layout" svg:width="0.238cm" svg:height="0.408cm" svg:x="18.051cm" svg:y="12.778cm" svg:viewBox="0 0 239 409" svg:d="M172 0c35 60 78 188 64 240-30 108-137 112-205 169-61-154-41-340 141-409z">
            <text:p/>
          </draw:path>
          <draw:path draw:style-name="gr87" draw:text-style-name="P21" draw:layer="layout" svg:width="0.238cm" svg:height="0.408cm" svg:x="18.051cm" svg:y="12.778cm" svg:viewBox="0 0 239 409" svg:d="M172 0c35 60 78 188 64 240-30 108-137 112-205 169-61-154-41-340 141-409z">
            <text:p/>
          </draw:path>
          <draw:path draw:style-name="gr88" draw:text-style-name="P14" draw:layer="layout" svg:width="0.059cm" svg:height="0.092cm" svg:x="18.146cm" svg:y="12.876cm" svg:viewBox="0 0 60 93" svg:d="M0 93c4-40 20-74 60-93">
            <text:p/>
          </draw:path>
          <draw:path draw:style-name="gr88" draw:text-style-name="P14" draw:layer="layout" svg:width="0.166cm" svg:height="0.047cm" svg:x="18.052cm" svg:y="12.968cm" svg:viewBox="0 0 167 48" svg:d="M0 36c48-58 138-40 167 12">
            <text:p/>
          </draw:path>
          <draw:path draw:style-name="gr88" draw:text-style-name="P14" draw:layer="layout" svg:width="0.074cm" svg:height="0.096cm" svg:x="18.105cm" svg:y="13.042cm" svg:viewBox="0 0 75 97" svg:d="M0 0c62 24 61 63 75 97">
            <text:p/>
          </draw:path>
        </draw:g>
        <draw:g draw:style-name="gr28">
          <draw:path draw:style-name="gr86" draw:text-style-name="P20" draw:layer="layout" svg:width="0.607cm" svg:height="0.567cm" svg:x="24.406cm" svg:y="16.026cm" svg:viewBox="0 0 608 568" svg:d="M608 248c-73 106-147 213-221 320-117-8-233-15-349-23-13-101-26-203-38-305 49-80 99-160 148-240 280 19 407 141 460 248z">
            <text:p/>
          </draw:path>
          <draw:path draw:style-name="gr87" draw:text-style-name="P21" draw:layer="layout" svg:width="0.607cm" svg:height="0.567cm" svg:x="24.406cm" svg:y="16.026cm" svg:viewBox="0 0 608 568" svg:d="M608 248c-73 106-147 213-221 320-117-8-233-15-349-23-13-101-26-203-38-305 49-80 99-160 148-240 280 19 407 141 460 248z">
            <text:p/>
          </draw:path>
          <draw:path draw:style-name="gr88" draw:text-style-name="P14" draw:layer="layout" svg:width="0.044cm" svg:height="0.148cm" svg:x="24.744cm" svg:y="16.245cm" svg:viewBox="0 0 45 149" svg:d="M0 0c61 40 56 99 12 149">
            <text:p/>
          </draw:path>
          <draw:path draw:style-name="gr88" draw:text-style-name="P14" draw:layer="layout" svg:width="0.105cm" svg:height="0.099cm" svg:x="24.794cm" svg:y="16.154cm" svg:viewBox="0 0 106 100" svg:d="M106 100c-15-39-65-74-106-100">
            <text:p/>
          </draw:path>
          <draw:path draw:style-name="gr88" draw:text-style-name="P14" draw:layer="layout" svg:width="0.127cm" svg:height="0.031cm" svg:x="24.545cm" svg:y="16.089cm" svg:viewBox="0 0 128 32" svg:d="M0 0c45 27 88 39 128 28">
            <text:p/>
          </draw:path>
          <draw:path draw:style-name="gr88" draw:text-style-name="P14" draw:layer="layout" svg:width="0.219cm" svg:height="0.093cm" svg:x="24.631cm" svg:y="16.106cm" svg:viewBox="0 0 220 94" svg:d="M220 0c-51 64-140 81-220 94">
            <text:p/>
          </draw:path>
          <draw:path draw:style-name="gr88" draw:text-style-name="P14" draw:layer="layout" svg:width="0.176cm" svg:height="0.029cm" svg:x="24.505cm" svg:y="16.283cm" svg:viewBox="0 0 177 30" svg:d="M0 30c49-23 96-36 177-28">
            <text:p/>
          </draw:path>
          <draw:path draw:style-name="gr89" draw:text-style-name="P20" draw:layer="layout" svg:width="0.6cm" svg:height="0.687cm" svg:x="23.953cm" svg:y="16.023cm" svg:viewBox="0 0 601 688" svg:d="M377 688c-126-74-376 31-377-221-1-282 251-494 601-464-30 219-93 598-224 685z">
            <text:p/>
          </draw:path>
          <draw:path draw:style-name="gr88" draw:text-style-name="P14" draw:layer="layout" svg:width="0.023cm" svg:height="0.09cm" svg:x="24.303cm" svg:y="16.048cm" svg:viewBox="0 0 24 91" svg:d="M0 0c19 31 27 58 23 91">
            <text:p/>
          </draw:path>
          <draw:path draw:style-name="gr88" draw:text-style-name="P14" draw:layer="layout" svg:width="0.101cm" svg:height="0.25cm" svg:x="24.319cm" svg:y="16.153cm" svg:viewBox="0 0 102 251" svg:d="M0 251c125-60 109-130 86-251">
            <text:p/>
          </draw:path>
          <draw:path draw:style-name="gr88" draw:text-style-name="P14" draw:layer="layout" svg:width="0.119cm" svg:height="0.022cm" svg:x="24.18cm" svg:y="16.298cm" svg:viewBox="0 0 120 23" svg:d="M0 23c26-26 86-28 120-16">
            <text:p/>
          </draw:path>
          <draw:path draw:style-name="gr88" draw:text-style-name="P14" draw:layer="layout" svg:width="0.118cm" svg:height="0.042cm" svg:x="23.991cm" svg:y="16.308cm" svg:viewBox="0 0 119 43" svg:d="M0 0c42 1 88 18 119 43">
            <text:p/>
          </draw:path>
          <draw:path draw:style-name="gr88" draw:text-style-name="P14" draw:layer="layout" svg:width="0.031cm" svg:height="0.108cm" svg:x="24.092cm" svg:y="16.463cm" svg:viewBox="0 0 32 109" svg:d="M4 0c-9 40-4 81 28 109">
            <text:p/>
          </draw:path>
          <draw:path draw:style-name="gr88" draw:text-style-name="P14" draw:layer="layout" svg:width="0.135cm" svg:height="0.226cm" svg:x="24.088cm" svg:y="16.45cm" svg:viewBox="0 0 136 227" svg:d="M136 0c-12 111-53 191-136 227">
            <text:p/>
          </draw:path>
          <draw:path draw:style-name="gr88" draw:text-style-name="P14" draw:layer="layout" svg:width="0.309cm" svg:height="0.093cm" svg:x="24.224cm" svg:y="16.132cm" svg:viewBox="0 0 310 94" svg:d="M310 28c-145-106-169 130-310 49">
            <text:p/>
          </draw:path>
          <draw:path draw:style-name="gr88" draw:text-style-name="P14" draw:layer="layout" svg:width="0.141cm" svg:height="0.318cm" svg:x="24.038cm" svg:y="16.155cm" svg:viewBox="0 0 142 319" svg:d="M67 0c115 134 103 313-67 319">
            <text:p/>
          </draw:path>
          <draw:path draw:style-name="gr87" draw:text-style-name="P21" draw:layer="layout" svg:width="0.6cm" svg:height="0.687cm" svg:x="23.953cm" svg:y="16.023cm" svg:viewBox="0 0 601 688" svg:d="M377 688c-126-74-376 31-377-221-1-282 251-494 601-464-30 219-93 598-224 685z">
            <text:p/>
          </draw:path>
          <draw:path draw:style-name="gr86" draw:text-style-name="P20" draw:layer="layout" svg:width="0.624cm" svg:height="0.414cm" svg:x="24.277cm" svg:y="16.382cm" svg:viewBox="0 0 625 415" svg:d="M360 2c-188 17-347 114-359 239-27 296 589 154 617 23 39-173-89-278-258-262z">
            <text:p/>
          </draw:path>
          <draw:path draw:style-name="gr88" draw:text-style-name="P14" draw:layer="layout" svg:width="0.01cm" svg:height="0.086cm" svg:x="24.553cm" svg:y="16.397cm" svg:viewBox="0 0 11 87" svg:d="M0 0c9 24 15 50 7 87">
            <text:p/>
          </draw:path>
          <draw:path draw:style-name="gr88" draw:text-style-name="P14" draw:layer="layout" svg:width="0.01cm" svg:height="0.105cm" svg:x="24.726cm" svg:y="16.655cm" svg:viewBox="0 0 11 106" svg:d="M6 0c9 36 4 71-6 106">
            <text:p/>
          </draw:path>
          <draw:path draw:style-name="gr88" draw:text-style-name="P14" draw:layer="layout" svg:width="0.241cm" svg:height="0.148cm" svg:x="24.603cm" svg:y="16.57cm" svg:viewBox="0 0 242 149" svg:d="M242 2c-70-3-207-21-242 147">
            <text:p/>
          </draw:path>
          <draw:path draw:style-name="gr88" draw:text-style-name="P14" draw:layer="layout" svg:width="0.046cm" svg:height="0.166cm" svg:x="24.394cm" svg:y="16.552cm" svg:viewBox="0 0 47 167" svg:d="M42 0c7 65 14 129-42 167">
            <text:p/>
          </draw:path>
          <draw:path draw:style-name="gr88" draw:text-style-name="P14" draw:layer="layout" svg:width="0.038cm" svg:height="0.178cm" svg:x="24.502cm" svg:y="16.619cm" svg:viewBox="0 0 39 179" svg:d="M0 179c48-51 41-124 33-179">
            <text:p/>
          </draw:path>
          <draw:path draw:style-name="gr88" draw:text-style-name="P14" draw:layer="layout" svg:width="0.381cm" svg:height="0.073cm" svg:x="24.36cm" svg:y="16.48cm" svg:viewBox="0 0 382 74" svg:d="M0 6c84 162 248-19 382-5">
            <text:p/>
          </draw:path>
          <draw:path draw:style-name="gr87" draw:text-style-name="P21" draw:layer="layout" svg:width="0.624cm" svg:height="0.414cm" svg:x="24.277cm" svg:y="16.382cm" svg:viewBox="0 0 625 415" svg:d="M360 2c-188 17-347 114-359 239-27 296 589 154 617 23 39-173-89-278-258-262z">
            <text:p/>
          </draw:path>
          <draw:path draw:style-name="gr86" draw:text-style-name="P20" draw:layer="layout" svg:width="0.238cm" svg:height="0.408cm" svg:x="24.843cm" svg:y="16.273cm" svg:viewBox="0 0 239 409" svg:d="M172 0c35 60 78 188 64 240-30 108-137 112-205 169-61-154-41-340 141-409z">
            <text:p/>
          </draw:path>
          <draw:path draw:style-name="gr87" draw:text-style-name="P21" draw:layer="layout" svg:width="0.238cm" svg:height="0.408cm" svg:x="24.843cm" svg:y="16.273cm" svg:viewBox="0 0 239 409" svg:d="M172 0c35 60 78 188 64 240-30 108-137 112-205 169-61-154-41-340 141-409z">
            <text:p/>
          </draw:path>
          <draw:path draw:style-name="gr88" draw:text-style-name="P14" draw:layer="layout" svg:width="0.059cm" svg:height="0.092cm" svg:x="24.938cm" svg:y="16.371cm" svg:viewBox="0 0 60 93" svg:d="M0 93c4-40 20-74 60-93">
            <text:p/>
          </draw:path>
          <draw:path draw:style-name="gr88" draw:text-style-name="P14" draw:layer="layout" svg:width="0.166cm" svg:height="0.047cm" svg:x="24.844cm" svg:y="16.463cm" svg:viewBox="0 0 167 48" svg:d="M0 36c48-58 138-40 167 12">
            <text:p/>
          </draw:path>
          <draw:path draw:style-name="gr88" draw:text-style-name="P14" draw:layer="layout" svg:width="0.074cm" svg:height="0.096cm" svg:x="24.897cm" svg:y="16.537cm" svg:viewBox="0 0 75 97" svg:d="M0 0c62 24 61 63 75 97">
            <text:p/>
          </draw:path>
        </draw:g>
        <draw:g draw:style-name="gr28">
          <draw:path draw:style-name="gr86" draw:text-style-name="P20" draw:layer="layout" svg:width="0.607cm" svg:height="0.567cm" svg:x="23.856cm" svg:y="11.933cm" svg:viewBox="0 0 608 568" svg:d="M608 248c-73 106-147 213-221 320-117-8-233-15-349-23-13-101-26-203-38-305 49-80 99-160 148-240 280 19 407 141 460 248z">
            <text:p/>
          </draw:path>
          <draw:path draw:style-name="gr87" draw:text-style-name="P21" draw:layer="layout" svg:width="0.607cm" svg:height="0.567cm" svg:x="23.856cm" svg:y="11.933cm" svg:viewBox="0 0 608 568" svg:d="M608 248c-73 106-147 213-221 320-117-8-233-15-349-23-13-101-26-203-38-305 49-80 99-160 148-240 280 19 407 141 460 248z">
            <text:p/>
          </draw:path>
          <draw:path draw:style-name="gr88" draw:text-style-name="P14" draw:layer="layout" svg:width="0.044cm" svg:height="0.148cm" svg:x="24.194cm" svg:y="12.152cm" svg:viewBox="0 0 45 149" svg:d="M0 0c61 40 56 99 12 149">
            <text:p/>
          </draw:path>
          <draw:path draw:style-name="gr88" draw:text-style-name="P14" draw:layer="layout" svg:width="0.105cm" svg:height="0.099cm" svg:x="24.245cm" svg:y="12.061cm" svg:viewBox="0 0 106 100" svg:d="M106 100c-15-39-65-74-106-100">
            <text:p/>
          </draw:path>
          <draw:path draw:style-name="gr88" draw:text-style-name="P14" draw:layer="layout" svg:width="0.127cm" svg:height="0.031cm" svg:x="23.996cm" svg:y="11.996cm" svg:viewBox="0 0 128 32" svg:d="M0 0c45 27 88 39 128 28">
            <text:p/>
          </draw:path>
          <draw:path draw:style-name="gr88" draw:text-style-name="P14" draw:layer="layout" svg:width="0.219cm" svg:height="0.093cm" svg:x="24.081cm" svg:y="12.013cm" svg:viewBox="0 0 220 94" svg:d="M220 0c-51 64-140 81-220 94">
            <text:p/>
          </draw:path>
          <draw:path draw:style-name="gr88" draw:text-style-name="P14" draw:layer="layout" svg:width="0.176cm" svg:height="0.029cm" svg:x="23.956cm" svg:y="12.19cm" svg:viewBox="0 0 177 30" svg:d="M0 30c49-23 96-36 177-28">
            <text:p/>
          </draw:path>
          <draw:path draw:style-name="gr89" draw:text-style-name="P20" draw:layer="layout" svg:width="0.6cm" svg:height="0.687cm" svg:x="23.404cm" svg:y="11.93cm" svg:viewBox="0 0 601 688" svg:d="M377 688c-126-74-376 31-377-221-1-282 251-494 601-464-30 219-93 598-224 685z">
            <text:p/>
          </draw:path>
          <draw:path draw:style-name="gr88" draw:text-style-name="P14" draw:layer="layout" svg:width="0.023cm" svg:height="0.09cm" svg:x="23.754cm" svg:y="11.955cm" svg:viewBox="0 0 24 91" svg:d="M0 0c19 31 27 58 23 91">
            <text:p/>
          </draw:path>
          <draw:path draw:style-name="gr88" draw:text-style-name="P14" draw:layer="layout" svg:width="0.101cm" svg:height="0.25cm" svg:x="23.769cm" svg:y="12.06cm" svg:viewBox="0 0 102 251" svg:d="M0 251c125-60 109-130 86-251">
            <text:p/>
          </draw:path>
          <draw:path draw:style-name="gr88" draw:text-style-name="P14" draw:layer="layout" svg:width="0.119cm" svg:height="0.022cm" svg:x="23.631cm" svg:y="12.205cm" svg:viewBox="0 0 120 23" svg:d="M0 23c26-26 86-28 120-16">
            <text:p/>
          </draw:path>
          <draw:path draw:style-name="gr88" draw:text-style-name="P14" draw:layer="layout" svg:width="0.118cm" svg:height="0.042cm" svg:x="23.441cm" svg:y="12.215cm" svg:viewBox="0 0 119 43" svg:d="M0 0c42 1 88 18 119 43">
            <text:p/>
          </draw:path>
          <draw:path draw:style-name="gr88" draw:text-style-name="P14" draw:layer="layout" svg:width="0.031cm" svg:height="0.108cm" svg:x="23.542cm" svg:y="12.37cm" svg:viewBox="0 0 32 109" svg:d="M4 0c-9 40-4 81 28 109">
            <text:p/>
          </draw:path>
          <draw:path draw:style-name="gr88" draw:text-style-name="P14" draw:layer="layout" svg:width="0.135cm" svg:height="0.226cm" svg:x="23.539cm" svg:y="12.357cm" svg:viewBox="0 0 136 227" svg:d="M136 0c-12 111-53 191-136 227">
            <text:p/>
          </draw:path>
          <draw:path draw:style-name="gr88" draw:text-style-name="P14" draw:layer="layout" svg:width="0.309cm" svg:height="0.093cm" svg:x="23.675cm" svg:y="12.039cm" svg:viewBox="0 0 310 94" svg:d="M310 28c-145-106-169 130-310 49">
            <text:p/>
          </draw:path>
          <draw:path draw:style-name="gr88" draw:text-style-name="P14" draw:layer="layout" svg:width="0.141cm" svg:height="0.318cm" svg:x="23.489cm" svg:y="12.062cm" svg:viewBox="0 0 142 319" svg:d="M67 0c115 134 103 313-67 319">
            <text:p/>
          </draw:path>
          <draw:path draw:style-name="gr87" draw:text-style-name="P21" draw:layer="layout" svg:width="0.6cm" svg:height="0.687cm" svg:x="23.404cm" svg:y="11.93cm" svg:viewBox="0 0 601 688" svg:d="M377 688c-126-74-376 31-377-221-1-282 251-494 601-464-30 219-93 598-224 685z">
            <text:p/>
          </draw:path>
          <draw:path draw:style-name="gr86" draw:text-style-name="P20" draw:layer="layout" svg:width="0.624cm" svg:height="0.414cm" svg:x="23.728cm" svg:y="12.289cm" svg:viewBox="0 0 625 415" svg:d="M360 2c-188 17-347 114-359 239-27 296 589 154 617 23 39-173-89-278-258-262z">
            <text:p/>
          </draw:path>
          <draw:path draw:style-name="gr88" draw:text-style-name="P14" draw:layer="layout" svg:width="0.01cm" svg:height="0.086cm" svg:x="24.004cm" svg:y="12.304cm" svg:viewBox="0 0 11 87" svg:d="M0 0c9 24 15 50 7 87">
            <text:p/>
          </draw:path>
          <draw:path draw:style-name="gr88" draw:text-style-name="P14" draw:layer="layout" svg:width="0.01cm" svg:height="0.105cm" svg:x="24.177cm" svg:y="12.562cm" svg:viewBox="0 0 11 106" svg:d="M6 0c9 36 4 71-6 106">
            <text:p/>
          </draw:path>
          <draw:path draw:style-name="gr88" draw:text-style-name="P14" draw:layer="layout" svg:width="0.241cm" svg:height="0.148cm" svg:x="24.054cm" svg:y="12.478cm" svg:viewBox="0 0 242 149" svg:d="M242 2c-70-3-207-21-242 147">
            <text:p/>
          </draw:path>
          <draw:path draw:style-name="gr88" draw:text-style-name="P14" draw:layer="layout" svg:width="0.046cm" svg:height="0.166cm" svg:x="23.845cm" svg:y="12.459cm" svg:viewBox="0 0 47 167" svg:d="M42 0c7 65 14 129-42 167">
            <text:p/>
          </draw:path>
          <draw:path draw:style-name="gr88" draw:text-style-name="P14" draw:layer="layout" svg:width="0.038cm" svg:height="0.178cm" svg:x="23.952cm" svg:y="12.526cm" svg:viewBox="0 0 39 179" svg:d="M0 179c48-51 41-124 33-179">
            <text:p/>
          </draw:path>
          <draw:path draw:style-name="gr88" draw:text-style-name="P14" draw:layer="layout" svg:width="0.381cm" svg:height="0.073cm" svg:x="23.81cm" svg:y="12.388cm" svg:viewBox="0 0 382 74" svg:d="M0 6c84 162 248-19 382-5">
            <text:p/>
          </draw:path>
          <draw:path draw:style-name="gr87" draw:text-style-name="P21" draw:layer="layout" svg:width="0.624cm" svg:height="0.414cm" svg:x="23.728cm" svg:y="12.289cm" svg:viewBox="0 0 625 415" svg:d="M360 2c-188 17-347 114-359 239-27 296 589 154 617 23 39-173-89-278-258-262z">
            <text:p/>
          </draw:path>
          <draw:path draw:style-name="gr86" draw:text-style-name="P20" draw:layer="layout" svg:width="0.238cm" svg:height="0.408cm" svg:x="24.293cm" svg:y="12.18cm" svg:viewBox="0 0 239 409" svg:d="M172 0c35 60 78 188 64 240-30 108-137 112-205 169-61-154-41-340 141-409z">
            <text:p/>
          </draw:path>
          <draw:path draw:style-name="gr87" draw:text-style-name="P21" draw:layer="layout" svg:width="0.238cm" svg:height="0.408cm" svg:x="24.293cm" svg:y="12.18cm" svg:viewBox="0 0 239 409" svg:d="M172 0c35 60 78 188 64 240-30 108-137 112-205 169-61-154-41-340 141-409z">
            <text:p/>
          </draw:path>
          <draw:path draw:style-name="gr88" draw:text-style-name="P14" draw:layer="layout" svg:width="0.059cm" svg:height="0.092cm" svg:x="24.389cm" svg:y="12.278cm" svg:viewBox="0 0 60 93" svg:d="M0 93c4-40 20-74 60-93">
            <text:p/>
          </draw:path>
          <draw:path draw:style-name="gr88" draw:text-style-name="P14" draw:layer="layout" svg:width="0.166cm" svg:height="0.047cm" svg:x="24.295cm" svg:y="12.37cm" svg:viewBox="0 0 167 48" svg:d="M0 36c48-58 138-40 167 12">
            <text:p/>
          </draw:path>
          <draw:path draw:style-name="gr88" draw:text-style-name="P14" draw:layer="layout" svg:width="0.074cm" svg:height="0.096cm" svg:x="24.347cm" svg:y="12.444cm" svg:viewBox="0 0 75 97" svg:d="M0 0c62 24 61 63 75 97">
            <text:p/>
          </draw:path>
        </draw:g>
        <draw:g draw:style-name="gr28">
          <draw:path draw:style-name="gr86" draw:text-style-name="P20" draw:layer="layout" svg:width="0.607cm" svg:height="0.567cm" svg:x="23.047cm" svg:y="10.936cm" svg:viewBox="0 0 608 568" svg:d="M608 248c-73 106-147 213-221 320-117-8-233-15-349-23-13-101-26-203-38-305 49-80 99-160 148-240 280 19 407 141 460 248z">
            <text:p/>
          </draw:path>
          <draw:path draw:style-name="gr87" draw:text-style-name="P21" draw:layer="layout" svg:width="0.607cm" svg:height="0.567cm" svg:x="23.047cm" svg:y="10.936cm" svg:viewBox="0 0 608 568" svg:d="M608 248c-73 106-147 213-221 320-117-8-233-15-349-23-13-101-26-203-38-305 49-80 99-160 148-240 280 19 407 141 460 248z">
            <text:p/>
          </draw:path>
          <draw:path draw:style-name="gr88" draw:text-style-name="P14" draw:layer="layout" svg:width="0.044cm" svg:height="0.148cm" svg:x="23.385cm" svg:y="11.156cm" svg:viewBox="0 0 45 149" svg:d="M0 0c61 40 56 99 12 149">
            <text:p/>
          </draw:path>
          <draw:path draw:style-name="gr88" draw:text-style-name="P14" draw:layer="layout" svg:width="0.105cm" svg:height="0.099cm" svg:x="23.436cm" svg:y="11.064cm" svg:viewBox="0 0 106 100" svg:d="M106 100c-15-39-65-74-106-100">
            <text:p/>
          </draw:path>
          <draw:path draw:style-name="gr88" draw:text-style-name="P14" draw:layer="layout" svg:width="0.127cm" svg:height="0.031cm" svg:x="23.187cm" svg:y="11cm" svg:viewBox="0 0 128 32" svg:d="M0 0c45 27 88 39 128 28">
            <text:p/>
          </draw:path>
          <draw:path draw:style-name="gr88" draw:text-style-name="P14" draw:layer="layout" svg:width="0.219cm" svg:height="0.093cm" svg:x="23.272cm" svg:y="11.016cm" svg:viewBox="0 0 220 94" svg:d="M220 0c-51 64-140 81-220 94">
            <text:p/>
          </draw:path>
          <draw:path draw:style-name="gr88" draw:text-style-name="P14" draw:layer="layout" svg:width="0.176cm" svg:height="0.029cm" svg:x="23.147cm" svg:y="11.194cm" svg:viewBox="0 0 177 30" svg:d="M0 30c49-23 96-36 177-28">
            <text:p/>
          </draw:path>
          <draw:path draw:style-name="gr89" draw:text-style-name="P20" draw:layer="layout" svg:width="0.6cm" svg:height="0.687cm" svg:x="22.595cm" svg:y="10.933cm" svg:viewBox="0 0 601 688" svg:d="M377 688c-126-74-376 31-377-221-1-282 251-494 601-464-30 219-93 598-224 685z">
            <text:p/>
          </draw:path>
          <draw:path draw:style-name="gr88" draw:text-style-name="P14" draw:layer="layout" svg:width="0.023cm" svg:height="0.09cm" svg:x="22.945cm" svg:y="10.959cm" svg:viewBox="0 0 24 91" svg:d="M0 0c19 31 27 58 23 91">
            <text:p/>
          </draw:path>
          <draw:path draw:style-name="gr88" draw:text-style-name="P14" draw:layer="layout" svg:width="0.101cm" svg:height="0.25cm" svg:x="22.96cm" svg:y="11.064cm" svg:viewBox="0 0 102 251" svg:d="M0 251c125-60 109-130 86-251">
            <text:p/>
          </draw:path>
          <draw:path draw:style-name="gr88" draw:text-style-name="P14" draw:layer="layout" svg:width="0.119cm" svg:height="0.022cm" svg:x="22.822cm" svg:y="11.209cm" svg:viewBox="0 0 120 23" svg:d="M0 23c26-26 86-28 120-16">
            <text:p/>
          </draw:path>
          <draw:path draw:style-name="gr88" draw:text-style-name="P14" draw:layer="layout" svg:width="0.118cm" svg:height="0.042cm" svg:x="22.632cm" svg:y="11.219cm" svg:viewBox="0 0 119 43" svg:d="M0 0c42 1 88 18 119 43">
            <text:p/>
          </draw:path>
          <draw:path draw:style-name="gr88" draw:text-style-name="P14" draw:layer="layout" svg:width="0.031cm" svg:height="0.108cm" svg:x="22.733cm" svg:y="11.374cm" svg:viewBox="0 0 32 109" svg:d="M4 0c-9 40-4 81 28 109">
            <text:p/>
          </draw:path>
          <draw:path draw:style-name="gr88" draw:text-style-name="P14" draw:layer="layout" svg:width="0.135cm" svg:height="0.226cm" svg:x="22.73cm" svg:y="11.361cm" svg:viewBox="0 0 136 227" svg:d="M136 0c-12 111-53 191-136 227">
            <text:p/>
          </draw:path>
          <draw:path draw:style-name="gr88" draw:text-style-name="P14" draw:layer="layout" svg:width="0.309cm" svg:height="0.093cm" svg:x="22.866cm" svg:y="11.043cm" svg:viewBox="0 0 310 94" svg:d="M310 28c-145-106-169 130-310 49">
            <text:p/>
          </draw:path>
          <draw:path draw:style-name="gr88" draw:text-style-name="P14" draw:layer="layout" svg:width="0.141cm" svg:height="0.318cm" svg:x="22.68cm" svg:y="11.065cm" svg:viewBox="0 0 142 319" svg:d="M67 0c115 134 103 313-67 319">
            <text:p/>
          </draw:path>
          <draw:path draw:style-name="gr87" draw:text-style-name="P21" draw:layer="layout" svg:width="0.6cm" svg:height="0.687cm" svg:x="22.595cm" svg:y="10.933cm" svg:viewBox="0 0 601 688" svg:d="M377 688c-126-74-376 31-377-221-1-282 251-494 601-464-30 219-93 598-224 685z">
            <text:p/>
          </draw:path>
          <draw:path draw:style-name="gr86" draw:text-style-name="P20" draw:layer="layout" svg:width="0.624cm" svg:height="0.414cm" svg:x="22.919cm" svg:y="11.293cm" svg:viewBox="0 0 625 415" svg:d="M360 2c-188 17-347 114-359 239-27 296 589 154 617 23 39-173-89-278-258-262z">
            <text:p/>
          </draw:path>
          <draw:path draw:style-name="gr88" draw:text-style-name="P14" draw:layer="layout" svg:width="0.01cm" svg:height="0.086cm" svg:x="23.195cm" svg:y="11.308cm" svg:viewBox="0 0 11 87" svg:d="M0 0c9 24 15 50 7 87">
            <text:p/>
          </draw:path>
          <draw:path draw:style-name="gr88" draw:text-style-name="P14" draw:layer="layout" svg:width="0.01cm" svg:height="0.105cm" svg:x="23.368cm" svg:y="11.565cm" svg:viewBox="0 0 11 106" svg:d="M6 0c9 36 4 71-6 106">
            <text:p/>
          </draw:path>
          <draw:path draw:style-name="gr88" draw:text-style-name="P14" draw:layer="layout" svg:width="0.241cm" svg:height="0.148cm" svg:x="23.245cm" svg:y="11.481cm" svg:viewBox="0 0 242 149" svg:d="M242 2c-70-3-207-21-242 147">
            <text:p/>
          </draw:path>
          <draw:path draw:style-name="gr88" draw:text-style-name="P14" draw:layer="layout" svg:width="0.046cm" svg:height="0.166cm" svg:x="23.036cm" svg:y="11.463cm" svg:viewBox="0 0 47 167" svg:d="M42 0c7 65 14 129-42 167">
            <text:p/>
          </draw:path>
          <draw:path draw:style-name="gr88" draw:text-style-name="P14" draw:layer="layout" svg:width="0.038cm" svg:height="0.178cm" svg:x="23.143cm" svg:y="11.529cm" svg:viewBox="0 0 39 179" svg:d="M0 179c48-51 41-124 33-179">
            <text:p/>
          </draw:path>
          <draw:path draw:style-name="gr88" draw:text-style-name="P14" draw:layer="layout" svg:width="0.381cm" svg:height="0.073cm" svg:x="23.001cm" svg:y="11.391cm" svg:viewBox="0 0 382 74" svg:d="M0 6c84 162 248-19 382-5">
            <text:p/>
          </draw:path>
          <draw:path draw:style-name="gr87" draw:text-style-name="P21" draw:layer="layout" svg:width="0.624cm" svg:height="0.414cm" svg:x="22.919cm" svg:y="11.293cm" svg:viewBox="0 0 625 415" svg:d="M360 2c-188 17-347 114-359 239-27 296 589 154 617 23 39-173-89-278-258-262z">
            <text:p/>
          </draw:path>
          <draw:path draw:style-name="gr86" draw:text-style-name="P20" draw:layer="layout" svg:width="0.238cm" svg:height="0.408cm" svg:x="23.485cm" svg:y="11.184cm" svg:viewBox="0 0 239 409" svg:d="M172 0c35 60 78 188 64 240-30 108-137 112-205 169-61-154-41-340 141-409z">
            <text:p/>
          </draw:path>
          <draw:path draw:style-name="gr87" draw:text-style-name="P21" draw:layer="layout" svg:width="0.238cm" svg:height="0.408cm" svg:x="23.485cm" svg:y="11.184cm" svg:viewBox="0 0 239 409" svg:d="M172 0c35 60 78 188 64 240-30 108-137 112-205 169-61-154-41-340 141-409z">
            <text:p/>
          </draw:path>
          <draw:path draw:style-name="gr88" draw:text-style-name="P14" draw:layer="layout" svg:width="0.059cm" svg:height="0.092cm" svg:x="23.58cm" svg:y="11.281cm" svg:viewBox="0 0 60 93" svg:d="M0 93c4-40 20-74 60-93">
            <text:p/>
          </draw:path>
          <draw:path draw:style-name="gr88" draw:text-style-name="P14" draw:layer="layout" svg:width="0.166cm" svg:height="0.047cm" svg:x="23.486cm" svg:y="11.373cm" svg:viewBox="0 0 167 48" svg:d="M0 36c48-58 138-40 167 12">
            <text:p/>
          </draw:path>
          <draw:path draw:style-name="gr88" draw:text-style-name="P14" draw:layer="layout" svg:width="0.074cm" svg:height="0.096cm" svg:x="23.538cm" svg:y="11.447cm" svg:viewBox="0 0 75 97" svg:d="M0 0c62 24 61 63 75 97">
            <text:p/>
          </draw:path>
        </draw:g>
        <draw:g draw:style-name="gr28">
          <draw:path draw:style-name="gr86" draw:text-style-name="P20" draw:layer="layout" svg:width="0.607cm" svg:height="0.567cm" svg:x="24.9cm" svg:y="10.445cm" svg:viewBox="0 0 608 568" svg:d="M608 248c-73 106-147 213-221 320-117-8-233-15-349-23-13-101-26-203-38-305 49-80 99-160 148-240 280 19 407 141 460 248z">
            <text:p/>
          </draw:path>
          <draw:path draw:style-name="gr87" draw:text-style-name="P21" draw:layer="layout" svg:width="0.607cm" svg:height="0.567cm" svg:x="24.9cm" svg:y="10.445cm" svg:viewBox="0 0 608 568" svg:d="M608 248c-73 106-147 213-221 320-117-8-233-15-349-23-13-101-26-203-38-305 49-80 99-160 148-240 280 19 407 141 460 248z">
            <text:p/>
          </draw:path>
          <draw:path draw:style-name="gr88" draw:text-style-name="P14" draw:layer="layout" svg:width="0.044cm" svg:height="0.148cm" svg:x="25.238cm" svg:y="10.665cm" svg:viewBox="0 0 45 149" svg:d="M0 0c61 40 56 99 12 149">
            <text:p/>
          </draw:path>
          <draw:path draw:style-name="gr88" draw:text-style-name="P14" draw:layer="layout" svg:width="0.105cm" svg:height="0.099cm" svg:x="25.288cm" svg:y="10.573cm" svg:viewBox="0 0 106 100" svg:d="M106 100c-15-39-65-74-106-100">
            <text:p/>
          </draw:path>
          <draw:path draw:style-name="gr88" draw:text-style-name="P14" draw:layer="layout" svg:width="0.127cm" svg:height="0.031cm" svg:x="25.039cm" svg:y="10.509cm" svg:viewBox="0 0 128 32" svg:d="M0 0c45 27 88 39 128 28">
            <text:p/>
          </draw:path>
          <draw:path draw:style-name="gr88" draw:text-style-name="P14" draw:layer="layout" svg:width="0.219cm" svg:height="0.093cm" svg:x="25.125cm" svg:y="10.526cm" svg:viewBox="0 0 220 94" svg:d="M220 0c-51 64-140 81-220 94">
            <text:p/>
          </draw:path>
          <draw:path draw:style-name="gr88" draw:text-style-name="P14" draw:layer="layout" svg:width="0.176cm" svg:height="0.029cm" svg:x="24.999cm" svg:y="10.703cm" svg:viewBox="0 0 177 30" svg:d="M0 30c49-23 96-36 177-28">
            <text:p/>
          </draw:path>
          <draw:path draw:style-name="gr89" draw:text-style-name="P20" draw:layer="layout" svg:width="0.6cm" svg:height="0.687cm" svg:x="24.447cm" svg:y="10.442cm" svg:viewBox="0 0 601 688" svg:d="M377 688c-126-74-376 31-377-221-1-282 251-494 601-464-30 219-93 598-224 685z">
            <text:p/>
          </draw:path>
          <draw:path draw:style-name="gr88" draw:text-style-name="P14" draw:layer="layout" svg:width="0.023cm" svg:height="0.09cm" svg:x="24.797cm" svg:y="10.468cm" svg:viewBox="0 0 24 91" svg:d="M0 0c19 31 27 58 23 91">
            <text:p/>
          </draw:path>
          <draw:path draw:style-name="gr88" draw:text-style-name="P14" draw:layer="layout" svg:width="0.101cm" svg:height="0.25cm" svg:x="24.813cm" svg:y="10.573cm" svg:viewBox="0 0 102 251" svg:d="M0 251c125-60 109-130 86-251">
            <text:p/>
          </draw:path>
          <draw:path draw:style-name="gr88" draw:text-style-name="P14" draw:layer="layout" svg:width="0.119cm" svg:height="0.022cm" svg:x="24.674cm" svg:y="10.718cm" svg:viewBox="0 0 120 23" svg:d="M0 23c26-26 86-28 120-16">
            <text:p/>
          </draw:path>
          <draw:path draw:style-name="gr88" draw:text-style-name="P14" draw:layer="layout" svg:width="0.118cm" svg:height="0.042cm" svg:x="24.485cm" svg:y="10.728cm" svg:viewBox="0 0 119 43" svg:d="M0 0c42 1 88 18 119 43">
            <text:p/>
          </draw:path>
          <draw:path draw:style-name="gr88" draw:text-style-name="P14" draw:layer="layout" svg:width="0.031cm" svg:height="0.108cm" svg:x="24.586cm" svg:y="10.883cm" svg:viewBox="0 0 32 109" svg:d="M4 0c-9 40-4 81 28 109">
            <text:p/>
          </draw:path>
          <draw:path draw:style-name="gr88" draw:text-style-name="P14" draw:layer="layout" svg:width="0.135cm" svg:height="0.226cm" svg:x="24.582cm" svg:y="10.87cm" svg:viewBox="0 0 136 227" svg:d="M136 0c-12 111-53 191-136 227">
            <text:p/>
          </draw:path>
          <draw:path draw:style-name="gr88" draw:text-style-name="P14" draw:layer="layout" svg:width="0.309cm" svg:height="0.093cm" svg:x="24.718cm" svg:y="10.552cm" svg:viewBox="0 0 310 94" svg:d="M310 28c-145-106-169 130-310 49">
            <text:p/>
          </draw:path>
          <draw:path draw:style-name="gr88" draw:text-style-name="P14" draw:layer="layout" svg:width="0.141cm" svg:height="0.318cm" svg:x="24.532cm" svg:y="10.575cm" svg:viewBox="0 0 142 319" svg:d="M67 0c115 134 103 313-67 319">
            <text:p/>
          </draw:path>
          <draw:path draw:style-name="gr87" draw:text-style-name="P21" draw:layer="layout" svg:width="0.6cm" svg:height="0.687cm" svg:x="24.447cm" svg:y="10.442cm" svg:viewBox="0 0 601 688" svg:d="M377 688c-126-74-376 31-377-221-1-282 251-494 601-464-30 219-93 598-224 685z">
            <text:p/>
          </draw:path>
          <draw:path draw:style-name="gr86" draw:text-style-name="P20" draw:layer="layout" svg:width="0.624cm" svg:height="0.414cm" svg:x="24.771cm" svg:y="10.802cm" svg:viewBox="0 0 625 415" svg:d="M360 2c-188 17-347 114-359 239-27 296 589 154 617 23 39-173-89-278-258-262z">
            <text:p/>
          </draw:path>
          <draw:path draw:style-name="gr88" draw:text-style-name="P14" draw:layer="layout" svg:width="0.01cm" svg:height="0.086cm" svg:x="25.047cm" svg:y="10.817cm" svg:viewBox="0 0 11 87" svg:d="M0 0c9 24 15 50 7 87">
            <text:p/>
          </draw:path>
          <draw:path draw:style-name="gr88" draw:text-style-name="P14" draw:layer="layout" svg:width="0.01cm" svg:height="0.105cm" svg:x="25.22cm" svg:y="11.075cm" svg:viewBox="0 0 11 106" svg:d="M6 0c9 36 4 71-6 106">
            <text:p/>
          </draw:path>
          <draw:path draw:style-name="gr88" draw:text-style-name="P14" draw:layer="layout" svg:width="0.241cm" svg:height="0.148cm" svg:x="25.097cm" svg:y="10.99cm" svg:viewBox="0 0 242 149" svg:d="M242 2c-70-3-207-21-242 147">
            <text:p/>
          </draw:path>
          <draw:path draw:style-name="gr88" draw:text-style-name="P14" draw:layer="layout" svg:width="0.046cm" svg:height="0.166cm" svg:x="24.888cm" svg:y="10.972cm" svg:viewBox="0 0 47 167" svg:d="M42 0c7 65 14 129-42 167">
            <text:p/>
          </draw:path>
          <draw:path draw:style-name="gr88" draw:text-style-name="P14" draw:layer="layout" svg:width="0.038cm" svg:height="0.178cm" svg:x="24.996cm" svg:y="11.039cm" svg:viewBox="0 0 39 179" svg:d="M0 179c48-51 41-124 33-179">
            <text:p/>
          </draw:path>
          <draw:path draw:style-name="gr88" draw:text-style-name="P14" draw:layer="layout" svg:width="0.381cm" svg:height="0.073cm" svg:x="24.854cm" svg:y="10.9cm" svg:viewBox="0 0 382 74" svg:d="M0 6c84 162 248-19 382-5">
            <text:p/>
          </draw:path>
          <draw:path draw:style-name="gr87" draw:text-style-name="P21" draw:layer="layout" svg:width="0.624cm" svg:height="0.414cm" svg:x="24.771cm" svg:y="10.802cm" svg:viewBox="0 0 625 415" svg:d="M360 2c-188 17-347 114-359 239-27 296 589 154 617 23 39-173-89-278-258-262z">
            <text:p/>
          </draw:path>
          <draw:path draw:style-name="gr86" draw:text-style-name="P20" draw:layer="layout" svg:width="0.238cm" svg:height="0.408cm" svg:x="25.337cm" svg:y="10.693cm" svg:viewBox="0 0 239 409" svg:d="M172 0c35 60 78 188 64 240-30 108-137 112-205 169-61-154-41-340 141-409z">
            <text:p/>
          </draw:path>
          <draw:path draw:style-name="gr87" draw:text-style-name="P21" draw:layer="layout" svg:width="0.238cm" svg:height="0.408cm" svg:x="25.337cm" svg:y="10.693cm" svg:viewBox="0 0 239 409" svg:d="M172 0c35 60 78 188 64 240-30 108-137 112-205 169-61-154-41-340 141-409z">
            <text:p/>
          </draw:path>
          <draw:path draw:style-name="gr88" draw:text-style-name="P14" draw:layer="layout" svg:width="0.059cm" svg:height="0.092cm" svg:x="25.432cm" svg:y="10.79cm" svg:viewBox="0 0 60 93" svg:d="M0 93c4-40 20-74 60-93">
            <text:p/>
          </draw:path>
          <draw:path draw:style-name="gr88" draw:text-style-name="P14" draw:layer="layout" svg:width="0.166cm" svg:height="0.047cm" svg:x="25.338cm" svg:y="10.883cm" svg:viewBox="0 0 167 48" svg:d="M0 36c48-58 138-40 167 12">
            <text:p/>
          </draw:path>
          <draw:path draw:style-name="gr88" draw:text-style-name="P14" draw:layer="layout" svg:width="0.074cm" svg:height="0.096cm" svg:x="25.391cm" svg:y="10.957cm" svg:viewBox="0 0 75 97" svg:d="M0 0c62 24 61 63 75 97">
            <text:p/>
          </draw:path>
        </draw:g>
        <draw:g draw:style-name="gr28">
          <draw:path draw:style-name="gr86" draw:text-style-name="P20" draw:layer="layout" svg:width="0.607cm" svg:height="0.567cm" svg:x="23.14cm" svg:y="15.233cm" svg:viewBox="0 0 608 568" svg:d="M608 248c-73 106-147 213-221 320-117-8-233-15-349-23-13-101-26-203-38-305 49-80 99-160 148-240 280 19 407 141 460 248z">
            <text:p/>
          </draw:path>
          <draw:path draw:style-name="gr87" draw:text-style-name="P21" draw:layer="layout" svg:width="0.607cm" svg:height="0.567cm" svg:x="23.14cm" svg:y="15.233cm" svg:viewBox="0 0 608 568" svg:d="M608 248c-73 106-147 213-221 320-117-8-233-15-349-23-13-101-26-203-38-305 49-80 99-160 148-240 280 19 407 141 460 248z">
            <text:p/>
          </draw:path>
          <draw:path draw:style-name="gr88" draw:text-style-name="P14" draw:layer="layout" svg:width="0.044cm" svg:height="0.148cm" svg:x="23.478cm" svg:y="15.453cm" svg:viewBox="0 0 45 149" svg:d="M0 0c61 40 56 99 12 149">
            <text:p/>
          </draw:path>
          <draw:path draw:style-name="gr88" draw:text-style-name="P14" draw:layer="layout" svg:width="0.105cm" svg:height="0.099cm" svg:x="23.528cm" svg:y="15.361cm" svg:viewBox="0 0 106 100" svg:d="M106 100c-15-39-65-74-106-100">
            <text:p/>
          </draw:path>
          <draw:path draw:style-name="gr88" draw:text-style-name="P14" draw:layer="layout" svg:width="0.127cm" svg:height="0.031cm" svg:x="23.28cm" svg:y="15.297cm" svg:viewBox="0 0 128 32" svg:d="M0 0c45 27 88 39 128 28">
            <text:p/>
          </draw:path>
          <draw:path draw:style-name="gr88" draw:text-style-name="P14" draw:layer="layout" svg:width="0.219cm" svg:height="0.093cm" svg:x="23.365cm" svg:y="15.313cm" svg:viewBox="0 0 220 94" svg:d="M220 0c-51 64-140 81-220 94">
            <text:p/>
          </draw:path>
          <draw:path draw:style-name="gr88" draw:text-style-name="P14" draw:layer="layout" svg:width="0.176cm" svg:height="0.029cm" svg:x="23.239cm" svg:y="15.49cm" svg:viewBox="0 0 177 30" svg:d="M0 30c49-23 96-36 177-28">
            <text:p/>
          </draw:path>
          <draw:path draw:style-name="gr89" draw:text-style-name="P20" draw:layer="layout" svg:width="0.6cm" svg:height="0.687cm" svg:x="22.687cm" svg:y="15.23cm" svg:viewBox="0 0 601 688" svg:d="M377 688c-126-74-376 31-377-221-1-282 251-494 601-464-30 219-93 598-224 685z">
            <text:p/>
          </draw:path>
          <draw:path draw:style-name="gr88" draw:text-style-name="P14" draw:layer="layout" svg:width="0.023cm" svg:height="0.09cm" svg:x="23.038cm" svg:y="15.256cm" svg:viewBox="0 0 24 91" svg:d="M0 0c19 31 27 58 23 91">
            <text:p/>
          </draw:path>
          <draw:path draw:style-name="gr88" draw:text-style-name="P14" draw:layer="layout" svg:width="0.101cm" svg:height="0.25cm" svg:x="23.053cm" svg:y="15.36cm" svg:viewBox="0 0 102 251" svg:d="M0 251c125-60 109-130 86-251">
            <text:p/>
          </draw:path>
          <draw:path draw:style-name="gr88" draw:text-style-name="P14" draw:layer="layout" svg:width="0.119cm" svg:height="0.022cm" svg:x="22.915cm" svg:y="15.506cm" svg:viewBox="0 0 120 23" svg:d="M0 23c26-26 86-28 120-16">
            <text:p/>
          </draw:path>
          <draw:path draw:style-name="gr88" draw:text-style-name="P14" draw:layer="layout" svg:width="0.118cm" svg:height="0.042cm" svg:x="22.725cm" svg:y="15.515cm" svg:viewBox="0 0 119 43" svg:d="M0 0c42 1 88 18 119 43">
            <text:p/>
          </draw:path>
          <draw:path draw:style-name="gr88" draw:text-style-name="P14" draw:layer="layout" svg:width="0.031cm" svg:height="0.108cm" svg:x="22.826cm" svg:y="15.671cm" svg:viewBox="0 0 32 109" svg:d="M4 0c-9 40-4 81 28 109">
            <text:p/>
          </draw:path>
          <draw:path draw:style-name="gr88" draw:text-style-name="P14" draw:layer="layout" svg:width="0.135cm" svg:height="0.226cm" svg:x="22.823cm" svg:y="15.658cm" svg:viewBox="0 0 136 227" svg:d="M136 0c-12 111-53 191-136 227">
            <text:p/>
          </draw:path>
          <draw:path draw:style-name="gr88" draw:text-style-name="P14" draw:layer="layout" svg:width="0.309cm" svg:height="0.093cm" svg:x="22.959cm" svg:y="15.339cm" svg:viewBox="0 0 310 94" svg:d="M310 28c-145-106-169 130-310 49">
            <text:p/>
          </draw:path>
          <draw:path draw:style-name="gr88" draw:text-style-name="P14" draw:layer="layout" svg:width="0.141cm" svg:height="0.318cm" svg:x="22.773cm" svg:y="15.362cm" svg:viewBox="0 0 142 319" svg:d="M67 0c115 134 103 313-67 319">
            <text:p/>
          </draw:path>
          <draw:path draw:style-name="gr87" draw:text-style-name="P21" draw:layer="layout" svg:width="0.6cm" svg:height="0.687cm" svg:x="22.687cm" svg:y="15.23cm" svg:viewBox="0 0 601 688" svg:d="M377 688c-126-74-376 31-377-221-1-282 251-494 601-464-30 219-93 598-224 685z">
            <text:p/>
          </draw:path>
          <draw:path draw:style-name="gr86" draw:text-style-name="P20" draw:layer="layout" svg:width="0.624cm" svg:height="0.414cm" svg:x="23.012cm" svg:y="15.589cm" svg:viewBox="0 0 625 415" svg:d="M360 2c-188 17-347 114-359 239-27 296 589 154 617 23 39-173-89-278-258-262z">
            <text:p/>
          </draw:path>
          <draw:path draw:style-name="gr88" draw:text-style-name="P14" draw:layer="layout" svg:width="0.01cm" svg:height="0.086cm" svg:x="23.288cm" svg:y="15.605cm" svg:viewBox="0 0 11 87" svg:d="M0 0c9 24 15 50 7 87">
            <text:p/>
          </draw:path>
          <draw:path draw:style-name="gr88" draw:text-style-name="P14" draw:layer="layout" svg:width="0.01cm" svg:height="0.105cm" svg:x="23.461cm" svg:y="15.862cm" svg:viewBox="0 0 11 106" svg:d="M6 0c9 36 4 71-6 106">
            <text:p/>
          </draw:path>
          <draw:path draw:style-name="gr88" draw:text-style-name="P14" draw:layer="layout" svg:width="0.241cm" svg:height="0.148cm" svg:x="23.338cm" svg:y="15.778cm" svg:viewBox="0 0 242 149" svg:d="M242 2c-70-3-207-21-242 147">
            <text:p/>
          </draw:path>
          <draw:path draw:style-name="gr88" draw:text-style-name="P14" draw:layer="layout" svg:width="0.046cm" svg:height="0.166cm" svg:x="23.128cm" svg:y="15.76cm" svg:viewBox="0 0 47 167" svg:d="M42 0c7 65 14 129-42 167">
            <text:p/>
          </draw:path>
          <draw:path draw:style-name="gr88" draw:text-style-name="P14" draw:layer="layout" svg:width="0.038cm" svg:height="0.178cm" svg:x="23.236cm" svg:y="15.826cm" svg:viewBox="0 0 39 179" svg:d="M0 179c48-51 41-124 33-179">
            <text:p/>
          </draw:path>
          <draw:path draw:style-name="gr88" draw:text-style-name="P14" draw:layer="layout" svg:width="0.381cm" svg:height="0.073cm" svg:x="23.094cm" svg:y="15.688cm" svg:viewBox="0 0 382 74" svg:d="M0 6c84 162 248-19 382-5">
            <text:p/>
          </draw:path>
          <draw:path draw:style-name="gr87" draw:text-style-name="P21" draw:layer="layout" svg:width="0.624cm" svg:height="0.414cm" svg:x="23.012cm" svg:y="15.589cm" svg:viewBox="0 0 625 415" svg:d="M360 2c-188 17-347 114-359 239-27 296 589 154 617 23 39-173-89-278-258-262z">
            <text:p/>
          </draw:path>
          <draw:path draw:style-name="gr86" draw:text-style-name="P20" draw:layer="layout" svg:width="0.238cm" svg:height="0.408cm" svg:x="23.577cm" svg:y="15.481cm" svg:viewBox="0 0 239 409" svg:d="M172 0c35 60 78 188 64 240-30 108-137 112-205 169-61-154-41-340 141-409z">
            <text:p/>
          </draw:path>
          <draw:path draw:style-name="gr87" draw:text-style-name="P21" draw:layer="layout" svg:width="0.238cm" svg:height="0.408cm" svg:x="23.577cm" svg:y="15.481cm" svg:viewBox="0 0 239 409" svg:d="M172 0c35 60 78 188 64 240-30 108-137 112-205 169-61-154-41-340 141-409z">
            <text:p/>
          </draw:path>
          <draw:path draw:style-name="gr88" draw:text-style-name="P14" draw:layer="layout" svg:width="0.059cm" svg:height="0.092cm" svg:x="23.672cm" svg:y="15.578cm" svg:viewBox="0 0 60 93" svg:d="M0 93c4-40 20-74 60-93">
            <text:p/>
          </draw:path>
          <draw:path draw:style-name="gr88" draw:text-style-name="P14" draw:layer="layout" svg:width="0.166cm" svg:height="0.047cm" svg:x="23.578cm" svg:y="15.67cm" svg:viewBox="0 0 167 48" svg:d="M0 36c48-58 138-40 167 12">
            <text:p/>
          </draw:path>
          <draw:path draw:style-name="gr88" draw:text-style-name="P14" draw:layer="layout" svg:width="0.074cm" svg:height="0.096cm" svg:x="23.631cm" svg:y="15.744cm" svg:viewBox="0 0 75 97" svg:d="M0 0c62 24 61 63 75 97">
            <text:p/>
          </draw:path>
        </draw:g>
        <draw:g draw:style-name="gr28">
          <draw:path draw:style-name="gr86" draw:text-style-name="P20" draw:layer="layout" svg:width="0.607cm" svg:height="0.567cm" svg:x="20.238cm" svg:y="11.613cm" svg:viewBox="0 0 608 568" svg:d="M608 248c-73 106-147 213-221 320-117-8-233-15-349-23-13-101-26-203-38-305 49-80 99-160 148-240 280 19 407 141 460 248z">
            <text:p/>
          </draw:path>
          <draw:path draw:style-name="gr87" draw:text-style-name="P21" draw:layer="layout" svg:width="0.607cm" svg:height="0.567cm" svg:x="20.238cm" svg:y="11.613cm" svg:viewBox="0 0 608 568" svg:d="M608 248c-73 106-147 213-221 320-117-8-233-15-349-23-13-101-26-203-38-305 49-80 99-160 148-240 280 19 407 141 460 248z">
            <text:p/>
          </draw:path>
          <draw:path draw:style-name="gr88" draw:text-style-name="P14" draw:layer="layout" svg:width="0.044cm" svg:height="0.148cm" svg:x="20.576cm" svg:y="11.832cm" svg:viewBox="0 0 45 149" svg:d="M0 0c61 40 56 99 12 149">
            <text:p/>
          </draw:path>
          <draw:path draw:style-name="gr88" draw:text-style-name="P14" draw:layer="layout" svg:width="0.105cm" svg:height="0.099cm" svg:x="20.626cm" svg:y="11.741cm" svg:viewBox="0 0 106 100" svg:d="M106 100c-15-39-65-74-106-100">
            <text:p/>
          </draw:path>
          <draw:path draw:style-name="gr88" draw:text-style-name="P14" draw:layer="layout" svg:width="0.127cm" svg:height="0.031cm" svg:x="20.378cm" svg:y="11.676cm" svg:viewBox="0 0 128 32" svg:d="M0 0c45 27 88 39 128 28">
            <text:p/>
          </draw:path>
          <draw:path draw:style-name="gr88" draw:text-style-name="P14" draw:layer="layout" svg:width="0.219cm" svg:height="0.093cm" svg:x="20.463cm" svg:y="11.693cm" svg:viewBox="0 0 220 94" svg:d="M220 0c-51 64-140 81-220 94">
            <text:p/>
          </draw:path>
          <draw:path draw:style-name="gr88" draw:text-style-name="P14" draw:layer="layout" svg:width="0.176cm" svg:height="0.029cm" svg:x="20.337cm" svg:y="11.87cm" svg:viewBox="0 0 177 30" svg:d="M0 30c49-23 96-36 177-28">
            <text:p/>
          </draw:path>
          <draw:path draw:style-name="gr89" draw:text-style-name="P20" draw:layer="layout" svg:width="0.6cm" svg:height="0.687cm" svg:x="19.785cm" svg:y="11.61cm" svg:viewBox="0 0 601 688" svg:d="M377 688c-126-74-376 31-377-221-1-282 251-494 601-464-30 219-93 598-224 685z">
            <text:p/>
          </draw:path>
          <draw:path draw:style-name="gr88" draw:text-style-name="P14" draw:layer="layout" svg:width="0.023cm" svg:height="0.09cm" svg:x="20.135cm" svg:y="11.635cm" svg:viewBox="0 0 24 91" svg:d="M0 0c19 31 27 58 23 91">
            <text:p/>
          </draw:path>
          <draw:path draw:style-name="gr88" draw:text-style-name="P14" draw:layer="layout" svg:width="0.101cm" svg:height="0.25cm" svg:x="20.151cm" svg:y="11.74cm" svg:viewBox="0 0 102 251" svg:d="M0 251c125-60 109-130 86-251">
            <text:p/>
          </draw:path>
          <draw:path draw:style-name="gr88" draw:text-style-name="P14" draw:layer="layout" svg:width="0.119cm" svg:height="0.022cm" svg:x="20.013cm" svg:y="11.885cm" svg:viewBox="0 0 120 23" svg:d="M0 23c26-26 86-28 120-16">
            <text:p/>
          </draw:path>
          <draw:path draw:style-name="gr88" draw:text-style-name="P14" draw:layer="layout" svg:width="0.118cm" svg:height="0.042cm" svg:x="19.823cm" svg:y="11.895cm" svg:viewBox="0 0 119 43" svg:d="M0 0c42 1 88 18 119 43">
            <text:p/>
          </draw:path>
          <draw:path draw:style-name="gr88" draw:text-style-name="P14" draw:layer="layout" svg:width="0.031cm" svg:height="0.108cm" svg:x="19.924cm" svg:y="12.05cm" svg:viewBox="0 0 32 109" svg:d="M4 0c-9 40-4 81 28 109">
            <text:p/>
          </draw:path>
          <draw:path draw:style-name="gr88" draw:text-style-name="P14" draw:layer="layout" svg:width="0.135cm" svg:height="0.226cm" svg:x="19.921cm" svg:y="12.037cm" svg:viewBox="0 0 136 227" svg:d="M136 0c-12 111-53 191-136 227">
            <text:p/>
          </draw:path>
          <draw:path draw:style-name="gr88" draw:text-style-name="P14" draw:layer="layout" svg:width="0.309cm" svg:height="0.093cm" svg:x="20.056cm" svg:y="11.719cm" svg:viewBox="0 0 310 94" svg:d="M310 28c-145-106-169 130-310 49">
            <text:p/>
          </draw:path>
          <draw:path draw:style-name="gr88" draw:text-style-name="P14" draw:layer="layout" svg:width="0.141cm" svg:height="0.318cm" svg:x="19.871cm" svg:y="11.742cm" svg:viewBox="0 0 142 319" svg:d="M67 0c115 134 103 313-67 319">
            <text:p/>
          </draw:path>
          <draw:path draw:style-name="gr87" draw:text-style-name="P21" draw:layer="layout" svg:width="0.6cm" svg:height="0.687cm" svg:x="19.785cm" svg:y="11.61cm" svg:viewBox="0 0 601 688" svg:d="M377 688c-126-74-376 31-377-221-1-282 251-494 601-464-30 219-93 598-224 685z">
            <text:p/>
          </draw:path>
          <draw:path draw:style-name="gr86" draw:text-style-name="P20" draw:layer="layout" svg:width="0.624cm" svg:height="0.414cm" svg:x="20.11cm" svg:y="11.969cm" svg:viewBox="0 0 625 415" svg:d="M360 2c-188 17-347 114-359 239-27 296 589 154 617 23 39-173-89-278-258-262z">
            <text:p/>
          </draw:path>
          <draw:path draw:style-name="gr88" draw:text-style-name="P14" draw:layer="layout" svg:width="0.01cm" svg:height="0.086cm" svg:x="20.386cm" svg:y="11.984cm" svg:viewBox="0 0 11 87" svg:d="M0 0c9 24 15 50 7 87">
            <text:p/>
          </draw:path>
          <draw:path draw:style-name="gr88" draw:text-style-name="P14" draw:layer="layout" svg:width="0.01cm" svg:height="0.105cm" svg:x="20.558cm" svg:y="12.242cm" svg:viewBox="0 0 11 106" svg:d="M6 0c9 36 4 71-6 106">
            <text:p/>
          </draw:path>
          <draw:path draw:style-name="gr88" draw:text-style-name="P14" draw:layer="layout" svg:width="0.241cm" svg:height="0.148cm" svg:x="20.436cm" svg:y="12.158cm" svg:viewBox="0 0 242 149" svg:d="M242 2c-70-3-207-21-242 147">
            <text:p/>
          </draw:path>
          <draw:path draw:style-name="gr88" draw:text-style-name="P14" draw:layer="layout" svg:width="0.046cm" svg:height="0.166cm" svg:x="20.226cm" svg:y="12.139cm" svg:viewBox="0 0 47 167" svg:d="M42 0c7 65 14 129-42 167">
            <text:p/>
          </draw:path>
          <draw:path draw:style-name="gr88" draw:text-style-name="P14" draw:layer="layout" svg:width="0.038cm" svg:height="0.178cm" svg:x="20.334cm" svg:y="12.206cm" svg:viewBox="0 0 39 179" svg:d="M0 179c48-51 41-124 33-179">
            <text:p/>
          </draw:path>
          <draw:path draw:style-name="gr88" draw:text-style-name="P14" draw:layer="layout" svg:width="0.381cm" svg:height="0.073cm" svg:x="20.192cm" svg:y="12.068cm" svg:viewBox="0 0 382 74" svg:d="M0 6c84 162 248-19 382-5">
            <text:p/>
          </draw:path>
          <draw:path draw:style-name="gr87" draw:text-style-name="P21" draw:layer="layout" svg:width="0.624cm" svg:height="0.414cm" svg:x="20.11cm" svg:y="11.969cm" svg:viewBox="0 0 625 415" svg:d="M360 2c-188 17-347 114-359 239-27 296 589 154 617 23 39-173-89-278-258-262z">
            <text:p/>
          </draw:path>
          <draw:path draw:style-name="gr86" draw:text-style-name="P20" draw:layer="layout" svg:width="0.238cm" svg:height="0.408cm" svg:x="20.675cm" svg:y="11.86cm" svg:viewBox="0 0 239 409" svg:d="M172 0c35 60 78 188 64 240-30 108-137 112-205 169-61-154-41-340 141-409z">
            <text:p/>
          </draw:path>
          <draw:path draw:style-name="gr87" draw:text-style-name="P21" draw:layer="layout" svg:width="0.238cm" svg:height="0.408cm" svg:x="20.675cm" svg:y="11.86cm" svg:viewBox="0 0 239 409" svg:d="M172 0c35 60 78 188 64 240-30 108-137 112-205 169-61-154-41-340 141-409z">
            <text:p/>
          </draw:path>
          <draw:path draw:style-name="gr88" draw:text-style-name="P14" draw:layer="layout" svg:width="0.059cm" svg:height="0.092cm" svg:x="20.77cm" svg:y="11.958cm" svg:viewBox="0 0 60 93" svg:d="M0 93c4-40 20-74 60-93">
            <text:p/>
          </draw:path>
          <draw:path draw:style-name="gr88" draw:text-style-name="P14" draw:layer="layout" svg:width="0.166cm" svg:height="0.047cm" svg:x="20.676cm" svg:y="12.05cm" svg:viewBox="0 0 167 48" svg:d="M0 36c48-58 138-40 167 12">
            <text:p/>
          </draw:path>
          <draw:path draw:style-name="gr88" draw:text-style-name="P14" draw:layer="layout" svg:width="0.074cm" svg:height="0.096cm" svg:x="20.729cm" svg:y="12.124cm" svg:viewBox="0 0 75 97" svg:d="M0 0c62 24 61 63 75 97">
            <text:p/>
          </draw:path>
        </draw:g>
        <draw:g draw:style-name="gr28">
          <draw:path draw:style-name="gr86" draw:text-style-name="P20" draw:layer="layout" svg:width="0.607cm" svg:height="0.567cm" svg:x="22.042cm" svg:y="16.089cm" svg:viewBox="0 0 608 568" svg:d="M608 248c-73 106-147 213-221 320-117-8-233-15-349-23-13-101-26-203-38-305 49-80 99-160 148-240 280 19 407 141 460 248z">
            <text:p/>
          </draw:path>
          <draw:path draw:style-name="gr87" draw:text-style-name="P21" draw:layer="layout" svg:width="0.607cm" svg:height="0.567cm" svg:x="22.042cm" svg:y="16.089cm" svg:viewBox="0 0 608 568" svg:d="M608 248c-73 106-147 213-221 320-117-8-233-15-349-23-13-101-26-203-38-305 49-80 99-160 148-240 280 19 407 141 460 248z">
            <text:p/>
          </draw:path>
          <draw:path draw:style-name="gr88" draw:text-style-name="P14" draw:layer="layout" svg:width="0.044cm" svg:height="0.148cm" svg:x="22.38cm" svg:y="16.309cm" svg:viewBox="0 0 45 149" svg:d="M0 0c61 40 56 99 12 149">
            <text:p/>
          </draw:path>
          <draw:path draw:style-name="gr88" draw:text-style-name="P14" draw:layer="layout" svg:width="0.105cm" svg:height="0.099cm" svg:x="22.431cm" svg:y="16.217cm" svg:viewBox="0 0 106 100" svg:d="M106 100c-15-39-65-74-106-100">
            <text:p/>
          </draw:path>
          <draw:path draw:style-name="gr88" draw:text-style-name="P14" draw:layer="layout" svg:width="0.127cm" svg:height="0.031cm" svg:x="22.182cm" svg:y="16.153cm" svg:viewBox="0 0 128 32" svg:d="M0 0c45 27 88 39 128 28">
            <text:p/>
          </draw:path>
          <draw:path draw:style-name="gr88" draw:text-style-name="P14" draw:layer="layout" svg:width="0.219cm" svg:height="0.093cm" svg:x="22.267cm" svg:y="16.17cm" svg:viewBox="0 0 220 94" svg:d="M220 0c-51 64-140 81-220 94">
            <text:p/>
          </draw:path>
          <draw:path draw:style-name="gr88" draw:text-style-name="P14" draw:layer="layout" svg:width="0.176cm" svg:height="0.029cm" svg:x="22.142cm" svg:y="16.347cm" svg:viewBox="0 0 177 30" svg:d="M0 30c49-23 96-36 177-28">
            <text:p/>
          </draw:path>
          <draw:path draw:style-name="gr89" draw:text-style-name="P20" draw:layer="layout" svg:width="0.6cm" svg:height="0.687cm" svg:x="21.59cm" svg:y="16.086cm" svg:viewBox="0 0 601 688" svg:d="M377 688c-126-74-376 31-377-221-1-282 251-494 601-464-30 219-93 598-224 685z">
            <text:p/>
          </draw:path>
          <draw:path draw:style-name="gr88" draw:text-style-name="P14" draw:layer="layout" svg:width="0.023cm" svg:height="0.09cm" svg:x="21.94cm" svg:y="16.112cm" svg:viewBox="0 0 24 91" svg:d="M0 0c19 31 27 58 23 91">
            <text:p/>
          </draw:path>
          <draw:path draw:style-name="gr88" draw:text-style-name="P14" draw:layer="layout" svg:width="0.101cm" svg:height="0.25cm" svg:x="21.955cm" svg:y="16.217cm" svg:viewBox="0 0 102 251" svg:d="M0 251c125-60 109-130 86-251">
            <text:p/>
          </draw:path>
          <draw:path draw:style-name="gr88" draw:text-style-name="P14" draw:layer="layout" svg:width="0.119cm" svg:height="0.022cm" svg:x="21.817cm" svg:y="16.362cm" svg:viewBox="0 0 120 23" svg:d="M0 23c26-26 86-28 120-16">
            <text:p/>
          </draw:path>
          <draw:path draw:style-name="gr88" draw:text-style-name="P14" draw:layer="layout" svg:width="0.118cm" svg:height="0.042cm" svg:x="21.627cm" svg:y="16.372cm" svg:viewBox="0 0 119 43" svg:d="M0 0c42 1 88 18 119 43">
            <text:p/>
          </draw:path>
          <draw:path draw:style-name="gr88" draw:text-style-name="P14" draw:layer="layout" svg:width="0.031cm" svg:height="0.108cm" svg:x="21.728cm" svg:y="16.527cm" svg:viewBox="0 0 32 109" svg:d="M4 0c-9 40-4 81 28 109">
            <text:p/>
          </draw:path>
          <draw:path draw:style-name="gr88" draw:text-style-name="P14" draw:layer="layout" svg:width="0.135cm" svg:height="0.226cm" svg:x="21.725cm" svg:y="16.514cm" svg:viewBox="0 0 136 227" svg:d="M136 0c-12 111-53 191-136 227">
            <text:p/>
          </draw:path>
          <draw:path draw:style-name="gr88" draw:text-style-name="P14" draw:layer="layout" svg:width="0.309cm" svg:height="0.093cm" svg:x="21.861cm" svg:y="16.196cm" svg:viewBox="0 0 310 94" svg:d="M310 28c-145-106-169 130-310 49">
            <text:p/>
          </draw:path>
          <draw:path draw:style-name="gr88" draw:text-style-name="P14" draw:layer="layout" svg:width="0.141cm" svg:height="0.318cm" svg:x="21.675cm" svg:y="16.219cm" svg:viewBox="0 0 142 319" svg:d="M67 0c115 134 103 313-67 319">
            <text:p/>
          </draw:path>
          <draw:path draw:style-name="gr87" draw:text-style-name="P21" draw:layer="layout" svg:width="0.6cm" svg:height="0.687cm" svg:x="21.59cm" svg:y="16.086cm" svg:viewBox="0 0 601 688" svg:d="M377 688c-126-74-376 31-377-221-1-282 251-494 601-464-30 219-93 598-224 685z">
            <text:p/>
          </draw:path>
          <draw:path draw:style-name="gr86" draw:text-style-name="P20" draw:layer="layout" svg:width="0.624cm" svg:height="0.414cm" svg:x="21.914cm" svg:y="16.446cm" svg:viewBox="0 0 625 415" svg:d="M360 2c-188 17-347 114-359 239-27 296 589 154 617 23 39-173-89-278-258-262z">
            <text:p/>
          </draw:path>
          <draw:path draw:style-name="gr88" draw:text-style-name="P14" draw:layer="layout" svg:width="0.01cm" svg:height="0.086cm" svg:x="22.19cm" svg:y="16.461cm" svg:viewBox="0 0 11 87" svg:d="M0 0c9 24 15 50 7 87">
            <text:p/>
          </draw:path>
          <draw:path draw:style-name="gr88" draw:text-style-name="P14" draw:layer="layout" svg:width="0.01cm" svg:height="0.105cm" svg:x="22.363cm" svg:y="16.719cm" svg:viewBox="0 0 11 106" svg:d="M6 0c9 36 4 71-6 106">
            <text:p/>
          </draw:path>
          <draw:path draw:style-name="gr88" draw:text-style-name="P14" draw:layer="layout" svg:width="0.241cm" svg:height="0.148cm" svg:x="22.24cm" svg:y="16.634cm" svg:viewBox="0 0 242 149" svg:d="M242 2c-70-3-207-21-242 147">
            <text:p/>
          </draw:path>
          <draw:path draw:style-name="gr88" draw:text-style-name="P14" draw:layer="layout" svg:width="0.046cm" svg:height="0.166cm" svg:x="22.03cm" svg:y="16.616cm" svg:viewBox="0 0 47 167" svg:d="M42 0c7 65 14 129-42 167">
            <text:p/>
          </draw:path>
          <draw:path draw:style-name="gr88" draw:text-style-name="P14" draw:layer="layout" svg:width="0.038cm" svg:height="0.178cm" svg:x="22.138cm" svg:y="16.683cm" svg:viewBox="0 0 39 179" svg:d="M0 179c48-51 41-124 33-179">
            <text:p/>
          </draw:path>
          <draw:path draw:style-name="gr88" draw:text-style-name="P14" draw:layer="layout" svg:width="0.381cm" svg:height="0.073cm" svg:x="21.996cm" svg:y="16.544cm" svg:viewBox="0 0 382 74" svg:d="M0 6c84 162 248-19 382-5">
            <text:p/>
          </draw:path>
          <draw:path draw:style-name="gr87" draw:text-style-name="P21" draw:layer="layout" svg:width="0.624cm" svg:height="0.414cm" svg:x="21.914cm" svg:y="16.446cm" svg:viewBox="0 0 625 415" svg:d="M360 2c-188 17-347 114-359 239-27 296 589 154 617 23 39-173-89-278-258-262z">
            <text:p/>
          </draw:path>
          <draw:path draw:style-name="gr86" draw:text-style-name="P20" draw:layer="layout" svg:width="0.238cm" svg:height="0.408cm" svg:x="22.479cm" svg:y="16.337cm" svg:viewBox="0 0 239 409" svg:d="M172 0c35 60 78 188 64 240-30 108-137 112-205 169-61-154-41-340 141-409z">
            <text:p/>
          </draw:path>
          <draw:path draw:style-name="gr87" draw:text-style-name="P21" draw:layer="layout" svg:width="0.238cm" svg:height="0.408cm" svg:x="22.479cm" svg:y="16.337cm" svg:viewBox="0 0 239 409" svg:d="M172 0c35 60 78 188 64 240-30 108-137 112-205 169-61-154-41-340 141-409z">
            <text:p/>
          </draw:path>
          <draw:path draw:style-name="gr88" draw:text-style-name="P14" draw:layer="layout" svg:width="0.059cm" svg:height="0.092cm" svg:x="22.574cm" svg:y="16.434cm" svg:viewBox="0 0 60 93" svg:d="M0 93c4-40 20-74 60-93">
            <text:p/>
          </draw:path>
          <draw:path draw:style-name="gr88" draw:text-style-name="P14" draw:layer="layout" svg:width="0.166cm" svg:height="0.047cm" svg:x="22.481cm" svg:y="16.527cm" svg:viewBox="0 0 167 48" svg:d="M0 36c48-58 138-40 167 12">
            <text:p/>
          </draw:path>
          <draw:path draw:style-name="gr88" draw:text-style-name="P14" draw:layer="layout" svg:width="0.074cm" svg:height="0.096cm" svg:x="22.533cm" svg:y="16.601cm" svg:viewBox="0 0 75 97" svg:d="M0 0c62 24 61 63 75 97">
            <text:p/>
          </draw:path>
        </draw:g>
        <draw:g draw:style-name="gr28">
          <draw:path draw:style-name="gr86" draw:text-style-name="P20" draw:layer="layout" svg:width="0.607cm" svg:height="0.567cm" svg:x="25.623cm" svg:y="12.787cm" svg:viewBox="0 0 608 568" svg:d="M608 248c-73 106-147 213-221 320-117-8-233-15-349-23-13-101-26-203-38-305 49-80 99-160 148-240 280 19 407 141 460 248z">
            <text:p/>
          </draw:path>
          <draw:path draw:style-name="gr87" draw:text-style-name="P21" draw:layer="layout" svg:width="0.607cm" svg:height="0.567cm" svg:x="25.623cm" svg:y="12.787cm" svg:viewBox="0 0 608 568" svg:d="M608 248c-73 106-147 213-221 320-117-8-233-15-349-23-13-101-26-203-38-305 49-80 99-160 148-240 280 19 407 141 460 248z">
            <text:p/>
          </draw:path>
          <draw:path draw:style-name="gr88" draw:text-style-name="P14" draw:layer="layout" svg:width="0.044cm" svg:height="0.148cm" svg:x="25.961cm" svg:y="13.007cm" svg:viewBox="0 0 45 149" svg:d="M0 0c61 40 56 99 12 149">
            <text:p/>
          </draw:path>
          <draw:path draw:style-name="gr88" draw:text-style-name="P14" draw:layer="layout" svg:width="0.105cm" svg:height="0.099cm" svg:x="26.012cm" svg:y="12.915cm" svg:viewBox="0 0 106 100" svg:d="M106 100c-15-39-65-74-106-100">
            <text:p/>
          </draw:path>
          <draw:path draw:style-name="gr88" draw:text-style-name="P14" draw:layer="layout" svg:width="0.127cm" svg:height="0.031cm" svg:x="25.763cm" svg:y="12.85cm" svg:viewBox="0 0 128 32" svg:d="M0 0c45 27 88 39 128 28">
            <text:p/>
          </draw:path>
          <draw:path draw:style-name="gr88" draw:text-style-name="P14" draw:layer="layout" svg:width="0.219cm" svg:height="0.093cm" svg:x="25.848cm" svg:y="12.867cm" svg:viewBox="0 0 220 94" svg:d="M220 0c-51 64-140 81-220 94">
            <text:p/>
          </draw:path>
          <draw:path draw:style-name="gr88" draw:text-style-name="P14" draw:layer="layout" svg:width="0.176cm" svg:height="0.029cm" svg:x="25.723cm" svg:y="13.044cm" svg:viewBox="0 0 177 30" svg:d="M0 30c49-23 96-36 177-28">
            <text:p/>
          </draw:path>
          <draw:path draw:style-name="gr89" draw:text-style-name="P20" draw:layer="layout" svg:width="0.6cm" svg:height="0.687cm" svg:x="25.171cm" svg:y="12.784cm" svg:viewBox="0 0 601 688" svg:d="M377 688c-126-74-376 31-377-221-1-282 251-494 601-464-30 219-93 598-224 685z">
            <text:p/>
          </draw:path>
          <draw:path draw:style-name="gr88" draw:text-style-name="P14" draw:layer="layout" svg:width="0.023cm" svg:height="0.09cm" svg:x="25.521cm" svg:y="12.81cm" svg:viewBox="0 0 24 91" svg:d="M0 0c19 31 27 58 23 91">
            <text:p/>
          </draw:path>
          <draw:path draw:style-name="gr88" draw:text-style-name="P14" draw:layer="layout" svg:width="0.101cm" svg:height="0.25cm" svg:x="25.536cm" svg:y="12.914cm" svg:viewBox="0 0 102 251" svg:d="M0 251c125-60 109-130 86-251">
            <text:p/>
          </draw:path>
          <draw:path draw:style-name="gr88" draw:text-style-name="P14" draw:layer="layout" svg:width="0.119cm" svg:height="0.022cm" svg:x="25.398cm" svg:y="13.059cm" svg:viewBox="0 0 120 23" svg:d="M0 23c26-26 86-28 120-16">
            <text:p/>
          </draw:path>
          <draw:path draw:style-name="gr88" draw:text-style-name="P14" draw:layer="layout" svg:width="0.118cm" svg:height="0.042cm" svg:x="25.209cm" svg:y="13.069cm" svg:viewBox="0 0 119 43" svg:d="M0 0c42 1 88 18 119 43">
            <text:p/>
          </draw:path>
          <draw:path draw:style-name="gr88" draw:text-style-name="P14" draw:layer="layout" svg:width="0.031cm" svg:height="0.108cm" svg:x="25.309cm" svg:y="13.225cm" svg:viewBox="0 0 32 109" svg:d="M4 0c-9 40-4 81 28 109">
            <text:p/>
          </draw:path>
          <draw:path draw:style-name="gr88" draw:text-style-name="P14" draw:layer="layout" svg:width="0.135cm" svg:height="0.226cm" svg:x="25.306cm" svg:y="13.212cm" svg:viewBox="0 0 136 227" svg:d="M136 0c-12 111-53 191-136 227">
            <text:p/>
          </draw:path>
          <draw:path draw:style-name="gr88" draw:text-style-name="P14" draw:layer="layout" svg:width="0.309cm" svg:height="0.093cm" svg:x="25.442cm" svg:y="12.893cm" svg:viewBox="0 0 310 94" svg:d="M310 28c-145-106-169 130-310 49">
            <text:p/>
          </draw:path>
          <draw:path draw:style-name="gr88" draw:text-style-name="P14" draw:layer="layout" svg:width="0.141cm" svg:height="0.318cm" svg:x="25.256cm" svg:y="12.916cm" svg:viewBox="0 0 142 319" svg:d="M67 0c115 134 103 313-67 319">
            <text:p/>
          </draw:path>
          <draw:path draw:style-name="gr87" draw:text-style-name="P21" draw:layer="layout" svg:width="0.6cm" svg:height="0.687cm" svg:x="25.171cm" svg:y="12.784cm" svg:viewBox="0 0 601 688" svg:d="M377 688c-126-74-376 31-377-221-1-282 251-494 601-464-30 219-93 598-224 685z">
            <text:p/>
          </draw:path>
          <draw:path draw:style-name="gr86" draw:text-style-name="P20" draw:layer="layout" svg:width="0.624cm" svg:height="0.414cm" svg:x="25.495cm" svg:y="13.143cm" svg:viewBox="0 0 625 415" svg:d="M360 2c-188 17-347 114-359 239-27 296 589 154 617 23 39-173-89-278-258-262z">
            <text:p/>
          </draw:path>
          <draw:path draw:style-name="gr88" draw:text-style-name="P14" draw:layer="layout" svg:width="0.01cm" svg:height="0.086cm" svg:x="25.771cm" svg:y="13.159cm" svg:viewBox="0 0 11 87" svg:d="M0 0c9 24 15 50 7 87">
            <text:p/>
          </draw:path>
          <draw:path draw:style-name="gr88" draw:text-style-name="P14" draw:layer="layout" svg:width="0.01cm" svg:height="0.105cm" svg:x="25.944cm" svg:y="13.416cm" svg:viewBox="0 0 11 106" svg:d="M6 0c9 36 4 71-6 106">
            <text:p/>
          </draw:path>
          <draw:path draw:style-name="gr88" draw:text-style-name="P14" draw:layer="layout" svg:width="0.241cm" svg:height="0.148cm" svg:x="25.821cm" svg:y="13.332cm" svg:viewBox="0 0 242 149" svg:d="M242 2c-70-3-207-21-242 147">
            <text:p/>
          </draw:path>
          <draw:path draw:style-name="gr88" draw:text-style-name="P14" draw:layer="layout" svg:width="0.046cm" svg:height="0.166cm" svg:x="25.612cm" svg:y="13.313cm" svg:viewBox="0 0 47 167" svg:d="M42 0c7 65 14 129-42 167">
            <text:p/>
          </draw:path>
          <draw:path draw:style-name="gr88" draw:text-style-name="P14" draw:layer="layout" svg:width="0.038cm" svg:height="0.178cm" svg:x="25.719cm" svg:y="13.38cm" svg:viewBox="0 0 39 179" svg:d="M0 179c48-51 41-124 33-179">
            <text:p/>
          </draw:path>
          <draw:path draw:style-name="gr88" draw:text-style-name="P14" draw:layer="layout" svg:width="0.381cm" svg:height="0.073cm" svg:x="25.577cm" svg:y="13.242cm" svg:viewBox="0 0 382 74" svg:d="M0 6c84 162 248-19 382-5">
            <text:p/>
          </draw:path>
          <draw:path draw:style-name="gr87" draw:text-style-name="P21" draw:layer="layout" svg:width="0.624cm" svg:height="0.414cm" svg:x="25.495cm" svg:y="13.143cm" svg:viewBox="0 0 625 415" svg:d="M360 2c-188 17-347 114-359 239-27 296 589 154 617 23 39-173-89-278-258-262z">
            <text:p/>
          </draw:path>
          <draw:path draw:style-name="gr86" draw:text-style-name="P20" draw:layer="layout" svg:width="0.238cm" svg:height="0.408cm" svg:x="26.061cm" svg:y="13.034cm" svg:viewBox="0 0 239 409" svg:d="M172 0c35 60 78 188 64 240-30 108-137 112-205 169-61-154-41-340 141-409z">
            <text:p/>
          </draw:path>
          <draw:path draw:style-name="gr87" draw:text-style-name="P21" draw:layer="layout" svg:width="0.238cm" svg:height="0.408cm" svg:x="26.061cm" svg:y="13.034cm" svg:viewBox="0 0 239 409" svg:d="M172 0c35 60 78 188 64 240-30 108-137 112-205 169-61-154-41-340 141-409z">
            <text:p/>
          </draw:path>
          <draw:path draw:style-name="gr88" draw:text-style-name="P14" draw:layer="layout" svg:width="0.059cm" svg:height="0.092cm" svg:x="26.156cm" svg:y="13.132cm" svg:viewBox="0 0 60 93" svg:d="M0 93c4-40 20-74 60-93">
            <text:p/>
          </draw:path>
          <draw:path draw:style-name="gr88" draw:text-style-name="P14" draw:layer="layout" svg:width="0.166cm" svg:height="0.047cm" svg:x="26.062cm" svg:y="13.224cm" svg:viewBox="0 0 167 48" svg:d="M0 36c48-58 138-40 167 12">
            <text:p/>
          </draw:path>
          <draw:path draw:style-name="gr88" draw:text-style-name="P14" draw:layer="layout" svg:width="0.074cm" svg:height="0.096cm" svg:x="26.114cm" svg:y="13.298cm" svg:viewBox="0 0 75 97" svg:d="M0 0c62 24 61 63 75 97">
            <text:p/>
          </draw:path>
        </draw:g>
        <draw:g draw:style-name="gr28">
          <draw:path draw:style-name="gr86" draw:text-style-name="P20" draw:layer="layout" svg:width="0.607cm" svg:height="0.567cm" svg:x="19.42cm" svg:y="15.662cm" svg:viewBox="0 0 608 568" svg:d="M608 248c-73 106-147 213-221 320-117-8-233-15-349-23-13-101-26-203-38-305 49-80 99-160 148-240 280 19 407 141 460 248z">
            <text:p/>
          </draw:path>
          <draw:path draw:style-name="gr87" draw:text-style-name="P21" draw:layer="layout" svg:width="0.607cm" svg:height="0.567cm" svg:x="19.42cm" svg:y="15.662cm" svg:viewBox="0 0 608 568" svg:d="M608 248c-73 106-147 213-221 320-117-8-233-15-349-23-13-101-26-203-38-305 49-80 99-160 148-240 280 19 407 141 460 248z">
            <text:p/>
          </draw:path>
          <draw:path draw:style-name="gr88" draw:text-style-name="P14" draw:layer="layout" svg:width="0.044cm" svg:height="0.148cm" svg:x="19.758cm" svg:y="15.882cm" svg:viewBox="0 0 45 149" svg:d="M0 0c61 40 56 99 12 149">
            <text:p/>
          </draw:path>
          <draw:path draw:style-name="gr88" draw:text-style-name="P14" draw:layer="layout" svg:width="0.105cm" svg:height="0.099cm" svg:x="19.809cm" svg:y="15.79cm" svg:viewBox="0 0 106 100" svg:d="M106 100c-15-39-65-74-106-100">
            <text:p/>
          </draw:path>
          <draw:path draw:style-name="gr88" draw:text-style-name="P14" draw:layer="layout" svg:width="0.127cm" svg:height="0.031cm" svg:x="19.56cm" svg:y="15.726cm" svg:viewBox="0 0 128 32" svg:d="M0 0c45 27 88 39 128 28">
            <text:p/>
          </draw:path>
          <draw:path draw:style-name="gr88" draw:text-style-name="P14" draw:layer="layout" svg:width="0.219cm" svg:height="0.093cm" svg:x="19.645cm" svg:y="15.743cm" svg:viewBox="0 0 220 94" svg:d="M220 0c-51 64-140 81-220 94">
            <text:p/>
          </draw:path>
          <draw:path draw:style-name="gr88" draw:text-style-name="P14" draw:layer="layout" svg:width="0.176cm" svg:height="0.029cm" svg:x="19.52cm" svg:y="15.92cm" svg:viewBox="0 0 177 30" svg:d="M0 30c49-23 96-36 177-28">
            <text:p/>
          </draw:path>
          <draw:path draw:style-name="gr89" draw:text-style-name="P20" draw:layer="layout" svg:width="0.6cm" svg:height="0.687cm" svg:x="18.968cm" svg:y="15.659cm" svg:viewBox="0 0 601 688" svg:d="M377 688c-126-74-376 31-377-221-1-282 251-494 601-464-30 219-93 598-224 685z">
            <text:p/>
          </draw:path>
          <draw:path draw:style-name="gr88" draw:text-style-name="P14" draw:layer="layout" svg:width="0.023cm" svg:height="0.09cm" svg:x="19.318cm" svg:y="15.685cm" svg:viewBox="0 0 24 91" svg:d="M0 0c19 31 27 58 23 91">
            <text:p/>
          </draw:path>
          <draw:path draw:style-name="gr88" draw:text-style-name="P14" draw:layer="layout" svg:width="0.101cm" svg:height="0.25cm" svg:x="19.333cm" svg:y="15.79cm" svg:viewBox="0 0 102 251" svg:d="M0 251c125-60 109-130 86-251">
            <text:p/>
          </draw:path>
          <draw:path draw:style-name="gr88" draw:text-style-name="P14" draw:layer="layout" svg:width="0.119cm" svg:height="0.022cm" svg:x="19.195cm" svg:y="15.935cm" svg:viewBox="0 0 120 23" svg:d="M0 23c26-26 86-28 120-16">
            <text:p/>
          </draw:path>
          <draw:path draw:style-name="gr88" draw:text-style-name="P14" draw:layer="layout" svg:width="0.118cm" svg:height="0.042cm" svg:x="19.005cm" svg:y="15.945cm" svg:viewBox="0 0 119 43" svg:d="M0 0c42 1 88 18 119 43">
            <text:p/>
          </draw:path>
          <draw:path draw:style-name="gr88" draw:text-style-name="P14" draw:layer="layout" svg:width="0.031cm" svg:height="0.108cm" svg:x="19.106cm" svg:y="16.1cm" svg:viewBox="0 0 32 109" svg:d="M4 0c-9 40-4 81 28 109">
            <text:p/>
          </draw:path>
          <draw:path draw:style-name="gr88" draw:text-style-name="P14" draw:layer="layout" svg:width="0.135cm" svg:height="0.226cm" svg:x="19.103cm" svg:y="16.087cm" svg:viewBox="0 0 136 227" svg:d="M136 0c-12 111-53 191-136 227">
            <text:p/>
          </draw:path>
          <draw:path draw:style-name="gr88" draw:text-style-name="P14" draw:layer="layout" svg:width="0.309cm" svg:height="0.093cm" svg:x="19.239cm" svg:y="15.769cm" svg:viewBox="0 0 310 94" svg:d="M310 28c-145-106-169 130-310 49">
            <text:p/>
          </draw:path>
          <draw:path draw:style-name="gr88" draw:text-style-name="P14" draw:layer="layout" svg:width="0.141cm" svg:height="0.318cm" svg:x="19.053cm" svg:y="15.792cm" svg:viewBox="0 0 142 319" svg:d="M67 0c115 134 103 313-67 319">
            <text:p/>
          </draw:path>
          <draw:path draw:style-name="gr87" draw:text-style-name="P21" draw:layer="layout" svg:width="0.6cm" svg:height="0.687cm" svg:x="18.968cm" svg:y="15.659cm" svg:viewBox="0 0 601 688" svg:d="M377 688c-126-74-376 31-377-221-1-282 251-494 601-464-30 219-93 598-224 685z">
            <text:p/>
          </draw:path>
          <draw:path draw:style-name="gr86" draw:text-style-name="P20" draw:layer="layout" svg:width="0.624cm" svg:height="0.414cm" svg:x="19.292cm" svg:y="16.019cm" svg:viewBox="0 0 625 415" svg:d="M360 2c-188 17-347 114-359 239-27 296 589 154 617 23 39-173-89-278-258-262z">
            <text:p/>
          </draw:path>
          <draw:path draw:style-name="gr88" draw:text-style-name="P14" draw:layer="layout" svg:width="0.01cm" svg:height="0.086cm" svg:x="19.568cm" svg:y="16.034cm" svg:viewBox="0 0 11 87" svg:d="M0 0c9 24 15 50 7 87">
            <text:p/>
          </draw:path>
          <draw:path draw:style-name="gr88" draw:text-style-name="P14" draw:layer="layout" svg:width="0.01cm" svg:height="0.105cm" svg:x="19.741cm" svg:y="16.291cm" svg:viewBox="0 0 11 106" svg:d="M6 0c9 36 4 71-6 106">
            <text:p/>
          </draw:path>
          <draw:path draw:style-name="gr88" draw:text-style-name="P14" draw:layer="layout" svg:width="0.241cm" svg:height="0.148cm" svg:x="19.618cm" svg:y="16.207cm" svg:viewBox="0 0 242 149" svg:d="M242 2c-70-3-207-21-242 147">
            <text:p/>
          </draw:path>
          <draw:path draw:style-name="gr88" draw:text-style-name="P14" draw:layer="layout" svg:width="0.046cm" svg:height="0.166cm" svg:x="19.409cm" svg:y="16.189cm" svg:viewBox="0 0 47 167" svg:d="M42 0c7 65 14 129-42 167">
            <text:p/>
          </draw:path>
          <draw:path draw:style-name="gr88" draw:text-style-name="P14" draw:layer="layout" svg:width="0.038cm" svg:height="0.178cm" svg:x="19.516cm" svg:y="16.256cm" svg:viewBox="0 0 39 179" svg:d="M0 179c48-51 41-124 33-179">
            <text:p/>
          </draw:path>
          <draw:path draw:style-name="gr88" draw:text-style-name="P14" draw:layer="layout" svg:width="0.381cm" svg:height="0.073cm" svg:x="19.374cm" svg:y="16.117cm" svg:viewBox="0 0 382 74" svg:d="M0 6c84 162 248-19 382-5">
            <text:p/>
          </draw:path>
          <draw:path draw:style-name="gr87" draw:text-style-name="P21" draw:layer="layout" svg:width="0.624cm" svg:height="0.414cm" svg:x="19.292cm" svg:y="16.019cm" svg:viewBox="0 0 625 415" svg:d="M360 2c-188 17-347 114-359 239-27 296 589 154 617 23 39-173-89-278-258-262z">
            <text:p/>
          </draw:path>
          <draw:path draw:style-name="gr86" draw:text-style-name="P20" draw:layer="layout" svg:width="0.238cm" svg:height="0.408cm" svg:x="19.858cm" svg:y="15.91cm" svg:viewBox="0 0 239 409" svg:d="M172 0c35 60 78 188 64 240-30 108-137 112-205 169-61-154-41-340 141-409z">
            <text:p/>
          </draw:path>
          <draw:path draw:style-name="gr87" draw:text-style-name="P21" draw:layer="layout" svg:width="0.238cm" svg:height="0.408cm" svg:x="19.858cm" svg:y="15.91cm" svg:viewBox="0 0 239 409" svg:d="M172 0c35 60 78 188 64 240-30 108-137 112-205 169-61-154-41-340 141-409z">
            <text:p/>
          </draw:path>
          <draw:path draw:style-name="gr88" draw:text-style-name="P14" draw:layer="layout" svg:width="0.059cm" svg:height="0.092cm" svg:x="19.953cm" svg:y="16.007cm" svg:viewBox="0 0 60 93" svg:d="M0 93c4-40 20-74 60-93">
            <text:p/>
          </draw:path>
          <draw:path draw:style-name="gr88" draw:text-style-name="P14" draw:layer="layout" svg:width="0.166cm" svg:height="0.047cm" svg:x="19.859cm" svg:y="16.1cm" svg:viewBox="0 0 167 48" svg:d="M0 36c48-58 138-40 167 12">
            <text:p/>
          </draw:path>
          <draw:path draw:style-name="gr88" draw:text-style-name="P14" draw:layer="layout" svg:width="0.074cm" svg:height="0.096cm" svg:x="19.911cm" svg:y="16.174cm" svg:viewBox="0 0 75 97" svg:d="M0 0c62 24 61 63 75 97">
            <text:p/>
          </draw:path>
        </draw:g>
        <draw:g draw:style-name="gr28">
          <draw:path draw:style-name="gr86" draw:text-style-name="P20" draw:layer="layout" svg:width="0.607cm" svg:height="0.567cm" svg:x="17.411cm" svg:y="14.317cm" svg:viewBox="0 0 608 568" svg:d="M608 248c-73 106-147 213-221 320-117-8-233-15-349-23-13-101-26-203-38-305 49-80 99-160 148-240 280 19 407 141 460 248z">
            <text:p/>
          </draw:path>
          <draw:path draw:style-name="gr87" draw:text-style-name="P21" draw:layer="layout" svg:width="0.607cm" svg:height="0.567cm" svg:x="17.411cm" svg:y="14.317cm" svg:viewBox="0 0 608 568" svg:d="M608 248c-73 106-147 213-221 320-117-8-233-15-349-23-13-101-26-203-38-305 49-80 99-160 148-240 280 19 407 141 460 248z">
            <text:p/>
          </draw:path>
          <draw:path draw:style-name="gr88" draw:text-style-name="P14" draw:layer="layout" svg:width="0.044cm" svg:height="0.148cm" svg:x="17.749cm" svg:y="14.537cm" svg:viewBox="0 0 45 149" svg:d="M0 0c61 40 56 99 12 149">
            <text:p/>
          </draw:path>
          <draw:path draw:style-name="gr88" draw:text-style-name="P14" draw:layer="layout" svg:width="0.105cm" svg:height="0.099cm" svg:x="17.8cm" svg:y="14.445cm" svg:viewBox="0 0 106 100" svg:d="M106 100c-15-39-65-74-106-100">
            <text:p/>
          </draw:path>
          <draw:path draw:style-name="gr88" draw:text-style-name="P14" draw:layer="layout" svg:width="0.127cm" svg:height="0.031cm" svg:x="17.551cm" svg:y="14.381cm" svg:viewBox="0 0 128 32" svg:d="M0 0c45 27 88 39 128 28">
            <text:p/>
          </draw:path>
          <draw:path draw:style-name="gr88" draw:text-style-name="P14" draw:layer="layout" svg:width="0.219cm" svg:height="0.093cm" svg:x="17.636cm" svg:y="14.398cm" svg:viewBox="0 0 220 94" svg:d="M220 0c-51 64-140 81-220 94">
            <text:p/>
          </draw:path>
          <draw:path draw:style-name="gr88" draw:text-style-name="P14" draw:layer="layout" svg:width="0.176cm" svg:height="0.029cm" svg:x="17.511cm" svg:y="14.575cm" svg:viewBox="0 0 177 30" svg:d="M0 30c49-23 96-36 177-28">
            <text:p/>
          </draw:path>
          <draw:path draw:style-name="gr89" draw:text-style-name="P20" draw:layer="layout" svg:width="0.6cm" svg:height="0.687cm" svg:x="16.959cm" svg:y="14.314cm" svg:viewBox="0 0 601 688" svg:d="M377 688c-126-74-376 31-377-221-1-282 251-494 601-464-30 219-93 598-224 685z">
            <text:p/>
          </draw:path>
          <draw:path draw:style-name="gr88" draw:text-style-name="P14" draw:layer="layout" svg:width="0.023cm" svg:height="0.09cm" svg:x="17.309cm" svg:y="14.34cm" svg:viewBox="0 0 24 91" svg:d="M0 0c19 31 27 58 23 91">
            <text:p/>
          </draw:path>
          <draw:path draw:style-name="gr88" draw:text-style-name="P14" draw:layer="layout" svg:width="0.101cm" svg:height="0.25cm" svg:x="17.324cm" svg:y="14.445cm" svg:viewBox="0 0 102 251" svg:d="M0 251c125-60 109-130 86-251">
            <text:p/>
          </draw:path>
          <draw:path draw:style-name="gr88" draw:text-style-name="P14" draw:layer="layout" svg:width="0.119cm" svg:height="0.022cm" svg:x="17.186cm" svg:y="14.59cm" svg:viewBox="0 0 120 23" svg:d="M0 23c26-26 86-28 120-16">
            <text:p/>
          </draw:path>
          <draw:path draw:style-name="gr88" draw:text-style-name="P14" draw:layer="layout" svg:width="0.118cm" svg:height="0.042cm" svg:x="16.996cm" svg:y="14.6cm" svg:viewBox="0 0 119 43" svg:d="M0 0c42 1 88 18 119 43">
            <text:p/>
          </draw:path>
          <draw:path draw:style-name="gr88" draw:text-style-name="P14" draw:layer="layout" svg:width="0.031cm" svg:height="0.108cm" svg:x="17.097cm" svg:y="14.755cm" svg:viewBox="0 0 32 109" svg:d="M4 0c-9 40-4 81 28 109">
            <text:p/>
          </draw:path>
          <draw:path draw:style-name="gr88" draw:text-style-name="P14" draw:layer="layout" svg:width="0.135cm" svg:height="0.226cm" svg:x="17.094cm" svg:y="14.742cm" svg:viewBox="0 0 136 227" svg:d="M136 0c-12 111-53 191-136 227">
            <text:p/>
          </draw:path>
          <draw:path draw:style-name="gr88" draw:text-style-name="P14" draw:layer="layout" svg:width="0.309cm" svg:height="0.093cm" svg:x="17.23cm" svg:y="14.424cm" svg:viewBox="0 0 310 94" svg:d="M310 28c-145-106-169 130-310 49">
            <text:p/>
          </draw:path>
          <draw:path draw:style-name="gr88" draw:text-style-name="P14" draw:layer="layout" svg:width="0.141cm" svg:height="0.318cm" svg:x="17.044cm" svg:y="14.447cm" svg:viewBox="0 0 142 319" svg:d="M67 0c115 134 103 313-67 319">
            <text:p/>
          </draw:path>
          <draw:path draw:style-name="gr87" draw:text-style-name="P21" draw:layer="layout" svg:width="0.6cm" svg:height="0.687cm" svg:x="16.959cm" svg:y="14.314cm" svg:viewBox="0 0 601 688" svg:d="M377 688c-126-74-376 31-377-221-1-282 251-494 601-464-30 219-93 598-224 685z">
            <text:p/>
          </draw:path>
          <draw:path draw:style-name="gr86" draw:text-style-name="P20" draw:layer="layout" svg:width="0.624cm" svg:height="0.414cm" svg:x="17.283cm" svg:y="14.674cm" svg:viewBox="0 0 625 415" svg:d="M360 2c-188 17-347 114-359 239-27 296 589 154 617 23 39-173-89-278-258-262z">
            <text:p/>
          </draw:path>
          <draw:path draw:style-name="gr88" draw:text-style-name="P14" draw:layer="layout" svg:width="0.01cm" svg:height="0.086cm" svg:x="17.559cm" svg:y="14.689cm" svg:viewBox="0 0 11 87" svg:d="M0 0c9 24 15 50 7 87">
            <text:p/>
          </draw:path>
          <draw:path draw:style-name="gr88" draw:text-style-name="P14" draw:layer="layout" svg:width="0.01cm" svg:height="0.105cm" svg:x="17.732cm" svg:y="14.947cm" svg:viewBox="0 0 11 106" svg:d="M6 0c9 36 4 71-6 106">
            <text:p/>
          </draw:path>
          <draw:path draw:style-name="gr88" draw:text-style-name="P14" draw:layer="layout" svg:width="0.241cm" svg:height="0.148cm" svg:x="17.609cm" svg:y="14.862cm" svg:viewBox="0 0 242 149" svg:d="M242 2c-70-3-207-21-242 147">
            <text:p/>
          </draw:path>
          <draw:path draw:style-name="gr88" draw:text-style-name="P14" draw:layer="layout" svg:width="0.046cm" svg:height="0.166cm" svg:x="17.399cm" svg:y="14.844cm" svg:viewBox="0 0 47 167" svg:d="M42 0c7 65 14 129-42 167">
            <text:p/>
          </draw:path>
          <draw:path draw:style-name="gr88" draw:text-style-name="P14" draw:layer="layout" svg:width="0.038cm" svg:height="0.178cm" svg:x="17.507cm" svg:y="14.911cm" svg:viewBox="0 0 39 179" svg:d="M0 179c48-51 41-124 33-179">
            <text:p/>
          </draw:path>
          <draw:path draw:style-name="gr88" draw:text-style-name="P14" draw:layer="layout" svg:width="0.381cm" svg:height="0.073cm" svg:x="17.365cm" svg:y="14.772cm" svg:viewBox="0 0 382 74" svg:d="M0 6c84 162 248-19 382-5">
            <text:p/>
          </draw:path>
          <draw:path draw:style-name="gr87" draw:text-style-name="P21" draw:layer="layout" svg:width="0.624cm" svg:height="0.414cm" svg:x="17.283cm" svg:y="14.674cm" svg:viewBox="0 0 625 415" svg:d="M360 2c-188 17-347 114-359 239-27 296 589 154 617 23 39-173-89-278-258-262z">
            <text:p/>
          </draw:path>
          <draw:path draw:style-name="gr86" draw:text-style-name="P20" draw:layer="layout" svg:width="0.238cm" svg:height="0.408cm" svg:x="17.848cm" svg:y="14.565cm" svg:viewBox="0 0 239 409" svg:d="M172 0c35 60 78 188 64 240-30 108-137 112-205 169-61-154-41-340 141-409z">
            <text:p/>
          </draw:path>
          <draw:path draw:style-name="gr87" draw:text-style-name="P21" draw:layer="layout" svg:width="0.238cm" svg:height="0.408cm" svg:x="17.848cm" svg:y="14.565cm" svg:viewBox="0 0 239 409" svg:d="M172 0c35 60 78 188 64 240-30 108-137 112-205 169-61-154-41-340 141-409z">
            <text:p/>
          </draw:path>
          <draw:path draw:style-name="gr88" draw:text-style-name="P14" draw:layer="layout" svg:width="0.059cm" svg:height="0.092cm" svg:x="17.943cm" svg:y="14.662cm" svg:viewBox="0 0 60 93" svg:d="M0 93c4-40 20-74 60-93">
            <text:p/>
          </draw:path>
          <draw:path draw:style-name="gr88" draw:text-style-name="P14" draw:layer="layout" svg:width="0.166cm" svg:height="0.047cm" svg:x="17.85cm" svg:y="14.755cm" svg:viewBox="0 0 167 48" svg:d="M0 36c48-58 138-40 167 12">
            <text:p/>
          </draw:path>
          <draw:path draw:style-name="gr88" draw:text-style-name="P14" draw:layer="layout" svg:width="0.074cm" svg:height="0.096cm" svg:x="17.902cm" svg:y="14.829cm" svg:viewBox="0 0 75 97" svg:d="M0 0c62 24 61 63 75 97">
            <text:p/>
          </draw:path>
        </draw:g>
        <draw:g draw:style-name="gr28">
          <draw:path draw:style-name="gr86" draw:text-style-name="P20" draw:layer="layout" svg:width="0.607cm" svg:height="0.567cm" svg:x="15.453cm" svg:y="12.958cm" svg:viewBox="0 0 608 568" svg:d="M608 248c-73 106-147 213-221 320-117-8-233-15-349-23-13-101-26-203-38-305 49-80 99-160 148-240 280 19 407 141 460 248z">
            <text:p/>
          </draw:path>
          <draw:path draw:style-name="gr87" draw:text-style-name="P21" draw:layer="layout" svg:width="0.607cm" svg:height="0.567cm" svg:x="15.453cm" svg:y="12.958cm" svg:viewBox="0 0 608 568" svg:d="M608 248c-73 106-147 213-221 320-117-8-233-15-349-23-13-101-26-203-38-305 49-80 99-160 148-240 280 19 407 141 460 248z">
            <text:p/>
          </draw:path>
          <draw:path draw:style-name="gr88" draw:text-style-name="P14" draw:layer="layout" svg:width="0.044cm" svg:height="0.148cm" svg:x="15.79cm" svg:y="13.177cm" svg:viewBox="0 0 45 149" svg:d="M0 0c61 40 56 99 12 149">
            <text:p/>
          </draw:path>
          <draw:path draw:style-name="gr88" draw:text-style-name="P14" draw:layer="layout" svg:width="0.105cm" svg:height="0.099cm" svg:x="15.841cm" svg:y="13.086cm" svg:viewBox="0 0 106 100" svg:d="M106 100c-15-39-65-74-106-100">
            <text:p/>
          </draw:path>
          <draw:path draw:style-name="gr88" draw:text-style-name="P14" draw:layer="layout" svg:width="0.127cm" svg:height="0.031cm" svg:x="15.592cm" svg:y="13.021cm" svg:viewBox="0 0 128 32" svg:d="M0 0c45 27 88 39 128 28">
            <text:p/>
          </draw:path>
          <draw:path draw:style-name="gr88" draw:text-style-name="P14" draw:layer="layout" svg:width="0.219cm" svg:height="0.093cm" svg:x="15.677cm" svg:y="13.038cm" svg:viewBox="0 0 220 94" svg:d="M220 0c-51 64-140 81-220 94">
            <text:p/>
          </draw:path>
          <draw:path draw:style-name="gr88" draw:text-style-name="P14" draw:layer="layout" svg:width="0.176cm" svg:height="0.029cm" svg:x="15.552cm" svg:y="13.215cm" svg:viewBox="0 0 177 30" svg:d="M0 30c49-23 96-36 177-28">
            <text:p/>
          </draw:path>
          <draw:path draw:style-name="gr89" draw:text-style-name="P20" draw:layer="layout" svg:width="0.6cm" svg:height="0.687cm" svg:x="15cm" svg:y="12.955cm" svg:viewBox="0 0 601 688" svg:d="M377 688c-126-74-376 31-377-221-1-282 251-494 601-464-30 219-93 598-224 685z">
            <text:p/>
          </draw:path>
          <draw:path draw:style-name="gr88" draw:text-style-name="P14" draw:layer="layout" svg:width="0.023cm" svg:height="0.09cm" svg:x="15.35cm" svg:y="12.98cm" svg:viewBox="0 0 24 91" svg:d="M0 0c19 31 27 58 23 91">
            <text:p/>
          </draw:path>
          <draw:path draw:style-name="gr88" draw:text-style-name="P14" draw:layer="layout" svg:width="0.101cm" svg:height="0.25cm" svg:x="15.366cm" svg:y="13.085cm" svg:viewBox="0 0 102 251" svg:d="M0 251c125-60 109-130 86-251">
            <text:p/>
          </draw:path>
          <draw:path draw:style-name="gr88" draw:text-style-name="P14" draw:layer="layout" svg:width="0.119cm" svg:height="0.022cm" svg:x="15.227cm" svg:y="13.23cm" svg:viewBox="0 0 120 23" svg:d="M0 23c26-26 86-28 120-16">
            <text:p/>
          </draw:path>
          <draw:path draw:style-name="gr88" draw:text-style-name="P14" draw:layer="layout" svg:width="0.118cm" svg:height="0.042cm" svg:x="15.038cm" svg:y="13.24cm" svg:viewBox="0 0 119 43" svg:d="M0 0c42 1 88 18 119 43">
            <text:p/>
          </draw:path>
          <draw:path draw:style-name="gr88" draw:text-style-name="P14" draw:layer="layout" svg:width="0.031cm" svg:height="0.108cm" svg:x="15.138cm" svg:y="13.395cm" svg:viewBox="0 0 32 109" svg:d="M4 0c-9 40-4 81 28 109">
            <text:p/>
          </draw:path>
          <draw:path draw:style-name="gr88" draw:text-style-name="P14" draw:layer="layout" svg:width="0.135cm" svg:height="0.226cm" svg:x="15.135cm" svg:y="13.382cm" svg:viewBox="0 0 136 227" svg:d="M136 0c-12 111-53 191-136 227">
            <text:p/>
          </draw:path>
          <draw:path draw:style-name="gr88" draw:text-style-name="P14" draw:layer="layout" svg:width="0.309cm" svg:height="0.093cm" svg:x="15.271cm" svg:y="13.064cm" svg:viewBox="0 0 310 94" svg:d="M310 28c-145-106-169 130-310 49">
            <text:p/>
          </draw:path>
          <draw:path draw:style-name="gr88" draw:text-style-name="P14" draw:layer="layout" svg:width="0.141cm" svg:height="0.318cm" svg:x="15.085cm" svg:y="13.087cm" svg:viewBox="0 0 142 319" svg:d="M67 0c115 134 103 313-67 319">
            <text:p/>
          </draw:path>
          <draw:path draw:style-name="gr87" draw:text-style-name="P21" draw:layer="layout" svg:width="0.6cm" svg:height="0.687cm" svg:x="15cm" svg:y="12.955cm" svg:viewBox="0 0 601 688" svg:d="M377 688c-126-74-376 31-377-221-1-282 251-494 601-464-30 219-93 598-224 685z">
            <text:p/>
          </draw:path>
          <draw:path draw:style-name="gr86" draw:text-style-name="P20" draw:layer="layout" svg:width="0.624cm" svg:height="0.414cm" svg:x="15.324cm" svg:y="13.314cm" svg:viewBox="0 0 625 415" svg:d="M360 2c-188 17-347 114-359 239-27 296 589 154 617 23 39-173-89-278-258-262z">
            <text:p/>
          </draw:path>
          <draw:path draw:style-name="gr88" draw:text-style-name="P14" draw:layer="layout" svg:width="0.01cm" svg:height="0.086cm" svg:x="15.6cm" svg:y="13.329cm" svg:viewBox="0 0 11 87" svg:d="M0 0c9 24 15 50 7 87">
            <text:p/>
          </draw:path>
          <draw:path draw:style-name="gr88" draw:text-style-name="P14" draw:layer="layout" svg:width="0.01cm" svg:height="0.105cm" svg:x="15.773cm" svg:y="13.587cm" svg:viewBox="0 0 11 106" svg:d="M6 0c9 36 4 71-6 106">
            <text:p/>
          </draw:path>
          <draw:path draw:style-name="gr88" draw:text-style-name="P14" draw:layer="layout" svg:width="0.241cm" svg:height="0.148cm" svg:x="15.65cm" svg:y="13.502cm" svg:viewBox="0 0 242 149" svg:d="M242 2c-70-3-207-21-242 147">
            <text:p/>
          </draw:path>
          <draw:path draw:style-name="gr88" draw:text-style-name="P14" draw:layer="layout" svg:width="0.046cm" svg:height="0.166cm" svg:x="15.441cm" svg:y="13.484cm" svg:viewBox="0 0 47 167" svg:d="M42 0c7 65 14 129-42 167">
            <text:p/>
          </draw:path>
          <draw:path draw:style-name="gr88" draw:text-style-name="P14" draw:layer="layout" svg:width="0.038cm" svg:height="0.178cm" svg:x="15.548cm" svg:y="13.551cm" svg:viewBox="0 0 39 179" svg:d="M0 179c48-51 41-124 33-179">
            <text:p/>
          </draw:path>
          <draw:path draw:style-name="gr88" draw:text-style-name="P14" draw:layer="layout" svg:width="0.381cm" svg:height="0.073cm" svg:x="15.406cm" svg:y="13.413cm" svg:viewBox="0 0 382 74" svg:d="M0 6c84 162 248-19 382-5">
            <text:p/>
          </draw:path>
          <draw:path draw:style-name="gr87" draw:text-style-name="P21" draw:layer="layout" svg:width="0.624cm" svg:height="0.414cm" svg:x="15.324cm" svg:y="13.314cm" svg:viewBox="0 0 625 415" svg:d="M360 2c-188 17-347 114-359 239-27 296 589 154 617 23 39-173-89-278-258-262z">
            <text:p/>
          </draw:path>
          <draw:path draw:style-name="gr86" draw:text-style-name="P20" draw:layer="layout" svg:width="0.238cm" svg:height="0.408cm" svg:x="15.89cm" svg:y="13.205cm" svg:viewBox="0 0 239 409" svg:d="M172 0c35 60 78 188 64 240-30 108-137 112-205 169-61-154-41-340 141-409z">
            <text:p/>
          </draw:path>
          <draw:path draw:style-name="gr87" draw:text-style-name="P21" draw:layer="layout" svg:width="0.238cm" svg:height="0.408cm" svg:x="15.89cm" svg:y="13.205cm" svg:viewBox="0 0 239 409" svg:d="M172 0c35 60 78 188 64 240-30 108-137 112-205 169-61-154-41-340 141-409z">
            <text:p/>
          </draw:path>
          <draw:path draw:style-name="gr88" draw:text-style-name="P14" draw:layer="layout" svg:width="0.059cm" svg:height="0.092cm" svg:x="15.985cm" svg:y="13.303cm" svg:viewBox="0 0 60 93" svg:d="M0 93c4-40 20-74 60-93">
            <text:p/>
          </draw:path>
          <draw:path draw:style-name="gr88" draw:text-style-name="P14" draw:layer="layout" svg:width="0.166cm" svg:height="0.047cm" svg:x="15.891cm" svg:y="13.395cm" svg:viewBox="0 0 167 48" svg:d="M0 36c48-58 138-40 167 12">
            <text:p/>
          </draw:path>
          <draw:path draw:style-name="gr88" draw:text-style-name="P14" draw:layer="layout" svg:width="0.074cm" svg:height="0.096cm" svg:x="15.943cm" svg:y="13.469cm" svg:viewBox="0 0 75 97" svg:d="M0 0c62 24 61 63 75 97">
            <text:p/>
          </draw:path>
        </draw:g>
        <draw:g draw:style-name="gr28">
          <draw:path draw:style-name="gr86" draw:text-style-name="P20" draw:layer="layout" svg:width="0.607cm" svg:height="0.567cm" svg:x="16.07cm" svg:y="11.534cm" svg:viewBox="0 0 608 568" svg:d="M608 248c-73 106-147 213-221 320-117-8-233-15-349-23-13-101-26-203-38-305 49-80 99-160 148-240 280 19 407 141 460 248z">
            <text:p/>
          </draw:path>
          <draw:path draw:style-name="gr87" draw:text-style-name="P21" draw:layer="layout" svg:width="0.607cm" svg:height="0.567cm" svg:x="16.07cm" svg:y="11.534cm" svg:viewBox="0 0 608 568" svg:d="M608 248c-73 106-147 213-221 320-117-8-233-15-349-23-13-101-26-203-38-305 49-80 99-160 148-240 280 19 407 141 460 248z">
            <text:p/>
          </draw:path>
          <draw:path draw:style-name="gr88" draw:text-style-name="P14" draw:layer="layout" svg:width="0.044cm" svg:height="0.148cm" svg:x="16.408cm" svg:y="11.754cm" svg:viewBox="0 0 45 149" svg:d="M0 0c61 40 56 99 12 149">
            <text:p/>
          </draw:path>
          <draw:path draw:style-name="gr88" draw:text-style-name="P14" draw:layer="layout" svg:width="0.105cm" svg:height="0.099cm" svg:x="16.458cm" svg:y="11.662cm" svg:viewBox="0 0 106 100" svg:d="M106 100c-15-39-65-74-106-100">
            <text:p/>
          </draw:path>
          <draw:path draw:style-name="gr88" draw:text-style-name="P14" draw:layer="layout" svg:width="0.127cm" svg:height="0.031cm" svg:x="16.21cm" svg:y="11.598cm" svg:viewBox="0 0 128 32" svg:d="M0 0c45 27 88 39 128 28">
            <text:p/>
          </draw:path>
          <draw:path draw:style-name="gr88" draw:text-style-name="P14" draw:layer="layout" svg:width="0.219cm" svg:height="0.093cm" svg:x="16.295cm" svg:y="11.614cm" svg:viewBox="0 0 220 94" svg:d="M220 0c-51 64-140 81-220 94">
            <text:p/>
          </draw:path>
          <draw:path draw:style-name="gr88" draw:text-style-name="P14" draw:layer="layout" svg:width="0.176cm" svg:height="0.029cm" svg:x="16.169cm" svg:y="11.791cm" svg:viewBox="0 0 177 30" svg:d="M0 30c49-23 96-36 177-28">
            <text:p/>
          </draw:path>
          <draw:path draw:style-name="gr89" draw:text-style-name="P20" draw:layer="layout" svg:width="0.6cm" svg:height="0.687cm" svg:x="15.617cm" svg:y="11.531cm" svg:viewBox="0 0 601 688" svg:d="M377 688c-126-74-376 31-377-221-1-282 251-494 601-464-30 219-93 598-224 685z">
            <text:p/>
          </draw:path>
          <draw:path draw:style-name="gr88" draw:text-style-name="P14" draw:layer="layout" svg:width="0.023cm" svg:height="0.09cm" svg:x="15.968cm" svg:y="11.557cm" svg:viewBox="0 0 24 91" svg:d="M0 0c19 31 27 58 23 91">
            <text:p/>
          </draw:path>
          <draw:path draw:style-name="gr88" draw:text-style-name="P14" draw:layer="layout" svg:width="0.101cm" svg:height="0.25cm" svg:x="15.983cm" svg:y="11.662cm" svg:viewBox="0 0 102 251" svg:d="M0 251c125-60 109-130 86-251">
            <text:p/>
          </draw:path>
          <draw:path draw:style-name="gr88" draw:text-style-name="P14" draw:layer="layout" svg:width="0.119cm" svg:height="0.022cm" svg:x="15.845cm" svg:y="11.807cm" svg:viewBox="0 0 120 23" svg:d="M0 23c26-26 86-28 120-16">
            <text:p/>
          </draw:path>
          <draw:path draw:style-name="gr88" draw:text-style-name="P14" draw:layer="layout" svg:width="0.118cm" svg:height="0.042cm" svg:x="15.655cm" svg:y="11.816cm" svg:viewBox="0 0 119 43" svg:d="M0 0c42 1 88 18 119 43">
            <text:p/>
          </draw:path>
          <draw:path draw:style-name="gr88" draw:text-style-name="P14" draw:layer="layout" svg:width="0.031cm" svg:height="0.108cm" svg:x="15.756cm" svg:y="11.972cm" svg:viewBox="0 0 32 109" svg:d="M4 0c-9 40-4 81 28 109">
            <text:p/>
          </draw:path>
          <draw:path draw:style-name="gr88" draw:text-style-name="P14" draw:layer="layout" svg:width="0.135cm" svg:height="0.226cm" svg:x="15.753cm" svg:y="11.959cm" svg:viewBox="0 0 136 227" svg:d="M136 0c-12 111-53 191-136 227">
            <text:p/>
          </draw:path>
          <draw:path draw:style-name="gr88" draw:text-style-name="P14" draw:layer="layout" svg:width="0.309cm" svg:height="0.093cm" svg:x="15.889cm" svg:y="11.641cm" svg:viewBox="0 0 310 94" svg:d="M310 28c-145-106-169 130-310 49">
            <text:p/>
          </draw:path>
          <draw:path draw:style-name="gr88" draw:text-style-name="P14" draw:layer="layout" svg:width="0.141cm" svg:height="0.318cm" svg:x="15.703cm" svg:y="11.663cm" svg:viewBox="0 0 142 319" svg:d="M67 0c115 134 103 313-67 319">
            <text:p/>
          </draw:path>
          <draw:path draw:style-name="gr87" draw:text-style-name="P21" draw:layer="layout" svg:width="0.6cm" svg:height="0.687cm" svg:x="15.617cm" svg:y="11.531cm" svg:viewBox="0 0 601 688" svg:d="M377 688c-126-74-376 31-377-221-1-282 251-494 601-464-30 219-93 598-224 685z">
            <text:p/>
          </draw:path>
          <draw:path draw:style-name="gr86" draw:text-style-name="P20" draw:layer="layout" svg:width="0.624cm" svg:height="0.414cm" svg:x="15.942cm" svg:y="11.89cm" svg:viewBox="0 0 625 415" svg:d="M360 2c-188 17-347 114-359 239-27 296 589 154 617 23 39-173-89-278-258-262z">
            <text:p/>
          </draw:path>
          <draw:path draw:style-name="gr88" draw:text-style-name="P14" draw:layer="layout" svg:width="0.01cm" svg:height="0.086cm" svg:x="16.218cm" svg:y="11.906cm" svg:viewBox="0 0 11 87" svg:d="M0 0c9 24 15 50 7 87">
            <text:p/>
          </draw:path>
          <draw:path draw:style-name="gr88" draw:text-style-name="P14" draw:layer="layout" svg:width="0.01cm" svg:height="0.105cm" svg:x="16.391cm" svg:y="12.163cm" svg:viewBox="0 0 11 106" svg:d="M6 0c9 36 4 71-6 106">
            <text:p/>
          </draw:path>
          <draw:path draw:style-name="gr88" draw:text-style-name="P14" draw:layer="layout" svg:width="0.241cm" svg:height="0.148cm" svg:x="16.268cm" svg:y="12.079cm" svg:viewBox="0 0 242 149" svg:d="M242 2c-70-3-207-21-242 147">
            <text:p/>
          </draw:path>
          <draw:path draw:style-name="gr88" draw:text-style-name="P14" draw:layer="layout" svg:width="0.046cm" svg:height="0.166cm" svg:x="16.058cm" svg:y="12.061cm" svg:viewBox="0 0 47 167" svg:d="M42 0c7 65 14 129-42 167">
            <text:p/>
          </draw:path>
          <draw:path draw:style-name="gr88" draw:text-style-name="P14" draw:layer="layout" svg:width="0.038cm" svg:height="0.178cm" svg:x="16.166cm" svg:y="12.127cm" svg:viewBox="0 0 39 179" svg:d="M0 179c48-51 41-124 33-179">
            <text:p/>
          </draw:path>
          <draw:path draw:style-name="gr88" draw:text-style-name="P14" draw:layer="layout" svg:width="0.381cm" svg:height="0.073cm" svg:x="16.024cm" svg:y="11.989cm" svg:viewBox="0 0 382 74" svg:d="M0 6c84 162 248-19 382-5">
            <text:p/>
          </draw:path>
          <draw:path draw:style-name="gr87" draw:text-style-name="P21" draw:layer="layout" svg:width="0.624cm" svg:height="0.414cm" svg:x="15.942cm" svg:y="11.89cm" svg:viewBox="0 0 625 415" svg:d="M360 2c-188 17-347 114-359 239-27 296 589 154 617 23 39-173-89-278-258-262z">
            <text:p/>
          </draw:path>
          <draw:path draw:style-name="gr86" draw:text-style-name="P20" draw:layer="layout" svg:width="0.238cm" svg:height="0.408cm" svg:x="16.507cm" svg:y="11.782cm" svg:viewBox="0 0 239 409" svg:d="M172 0c35 60 78 188 64 240-30 108-137 112-205 169-61-154-41-340 141-409z">
            <text:p/>
          </draw:path>
          <draw:path draw:style-name="gr87" draw:text-style-name="P21" draw:layer="layout" svg:width="0.238cm" svg:height="0.408cm" svg:x="16.507cm" svg:y="11.782cm" svg:viewBox="0 0 239 409" svg:d="M172 0c35 60 78 188 64 240-30 108-137 112-205 169-61-154-41-340 141-409z">
            <text:p/>
          </draw:path>
          <draw:path draw:style-name="gr88" draw:text-style-name="P14" draw:layer="layout" svg:width="0.059cm" svg:height="0.092cm" svg:x="16.602cm" svg:y="11.879cm" svg:viewBox="0 0 60 93" svg:d="M0 93c4-40 20-74 60-93">
            <text:p/>
          </draw:path>
          <draw:path draw:style-name="gr88" draw:text-style-name="P14" draw:layer="layout" svg:width="0.166cm" svg:height="0.047cm" svg:x="16.508cm" svg:y="11.971cm" svg:viewBox="0 0 167 48" svg:d="M0 36c48-58 138-40 167 12">
            <text:p/>
          </draw:path>
          <draw:path draw:style-name="gr88" draw:text-style-name="P14" draw:layer="layout" svg:width="0.074cm" svg:height="0.096cm" svg:x="16.561cm" svg:y="12.045cm" svg:viewBox="0 0 75 97" svg:d="M0 0c62 24 61 63 75 97">
            <text:p/>
          </draw:path>
        </draw:g>
        <draw:g draw:style-name="gr28">
          <draw:path draw:style-name="gr97" draw:text-style-name="P21" draw:layer="layout" svg:width="0.587cm" svg:height="0.976cm" svg:x="21.05cm" svg:y="13.519cm" svg:viewBox="0 0 588 977" svg:d="M422 0c89 144 194 448 159 572-75 259-337 270-505 405-149-368-101-812 346-977z">
            <text:p/>
          </draw:path>
          <draw:path draw:style-name="gr98" draw:text-style-name="P20" draw:layer="layout" svg:width="1.497cm" svg:height="1.354cm" svg:x="19.974cm" svg:y="12.929cm" svg:viewBox="0 0 1498 1355" svg:d="M1498 590c-182 256-364 510-546 765-287-18-573-36-859-54-31-243-62-486-93-729 122-190 243-381 366-572 687 46 1001 337 1132 590z">
            <text:p/>
          </draw:path>
          <draw:path draw:style-name="gr97" draw:text-style-name="P21" draw:layer="layout" svg:width="1.497cm" svg:height="1.354cm" svg:x="19.974cm" svg:y="12.929cm" svg:viewBox="0 0 1498 1355" svg:d="M1498 590c-182 256-364 510-546 765-287-18-573-36-859-54-31-243-62-486-93-729 122-190 243-381 366-572 687 46 1001 337 1132 590z">
            <text:p/>
          </draw:path>
          <draw:path draw:style-name="gr99" draw:text-style-name="P14" draw:layer="layout" svg:width="0.11cm" svg:height="0.354cm" svg:x="20.805cm" svg:y="13.453cm" svg:viewBox="0 0 111 355" svg:d="M0 0c149 96 138 236 28 355">
            <text:p/>
          </draw:path>
          <draw:path draw:style-name="gr99" draw:text-style-name="P14" draw:layer="layout" svg:width="0.259cm" svg:height="0.239cm" svg:x="20.93cm" svg:y="13.234cm" svg:viewBox="0 0 260 240" svg:d="M260 240c-36-94-158-179-260-240">
            <text:p/>
          </draw:path>
          <draw:path draw:style-name="gr99" draw:text-style-name="P14" draw:layer="layout" svg:width="0.316cm" svg:height="0.076cm" svg:x="20.317cm" svg:y="13.08cm" svg:viewBox="0 0 317 77" svg:d="M0 0c111 64 218 92 317 68">
            <text:p/>
          </draw:path>
          <draw:path draw:style-name="gr99" draw:text-style-name="P14" draw:layer="layout" svg:width="0.542cm" svg:height="0.223cm" svg:x="20.527cm" svg:y="13.12cm" svg:viewBox="0 0 543 224" svg:d="M543 0c-126 154-345 195-543 224">
            <text:p/>
          </draw:path>
          <draw:path draw:style-name="gr99" draw:text-style-name="P14" draw:layer="layout" svg:width="0.434cm" svg:height="0.071cm" svg:x="20.218cm" svg:y="13.543cm" svg:viewBox="0 0 435 72" svg:d="M0 72c119-56 237-85 435-66">
            <text:p/>
          </draw:path>
          <draw:path draw:style-name="gr100" draw:text-style-name="P20" draw:layer="layout" svg:width="1.479cm" svg:height="1.642cm" svg:x="18.859cm" svg:y="12.922cm" svg:viewBox="0 0 1480 1643" svg:d="M929 1643c-310-176-927 73-929-529-2-672 617-1180 1480-1107-75 523-230 1426-551 1636z">
            <text:p/>
          </draw:path>
          <draw:path draw:style-name="gr99" draw:text-style-name="P14" draw:layer="layout" svg:width="0.058cm" svg:height="0.217cm" svg:x="19.722cm" svg:y="12.983cm" svg:viewBox="0 0 59 218" svg:d="M0 0c47 73 67 138 56 218">
            <text:p/>
          </draw:path>
          <draw:path draw:style-name="gr99" draw:text-style-name="P14" draw:layer="layout" svg:width="0.25cm" svg:height="0.597cm" svg:x="19.758cm" svg:y="13.233cm" svg:viewBox="0 0 251 598" svg:d="M0 598c309-141 268-310 212-598">
            <text:p/>
          </draw:path>
          <draw:path draw:style-name="gr99" draw:text-style-name="P14" draw:layer="layout" svg:width="0.296cm" svg:height="0.053cm" svg:x="19.419cm" svg:y="13.579cm" svg:viewBox="0 0 297 54" svg:d="M0 54c64-60 212-66 297-37">
            <text:p/>
          </draw:path>
          <draw:path draw:style-name="gr99" draw:text-style-name="P14" draw:layer="layout" svg:width="0.29cm" svg:height="0.103cm" svg:x="18.952cm" svg:y="13.603cm" svg:viewBox="0 0 291 104" svg:d="M0 0c104 3 215 43 291 104">
            <text:p/>
          </draw:path>
          <draw:path draw:style-name="gr99" draw:text-style-name="P14" draw:layer="layout" svg:width="0.078cm" svg:height="0.259cm" svg:x="19.199cm" svg:y="13.973cm" svg:viewBox="0 0 79 260" svg:d="M10 0c-22 96-11 195 69 260">
            <text:p/>
          </draw:path>
          <draw:path draw:style-name="gr99" draw:text-style-name="P14" draw:layer="layout" svg:width="0.334cm" svg:height="0.541cm" svg:x="19.193cm" svg:y="13.942cm" svg:viewBox="0 0 335 542" svg:d="M335 0c-29 265-129 457-335 542">
            <text:p/>
          </draw:path>
          <draw:path draw:style-name="gr99" draw:text-style-name="P14" draw:layer="layout" svg:width="0.762cm" svg:height="0.223cm" svg:x="19.526cm" svg:y="13.182cm" svg:viewBox="0 0 763 224" svg:d="M763 67c-357-254-416 309-763 116">
            <text:p/>
          </draw:path>
          <draw:path draw:style-name="gr99" draw:text-style-name="P14" draw:layer="layout" svg:width="0.351cm" svg:height="0.76cm" svg:x="19.068cm" svg:y="13.236cm" svg:viewBox="0 0 352 761" svg:d="M165 0c284 319 255 748-165 761">
            <text:p/>
          </draw:path>
          <draw:path draw:style-name="gr97" draw:text-style-name="P21" draw:layer="layout" svg:width="1.479cm" svg:height="1.642cm" svg:x="18.859cm" svg:y="12.922cm" svg:viewBox="0 0 1480 1643" svg:d="M929 1643c-310-176-927 73-929-529-2-672 617-1180 1480-1107-75 523-230 1426-551 1636z">
            <text:p/>
          </draw:path>
          <draw:path draw:style-name="gr98" draw:text-style-name="P20" draw:layer="layout" svg:width="1.538cm" svg:height="0.991cm" svg:x="19.657cm" svg:y="13.78cm" svg:viewBox="0 0 1539 992" svg:d="M886 4c-463 41-855 273-884 571-67 707 1449 368 1520 56 94-413-220-665-636-627z">
            <text:p/>
          </draw:path>
          <draw:path draw:style-name="gr99" draw:text-style-name="P14" draw:layer="layout" svg:width="0.026cm" svg:height="0.206cm" svg:x="20.336cm" svg:y="13.815cm" svg:viewBox="0 0 27 207" svg:d="M0 0c22 56 36 118 19 207">
            <text:p/>
          </draw:path>
          <draw:path draw:style-name="gr99" draw:text-style-name="P14" draw:layer="layout" svg:width="0.025cm" svg:height="0.254cm" svg:x="20.763cm" svg:y="14.431cm" svg:viewBox="0 0 26 255" svg:d="M14 0c22 85 11 169-14 255">
            <text:p/>
          </draw:path>
          <draw:path draw:style-name="gr99" draw:text-style-name="P14" draw:layer="layout" svg:width="0.595cm" svg:height="0.354cm" svg:x="20.46cm" svg:y="14.23cm" svg:viewBox="0 0 596 355" svg:d="M596 4c-174-5-511-50-596 351">
            <text:p/>
          </draw:path>
          <draw:path draw:style-name="gr99" draw:text-style-name="P14" draw:layer="layout" svg:width="0.114cm" svg:height="0.398cm" svg:x="19.945cm" svg:y="14.185cm" svg:viewBox="0 0 115 399" svg:d="M104 0c18 154 33 307-104 399">
            <text:p/>
          </draw:path>
          <draw:path draw:style-name="gr99" draw:text-style-name="P14" draw:layer="layout" svg:width="0.095cm" svg:height="0.428cm" svg:x="20.209cm" svg:y="14.343cm" svg:viewBox="0 0 96 429" svg:d="M0 429c117-125 102-298 83-429">
            <text:p/>
          </draw:path>
          <draw:path draw:style-name="gr99" draw:text-style-name="P14" draw:layer="layout" svg:width="0.939cm" svg:height="0.175cm" svg:x="19.859cm" svg:y="14.014cm" svg:viewBox="0 0 940 176" svg:d="M0 15c206 385 609-46 940-13">
            <text:p/>
          </draw:path>
          <draw:path draw:style-name="gr97" draw:text-style-name="P21" draw:layer="layout" svg:width="1.538cm" svg:height="0.991cm" svg:x="19.657cm" svg:y="13.78cm" svg:viewBox="0 0 1539 992" svg:d="M886 4c-463 41-855 273-884 571-67 707 1449 368 1520 56 94-413-220-665-636-627z">
            <text:p/>
          </draw:path>
          <draw:path draw:style-name="gr98" draw:text-style-name="P20" draw:layer="layout" svg:width="0.587cm" svg:height="0.976cm" svg:x="21.05cm" svg:y="13.519cm" svg:viewBox="0 0 588 977" svg:d="M422 0c89 144 194 448 159 572-75 259-337 270-505 405-149-368-101-812 346-977z">
            <text:p/>
          </draw:path>
          <draw:path draw:style-name="gr99" draw:text-style-name="P14" draw:layer="layout" svg:width="0.147cm" svg:height="0.222cm" svg:x="21.283cm" svg:y="13.751cm" svg:viewBox="0 0 148 223" svg:d="M0 223c11-97 49-179 148-223">
            <text:p/>
          </draw:path>
          <draw:path draw:style-name="gr99" draw:text-style-name="P14" draw:layer="layout" svg:width="0.41cm" svg:height="0.114cm" svg:x="21.053cm" svg:y="13.972cm" svg:viewBox="0 0 411 115" svg:d="M0 87c117-140 341-96 411 28">
            <text:p/>
          </draw:path>
          <draw:path draw:style-name="gr99" draw:text-style-name="P14" draw:layer="layout" svg:width="0.184cm" svg:height="0.231cm" svg:x="21.182cm" svg:y="14.148cm" svg:viewBox="0 0 185 232" svg:d="M0 0c154 58 151 149 185 232">
            <text:p/>
          </draw:path>
        </draw:g>
        <draw:frame draw:style-name="gr101" draw:text-style-name="P44" draw:layer="layout" svg:width="2.754cm" svg:height="1.064cm" svg:x="18.859cm" svg:y="13.25cm">
          <draw:text-box>
            <text:p><text:span text:style-name="T15">人</text:span><text:span text:style-name="T15">工</text:span><text:span text:style-name="T15">知</text:span><text:span text:style-name="T15">能</text:span></text:p>
          </draw:text-box>
        </draw:frame>
        <draw:g draw:style-name="gr28">
          <draw:path draw:style-name="gr86" draw:text-style-name="P20" draw:layer="layout" svg:width="0.607cm" svg:height="0.567cm" svg:x="17.411cm" svg:y="15.883cm" svg:viewBox="0 0 608 568" svg:d="M608 248c-73 106-147 213-221 320-117-8-233-15-349-23-13-101-26-203-38-305 49-80 99-160 148-240 280 19 407 141 460 248z">
            <text:p/>
          </draw:path>
          <draw:path draw:style-name="gr87" draw:text-style-name="P21" draw:layer="layout" svg:width="0.607cm" svg:height="0.567cm" svg:x="17.411cm" svg:y="15.883cm" svg:viewBox="0 0 608 568" svg:d="M608 248c-73 106-147 213-221 320-117-8-233-15-349-23-13-101-26-203-38-305 49-80 99-160 148-240 280 19 407 141 460 248z">
            <text:p/>
          </draw:path>
          <draw:path draw:style-name="gr88" draw:text-style-name="P14" draw:layer="layout" svg:width="0.044cm" svg:height="0.148cm" svg:x="17.749cm" svg:y="16.103cm" svg:viewBox="0 0 45 149" svg:d="M0 0c61 40 56 99 12 149">
            <text:p/>
          </draw:path>
          <draw:path draw:style-name="gr88" draw:text-style-name="P14" draw:layer="layout" svg:width="0.105cm" svg:height="0.099cm" svg:x="17.8cm" svg:y="16.011cm" svg:viewBox="0 0 106 100" svg:d="M106 100c-15-39-65-74-106-100">
            <text:p/>
          </draw:path>
          <draw:path draw:style-name="gr88" draw:text-style-name="P14" draw:layer="layout" svg:width="0.127cm" svg:height="0.031cm" svg:x="17.551cm" svg:y="15.947cm" svg:viewBox="0 0 128 32" svg:d="M0 0c45 27 88 39 128 28">
            <text:p/>
          </draw:path>
          <draw:path draw:style-name="gr88" draw:text-style-name="P14" draw:layer="layout" svg:width="0.219cm" svg:height="0.093cm" svg:x="17.636cm" svg:y="15.963cm" svg:viewBox="0 0 220 94" svg:d="M220 0c-51 64-140 81-220 94">
            <text:p/>
          </draw:path>
          <draw:path draw:style-name="gr88" draw:text-style-name="P14" draw:layer="layout" svg:width="0.176cm" svg:height="0.029cm" svg:x="17.511cm" svg:y="16.141cm" svg:viewBox="0 0 177 30" svg:d="M0 30c49-23 96-36 177-28">
            <text:p/>
          </draw:path>
          <draw:path draw:style-name="gr89" draw:text-style-name="P20" draw:layer="layout" svg:width="0.6cm" svg:height="0.687cm" svg:x="16.959cm" svg:y="15.88cm" svg:viewBox="0 0 601 688" svg:d="M377 688c-126-74-376 31-377-221-1-282 251-494 601-464-30 219-93 598-224 685z">
            <text:p/>
          </draw:path>
          <draw:path draw:style-name="gr88" draw:text-style-name="P14" draw:layer="layout" svg:width="0.023cm" svg:height="0.09cm" svg:x="17.309cm" svg:y="15.906cm" svg:viewBox="0 0 24 91" svg:d="M0 0c19 31 27 58 23 91">
            <text:p/>
          </draw:path>
          <draw:path draw:style-name="gr88" draw:text-style-name="P14" draw:layer="layout" svg:width="0.101cm" svg:height="0.25cm" svg:x="17.324cm" svg:y="16.011cm" svg:viewBox="0 0 102 251" svg:d="M0 251c125-60 109-130 86-251">
            <text:p/>
          </draw:path>
          <draw:path draw:style-name="gr88" draw:text-style-name="P14" draw:layer="layout" svg:width="0.119cm" svg:height="0.022cm" svg:x="17.186cm" svg:y="16.156cm" svg:viewBox="0 0 120 23" svg:d="M0 23c26-26 86-28 120-16">
            <text:p/>
          </draw:path>
          <draw:path draw:style-name="gr88" draw:text-style-name="P14" draw:layer="layout" svg:width="0.118cm" svg:height="0.042cm" svg:x="16.996cm" svg:y="16.166cm" svg:viewBox="0 0 119 43" svg:d="M0 0c42 1 88 18 119 43">
            <text:p/>
          </draw:path>
          <draw:path draw:style-name="gr88" draw:text-style-name="P14" draw:layer="layout" svg:width="0.031cm" svg:height="0.108cm" svg:x="17.097cm" svg:y="16.321cm" svg:viewBox="0 0 32 109" svg:d="M4 0c-9 40-4 81 28 109">
            <text:p/>
          </draw:path>
          <draw:path draw:style-name="gr88" draw:text-style-name="P14" draw:layer="layout" svg:width="0.135cm" svg:height="0.226cm" svg:x="17.094cm" svg:y="16.308cm" svg:viewBox="0 0 136 227" svg:d="M136 0c-12 111-53 191-136 227">
            <text:p/>
          </draw:path>
          <draw:path draw:style-name="gr88" draw:text-style-name="P14" draw:layer="layout" svg:width="0.309cm" svg:height="0.093cm" svg:x="17.23cm" svg:y="15.99cm" svg:viewBox="0 0 310 94" svg:d="M310 28c-145-106-169 130-310 49">
            <text:p/>
          </draw:path>
          <draw:path draw:style-name="gr88" draw:text-style-name="P14" draw:layer="layout" svg:width="0.141cm" svg:height="0.318cm" svg:x="17.044cm" svg:y="16.012cm" svg:viewBox="0 0 142 319" svg:d="M67 0c115 134 103 313-67 319">
            <text:p/>
          </draw:path>
          <draw:path draw:style-name="gr87" draw:text-style-name="P21" draw:layer="layout" svg:width="0.6cm" svg:height="0.687cm" svg:x="16.959cm" svg:y="15.88cm" svg:viewBox="0 0 601 688" svg:d="M377 688c-126-74-376 31-377-221-1-282 251-494 601-464-30 219-93 598-224 685z">
            <text:p/>
          </draw:path>
          <draw:path draw:style-name="gr86" draw:text-style-name="P20" draw:layer="layout" svg:width="0.624cm" svg:height="0.414cm" svg:x="17.283cm" svg:y="16.24cm" svg:viewBox="0 0 625 415" svg:d="M360 2c-188 17-347 114-359 239-27 296 589 154 617 23 39-173-89-278-258-262z">
            <text:p/>
          </draw:path>
          <draw:path draw:style-name="gr88" draw:text-style-name="P14" draw:layer="layout" svg:width="0.01cm" svg:height="0.086cm" svg:x="17.559cm" svg:y="16.255cm" svg:viewBox="0 0 11 87" svg:d="M0 0c9 24 15 50 7 87">
            <text:p/>
          </draw:path>
          <draw:path draw:style-name="gr88" draw:text-style-name="P14" draw:layer="layout" svg:width="0.01cm" svg:height="0.105cm" svg:x="17.732cm" svg:y="16.512cm" svg:viewBox="0 0 11 106" svg:d="M6 0c9 36 4 71-6 106">
            <text:p/>
          </draw:path>
          <draw:path draw:style-name="gr88" draw:text-style-name="P14" draw:layer="layout" svg:width="0.241cm" svg:height="0.148cm" svg:x="17.609cm" svg:y="16.428cm" svg:viewBox="0 0 242 149" svg:d="M242 2c-70-3-207-21-242 147">
            <text:p/>
          </draw:path>
          <draw:path draw:style-name="gr88" draw:text-style-name="P14" draw:layer="layout" svg:width="0.046cm" svg:height="0.166cm" svg:x="17.399cm" svg:y="16.41cm" svg:viewBox="0 0 47 167" svg:d="M42 0c7 65 14 129-42 167">
            <text:p/>
          </draw:path>
          <draw:path draw:style-name="gr88" draw:text-style-name="P14" draw:layer="layout" svg:width="0.038cm" svg:height="0.178cm" svg:x="17.507cm" svg:y="16.477cm" svg:viewBox="0 0 39 179" svg:d="M0 179c48-51 41-124 33-179">
            <text:p/>
          </draw:path>
          <draw:path draw:style-name="gr88" draw:text-style-name="P14" draw:layer="layout" svg:width="0.381cm" svg:height="0.073cm" svg:x="17.365cm" svg:y="16.338cm" svg:viewBox="0 0 382 74" svg:d="M0 6c84 162 248-19 382-5">
            <text:p/>
          </draw:path>
          <draw:path draw:style-name="gr87" draw:text-style-name="P21" draw:layer="layout" svg:width="0.624cm" svg:height="0.414cm" svg:x="17.283cm" svg:y="16.24cm" svg:viewBox="0 0 625 415" svg:d="M360 2c-188 17-347 114-359 239-27 296 589 154 617 23 39-173-89-278-258-262z">
            <text:p/>
          </draw:path>
          <draw:path draw:style-name="gr86" draw:text-style-name="P20" draw:layer="layout" svg:width="0.238cm" svg:height="0.408cm" svg:x="17.848cm" svg:y="16.131cm" svg:viewBox="0 0 239 409" svg:d="M172 0c35 60 78 188 64 240-30 108-137 112-205 169-61-154-41-340 141-409z">
            <text:p/>
          </draw:path>
          <draw:path draw:style-name="gr87" draw:text-style-name="P21" draw:layer="layout" svg:width="0.238cm" svg:height="0.408cm" svg:x="17.848cm" svg:y="16.131cm" svg:viewBox="0 0 239 409" svg:d="M172 0c35 60 78 188 64 240-30 108-137 112-205 169-61-154-41-340 141-409z">
            <text:p/>
          </draw:path>
          <draw:path draw:style-name="gr88" draw:text-style-name="P14" draw:layer="layout" svg:width="0.059cm" svg:height="0.092cm" svg:x="17.943cm" svg:y="16.228cm" svg:viewBox="0 0 60 93" svg:d="M0 93c4-40 20-74 60-93">
            <text:p/>
          </draw:path>
          <draw:path draw:style-name="gr88" draw:text-style-name="P14" draw:layer="layout" svg:width="0.166cm" svg:height="0.047cm" svg:x="17.85cm" svg:y="16.32cm" svg:viewBox="0 0 167 48" svg:d="M0 36c48-58 138-40 167 12">
            <text:p/>
          </draw:path>
          <draw:path draw:style-name="gr88" draw:text-style-name="P14" draw:layer="layout" svg:width="0.074cm" svg:height="0.096cm" svg:x="17.902cm" svg:y="16.395cm" svg:viewBox="0 0 75 97" svg:d="M0 0c62 24 61 63 75 97">
            <text:p/>
          </draw:path>
        </draw:g>
        <draw:g draw:style-name="gr28">
          <draw:path draw:style-name="gr86" draw:text-style-name="P20" draw:layer="layout" svg:width="0.607cm" svg:height="0.567cm" svg:x="18.337cm" svg:y="10.68cm" svg:viewBox="0 0 608 568" svg:d="M608 248c-73 106-147 213-221 320-117-8-233-15-349-23-13-101-26-203-38-305 49-80 99-160 148-240 280 19 407 141 460 248z">
            <text:p/>
          </draw:path>
          <draw:path draw:style-name="gr87" draw:text-style-name="P21" draw:layer="layout" svg:width="0.607cm" svg:height="0.567cm" svg:x="18.337cm" svg:y="10.68cm" svg:viewBox="0 0 608 568" svg:d="M608 248c-73 106-147 213-221 320-117-8-233-15-349-23-13-101-26-203-38-305 49-80 99-160 148-240 280 19 407 141 460 248z">
            <text:p/>
          </draw:path>
          <draw:path draw:style-name="gr88" draw:text-style-name="P14" draw:layer="layout" svg:width="0.044cm" svg:height="0.148cm" svg:x="18.675cm" svg:y="10.9cm" svg:viewBox="0 0 45 149" svg:d="M0 0c61 40 56 99 12 149">
            <text:p/>
          </draw:path>
          <draw:path draw:style-name="gr88" draw:text-style-name="P14" draw:layer="layout" svg:width="0.105cm" svg:height="0.099cm" svg:x="18.726cm" svg:y="10.808cm" svg:viewBox="0 0 106 100" svg:d="M106 100c-15-39-65-74-106-100">
            <text:p/>
          </draw:path>
          <draw:path draw:style-name="gr88" draw:text-style-name="P14" draw:layer="layout" svg:width="0.127cm" svg:height="0.031cm" svg:x="18.477cm" svg:y="10.744cm" svg:viewBox="0 0 128 32" svg:d="M0 0c45 27 88 39 128 28">
            <text:p/>
          </draw:path>
          <draw:path draw:style-name="gr88" draw:text-style-name="P14" draw:layer="layout" svg:width="0.219cm" svg:height="0.093cm" svg:x="18.562cm" svg:y="10.76cm" svg:viewBox="0 0 220 94" svg:d="M220 0c-51 64-140 81-220 94">
            <text:p/>
          </draw:path>
          <draw:path draw:style-name="gr88" draw:text-style-name="P14" draw:layer="layout" svg:width="0.176cm" svg:height="0.029cm" svg:x="18.437cm" svg:y="10.937cm" svg:viewBox="0 0 177 30" svg:d="M0 30c49-23 96-36 177-28">
            <text:p/>
          </draw:path>
          <draw:path draw:style-name="gr89" draw:text-style-name="P20" draw:layer="layout" svg:width="0.6cm" svg:height="0.687cm" svg:x="17.885cm" svg:y="10.677cm" svg:viewBox="0 0 601 688" svg:d="M377 688c-126-74-376 31-377-221-1-282 251-494 601-464-30 219-93 598-224 685z">
            <text:p/>
          </draw:path>
          <draw:path draw:style-name="gr88" draw:text-style-name="P14" draw:layer="layout" svg:width="0.023cm" svg:height="0.09cm" svg:x="18.235cm" svg:y="10.703cm" svg:viewBox="0 0 24 91" svg:d="M0 0c19 31 27 58 23 91">
            <text:p/>
          </draw:path>
          <draw:path draw:style-name="gr88" draw:text-style-name="P14" draw:layer="layout" svg:width="0.101cm" svg:height="0.25cm" svg:x="18.25cm" svg:y="10.807cm" svg:viewBox="0 0 102 251" svg:d="M0 251c125-60 109-130 86-251">
            <text:p/>
          </draw:path>
          <draw:path draw:style-name="gr88" draw:text-style-name="P14" draw:layer="layout" svg:width="0.119cm" svg:height="0.022cm" svg:x="18.112cm" svg:y="10.953cm" svg:viewBox="0 0 120 23" svg:d="M0 23c26-26 86-28 120-16">
            <text:p/>
          </draw:path>
          <draw:path draw:style-name="gr88" draw:text-style-name="P14" draw:layer="layout" svg:width="0.118cm" svg:height="0.042cm" svg:x="17.922cm" svg:y="10.962cm" svg:viewBox="0 0 119 43" svg:d="M0 0c42 1 88 18 119 43">
            <text:p/>
          </draw:path>
          <draw:path draw:style-name="gr88" draw:text-style-name="P14" draw:layer="layout" svg:width="0.031cm" svg:height="0.108cm" svg:x="18.023cm" svg:y="11.118cm" svg:viewBox="0 0 32 109" svg:d="M4 0c-9 40-4 81 28 109">
            <text:p/>
          </draw:path>
          <draw:path draw:style-name="gr88" draw:text-style-name="P14" draw:layer="layout" svg:width="0.135cm" svg:height="0.226cm" svg:x="18.02cm" svg:y="11.105cm" svg:viewBox="0 0 136 227" svg:d="M136 0c-12 111-53 191-136 227">
            <text:p/>
          </draw:path>
          <draw:path draw:style-name="gr88" draw:text-style-name="P14" draw:layer="layout" svg:width="0.309cm" svg:height="0.093cm" svg:x="18.156cm" svg:y="10.786cm" svg:viewBox="0 0 310 94" svg:d="M310 28c-145-106-169 130-310 49">
            <text:p/>
          </draw:path>
          <draw:path draw:style-name="gr88" draw:text-style-name="P14" draw:layer="layout" svg:width="0.141cm" svg:height="0.318cm" svg:x="17.97cm" svg:y="10.809cm" svg:viewBox="0 0 142 319" svg:d="M67 0c115 134 103 313-67 319">
            <text:p/>
          </draw:path>
          <draw:path draw:style-name="gr87" draw:text-style-name="P21" draw:layer="layout" svg:width="0.6cm" svg:height="0.687cm" svg:x="17.885cm" svg:y="10.677cm" svg:viewBox="0 0 601 688" svg:d="M377 688c-126-74-376 31-377-221-1-282 251-494 601-464-30 219-93 598-224 685z">
            <text:p/>
          </draw:path>
          <draw:path draw:style-name="gr86" draw:text-style-name="P20" draw:layer="layout" svg:width="0.624cm" svg:height="0.414cm" svg:x="18.209cm" svg:y="11.036cm" svg:viewBox="0 0 625 415" svg:d="M360 2c-188 17-347 114-359 239-27 296 589 154 617 23 39-173-89-278-258-262z">
            <text:p/>
          </draw:path>
          <draw:path draw:style-name="gr88" draw:text-style-name="P14" draw:layer="layout" svg:width="0.01cm" svg:height="0.086cm" svg:x="18.485cm" svg:y="11.052cm" svg:viewBox="0 0 11 87" svg:d="M0 0c9 24 15 50 7 87">
            <text:p/>
          </draw:path>
          <draw:path draw:style-name="gr88" draw:text-style-name="P14" draw:layer="layout" svg:width="0.01cm" svg:height="0.105cm" svg:x="18.658cm" svg:y="11.309cm" svg:viewBox="0 0 11 106" svg:d="M6 0c9 36 4 71-6 106">
            <text:p/>
          </draw:path>
          <draw:path draw:style-name="gr88" draw:text-style-name="P14" draw:layer="layout" svg:width="0.241cm" svg:height="0.148cm" svg:x="18.535cm" svg:y="11.225cm" svg:viewBox="0 0 242 149" svg:d="M242 2c-70-3-207-21-242 147">
            <text:p/>
          </draw:path>
          <draw:path draw:style-name="gr88" draw:text-style-name="P14" draw:layer="layout" svg:width="0.046cm" svg:height="0.166cm" svg:x="18.326cm" svg:y="11.207cm" svg:viewBox="0 0 47 167" svg:d="M42 0c7 65 14 129-42 167">
            <text:p/>
          </draw:path>
          <draw:path draw:style-name="gr88" draw:text-style-name="P14" draw:layer="layout" svg:width="0.038cm" svg:height="0.178cm" svg:x="18.433cm" svg:y="11.273cm" svg:viewBox="0 0 39 179" svg:d="M0 179c48-51 41-124 33-179">
            <text:p/>
          </draw:path>
          <draw:path draw:style-name="gr88" draw:text-style-name="P14" draw:layer="layout" svg:width="0.381cm" svg:height="0.073cm" svg:x="18.291cm" svg:y="11.135cm" svg:viewBox="0 0 382 74" svg:d="M0 6c84 162 248-19 382-5">
            <text:p/>
          </draw:path>
          <draw:path draw:style-name="gr87" draw:text-style-name="P21" draw:layer="layout" svg:width="0.624cm" svg:height="0.414cm" svg:x="18.209cm" svg:y="11.036cm" svg:viewBox="0 0 625 415" svg:d="M360 2c-188 17-347 114-359 239-27 296 589 154 617 23 39-173-89-278-258-262z">
            <text:p/>
          </draw:path>
          <draw:path draw:style-name="gr86" draw:text-style-name="P20" draw:layer="layout" svg:width="0.238cm" svg:height="0.408cm" svg:x="18.775cm" svg:y="10.928cm" svg:viewBox="0 0 239 409" svg:d="M172 0c35 60 78 188 64 240-30 108-137 112-205 169-61-154-41-340 141-409z">
            <text:p/>
          </draw:path>
          <draw:path draw:style-name="gr87" draw:text-style-name="P21" draw:layer="layout" svg:width="0.238cm" svg:height="0.408cm" svg:x="18.775cm" svg:y="10.928cm" svg:viewBox="0 0 239 409" svg:d="M172 0c35 60 78 188 64 240-30 108-137 112-205 169-61-154-41-340 141-409z">
            <text:p/>
          </draw:path>
          <draw:path draw:style-name="gr88" draw:text-style-name="P14" draw:layer="layout" svg:width="0.059cm" svg:height="0.092cm" svg:x="18.87cm" svg:y="11.025cm" svg:viewBox="0 0 60 93" svg:d="M0 93c4-40 20-74 60-93">
            <text:p/>
          </draw:path>
          <draw:path draw:style-name="gr88" draw:text-style-name="P14" draw:layer="layout" svg:width="0.166cm" svg:height="0.047cm" svg:x="18.776cm" svg:y="11.117cm" svg:viewBox="0 0 167 48" svg:d="M0 36c48-58 138-40 167 12">
            <text:p/>
          </draw:path>
          <draw:path draw:style-name="gr88" draw:text-style-name="P14" draw:layer="layout" svg:width="0.074cm" svg:height="0.096cm" svg:x="18.828cm" svg:y="11.191cm" svg:viewBox="0 0 75 97" svg:d="M0 0c62 24 61 63 75 97">
            <text:p/>
          </draw:path>
        </draw:g>
        <draw:g draw:style-name="gr28">
          <draw:path draw:style-name="gr86" draw:text-style-name="P20" draw:layer="layout" svg:width="0.607cm" svg:height="0.567cm" svg:x="21.319cm" svg:y="10.253cm" svg:viewBox="0 0 608 568" svg:d="M608 248c-73 106-147 213-221 320-117-8-233-15-349-23-13-101-26-203-38-305 49-80 99-160 148-240 280 19 407 141 460 248z">
            <text:p/>
          </draw:path>
          <draw:path draw:style-name="gr87" draw:text-style-name="P21" draw:layer="layout" svg:width="0.607cm" svg:height="0.567cm" svg:x="21.319cm" svg:y="10.253cm" svg:viewBox="0 0 608 568" svg:d="M608 248c-73 106-147 213-221 320-117-8-233-15-349-23-13-101-26-203-38-305 49-80 99-160 148-240 280 19 407 141 460 248z">
            <text:p/>
          </draw:path>
          <draw:path draw:style-name="gr88" draw:text-style-name="P14" draw:layer="layout" svg:width="0.044cm" svg:height="0.148cm" svg:x="21.656cm" svg:y="10.473cm" svg:viewBox="0 0 45 149" svg:d="M0 0c61 40 56 99 12 149">
            <text:p/>
          </draw:path>
          <draw:path draw:style-name="gr88" draw:text-style-name="P14" draw:layer="layout" svg:width="0.105cm" svg:height="0.099cm" svg:x="21.707cm" svg:y="10.381cm" svg:viewBox="0 0 106 100" svg:d="M106 100c-15-39-65-74-106-100">
            <text:p/>
          </draw:path>
          <draw:path draw:style-name="gr88" draw:text-style-name="P14" draw:layer="layout" svg:width="0.127cm" svg:height="0.031cm" svg:x="21.458cm" svg:y="10.317cm" svg:viewBox="0 0 128 32" svg:d="M0 0c45 27 88 39 128 28">
            <text:p/>
          </draw:path>
          <draw:path draw:style-name="gr88" draw:text-style-name="P14" draw:layer="layout" svg:width="0.219cm" svg:height="0.093cm" svg:x="21.543cm" svg:y="10.333cm" svg:viewBox="0 0 220 94" svg:d="M220 0c-51 64-140 81-220 94">
            <text:p/>
          </draw:path>
          <draw:path draw:style-name="gr88" draw:text-style-name="P14" draw:layer="layout" svg:width="0.176cm" svg:height="0.029cm" svg:x="21.418cm" svg:y="10.51cm" svg:viewBox="0 0 177 30" svg:d="M0 30c49-23 96-36 177-28">
            <text:p/>
          </draw:path>
          <draw:path draw:style-name="gr89" draw:text-style-name="P20" draw:layer="layout" svg:width="0.6cm" svg:height="0.687cm" svg:x="20.866cm" svg:y="10.25cm" svg:viewBox="0 0 601 688" svg:d="M377 688c-126-74-376 31-377-221-1-282 251-494 601-464-30 219-93 598-224 685z">
            <text:p/>
          </draw:path>
          <draw:path draw:style-name="gr88" draw:text-style-name="P14" draw:layer="layout" svg:width="0.023cm" svg:height="0.09cm" svg:x="21.216cm" svg:y="10.276cm" svg:viewBox="0 0 24 91" svg:d="M0 0c19 31 27 58 23 91">
            <text:p/>
          </draw:path>
          <draw:path draw:style-name="gr88" draw:text-style-name="P14" draw:layer="layout" svg:width="0.101cm" svg:height="0.25cm" svg:x="21.231cm" svg:y="10.38cm" svg:viewBox="0 0 102 251" svg:d="M0 251c125-60 109-130 86-251">
            <text:p/>
          </draw:path>
          <draw:path draw:style-name="gr88" draw:text-style-name="P14" draw:layer="layout" svg:width="0.119cm" svg:height="0.022cm" svg:x="21.093cm" svg:y="10.526cm" svg:viewBox="0 0 120 23" svg:d="M0 23c26-26 86-28 120-16">
            <text:p/>
          </draw:path>
          <draw:path draw:style-name="gr88" draw:text-style-name="P14" draw:layer="layout" svg:width="0.118cm" svg:height="0.042cm" svg:x="20.904cm" svg:y="10.535cm" svg:viewBox="0 0 119 43" svg:d="M0 0c42 1 88 18 119 43">
            <text:p/>
          </draw:path>
          <draw:path draw:style-name="gr88" draw:text-style-name="P14" draw:layer="layout" svg:width="0.031cm" svg:height="0.108cm" svg:x="21.004cm" svg:y="10.691cm" svg:viewBox="0 0 32 109" svg:d="M4 0c-9 40-4 81 28 109">
            <text:p/>
          </draw:path>
          <draw:path draw:style-name="gr88" draw:text-style-name="P14" draw:layer="layout" svg:width="0.135cm" svg:height="0.226cm" svg:x="21.001cm" svg:y="10.678cm" svg:viewBox="0 0 136 227" svg:d="M136 0c-12 111-53 191-136 227">
            <text:p/>
          </draw:path>
          <draw:path draw:style-name="gr88" draw:text-style-name="P14" draw:layer="layout" svg:width="0.309cm" svg:height="0.093cm" svg:x="21.137cm" svg:y="10.359cm" svg:viewBox="0 0 310 94" svg:d="M310 28c-145-106-169 130-310 49">
            <text:p/>
          </draw:path>
          <draw:path draw:style-name="gr88" draw:text-style-name="P14" draw:layer="layout" svg:width="0.141cm" svg:height="0.318cm" svg:x="20.951cm" svg:y="10.382cm" svg:viewBox="0 0 142 319" svg:d="M67 0c115 134 103 313-67 319">
            <text:p/>
          </draw:path>
          <draw:path draw:style-name="gr87" draw:text-style-name="P21" draw:layer="layout" svg:width="0.6cm" svg:height="0.687cm" svg:x="20.866cm" svg:y="10.25cm" svg:viewBox="0 0 601 688" svg:d="M377 688c-126-74-376 31-377-221-1-282 251-494 601-464-30 219-93 598-224 685z">
            <text:p/>
          </draw:path>
          <draw:path draw:style-name="gr86" draw:text-style-name="P20" draw:layer="layout" svg:width="0.624cm" svg:height="0.414cm" svg:x="21.19cm" svg:y="10.609cm" svg:viewBox="0 0 625 415" svg:d="M360 2c-188 17-347 114-359 239-27 296 589 154 617 23 39-173-89-278-258-262z">
            <text:p/>
          </draw:path>
          <draw:path draw:style-name="gr88" draw:text-style-name="P14" draw:layer="layout" svg:width="0.01cm" svg:height="0.086cm" svg:x="21.466cm" svg:y="10.625cm" svg:viewBox="0 0 11 87" svg:d="M0 0c9 24 15 50 7 87">
            <text:p/>
          </draw:path>
          <draw:path draw:style-name="gr88" draw:text-style-name="P14" draw:layer="layout" svg:width="0.01cm" svg:height="0.105cm" svg:x="21.639cm" svg:y="10.882cm" svg:viewBox="0 0 11 106" svg:d="M6 0c9 36 4 71-6 106">
            <text:p/>
          </draw:path>
          <draw:path draw:style-name="gr88" draw:text-style-name="P14" draw:layer="layout" svg:width="0.241cm" svg:height="0.148cm" svg:x="21.516cm" svg:y="10.798cm" svg:viewBox="0 0 242 149" svg:d="M242 2c-70-3-207-21-242 147">
            <text:p/>
          </draw:path>
          <draw:path draw:style-name="gr88" draw:text-style-name="P14" draw:layer="layout" svg:width="0.046cm" svg:height="0.166cm" svg:x="21.307cm" svg:y="10.78cm" svg:viewBox="0 0 47 167" svg:d="M42 0c7 65 14 129-42 167">
            <text:p/>
          </draw:path>
          <draw:path draw:style-name="gr88" draw:text-style-name="P14" draw:layer="layout" svg:width="0.038cm" svg:height="0.178cm" svg:x="21.414cm" svg:y="10.846cm" svg:viewBox="0 0 39 179" svg:d="M0 179c48-51 41-124 33-179">
            <text:p/>
          </draw:path>
          <draw:path draw:style-name="gr88" draw:text-style-name="P14" draw:layer="layout" svg:width="0.381cm" svg:height="0.073cm" svg:x="21.272cm" svg:y="10.708cm" svg:viewBox="0 0 382 74" svg:d="M0 6c84 162 248-19 382-5">
            <text:p/>
          </draw:path>
          <draw:path draw:style-name="gr87" draw:text-style-name="P21" draw:layer="layout" svg:width="0.624cm" svg:height="0.414cm" svg:x="21.19cm" svg:y="10.609cm" svg:viewBox="0 0 625 415" svg:d="M360 2c-188 17-347 114-359 239-27 296 589 154 617 23 39-173-89-278-258-262z">
            <text:p/>
          </draw:path>
          <draw:path draw:style-name="gr86" draw:text-style-name="P20" draw:layer="layout" svg:width="0.238cm" svg:height="0.408cm" svg:x="21.756cm" svg:y="10.501cm" svg:viewBox="0 0 239 409" svg:d="M172 0c35 60 78 188 64 240-30 108-137 112-205 169-61-154-41-340 141-409z">
            <text:p/>
          </draw:path>
          <draw:path draw:style-name="gr87" draw:text-style-name="P21" draw:layer="layout" svg:width="0.238cm" svg:height="0.408cm" svg:x="21.756cm" svg:y="10.501cm" svg:viewBox="0 0 239 409" svg:d="M172 0c35 60 78 188 64 240-30 108-137 112-205 169-61-154-41-340 141-409z">
            <text:p/>
          </draw:path>
          <draw:path draw:style-name="gr88" draw:text-style-name="P14" draw:layer="layout" svg:width="0.059cm" svg:height="0.092cm" svg:x="21.851cm" svg:y="10.598cm" svg:viewBox="0 0 60 93" svg:d="M0 93c4-40 20-74 60-93">
            <text:p/>
          </draw:path>
          <draw:path draw:style-name="gr88" draw:text-style-name="P14" draw:layer="layout" svg:width="0.166cm" svg:height="0.047cm" svg:x="21.757cm" svg:y="10.69cm" svg:viewBox="0 0 167 48" svg:d="M0 36c48-58 138-40 167 12">
            <text:p/>
          </draw:path>
          <draw:path draw:style-name="gr88" draw:text-style-name="P14" draw:layer="layout" svg:width="0.074cm" svg:height="0.096cm" svg:x="21.809cm" svg:y="10.764cm" svg:viewBox="0 0 75 97" svg:d="M0 0c62 24 61 63 75 97">
            <text:p/>
          </draw:path>
        </draw:g>
        <draw:polyline draw:style-name="gr95" draw:text-style-name="P13" draw:layer="layout" svg:width="6.204cm" svg:height="5.407cm" draw:transform="skewX (-0.0239110107523223) rotate (1.40970243683582) translate (2.01497460654478cm 12.8952264723936cm)" svg:viewBox="0 0 6205 5408" draw:points="6205,5408 4600,4492 3237,2085 4030,523 2515,0 3237,2085 1503,2079 0,2518">
          <text:p/>
        </draw:polyline>
        <draw:polyline draw:style-name="gr95" draw:text-style-name="P13" draw:layer="layout" svg:width="6.782cm" svg:height="2.427cm" draw:transform="skewX (0.0747000919853573) rotate (-0.557632696012189) translate (5.80126044221666cm 9.80819701765949cm)" svg:viewBox="0 0 6783 2428" draw:points="0,2428 2542,2428 4870,1338 6783,0 5208,50">
          <text:p/>
        </draw:polyline>
        <draw:polyline draw:style-name="gr95" draw:text-style-name="P13" draw:layer="layout" svg:width="5.407cm" svg:height="1.969cm" draw:transform="skewX (0.04310963252426) rotate (-1.27234502470387) translate (11.9504724534796cm 7.64567867617057cm)" svg:viewBox="0 0 5408 1970" draw:points="0,0 2629,1 5408,1970 3569,1452">
          <text:p/>
        </draw:polyline>
        <draw:polyline draw:style-name="gr95" draw:text-style-name="P13" draw:layer="layout" svg:width="4.867cm" svg:height="6.391cm" draw:transform="skewX (0.0774926187885481) rotate (-0.601091394386847) translate (9.55749599737941cm 6.07218017326758cm)" svg:viewBox="0 0 4868 6392" draw:points="0,3739 3155,3738 2918,1880 1542,1581 2735,0 2950,1857 4868,1562 4856,3211 3164,3737 4645,5002 4387,6392">
          <text:p/>
        </draw:polyline>
        <draw:polyline draw:style-name="gr95" draw:text-style-name="P13" draw:layer="layout" svg:width="3.738cm" svg:height="4.491cm" draw:transform="skewX (-0.0240855436775218) rotate (1.40970243683582) translate (2.25600839074419cm 11.411960147678cm)" svg:viewBox="0 0 3739 4492" draw:points="3739,2470 3097,4492 1734,2085 2527,523 1013,0 1734,2085 0,2079 1015,20">
          <text:p/>
        </draw:polyline>
        <draw:g draw:style-name="gr28">
          <draw:path draw:style-name="gr86" draw:text-style-name="P20" draw:layer="layout" svg:width="0.607cm" svg:height="0.567cm" svg:x="9.844cm" svg:y="10.435cm" svg:viewBox="0 0 608 568" svg:d="M608 248c-73 106-147 213-221 320-117-8-233-15-349-23-13-101-26-203-38-305 49-80 99-160 148-240 280 19 407 141 460 248z">
            <text:p/>
          </draw:path>
          <draw:path draw:style-name="gr87" draw:text-style-name="P21" draw:layer="layout" svg:width="0.607cm" svg:height="0.567cm" svg:x="9.844cm" svg:y="10.435cm" svg:viewBox="0 0 608 568" svg:d="M608 248c-73 106-147 213-221 320-117-8-233-15-349-23-13-101-26-203-38-305 49-80 99-160 148-240 280 19 407 141 460 248z">
            <text:p/>
          </draw:path>
          <draw:path draw:style-name="gr88" draw:text-style-name="P14" draw:layer="layout" svg:width="0.044cm" svg:height="0.148cm" svg:x="10.182cm" svg:y="10.655cm" svg:viewBox="0 0 45 149" svg:d="M0 0c61 40 56 99 12 149">
            <text:p/>
          </draw:path>
          <draw:path draw:style-name="gr88" draw:text-style-name="P14" draw:layer="layout" svg:width="0.105cm" svg:height="0.099cm" svg:x="10.232cm" svg:y="10.563cm" svg:viewBox="0 0 106 100" svg:d="M106 100c-15-39-65-74-106-100">
            <text:p/>
          </draw:path>
          <draw:path draw:style-name="gr88" draw:text-style-name="P14" draw:layer="layout" svg:width="0.127cm" svg:height="0.031cm" svg:x="9.984cm" svg:y="10.498cm" svg:viewBox="0 0 128 32" svg:d="M0 0c45 27 88 39 128 28">
            <text:p/>
          </draw:path>
          <draw:path draw:style-name="gr88" draw:text-style-name="P14" draw:layer="layout" svg:width="0.219cm" svg:height="0.093cm" svg:x="10.069cm" svg:y="10.515cm" svg:viewBox="0 0 220 94" svg:d="M220 0c-51 64-140 81-220 94">
            <text:p/>
          </draw:path>
          <draw:path draw:style-name="gr88" draw:text-style-name="P14" draw:layer="layout" svg:width="0.176cm" svg:height="0.029cm" svg:x="9.943cm" svg:y="10.692cm" svg:viewBox="0 0 177 30" svg:d="M0 30c49-23 96-36 177-28">
            <text:p/>
          </draw:path>
          <draw:path draw:style-name="gr89" draw:text-style-name="P20" draw:layer="layout" svg:width="0.6cm" svg:height="0.687cm" svg:x="9.391cm" svg:y="10.432cm" svg:viewBox="0 0 601 688" svg:d="M377 688c-126-74-376 31-377-221-1-282 251-494 601-464-30 219-93 598-224 685z">
            <text:p/>
          </draw:path>
          <draw:path draw:style-name="gr88" draw:text-style-name="P14" draw:layer="layout" svg:width="0.023cm" svg:height="0.09cm" svg:x="9.742cm" svg:y="10.457cm" svg:viewBox="0 0 24 91" svg:d="M0 0c19 31 27 58 23 91">
            <text:p/>
          </draw:path>
          <draw:path draw:style-name="gr88" draw:text-style-name="P14" draw:layer="layout" svg:width="0.101cm" svg:height="0.25cm" svg:x="9.757cm" svg:y="10.562cm" svg:viewBox="0 0 102 251" svg:d="M0 251c125-60 109-130 86-251">
            <text:p/>
          </draw:path>
          <draw:path draw:style-name="gr88" draw:text-style-name="P14" draw:layer="layout" svg:width="0.119cm" svg:height="0.022cm" svg:x="9.619cm" svg:y="10.707cm" svg:viewBox="0 0 120 23" svg:d="M0 23c26-26 86-28 120-16">
            <text:p/>
          </draw:path>
          <draw:path draw:style-name="gr88" draw:text-style-name="P14" draw:layer="layout" svg:width="0.118cm" svg:height="0.042cm" svg:x="9.429cm" svg:y="10.717cm" svg:viewBox="0 0 119 43" svg:d="M0 0c42 1 88 18 119 43">
            <text:p/>
          </draw:path>
          <draw:path draw:style-name="gr88" draw:text-style-name="P14" draw:layer="layout" svg:width="0.031cm" svg:height="0.108cm" svg:x="9.53cm" svg:y="10.873cm" svg:viewBox="0 0 32 109" svg:d="M4 0c-9 40-4 81 28 109">
            <text:p/>
          </draw:path>
          <draw:path draw:style-name="gr88" draw:text-style-name="P14" draw:layer="layout" svg:width="0.135cm" svg:height="0.226cm" svg:x="9.527cm" svg:y="10.859cm" svg:viewBox="0 0 136 227" svg:d="M136 0c-12 111-53 191-136 227">
            <text:p/>
          </draw:path>
          <draw:path draw:style-name="gr88" draw:text-style-name="P14" draw:layer="layout" svg:width="0.309cm" svg:height="0.093cm" svg:x="9.663cm" svg:y="10.541cm" svg:viewBox="0 0 310 94" svg:d="M310 28c-145-106-169 130-310 49">
            <text:p/>
          </draw:path>
          <draw:path draw:style-name="gr88" draw:text-style-name="P14" draw:layer="layout" svg:width="0.141cm" svg:height="0.318cm" svg:x="9.477cm" svg:y="10.564cm" svg:viewBox="0 0 142 319" svg:d="M67 0c115 134 103 313-67 319">
            <text:p/>
          </draw:path>
          <draw:path draw:style-name="gr87" draw:text-style-name="P21" draw:layer="layout" svg:width="0.6cm" svg:height="0.687cm" svg:x="9.391cm" svg:y="10.432cm" svg:viewBox="0 0 601 688" svg:d="M377 688c-126-74-376 31-377-221-1-282 251-494 601-464-30 219-93 598-224 685z">
            <text:p/>
          </draw:path>
          <draw:path draw:style-name="gr86" draw:text-style-name="P20" draw:layer="layout" svg:width="0.624cm" svg:height="0.414cm" svg:x="9.716cm" svg:y="10.791cm" svg:viewBox="0 0 625 415" svg:d="M360 2c-188 17-347 114-359 239-27 296 589 154 617 23 39-173-89-278-258-262z">
            <text:p/>
          </draw:path>
          <draw:path draw:style-name="gr88" draw:text-style-name="P14" draw:layer="layout" svg:width="0.01cm" svg:height="0.086cm" svg:x="9.992cm" svg:y="10.807cm" svg:viewBox="0 0 11 87" svg:d="M0 0c9 24 15 50 7 87">
            <text:p/>
          </draw:path>
          <draw:path draw:style-name="gr88" draw:text-style-name="P14" draw:layer="layout" svg:width="0.01cm" svg:height="0.105cm" svg:x="10.165cm" svg:y="11.064cm" svg:viewBox="0 0 11 106" svg:d="M6 0c9 36 4 71-6 106">
            <text:p/>
          </draw:path>
          <draw:path draw:style-name="gr88" draw:text-style-name="P14" draw:layer="layout" svg:width="0.241cm" svg:height="0.148cm" svg:x="10.042cm" svg:y="10.98cm" svg:viewBox="0 0 242 149" svg:d="M242 2c-70-3-207-21-242 147">
            <text:p/>
          </draw:path>
          <draw:path draw:style-name="gr88" draw:text-style-name="P14" draw:layer="layout" svg:width="0.046cm" svg:height="0.166cm" svg:x="9.832cm" svg:y="10.961cm" svg:viewBox="0 0 47 167" svg:d="M42 0c7 65 14 129-42 167">
            <text:p/>
          </draw:path>
          <draw:path draw:style-name="gr88" draw:text-style-name="P14" draw:layer="layout" svg:width="0.038cm" svg:height="0.178cm" svg:x="9.94cm" svg:y="11.028cm" svg:viewBox="0 0 39 179" svg:d="M0 179c48-51 41-124 33-179">
            <text:p/>
          </draw:path>
          <draw:path draw:style-name="gr88" draw:text-style-name="P14" draw:layer="layout" svg:width="0.381cm" svg:height="0.073cm" svg:x="9.798cm" svg:y="10.89cm" svg:viewBox="0 0 382 74" svg:d="M0 6c84 162 248-19 382-5">
            <text:p/>
          </draw:path>
          <draw:path draw:style-name="gr87" draw:text-style-name="P21" draw:layer="layout" svg:width="0.624cm" svg:height="0.414cm" svg:x="9.716cm" svg:y="10.791cm" svg:viewBox="0 0 625 415" svg:d="M360 2c-188 17-347 114-359 239-27 296 589 154 617 23 39-173-89-278-258-262z">
            <text:p/>
          </draw:path>
          <draw:path draw:style-name="gr86" draw:text-style-name="P20" draw:layer="layout" svg:width="0.238cm" svg:height="0.408cm" svg:x="10.281cm" svg:y="10.682cm" svg:viewBox="0 0 239 409" svg:d="M172 0c35 60 78 188 64 240-30 108-137 112-205 169-61-154-41-340 141-409z">
            <text:p/>
          </draw:path>
          <draw:path draw:style-name="gr87" draw:text-style-name="P21" draw:layer="layout" svg:width="0.238cm" svg:height="0.408cm" svg:x="10.281cm" svg:y="10.682cm" svg:viewBox="0 0 239 409" svg:d="M172 0c35 60 78 188 64 240-30 108-137 112-205 169-61-154-41-340 141-409z">
            <text:p/>
          </draw:path>
          <draw:path draw:style-name="gr88" draw:text-style-name="P14" draw:layer="layout" svg:width="0.059cm" svg:height="0.092cm" svg:x="10.376cm" svg:y="10.78cm" svg:viewBox="0 0 60 93" svg:d="M0 93c4-40 20-74 60-93">
            <text:p/>
          </draw:path>
          <draw:path draw:style-name="gr88" draw:text-style-name="P14" draw:layer="layout" svg:width="0.166cm" svg:height="0.047cm" svg:x="10.282cm" svg:y="10.872cm" svg:viewBox="0 0 167 48" svg:d="M0 36c48-58 138-40 167 12">
            <text:p/>
          </draw:path>
          <draw:path draw:style-name="gr88" draw:text-style-name="P14" draw:layer="layout" svg:width="0.074cm" svg:height="0.096cm" svg:x="10.335cm" svg:y="10.946cm" svg:viewBox="0 0 75 97" svg:d="M0 0c62 24 61 63 75 97">
            <text:p/>
          </draw:path>
        </draw:g>
        <draw:g draw:style-name="gr28">
          <draw:path draw:style-name="gr86" draw:text-style-name="P20" draw:layer="layout" svg:width="0.607cm" svg:height="0.567cm" svg:x="11.494cm" svg:y="11.068cm" svg:viewBox="0 0 608 568" svg:d="M608 248c-73 106-147 213-221 320-117-8-233-15-349-23-13-101-26-203-38-305 49-80 99-160 148-240 280 19 407 141 460 248z">
            <text:p/>
          </draw:path>
          <draw:path draw:style-name="gr87" draw:text-style-name="P21" draw:layer="layout" svg:width="0.607cm" svg:height="0.567cm" svg:x="11.494cm" svg:y="11.068cm" svg:viewBox="0 0 608 568" svg:d="M608 248c-73 106-147 213-221 320-117-8-233-15-349-23-13-101-26-203-38-305 49-80 99-160 148-240 280 19 407 141 460 248z">
            <text:p/>
          </draw:path>
          <draw:path draw:style-name="gr88" draw:text-style-name="P14" draw:layer="layout" svg:width="0.044cm" svg:height="0.148cm" svg:x="11.832cm" svg:y="11.288cm" svg:viewBox="0 0 45 149" svg:d="M0 0c61 40 56 99 12 149">
            <text:p/>
          </draw:path>
          <draw:path draw:style-name="gr88" draw:text-style-name="P14" draw:layer="layout" svg:width="0.105cm" svg:height="0.099cm" svg:x="11.882cm" svg:y="11.196cm" svg:viewBox="0 0 106 100" svg:d="M106 100c-15-39-65-74-106-100">
            <text:p/>
          </draw:path>
          <draw:path draw:style-name="gr88" draw:text-style-name="P14" draw:layer="layout" svg:width="0.127cm" svg:height="0.031cm" svg:x="11.633cm" svg:y="11.132cm" svg:viewBox="0 0 128 32" svg:d="M0 0c45 27 88 39 128 28">
            <text:p/>
          </draw:path>
          <draw:path draw:style-name="gr88" draw:text-style-name="P14" draw:layer="layout" svg:width="0.219cm" svg:height="0.093cm" svg:x="11.719cm" svg:y="11.148cm" svg:viewBox="0 0 220 94" svg:d="M220 0c-51 64-140 81-220 94">
            <text:p/>
          </draw:path>
          <draw:path draw:style-name="gr88" draw:text-style-name="P14" draw:layer="layout" svg:width="0.176cm" svg:height="0.029cm" svg:x="11.593cm" svg:y="11.325cm" svg:viewBox="0 0 177 30" svg:d="M0 30c49-23 96-36 177-28">
            <text:p/>
          </draw:path>
          <draw:path draw:style-name="gr89" draw:text-style-name="P20" draw:layer="layout" svg:width="0.6cm" svg:height="0.687cm" svg:x="11.041cm" svg:y="11.065cm" svg:viewBox="0 0 601 688" svg:d="M377 688c-126-74-376 31-377-221-1-282 251-494 601-464-30 219-93 598-224 685z">
            <text:p/>
          </draw:path>
          <draw:path draw:style-name="gr88" draw:text-style-name="P14" draw:layer="layout" svg:width="0.023cm" svg:height="0.09cm" svg:x="11.391cm" svg:y="11.091cm" svg:viewBox="0 0 24 91" svg:d="M0 0c19 31 27 58 23 91">
            <text:p/>
          </draw:path>
          <draw:path draw:style-name="gr88" draw:text-style-name="P14" draw:layer="layout" svg:width="0.101cm" svg:height="0.25cm" svg:x="11.407cm" svg:y="11.195cm" svg:viewBox="0 0 102 251" svg:d="M0 251c125-60 109-130 86-251">
            <text:p/>
          </draw:path>
          <draw:path draw:style-name="gr88" draw:text-style-name="P14" draw:layer="layout" svg:width="0.119cm" svg:height="0.022cm" svg:x="11.269cm" svg:y="11.341cm" svg:viewBox="0 0 120 23" svg:d="M0 23c26-26 86-28 120-16">
            <text:p/>
          </draw:path>
          <draw:path draw:style-name="gr88" draw:text-style-name="P14" draw:layer="layout" svg:width="0.118cm" svg:height="0.042cm" svg:x="11.079cm" svg:y="11.35cm" svg:viewBox="0 0 119 43" svg:d="M0 0c42 1 88 18 119 43">
            <text:p/>
          </draw:path>
          <draw:path draw:style-name="gr88" draw:text-style-name="P14" draw:layer="layout" svg:width="0.031cm" svg:height="0.108cm" svg:x="11.18cm" svg:y="11.506cm" svg:viewBox="0 0 32 109" svg:d="M4 0c-9 40-4 81 28 109">
            <text:p/>
          </draw:path>
          <draw:path draw:style-name="gr88" draw:text-style-name="P14" draw:layer="layout" svg:width="0.135cm" svg:height="0.226cm" svg:x="11.177cm" svg:y="11.493cm" svg:viewBox="0 0 136 227" svg:d="M136 0c-12 111-53 191-136 227">
            <text:p/>
          </draw:path>
          <draw:path draw:style-name="gr88" draw:text-style-name="P14" draw:layer="layout" svg:width="0.309cm" svg:height="0.093cm" svg:x="11.312cm" svg:y="11.174cm" svg:viewBox="0 0 310 94" svg:d="M310 28c-145-106-169 130-310 49">
            <text:p/>
          </draw:path>
          <draw:path draw:style-name="gr88" draw:text-style-name="P14" draw:layer="layout" svg:width="0.141cm" svg:height="0.318cm" svg:x="11.127cm" svg:y="11.197cm" svg:viewBox="0 0 142 319" svg:d="M67 0c115 134 103 313-67 319">
            <text:p/>
          </draw:path>
          <draw:path draw:style-name="gr87" draw:text-style-name="P21" draw:layer="layout" svg:width="0.6cm" svg:height="0.687cm" svg:x="11.041cm" svg:y="11.065cm" svg:viewBox="0 0 601 688" svg:d="M377 688c-126-74-376 31-377-221-1-282 251-494 601-464-30 219-93 598-224 685z">
            <text:p/>
          </draw:path>
          <draw:path draw:style-name="gr86" draw:text-style-name="P20" draw:layer="layout" svg:width="0.624cm" svg:height="0.414cm" svg:x="11.365cm" svg:y="11.424cm" svg:viewBox="0 0 625 415" svg:d="M360 2c-188 17-347 114-359 239-27 296 589 154 617 23 39-173-89-278-258-262z">
            <text:p/>
          </draw:path>
          <draw:path draw:style-name="gr88" draw:text-style-name="P14" draw:layer="layout" svg:width="0.01cm" svg:height="0.086cm" svg:x="11.642cm" svg:y="11.44cm" svg:viewBox="0 0 11 87" svg:d="M0 0c9 24 15 50 7 87">
            <text:p/>
          </draw:path>
          <draw:path draw:style-name="gr88" draw:text-style-name="P14" draw:layer="layout" svg:width="0.01cm" svg:height="0.105cm" svg:x="11.814cm" svg:y="11.697cm" svg:viewBox="0 0 11 106" svg:d="M6 0c9 36 4 71-6 106">
            <text:p/>
          </draw:path>
          <draw:path draw:style-name="gr88" draw:text-style-name="P14" draw:layer="layout" svg:width="0.241cm" svg:height="0.148cm" svg:x="11.692cm" svg:y="11.613cm" svg:viewBox="0 0 242 149" svg:d="M242 2c-70-3-207-21-242 147">
            <text:p/>
          </draw:path>
          <draw:path draw:style-name="gr88" draw:text-style-name="P14" draw:layer="layout" svg:width="0.046cm" svg:height="0.166cm" svg:x="11.482cm" svg:y="11.595cm" svg:viewBox="0 0 47 167" svg:d="M42 0c7 65 14 129-42 167">
            <text:p/>
          </draw:path>
          <draw:path draw:style-name="gr88" draw:text-style-name="P14" draw:layer="layout" svg:width="0.038cm" svg:height="0.178cm" svg:x="11.59cm" svg:y="11.661cm" svg:viewBox="0 0 39 179" svg:d="M0 179c48-51 41-124 33-179">
            <text:p/>
          </draw:path>
          <draw:path draw:style-name="gr88" draw:text-style-name="P14" draw:layer="layout" svg:width="0.381cm" svg:height="0.073cm" svg:x="11.448cm" svg:y="11.523cm" svg:viewBox="0 0 382 74" svg:d="M0 6c84 162 248-19 382-5">
            <text:p/>
          </draw:path>
          <draw:path draw:style-name="gr87" draw:text-style-name="P21" draw:layer="layout" svg:width="0.624cm" svg:height="0.414cm" svg:x="11.365cm" svg:y="11.424cm" svg:viewBox="0 0 625 415" svg:d="M360 2c-188 17-347 114-359 239-27 296 589 154 617 23 39-173-89-278-258-262z">
            <text:p/>
          </draw:path>
          <draw:path draw:style-name="gr86" draw:text-style-name="P20" draw:layer="layout" svg:width="0.238cm" svg:height="0.408cm" svg:x="11.931cm" svg:y="11.316cm" svg:viewBox="0 0 239 409" svg:d="M172 0c35 60 78 188 64 240-30 108-137 112-205 169-61-154-41-340 141-409z">
            <text:p/>
          </draw:path>
          <draw:path draw:style-name="gr87" draw:text-style-name="P21" draw:layer="layout" svg:width="0.238cm" svg:height="0.408cm" svg:x="11.931cm" svg:y="11.316cm" svg:viewBox="0 0 239 409" svg:d="M172 0c35 60 78 188 64 240-30 108-137 112-205 169-61-154-41-340 141-409z">
            <text:p/>
          </draw:path>
          <draw:path draw:style-name="gr88" draw:text-style-name="P14" draw:layer="layout" svg:width="0.059cm" svg:height="0.092cm" svg:x="12.026cm" svg:y="11.413cm" svg:viewBox="0 0 60 93" svg:d="M0 93c4-40 20-74 60-93">
            <text:p/>
          </draw:path>
          <draw:path draw:style-name="gr88" draw:text-style-name="P14" draw:layer="layout" svg:width="0.166cm" svg:height="0.047cm" svg:x="11.932cm" svg:y="11.505cm" svg:viewBox="0 0 167 48" svg:d="M0 36c48-58 138-40 167 12">
            <text:p/>
          </draw:path>
          <draw:path draw:style-name="gr88" draw:text-style-name="P14" draw:layer="layout" svg:width="0.074cm" svg:height="0.096cm" svg:x="11.985cm" svg:y="11.579cm" svg:viewBox="0 0 75 97" svg:d="M0 0c62 24 61 63 75 97">
            <text:p/>
          </draw:path>
        </draw:g>
        <draw:g draw:style-name="gr28">
          <draw:path draw:style-name="gr86" draw:text-style-name="P20" draw:layer="layout" svg:width="0.607cm" svg:height="0.567cm" svg:x="4.565cm" svg:y="9.53cm" svg:viewBox="0 0 608 568" svg:d="M608 248c-73 106-147 213-221 320-117-8-233-15-349-23-13-101-26-203-38-305 49-80 99-160 148-240 280 19 407 141 460 248z">
            <text:p/>
          </draw:path>
          <draw:path draw:style-name="gr87" draw:text-style-name="P21" draw:layer="layout" svg:width="0.607cm" svg:height="0.567cm" svg:x="4.565cm" svg:y="9.53cm" svg:viewBox="0 0 608 568" svg:d="M608 248c-73 106-147 213-221 320-117-8-233-15-349-23-13-101-26-203-38-305 49-80 99-160 148-240 280 19 407 141 460 248z">
            <text:p/>
          </draw:path>
          <draw:path draw:style-name="gr88" draw:text-style-name="P14" draw:layer="layout" svg:width="0.044cm" svg:height="0.148cm" svg:x="4.902cm" svg:y="9.75cm" svg:viewBox="0 0 45 149" svg:d="M0 0c61 40 56 99 12 149">
            <text:p/>
          </draw:path>
          <draw:path draw:style-name="gr88" draw:text-style-name="P14" draw:layer="layout" svg:width="0.105cm" svg:height="0.099cm" svg:x="4.953cm" svg:y="9.659cm" svg:viewBox="0 0 106 100" svg:d="M106 100c-15-39-65-74-106-100">
            <text:p/>
          </draw:path>
          <draw:path draw:style-name="gr88" draw:text-style-name="P14" draw:layer="layout" svg:width="0.127cm" svg:height="0.031cm" svg:x="4.704cm" svg:y="9.594cm" svg:viewBox="0 0 128 32" svg:d="M0 0c45 27 88 39 128 28">
            <text:p/>
          </draw:path>
          <draw:path draw:style-name="gr88" draw:text-style-name="P14" draw:layer="layout" svg:width="0.219cm" svg:height="0.093cm" svg:x="4.789cm" svg:y="9.611cm" svg:viewBox="0 0 220 94" svg:d="M220 0c-51 64-140 81-220 94">
            <text:p/>
          </draw:path>
          <draw:path draw:style-name="gr88" draw:text-style-name="P14" draw:layer="layout" svg:width="0.176cm" svg:height="0.029cm" svg:x="4.664cm" svg:y="9.788cm" svg:viewBox="0 0 177 30" svg:d="M0 30c49-23 96-36 177-28">
            <text:p/>
          </draw:path>
          <draw:path draw:style-name="gr89" draw:text-style-name="P20" draw:layer="layout" svg:width="0.6cm" svg:height="0.687cm" svg:x="4.112cm" svg:y="9.528cm" svg:viewBox="0 0 601 688" svg:d="M377 688c-126-74-376 31-377-221-1-282 251-494 601-464-30 219-93 598-224 685z">
            <text:p/>
          </draw:path>
          <draw:path draw:style-name="gr88" draw:text-style-name="P14" draw:layer="layout" svg:width="0.023cm" svg:height="0.09cm" svg:x="4.462cm" svg:y="9.553cm" svg:viewBox="0 0 24 91" svg:d="M0 0c19 31 27 58 23 91">
            <text:p/>
          </draw:path>
          <draw:path draw:style-name="gr88" draw:text-style-name="P14" draw:layer="layout" svg:width="0.101cm" svg:height="0.25cm" svg:x="4.478cm" svg:y="9.658cm" svg:viewBox="0 0 102 251" svg:d="M0 251c125-60 109-130 86-251">
            <text:p/>
          </draw:path>
          <draw:path draw:style-name="gr88" draw:text-style-name="P14" draw:layer="layout" svg:width="0.119cm" svg:height="0.022cm" svg:x="4.339cm" svg:y="9.803cm" svg:viewBox="0 0 120 23" svg:d="M0 23c26-26 86-28 120-16">
            <text:p/>
          </draw:path>
          <draw:path draw:style-name="gr88" draw:text-style-name="P14" draw:layer="layout" svg:width="0.118cm" svg:height="0.042cm" svg:x="4.15cm" svg:y="9.813cm" svg:viewBox="0 0 119 43" svg:d="M0 0c42 1 88 18 119 43">
            <text:p/>
          </draw:path>
          <draw:path draw:style-name="gr88" draw:text-style-name="P14" draw:layer="layout" svg:width="0.031cm" svg:height="0.108cm" svg:x="4.25cm" svg:y="9.968cm" svg:viewBox="0 0 32 109" svg:d="M4 0c-9 40-4 81 28 109">
            <text:p/>
          </draw:path>
          <draw:path draw:style-name="gr88" draw:text-style-name="P14" draw:layer="layout" svg:width="0.135cm" svg:height="0.226cm" svg:x="4.247cm" svg:y="9.955cm" svg:viewBox="0 0 136 227" svg:d="M136 0c-12 111-53 191-136 227">
            <text:p/>
          </draw:path>
          <draw:path draw:style-name="gr88" draw:text-style-name="P14" draw:layer="layout" svg:width="0.309cm" svg:height="0.093cm" svg:x="4.383cm" svg:y="9.637cm" svg:viewBox="0 0 310 94" svg:d="M310 28c-145-106-169 130-310 49">
            <text:p/>
          </draw:path>
          <draw:path draw:style-name="gr88" draw:text-style-name="P14" draw:layer="layout" svg:width="0.141cm" svg:height="0.318cm" svg:x="4.197cm" svg:y="9.66cm" svg:viewBox="0 0 142 319" svg:d="M67 0c115 134 103 313-67 319">
            <text:p/>
          </draw:path>
          <draw:path draw:style-name="gr87" draw:text-style-name="P21" draw:layer="layout" svg:width="0.6cm" svg:height="0.687cm" svg:x="4.112cm" svg:y="9.528cm" svg:viewBox="0 0 601 688" svg:d="M377 688c-126-74-376 31-377-221-1-282 251-494 601-464-30 219-93 598-224 685z">
            <text:p/>
          </draw:path>
          <draw:path draw:style-name="gr86" draw:text-style-name="P20" draw:layer="layout" svg:width="0.624cm" svg:height="0.414cm" svg:x="4.436cm" svg:y="9.887cm" svg:viewBox="0 0 625 415" svg:d="M360 2c-188 17-347 114-359 239-27 296 589 154 617 23 39-173-89-278-258-262z">
            <text:p/>
          </draw:path>
          <draw:path draw:style-name="gr88" draw:text-style-name="P14" draw:layer="layout" svg:width="0.01cm" svg:height="0.086cm" svg:x="4.712cm" svg:y="9.902cm" svg:viewBox="0 0 11 87" svg:d="M0 0c9 24 15 50 7 87">
            <text:p/>
          </draw:path>
          <draw:path draw:style-name="gr88" draw:text-style-name="P14" draw:layer="layout" svg:width="0.01cm" svg:height="0.105cm" svg:x="4.885cm" svg:y="10.16cm" svg:viewBox="0 0 11 106" svg:d="M6 0c9 36 4 71-6 106">
            <text:p/>
          </draw:path>
          <draw:path draw:style-name="gr88" draw:text-style-name="P14" draw:layer="layout" svg:width="0.241cm" svg:height="0.148cm" svg:x="4.762cm" svg:y="10.075cm" svg:viewBox="0 0 242 149" svg:d="M242 2c-70-3-207-21-242 147">
            <text:p/>
          </draw:path>
          <draw:path draw:style-name="gr88" draw:text-style-name="P14" draw:layer="layout" svg:width="0.046cm" svg:height="0.166cm" svg:x="4.553cm" svg:y="10.057cm" svg:viewBox="0 0 47 167" svg:d="M42 0c7 65 14 129-42 167">
            <text:p/>
          </draw:path>
          <draw:path draw:style-name="gr88" draw:text-style-name="P14" draw:layer="layout" svg:width="0.038cm" svg:height="0.178cm" svg:x="4.66cm" svg:y="10.124cm" svg:viewBox="0 0 39 179" svg:d="M0 179c48-51 41-124 33-179">
            <text:p/>
          </draw:path>
          <draw:path draw:style-name="gr88" draw:text-style-name="P14" draw:layer="layout" svg:width="0.381cm" svg:height="0.073cm" svg:x="4.518cm" svg:y="9.985cm" svg:viewBox="0 0 382 74" svg:d="M0 6c84 162 248-19 382-5">
            <text:p/>
          </draw:path>
          <draw:path draw:style-name="gr87" draw:text-style-name="P21" draw:layer="layout" svg:width="0.624cm" svg:height="0.414cm" svg:x="4.436cm" svg:y="9.887cm" svg:viewBox="0 0 625 415" svg:d="M360 2c-188 17-347 114-359 239-27 296 589 154 617 23 39-173-89-278-258-262z">
            <text:p/>
          </draw:path>
          <draw:path draw:style-name="gr86" draw:text-style-name="P20" draw:layer="layout" svg:width="0.238cm" svg:height="0.408cm" svg:x="5.002cm" svg:y="9.778cm" svg:viewBox="0 0 239 409" svg:d="M172 0c35 60 78 188 64 240-30 108-137 112-205 169-61-154-41-340 141-409z">
            <text:p/>
          </draw:path>
          <draw:path draw:style-name="gr87" draw:text-style-name="P21" draw:layer="layout" svg:width="0.238cm" svg:height="0.408cm" svg:x="5.002cm" svg:y="9.778cm" svg:viewBox="0 0 239 409" svg:d="M172 0c35 60 78 188 64 240-30 108-137 112-205 169-61-154-41-340 141-409z">
            <text:p/>
          </draw:path>
          <draw:path draw:style-name="gr88" draw:text-style-name="P14" draw:layer="layout" svg:width="0.059cm" svg:height="0.092cm" svg:x="5.097cm" svg:y="9.876cm" svg:viewBox="0 0 60 93" svg:d="M0 93c4-40 20-74 60-93">
            <text:p/>
          </draw:path>
          <draw:path draw:style-name="gr88" draw:text-style-name="P14" draw:layer="layout" svg:width="0.166cm" svg:height="0.047cm" svg:x="5.003cm" svg:y="9.968cm" svg:viewBox="0 0 167 48" svg:d="M0 36c48-58 138-40 167 12">
            <text:p/>
          </draw:path>
          <draw:path draw:style-name="gr88" draw:text-style-name="P14" draw:layer="layout" svg:width="0.074cm" svg:height="0.096cm" svg:x="5.056cm" svg:y="10.042cm" svg:viewBox="0 0 75 97" svg:d="M0 0c62 24 61 63 75 97">
            <text:p/>
          </draw:path>
        </draw:g>
        <draw:g draw:style-name="gr28">
          <draw:path draw:style-name="gr86" draw:text-style-name="P20" draw:layer="layout" svg:width="0.607cm" svg:height="0.567cm" svg:x="11.357cm" svg:y="13.026cm" svg:viewBox="0 0 608 568" svg:d="M608 248c-73 106-147 213-221 320-117-8-233-15-349-23-13-101-26-203-38-305 49-80 99-160 148-240 280 19 407 141 460 248z">
            <text:p/>
          </draw:path>
          <draw:path draw:style-name="gr87" draw:text-style-name="P21" draw:layer="layout" svg:width="0.607cm" svg:height="0.567cm" svg:x="11.357cm" svg:y="13.026cm" svg:viewBox="0 0 608 568" svg:d="M608 248c-73 106-147 213-221 320-117-8-233-15-349-23-13-101-26-203-38-305 49-80 99-160 148-240 280 19 407 141 460 248z">
            <text:p/>
          </draw:path>
          <draw:path draw:style-name="gr88" draw:text-style-name="P14" draw:layer="layout" svg:width="0.044cm" svg:height="0.148cm" svg:x="11.695cm" svg:y="13.245cm" svg:viewBox="0 0 45 149" svg:d="M0 0c61 40 56 99 12 149">
            <text:p/>
          </draw:path>
          <draw:path draw:style-name="gr88" draw:text-style-name="P14" draw:layer="layout" svg:width="0.105cm" svg:height="0.099cm" svg:x="11.745cm" svg:y="13.154cm" svg:viewBox="0 0 106 100" svg:d="M106 100c-15-39-65-74-106-100">
            <text:p/>
          </draw:path>
          <draw:path draw:style-name="gr88" draw:text-style-name="P14" draw:layer="layout" svg:width="0.127cm" svg:height="0.031cm" svg:x="11.496cm" svg:y="13.089cm" svg:viewBox="0 0 128 32" svg:d="M0 0c45 27 88 39 128 28">
            <text:p/>
          </draw:path>
          <draw:path draw:style-name="gr88" draw:text-style-name="P14" draw:layer="layout" svg:width="0.219cm" svg:height="0.093cm" svg:x="11.582cm" svg:y="13.106cm" svg:viewBox="0 0 220 94" svg:d="M220 0c-51 64-140 81-220 94">
            <text:p/>
          </draw:path>
          <draw:path draw:style-name="gr88" draw:text-style-name="P14" draw:layer="layout" svg:width="0.176cm" svg:height="0.029cm" svg:x="11.456cm" svg:y="13.283cm" svg:viewBox="0 0 177 30" svg:d="M0 30c49-23 96-36 177-28">
            <text:p/>
          </draw:path>
          <draw:path draw:style-name="gr89" draw:text-style-name="P20" draw:layer="layout" svg:width="0.6cm" svg:height="0.687cm" svg:x="10.904cm" svg:y="13.023cm" svg:viewBox="0 0 601 688" svg:d="M377 688c-126-74-376 31-377-221-1-282 251-494 601-464-30 219-93 598-224 685z">
            <text:p/>
          </draw:path>
          <draw:path draw:style-name="gr88" draw:text-style-name="P14" draw:layer="layout" svg:width="0.023cm" svg:height="0.09cm" svg:x="11.254cm" svg:y="13.048cm" svg:viewBox="0 0 24 91" svg:d="M0 0c19 31 27 58 23 91">
            <text:p/>
          </draw:path>
          <draw:path draw:style-name="gr88" draw:text-style-name="P14" draw:layer="layout" svg:width="0.101cm" svg:height="0.25cm" svg:x="11.27cm" svg:y="13.153cm" svg:viewBox="0 0 102 251" svg:d="M0 251c125-60 109-130 86-251">
            <text:p/>
          </draw:path>
          <draw:path draw:style-name="gr88" draw:text-style-name="P14" draw:layer="layout" svg:width="0.119cm" svg:height="0.022cm" svg:x="11.131cm" svg:y="13.298cm" svg:viewBox="0 0 120 23" svg:d="M0 23c26-26 86-28 120-16">
            <text:p/>
          </draw:path>
          <draw:path draw:style-name="gr88" draw:text-style-name="P14" draw:layer="layout" svg:width="0.118cm" svg:height="0.042cm" svg:x="10.942cm" svg:y="13.308cm" svg:viewBox="0 0 119 43" svg:d="M0 0c42 1 88 18 119 43">
            <text:p/>
          </draw:path>
          <draw:path draw:style-name="gr88" draw:text-style-name="P14" draw:layer="layout" svg:width="0.031cm" svg:height="0.108cm" svg:x="11.043cm" svg:y="13.463cm" svg:viewBox="0 0 32 109" svg:d="M4 0c-9 40-4 81 28 109">
            <text:p/>
          </draw:path>
          <draw:path draw:style-name="gr88" draw:text-style-name="P14" draw:layer="layout" svg:width="0.135cm" svg:height="0.226cm" svg:x="11.039cm" svg:y="13.45cm" svg:viewBox="0 0 136 227" svg:d="M136 0c-12 111-53 191-136 227">
            <text:p/>
          </draw:path>
          <draw:path draw:style-name="gr88" draw:text-style-name="P14" draw:layer="layout" svg:width="0.309cm" svg:height="0.093cm" svg:x="11.175cm" svg:y="13.132cm" svg:viewBox="0 0 310 94" svg:d="M310 28c-145-106-169 130-310 49">
            <text:p/>
          </draw:path>
          <draw:path draw:style-name="gr88" draw:text-style-name="P14" draw:layer="layout" svg:width="0.141cm" svg:height="0.318cm" svg:x="10.989cm" svg:y="13.155cm" svg:viewBox="0 0 142 319" svg:d="M67 0c115 134 103 313-67 319">
            <text:p/>
          </draw:path>
          <draw:path draw:style-name="gr87" draw:text-style-name="P21" draw:layer="layout" svg:width="0.6cm" svg:height="0.687cm" svg:x="10.904cm" svg:y="13.023cm" svg:viewBox="0 0 601 688" svg:d="M377 688c-126-74-376 31-377-221-1-282 251-494 601-464-30 219-93 598-224 685z">
            <text:p/>
          </draw:path>
          <draw:path draw:style-name="gr86" draw:text-style-name="P20" draw:layer="layout" svg:width="0.624cm" svg:height="0.414cm" svg:x="11.228cm" svg:y="13.382cm" svg:viewBox="0 0 625 415" svg:d="M360 2c-188 17-347 114-359 239-27 296 589 154 617 23 39-173-89-278-258-262z">
            <text:p/>
          </draw:path>
          <draw:path draw:style-name="gr88" draw:text-style-name="P14" draw:layer="layout" svg:width="0.01cm" svg:height="0.086cm" svg:x="11.504cm" svg:y="13.397cm" svg:viewBox="0 0 11 87" svg:d="M0 0c9 24 15 50 7 87">
            <text:p/>
          </draw:path>
          <draw:path draw:style-name="gr88" draw:text-style-name="P14" draw:layer="layout" svg:width="0.01cm" svg:height="0.105cm" svg:x="11.677cm" svg:y="13.655cm" svg:viewBox="0 0 11 106" svg:d="M6 0c9 36 4 71-6 106">
            <text:p/>
          </draw:path>
          <draw:path draw:style-name="gr88" draw:text-style-name="P14" draw:layer="layout" svg:width="0.241cm" svg:height="0.148cm" svg:x="11.554cm" svg:y="13.57cm" svg:viewBox="0 0 242 149" svg:d="M242 2c-70-3-207-21-242 147">
            <text:p/>
          </draw:path>
          <draw:path draw:style-name="gr88" draw:text-style-name="P14" draw:layer="layout" svg:width="0.046cm" svg:height="0.166cm" svg:x="11.345cm" svg:y="13.552cm" svg:viewBox="0 0 47 167" svg:d="M42 0c7 65 14 129-42 167">
            <text:p/>
          </draw:path>
          <draw:path draw:style-name="gr88" draw:text-style-name="P14" draw:layer="layout" svg:width="0.038cm" svg:height="0.178cm" svg:x="11.453cm" svg:y="13.619cm" svg:viewBox="0 0 39 179" svg:d="M0 179c48-51 41-124 33-179">
            <text:p/>
          </draw:path>
          <draw:path draw:style-name="gr88" draw:text-style-name="P14" draw:layer="layout" svg:width="0.381cm" svg:height="0.073cm" svg:x="11.311cm" svg:y="13.48cm" svg:viewBox="0 0 382 74" svg:d="M0 6c84 162 248-19 382-5">
            <text:p/>
          </draw:path>
          <draw:path draw:style-name="gr87" draw:text-style-name="P21" draw:layer="layout" svg:width="0.624cm" svg:height="0.414cm" svg:x="11.228cm" svg:y="13.382cm" svg:viewBox="0 0 625 415" svg:d="M360 2c-188 17-347 114-359 239-27 296 589 154 617 23 39-173-89-278-258-262z">
            <text:p/>
          </draw:path>
          <draw:path draw:style-name="gr86" draw:text-style-name="P20" draw:layer="layout" svg:width="0.238cm" svg:height="0.408cm" svg:x="11.794cm" svg:y="13.273cm" svg:viewBox="0 0 239 409" svg:d="M172 0c35 60 78 188 64 240-30 108-137 112-205 169-61-154-41-340 141-409z">
            <text:p/>
          </draw:path>
          <draw:path draw:style-name="gr87" draw:text-style-name="P21" draw:layer="layout" svg:width="0.238cm" svg:height="0.408cm" svg:x="11.794cm" svg:y="13.273cm" svg:viewBox="0 0 239 409" svg:d="M172 0c35 60 78 188 64 240-30 108-137 112-205 169-61-154-41-340 141-409z">
            <text:p/>
          </draw:path>
          <draw:path draw:style-name="gr88" draw:text-style-name="P14" draw:layer="layout" svg:width="0.059cm" svg:height="0.092cm" svg:x="11.889cm" svg:y="13.371cm" svg:viewBox="0 0 60 93" svg:d="M0 93c4-40 20-74 60-93">
            <text:p/>
          </draw:path>
          <draw:path draw:style-name="gr88" draw:text-style-name="P14" draw:layer="layout" svg:width="0.166cm" svg:height="0.047cm" svg:x="11.795cm" svg:y="13.463cm" svg:viewBox="0 0 167 48" svg:d="M0 36c48-58 138-40 167 12">
            <text:p/>
          </draw:path>
          <draw:path draw:style-name="gr88" draw:text-style-name="P14" draw:layer="layout" svg:width="0.074cm" svg:height="0.096cm" svg:x="11.848cm" svg:y="13.537cm" svg:viewBox="0 0 75 97" svg:d="M0 0c62 24 61 63 75 97">
            <text:p/>
          </draw:path>
        </draw:g>
        <draw:g draw:style-name="gr28">
          <draw:path draw:style-name="gr86" draw:text-style-name="P20" draw:layer="layout" svg:width="0.607cm" svg:height="0.567cm" svg:x="10.807cm" svg:y="8.933cm" svg:viewBox="0 0 608 568" svg:d="M608 248c-73 106-147 213-221 320-117-8-233-15-349-23-13-101-26-203-38-305 49-80 99-160 148-240 280 19 407 141 460 248z">
            <text:p/>
          </draw:path>
          <draw:path draw:style-name="gr87" draw:text-style-name="P21" draw:layer="layout" svg:width="0.607cm" svg:height="0.567cm" svg:x="10.807cm" svg:y="8.933cm" svg:viewBox="0 0 608 568" svg:d="M608 248c-73 106-147 213-221 320-117-8-233-15-349-23-13-101-26-203-38-305 49-80 99-160 148-240 280 19 407 141 460 248z">
            <text:p/>
          </draw:path>
          <draw:path draw:style-name="gr88" draw:text-style-name="P14" draw:layer="layout" svg:width="0.044cm" svg:height="0.148cm" svg:x="11.145cm" svg:y="9.152cm" svg:viewBox="0 0 45 149" svg:d="M0 0c61 40 56 99 12 149">
            <text:p/>
          </draw:path>
          <draw:path draw:style-name="gr88" draw:text-style-name="P14" draw:layer="layout" svg:width="0.105cm" svg:height="0.099cm" svg:x="11.196cm" svg:y="9.061cm" svg:viewBox="0 0 106 100" svg:d="M106 100c-15-39-65-74-106-100">
            <text:p/>
          </draw:path>
          <draw:path draw:style-name="gr88" draw:text-style-name="P14" draw:layer="layout" svg:width="0.127cm" svg:height="0.031cm" svg:x="10.947cm" svg:y="8.996cm" svg:viewBox="0 0 128 32" svg:d="M0 0c45 27 88 39 128 28">
            <text:p/>
          </draw:path>
          <draw:path draw:style-name="gr88" draw:text-style-name="P14" draw:layer="layout" svg:width="0.219cm" svg:height="0.093cm" svg:x="11.032cm" svg:y="9.013cm" svg:viewBox="0 0 220 94" svg:d="M220 0c-51 64-140 81-220 94">
            <text:p/>
          </draw:path>
          <draw:path draw:style-name="gr88" draw:text-style-name="P14" draw:layer="layout" svg:width="0.176cm" svg:height="0.029cm" svg:x="10.907cm" svg:y="9.19cm" svg:viewBox="0 0 177 30" svg:d="M0 30c49-23 96-36 177-28">
            <text:p/>
          </draw:path>
          <draw:path draw:style-name="gr89" draw:text-style-name="P20" draw:layer="layout" svg:width="0.6cm" svg:height="0.687cm" svg:x="10.355cm" svg:y="8.93cm" svg:viewBox="0 0 601 688" svg:d="M377 688c-126-74-376 31-377-221-1-282 251-494 601-464-30 219-93 598-224 685z">
            <text:p/>
          </draw:path>
          <draw:path draw:style-name="gr88" draw:text-style-name="P14" draw:layer="layout" svg:width="0.023cm" svg:height="0.09cm" svg:x="10.705cm" svg:y="8.955cm" svg:viewBox="0 0 24 91" svg:d="M0 0c19 31 27 58 23 91">
            <text:p/>
          </draw:path>
          <draw:path draw:style-name="gr88" draw:text-style-name="P14" draw:layer="layout" svg:width="0.101cm" svg:height="0.25cm" svg:x="10.72cm" svg:y="9.06cm" svg:viewBox="0 0 102 251" svg:d="M0 251c125-60 109-130 86-251">
            <text:p/>
          </draw:path>
          <draw:path draw:style-name="gr88" draw:text-style-name="P14" draw:layer="layout" svg:width="0.119cm" svg:height="0.022cm" svg:x="10.582cm" svg:y="9.205cm" svg:viewBox="0 0 120 23" svg:d="M0 23c26-26 86-28 120-16">
            <text:p/>
          </draw:path>
          <draw:path draw:style-name="gr88" draw:text-style-name="P14" draw:layer="layout" svg:width="0.118cm" svg:height="0.042cm" svg:x="10.392cm" svg:y="9.215cm" svg:viewBox="0 0 119 43" svg:d="M0 0c42 1 88 18 119 43">
            <text:p/>
          </draw:path>
          <draw:path draw:style-name="gr88" draw:text-style-name="P14" draw:layer="layout" svg:width="0.031cm" svg:height="0.108cm" svg:x="10.493cm" svg:y="9.37cm" svg:viewBox="0 0 32 109" svg:d="M4 0c-9 40-4 81 28 109">
            <text:p/>
          </draw:path>
          <draw:path draw:style-name="gr88" draw:text-style-name="P14" draw:layer="layout" svg:width="0.135cm" svg:height="0.226cm" svg:x="10.49cm" svg:y="9.357cm" svg:viewBox="0 0 136 227" svg:d="M136 0c-12 111-53 191-136 227">
            <text:p/>
          </draw:path>
          <draw:path draw:style-name="gr88" draw:text-style-name="P14" draw:layer="layout" svg:width="0.309cm" svg:height="0.093cm" svg:x="10.626cm" svg:y="9.039cm" svg:viewBox="0 0 310 94" svg:d="M310 28c-145-106-169 130-310 49">
            <text:p/>
          </draw:path>
          <draw:path draw:style-name="gr88" draw:text-style-name="P14" draw:layer="layout" svg:width="0.141cm" svg:height="0.318cm" svg:x="10.44cm" svg:y="9.062cm" svg:viewBox="0 0 142 319" svg:d="M67 0c115 134 103 313-67 319">
            <text:p/>
          </draw:path>
          <draw:path draw:style-name="gr87" draw:text-style-name="P21" draw:layer="layout" svg:width="0.6cm" svg:height="0.687cm" svg:x="10.355cm" svg:y="8.93cm" svg:viewBox="0 0 601 688" svg:d="M377 688c-126-74-376 31-377-221-1-282 251-494 601-464-30 219-93 598-224 685z">
            <text:p/>
          </draw:path>
          <draw:path draw:style-name="gr86" draw:text-style-name="P20" draw:layer="layout" svg:width="0.624cm" svg:height="0.414cm" svg:x="10.679cm" svg:y="9.289cm" svg:viewBox="0 0 625 415" svg:d="M360 2c-188 17-347 114-359 239-27 296 589 154 617 23 39-173-89-278-258-262z">
            <text:p/>
          </draw:path>
          <draw:path draw:style-name="gr88" draw:text-style-name="P14" draw:layer="layout" svg:width="0.01cm" svg:height="0.086cm" svg:x="10.955cm" svg:y="9.304cm" svg:viewBox="0 0 11 87" svg:d="M0 0c9 24 15 50 7 87">
            <text:p/>
          </draw:path>
          <draw:path draw:style-name="gr88" draw:text-style-name="P14" draw:layer="layout" svg:width="0.01cm" svg:height="0.105cm" svg:x="11.128cm" svg:y="9.562cm" svg:viewBox="0 0 11 106" svg:d="M6 0c9 36 4 71-6 106">
            <text:p/>
          </draw:path>
          <draw:path draw:style-name="gr88" draw:text-style-name="P14" draw:layer="layout" svg:width="0.241cm" svg:height="0.148cm" svg:x="11.005cm" svg:y="9.478cm" svg:viewBox="0 0 242 149" svg:d="M242 2c-70-3-207-21-242 147">
            <text:p/>
          </draw:path>
          <draw:path draw:style-name="gr88" draw:text-style-name="P14" draw:layer="layout" svg:width="0.046cm" svg:height="0.166cm" svg:x="10.796cm" svg:y="9.459cm" svg:viewBox="0 0 47 167" svg:d="M42 0c7 65 14 129-42 167">
            <text:p/>
          </draw:path>
          <draw:path draw:style-name="gr88" draw:text-style-name="P14" draw:layer="layout" svg:width="0.038cm" svg:height="0.178cm" svg:x="10.903cm" svg:y="9.526cm" svg:viewBox="0 0 39 179" svg:d="M0 179c48-51 41-124 33-179">
            <text:p/>
          </draw:path>
          <draw:path draw:style-name="gr88" draw:text-style-name="P14" draw:layer="layout" svg:width="0.381cm" svg:height="0.073cm" svg:x="10.761cm" svg:y="9.388cm" svg:viewBox="0 0 382 74" svg:d="M0 6c84 162 248-19 382-5">
            <text:p/>
          </draw:path>
          <draw:path draw:style-name="gr87" draw:text-style-name="P21" draw:layer="layout" svg:width="0.624cm" svg:height="0.414cm" svg:x="10.679cm" svg:y="9.289cm" svg:viewBox="0 0 625 415" svg:d="M360 2c-188 17-347 114-359 239-27 296 589 154 617 23 39-173-89-278-258-262z">
            <text:p/>
          </draw:path>
          <draw:path draw:style-name="gr86" draw:text-style-name="P20" draw:layer="layout" svg:width="0.238cm" svg:height="0.408cm" svg:x="11.244cm" svg:y="9.18cm" svg:viewBox="0 0 239 409" svg:d="M172 0c35 60 78 188 64 240-30 108-137 112-205 169-61-154-41-340 141-409z">
            <text:p/>
          </draw:path>
          <draw:path draw:style-name="gr87" draw:text-style-name="P21" draw:layer="layout" svg:width="0.238cm" svg:height="0.408cm" svg:x="11.244cm" svg:y="9.18cm" svg:viewBox="0 0 239 409" svg:d="M172 0c35 60 78 188 64 240-30 108-137 112-205 169-61-154-41-340 141-409z">
            <text:p/>
          </draw:path>
          <draw:path draw:style-name="gr88" draw:text-style-name="P14" draw:layer="layout" svg:width="0.059cm" svg:height="0.092cm" svg:x="11.34cm" svg:y="9.278cm" svg:viewBox="0 0 60 93" svg:d="M0 93c4-40 20-74 60-93">
            <text:p/>
          </draw:path>
          <draw:path draw:style-name="gr88" draw:text-style-name="P14" draw:layer="layout" svg:width="0.166cm" svg:height="0.047cm" svg:x="11.246cm" svg:y="9.37cm" svg:viewBox="0 0 167 48" svg:d="M0 36c48-58 138-40 167 12">
            <text:p/>
          </draw:path>
          <draw:path draw:style-name="gr88" draw:text-style-name="P14" draw:layer="layout" svg:width="0.074cm" svg:height="0.096cm" svg:x="11.298cm" svg:y="9.444cm" svg:viewBox="0 0 75 97" svg:d="M0 0c62 24 61 63 75 97">
            <text:p/>
          </draw:path>
        </draw:g>
        <draw:g draw:style-name="gr28">
          <draw:path draw:style-name="gr86" draw:text-style-name="P20" draw:layer="layout" svg:width="0.607cm" svg:height="0.567cm" svg:x="9.998cm" svg:y="7.936cm" svg:viewBox="0 0 608 568" svg:d="M608 248c-73 106-147 213-221 320-117-8-233-15-349-23-13-101-26-203-38-305 49-80 99-160 148-240 280 19 407 141 460 248z">
            <text:p/>
          </draw:path>
          <draw:path draw:style-name="gr87" draw:text-style-name="P21" draw:layer="layout" svg:width="0.607cm" svg:height="0.567cm" svg:x="9.998cm" svg:y="7.936cm" svg:viewBox="0 0 608 568" svg:d="M608 248c-73 106-147 213-221 320-117-8-233-15-349-23-13-101-26-203-38-305 49-80 99-160 148-240 280 19 407 141 460 248z">
            <text:p/>
          </draw:path>
          <draw:path draw:style-name="gr88" draw:text-style-name="P14" draw:layer="layout" svg:width="0.044cm" svg:height="0.148cm" svg:x="10.336cm" svg:y="8.156cm" svg:viewBox="0 0 45 149" svg:d="M0 0c61 40 56 99 12 149">
            <text:p/>
          </draw:path>
          <draw:path draw:style-name="gr88" draw:text-style-name="P14" draw:layer="layout" svg:width="0.105cm" svg:height="0.099cm" svg:x="10.387cm" svg:y="8.064cm" svg:viewBox="0 0 106 100" svg:d="M106 100c-15-39-65-74-106-100">
            <text:p/>
          </draw:path>
          <draw:path draw:style-name="gr88" draw:text-style-name="P14" draw:layer="layout" svg:width="0.127cm" svg:height="0.031cm" svg:x="10.138cm" svg:y="8cm" svg:viewBox="0 0 128 32" svg:d="M0 0c45 27 88 39 128 28">
            <text:p/>
          </draw:path>
          <draw:path draw:style-name="gr88" draw:text-style-name="P14" draw:layer="layout" svg:width="0.219cm" svg:height="0.093cm" svg:x="10.223cm" svg:y="8.016cm" svg:viewBox="0 0 220 94" svg:d="M220 0c-51 64-140 81-220 94">
            <text:p/>
          </draw:path>
          <draw:path draw:style-name="gr88" draw:text-style-name="P14" draw:layer="layout" svg:width="0.176cm" svg:height="0.029cm" svg:x="10.098cm" svg:y="8.194cm" svg:viewBox="0 0 177 30" svg:d="M0 30c49-23 96-36 177-28">
            <text:p/>
          </draw:path>
          <draw:path draw:style-name="gr89" draw:text-style-name="P20" draw:layer="layout" svg:width="0.6cm" svg:height="0.687cm" svg:x="9.546cm" svg:y="7.933cm" svg:viewBox="0 0 601 688" svg:d="M377 688c-126-74-376 31-377-221-1-282 251-494 601-464-30 219-93 598-224 685z">
            <text:p/>
          </draw:path>
          <draw:path draw:style-name="gr88" draw:text-style-name="P14" draw:layer="layout" svg:width="0.023cm" svg:height="0.09cm" svg:x="9.896cm" svg:y="7.959cm" svg:viewBox="0 0 24 91" svg:d="M0 0c19 31 27 58 23 91">
            <text:p/>
          </draw:path>
          <draw:path draw:style-name="gr88" draw:text-style-name="P14" draw:layer="layout" svg:width="0.101cm" svg:height="0.25cm" svg:x="9.911cm" svg:y="8.064cm" svg:viewBox="0 0 102 251" svg:d="M0 251c125-60 109-130 86-251">
            <text:p/>
          </draw:path>
          <draw:path draw:style-name="gr88" draw:text-style-name="P14" draw:layer="layout" svg:width="0.119cm" svg:height="0.022cm" svg:x="9.773cm" svg:y="8.209cm" svg:viewBox="0 0 120 23" svg:d="M0 23c26-26 86-28 120-16">
            <text:p/>
          </draw:path>
          <draw:path draw:style-name="gr88" draw:text-style-name="P14" draw:layer="layout" svg:width="0.118cm" svg:height="0.042cm" svg:x="9.583cm" svg:y="8.219cm" svg:viewBox="0 0 119 43" svg:d="M0 0c42 1 88 18 119 43">
            <text:p/>
          </draw:path>
          <draw:path draw:style-name="gr88" draw:text-style-name="P14" draw:layer="layout" svg:width="0.031cm" svg:height="0.108cm" svg:x="9.684cm" svg:y="8.374cm" svg:viewBox="0 0 32 109" svg:d="M4 0c-9 40-4 81 28 109">
            <text:p/>
          </draw:path>
          <draw:path draw:style-name="gr88" draw:text-style-name="P14" draw:layer="layout" svg:width="0.135cm" svg:height="0.226cm" svg:x="9.681cm" svg:y="8.361cm" svg:viewBox="0 0 136 227" svg:d="M136 0c-12 111-53 191-136 227">
            <text:p/>
          </draw:path>
          <draw:path draw:style-name="gr88" draw:text-style-name="P14" draw:layer="layout" svg:width="0.309cm" svg:height="0.093cm" svg:x="9.817cm" svg:y="8.043cm" svg:viewBox="0 0 310 94" svg:d="M310 28c-145-106-169 130-310 49">
            <text:p/>
          </draw:path>
          <draw:path draw:style-name="gr88" draw:text-style-name="P14" draw:layer="layout" svg:width="0.141cm" svg:height="0.318cm" svg:x="9.631cm" svg:y="8.065cm" svg:viewBox="0 0 142 319" svg:d="M67 0c115 134 103 313-67 319">
            <text:p/>
          </draw:path>
          <draw:path draw:style-name="gr87" draw:text-style-name="P21" draw:layer="layout" svg:width="0.6cm" svg:height="0.687cm" svg:x="9.546cm" svg:y="7.933cm" svg:viewBox="0 0 601 688" svg:d="M377 688c-126-74-376 31-377-221-1-282 251-494 601-464-30 219-93 598-224 685z">
            <text:p/>
          </draw:path>
          <draw:path draw:style-name="gr86" draw:text-style-name="P20" draw:layer="layout" svg:width="0.624cm" svg:height="0.414cm" svg:x="9.87cm" svg:y="8.293cm" svg:viewBox="0 0 625 415" svg:d="M360 2c-188 17-347 114-359 239-27 296 589 154 617 23 39-173-89-278-258-262z">
            <text:p/>
          </draw:path>
          <draw:path draw:style-name="gr88" draw:text-style-name="P14" draw:layer="layout" svg:width="0.01cm" svg:height="0.086cm" svg:x="10.146cm" svg:y="8.308cm" svg:viewBox="0 0 11 87" svg:d="M0 0c9 24 15 50 7 87">
            <text:p/>
          </draw:path>
          <draw:path draw:style-name="gr88" draw:text-style-name="P14" draw:layer="layout" svg:width="0.01cm" svg:height="0.105cm" svg:x="10.319cm" svg:y="8.565cm" svg:viewBox="0 0 11 106" svg:d="M6 0c9 36 4 71-6 106">
            <text:p/>
          </draw:path>
          <draw:path draw:style-name="gr88" draw:text-style-name="P14" draw:layer="layout" svg:width="0.241cm" svg:height="0.148cm" svg:x="10.196cm" svg:y="8.481cm" svg:viewBox="0 0 242 149" svg:d="M242 2c-70-3-207-21-242 147">
            <text:p/>
          </draw:path>
          <draw:path draw:style-name="gr88" draw:text-style-name="P14" draw:layer="layout" svg:width="0.046cm" svg:height="0.166cm" svg:x="9.987cm" svg:y="8.463cm" svg:viewBox="0 0 47 167" svg:d="M42 0c7 65 14 129-42 167">
            <text:p/>
          </draw:path>
          <draw:path draw:style-name="gr88" draw:text-style-name="P14" draw:layer="layout" svg:width="0.038cm" svg:height="0.178cm" svg:x="10.094cm" svg:y="8.529cm" svg:viewBox="0 0 39 179" svg:d="M0 179c48-51 41-124 33-179">
            <text:p/>
          </draw:path>
          <draw:path draw:style-name="gr88" draw:text-style-name="P14" draw:layer="layout" svg:width="0.381cm" svg:height="0.073cm" svg:x="9.952cm" svg:y="8.391cm" svg:viewBox="0 0 382 74" svg:d="M0 6c84 162 248-19 382-5">
            <text:p/>
          </draw:path>
          <draw:path draw:style-name="gr87" draw:text-style-name="P21" draw:layer="layout" svg:width="0.624cm" svg:height="0.414cm" svg:x="9.87cm" svg:y="8.293cm" svg:viewBox="0 0 625 415" svg:d="M360 2c-188 17-347 114-359 239-27 296 589 154 617 23 39-173-89-278-258-262z">
            <text:p/>
          </draw:path>
          <draw:path draw:style-name="gr86" draw:text-style-name="P20" draw:layer="layout" svg:width="0.238cm" svg:height="0.408cm" svg:x="10.436cm" svg:y="8.184cm" svg:viewBox="0 0 239 409" svg:d="M172 0c35 60 78 188 64 240-30 108-137 112-205 169-61-154-41-340 141-409z">
            <text:p/>
          </draw:path>
          <draw:path draw:style-name="gr87" draw:text-style-name="P21" draw:layer="layout" svg:width="0.238cm" svg:height="0.408cm" svg:x="10.436cm" svg:y="8.184cm" svg:viewBox="0 0 239 409" svg:d="M172 0c35 60 78 188 64 240-30 108-137 112-205 169-61-154-41-340 141-409z">
            <text:p/>
          </draw:path>
          <draw:path draw:style-name="gr88" draw:text-style-name="P14" draw:layer="layout" svg:width="0.059cm" svg:height="0.092cm" svg:x="10.531cm" svg:y="8.281cm" svg:viewBox="0 0 60 93" svg:d="M0 93c4-40 20-74 60-93">
            <text:p/>
          </draw:path>
          <draw:path draw:style-name="gr88" draw:text-style-name="P14" draw:layer="layout" svg:width="0.166cm" svg:height="0.047cm" svg:x="10.437cm" svg:y="8.373cm" svg:viewBox="0 0 167 48" svg:d="M0 36c48-58 138-40 167 12">
            <text:p/>
          </draw:path>
          <draw:path draw:style-name="gr88" draw:text-style-name="P14" draw:layer="layout" svg:width="0.074cm" svg:height="0.096cm" svg:x="10.489cm" svg:y="8.447cm" svg:viewBox="0 0 75 97" svg:d="M0 0c62 24 61 63 75 97">
            <text:p/>
          </draw:path>
        </draw:g>
        <draw:g draw:style-name="gr28">
          <draw:path draw:style-name="gr86" draw:text-style-name="P20" draw:layer="layout" svg:width="0.607cm" svg:height="0.567cm" svg:x="11.851cm" svg:y="7.445cm" svg:viewBox="0 0 608 568" svg:d="M608 248c-73 106-147 213-221 320-117-8-233-15-349-23-13-101-26-203-38-305 49-80 99-160 148-240 280 19 407 141 460 248z">
            <text:p/>
          </draw:path>
          <draw:path draw:style-name="gr87" draw:text-style-name="P21" draw:layer="layout" svg:width="0.607cm" svg:height="0.567cm" svg:x="11.851cm" svg:y="7.445cm" svg:viewBox="0 0 608 568" svg:d="M608 248c-73 106-147 213-221 320-117-8-233-15-349-23-13-101-26-203-38-305 49-80 99-160 148-240 280 19 407 141 460 248z">
            <text:p/>
          </draw:path>
          <draw:path draw:style-name="gr88" draw:text-style-name="P14" draw:layer="layout" svg:width="0.044cm" svg:height="0.148cm" svg:x="12.189cm" svg:y="7.665cm" svg:viewBox="0 0 45 149" svg:d="M0 0c61 40 56 99 12 149">
            <text:p/>
          </draw:path>
          <draw:path draw:style-name="gr88" draw:text-style-name="P14" draw:layer="layout" svg:width="0.105cm" svg:height="0.099cm" svg:x="12.239cm" svg:y="7.573cm" svg:viewBox="0 0 106 100" svg:d="M106 100c-15-39-65-74-106-100">
            <text:p/>
          </draw:path>
          <draw:path draw:style-name="gr88" draw:text-style-name="P14" draw:layer="layout" svg:width="0.127cm" svg:height="0.031cm" svg:x="11.99cm" svg:y="7.509cm" svg:viewBox="0 0 128 32" svg:d="M0 0c45 27 88 39 128 28">
            <text:p/>
          </draw:path>
          <draw:path draw:style-name="gr88" draw:text-style-name="P14" draw:layer="layout" svg:width="0.219cm" svg:height="0.093cm" svg:x="12.076cm" svg:y="7.526cm" svg:viewBox="0 0 220 94" svg:d="M220 0c-51 64-140 81-220 94">
            <text:p/>
          </draw:path>
          <draw:path draw:style-name="gr88" draw:text-style-name="P14" draw:layer="layout" svg:width="0.176cm" svg:height="0.029cm" svg:x="11.95cm" svg:y="7.703cm" svg:viewBox="0 0 177 30" svg:d="M0 30c49-23 96-36 177-28">
            <text:p/>
          </draw:path>
          <draw:path draw:style-name="gr89" draw:text-style-name="P20" draw:layer="layout" svg:width="0.6cm" svg:height="0.687cm" svg:x="11.398cm" svg:y="7.442cm" svg:viewBox="0 0 601 688" svg:d="M377 688c-126-74-376 31-377-221-1-282 251-494 601-464-30 219-93 598-224 685z">
            <text:p/>
          </draw:path>
          <draw:path draw:style-name="gr88" draw:text-style-name="P14" draw:layer="layout" svg:width="0.023cm" svg:height="0.09cm" svg:x="11.748cm" svg:y="7.468cm" svg:viewBox="0 0 24 91" svg:d="M0 0c19 31 27 58 23 91">
            <text:p/>
          </draw:path>
          <draw:path draw:style-name="gr88" draw:text-style-name="P14" draw:layer="layout" svg:width="0.101cm" svg:height="0.25cm" svg:x="11.764cm" svg:y="7.573cm" svg:viewBox="0 0 102 251" svg:d="M0 251c125-60 109-130 86-251">
            <text:p/>
          </draw:path>
          <draw:path draw:style-name="gr88" draw:text-style-name="P14" draw:layer="layout" svg:width="0.119cm" svg:height="0.022cm" svg:x="11.625cm" svg:y="7.718cm" svg:viewBox="0 0 120 23" svg:d="M0 23c26-26 86-28 120-16">
            <text:p/>
          </draw:path>
          <draw:path draw:style-name="gr88" draw:text-style-name="P14" draw:layer="layout" svg:width="0.118cm" svg:height="0.042cm" svg:x="11.436cm" svg:y="7.728cm" svg:viewBox="0 0 119 43" svg:d="M0 0c42 1 88 18 119 43">
            <text:p/>
          </draw:path>
          <draw:path draw:style-name="gr88" draw:text-style-name="P14" draw:layer="layout" svg:width="0.031cm" svg:height="0.108cm" svg:x="11.537cm" svg:y="7.883cm" svg:viewBox="0 0 32 109" svg:d="M4 0c-9 40-4 81 28 109">
            <text:p/>
          </draw:path>
          <draw:path draw:style-name="gr88" draw:text-style-name="P14" draw:layer="layout" svg:width="0.135cm" svg:height="0.226cm" svg:x="11.533cm" svg:y="7.87cm" svg:viewBox="0 0 136 227" svg:d="M136 0c-12 111-53 191-136 227">
            <text:p/>
          </draw:path>
          <draw:path draw:style-name="gr88" draw:text-style-name="P14" draw:layer="layout" svg:width="0.309cm" svg:height="0.093cm" svg:x="11.669cm" svg:y="7.552cm" svg:viewBox="0 0 310 94" svg:d="M310 28c-145-106-169 130-310 49">
            <text:p/>
          </draw:path>
          <draw:path draw:style-name="gr88" draw:text-style-name="P14" draw:layer="layout" svg:width="0.141cm" svg:height="0.318cm" svg:x="11.483cm" svg:y="7.575cm" svg:viewBox="0 0 142 319" svg:d="M67 0c115 134 103 313-67 319">
            <text:p/>
          </draw:path>
          <draw:path draw:style-name="gr87" draw:text-style-name="P21" draw:layer="layout" svg:width="0.6cm" svg:height="0.687cm" svg:x="11.398cm" svg:y="7.442cm" svg:viewBox="0 0 601 688" svg:d="M377 688c-126-74-376 31-377-221-1-282 251-494 601-464-30 219-93 598-224 685z">
            <text:p/>
          </draw:path>
          <draw:path draw:style-name="gr86" draw:text-style-name="P20" draw:layer="layout" svg:width="0.624cm" svg:height="0.414cm" svg:x="11.722cm" svg:y="7.802cm" svg:viewBox="0 0 625 415" svg:d="M360 2c-188 17-347 114-359 239-27 296 589 154 617 23 39-173-89-278-258-262z">
            <text:p/>
          </draw:path>
          <draw:path draw:style-name="gr88" draw:text-style-name="P14" draw:layer="layout" svg:width="0.01cm" svg:height="0.086cm" svg:x="11.998cm" svg:y="7.817cm" svg:viewBox="0 0 11 87" svg:d="M0 0c9 24 15 50 7 87">
            <text:p/>
          </draw:path>
          <draw:path draw:style-name="gr88" draw:text-style-name="P14" draw:layer="layout" svg:width="0.01cm" svg:height="0.105cm" svg:x="12.171cm" svg:y="8.075cm" svg:viewBox="0 0 11 106" svg:d="M6 0c9 36 4 71-6 106">
            <text:p/>
          </draw:path>
          <draw:path draw:style-name="gr88" draw:text-style-name="P14" draw:layer="layout" svg:width="0.241cm" svg:height="0.148cm" svg:x="12.048cm" svg:y="7.99cm" svg:viewBox="0 0 242 149" svg:d="M242 2c-70-3-207-21-242 147">
            <text:p/>
          </draw:path>
          <draw:path draw:style-name="gr88" draw:text-style-name="P14" draw:layer="layout" svg:width="0.046cm" svg:height="0.166cm" svg:x="11.839cm" svg:y="7.972cm" svg:viewBox="0 0 47 167" svg:d="M42 0c7 65 14 129-42 167">
            <text:p/>
          </draw:path>
          <draw:path draw:style-name="gr88" draw:text-style-name="P14" draw:layer="layout" svg:width="0.038cm" svg:height="0.178cm" svg:x="11.947cm" svg:y="8.039cm" svg:viewBox="0 0 39 179" svg:d="M0 179c48-51 41-124 33-179">
            <text:p/>
          </draw:path>
          <draw:path draw:style-name="gr88" draw:text-style-name="P14" draw:layer="layout" svg:width="0.381cm" svg:height="0.073cm" svg:x="11.805cm" svg:y="7.9cm" svg:viewBox="0 0 382 74" svg:d="M0 6c84 162 248-19 382-5">
            <text:p/>
          </draw:path>
          <draw:path draw:style-name="gr87" draw:text-style-name="P21" draw:layer="layout" svg:width="0.624cm" svg:height="0.414cm" svg:x="11.722cm" svg:y="7.802cm" svg:viewBox="0 0 625 415" svg:d="M360 2c-188 17-347 114-359 239-27 296 589 154 617 23 39-173-89-278-258-262z">
            <text:p/>
          </draw:path>
          <draw:path draw:style-name="gr86" draw:text-style-name="P20" draw:layer="layout" svg:width="0.238cm" svg:height="0.408cm" svg:x="12.288cm" svg:y="7.693cm" svg:viewBox="0 0 239 409" svg:d="M172 0c35 60 78 188 64 240-30 108-137 112-205 169-61-154-41-340 141-409z">
            <text:p/>
          </draw:path>
          <draw:path draw:style-name="gr87" draw:text-style-name="P21" draw:layer="layout" svg:width="0.238cm" svg:height="0.408cm" svg:x="12.288cm" svg:y="7.693cm" svg:viewBox="0 0 239 409" svg:d="M172 0c35 60 78 188 64 240-30 108-137 112-205 169-61-154-41-340 141-409z">
            <text:p/>
          </draw:path>
          <draw:path draw:style-name="gr88" draw:text-style-name="P14" draw:layer="layout" svg:width="0.059cm" svg:height="0.092cm" svg:x="12.383cm" svg:y="7.79cm" svg:viewBox="0 0 60 93" svg:d="M0 93c4-40 20-74 60-93">
            <text:p/>
          </draw:path>
          <draw:path draw:style-name="gr88" draw:text-style-name="P14" draw:layer="layout" svg:width="0.166cm" svg:height="0.047cm" svg:x="12.289cm" svg:y="7.883cm" svg:viewBox="0 0 167 48" svg:d="M0 36c48-58 138-40 167 12">
            <text:p/>
          </draw:path>
          <draw:path draw:style-name="gr88" draw:text-style-name="P14" draw:layer="layout" svg:width="0.074cm" svg:height="0.096cm" svg:x="12.342cm" svg:y="7.957cm" svg:viewBox="0 0 75 97" svg:d="M0 0c62 24 61 63 75 97">
            <text:p/>
          </draw:path>
        </draw:g>
        <draw:g draw:style-name="gr28">
          <draw:path draw:style-name="gr86" draw:text-style-name="P20" draw:layer="layout" svg:width="0.607cm" svg:height="0.567cm" svg:x="10.091cm" svg:y="12.233cm" svg:viewBox="0 0 608 568" svg:d="M608 248c-73 106-147 213-221 320-117-8-233-15-349-23-13-101-26-203-38-305 49-80 99-160 148-240 280 19 407 141 460 248z">
            <text:p/>
          </draw:path>
          <draw:path draw:style-name="gr87" draw:text-style-name="P21" draw:layer="layout" svg:width="0.607cm" svg:height="0.567cm" svg:x="10.091cm" svg:y="12.233cm" svg:viewBox="0 0 608 568" svg:d="M608 248c-73 106-147 213-221 320-117-8-233-15-349-23-13-101-26-203-38-305 49-80 99-160 148-240 280 19 407 141 460 248z">
            <text:p/>
          </draw:path>
          <draw:path draw:style-name="gr88" draw:text-style-name="P14" draw:layer="layout" svg:width="0.044cm" svg:height="0.148cm" svg:x="10.429cm" svg:y="12.453cm" svg:viewBox="0 0 45 149" svg:d="M0 0c61 40 56 99 12 149">
            <text:p/>
          </draw:path>
          <draw:path draw:style-name="gr88" draw:text-style-name="P14" draw:layer="layout" svg:width="0.105cm" svg:height="0.099cm" svg:x="10.479cm" svg:y="12.361cm" svg:viewBox="0 0 106 100" svg:d="M106 100c-15-39-65-74-106-100">
            <text:p/>
          </draw:path>
          <draw:path draw:style-name="gr88" draw:text-style-name="P14" draw:layer="layout" svg:width="0.127cm" svg:height="0.031cm" svg:x="10.231cm" svg:y="12.297cm" svg:viewBox="0 0 128 32" svg:d="M0 0c45 27 88 39 128 28">
            <text:p/>
          </draw:path>
          <draw:path draw:style-name="gr88" draw:text-style-name="P14" draw:layer="layout" svg:width="0.219cm" svg:height="0.093cm" svg:x="10.316cm" svg:y="12.313cm" svg:viewBox="0 0 220 94" svg:d="M220 0c-51 64-140 81-220 94">
            <text:p/>
          </draw:path>
          <draw:path draw:style-name="gr88" draw:text-style-name="P14" draw:layer="layout" svg:width="0.176cm" svg:height="0.029cm" svg:x="10.19cm" svg:y="12.49cm" svg:viewBox="0 0 177 30" svg:d="M0 30c49-23 96-36 177-28">
            <text:p/>
          </draw:path>
          <draw:path draw:style-name="gr89" draw:text-style-name="P20" draw:layer="layout" svg:width="0.6cm" svg:height="0.687cm" svg:x="9.638cm" svg:y="12.23cm" svg:viewBox="0 0 601 688" svg:d="M377 688c-126-74-376 31-377-221-1-282 251-494 601-464-30 219-93 598-224 685z">
            <text:p/>
          </draw:path>
          <draw:path draw:style-name="gr88" draw:text-style-name="P14" draw:layer="layout" svg:width="0.023cm" svg:height="0.09cm" svg:x="9.989cm" svg:y="12.256cm" svg:viewBox="0 0 24 91" svg:d="M0 0c19 31 27 58 23 91">
            <text:p/>
          </draw:path>
          <draw:path draw:style-name="gr88" draw:text-style-name="P14" draw:layer="layout" svg:width="0.101cm" svg:height="0.25cm" svg:x="10.004cm" svg:y="12.36cm" svg:viewBox="0 0 102 251" svg:d="M0 251c125-60 109-130 86-251">
            <text:p/>
          </draw:path>
          <draw:path draw:style-name="gr88" draw:text-style-name="P14" draw:layer="layout" svg:width="0.119cm" svg:height="0.022cm" svg:x="9.866cm" svg:y="12.506cm" svg:viewBox="0 0 120 23" svg:d="M0 23c26-26 86-28 120-16">
            <text:p/>
          </draw:path>
          <draw:path draw:style-name="gr88" draw:text-style-name="P14" draw:layer="layout" svg:width="0.118cm" svg:height="0.042cm" svg:x="9.676cm" svg:y="12.515cm" svg:viewBox="0 0 119 43" svg:d="M0 0c42 1 88 18 119 43">
            <text:p/>
          </draw:path>
          <draw:path draw:style-name="gr88" draw:text-style-name="P14" draw:layer="layout" svg:width="0.031cm" svg:height="0.108cm" svg:x="9.777cm" svg:y="12.671cm" svg:viewBox="0 0 32 109" svg:d="M4 0c-9 40-4 81 28 109">
            <text:p/>
          </draw:path>
          <draw:path draw:style-name="gr88" draw:text-style-name="P14" draw:layer="layout" svg:width="0.135cm" svg:height="0.226cm" svg:x="9.774cm" svg:y="12.658cm" svg:viewBox="0 0 136 227" svg:d="M136 0c-12 111-53 191-136 227">
            <text:p/>
          </draw:path>
          <draw:path draw:style-name="gr88" draw:text-style-name="P14" draw:layer="layout" svg:width="0.309cm" svg:height="0.093cm" svg:x="9.91cm" svg:y="12.339cm" svg:viewBox="0 0 310 94" svg:d="M310 28c-145-106-169 130-310 49">
            <text:p/>
          </draw:path>
          <draw:path draw:style-name="gr88" draw:text-style-name="P14" draw:layer="layout" svg:width="0.141cm" svg:height="0.318cm" svg:x="9.724cm" svg:y="12.362cm" svg:viewBox="0 0 142 319" svg:d="M67 0c115 134 103 313-67 319">
            <text:p/>
          </draw:path>
          <draw:path draw:style-name="gr87" draw:text-style-name="P21" draw:layer="layout" svg:width="0.6cm" svg:height="0.687cm" svg:x="9.638cm" svg:y="12.23cm" svg:viewBox="0 0 601 688" svg:d="M377 688c-126-74-376 31-377-221-1-282 251-494 601-464-30 219-93 598-224 685z">
            <text:p/>
          </draw:path>
          <draw:path draw:style-name="gr86" draw:text-style-name="P20" draw:layer="layout" svg:width="0.624cm" svg:height="0.414cm" svg:x="9.963cm" svg:y="12.589cm" svg:viewBox="0 0 625 415" svg:d="M360 2c-188 17-347 114-359 239-27 296 589 154 617 23 39-173-89-278-258-262z">
            <text:p/>
          </draw:path>
          <draw:path draw:style-name="gr88" draw:text-style-name="P14" draw:layer="layout" svg:width="0.01cm" svg:height="0.086cm" svg:x="10.239cm" svg:y="12.605cm" svg:viewBox="0 0 11 87" svg:d="M0 0c9 24 15 50 7 87">
            <text:p/>
          </draw:path>
          <draw:path draw:style-name="gr88" draw:text-style-name="P14" draw:layer="layout" svg:width="0.01cm" svg:height="0.105cm" svg:x="10.412cm" svg:y="12.862cm" svg:viewBox="0 0 11 106" svg:d="M6 0c9 36 4 71-6 106">
            <text:p/>
          </draw:path>
          <draw:path draw:style-name="gr88" draw:text-style-name="P14" draw:layer="layout" svg:width="0.241cm" svg:height="0.148cm" svg:x="10.289cm" svg:y="12.778cm" svg:viewBox="0 0 242 149" svg:d="M242 2c-70-3-207-21-242 147">
            <text:p/>
          </draw:path>
          <draw:path draw:style-name="gr88" draw:text-style-name="P14" draw:layer="layout" svg:width="0.046cm" svg:height="0.166cm" svg:x="10.079cm" svg:y="12.76cm" svg:viewBox="0 0 47 167" svg:d="M42 0c7 65 14 129-42 167">
            <text:p/>
          </draw:path>
          <draw:path draw:style-name="gr88" draw:text-style-name="P14" draw:layer="layout" svg:width="0.038cm" svg:height="0.178cm" svg:x="10.187cm" svg:y="12.826cm" svg:viewBox="0 0 39 179" svg:d="M0 179c48-51 41-124 33-179">
            <text:p/>
          </draw:path>
          <draw:path draw:style-name="gr88" draw:text-style-name="P14" draw:layer="layout" svg:width="0.381cm" svg:height="0.073cm" svg:x="10.045cm" svg:y="12.688cm" svg:viewBox="0 0 382 74" svg:d="M0 6c84 162 248-19 382-5">
            <text:p/>
          </draw:path>
          <draw:path draw:style-name="gr87" draw:text-style-name="P21" draw:layer="layout" svg:width="0.624cm" svg:height="0.414cm" svg:x="9.963cm" svg:y="12.589cm" svg:viewBox="0 0 625 415" svg:d="M360 2c-188 17-347 114-359 239-27 296 589 154 617 23 39-173-89-278-258-262z">
            <text:p/>
          </draw:path>
          <draw:path draw:style-name="gr86" draw:text-style-name="P20" draw:layer="layout" svg:width="0.238cm" svg:height="0.408cm" svg:x="10.528cm" svg:y="12.481cm" svg:viewBox="0 0 239 409" svg:d="M172 0c35 60 78 188 64 240-30 108-137 112-205 169-61-154-41-340 141-409z">
            <text:p/>
          </draw:path>
          <draw:path draw:style-name="gr87" draw:text-style-name="P21" draw:layer="layout" svg:width="0.238cm" svg:height="0.408cm" svg:x="10.528cm" svg:y="12.481cm" svg:viewBox="0 0 239 409" svg:d="M172 0c35 60 78 188 64 240-30 108-137 112-205 169-61-154-41-340 141-409z">
            <text:p/>
          </draw:path>
          <draw:path draw:style-name="gr88" draw:text-style-name="P14" draw:layer="layout" svg:width="0.059cm" svg:height="0.092cm" svg:x="10.623cm" svg:y="12.578cm" svg:viewBox="0 0 60 93" svg:d="M0 93c4-40 20-74 60-93">
            <text:p/>
          </draw:path>
          <draw:path draw:style-name="gr88" draw:text-style-name="P14" draw:layer="layout" svg:width="0.166cm" svg:height="0.047cm" svg:x="10.529cm" svg:y="12.67cm" svg:viewBox="0 0 167 48" svg:d="M0 36c48-58 138-40 167 12">
            <text:p/>
          </draw:path>
          <draw:path draw:style-name="gr88" draw:text-style-name="P14" draw:layer="layout" svg:width="0.074cm" svg:height="0.096cm" svg:x="10.582cm" svg:y="12.744cm" svg:viewBox="0 0 75 97" svg:d="M0 0c62 24 61 63 75 97">
            <text:p/>
          </draw:path>
        </draw:g>
        <draw:g draw:style-name="gr28">
          <draw:path draw:style-name="gr86" draw:text-style-name="P20" draw:layer="layout" svg:width="0.607cm" svg:height="0.567cm" svg:x="7.189cm" svg:y="8.613cm" svg:viewBox="0 0 608 568" svg:d="M608 248c-73 106-147 213-221 320-117-8-233-15-349-23-13-101-26-203-38-305 49-80 99-160 148-240 280 19 407 141 460 248z">
            <text:p/>
          </draw:path>
          <draw:path draw:style-name="gr87" draw:text-style-name="P21" draw:layer="layout" svg:width="0.607cm" svg:height="0.567cm" svg:x="7.189cm" svg:y="8.613cm" svg:viewBox="0 0 608 568" svg:d="M608 248c-73 106-147 213-221 320-117-8-233-15-349-23-13-101-26-203-38-305 49-80 99-160 148-240 280 19 407 141 460 248z">
            <text:p/>
          </draw:path>
          <draw:path draw:style-name="gr88" draw:text-style-name="P14" draw:layer="layout" svg:width="0.044cm" svg:height="0.148cm" svg:x="7.527cm" svg:y="8.832cm" svg:viewBox="0 0 45 149" svg:d="M0 0c61 40 56 99 12 149">
            <text:p/>
          </draw:path>
          <draw:path draw:style-name="gr88" draw:text-style-name="P14" draw:layer="layout" svg:width="0.105cm" svg:height="0.099cm" svg:x="7.577cm" svg:y="8.741cm" svg:viewBox="0 0 106 100" svg:d="M106 100c-15-39-65-74-106-100">
            <text:p/>
          </draw:path>
          <draw:path draw:style-name="gr88" draw:text-style-name="P14" draw:layer="layout" svg:width="0.127cm" svg:height="0.031cm" svg:x="7.329cm" svg:y="8.676cm" svg:viewBox="0 0 128 32" svg:d="M0 0c45 27 88 39 128 28">
            <text:p/>
          </draw:path>
          <draw:path draw:style-name="gr88" draw:text-style-name="P14" draw:layer="layout" svg:width="0.219cm" svg:height="0.093cm" svg:x="7.414cm" svg:y="8.693cm" svg:viewBox="0 0 220 94" svg:d="M220 0c-51 64-140 81-220 94">
            <text:p/>
          </draw:path>
          <draw:path draw:style-name="gr88" draw:text-style-name="P14" draw:layer="layout" svg:width="0.176cm" svg:height="0.029cm" svg:x="7.288cm" svg:y="8.87cm" svg:viewBox="0 0 177 30" svg:d="M0 30c49-23 96-36 177-28">
            <text:p/>
          </draw:path>
          <draw:path draw:style-name="gr89" draw:text-style-name="P20" draw:layer="layout" svg:width="0.6cm" svg:height="0.687cm" svg:x="6.736cm" svg:y="8.61cm" svg:viewBox="0 0 601 688" svg:d="M377 688c-126-74-376 31-377-221-1-282 251-494 601-464-30 219-93 598-224 685z">
            <text:p/>
          </draw:path>
          <draw:path draw:style-name="gr88" draw:text-style-name="P14" draw:layer="layout" svg:width="0.023cm" svg:height="0.09cm" svg:x="7.086cm" svg:y="8.635cm" svg:viewBox="0 0 24 91" svg:d="M0 0c19 31 27 58 23 91">
            <text:p/>
          </draw:path>
          <draw:path draw:style-name="gr88" draw:text-style-name="P14" draw:layer="layout" svg:width="0.101cm" svg:height="0.25cm" svg:x="7.102cm" svg:y="8.74cm" svg:viewBox="0 0 102 251" svg:d="M0 251c125-60 109-130 86-251">
            <text:p/>
          </draw:path>
          <draw:path draw:style-name="gr88" draw:text-style-name="P14" draw:layer="layout" svg:width="0.119cm" svg:height="0.022cm" svg:x="6.964cm" svg:y="8.885cm" svg:viewBox="0 0 120 23" svg:d="M0 23c26-26 86-28 120-16">
            <text:p/>
          </draw:path>
          <draw:path draw:style-name="gr88" draw:text-style-name="P14" draw:layer="layout" svg:width="0.118cm" svg:height="0.042cm" svg:x="6.774cm" svg:y="8.895cm" svg:viewBox="0 0 119 43" svg:d="M0 0c42 1 88 18 119 43">
            <text:p/>
          </draw:path>
          <draw:path draw:style-name="gr88" draw:text-style-name="P14" draw:layer="layout" svg:width="0.031cm" svg:height="0.108cm" svg:x="6.875cm" svg:y="9.05cm" svg:viewBox="0 0 32 109" svg:d="M4 0c-9 40-4 81 28 109">
            <text:p/>
          </draw:path>
          <draw:path draw:style-name="gr88" draw:text-style-name="P14" draw:layer="layout" svg:width="0.135cm" svg:height="0.226cm" svg:x="6.872cm" svg:y="9.037cm" svg:viewBox="0 0 136 227" svg:d="M136 0c-12 111-53 191-136 227">
            <text:p/>
          </draw:path>
          <draw:path draw:style-name="gr88" draw:text-style-name="P14" draw:layer="layout" svg:width="0.309cm" svg:height="0.093cm" svg:x="7.007cm" svg:y="8.719cm" svg:viewBox="0 0 310 94" svg:d="M310 28c-145-106-169 130-310 49">
            <text:p/>
          </draw:path>
          <draw:path draw:style-name="gr88" draw:text-style-name="P14" draw:layer="layout" svg:width="0.141cm" svg:height="0.318cm" svg:x="6.822cm" svg:y="8.742cm" svg:viewBox="0 0 142 319" svg:d="M67 0c115 134 103 313-67 319">
            <text:p/>
          </draw:path>
          <draw:path draw:style-name="gr87" draw:text-style-name="P21" draw:layer="layout" svg:width="0.6cm" svg:height="0.687cm" svg:x="6.736cm" svg:y="8.61cm" svg:viewBox="0 0 601 688" svg:d="M377 688c-126-74-376 31-377-221-1-282 251-494 601-464-30 219-93 598-224 685z">
            <text:p/>
          </draw:path>
          <draw:path draw:style-name="gr86" draw:text-style-name="P20" draw:layer="layout" svg:width="0.624cm" svg:height="0.414cm" svg:x="7.061cm" svg:y="8.969cm" svg:viewBox="0 0 625 415" svg:d="M360 2c-188 17-347 114-359 239-27 296 589 154 617 23 39-173-89-278-258-262z">
            <text:p/>
          </draw:path>
          <draw:path draw:style-name="gr88" draw:text-style-name="P14" draw:layer="layout" svg:width="0.01cm" svg:height="0.086cm" svg:x="7.337cm" svg:y="8.984cm" svg:viewBox="0 0 11 87" svg:d="M0 0c9 24 15 50 7 87">
            <text:p/>
          </draw:path>
          <draw:path draw:style-name="gr88" draw:text-style-name="P14" draw:layer="layout" svg:width="0.01cm" svg:height="0.105cm" svg:x="7.509cm" svg:y="9.242cm" svg:viewBox="0 0 11 106" svg:d="M6 0c9 36 4 71-6 106">
            <text:p/>
          </draw:path>
          <draw:path draw:style-name="gr88" draw:text-style-name="P14" draw:layer="layout" svg:width="0.241cm" svg:height="0.148cm" svg:x="7.387cm" svg:y="9.158cm" svg:viewBox="0 0 242 149" svg:d="M242 2c-70-3-207-21-242 147">
            <text:p/>
          </draw:path>
          <draw:path draw:style-name="gr88" draw:text-style-name="P14" draw:layer="layout" svg:width="0.046cm" svg:height="0.166cm" svg:x="7.177cm" svg:y="9.139cm" svg:viewBox="0 0 47 167" svg:d="M42 0c7 65 14 129-42 167">
            <text:p/>
          </draw:path>
          <draw:path draw:style-name="gr88" draw:text-style-name="P14" draw:layer="layout" svg:width="0.038cm" svg:height="0.178cm" svg:x="7.285cm" svg:y="9.206cm" svg:viewBox="0 0 39 179" svg:d="M0 179c48-51 41-124 33-179">
            <text:p/>
          </draw:path>
          <draw:path draw:style-name="gr88" draw:text-style-name="P14" draw:layer="layout" svg:width="0.381cm" svg:height="0.073cm" svg:x="7.143cm" svg:y="9.068cm" svg:viewBox="0 0 382 74" svg:d="M0 6c84 162 248-19 382-5">
            <text:p/>
          </draw:path>
          <draw:path draw:style-name="gr87" draw:text-style-name="P21" draw:layer="layout" svg:width="0.624cm" svg:height="0.414cm" svg:x="7.061cm" svg:y="8.969cm" svg:viewBox="0 0 625 415" svg:d="M360 2c-188 17-347 114-359 239-27 296 589 154 617 23 39-173-89-278-258-262z">
            <text:p/>
          </draw:path>
          <draw:path draw:style-name="gr86" draw:text-style-name="P20" draw:layer="layout" svg:width="0.238cm" svg:height="0.408cm" svg:x="7.626cm" svg:y="8.86cm" svg:viewBox="0 0 239 409" svg:d="M172 0c35 60 78 188 64 240-30 108-137 112-205 169-61-154-41-340 141-409z">
            <text:p/>
          </draw:path>
          <draw:path draw:style-name="gr87" draw:text-style-name="P21" draw:layer="layout" svg:width="0.238cm" svg:height="0.408cm" svg:x="7.626cm" svg:y="8.86cm" svg:viewBox="0 0 239 409" svg:d="M172 0c35 60 78 188 64 240-30 108-137 112-205 169-61-154-41-340 141-409z">
            <text:p/>
          </draw:path>
          <draw:path draw:style-name="gr88" draw:text-style-name="P14" draw:layer="layout" svg:width="0.059cm" svg:height="0.092cm" svg:x="7.721cm" svg:y="8.958cm" svg:viewBox="0 0 60 93" svg:d="M0 93c4-40 20-74 60-93">
            <text:p/>
          </draw:path>
          <draw:path draw:style-name="gr88" draw:text-style-name="P14" draw:layer="layout" svg:width="0.166cm" svg:height="0.047cm" svg:x="7.627cm" svg:y="9.05cm" svg:viewBox="0 0 167 48" svg:d="M0 36c48-58 138-40 167 12">
            <text:p/>
          </draw:path>
          <draw:path draw:style-name="gr88" draw:text-style-name="P14" draw:layer="layout" svg:width="0.074cm" svg:height="0.096cm" svg:x="7.68cm" svg:y="9.124cm" svg:viewBox="0 0 75 97" svg:d="M0 0c62 24 61 63 75 97">
            <text:p/>
          </draw:path>
        </draw:g>
        <draw:g draw:style-name="gr28">
          <draw:path draw:style-name="gr86" draw:text-style-name="P20" draw:layer="layout" svg:width="0.607cm" svg:height="0.567cm" svg:x="8.993cm" svg:y="13.089cm" svg:viewBox="0 0 608 568" svg:d="M608 248c-73 106-147 213-221 320-117-8-233-15-349-23-13-101-26-203-38-305 49-80 99-160 148-240 280 19 407 141 460 248z">
            <text:p/>
          </draw:path>
          <draw:path draw:style-name="gr87" draw:text-style-name="P21" draw:layer="layout" svg:width="0.607cm" svg:height="0.567cm" svg:x="8.993cm" svg:y="13.089cm" svg:viewBox="0 0 608 568" svg:d="M608 248c-73 106-147 213-221 320-117-8-233-15-349-23-13-101-26-203-38-305 49-80 99-160 148-240 280 19 407 141 460 248z">
            <text:p/>
          </draw:path>
          <draw:path draw:style-name="gr88" draw:text-style-name="P14" draw:layer="layout" svg:width="0.044cm" svg:height="0.148cm" svg:x="9.331cm" svg:y="13.309cm" svg:viewBox="0 0 45 149" svg:d="M0 0c61 40 56 99 12 149">
            <text:p/>
          </draw:path>
          <draw:path draw:style-name="gr88" draw:text-style-name="P14" draw:layer="layout" svg:width="0.105cm" svg:height="0.099cm" svg:x="9.382cm" svg:y="13.217cm" svg:viewBox="0 0 106 100" svg:d="M106 100c-15-39-65-74-106-100">
            <text:p/>
          </draw:path>
          <draw:path draw:style-name="gr88" draw:text-style-name="P14" draw:layer="layout" svg:width="0.127cm" svg:height="0.031cm" svg:x="9.133cm" svg:y="13.153cm" svg:viewBox="0 0 128 32" svg:d="M0 0c45 27 88 39 128 28">
            <text:p/>
          </draw:path>
          <draw:path draw:style-name="gr88" draw:text-style-name="P14" draw:layer="layout" svg:width="0.219cm" svg:height="0.093cm" svg:x="9.218cm" svg:y="13.17cm" svg:viewBox="0 0 220 94" svg:d="M220 0c-51 64-140 81-220 94">
            <text:p/>
          </draw:path>
          <draw:path draw:style-name="gr88" draw:text-style-name="P14" draw:layer="layout" svg:width="0.176cm" svg:height="0.029cm" svg:x="9.093cm" svg:y="13.347cm" svg:viewBox="0 0 177 30" svg:d="M0 30c49-23 96-36 177-28">
            <text:p/>
          </draw:path>
          <draw:path draw:style-name="gr89" draw:text-style-name="P20" draw:layer="layout" svg:width="0.6cm" svg:height="0.687cm" svg:x="8.541cm" svg:y="13.086cm" svg:viewBox="0 0 601 688" svg:d="M377 688c-126-74-376 31-377-221-1-282 251-494 601-464-30 219-93 598-224 685z">
            <text:p/>
          </draw:path>
          <draw:path draw:style-name="gr88" draw:text-style-name="P14" draw:layer="layout" svg:width="0.023cm" svg:height="0.09cm" svg:x="8.891cm" svg:y="13.112cm" svg:viewBox="0 0 24 91" svg:d="M0 0c19 31 27 58 23 91">
            <text:p/>
          </draw:path>
          <draw:path draw:style-name="gr88" draw:text-style-name="P14" draw:layer="layout" svg:width="0.101cm" svg:height="0.25cm" svg:x="8.906cm" svg:y="13.217cm" svg:viewBox="0 0 102 251" svg:d="M0 251c125-60 109-130 86-251">
            <text:p/>
          </draw:path>
          <draw:path draw:style-name="gr88" draw:text-style-name="P14" draw:layer="layout" svg:width="0.119cm" svg:height="0.022cm" svg:x="8.768cm" svg:y="13.362cm" svg:viewBox="0 0 120 23" svg:d="M0 23c26-26 86-28 120-16">
            <text:p/>
          </draw:path>
          <draw:path draw:style-name="gr88" draw:text-style-name="P14" draw:layer="layout" svg:width="0.118cm" svg:height="0.042cm" svg:x="8.578cm" svg:y="13.372cm" svg:viewBox="0 0 119 43" svg:d="M0 0c42 1 88 18 119 43">
            <text:p/>
          </draw:path>
          <draw:path draw:style-name="gr88" draw:text-style-name="P14" draw:layer="layout" svg:width="0.031cm" svg:height="0.108cm" svg:x="8.679cm" svg:y="13.527cm" svg:viewBox="0 0 32 109" svg:d="M4 0c-9 40-4 81 28 109">
            <text:p/>
          </draw:path>
          <draw:path draw:style-name="gr88" draw:text-style-name="P14" draw:layer="layout" svg:width="0.135cm" svg:height="0.226cm" svg:x="8.676cm" svg:y="13.514cm" svg:viewBox="0 0 136 227" svg:d="M136 0c-12 111-53 191-136 227">
            <text:p/>
          </draw:path>
          <draw:path draw:style-name="gr88" draw:text-style-name="P14" draw:layer="layout" svg:width="0.309cm" svg:height="0.093cm" svg:x="8.812cm" svg:y="13.196cm" svg:viewBox="0 0 310 94" svg:d="M310 28c-145-106-169 130-310 49">
            <text:p/>
          </draw:path>
          <draw:path draw:style-name="gr88" draw:text-style-name="P14" draw:layer="layout" svg:width="0.141cm" svg:height="0.318cm" svg:x="8.626cm" svg:y="13.219cm" svg:viewBox="0 0 142 319" svg:d="M67 0c115 134 103 313-67 319">
            <text:p/>
          </draw:path>
          <draw:path draw:style-name="gr87" draw:text-style-name="P21" draw:layer="layout" svg:width="0.6cm" svg:height="0.687cm" svg:x="8.541cm" svg:y="13.086cm" svg:viewBox="0 0 601 688" svg:d="M377 688c-126-74-376 31-377-221-1-282 251-494 601-464-30 219-93 598-224 685z">
            <text:p/>
          </draw:path>
          <draw:path draw:style-name="gr86" draw:text-style-name="P20" draw:layer="layout" svg:width="0.624cm" svg:height="0.414cm" svg:x="8.865cm" svg:y="13.446cm" svg:viewBox="0 0 625 415" svg:d="M360 2c-188 17-347 114-359 239-27 296 589 154 617 23 39-173-89-278-258-262z">
            <text:p/>
          </draw:path>
          <draw:path draw:style-name="gr88" draw:text-style-name="P14" draw:layer="layout" svg:width="0.01cm" svg:height="0.086cm" svg:x="9.141cm" svg:y="13.461cm" svg:viewBox="0 0 11 87" svg:d="M0 0c9 24 15 50 7 87">
            <text:p/>
          </draw:path>
          <draw:path draw:style-name="gr88" draw:text-style-name="P14" draw:layer="layout" svg:width="0.01cm" svg:height="0.105cm" svg:x="9.314cm" svg:y="13.719cm" svg:viewBox="0 0 11 106" svg:d="M6 0c9 36 4 71-6 106">
            <text:p/>
          </draw:path>
          <draw:path draw:style-name="gr88" draw:text-style-name="P14" draw:layer="layout" svg:width="0.241cm" svg:height="0.148cm" svg:x="9.191cm" svg:y="13.634cm" svg:viewBox="0 0 242 149" svg:d="M242 2c-70-3-207-21-242 147">
            <text:p/>
          </draw:path>
          <draw:path draw:style-name="gr88" draw:text-style-name="P14" draw:layer="layout" svg:width="0.046cm" svg:height="0.166cm" svg:x="8.981cm" svg:y="13.616cm" svg:viewBox="0 0 47 167" svg:d="M42 0c7 65 14 129-42 167">
            <text:p/>
          </draw:path>
          <draw:path draw:style-name="gr88" draw:text-style-name="P14" draw:layer="layout" svg:width="0.038cm" svg:height="0.178cm" svg:x="9.089cm" svg:y="13.683cm" svg:viewBox="0 0 39 179" svg:d="M0 179c48-51 41-124 33-179">
            <text:p/>
          </draw:path>
          <draw:path draw:style-name="gr88" draw:text-style-name="P14" draw:layer="layout" svg:width="0.381cm" svg:height="0.073cm" svg:x="8.947cm" svg:y="13.544cm" svg:viewBox="0 0 382 74" svg:d="M0 6c84 162 248-19 382-5">
            <text:p/>
          </draw:path>
          <draw:path draw:style-name="gr87" draw:text-style-name="P21" draw:layer="layout" svg:width="0.624cm" svg:height="0.414cm" svg:x="8.865cm" svg:y="13.446cm" svg:viewBox="0 0 625 415" svg:d="M360 2c-188 17-347 114-359 239-27 296 589 154 617 23 39-173-89-278-258-262z">
            <text:p/>
          </draw:path>
          <draw:path draw:style-name="gr86" draw:text-style-name="P20" draw:layer="layout" svg:width="0.238cm" svg:height="0.408cm" svg:x="9.43cm" svg:y="13.337cm" svg:viewBox="0 0 239 409" svg:d="M172 0c35 60 78 188 64 240-30 108-137 112-205 169-61-154-41-340 141-409z">
            <text:p/>
          </draw:path>
          <draw:path draw:style-name="gr87" draw:text-style-name="P21" draw:layer="layout" svg:width="0.238cm" svg:height="0.408cm" svg:x="9.43cm" svg:y="13.337cm" svg:viewBox="0 0 239 409" svg:d="M172 0c35 60 78 188 64 240-30 108-137 112-205 169-61-154-41-340 141-409z">
            <text:p/>
          </draw:path>
          <draw:path draw:style-name="gr88" draw:text-style-name="P14" draw:layer="layout" svg:width="0.059cm" svg:height="0.092cm" svg:x="9.525cm" svg:y="13.434cm" svg:viewBox="0 0 60 93" svg:d="M0 93c4-40 20-74 60-93">
            <text:p/>
          </draw:path>
          <draw:path draw:style-name="gr88" draw:text-style-name="P14" draw:layer="layout" svg:width="0.166cm" svg:height="0.047cm" svg:x="9.432cm" svg:y="13.527cm" svg:viewBox="0 0 167 48" svg:d="M0 36c48-58 138-40 167 12">
            <text:p/>
          </draw:path>
          <draw:path draw:style-name="gr88" draw:text-style-name="P14" draw:layer="layout" svg:width="0.074cm" svg:height="0.096cm" svg:x="9.484cm" svg:y="13.601cm" svg:viewBox="0 0 75 97" svg:d="M0 0c62 24 61 63 75 97">
            <text:p/>
          </draw:path>
        </draw:g>
        <draw:g draw:style-name="gr28">
          <draw:path draw:style-name="gr86" draw:text-style-name="P20" draw:layer="layout" svg:width="0.607cm" svg:height="0.567cm" svg:x="12.574cm" svg:y="9.787cm" svg:viewBox="0 0 608 568" svg:d="M608 248c-73 106-147 213-221 320-117-8-233-15-349-23-13-101-26-203-38-305 49-80 99-160 148-240 280 19 407 141 460 248z">
            <text:p/>
          </draw:path>
          <draw:path draw:style-name="gr87" draw:text-style-name="P21" draw:layer="layout" svg:width="0.607cm" svg:height="0.567cm" svg:x="12.574cm" svg:y="9.787cm" svg:viewBox="0 0 608 568" svg:d="M608 248c-73 106-147 213-221 320-117-8-233-15-349-23-13-101-26-203-38-305 49-80 99-160 148-240 280 19 407 141 460 248z">
            <text:p/>
          </draw:path>
          <draw:path draw:style-name="gr88" draw:text-style-name="P14" draw:layer="layout" svg:width="0.044cm" svg:height="0.148cm" svg:x="12.912cm" svg:y="10.007cm" svg:viewBox="0 0 45 149" svg:d="M0 0c61 40 56 99 12 149">
            <text:p/>
          </draw:path>
          <draw:path draw:style-name="gr88" draw:text-style-name="P14" draw:layer="layout" svg:width="0.105cm" svg:height="0.099cm" svg:x="12.963cm" svg:y="9.915cm" svg:viewBox="0 0 106 100" svg:d="M106 100c-15-39-65-74-106-100">
            <text:p/>
          </draw:path>
          <draw:path draw:style-name="gr88" draw:text-style-name="P14" draw:layer="layout" svg:width="0.127cm" svg:height="0.031cm" svg:x="12.714cm" svg:y="9.85cm" svg:viewBox="0 0 128 32" svg:d="M0 0c45 27 88 39 128 28">
            <text:p/>
          </draw:path>
          <draw:path draw:style-name="gr88" draw:text-style-name="P14" draw:layer="layout" svg:width="0.219cm" svg:height="0.093cm" svg:x="12.799cm" svg:y="9.867cm" svg:viewBox="0 0 220 94" svg:d="M220 0c-51 64-140 81-220 94">
            <text:p/>
          </draw:path>
          <draw:path draw:style-name="gr88" draw:text-style-name="P14" draw:layer="layout" svg:width="0.176cm" svg:height="0.029cm" svg:x="12.674cm" svg:y="10.044cm" svg:viewBox="0 0 177 30" svg:d="M0 30c49-23 96-36 177-28">
            <text:p/>
          </draw:path>
          <draw:path draw:style-name="gr89" draw:text-style-name="P20" draw:layer="layout" svg:width="0.6cm" svg:height="0.687cm" svg:x="12.122cm" svg:y="9.784cm" svg:viewBox="0 0 601 688" svg:d="M377 688c-126-74-376 31-377-221-1-282 251-494 601-464-30 219-93 598-224 685z">
            <text:p/>
          </draw:path>
          <draw:path draw:style-name="gr88" draw:text-style-name="P14" draw:layer="layout" svg:width="0.023cm" svg:height="0.09cm" svg:x="12.472cm" svg:y="9.81cm" svg:viewBox="0 0 24 91" svg:d="M0 0c19 31 27 58 23 91">
            <text:p/>
          </draw:path>
          <draw:path draw:style-name="gr88" draw:text-style-name="P14" draw:layer="layout" svg:width="0.101cm" svg:height="0.25cm" svg:x="12.487cm" svg:y="9.914cm" svg:viewBox="0 0 102 251" svg:d="M0 251c125-60 109-130 86-251">
            <text:p/>
          </draw:path>
          <draw:path draw:style-name="gr88" draw:text-style-name="P14" draw:layer="layout" svg:width="0.119cm" svg:height="0.022cm" svg:x="12.349cm" svg:y="10.059cm" svg:viewBox="0 0 120 23" svg:d="M0 23c26-26 86-28 120-16">
            <text:p/>
          </draw:path>
          <draw:path draw:style-name="gr88" draw:text-style-name="P14" draw:layer="layout" svg:width="0.118cm" svg:height="0.042cm" svg:x="12.16cm" svg:y="10.069cm" svg:viewBox="0 0 119 43" svg:d="M0 0c42 1 88 18 119 43">
            <text:p/>
          </draw:path>
          <draw:path draw:style-name="gr88" draw:text-style-name="P14" draw:layer="layout" svg:width="0.031cm" svg:height="0.108cm" svg:x="12.26cm" svg:y="10.225cm" svg:viewBox="0 0 32 109" svg:d="M4 0c-9 40-4 81 28 109">
            <text:p/>
          </draw:path>
          <draw:path draw:style-name="gr88" draw:text-style-name="P14" draw:layer="layout" svg:width="0.135cm" svg:height="0.226cm" svg:x="12.257cm" svg:y="10.212cm" svg:viewBox="0 0 136 227" svg:d="M136 0c-12 111-53 191-136 227">
            <text:p/>
          </draw:path>
          <draw:path draw:style-name="gr88" draw:text-style-name="P14" draw:layer="layout" svg:width="0.309cm" svg:height="0.093cm" svg:x="12.393cm" svg:y="9.893cm" svg:viewBox="0 0 310 94" svg:d="M310 28c-145-106-169 130-310 49">
            <text:p/>
          </draw:path>
          <draw:path draw:style-name="gr88" draw:text-style-name="P14" draw:layer="layout" svg:width="0.141cm" svg:height="0.318cm" svg:x="12.207cm" svg:y="9.916cm" svg:viewBox="0 0 142 319" svg:d="M67 0c115 134 103 313-67 319">
            <text:p/>
          </draw:path>
          <draw:path draw:style-name="gr87" draw:text-style-name="P21" draw:layer="layout" svg:width="0.6cm" svg:height="0.687cm" svg:x="12.122cm" svg:y="9.784cm" svg:viewBox="0 0 601 688" svg:d="M377 688c-126-74-376 31-377-221-1-282 251-494 601-464-30 219-93 598-224 685z">
            <text:p/>
          </draw:path>
          <draw:path draw:style-name="gr86" draw:text-style-name="P20" draw:layer="layout" svg:width="0.624cm" svg:height="0.414cm" svg:x="12.446cm" svg:y="10.143cm" svg:viewBox="0 0 625 415" svg:d="M360 2c-188 17-347 114-359 239-27 296 589 154 617 23 39-173-89-278-258-262z">
            <text:p/>
          </draw:path>
          <draw:path draw:style-name="gr88" draw:text-style-name="P14" draw:layer="layout" svg:width="0.01cm" svg:height="0.086cm" svg:x="12.722cm" svg:y="10.159cm" svg:viewBox="0 0 11 87" svg:d="M0 0c9 24 15 50 7 87">
            <text:p/>
          </draw:path>
          <draw:path draw:style-name="gr88" draw:text-style-name="P14" draw:layer="layout" svg:width="0.01cm" svg:height="0.105cm" svg:x="12.895cm" svg:y="10.416cm" svg:viewBox="0 0 11 106" svg:d="M6 0c9 36 4 71-6 106">
            <text:p/>
          </draw:path>
          <draw:path draw:style-name="gr88" draw:text-style-name="P14" draw:layer="layout" svg:width="0.241cm" svg:height="0.148cm" svg:x="12.772cm" svg:y="10.332cm" svg:viewBox="0 0 242 149" svg:d="M242 2c-70-3-207-21-242 147">
            <text:p/>
          </draw:path>
          <draw:path draw:style-name="gr88" draw:text-style-name="P14" draw:layer="layout" svg:width="0.046cm" svg:height="0.166cm" svg:x="12.563cm" svg:y="10.313cm" svg:viewBox="0 0 47 167" svg:d="M42 0c7 65 14 129-42 167">
            <text:p/>
          </draw:path>
          <draw:path draw:style-name="gr88" draw:text-style-name="P14" draw:layer="layout" svg:width="0.038cm" svg:height="0.178cm" svg:x="12.67cm" svg:y="10.38cm" svg:viewBox="0 0 39 179" svg:d="M0 179c48-51 41-124 33-179">
            <text:p/>
          </draw:path>
          <draw:path draw:style-name="gr88" draw:text-style-name="P14" draw:layer="layout" svg:width="0.381cm" svg:height="0.073cm" svg:x="12.528cm" svg:y="10.242cm" svg:viewBox="0 0 382 74" svg:d="M0 6c84 162 248-19 382-5">
            <text:p/>
          </draw:path>
          <draw:path draw:style-name="gr87" draw:text-style-name="P21" draw:layer="layout" svg:width="0.624cm" svg:height="0.414cm" svg:x="12.446cm" svg:y="10.143cm" svg:viewBox="0 0 625 415" svg:d="M360 2c-188 17-347 114-359 239-27 296 589 154 617 23 39-173-89-278-258-262z">
            <text:p/>
          </draw:path>
          <draw:path draw:style-name="gr86" draw:text-style-name="P20" draw:layer="layout" svg:width="0.238cm" svg:height="0.408cm" svg:x="13.012cm" svg:y="10.034cm" svg:viewBox="0 0 239 409" svg:d="M172 0c35 60 78 188 64 240-30 108-137 112-205 169-61-154-41-340 141-409z">
            <text:p/>
          </draw:path>
          <draw:path draw:style-name="gr87" draw:text-style-name="P21" draw:layer="layout" svg:width="0.238cm" svg:height="0.408cm" svg:x="13.012cm" svg:y="10.034cm" svg:viewBox="0 0 239 409" svg:d="M172 0c35 60 78 188 64 240-30 108-137 112-205 169-61-154-41-340 141-409z">
            <text:p/>
          </draw:path>
          <draw:path draw:style-name="gr88" draw:text-style-name="P14" draw:layer="layout" svg:width="0.059cm" svg:height="0.092cm" svg:x="13.107cm" svg:y="10.132cm" svg:viewBox="0 0 60 93" svg:d="M0 93c4-40 20-74 60-93">
            <text:p/>
          </draw:path>
          <draw:path draw:style-name="gr88" draw:text-style-name="P14" draw:layer="layout" svg:width="0.166cm" svg:height="0.047cm" svg:x="13.013cm" svg:y="10.224cm" svg:viewBox="0 0 167 48" svg:d="M0 36c48-58 138-40 167 12">
            <text:p/>
          </draw:path>
          <draw:path draw:style-name="gr88" draw:text-style-name="P14" draw:layer="layout" svg:width="0.074cm" svg:height="0.096cm" svg:x="13.065cm" svg:y="10.298cm" svg:viewBox="0 0 75 97" svg:d="M0 0c62 24 61 63 75 97">
            <text:p/>
          </draw:path>
        </draw:g>
        <draw:g draw:style-name="gr28">
          <draw:path draw:style-name="gr86" draw:text-style-name="P20" draw:layer="layout" svg:width="0.607cm" svg:height="0.567cm" svg:x="6.371cm" svg:y="12.662cm" svg:viewBox="0 0 608 568" svg:d="M608 248c-73 106-147 213-221 320-117-8-233-15-349-23-13-101-26-203-38-305 49-80 99-160 148-240 280 19 407 141 460 248z">
            <text:p/>
          </draw:path>
          <draw:path draw:style-name="gr87" draw:text-style-name="P21" draw:layer="layout" svg:width="0.607cm" svg:height="0.567cm" svg:x="6.371cm" svg:y="12.662cm" svg:viewBox="0 0 608 568" svg:d="M608 248c-73 106-147 213-221 320-117-8-233-15-349-23-13-101-26-203-38-305 49-80 99-160 148-240 280 19 407 141 460 248z">
            <text:p/>
          </draw:path>
          <draw:path draw:style-name="gr88" draw:text-style-name="P14" draw:layer="layout" svg:width="0.044cm" svg:height="0.148cm" svg:x="6.709cm" svg:y="12.882cm" svg:viewBox="0 0 45 149" svg:d="M0 0c61 40 56 99 12 149">
            <text:p/>
          </draw:path>
          <draw:path draw:style-name="gr88" draw:text-style-name="P14" draw:layer="layout" svg:width="0.105cm" svg:height="0.099cm" svg:x="6.76cm" svg:y="12.79cm" svg:viewBox="0 0 106 100" svg:d="M106 100c-15-39-65-74-106-100">
            <text:p/>
          </draw:path>
          <draw:path draw:style-name="gr88" draw:text-style-name="P14" draw:layer="layout" svg:width="0.127cm" svg:height="0.031cm" svg:x="6.511cm" svg:y="12.726cm" svg:viewBox="0 0 128 32" svg:d="M0 0c45 27 88 39 128 28">
            <text:p/>
          </draw:path>
          <draw:path draw:style-name="gr88" draw:text-style-name="P14" draw:layer="layout" svg:width="0.219cm" svg:height="0.093cm" svg:x="6.596cm" svg:y="12.743cm" svg:viewBox="0 0 220 94" svg:d="M220 0c-51 64-140 81-220 94">
            <text:p/>
          </draw:path>
          <draw:path draw:style-name="gr88" draw:text-style-name="P14" draw:layer="layout" svg:width="0.176cm" svg:height="0.029cm" svg:x="6.471cm" svg:y="12.92cm" svg:viewBox="0 0 177 30" svg:d="M0 30c49-23 96-36 177-28">
            <text:p/>
          </draw:path>
          <draw:path draw:style-name="gr89" draw:text-style-name="P20" draw:layer="layout" svg:width="0.6cm" svg:height="0.687cm" svg:x="5.919cm" svg:y="12.659cm" svg:viewBox="0 0 601 688" svg:d="M377 688c-126-74-376 31-377-221-1-282 251-494 601-464-30 219-93 598-224 685z">
            <text:p/>
          </draw:path>
          <draw:path draw:style-name="gr88" draw:text-style-name="P14" draw:layer="layout" svg:width="0.023cm" svg:height="0.09cm" svg:x="6.269cm" svg:y="12.685cm" svg:viewBox="0 0 24 91" svg:d="M0 0c19 31 27 58 23 91">
            <text:p/>
          </draw:path>
          <draw:path draw:style-name="gr88" draw:text-style-name="P14" draw:layer="layout" svg:width="0.101cm" svg:height="0.25cm" svg:x="6.284cm" svg:y="12.79cm" svg:viewBox="0 0 102 251" svg:d="M0 251c125-60 109-130 86-251">
            <text:p/>
          </draw:path>
          <draw:path draw:style-name="gr88" draw:text-style-name="P14" draw:layer="layout" svg:width="0.119cm" svg:height="0.022cm" svg:x="6.146cm" svg:y="12.935cm" svg:viewBox="0 0 120 23" svg:d="M0 23c26-26 86-28 120-16">
            <text:p/>
          </draw:path>
          <draw:path draw:style-name="gr88" draw:text-style-name="P14" draw:layer="layout" svg:width="0.118cm" svg:height="0.042cm" svg:x="5.956cm" svg:y="12.945cm" svg:viewBox="0 0 119 43" svg:d="M0 0c42 1 88 18 119 43">
            <text:p/>
          </draw:path>
          <draw:path draw:style-name="gr88" draw:text-style-name="P14" draw:layer="layout" svg:width="0.031cm" svg:height="0.108cm" svg:x="6.057cm" svg:y="13.1cm" svg:viewBox="0 0 32 109" svg:d="M4 0c-9 40-4 81 28 109">
            <text:p/>
          </draw:path>
          <draw:path draw:style-name="gr88" draw:text-style-name="P14" draw:layer="layout" svg:width="0.135cm" svg:height="0.226cm" svg:x="6.054cm" svg:y="13.087cm" svg:viewBox="0 0 136 227" svg:d="M136 0c-12 111-53 191-136 227">
            <text:p/>
          </draw:path>
          <draw:path draw:style-name="gr88" draw:text-style-name="P14" draw:layer="layout" svg:width="0.309cm" svg:height="0.093cm" svg:x="6.19cm" svg:y="12.769cm" svg:viewBox="0 0 310 94" svg:d="M310 28c-145-106-169 130-310 49">
            <text:p/>
          </draw:path>
          <draw:path draw:style-name="gr88" draw:text-style-name="P14" draw:layer="layout" svg:width="0.141cm" svg:height="0.318cm" svg:x="6.004cm" svg:y="12.792cm" svg:viewBox="0 0 142 319" svg:d="M67 0c115 134 103 313-67 319">
            <text:p/>
          </draw:path>
          <draw:path draw:style-name="gr87" draw:text-style-name="P21" draw:layer="layout" svg:width="0.6cm" svg:height="0.687cm" svg:x="5.919cm" svg:y="12.659cm" svg:viewBox="0 0 601 688" svg:d="M377 688c-126-74-376 31-377-221-1-282 251-494 601-464-30 219-93 598-224 685z">
            <text:p/>
          </draw:path>
          <draw:path draw:style-name="gr86" draw:text-style-name="P20" draw:layer="layout" svg:width="0.624cm" svg:height="0.414cm" svg:x="6.243cm" svg:y="13.019cm" svg:viewBox="0 0 625 415" svg:d="M360 2c-188 17-347 114-359 239-27 296 589 154 617 23 39-173-89-278-258-262z">
            <text:p/>
          </draw:path>
          <draw:path draw:style-name="gr88" draw:text-style-name="P14" draw:layer="layout" svg:width="0.01cm" svg:height="0.086cm" svg:x="6.519cm" svg:y="13.034cm" svg:viewBox="0 0 11 87" svg:d="M0 0c9 24 15 50 7 87">
            <text:p/>
          </draw:path>
          <draw:path draw:style-name="gr88" draw:text-style-name="P14" draw:layer="layout" svg:width="0.01cm" svg:height="0.105cm" svg:x="6.692cm" svg:y="13.291cm" svg:viewBox="0 0 11 106" svg:d="M6 0c9 36 4 71-6 106">
            <text:p/>
          </draw:path>
          <draw:path draw:style-name="gr88" draw:text-style-name="P14" draw:layer="layout" svg:width="0.241cm" svg:height="0.148cm" svg:x="6.569cm" svg:y="13.207cm" svg:viewBox="0 0 242 149" svg:d="M242 2c-70-3-207-21-242 147">
            <text:p/>
          </draw:path>
          <draw:path draw:style-name="gr88" draw:text-style-name="P14" draw:layer="layout" svg:width="0.046cm" svg:height="0.166cm" svg:x="6.36cm" svg:y="13.189cm" svg:viewBox="0 0 47 167" svg:d="M42 0c7 65 14 129-42 167">
            <text:p/>
          </draw:path>
          <draw:path draw:style-name="gr88" draw:text-style-name="P14" draw:layer="layout" svg:width="0.038cm" svg:height="0.178cm" svg:x="6.467cm" svg:y="13.256cm" svg:viewBox="0 0 39 179" svg:d="M0 179c48-51 41-124 33-179">
            <text:p/>
          </draw:path>
          <draw:path draw:style-name="gr88" draw:text-style-name="P14" draw:layer="layout" svg:width="0.381cm" svg:height="0.073cm" svg:x="6.325cm" svg:y="13.117cm" svg:viewBox="0 0 382 74" svg:d="M0 6c84 162 248-19 382-5">
            <text:p/>
          </draw:path>
          <draw:path draw:style-name="gr87" draw:text-style-name="P21" draw:layer="layout" svg:width="0.624cm" svg:height="0.414cm" svg:x="6.243cm" svg:y="13.019cm" svg:viewBox="0 0 625 415" svg:d="M360 2c-188 17-347 114-359 239-27 296 589 154 617 23 39-173-89-278-258-262z">
            <text:p/>
          </draw:path>
          <draw:path draw:style-name="gr86" draw:text-style-name="P20" draw:layer="layout" svg:width="0.238cm" svg:height="0.408cm" svg:x="6.809cm" svg:y="12.91cm" svg:viewBox="0 0 239 409" svg:d="M172 0c35 60 78 188 64 240-30 108-137 112-205 169-61-154-41-340 141-409z">
            <text:p/>
          </draw:path>
          <draw:path draw:style-name="gr87" draw:text-style-name="P21" draw:layer="layout" svg:width="0.238cm" svg:height="0.408cm" svg:x="6.809cm" svg:y="12.91cm" svg:viewBox="0 0 239 409" svg:d="M172 0c35 60 78 188 64 240-30 108-137 112-205 169-61-154-41-340 141-409z">
            <text:p/>
          </draw:path>
          <draw:path draw:style-name="gr88" draw:text-style-name="P14" draw:layer="layout" svg:width="0.059cm" svg:height="0.092cm" svg:x="6.904cm" svg:y="13.007cm" svg:viewBox="0 0 60 93" svg:d="M0 93c4-40 20-74 60-93">
            <text:p/>
          </draw:path>
          <draw:path draw:style-name="gr88" draw:text-style-name="P14" draw:layer="layout" svg:width="0.166cm" svg:height="0.047cm" svg:x="6.81cm" svg:y="13.1cm" svg:viewBox="0 0 167 48" svg:d="M0 36c48-58 138-40 167 12">
            <text:p/>
          </draw:path>
          <draw:path draw:style-name="gr88" draw:text-style-name="P14" draw:layer="layout" svg:width="0.074cm" svg:height="0.096cm" svg:x="6.862cm" svg:y="13.174cm" svg:viewBox="0 0 75 97" svg:d="M0 0c62 24 61 63 75 97">
            <text:p/>
          </draw:path>
        </draw:g>
        <draw:g draw:style-name="gr28">
          <draw:path draw:style-name="gr86" draw:text-style-name="P20" draw:layer="layout" svg:width="0.607cm" svg:height="0.567cm" svg:x="4.362cm" svg:y="11.317cm" svg:viewBox="0 0 608 568" svg:d="M608 248c-73 106-147 213-221 320-117-8-233-15-349-23-13-101-26-203-38-305 49-80 99-160 148-240 280 19 407 141 460 248z">
            <text:p/>
          </draw:path>
          <draw:path draw:style-name="gr87" draw:text-style-name="P21" draw:layer="layout" svg:width="0.607cm" svg:height="0.567cm" svg:x="4.362cm" svg:y="11.317cm" svg:viewBox="0 0 608 568" svg:d="M608 248c-73 106-147 213-221 320-117-8-233-15-349-23-13-101-26-203-38-305 49-80 99-160 148-240 280 19 407 141 460 248z">
            <text:p/>
          </draw:path>
          <draw:path draw:style-name="gr88" draw:text-style-name="P14" draw:layer="layout" svg:width="0.044cm" svg:height="0.148cm" svg:x="4.7cm" svg:y="11.537cm" svg:viewBox="0 0 45 149" svg:d="M0 0c61 40 56 99 12 149">
            <text:p/>
          </draw:path>
          <draw:path draw:style-name="gr88" draw:text-style-name="P14" draw:layer="layout" svg:width="0.105cm" svg:height="0.099cm" svg:x="4.751cm" svg:y="11.445cm" svg:viewBox="0 0 106 100" svg:d="M106 100c-15-39-65-74-106-100">
            <text:p/>
          </draw:path>
          <draw:path draw:style-name="gr88" draw:text-style-name="P14" draw:layer="layout" svg:width="0.127cm" svg:height="0.031cm" svg:x="4.502cm" svg:y="11.381cm" svg:viewBox="0 0 128 32" svg:d="M0 0c45 27 88 39 128 28">
            <text:p/>
          </draw:path>
          <draw:path draw:style-name="gr88" draw:text-style-name="P14" draw:layer="layout" svg:width="0.219cm" svg:height="0.093cm" svg:x="4.587cm" svg:y="11.398cm" svg:viewBox="0 0 220 94" svg:d="M220 0c-51 64-140 81-220 94">
            <text:p/>
          </draw:path>
          <draw:path draw:style-name="gr88" draw:text-style-name="P14" draw:layer="layout" svg:width="0.176cm" svg:height="0.029cm" svg:x="4.462cm" svg:y="11.575cm" svg:viewBox="0 0 177 30" svg:d="M0 30c49-23 96-36 177-28">
            <text:p/>
          </draw:path>
          <draw:path draw:style-name="gr89" draw:text-style-name="P20" draw:layer="layout" svg:width="0.6cm" svg:height="0.687cm" svg:x="3.91cm" svg:y="11.314cm" svg:viewBox="0 0 601 688" svg:d="M377 688c-126-74-376 31-377-221-1-282 251-494 601-464-30 219-93 598-224 685z">
            <text:p/>
          </draw:path>
          <draw:path draw:style-name="gr88" draw:text-style-name="P14" draw:layer="layout" svg:width="0.023cm" svg:height="0.09cm" svg:x="4.26cm" svg:y="11.34cm" svg:viewBox="0 0 24 91" svg:d="M0 0c19 31 27 58 23 91">
            <text:p/>
          </draw:path>
          <draw:path draw:style-name="gr88" draw:text-style-name="P14" draw:layer="layout" svg:width="0.101cm" svg:height="0.25cm" svg:x="4.275cm" svg:y="11.445cm" svg:viewBox="0 0 102 251" svg:d="M0 251c125-60 109-130 86-251">
            <text:p/>
          </draw:path>
          <draw:path draw:style-name="gr88" draw:text-style-name="P14" draw:layer="layout" svg:width="0.119cm" svg:height="0.022cm" svg:x="4.137cm" svg:y="11.59cm" svg:viewBox="0 0 120 23" svg:d="M0 23c26-26 86-28 120-16">
            <text:p/>
          </draw:path>
          <draw:path draw:style-name="gr88" draw:text-style-name="P14" draw:layer="layout" svg:width="0.118cm" svg:height="0.042cm" svg:x="3.947cm" svg:y="11.6cm" svg:viewBox="0 0 119 43" svg:d="M0 0c42 1 88 18 119 43">
            <text:p/>
          </draw:path>
          <draw:path draw:style-name="gr88" draw:text-style-name="P14" draw:layer="layout" svg:width="0.031cm" svg:height="0.108cm" svg:x="4.048cm" svg:y="11.755cm" svg:viewBox="0 0 32 109" svg:d="M4 0c-9 40-4 81 28 109">
            <text:p/>
          </draw:path>
          <draw:path draw:style-name="gr88" draw:text-style-name="P14" draw:layer="layout" svg:width="0.135cm" svg:height="0.226cm" svg:x="4.045cm" svg:y="11.742cm" svg:viewBox="0 0 136 227" svg:d="M136 0c-12 111-53 191-136 227">
            <text:p/>
          </draw:path>
          <draw:path draw:style-name="gr88" draw:text-style-name="P14" draw:layer="layout" svg:width="0.309cm" svg:height="0.093cm" svg:x="4.181cm" svg:y="11.424cm" svg:viewBox="0 0 310 94" svg:d="M310 28c-145-106-169 130-310 49">
            <text:p/>
          </draw:path>
          <draw:path draw:style-name="gr88" draw:text-style-name="P14" draw:layer="layout" svg:width="0.141cm" svg:height="0.318cm" svg:x="3.995cm" svg:y="11.447cm" svg:viewBox="0 0 142 319" svg:d="M67 0c115 134 103 313-67 319">
            <text:p/>
          </draw:path>
          <draw:path draw:style-name="gr87" draw:text-style-name="P21" draw:layer="layout" svg:width="0.6cm" svg:height="0.687cm" svg:x="3.91cm" svg:y="11.314cm" svg:viewBox="0 0 601 688" svg:d="M377 688c-126-74-376 31-377-221-1-282 251-494 601-464-30 219-93 598-224 685z">
            <text:p/>
          </draw:path>
          <draw:path draw:style-name="gr86" draw:text-style-name="P20" draw:layer="layout" svg:width="0.624cm" svg:height="0.414cm" svg:x="4.234cm" svg:y="11.674cm" svg:viewBox="0 0 625 415" svg:d="M360 2c-188 17-347 114-359 239-27 296 589 154 617 23 39-173-89-278-258-262z">
            <text:p/>
          </draw:path>
          <draw:path draw:style-name="gr88" draw:text-style-name="P14" draw:layer="layout" svg:width="0.01cm" svg:height="0.086cm" svg:x="4.51cm" svg:y="11.689cm" svg:viewBox="0 0 11 87" svg:d="M0 0c9 24 15 50 7 87">
            <text:p/>
          </draw:path>
          <draw:path draw:style-name="gr88" draw:text-style-name="P14" draw:layer="layout" svg:width="0.01cm" svg:height="0.105cm" svg:x="4.683cm" svg:y="11.947cm" svg:viewBox="0 0 11 106" svg:d="M6 0c9 36 4 71-6 106">
            <text:p/>
          </draw:path>
          <draw:path draw:style-name="gr88" draw:text-style-name="P14" draw:layer="layout" svg:width="0.241cm" svg:height="0.148cm" svg:x="4.56cm" svg:y="11.862cm" svg:viewBox="0 0 242 149" svg:d="M242 2c-70-3-207-21-242 147">
            <text:p/>
          </draw:path>
          <draw:path draw:style-name="gr88" draw:text-style-name="P14" draw:layer="layout" svg:width="0.046cm" svg:height="0.166cm" svg:x="4.35cm" svg:y="11.844cm" svg:viewBox="0 0 47 167" svg:d="M42 0c7 65 14 129-42 167">
            <text:p/>
          </draw:path>
          <draw:path draw:style-name="gr88" draw:text-style-name="P14" draw:layer="layout" svg:width="0.038cm" svg:height="0.178cm" svg:x="4.458cm" svg:y="11.911cm" svg:viewBox="0 0 39 179" svg:d="M0 179c48-51 41-124 33-179">
            <text:p/>
          </draw:path>
          <draw:path draw:style-name="gr88" draw:text-style-name="P14" draw:layer="layout" svg:width="0.381cm" svg:height="0.073cm" svg:x="4.316cm" svg:y="11.772cm" svg:viewBox="0 0 382 74" svg:d="M0 6c84 162 248-19 382-5">
            <text:p/>
          </draw:path>
          <draw:path draw:style-name="gr87" draw:text-style-name="P21" draw:layer="layout" svg:width="0.624cm" svg:height="0.414cm" svg:x="4.234cm" svg:y="11.674cm" svg:viewBox="0 0 625 415" svg:d="M360 2c-188 17-347 114-359 239-27 296 589 154 617 23 39-173-89-278-258-262z">
            <text:p/>
          </draw:path>
          <draw:path draw:style-name="gr86" draw:text-style-name="P20" draw:layer="layout" svg:width="0.238cm" svg:height="0.408cm" svg:x="4.799cm" svg:y="11.565cm" svg:viewBox="0 0 239 409" svg:d="M172 0c35 60 78 188 64 240-30 108-137 112-205 169-61-154-41-340 141-409z">
            <text:p/>
          </draw:path>
          <draw:path draw:style-name="gr87" draw:text-style-name="P21" draw:layer="layout" svg:width="0.238cm" svg:height="0.408cm" svg:x="4.799cm" svg:y="11.565cm" svg:viewBox="0 0 239 409" svg:d="M172 0c35 60 78 188 64 240-30 108-137 112-205 169-61-154-41-340 141-409z">
            <text:p/>
          </draw:path>
          <draw:path draw:style-name="gr88" draw:text-style-name="P14" draw:layer="layout" svg:width="0.059cm" svg:height="0.092cm" svg:x="4.894cm" svg:y="11.662cm" svg:viewBox="0 0 60 93" svg:d="M0 93c4-40 20-74 60-93">
            <text:p/>
          </draw:path>
          <draw:path draw:style-name="gr88" draw:text-style-name="P14" draw:layer="layout" svg:width="0.166cm" svg:height="0.047cm" svg:x="4.801cm" svg:y="11.755cm" svg:viewBox="0 0 167 48" svg:d="M0 36c48-58 138-40 167 12">
            <text:p/>
          </draw:path>
          <draw:path draw:style-name="gr88" draw:text-style-name="P14" draw:layer="layout" svg:width="0.074cm" svg:height="0.096cm" svg:x="4.853cm" svg:y="11.829cm" svg:viewBox="0 0 75 97" svg:d="M0 0c62 24 61 63 75 97">
            <text:p/>
          </draw:path>
        </draw:g>
        <draw:g draw:style-name="gr28">
          <draw:path draw:style-name="gr86" draw:text-style-name="P20" draw:layer="layout" svg:width="0.607cm" svg:height="0.567cm" svg:x="2.404cm" svg:y="9.958cm" svg:viewBox="0 0 608 568" svg:d="M608 248c-73 106-147 213-221 320-117-8-233-15-349-23-13-101-26-203-38-305 49-80 99-160 148-240 280 19 407 141 460 248z">
            <text:p/>
          </draw:path>
          <draw:path draw:style-name="gr87" draw:text-style-name="P21" draw:layer="layout" svg:width="0.607cm" svg:height="0.567cm" svg:x="2.404cm" svg:y="9.958cm" svg:viewBox="0 0 608 568" svg:d="M608 248c-73 106-147 213-221 320-117-8-233-15-349-23-13-101-26-203-38-305 49-80 99-160 148-240 280 19 407 141 460 248z">
            <text:p/>
          </draw:path>
          <draw:path draw:style-name="gr88" draw:text-style-name="P14" draw:layer="layout" svg:width="0.044cm" svg:height="0.148cm" svg:x="2.741cm" svg:y="10.177cm" svg:viewBox="0 0 45 149" svg:d="M0 0c61 40 56 99 12 149">
            <text:p/>
          </draw:path>
          <draw:path draw:style-name="gr88" draw:text-style-name="P14" draw:layer="layout" svg:width="0.105cm" svg:height="0.099cm" svg:x="2.792cm" svg:y="10.086cm" svg:viewBox="0 0 106 100" svg:d="M106 100c-15-39-65-74-106-100">
            <text:p/>
          </draw:path>
          <draw:path draw:style-name="gr88" draw:text-style-name="P14" draw:layer="layout" svg:width="0.127cm" svg:height="0.031cm" svg:x="2.543cm" svg:y="10.021cm" svg:viewBox="0 0 128 32" svg:d="M0 0c45 27 88 39 128 28">
            <text:p/>
          </draw:path>
          <draw:path draw:style-name="gr88" draw:text-style-name="P14" draw:layer="layout" svg:width="0.219cm" svg:height="0.093cm" svg:x="2.628cm" svg:y="10.038cm" svg:viewBox="0 0 220 94" svg:d="M220 0c-51 64-140 81-220 94">
            <text:p/>
          </draw:path>
          <draw:path draw:style-name="gr88" draw:text-style-name="P14" draw:layer="layout" svg:width="0.176cm" svg:height="0.029cm" svg:x="2.503cm" svg:y="10.215cm" svg:viewBox="0 0 177 30" svg:d="M0 30c49-23 96-36 177-28">
            <text:p/>
          </draw:path>
          <draw:path draw:style-name="gr89" draw:text-style-name="P20" draw:layer="layout" svg:width="0.6cm" svg:height="0.687cm" svg:x="1.951cm" svg:y="9.955cm" svg:viewBox="0 0 601 688" svg:d="M377 688c-126-74-376 31-377-221-1-282 251-494 601-464-30 219-93 598-224 685z">
            <text:p/>
          </draw:path>
          <draw:path draw:style-name="gr88" draw:text-style-name="P14" draw:layer="layout" svg:width="0.023cm" svg:height="0.09cm" svg:x="2.301cm" svg:y="9.98cm" svg:viewBox="0 0 24 91" svg:d="M0 0c19 31 27 58 23 91">
            <text:p/>
          </draw:path>
          <draw:path draw:style-name="gr88" draw:text-style-name="P14" draw:layer="layout" svg:width="0.101cm" svg:height="0.25cm" svg:x="2.317cm" svg:y="10.085cm" svg:viewBox="0 0 102 251" svg:d="M0 251c125-60 109-130 86-251">
            <text:p/>
          </draw:path>
          <draw:path draw:style-name="gr88" draw:text-style-name="P14" draw:layer="layout" svg:width="0.119cm" svg:height="0.022cm" svg:x="2.178cm" svg:y="10.23cm" svg:viewBox="0 0 120 23" svg:d="M0 23c26-26 86-28 120-16">
            <text:p/>
          </draw:path>
          <draw:path draw:style-name="gr88" draw:text-style-name="P14" draw:layer="layout" svg:width="0.118cm" svg:height="0.042cm" svg:x="1.989cm" svg:y="10.24cm" svg:viewBox="0 0 119 43" svg:d="M0 0c42 1 88 18 119 43">
            <text:p/>
          </draw:path>
          <draw:path draw:style-name="gr88" draw:text-style-name="P14" draw:layer="layout" svg:width="0.031cm" svg:height="0.108cm" svg:x="2.089cm" svg:y="10.395cm" svg:viewBox="0 0 32 109" svg:d="M4 0c-9 40-4 81 28 109">
            <text:p/>
          </draw:path>
          <draw:path draw:style-name="gr88" draw:text-style-name="P14" draw:layer="layout" svg:width="0.135cm" svg:height="0.226cm" svg:x="2.086cm" svg:y="10.382cm" svg:viewBox="0 0 136 227" svg:d="M136 0c-12 111-53 191-136 227">
            <text:p/>
          </draw:path>
          <draw:path draw:style-name="gr88" draw:text-style-name="P14" draw:layer="layout" svg:width="0.309cm" svg:height="0.093cm" svg:x="2.222cm" svg:y="10.064cm" svg:viewBox="0 0 310 94" svg:d="M310 28c-145-106-169 130-310 49">
            <text:p/>
          </draw:path>
          <draw:path draw:style-name="gr88" draw:text-style-name="P14" draw:layer="layout" svg:width="0.141cm" svg:height="0.318cm" svg:x="2.036cm" svg:y="10.087cm" svg:viewBox="0 0 142 319" svg:d="M67 0c115 134 103 313-67 319">
            <text:p/>
          </draw:path>
          <draw:path draw:style-name="gr87" draw:text-style-name="P21" draw:layer="layout" svg:width="0.6cm" svg:height="0.687cm" svg:x="1.951cm" svg:y="9.955cm" svg:viewBox="0 0 601 688" svg:d="M377 688c-126-74-376 31-377-221-1-282 251-494 601-464-30 219-93 598-224 685z">
            <text:p/>
          </draw:path>
          <draw:path draw:style-name="gr86" draw:text-style-name="P20" draw:layer="layout" svg:width="0.624cm" svg:height="0.414cm" svg:x="2.275cm" svg:y="10.314cm" svg:viewBox="0 0 625 415" svg:d="M360 2c-188 17-347 114-359 239-27 296 589 154 617 23 39-173-89-278-258-262z">
            <text:p/>
          </draw:path>
          <draw:path draw:style-name="gr88" draw:text-style-name="P14" draw:layer="layout" svg:width="0.01cm" svg:height="0.086cm" svg:x="2.551cm" svg:y="10.329cm" svg:viewBox="0 0 11 87" svg:d="M0 0c9 24 15 50 7 87">
            <text:p/>
          </draw:path>
          <draw:path draw:style-name="gr88" draw:text-style-name="P14" draw:layer="layout" svg:width="0.01cm" svg:height="0.105cm" svg:x="2.724cm" svg:y="10.587cm" svg:viewBox="0 0 11 106" svg:d="M6 0c9 36 4 71-6 106">
            <text:p/>
          </draw:path>
          <draw:path draw:style-name="gr88" draw:text-style-name="P14" draw:layer="layout" svg:width="0.241cm" svg:height="0.148cm" svg:x="2.601cm" svg:y="10.502cm" svg:viewBox="0 0 242 149" svg:d="M242 2c-70-3-207-21-242 147">
            <text:p/>
          </draw:path>
          <draw:path draw:style-name="gr88" draw:text-style-name="P14" draw:layer="layout" svg:width="0.046cm" svg:height="0.166cm" svg:x="2.392cm" svg:y="10.484cm" svg:viewBox="0 0 47 167" svg:d="M42 0c7 65 14 129-42 167">
            <text:p/>
          </draw:path>
          <draw:path draw:style-name="gr88" draw:text-style-name="P14" draw:layer="layout" svg:width="0.038cm" svg:height="0.178cm" svg:x="2.499cm" svg:y="10.551cm" svg:viewBox="0 0 39 179" svg:d="M0 179c48-51 41-124 33-179">
            <text:p/>
          </draw:path>
          <draw:path draw:style-name="gr88" draw:text-style-name="P14" draw:layer="layout" svg:width="0.381cm" svg:height="0.073cm" svg:x="2.357cm" svg:y="10.413cm" svg:viewBox="0 0 382 74" svg:d="M0 6c84 162 248-19 382-5">
            <text:p/>
          </draw:path>
          <draw:path draw:style-name="gr87" draw:text-style-name="P21" draw:layer="layout" svg:width="0.624cm" svg:height="0.414cm" svg:x="2.275cm" svg:y="10.314cm" svg:viewBox="0 0 625 415" svg:d="M360 2c-188 17-347 114-359 239-27 296 589 154 617 23 39-173-89-278-258-262z">
            <text:p/>
          </draw:path>
          <draw:path draw:style-name="gr86" draw:text-style-name="P20" draw:layer="layout" svg:width="0.238cm" svg:height="0.408cm" svg:x="2.841cm" svg:y="10.205cm" svg:viewBox="0 0 239 409" svg:d="M172 0c35 60 78 188 64 240-30 108-137 112-205 169-61-154-41-340 141-409z">
            <text:p/>
          </draw:path>
          <draw:path draw:style-name="gr87" draw:text-style-name="P21" draw:layer="layout" svg:width="0.238cm" svg:height="0.408cm" svg:x="2.841cm" svg:y="10.205cm" svg:viewBox="0 0 239 409" svg:d="M172 0c35 60 78 188 64 240-30 108-137 112-205 169-61-154-41-340 141-409z">
            <text:p/>
          </draw:path>
          <draw:path draw:style-name="gr88" draw:text-style-name="P14" draw:layer="layout" svg:width="0.059cm" svg:height="0.092cm" svg:x="2.936cm" svg:y="10.303cm" svg:viewBox="0 0 60 93" svg:d="M0 93c4-40 20-74 60-93">
            <text:p/>
          </draw:path>
          <draw:path draw:style-name="gr88" draw:text-style-name="P14" draw:layer="layout" svg:width="0.166cm" svg:height="0.047cm" svg:x="2.842cm" svg:y="10.395cm" svg:viewBox="0 0 167 48" svg:d="M0 36c48-58 138-40 167 12">
            <text:p/>
          </draw:path>
          <draw:path draw:style-name="gr88" draw:text-style-name="P14" draw:layer="layout" svg:width="0.074cm" svg:height="0.096cm" svg:x="2.894cm" svg:y="10.469cm" svg:viewBox="0 0 75 97" svg:d="M0 0c62 24 61 63 75 97">
            <text:p/>
          </draw:path>
        </draw:g>
        <draw:g draw:style-name="gr28">
          <draw:path draw:style-name="gr86" draw:text-style-name="P20" draw:layer="layout" svg:width="0.607cm" svg:height="0.567cm" svg:x="3.021cm" svg:y="8.534cm" svg:viewBox="0 0 608 568" svg:d="M608 248c-73 106-147 213-221 320-117-8-233-15-349-23-13-101-26-203-38-305 49-80 99-160 148-240 280 19 407 141 460 248z">
            <text:p/>
          </draw:path>
          <draw:path draw:style-name="gr87" draw:text-style-name="P21" draw:layer="layout" svg:width="0.607cm" svg:height="0.567cm" svg:x="3.021cm" svg:y="8.534cm" svg:viewBox="0 0 608 568" svg:d="M608 248c-73 106-147 213-221 320-117-8-233-15-349-23-13-101-26-203-38-305 49-80 99-160 148-240 280 19 407 141 460 248z">
            <text:p/>
          </draw:path>
          <draw:path draw:style-name="gr88" draw:text-style-name="P14" draw:layer="layout" svg:width="0.044cm" svg:height="0.148cm" svg:x="3.359cm" svg:y="8.754cm" svg:viewBox="0 0 45 149" svg:d="M0 0c61 40 56 99 12 149">
            <text:p/>
          </draw:path>
          <draw:path draw:style-name="gr88" draw:text-style-name="P14" draw:layer="layout" svg:width="0.105cm" svg:height="0.099cm" svg:x="3.409cm" svg:y="8.662cm" svg:viewBox="0 0 106 100" svg:d="M106 100c-15-39-65-74-106-100">
            <text:p/>
          </draw:path>
          <draw:path draw:style-name="gr88" draw:text-style-name="P14" draw:layer="layout" svg:width="0.127cm" svg:height="0.031cm" svg:x="3.161cm" svg:y="8.598cm" svg:viewBox="0 0 128 32" svg:d="M0 0c45 27 88 39 128 28">
            <text:p/>
          </draw:path>
          <draw:path draw:style-name="gr88" draw:text-style-name="P14" draw:layer="layout" svg:width="0.219cm" svg:height="0.093cm" svg:x="3.246cm" svg:y="8.614cm" svg:viewBox="0 0 220 94" svg:d="M220 0c-51 64-140 81-220 94">
            <text:p/>
          </draw:path>
          <draw:path draw:style-name="gr88" draw:text-style-name="P14" draw:layer="layout" svg:width="0.176cm" svg:height="0.029cm" svg:x="3.12cm" svg:y="8.791cm" svg:viewBox="0 0 177 30" svg:d="M0 30c49-23 96-36 177-28">
            <text:p/>
          </draw:path>
          <draw:path draw:style-name="gr89" draw:text-style-name="P20" draw:layer="layout" svg:width="0.6cm" svg:height="0.687cm" svg:x="2.568cm" svg:y="8.531cm" svg:viewBox="0 0 601 688" svg:d="M377 688c-126-74-376 31-377-221-1-282 251-494 601-464-30 219-93 598-224 685z">
            <text:p/>
          </draw:path>
          <draw:path draw:style-name="gr88" draw:text-style-name="P14" draw:layer="layout" svg:width="0.023cm" svg:height="0.09cm" svg:x="2.919cm" svg:y="8.557cm" svg:viewBox="0 0 24 91" svg:d="M0 0c19 31 27 58 23 91">
            <text:p/>
          </draw:path>
          <draw:path draw:style-name="gr88" draw:text-style-name="P14" draw:layer="layout" svg:width="0.101cm" svg:height="0.25cm" svg:x="2.934cm" svg:y="8.662cm" svg:viewBox="0 0 102 251" svg:d="M0 251c125-60 109-130 86-251">
            <text:p/>
          </draw:path>
          <draw:path draw:style-name="gr88" draw:text-style-name="P14" draw:layer="layout" svg:width="0.119cm" svg:height="0.022cm" svg:x="2.796cm" svg:y="8.807cm" svg:viewBox="0 0 120 23" svg:d="M0 23c26-26 86-28 120-16">
            <text:p/>
          </draw:path>
          <draw:path draw:style-name="gr88" draw:text-style-name="P14" draw:layer="layout" svg:width="0.118cm" svg:height="0.042cm" svg:x="2.606cm" svg:y="8.816cm" svg:viewBox="0 0 119 43" svg:d="M0 0c42 1 88 18 119 43">
            <text:p/>
          </draw:path>
          <draw:path draw:style-name="gr88" draw:text-style-name="P14" draw:layer="layout" svg:width="0.031cm" svg:height="0.108cm" svg:x="2.707cm" svg:y="8.972cm" svg:viewBox="0 0 32 109" svg:d="M4 0c-9 40-4 81 28 109">
            <text:p/>
          </draw:path>
          <draw:path draw:style-name="gr88" draw:text-style-name="P14" draw:layer="layout" svg:width="0.135cm" svg:height="0.226cm" svg:x="2.704cm" svg:y="8.959cm" svg:viewBox="0 0 136 227" svg:d="M136 0c-12 111-53 191-136 227">
            <text:p/>
          </draw:path>
          <draw:path draw:style-name="gr88" draw:text-style-name="P14" draw:layer="layout" svg:width="0.309cm" svg:height="0.093cm" svg:x="2.84cm" svg:y="8.641cm" svg:viewBox="0 0 310 94" svg:d="M310 28c-145-106-169 130-310 49">
            <text:p/>
          </draw:path>
          <draw:path draw:style-name="gr88" draw:text-style-name="P14" draw:layer="layout" svg:width="0.141cm" svg:height="0.318cm" svg:x="2.654cm" svg:y="8.663cm" svg:viewBox="0 0 142 319" svg:d="M67 0c115 134 103 313-67 319">
            <text:p/>
          </draw:path>
          <draw:path draw:style-name="gr87" draw:text-style-name="P21" draw:layer="layout" svg:width="0.6cm" svg:height="0.687cm" svg:x="2.568cm" svg:y="8.531cm" svg:viewBox="0 0 601 688" svg:d="M377 688c-126-74-376 31-377-221-1-282 251-494 601-464-30 219-93 598-224 685z">
            <text:p/>
          </draw:path>
          <draw:path draw:style-name="gr86" draw:text-style-name="P20" draw:layer="layout" svg:width="0.624cm" svg:height="0.414cm" svg:x="2.893cm" svg:y="8.89cm" svg:viewBox="0 0 625 415" svg:d="M360 2c-188 17-347 114-359 239-27 296 589 154 617 23 39-173-89-278-258-262z">
            <text:p/>
          </draw:path>
          <draw:path draw:style-name="gr88" draw:text-style-name="P14" draw:layer="layout" svg:width="0.01cm" svg:height="0.086cm" svg:x="3.169cm" svg:y="8.906cm" svg:viewBox="0 0 11 87" svg:d="M0 0c9 24 15 50 7 87">
            <text:p/>
          </draw:path>
          <draw:path draw:style-name="gr88" draw:text-style-name="P14" draw:layer="layout" svg:width="0.01cm" svg:height="0.105cm" svg:x="3.342cm" svg:y="9.163cm" svg:viewBox="0 0 11 106" svg:d="M6 0c9 36 4 71-6 106">
            <text:p/>
          </draw:path>
          <draw:path draw:style-name="gr88" draw:text-style-name="P14" draw:layer="layout" svg:width="0.241cm" svg:height="0.148cm" svg:x="3.219cm" svg:y="9.079cm" svg:viewBox="0 0 242 149" svg:d="M242 2c-70-3-207-21-242 147">
            <text:p/>
          </draw:path>
          <draw:path draw:style-name="gr88" draw:text-style-name="P14" draw:layer="layout" svg:width="0.046cm" svg:height="0.166cm" svg:x="3.009cm" svg:y="9.061cm" svg:viewBox="0 0 47 167" svg:d="M42 0c7 65 14 129-42 167">
            <text:p/>
          </draw:path>
          <draw:path draw:style-name="gr88" draw:text-style-name="P14" draw:layer="layout" svg:width="0.038cm" svg:height="0.178cm" svg:x="3.117cm" svg:y="9.127cm" svg:viewBox="0 0 39 179" svg:d="M0 179c48-51 41-124 33-179">
            <text:p/>
          </draw:path>
          <draw:path draw:style-name="gr88" draw:text-style-name="P14" draw:layer="layout" svg:width="0.381cm" svg:height="0.073cm" svg:x="2.975cm" svg:y="8.989cm" svg:viewBox="0 0 382 74" svg:d="M0 6c84 162 248-19 382-5">
            <text:p/>
          </draw:path>
          <draw:path draw:style-name="gr87" draw:text-style-name="P21" draw:layer="layout" svg:width="0.624cm" svg:height="0.414cm" svg:x="2.893cm" svg:y="8.89cm" svg:viewBox="0 0 625 415" svg:d="M360 2c-188 17-347 114-359 239-27 296 589 154 617 23 39-173-89-278-258-262z">
            <text:p/>
          </draw:path>
          <draw:path draw:style-name="gr86" draw:text-style-name="P20" draw:layer="layout" svg:width="0.238cm" svg:height="0.408cm" svg:x="3.458cm" svg:y="8.782cm" svg:viewBox="0 0 239 409" svg:d="M172 0c35 60 78 188 64 240-30 108-137 112-205 169-61-154-41-340 141-409z">
            <text:p/>
          </draw:path>
          <draw:path draw:style-name="gr87" draw:text-style-name="P21" draw:layer="layout" svg:width="0.238cm" svg:height="0.408cm" svg:x="3.458cm" svg:y="8.782cm" svg:viewBox="0 0 239 409" svg:d="M172 0c35 60 78 188 64 240-30 108-137 112-205 169-61-154-41-340 141-409z">
            <text:p/>
          </draw:path>
          <draw:path draw:style-name="gr88" draw:text-style-name="P14" draw:layer="layout" svg:width="0.059cm" svg:height="0.092cm" svg:x="3.553cm" svg:y="8.879cm" svg:viewBox="0 0 60 93" svg:d="M0 93c4-40 20-74 60-93">
            <text:p/>
          </draw:path>
          <draw:path draw:style-name="gr88" draw:text-style-name="P14" draw:layer="layout" svg:width="0.166cm" svg:height="0.047cm" svg:x="3.459cm" svg:y="8.971cm" svg:viewBox="0 0 167 48" svg:d="M0 36c48-58 138-40 167 12">
            <text:p/>
          </draw:path>
          <draw:path draw:style-name="gr88" draw:text-style-name="P14" draw:layer="layout" svg:width="0.074cm" svg:height="0.096cm" svg:x="3.512cm" svg:y="9.045cm" svg:viewBox="0 0 75 97" svg:d="M0 0c62 24 61 63 75 97">
            <text:p/>
          </draw:path>
        </draw:g>
        <draw:g draw:style-name="gr28">
          <draw:path draw:style-name="gr86" draw:text-style-name="P20" draw:layer="layout" svg:width="0.607cm" svg:height="0.567cm" svg:x="4.362cm" svg:y="12.883cm" svg:viewBox="0 0 608 568" svg:d="M608 248c-73 106-147 213-221 320-117-8-233-15-349-23-13-101-26-203-38-305 49-80 99-160 148-240 280 19 407 141 460 248z">
            <text:p/>
          </draw:path>
          <draw:path draw:style-name="gr87" draw:text-style-name="P21" draw:layer="layout" svg:width="0.607cm" svg:height="0.567cm" svg:x="4.362cm" svg:y="12.883cm" svg:viewBox="0 0 608 568" svg:d="M608 248c-73 106-147 213-221 320-117-8-233-15-349-23-13-101-26-203-38-305 49-80 99-160 148-240 280 19 407 141 460 248z">
            <text:p/>
          </draw:path>
          <draw:path draw:style-name="gr88" draw:text-style-name="P14" draw:layer="layout" svg:width="0.044cm" svg:height="0.148cm" svg:x="4.7cm" svg:y="13.103cm" svg:viewBox="0 0 45 149" svg:d="M0 0c61 40 56 99 12 149">
            <text:p/>
          </draw:path>
          <draw:path draw:style-name="gr88" draw:text-style-name="P14" draw:layer="layout" svg:width="0.105cm" svg:height="0.099cm" svg:x="4.751cm" svg:y="13.011cm" svg:viewBox="0 0 106 100" svg:d="M106 100c-15-39-65-74-106-100">
            <text:p/>
          </draw:path>
          <draw:path draw:style-name="gr88" draw:text-style-name="P14" draw:layer="layout" svg:width="0.127cm" svg:height="0.031cm" svg:x="4.502cm" svg:y="12.947cm" svg:viewBox="0 0 128 32" svg:d="M0 0c45 27 88 39 128 28">
            <text:p/>
          </draw:path>
          <draw:path draw:style-name="gr88" draw:text-style-name="P14" draw:layer="layout" svg:width="0.219cm" svg:height="0.093cm" svg:x="4.587cm" svg:y="12.963cm" svg:viewBox="0 0 220 94" svg:d="M220 0c-51 64-140 81-220 94">
            <text:p/>
          </draw:path>
          <draw:path draw:style-name="gr88" draw:text-style-name="P14" draw:layer="layout" svg:width="0.176cm" svg:height="0.029cm" svg:x="4.462cm" svg:y="13.141cm" svg:viewBox="0 0 177 30" svg:d="M0 30c49-23 96-36 177-28">
            <text:p/>
          </draw:path>
          <draw:path draw:style-name="gr89" draw:text-style-name="P20" draw:layer="layout" svg:width="0.6cm" svg:height="0.687cm" svg:x="3.91cm" svg:y="12.88cm" svg:viewBox="0 0 601 688" svg:d="M377 688c-126-74-376 31-377-221-1-282 251-494 601-464-30 219-93 598-224 685z">
            <text:p/>
          </draw:path>
          <draw:path draw:style-name="gr88" draw:text-style-name="P14" draw:layer="layout" svg:width="0.023cm" svg:height="0.09cm" svg:x="4.26cm" svg:y="12.906cm" svg:viewBox="0 0 24 91" svg:d="M0 0c19 31 27 58 23 91">
            <text:p/>
          </draw:path>
          <draw:path draw:style-name="gr88" draw:text-style-name="P14" draw:layer="layout" svg:width="0.101cm" svg:height="0.25cm" svg:x="4.275cm" svg:y="13.011cm" svg:viewBox="0 0 102 251" svg:d="M0 251c125-60 109-130 86-251">
            <text:p/>
          </draw:path>
          <draw:path draw:style-name="gr88" draw:text-style-name="P14" draw:layer="layout" svg:width="0.119cm" svg:height="0.022cm" svg:x="4.137cm" svg:y="13.156cm" svg:viewBox="0 0 120 23" svg:d="M0 23c26-26 86-28 120-16">
            <text:p/>
          </draw:path>
          <draw:path draw:style-name="gr88" draw:text-style-name="P14" draw:layer="layout" svg:width="0.118cm" svg:height="0.042cm" svg:x="3.947cm" svg:y="13.166cm" svg:viewBox="0 0 119 43" svg:d="M0 0c42 1 88 18 119 43">
            <text:p/>
          </draw:path>
          <draw:path draw:style-name="gr88" draw:text-style-name="P14" draw:layer="layout" svg:width="0.031cm" svg:height="0.108cm" svg:x="4.048cm" svg:y="13.321cm" svg:viewBox="0 0 32 109" svg:d="M4 0c-9 40-4 81 28 109">
            <text:p/>
          </draw:path>
          <draw:path draw:style-name="gr88" draw:text-style-name="P14" draw:layer="layout" svg:width="0.135cm" svg:height="0.226cm" svg:x="4.045cm" svg:y="13.308cm" svg:viewBox="0 0 136 227" svg:d="M136 0c-12 111-53 191-136 227">
            <text:p/>
          </draw:path>
          <draw:path draw:style-name="gr88" draw:text-style-name="P14" draw:layer="layout" svg:width="0.309cm" svg:height="0.093cm" svg:x="4.181cm" svg:y="12.99cm" svg:viewBox="0 0 310 94" svg:d="M310 28c-145-106-169 130-310 49">
            <text:p/>
          </draw:path>
          <draw:path draw:style-name="gr88" draw:text-style-name="P14" draw:layer="layout" svg:width="0.141cm" svg:height="0.318cm" svg:x="3.995cm" svg:y="13.012cm" svg:viewBox="0 0 142 319" svg:d="M67 0c115 134 103 313-67 319">
            <text:p/>
          </draw:path>
          <draw:path draw:style-name="gr87" draw:text-style-name="P21" draw:layer="layout" svg:width="0.6cm" svg:height="0.687cm" svg:x="3.91cm" svg:y="12.88cm" svg:viewBox="0 0 601 688" svg:d="M377 688c-126-74-376 31-377-221-1-282 251-494 601-464-30 219-93 598-224 685z">
            <text:p/>
          </draw:path>
          <draw:path draw:style-name="gr86" draw:text-style-name="P20" draw:layer="layout" svg:width="0.624cm" svg:height="0.414cm" svg:x="4.234cm" svg:y="13.24cm" svg:viewBox="0 0 625 415" svg:d="M360 2c-188 17-347 114-359 239-27 296 589 154 617 23 39-173-89-278-258-262z">
            <text:p/>
          </draw:path>
          <draw:path draw:style-name="gr88" draw:text-style-name="P14" draw:layer="layout" svg:width="0.01cm" svg:height="0.086cm" svg:x="4.51cm" svg:y="13.255cm" svg:viewBox="0 0 11 87" svg:d="M0 0c9 24 15 50 7 87">
            <text:p/>
          </draw:path>
          <draw:path draw:style-name="gr88" draw:text-style-name="P14" draw:layer="layout" svg:width="0.01cm" svg:height="0.105cm" svg:x="4.683cm" svg:y="13.512cm" svg:viewBox="0 0 11 106" svg:d="M6 0c9 36 4 71-6 106">
            <text:p/>
          </draw:path>
          <draw:path draw:style-name="gr88" draw:text-style-name="P14" draw:layer="layout" svg:width="0.241cm" svg:height="0.148cm" svg:x="4.56cm" svg:y="13.428cm" svg:viewBox="0 0 242 149" svg:d="M242 2c-70-3-207-21-242 147">
            <text:p/>
          </draw:path>
          <draw:path draw:style-name="gr88" draw:text-style-name="P14" draw:layer="layout" svg:width="0.046cm" svg:height="0.166cm" svg:x="4.35cm" svg:y="13.41cm" svg:viewBox="0 0 47 167" svg:d="M42 0c7 65 14 129-42 167">
            <text:p/>
          </draw:path>
          <draw:path draw:style-name="gr88" draw:text-style-name="P14" draw:layer="layout" svg:width="0.038cm" svg:height="0.178cm" svg:x="4.458cm" svg:y="13.477cm" svg:viewBox="0 0 39 179" svg:d="M0 179c48-51 41-124 33-179">
            <text:p/>
          </draw:path>
          <draw:path draw:style-name="gr88" draw:text-style-name="P14" draw:layer="layout" svg:width="0.381cm" svg:height="0.073cm" svg:x="4.316cm" svg:y="13.338cm" svg:viewBox="0 0 382 74" svg:d="M0 6c84 162 248-19 382-5">
            <text:p/>
          </draw:path>
          <draw:path draw:style-name="gr87" draw:text-style-name="P21" draw:layer="layout" svg:width="0.624cm" svg:height="0.414cm" svg:x="4.234cm" svg:y="13.24cm" svg:viewBox="0 0 625 415" svg:d="M360 2c-188 17-347 114-359 239-27 296 589 154 617 23 39-173-89-278-258-262z">
            <text:p/>
          </draw:path>
          <draw:path draw:style-name="gr86" draw:text-style-name="P20" draw:layer="layout" svg:width="0.238cm" svg:height="0.408cm" svg:x="4.799cm" svg:y="13.131cm" svg:viewBox="0 0 239 409" svg:d="M172 0c35 60 78 188 64 240-30 108-137 112-205 169-61-154-41-340 141-409z">
            <text:p/>
          </draw:path>
          <draw:path draw:style-name="gr87" draw:text-style-name="P21" draw:layer="layout" svg:width="0.238cm" svg:height="0.408cm" svg:x="4.799cm" svg:y="13.131cm" svg:viewBox="0 0 239 409" svg:d="M172 0c35 60 78 188 64 240-30 108-137 112-205 169-61-154-41-340 141-409z">
            <text:p/>
          </draw:path>
          <draw:path draw:style-name="gr88" draw:text-style-name="P14" draw:layer="layout" svg:width="0.059cm" svg:height="0.092cm" svg:x="4.894cm" svg:y="13.228cm" svg:viewBox="0 0 60 93" svg:d="M0 93c4-40 20-74 60-93">
            <text:p/>
          </draw:path>
          <draw:path draw:style-name="gr88" draw:text-style-name="P14" draw:layer="layout" svg:width="0.166cm" svg:height="0.047cm" svg:x="4.801cm" svg:y="13.32cm" svg:viewBox="0 0 167 48" svg:d="M0 36c48-58 138-40 167 12">
            <text:p/>
          </draw:path>
          <draw:path draw:style-name="gr88" draw:text-style-name="P14" draw:layer="layout" svg:width="0.074cm" svg:height="0.096cm" svg:x="4.853cm" svg:y="13.395cm" svg:viewBox="0 0 75 97" svg:d="M0 0c62 24 61 63 75 97">
            <text:p/>
          </draw:path>
        </draw:g>
        <draw:g draw:style-name="gr28">
          <draw:path draw:style-name="gr102" draw:text-style-name="P20" draw:layer="layout" svg:width="0.607cm" svg:height="0.567cm" svg:x="5.288cm" svg:y="7.68cm" svg:viewBox="0 0 608 568" svg:d="M608 248c-73 106-147 213-221 320-117-8-233-15-349-23-13-101-26-203-38-305 49-80 99-160 148-240 280 19 407 141 460 248z">
            <text:p/>
          </draw:path>
          <draw:path draw:style-name="gr103" draw:text-style-name="P21" draw:layer="layout" svg:width="0.607cm" svg:height="0.567cm" svg:x="5.288cm" svg:y="7.68cm" svg:viewBox="0 0 608 568" svg:d="M608 248c-73 106-147 213-221 320-117-8-233-15-349-23-13-101-26-203-38-305 49-80 99-160 148-240 280 19 407 141 460 248z">
            <text:p/>
          </draw:path>
          <draw:path draw:style-name="gr104" draw:text-style-name="P14" draw:layer="layout" svg:width="0.044cm" svg:height="0.148cm" svg:x="5.626cm" svg:y="7.9cm" svg:viewBox="0 0 45 149" svg:d="M0 0c61 40 56 99 12 149">
            <text:p/>
          </draw:path>
          <draw:path draw:style-name="gr104" draw:text-style-name="P14" draw:layer="layout" svg:width="0.105cm" svg:height="0.099cm" svg:x="5.677cm" svg:y="7.808cm" svg:viewBox="0 0 106 100" svg:d="M106 100c-15-39-65-74-106-100">
            <text:p/>
          </draw:path>
          <draw:path draw:style-name="gr104" draw:text-style-name="P14" draw:layer="layout" svg:width="0.127cm" svg:height="0.031cm" svg:x="5.428cm" svg:y="7.744cm" svg:viewBox="0 0 128 32" svg:d="M0 0c45 27 88 39 128 28">
            <text:p/>
          </draw:path>
          <draw:path draw:style-name="gr104" draw:text-style-name="P14" draw:layer="layout" svg:width="0.219cm" svg:height="0.093cm" svg:x="5.513cm" svg:y="7.76cm" svg:viewBox="0 0 220 94" svg:d="M220 0c-51 64-140 81-220 94">
            <text:p/>
          </draw:path>
          <draw:path draw:style-name="gr104" draw:text-style-name="P14" draw:layer="layout" svg:width="0.176cm" svg:height="0.029cm" svg:x="5.388cm" svg:y="7.937cm" svg:viewBox="0 0 177 30" svg:d="M0 30c49-23 96-36 177-28">
            <text:p/>
          </draw:path>
          <draw:path draw:style-name="gr105" draw:text-style-name="P20" draw:layer="layout" svg:width="0.6cm" svg:height="0.687cm" svg:x="4.836cm" svg:y="7.677cm" svg:viewBox="0 0 601 688" svg:d="M377 688c-126-74-376 31-377-221-1-282 251-494 601-464-30 219-93 598-224 685z">
            <text:p/>
          </draw:path>
          <draw:path draw:style-name="gr104" draw:text-style-name="P14" draw:layer="layout" svg:width="0.023cm" svg:height="0.09cm" svg:x="5.186cm" svg:y="7.703cm" svg:viewBox="0 0 24 91" svg:d="M0 0c19 31 27 58 23 91">
            <text:p/>
          </draw:path>
          <draw:path draw:style-name="gr104" draw:text-style-name="P14" draw:layer="layout" svg:width="0.101cm" svg:height="0.25cm" svg:x="5.201cm" svg:y="7.807cm" svg:viewBox="0 0 102 251" svg:d="M0 251c125-60 109-130 86-251">
            <text:p/>
          </draw:path>
          <draw:path draw:style-name="gr104" draw:text-style-name="P14" draw:layer="layout" svg:width="0.119cm" svg:height="0.022cm" svg:x="5.063cm" svg:y="7.953cm" svg:viewBox="0 0 120 23" svg:d="M0 23c26-26 86-28 120-16">
            <text:p/>
          </draw:path>
          <draw:path draw:style-name="gr104" draw:text-style-name="P14" draw:layer="layout" svg:width="0.118cm" svg:height="0.042cm" svg:x="4.873cm" svg:y="7.962cm" svg:viewBox="0 0 119 43" svg:d="M0 0c42 1 88 18 119 43">
            <text:p/>
          </draw:path>
          <draw:path draw:style-name="gr104" draw:text-style-name="P14" draw:layer="layout" svg:width="0.031cm" svg:height="0.108cm" svg:x="4.974cm" svg:y="8.118cm" svg:viewBox="0 0 32 109" svg:d="M4 0c-9 40-4 81 28 109">
            <text:p/>
          </draw:path>
          <draw:path draw:style-name="gr104" draw:text-style-name="P14" draw:layer="layout" svg:width="0.135cm" svg:height="0.226cm" svg:x="4.971cm" svg:y="8.105cm" svg:viewBox="0 0 136 227" svg:d="M136 0c-12 111-53 191-136 227">
            <text:p/>
          </draw:path>
          <draw:path draw:style-name="gr104" draw:text-style-name="P14" draw:layer="layout" svg:width="0.309cm" svg:height="0.093cm" svg:x="5.107cm" svg:y="7.786cm" svg:viewBox="0 0 310 94" svg:d="M310 28c-145-106-169 130-310 49">
            <text:p/>
          </draw:path>
          <draw:path draw:style-name="gr104" draw:text-style-name="P14" draw:layer="layout" svg:width="0.141cm" svg:height="0.318cm" svg:x="4.921cm" svg:y="7.809cm" svg:viewBox="0 0 142 319" svg:d="M67 0c115 134 103 313-67 319">
            <text:p/>
          </draw:path>
          <draw:path draw:style-name="gr103" draw:text-style-name="P21" draw:layer="layout" svg:width="0.6cm" svg:height="0.687cm" svg:x="4.836cm" svg:y="7.677cm" svg:viewBox="0 0 601 688" svg:d="M377 688c-126-74-376 31-377-221-1-282 251-494 601-464-30 219-93 598-224 685z">
            <text:p/>
          </draw:path>
          <draw:path draw:style-name="gr102" draw:text-style-name="P20" draw:layer="layout" svg:width="0.624cm" svg:height="0.414cm" svg:x="5.16cm" svg:y="8.036cm" svg:viewBox="0 0 625 415" svg:d="M360 2c-188 17-347 114-359 239-27 296 589 154 617 23 39-173-89-278-258-262z">
            <text:p/>
          </draw:path>
          <draw:path draw:style-name="gr104" draw:text-style-name="P14" draw:layer="layout" svg:width="0.01cm" svg:height="0.086cm" svg:x="5.436cm" svg:y="8.052cm" svg:viewBox="0 0 11 87" svg:d="M0 0c9 24 15 50 7 87">
            <text:p/>
          </draw:path>
          <draw:path draw:style-name="gr104" draw:text-style-name="P14" draw:layer="layout" svg:width="0.01cm" svg:height="0.105cm" svg:x="5.609cm" svg:y="8.309cm" svg:viewBox="0 0 11 106" svg:d="M6 0c9 36 4 71-6 106">
            <text:p/>
          </draw:path>
          <draw:path draw:style-name="gr104" draw:text-style-name="P14" draw:layer="layout" svg:width="0.241cm" svg:height="0.148cm" svg:x="5.486cm" svg:y="8.225cm" svg:viewBox="0 0 242 149" svg:d="M242 2c-70-3-207-21-242 147">
            <text:p/>
          </draw:path>
          <draw:path draw:style-name="gr104" draw:text-style-name="P14" draw:layer="layout" svg:width="0.046cm" svg:height="0.166cm" svg:x="5.277cm" svg:y="8.207cm" svg:viewBox="0 0 47 167" svg:d="M42 0c7 65 14 129-42 167">
            <text:p/>
          </draw:path>
          <draw:path draw:style-name="gr104" draw:text-style-name="P14" draw:layer="layout" svg:width="0.038cm" svg:height="0.178cm" svg:x="5.384cm" svg:y="8.273cm" svg:viewBox="0 0 39 179" svg:d="M0 179c48-51 41-124 33-179">
            <text:p/>
          </draw:path>
          <draw:path draw:style-name="gr104" draw:text-style-name="P14" draw:layer="layout" svg:width="0.381cm" svg:height="0.073cm" svg:x="5.242cm" svg:y="8.135cm" svg:viewBox="0 0 382 74" svg:d="M0 6c84 162 248-19 382-5">
            <text:p/>
          </draw:path>
          <draw:path draw:style-name="gr103" draw:text-style-name="P21" draw:layer="layout" svg:width="0.624cm" svg:height="0.414cm" svg:x="5.16cm" svg:y="8.036cm" svg:viewBox="0 0 625 415" svg:d="M360 2c-188 17-347 114-359 239-27 296 589 154 617 23 39-173-89-278-258-262z">
            <text:p/>
          </draw:path>
          <draw:path draw:style-name="gr102" draw:text-style-name="P20" draw:layer="layout" svg:width="0.238cm" svg:height="0.408cm" svg:x="5.726cm" svg:y="7.928cm" svg:viewBox="0 0 239 409" svg:d="M172 0c35 60 78 188 64 240-30 108-137 112-205 169-61-154-41-340 141-409z">
            <text:p/>
          </draw:path>
          <draw:path draw:style-name="gr103" draw:text-style-name="P21" draw:layer="layout" svg:width="0.238cm" svg:height="0.408cm" svg:x="5.726cm" svg:y="7.928cm" svg:viewBox="0 0 239 409" svg:d="M172 0c35 60 78 188 64 240-30 108-137 112-205 169-61-154-41-340 141-409z">
            <text:p/>
          </draw:path>
          <draw:path draw:style-name="gr104" draw:text-style-name="P14" draw:layer="layout" svg:width="0.059cm" svg:height="0.092cm" svg:x="5.821cm" svg:y="8.025cm" svg:viewBox="0 0 60 93" svg:d="M0 93c4-40 20-74 60-93">
            <text:p/>
          </draw:path>
          <draw:path draw:style-name="gr104" draw:text-style-name="P14" draw:layer="layout" svg:width="0.166cm" svg:height="0.047cm" svg:x="5.727cm" svg:y="8.117cm" svg:viewBox="0 0 167 48" svg:d="M0 36c48-58 138-40 167 12">
            <text:p/>
          </draw:path>
          <draw:path draw:style-name="gr104" draw:text-style-name="P14" draw:layer="layout" svg:width="0.074cm" svg:height="0.096cm" svg:x="5.779cm" svg:y="8.191cm" svg:viewBox="0 0 75 97" svg:d="M0 0c62 24 61 63 75 97">
            <text:p/>
          </draw:path>
        </draw:g>
        <draw:g draw:style-name="gr28">
          <draw:path draw:style-name="gr86" draw:text-style-name="P20" draw:layer="layout" svg:width="0.607cm" svg:height="0.567cm" svg:x="8.27cm" svg:y="7.253cm" svg:viewBox="0 0 608 568" svg:d="M608 248c-73 106-147 213-221 320-117-8-233-15-349-23-13-101-26-203-38-305 49-80 99-160 148-240 280 19 407 141 460 248z">
            <text:p/>
          </draw:path>
          <draw:path draw:style-name="gr87" draw:text-style-name="P21" draw:layer="layout" svg:width="0.607cm" svg:height="0.567cm" svg:x="8.27cm" svg:y="7.253cm" svg:viewBox="0 0 608 568" svg:d="M608 248c-73 106-147 213-221 320-117-8-233-15-349-23-13-101-26-203-38-305 49-80 99-160 148-240 280 19 407 141 460 248z">
            <text:p/>
          </draw:path>
          <draw:path draw:style-name="gr88" draw:text-style-name="P14" draw:layer="layout" svg:width="0.044cm" svg:height="0.148cm" svg:x="8.607cm" svg:y="7.473cm" svg:viewBox="0 0 45 149" svg:d="M0 0c61 40 56 99 12 149">
            <text:p/>
          </draw:path>
          <draw:path draw:style-name="gr88" draw:text-style-name="P14" draw:layer="layout" svg:width="0.105cm" svg:height="0.099cm" svg:x="8.658cm" svg:y="7.381cm" svg:viewBox="0 0 106 100" svg:d="M106 100c-15-39-65-74-106-100">
            <text:p/>
          </draw:path>
          <draw:path draw:style-name="gr88" draw:text-style-name="P14" draw:layer="layout" svg:width="0.127cm" svg:height="0.031cm" svg:x="8.409cm" svg:y="7.317cm" svg:viewBox="0 0 128 32" svg:d="M0 0c45 27 88 39 128 28">
            <text:p/>
          </draw:path>
          <draw:path draw:style-name="gr88" draw:text-style-name="P14" draw:layer="layout" svg:width="0.219cm" svg:height="0.093cm" svg:x="8.494cm" svg:y="7.333cm" svg:viewBox="0 0 220 94" svg:d="M220 0c-51 64-140 81-220 94">
            <text:p/>
          </draw:path>
          <draw:path draw:style-name="gr88" draw:text-style-name="P14" draw:layer="layout" svg:width="0.176cm" svg:height="0.029cm" svg:x="8.369cm" svg:y="7.51cm" svg:viewBox="0 0 177 30" svg:d="M0 30c49-23 96-36 177-28">
            <text:p/>
          </draw:path>
          <draw:path draw:style-name="gr89" draw:text-style-name="P20" draw:layer="layout" svg:width="0.6cm" svg:height="0.687cm" svg:x="7.817cm" svg:y="7.25cm" svg:viewBox="0 0 601 688" svg:d="M377 688c-126-74-376 31-377-221-1-282 251-494 601-464-30 219-93 598-224 685z">
            <text:p/>
          </draw:path>
          <draw:path draw:style-name="gr88" draw:text-style-name="P14" draw:layer="layout" svg:width="0.023cm" svg:height="0.09cm" svg:x="8.167cm" svg:y="7.276cm" svg:viewBox="0 0 24 91" svg:d="M0 0c19 31 27 58 23 91">
            <text:p/>
          </draw:path>
          <draw:path draw:style-name="gr88" draw:text-style-name="P14" draw:layer="layout" svg:width="0.101cm" svg:height="0.25cm" svg:x="8.182cm" svg:y="7.38cm" svg:viewBox="0 0 102 251" svg:d="M0 251c125-60 109-130 86-251">
            <text:p/>
          </draw:path>
          <draw:path draw:style-name="gr88" draw:text-style-name="P14" draw:layer="layout" svg:width="0.119cm" svg:height="0.022cm" svg:x="8.044cm" svg:y="7.526cm" svg:viewBox="0 0 120 23" svg:d="M0 23c26-26 86-28 120-16">
            <text:p/>
          </draw:path>
          <draw:path draw:style-name="gr88" draw:text-style-name="P14" draw:layer="layout" svg:width="0.118cm" svg:height="0.042cm" svg:x="7.855cm" svg:y="7.535cm" svg:viewBox="0 0 119 43" svg:d="M0 0c42 1 88 18 119 43">
            <text:p/>
          </draw:path>
          <draw:path draw:style-name="gr88" draw:text-style-name="P14" draw:layer="layout" svg:width="0.031cm" svg:height="0.108cm" svg:x="7.955cm" svg:y="7.691cm" svg:viewBox="0 0 32 109" svg:d="M4 0c-9 40-4 81 28 109">
            <text:p/>
          </draw:path>
          <draw:path draw:style-name="gr88" draw:text-style-name="P14" draw:layer="layout" svg:width="0.135cm" svg:height="0.226cm" svg:x="7.952cm" svg:y="7.678cm" svg:viewBox="0 0 136 227" svg:d="M136 0c-12 111-53 191-136 227">
            <text:p/>
          </draw:path>
          <draw:path draw:style-name="gr88" draw:text-style-name="P14" draw:layer="layout" svg:width="0.309cm" svg:height="0.093cm" svg:x="8.088cm" svg:y="7.359cm" svg:viewBox="0 0 310 94" svg:d="M310 28c-145-106-169 130-310 49">
            <text:p/>
          </draw:path>
          <draw:path draw:style-name="gr88" draw:text-style-name="P14" draw:layer="layout" svg:width="0.141cm" svg:height="0.318cm" svg:x="7.902cm" svg:y="7.382cm" svg:viewBox="0 0 142 319" svg:d="M67 0c115 134 103 313-67 319">
            <text:p/>
          </draw:path>
          <draw:path draw:style-name="gr87" draw:text-style-name="P21" draw:layer="layout" svg:width="0.6cm" svg:height="0.687cm" svg:x="7.817cm" svg:y="7.25cm" svg:viewBox="0 0 601 688" svg:d="M377 688c-126-74-376 31-377-221-1-282 251-494 601-464-30 219-93 598-224 685z">
            <text:p/>
          </draw:path>
          <draw:path draw:style-name="gr86" draw:text-style-name="P20" draw:layer="layout" svg:width="0.624cm" svg:height="0.414cm" svg:x="8.141cm" svg:y="7.609cm" svg:viewBox="0 0 625 415" svg:d="M360 2c-188 17-347 114-359 239-27 296 589 154 617 23 39-173-89-278-258-262z">
            <text:p/>
          </draw:path>
          <draw:path draw:style-name="gr88" draw:text-style-name="P14" draw:layer="layout" svg:width="0.01cm" svg:height="0.086cm" svg:x="8.417cm" svg:y="7.625cm" svg:viewBox="0 0 11 87" svg:d="M0 0c9 24 15 50 7 87">
            <text:p/>
          </draw:path>
          <draw:path draw:style-name="gr88" draw:text-style-name="P14" draw:layer="layout" svg:width="0.01cm" svg:height="0.105cm" svg:x="8.59cm" svg:y="7.882cm" svg:viewBox="0 0 11 106" svg:d="M6 0c9 36 4 71-6 106">
            <text:p/>
          </draw:path>
          <draw:path draw:style-name="gr88" draw:text-style-name="P14" draw:layer="layout" svg:width="0.241cm" svg:height="0.148cm" svg:x="8.467cm" svg:y="7.798cm" svg:viewBox="0 0 242 149" svg:d="M242 2c-70-3-207-21-242 147">
            <text:p/>
          </draw:path>
          <draw:path draw:style-name="gr88" draw:text-style-name="P14" draw:layer="layout" svg:width="0.046cm" svg:height="0.166cm" svg:x="8.258cm" svg:y="7.78cm" svg:viewBox="0 0 47 167" svg:d="M42 0c7 65 14 129-42 167">
            <text:p/>
          </draw:path>
          <draw:path draw:style-name="gr88" draw:text-style-name="P14" draw:layer="layout" svg:width="0.038cm" svg:height="0.178cm" svg:x="8.365cm" svg:y="7.846cm" svg:viewBox="0 0 39 179" svg:d="M0 179c48-51 41-124 33-179">
            <text:p/>
          </draw:path>
          <draw:path draw:style-name="gr88" draw:text-style-name="P14" draw:layer="layout" svg:width="0.381cm" svg:height="0.073cm" svg:x="8.223cm" svg:y="7.708cm" svg:viewBox="0 0 382 74" svg:d="M0 6c84 162 248-19 382-5">
            <text:p/>
          </draw:path>
          <draw:path draw:style-name="gr87" draw:text-style-name="P21" draw:layer="layout" svg:width="0.624cm" svg:height="0.414cm" svg:x="8.141cm" svg:y="7.609cm" svg:viewBox="0 0 625 415" svg:d="M360 2c-188 17-347 114-359 239-27 296 589 154 617 23 39-173-89-278-258-262z">
            <text:p/>
          </draw:path>
          <draw:path draw:style-name="gr86" draw:text-style-name="P20" draw:layer="layout" svg:width="0.238cm" svg:height="0.408cm" svg:x="8.707cm" svg:y="7.501cm" svg:viewBox="0 0 239 409" svg:d="M172 0c35 60 78 188 64 240-30 108-137 112-205 169-61-154-41-340 141-409z">
            <text:p/>
          </draw:path>
          <draw:path draw:style-name="gr87" draw:text-style-name="P21" draw:layer="layout" svg:width="0.238cm" svg:height="0.408cm" svg:x="8.707cm" svg:y="7.501cm" svg:viewBox="0 0 239 409" svg:d="M172 0c35 60 78 188 64 240-30 108-137 112-205 169-61-154-41-340 141-409z">
            <text:p/>
          </draw:path>
          <draw:path draw:style-name="gr88" draw:text-style-name="P14" draw:layer="layout" svg:width="0.059cm" svg:height="0.092cm" svg:x="8.802cm" svg:y="7.598cm" svg:viewBox="0 0 60 93" svg:d="M0 93c4-40 20-74 60-93">
            <text:p/>
          </draw:path>
          <draw:path draw:style-name="gr88" draw:text-style-name="P14" draw:layer="layout" svg:width="0.166cm" svg:height="0.047cm" svg:x="8.708cm" svg:y="7.69cm" svg:viewBox="0 0 167 48" svg:d="M0 36c48-58 138-40 167 12">
            <text:p/>
          </draw:path>
          <draw:path draw:style-name="gr88" draw:text-style-name="P14" draw:layer="layout" svg:width="0.074cm" svg:height="0.096cm" svg:x="8.76cm" svg:y="7.764cm" svg:viewBox="0 0 75 97" svg:d="M0 0c62 24 61 63 75 97">
            <text:p/>
          </draw:path>
        </draw:g>
        <draw:custom-shape draw:style-name="gr106" draw:text-style-name="P45" draw:layer="layout" svg:width="5.45cm" svg:height="3.173cm" draw:transform="rotate (0.168598805742652) translate (10.739cm 9.51cm)">
          <text:p/>
          <draw:enhanced-geometry svg:viewBox="0 0 21600 21600" draw:mirror-vertical="false" draw:mirror-horizontal="false" draw:text-areas="0 0 21600 21600" draw:type="circular-arrow" draw:modifiers="-84.5525784798735 -0.446791632895366 7015.397678852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ge>
      <draw:page draw:name="page10" draw:style-name="dp1" draw:master-page-name="標準">
        <draw:polyline draw:style-name="gr107" draw:text-style-name="P13" draw:layer="layout" svg:width="3.465cm" svg:height="6.148cm" draw:transform="rotate (-0.942652329002138) translate (4.78290363205065cm 3.68432973579472cm)" svg:viewBox="0 0 3466 6149" draw:points="0,0 2795,0 1454,2348 3466,3019 2796,6149">
          <text:p/>
        </draw:polyline>
        <draw:polyline draw:style-name="gr107" draw:text-style-name="P13" draw:layer="layout" svg:width="7.88cm" svg:height="4.356cm" draw:transform="rotate (-0.827635131295711) translate (2.07180493270813cm 3.79675768819481cm)" svg:viewBox="0 0 7881 4357" draw:points="0,427 2926,427 1879,2670 4848,1324 7027,0 7881,2350 6194,4293 3823,4357">
          <text:p/>
        </draw:polyline>
        <draw:line draw:style-name="gr107" draw:text-style-name="P13" draw:layer="layout" svg:x1="4.783cm" svg:y1="3.684cm" svg:x2="1.758cm" svg:y2="4.085cm">
          <text:p/>
        </draw:line>
        <draw:custom-shape draw:style-name="gr108" draw:text-style-name="P40" draw:layer="layout" svg:width="2.75cm" svg:height="2cm" draw:transform="rotate (1.56503674026332) translate (8cm 8.988cm)">
          <text:p/>
          <draw:enhanced-geometry svg:viewBox="0 0 21600 21600" draw:text-areas="?f0 0 ?f2 ?f5" draw:type="down-arrow" draw:modifiers="10774.8083972009 4438.2651491848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46" draw:layer="layout" svg:width="1.25cm" svg:height="1.5cm" svg:x="0.75cm" svg:y="6.25cm">
          <text:p/>
          <draw:enhanced-geometry svg:viewBox="0 0 780 907" draw:type="non-primitive" draw:enhanced-path="M 390 0 L 492 276 780 228 594 457 780 679 492 631 390 907 288 631 0 679 186 457 0 228 288 276 390 0 Z N"/>
        </draw:custom-shape>
        <draw:polyline draw:style-name="gr107" draw:text-style-name="P13" draw:layer="layout" svg:width="3.465cm" svg:height="6.148cm" draw:transform="rotate (-0.942652329002138) translate (14.6959036320507cm 3.51132973579472cm)" svg:viewBox="0 0 3466 6149" draw:points="0,0 2795,0 1454,2348 3466,3019 2796,6149">
          <text:p/>
        </draw:polyline>
        <draw:polyline draw:style-name="gr107" draw:text-style-name="P13" draw:layer="layout" svg:width="7.88cm" svg:height="4.356cm" draw:transform="skewX (1.08490380899175E-016) rotate (-0.827635131295711) translate (11.9848049327081cm 3.62375768819481cm)" svg:viewBox="0 0 7881 4357" draw:points="0,427 2926,427 1879,2670 4848,1324 7027,0 7881,2350 6194,4293 3823,4357">
          <text:p/>
        </draw:polyline>
        <draw:line draw:style-name="gr107" draw:text-style-name="P13" draw:layer="layout" svg:x1="14.696cm" svg:y1="3.511cm" svg:x2="11.671cm" svg:y2="3.912cm">
          <text:p/>
        </draw:line>
        <draw:custom-shape draw:style-name="gr109" draw:text-style-name="P46" draw:layer="layout" svg:width="1.25cm" svg:height="1.5cm" svg:x="10.663cm" svg:y="6.077cm">
          <text:p/>
          <draw:enhanced-geometry svg:viewBox="0 0 780 907" draw:type="non-primitive" draw:enhanced-path="M 390 0 L 492 276 780 228 594 457 780 679 492 631 390 907 288 631 0 679 186 457 0 228 288 276 390 0 Z N"/>
        </draw:custom-shape>
        <draw:custom-shape draw:style-name="gr110" draw:text-style-name="P47" draw:layer="layout" svg:width="1.25cm" svg:height="1.5cm" svg:x="13cm" svg:y="5.25cm">
          <text:p/>
          <draw:enhanced-geometry svg:viewBox="0 0 780 907" draw:type="non-primitive" draw:enhanced-path="M 390 0 L 492 276 780 228 594 457 780 679 492 631 390 907 288 631 0 679 186 457 0 228 288 276 390 0 Z N"/>
        </draw:custom-shape>
        <draw:custom-shape draw:style-name="gr110" draw:text-style-name="P47" draw:layer="layout" svg:width="1.25cm" svg:height="1.5cm" svg:x="13.75cm" svg:y="7.5cm">
          <text:p/>
          <draw:enhanced-geometry svg:viewBox="0 0 780 907" draw:type="non-primitive" draw:enhanced-path="M 390 0 L 492 276 780 228 594 457 780 679 492 631 390 907 288 631 0 679 186 457 0 228 288 276 390 0 Z N"/>
        </draw:custom-shape>
        <draw:custom-shape draw:style-name="gr108" draw:text-style-name="P40" draw:layer="layout" svg:width="2.75cm" svg:height="2cm" draw:transform="rotate (1.56503674026332) translate (18.25cm 8.988cm)">
          <text:p/>
          <draw:enhanced-geometry svg:viewBox="0 0 21600 21600" draw:text-areas="?f0 0 ?f2 ?f5" draw:type="down-arrow" draw:modifiers="10774.8083972009 4438.2651491848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line draw:style-name="gr107" draw:text-style-name="P13" draw:layer="layout" svg:width="3.465cm" svg:height="6.148cm" draw:transform="rotate (-0.942652329002138) translate (24.9459036320507cm 3.51132973579472cm)" svg:viewBox="0 0 3466 6149" draw:points="0,0 2795,0 1454,2348 3466,3019 2796,6149">
          <text:p/>
        </draw:polyline>
        <draw:polyline draw:style-name="gr107" draw:text-style-name="P13" draw:layer="layout" svg:width="7.88cm" svg:height="4.356cm" draw:transform="rotate (-0.827635131295711) translate (22.2348049327081cm 3.62375768819481cm)" svg:viewBox="0 0 7881 4357" draw:points="0,427 2926,427 1879,2670 4848,1324 7027,0 7881,2350 6194,4293 3823,4357">
          <text:p/>
        </draw:polyline>
        <draw:line draw:style-name="gr107" draw:text-style-name="P13" draw:layer="layout" svg:x1="24.946cm" svg:y1="3.511cm" svg:x2="21.921cm" svg:y2="3.912cm">
          <text:p/>
        </draw:line>
        <draw:custom-shape draw:style-name="gr111" draw:text-style-name="P48" draw:layer="layout" svg:width="1.25cm" svg:height="1.5cm" svg:x="26.5cm" svg:y="7.887cm">
          <text:p/>
          <draw:enhanced-geometry svg:viewBox="0 0 780 907" draw:type="non-primitive" draw:enhanced-path="M 390 0 L 492 276 780 228 594 457 780 679 492 631 390 907 288 631 0 679 186 457 0 228 288 276 390 0 Z N"/>
        </draw:custom-shape>
        <draw:custom-shape draw:style-name="gr111" draw:text-style-name="P48" draw:layer="layout" svg:width="1.25cm" svg:height="1.5cm" svg:x="21cm" svg:y="8.75cm">
          <text:p/>
          <draw:enhanced-geometry svg:viewBox="0 0 780 907" draw:type="non-primitive" draw:enhanced-path="M 390 0 L 492 276 780 228 594 457 780 679 492 631 390 907 288 631 0 679 186 457 0 228 288 276 390 0 Z N"/>
        </draw:custom-shape>
        <draw:custom-shape draw:style-name="gr111" draw:text-style-name="P48" draw:layer="layout" svg:width="1.25cm" svg:height="1.5cm" svg:x="21.5cm" svg:y="3.25cm">
          <text:p/>
          <draw:enhanced-geometry svg:viewBox="0 0 780 907" draw:type="non-primitive" draw:enhanced-path="M 390 0 L 492 276 780 228 594 457 780 679 492 631 390 907 288 631 0 679 186 457 0 228 288 276 390 0 Z N"/>
        </draw:custom-shape>
        <draw:custom-shape draw:style-name="gr111" draw:text-style-name="P48" draw:layer="layout" svg:width="1.25cm" svg:height="1.5cm" svg:x="26cm" svg:y="5cm">
          <text:p/>
          <draw:enhanced-geometry svg:viewBox="0 0 780 907" draw:type="non-primitive" draw:enhanced-path="M 390 0 L 492 276 780 228 594 457 780 679 492 631 390 907 288 631 0 679 186 457 0 228 288 276 390 0 Z N"/>
        </draw:custom-shape>
        <draw:custom-shape draw:style-name="gr109" draw:text-style-name="P46" draw:layer="layout" svg:width="1.25cm" svg:height="1.5cm" svg:x="20.913cm" svg:y="6.077cm">
          <text:p/>
          <draw:enhanced-geometry svg:viewBox="0 0 780 907" draw:type="non-primitive" draw:enhanced-path="M 390 0 L 492 276 780 228 594 457 780 679 492 631 390 907 288 631 0 679 186 457 0 228 288 276 390 0 Z N"/>
        </draw:custom-shape>
        <draw:custom-shape draw:style-name="gr110" draw:text-style-name="P47" draw:layer="layout" svg:width="1.25cm" svg:height="1.5cm" svg:x="23.25cm" svg:y="5.25cm">
          <text:p/>
          <draw:enhanced-geometry svg:viewBox="0 0 780 907" draw:type="non-primitive" draw:enhanced-path="M 390 0 L 492 276 780 228 594 457 780 679 492 631 390 907 288 631 0 679 186 457 0 228 288 276 390 0 Z N"/>
        </draw:custom-shape>
        <draw:custom-shape draw:style-name="gr110" draw:text-style-name="P47" draw:layer="layout" svg:width="1.25cm" svg:height="1.5cm" svg:x="24cm" svg:y="7.5cm">
          <text:p/>
          <draw:enhanced-geometry svg:viewBox="0 0 780 907" draw:type="non-primitive" draw:enhanced-path="M 390 0 L 492 276 780 228 594 457 780 679 492 631 390 907 288 631 0 679 186 457 0 228 288 276 390 0 Z N"/>
        </draw:custom-shape>
        <draw:custom-shape draw:style-name="gr112" draw:text-style-name="P6" draw:layer="layout" svg:width="0.999cm" svg:height="0.999cm" svg:x="1cm" svg:y="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4.251cm" svg:y="3.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6.001cm" svg:y="5.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3.251cm" svg:y="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3.751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6.25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5cm" svg:y="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2.751cm" svg:y="10.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1.001cm" svg:y="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24.5cm" svg:y="2.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25.24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23cm" svg:y="1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10.9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14.151cm" svg:y="2.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15.901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16.151cm" svg:y="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14.9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12.651cm" svg:y="1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6" draw:layer="layout" svg:width="0.999cm" svg:height="0.999cm" svg:x="10.901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標準">
        <draw:custom-shape draw:style-name="gr113" draw:text-style-name="P6" draw:layer="layout" svg:width="20.75cm" svg:height="12.012cm" svg:x="4.25cm" svg:y="4.238cm">
          <text:p/>
          <draw:enhanced-geometry svg:viewBox="0 0 21600 21600" draw:type="rectangle" draw:enhanced-path="M 0 0 L 21600 0 21600 21600 0 21600 0 0 Z N"/>
        </draw:custom-shape>
        <draw:g draw:style-name="gr28">
          <draw:path draw:style-name="gr53" draw:text-style-name="P20" draw:layer="layout" svg:width="2.075cm" svg:height="1.912cm" svg:x="10.545cm" svg:y="13.21cm" svg:viewBox="0 0 2076 1913" svg:d="M2076 833c-252 360-504 720-756 1080-398-26-795-52-1192-77-43-343-85-685-128-1028 169-269 338-539 506-808 955 65 1389 476 1570 833z">
            <text:p/>
          </draw:path>
          <draw:path draw:style-name="gr54" draw:text-style-name="P21" draw:layer="layout" svg:width="2.075cm" svg:height="1.912cm" svg:x="10.545cm" svg:y="13.21cm" svg:viewBox="0 0 2076 1913" svg:d="M2076 833c-252 360-504 720-756 1080-398-26-795-52-1192-77-43-343-85-685-128-1028 169-269 338-539 506-808 955 65 1389 476 1570 833z">
            <text:p/>
          </draw:path>
          <draw:path draw:style-name="gr55" draw:text-style-name="P14" draw:layer="layout" svg:width="0.153cm" svg:height="0.5cm" svg:x="11.696cm" svg:y="13.95cm" svg:viewBox="0 0 154 501" svg:d="M0 0c206 135 191 334 40 501">
            <text:p/>
          </draw:path>
          <draw:path draw:style-name="gr55" draw:text-style-name="P14" draw:layer="layout" svg:width="0.36cm" svg:height="0.337cm" svg:x="11.87cm" svg:y="13.641cm" svg:viewBox="0 0 361 338" svg:d="M361 338c-50-133-220-251-361-338">
            <text:p/>
          </draw:path>
          <draw:path draw:style-name="gr55" draw:text-style-name="P14" draw:layer="layout" svg:width="0.438cm" svg:height="0.107cm" svg:x="11.02cm" svg:y="13.423cm" svg:viewBox="0 0 439 108" svg:d="M0 0c154 91 302 130 439 96">
            <text:p/>
          </draw:path>
          <draw:path draw:style-name="gr55" draw:text-style-name="P14" draw:layer="layout" svg:width="0.751cm" svg:height="0.315cm" svg:x="11.311cm" svg:y="13.48cm" svg:viewBox="0 0 752 316" svg:d="M752 0c-174 217-477 275-752 316">
            <text:p/>
          </draw:path>
          <draw:path draw:style-name="gr55" draw:text-style-name="P14" draw:layer="layout" svg:width="0.601cm" svg:height="0.101cm" svg:x="10.882cm" svg:y="14.077cm" svg:viewBox="0 0 602 102" svg:d="M0 102c165-79 329-121 602-94">
            <text:p/>
          </draw:path>
          <draw:path draw:style-name="gr56" draw:text-style-name="P20" draw:layer="layout" svg:width="2.051cm" svg:height="2.318cm" svg:x="8.999cm" svg:y="13.2cm" svg:viewBox="0 0 2052 2319" svg:d="M1288 2319c-430-249-1286 104-1288-746-2-949 855-1666 2052-1563-105 737-320 2013-764 2309z">
            <text:p/>
          </draw:path>
          <draw:path draw:style-name="gr55" draw:text-style-name="P14" draw:layer="layout" svg:width="0.08cm" svg:height="0.306cm" svg:x="10.195cm" svg:y="13.286cm" svg:viewBox="0 0 81 307" svg:d="M0 0c65 104 93 195 77 307">
            <text:p/>
          </draw:path>
          <draw:path draw:style-name="gr55" draw:text-style-name="P14" draw:layer="layout" svg:width="0.347cm" svg:height="0.844cm" svg:x="10.246cm" svg:y="13.639cm" svg:viewBox="0 0 348 845" svg:d="M0 845c428-200 372-439 295-845">
            <text:p/>
          </draw:path>
          <draw:path draw:style-name="gr55" draw:text-style-name="P14" draw:layer="layout" svg:width="0.411cm" svg:height="0.076cm" svg:x="9.774cm" svg:y="14.127cm" svg:viewBox="0 0 412 77" svg:d="M0 77c89-86 293-94 412-54">
            <text:p/>
          </draw:path>
          <draw:path draw:style-name="gr55" draw:text-style-name="P14" draw:layer="layout" svg:width="0.403cm" svg:height="0.146cm" svg:x="9.128cm" svg:y="14.161cm" svg:viewBox="0 0 404 147" svg:d="M0 0c143 5 299 61 404 147">
            <text:p/>
          </draw:path>
          <draw:path draw:style-name="gr55" draw:text-style-name="P14" draw:layer="layout" svg:width="0.108cm" svg:height="0.366cm" svg:x="9.471cm" svg:y="14.684cm" svg:viewBox="0 0 109 367" svg:d="M13 0c-29 136-15 275 96 367">
            <text:p/>
          </draw:path>
          <draw:path draw:style-name="gr55" draw:text-style-name="P14" draw:layer="layout" svg:width="0.463cm" svg:height="0.764cm" svg:x="9.461cm" svg:y="14.64cm" svg:viewBox="0 0 464 765" svg:d="M464 0c-40 374-179 645-464 765">
            <text:p/>
          </draw:path>
          <draw:path draw:style-name="gr55" draw:text-style-name="P14" draw:layer="layout" svg:width="1.057cm" svg:height="0.315cm" svg:x="9.923cm" svg:y="13.568cm" svg:viewBox="0 0 1058 316" svg:d="M1058 94c-495-357-577 437-1058 164">
            <text:p/>
          </draw:path>
          <draw:path draw:style-name="gr55" draw:text-style-name="P14" draw:layer="layout" svg:width="0.486cm" svg:height="1.074cm" svg:x="9.289cm" svg:y="13.644cm" svg:viewBox="0 0 487 1075" svg:d="M228 0c394 450 355 1055-228 1075">
            <text:p/>
          </draw:path>
          <draw:path draw:style-name="gr54" draw:text-style-name="P21" draw:layer="layout" svg:width="2.051cm" svg:height="2.318cm" svg:x="8.999cm" svg:y="13.2cm" svg:viewBox="0 0 2052 2319" svg:d="M1288 2319c-430-249-1286 104-1288-746-2-949 855-1666 2052-1563-105 737-320 2013-764 2309z">
            <text:p/>
          </draw:path>
          <draw:path draw:style-name="gr53" draw:text-style-name="P20" draw:layer="layout" svg:width="2.132cm" svg:height="1.4cm" svg:x="10.105cm" svg:y="14.411cm" svg:viewBox="0 0 2133 1401" svg:d="M1229 5c-644 59-1186 386-1226 807-93 998 2009 520 2107 79 130-583-305-939-881-886z">
            <text:p/>
          </draw:path>
          <draw:path draw:style-name="gr55" draw:text-style-name="P14" draw:layer="layout" svg:width="0.036cm" svg:height="0.291cm" svg:x="11.047cm" svg:y="14.461cm" svg:viewBox="0 0 37 292" svg:d="M0 0c30 80 51 166 25 292">
            <text:p/>
          </draw:path>
          <draw:path draw:style-name="gr55" draw:text-style-name="P14" draw:layer="layout" svg:width="0.035cm" svg:height="0.358cm" svg:x="11.638cm" svg:y="15.329cm" svg:viewBox="0 0 36 359" svg:d="M19 0c31 120 15 239-19 359">
            <text:p/>
          </draw:path>
          <draw:path draw:style-name="gr55" draw:text-style-name="P14" draw:layer="layout" svg:width="0.825cm" svg:height="0.501cm" svg:x="11.219cm" svg:y="15.046cm" svg:viewBox="0 0 826 502" svg:d="M826 5c-240-6-708-70-826 497">
            <text:p/>
          </draw:path>
          <draw:path draw:style-name="gr55" draw:text-style-name="P14" draw:layer="layout" svg:width="0.159cm" svg:height="0.561cm" svg:x="10.504cm" svg:y="14.983cm" svg:viewBox="0 0 160 562" svg:d="M143 0c26 218 47 434-143 562">
            <text:p/>
          </draw:path>
          <draw:path draw:style-name="gr55" draw:text-style-name="P14" draw:layer="layout" svg:width="0.132cm" svg:height="0.604cm" svg:x="10.87cm" svg:y="15.207cm" svg:viewBox="0 0 133 605" svg:d="M0 605c162-176 141-420 115-605">
            <text:p/>
          </draw:path>
          <draw:path draw:style-name="gr55" draw:text-style-name="P14" draw:layer="layout" svg:width="1.303cm" svg:height="0.247cm" svg:x="10.386cm" svg:y="14.742cm" svg:viewBox="0 0 1304 248" svg:d="M0 21c286 544 845-65 1304-18">
            <text:p/>
          </draw:path>
          <draw:path draw:style-name="gr54" draw:text-style-name="P21" draw:layer="layout" svg:width="2.132cm" svg:height="1.4cm" svg:x="10.105cm" svg:y="14.411cm" svg:viewBox="0 0 2133 1401" svg:d="M1229 5c-644 59-1186 386-1226 807-93 998 2009 520 2107 79 130-583-305-939-881-886z">
            <text:p/>
          </draw:path>
          <draw:path draw:style-name="gr53" draw:text-style-name="P20" draw:layer="layout" svg:width="0.813cm" svg:height="1.377cm" svg:x="12.036cm" svg:y="14.043cm" svg:viewBox="0 0 814 1378" svg:d="M585 0c123 203 269 633 220 807-103 366-467 381-700 571-206-519-139-1145 480-1378z">
            <text:p/>
          </draw:path>
          <draw:path draw:style-name="gr54" draw:text-style-name="P21" draw:layer="layout" svg:width="0.813cm" svg:height="1.377cm" svg:x="12.036cm" svg:y="14.043cm" svg:viewBox="0 0 814 1378" svg:d="M585 0c123 203 269 633 220 807-103 366-467 381-700 571-206-519-139-1145 480-1378z">
            <text:p/>
          </draw:path>
          <draw:path draw:style-name="gr55" draw:text-style-name="P14" draw:layer="layout" svg:width="0.204cm" svg:height="0.314cm" svg:x="12.359cm" svg:y="14.371cm" svg:viewBox="0 0 205 315" svg:d="M0 315c15-137 68-253 205-315">
            <text:p/>
          </draw:path>
          <draw:path draw:style-name="gr55" draw:text-style-name="P14" draw:layer="layout" svg:width="0.569cm" svg:height="0.162cm" svg:x="12.041cm" svg:y="14.682cm" svg:viewBox="0 0 570 163" svg:d="M0 122c162-197 472-135 570 41">
            <text:p/>
          </draw:path>
          <draw:path draw:style-name="gr55" draw:text-style-name="P14" draw:layer="layout" svg:width="0.255cm" svg:height="0.327cm" svg:x="12.219cm" svg:y="14.931cm" svg:viewBox="0 0 256 328" svg:d="M0 0c213 81 209 210 256 328">
            <text:p/>
          </draw:path>
        </draw:g>
        <draw:custom-shape draw:style-name="gr114" draw:text-style-name="P20" draw:layer="layout" svg:width="9.48cm" svg:height="8.561cm" svg:x="12.77cm" svg:y="5.75cm">
          <text:p/>
          <draw:enhanced-geometry svg:viewBox="0 0 21600 21600" draw:text-areas="3000 3320 17110 17330" draw:type="cloud-callout" draw:modifiers="-1749.68885138698 19513.66503153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15" draw:text-style-name="P15" draw:layer="layout" svg:width="6cm" svg:height="6cm" svg:x="4.35cm" svg:y="6.5cm">
          <text:p text:style-name="P14">文化</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49" draw:layer="layout" svg:width="1.904cm" svg:height="7.164cm" draw:transform="rotate (1.5707963267949) translate (13.586cm 6.1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6" draw:layer="layout" svg:width="0.75cm" svg:height="0.749cm" svg:x="15.2cm" svg:y="9.5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17" draw:text-style-name="P6" draw:layer="layout" svg:width="0.5cm" svg:height="0.5cm" svg:x="15.95cm" svg:y="13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0" draw:text-style-name="P6" draw:layer="layout" svg:width="0.25cm" svg:height="0.25cm" svg:x="13.25cm" svg:y="11.5cm">
          <text:p/>
          <draw:enhanced-geometry svg:viewBox="0 0 780 907" draw:type="non-primitive" draw:enhanced-path="M 390 0 L 492 276 780 228 594 457 780 679 492 631 390 907 288 631 0 679 186 457 0 228 288 276 390 0 Z N"/>
        </draw:custom-shape>
        <draw:custom-shape draw:style-name="gr118" draw:text-style-name="P50" draw:layer="layout" svg:width="0.999cm" svg:height="0.999cm" svg:x="15.251cm" svg:y="8.002cm">
          <text:p/>
          <draw:enhanced-geometry svg:viewBox="0 0 21600 21600" draw:text-areas="?f4 ?f4 ?f3 ?f3" draw:type="star4" draw:modifiers="8272.8"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4" draw:text-style-name="P6" draw:layer="layout" svg:width="0.5cm" svg:height="0.5cm" svg:x="13.5cm" svg:y="9.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19" draw:text-style-name="P6" draw:layer="layout" svg:width="0.5cm" svg:height="0.5cm" svg:x="15.45cm" svg:y="12.2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0" draw:text-style-name="P6" draw:layer="layout" svg:width="0.25cm" svg:height="0.25cm" svg:x="13.3cm" svg:y="10.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2" draw:text-style-name="P6" draw:layer="layout" svg:width="0.999cm" svg:height="0.999cm" svg:x="8.301cm" svg:y="8.9cm">
          <text:p/>
          <draw:enhanced-geometry svg:viewBox="0 0 780 907" draw:type="non-primitive" draw:enhanced-path="M 390 0 L 492 276 780 228 594 457 780 679 492 631 390 907 288 631 0 679 186 457 0 228 288 276 390 0 Z N"/>
        </draw:custom-shape>
        <draw:custom-shape draw:style-name="gr40" draw:text-style-name="P6" draw:layer="layout" svg:width="0.75cm" svg:height="0.75cm" svg:x="7.05cm" svg:y="8.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5" draw:text-style-name="P6" draw:layer="layout" svg:width="0.999cm" svg:height="0.999cm" svg:x="4.801cm" svg:y="8.6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4" draw:text-style-name="P6" draw:layer="layout" svg:width="0.999cm" svg:height="0.999cm" svg:x="6.3cm" svg:y="10.6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4" draw:text-style-name="P6" draw:layer="layout" svg:width="0.25cm" svg:height="0.25cm" svg:x="13.5cm" svg:y="12.25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9" draw:text-style-name="P6" draw:layer="layout" svg:width="0.5cm" svg:height="0.5cm" svg:x="14.3cm" svg:y="9.7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7" draw:text-style-name="P6" draw:layer="layout" svg:width="0.5cm" svg:height="0.5cm" svg:x="15.05cm" svg:y="10.75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0" draw:text-style-name="P6" draw:layer="layout" svg:width="0.5cm" svg:height="0.5cm" svg:x="14.25cm" svg:y="11.0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6" draw:layer="layout" svg:width="0.25cm" svg:height="0.25cm" svg:x="13.65cm" svg:y="1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0" draw:text-style-name="P6" draw:layer="layout" svg:width="0.25cm" svg:height="0.25cm" svg:x="15.25cm" svg:y="12.75cm">
          <text:p/>
          <draw:enhanced-geometry svg:viewBox="0 0 780 907" draw:type="non-primitive" draw:enhanced-path="M 390 0 L 492 276 780 228 594 457 780 679 492 631 390 907 288 631 0 679 186 457 0 228 288 276 390 0 Z N"/>
        </draw:custom-shape>
        <draw:custom-shape draw:style-name="gr40" draw:text-style-name="P6" draw:layer="layout" svg:width="0.25cm" svg:height="0.25cm" svg:x="13.8cm" svg:y="11.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6" draw:layer="layout" svg:width="0.25cm" svg:height="0.25cm" svg:x="15cm" svg:y="13.25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4" draw:text-style-name="P6" draw:layer="layout" svg:width="0.25cm" svg:height="0.25cm" svg:x="13.95cm" svg:y="12.1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0" draw:text-style-name="P6" draw:layer="layout" svg:width="0.25cm" svg:height="0.25cm" svg:x="14.75cm" svg:y="11.75cm">
          <text:p/>
          <draw:enhanced-geometry svg:viewBox="0 0 780 907" draw:type="non-primitive" draw:enhanced-path="M 390 0 L 492 276 780 228 594 457 780 679 492 631 390 907 288 631 0 679 186 457 0 228 288 276 390 0 Z N"/>
        </draw:custom-shape>
        <draw:custom-shape draw:style-name="gr44" draw:text-style-name="P6" draw:layer="layout" svg:width="0.25cm" svg:height="0.25cm" svg:x="14cm" svg:y="11.5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0" draw:text-style-name="P6" draw:layer="layout" svg:width="0.25cm" svg:height="0.25cm" svg:x="14.7cm" svg:y="12.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6" draw:layer="layout" svg:width="0.25cm" svg:height="0.25cm" svg:x="14.95cm" svg:y="12.4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40" draw:text-style-name="P6" draw:layer="layout" svg:width="0.25cm" svg:height="0.25cm" svg:x="13.75cm" svg:y="10.25cm">
          <text:p/>
          <draw:enhanced-geometry svg:viewBox="0 0 780 907" draw:type="non-primitive" draw:enhanced-path="M 390 0 L 492 276 780 228 594 457 780 679 492 631 390 907 288 631 0 679 186 457 0 228 288 276 390 0 Z N"/>
        </draw:custom-shape>
        <draw:custom-shape draw:style-name="gr44" draw:text-style-name="P6" draw:layer="layout" svg:width="0.25cm" svg:height="0.25cm" svg:x="13.25cm" svg:y="10.25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0" draw:text-style-name="P6" draw:layer="layout" svg:width="0.25cm" svg:height="0.25cm" draw:transform="rotate (-0.273493093787512) translate (14.74cm 12.933cm)">
          <text:p/>
          <draw:enhanced-geometry svg:viewBox="0 0 780 907" draw:type="non-primitive" draw:enhanced-path="M 390 0 L 492 276 780 228 594 457 780 679 492 631 390 907 288 631 0 679 186 457 0 228 288 276 390 0 Z N"/>
        </draw:custom-shape>
        <draw:custom-shape draw:style-name="gr40" draw:text-style-name="P6" draw:layer="layout" svg:width="0.25cm" svg:height="0.25cm" draw:transform="rotate (-0.273493093787512) translate (14.386cm 12.159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4" draw:text-style-name="P6" draw:layer="layout" svg:width="0.25cm" svg:height="0.25cm" draw:transform="rotate (-0.273493093787512) translate (14.546cm 12.51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20" draw:text-style-name="P6" draw:layer="layout" svg:width="0.75cm" svg:height="0.75cm" svg:x="7.751cm" svg:y="10cm">
          <text:p/>
          <draw:enhanced-geometry svg:viewBox="0 0 21600 21600"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2" draw:text-style-name="P6" draw:layer="layout" svg:width="0.999cm" svg:height="1cm" draw:transform="rotate (-2.1846286247213) translate (8.241cm 11.683cm)">
          <text:p/>
          <draw:enhanced-geometry svg:viewBox="0 0 780 907" draw:mirror-horizontal="true" draw:type="non-primitive" draw:enhanced-path="M 390 0 L 492 276 780 228 594 457 780 679 492 631 390 907 288 631 0 679 186 457 0 228 288 276 390 0 Z N"/>
        </draw:custom-shape>
        <draw:custom-shape draw:style-name="gr40" draw:text-style-name="P6" draw:layer="layout" svg:width="0.75cm" svg:height="0.75cm" draw:transform="rotate (-2.1846286247213) translate (9.428cm 11.11cm)">
          <text:p/>
          <draw:enhanced-geometry svg:viewBox="0 0 21600 21600" draw:mirror-horizontal="true" draw:text-areas="6722 8256 14878 15460" draw:type="star5" draw:enhanced-path="M 10797 0 L 8278 8256 0 8256 6722 13405 4198 21600 10797 16580 17401 21600 14878 13405 21600 8256 13321 8256 10797 0 Z N"/>
        </draw:custom-shape>
        <draw:custom-shape draw:style-name="gr45" draw:text-style-name="P6" draw:layer="layout" svg:width="0.999cm" svg:height="1cm" draw:transform="rotate (-2.1846286247213) translate (7.184cm 9.726cm)">
          <text:p/>
          <draw:enhanced-geometry svg:viewBox="0 0 21600 21600" draw:mirror-horizontal="tru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4" draw:text-style-name="P6" draw:layer="layout" svg:width="0.999cm" svg:height="1cm" draw:transform="rotate (-2.1846286247213) translate (10.371cm 10.032cm)">
          <text:p/>
          <draw:enhanced-geometry svg:viewBox="0 0 21600 21600" draw:mirror-horizontal="true"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20" draw:text-style-name="P6" draw:layer="layout" svg:width="0.75cm" svg:height="0.75cm" draw:transform="rotate (-2.1846286247213) translate (6.086cm 10.832cm)">
          <text:p/>
          <draw:enhanced-geometry svg:viewBox="0 0 21600 21600" draw:mirror-horizontal="true" draw:text-areas="?f1 ?f2 ?f3 ?f4" draw:type="star8" draw:modifiers="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0" draw:text-style-name="P6" draw:layer="layout" svg:width="0.75cm" svg:height="0.75cm" draw:transform="rotate (0.656418331675067) translate (9.149cm 8.70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1" draw:text-style-name="P14" draw:layer="layout" svg:width="1cm" svg:height="2.75cm" draw:transform="rotate (0.592888346902474) translate (7.984cm 12.0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2" draw:text-style-name="P15" draw:layer="layout" svg:width="6cm" svg:height="1.45cm" svg:x="15cm" svg:y="14.55cm">
          <text:p text:style-name="P14">受け売りの概念</text:p>
          <draw:enhanced-geometry svg:viewBox="0 0 21600 21600" draw:glue-points="10800 0 0 10800 10800 21600 21600 10800 ?f40 ?f41" draw:text-areas="0 0 21600 21600" draw:type="rectangular-callout" draw:modifiers="1479.35344109315 -16389.8001378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3" draw:text-style-name="P34" draw:layer="layout" svg:width="3.677cm" svg:height="1.17cm" draw:transform="rotate (-0.014835298641952) translate (15.201cm 4.455cm)">
          <draw:text-box>
            <text:p>概念の深度</text:p>
          </draw:text-box>
        </draw:frame>
        <draw:g draw:style-name="gr85">
          <draw:custom-shape draw:style-name="gr124" draw:text-style-name="P51" draw:layer="layout" svg:width="5.4cm" svg:height="5.92cm" svg:x="15.85cm" svg:y="6.35cm">
            <text:p/>
            <draw:enhanced-geometry svg:viewBox="0 0 21600 21600" draw:mirror-horizontal="false" draw:mirror-vertical="false" draw:path-stretchpoint-x="10800" draw:path-stretchpoint-y="10800" draw:text-areas="?f3 ?f4 ?f5 ?f6" draw:type="round-rectangle" draw:modifiers="8342.45510090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52" draw:layer="layout" svg:width="1.75cm" svg:height="1.75cm" svg:x="19.1cm" svg:y="8.35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26" draw:text-style-name="P50" draw:layer="layout" svg:width="0.75cm" svg:height="0.75cm" svg:x="16.15cm" svg:y="11.0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27" draw:text-style-name="P53" draw:layer="layout" svg:width="0.999cm" svg:height="0.999cm" svg:x="16.85cm" svg:y="9.35cm">
            <text:p/>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128" draw:text-style-name="P54" draw:layer="layout" svg:width="1.25cm" svg:height="1.25cm" svg:x="18.1cm" svg:y="10.35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9" draw:text-style-name="P55" draw:layer="layout" svg:width="0.999cm" svg:height="0.999cm" svg:x="17.35cm" svg:y="8.101cm">
            <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30" draw:text-style-name="P34" draw:layer="layout" svg:width="1.772cm" svg:height="1.17cm" svg:x="17.85cm" svg:y="6.68cm">
            <draw:text-box>
              <text:p>自己</text:p>
            </draw:text-box>
          </draw:frame>
        </draw:g>
        <draw:custom-shape draw:style-name="gr131" draw:text-style-name="P15" draw:layer="layout" svg:width="5.763cm" svg:height="1.545cm" svg:x="18.987cm" svg:y="12.205cm">
          <text:p text:style-name="P14">腹落ちした概念</text:p>
          <draw:enhanced-geometry svg:viewBox="0 0 21600 21600" draw:glue-points="10800 0 0 10800 10800 21600 21600 10800 ?f40 ?f41" draw:text-areas="0 0 21600 21600" draw:type="rectangular-callout" draw:modifiers="2019.84732824427 -10199.22380336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laSuko Gothic One" svg:font-family="'DelaSuko Gothic One'" style:font-family-generic="swiss" style:font-pitch="variable"/>
    <style:font-face style:name="Higure Gothic Black" svg:font-family="'Higure Gothic Black'" style:font-family-generic="swiss" style:font-pitch="variable"/>
    <style:font-face style:name="IPAexゴシック" svg:font-family="IPAexゴシック"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swiss" style:font-pitch="variable"/>
    <style:font-face style:name="Noto Sans CJK JP2" svg:font-family="'Noto Sans CJK JP'"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しっぽり太ゴシックB2" svg:font-family="しっぽり太ゴシックB2" style:font-pitch="variable"/>
    <style:font-face style:name="しっぽり太ゴシックB2 OTF" svg:font-family="'しっぽり太ゴシックB2 OTF'" style:font-adornments="Bold" style:font-pitch="variable"/>
    <style:font-face style:name="しっぽり明朝B1 OTF" svg:font-family="'しっぽり明朝B1 OTF'" style:font-pitch="variable"/>
    <style:font-face style:name="しっぽり明朝B1 OTF ExtraBold" svg:font-family="'しっぽり明朝B1 OTF ExtraBold'" style:font-pitch="variable"/>
    <style:font-face style:name="はんなり明朝" svg:font-family="はんなり明朝" style:font-pitch="variable"/>
    <style:font-face style:name="コーポレートやわ明 ver3 Medium" svg:font-family="'コーポレートやわ明 ver3 Medium'" style:font-adornments="Medium" style:font-pitch="variable"/>
    <style:font-face style:name="コーポレートやわ明 ver3 Medium1" svg:font-family="'コーポレートやわ明 ver3 Medium'" style:font-pitch="variable"/>
    <style:font-face style:name="新レトロ丸ゴシック" svg:font-family="新レトロ丸ゴシック" style:font-pitch="variable"/>
    <style:font-face style:name="新レトロ丸ゴシック1" svg:font-family="新レトロ丸ゴシック" style:font-adornments="Bold" style:font-pitch="variable"/>
    <style:font-face style:name="玉ねぎ楷書激無料版v7改" svg:font-family="玉ねぎ楷書激無料版v7改" style:font-pitch="variable"/>
  </office:font-face-decls>
  <office:styles>
    <draw:gradient draw:name="Gradient_20_16" draw:display-name="Gradient 16" draw:style="linear" draw:start-color="#fff5ce" draw:end-color="#ff972f" draw:start-intensity="100%" draw:end-intensity="100%" draw:angle="90deg" draw:border="0%">
      <loext:gradient-stop svg:offset="0" loext:color-type="rgb" loext:color-value="#fff5ce"/>
      <loext:gradient-stop svg:offset="1" loext:color-type="rgb" loext:color-value="#ff972f"/>
    </draw:gradient>
    <draw:gradient draw:name="Gradient_20_23" draw:display-name="Gradient 23" draw:style="linear" draw:start-color="#ffffff" draw:end-color="#ffff6d" draw:start-intensity="100%" draw:end-intensity="100%" draw:angle="90deg" draw:border="0%">
      <loext:gradient-stop svg:offset="0" loext:color-type="rgb" loext:color-value="#ffffff"/>
      <loext:gradient-stop svg:offset="1" loext:color-type="rgb" loext:color-value="#ffff6d"/>
    </draw:gradient>
    <draw:gradient draw:name="Gradient_20_51" draw:display-name="Gradient 51" draw:style="linear" draw:start-color="#dde8cb" draw:end-color="#ff5429" draw:start-intensity="100%" draw:end-intensity="100%" draw:angle="0deg" draw:border="0%">
      <loext:gradient-stop svg:offset="0" loext:color-type="rgb" loext:color-value="#dde8cb"/>
      <loext:gradient-stop svg:offset="1" loext:color-type="rgb" loext:color-value="#ff5429"/>
    </draw:gradient>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1" draw:display-name="線の終点 1" svg:viewBox="0 0 20 20" svg:d="M0 20l10-20 10 20z"/>
    <draw:marker draw:name="線の終点_20_2" draw:display-name="線の終点 2" svg:viewBox="0 0 20 20" svg:d="M0 20l10-20 10 20z"/>
    <draw:marker draw:name="線の終点_20_3" draw:display-name="線の終点 3" svg:viewBox="0 0 20 20" svg:d="M0 20l10-20 10 20z"/>
    <draw:marker draw:name="線の終点_20_5" draw:display-name="線の終点 5" svg:viewBox="0 0 20 20" svg:d="M0 20l10-20 10 20z"/>
    <draw:stroke-dash draw:name="Dash_20_Dot_20_1" draw:display-name="Dash Dot 1"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IPAex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6:22:03.071464237</meta:creation-date>
    <dc:date>2024-09-06T14:11:20.647428206</dc:date>
    <meta:editing-duration>P29DT20H19M51S</meta:editing-duration>
    <meta:editing-cycles>36</meta:editing-cycles>
    <meta:generator>LibreOffice/7.6.7.2$Linux_X86_64 LibreOffice_project/60$Build-2</meta:generator>
    <meta:document-statistic meta:object-count="2669"/>
  </office:meta>
</office:document-meta>
</file>